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eam stopped by user.</text:p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316 <text:s text:c="2"/>-0.938 <text:s text:c="3"/>0.121 | <text:s text:c="2"/>-82.4 <text:s text:c="2"/>-18.2 <text:s text:c="2"/>130.1</text:p>
      <text:p text:style-name="Standard"><text:s text:c="3"/>0.000 | 2 <text:s/>| <text:s text:c="3"/>0.276 <text:s text:c="3"/>0.972 <text:s text:c="3"/>0.098 | <text:s text:c="3"/>83.6 <text:s text:c="2"/>-15.9 <text:s text:c="4"/>3.0</text:p>
      <text:p text:style-name="Standard"><text:s text:c="3"/>0.000 | 3 <text:s/>| <text:s text:c="3"/>0.986 <text:s text:c="2"/>-0.032 <text:s text:c="3"/>0.259 | <text:s text:c="3"/>-5.8 <text:s text:c="2"/>-74.0 <text:s/>-167.0</text:p>
      <text:p text:style-name="Standard"><text:s text:c="3"/>0.000 | 4 <text:s/>| <text:s text:c="3"/>1.010 <text:s text:c="2"/>-0.014 <text:s text:c="3"/>0.005 | <text:s text:c="2"/>-58.4 <text:s text:c="2"/>-85.2 <text:s/>-150.7</text:p>
      <text:p text:style-name="Standard"><text:s text:c="3"/>0.000 | 5 <text:s/>| <text:s text:c="3"/>1.017 <text:s text:c="2"/>-0.087 <text:s text:c="2"/>-0.152 | <text:s/>-149.7 <text:s text:c="2"/>-79.3 <text:s text:c="2"/>-21.5</text:p>
      <text:p text:style-name="Standard"><text:s text:c="3"/>0.034 | 0 <text:s/>| <text:s text:c="8"/>Comm Error <text:s text:c="8"/>| <text:s text:c="11"/>- <text:s text:c="10"/></text:p>
      <text:p text:style-name="Standard"><text:s text:c="3"/>0.034 | 1 <text:s/>| <text:s text:c="3"/>0.313 <text:s text:c="2"/>-0.936 <text:s text:c="3"/>0.122 | <text:s text:c="2"/>-82.4 <text:s text:c="2"/>-18.2 <text:s text:c="2"/>130.0</text:p>
      <text:p text:style-name="Standard"><text:s text:c="3"/>0.034 | 2 <text:s/>| <text:s text:c="3"/>0.275 <text:s text:c="3"/>0.971 <text:s text:c="3"/>0.097 | <text:s text:c="3"/>83.6 <text:s text:c="2"/>-15.9 <text:s text:c="4"/>3.0</text:p>
      <text:p text:style-name="Standard"><text:s text:c="3"/>0.034 | 3 <text:s/>| <text:s text:c="3"/>0.986 <text:s text:c="2"/>-0.024 <text:s text:c="3"/>0.271 | <text:s text:c="3"/>-5.9 <text:s text:c="2"/>-74.0 <text:s/>-166.9</text:p>
      <text:p text:style-name="Standard"><text:s text:c="3"/>0.034 | 4 <text:s/>| <text:s text:c="3"/>1.009 <text:s text:c="2"/>-0.010 <text:s text:c="3"/>0.006 | <text:s text:c="2"/>-57.1 <text:s text:c="2"/>-85.2 <text:s/>-152.2</text:p>
      <text:p text:style-name="Standard"><text:s text:c="3"/>0.034 | 5 <text:s/>| <text:s text:c="3"/>1.016 <text:s text:c="2"/>-0.083 <text:s text:c="2"/>-0.162 | <text:s/>-150.1 <text:s text:c="2"/>-79.2 <text:s text:c="2"/>-21.2</text:p>
      <text:p text:style-name="Standard"><text:s text:c="3"/>0.069 | 0 <text:s/>| <text:s text:c="8"/>Comm Error <text:s text:c="8"/>| <text:s text:c="11"/>- <text:s text:c="10"/></text:p>
      <text:p text:style-name="Standard"><text:s text:c="3"/>0.069 | 1 <text:s/>| <text:s text:c="3"/>0.315 <text:s text:c="2"/>-0.936 <text:s text:c="3"/>0.121 | <text:s text:c="2"/>-82.4 <text:s text:c="2"/>-18.2 <text:s text:c="2"/>130.0</text:p>
      <text:p text:style-name="Standard"><text:s text:c="3"/>0.069 | 2 <text:s/>| <text:s text:c="3"/>0.276 <text:s text:c="3"/>0.965 <text:s text:c="3"/>0.098 | <text:s text:c="3"/>83.7 <text:s text:c="2"/>-15.9 <text:s text:c="4"/>3.0</text:p>
      <text:p text:style-name="Standard"><text:s text:c="3"/>0.069 | 3 <text:s/>| <text:s text:c="3"/>0.989 <text:s text:c="2"/>-0.026 <text:s text:c="3"/>0.269 | <text:s text:c="3"/>-5.9 <text:s text:c="2"/>-74.0 <text:s/>-166.9</text:p>
      <text:p text:style-name="Standard"><text:s text:c="3"/>0.069 | 4 <text:s/>| <text:s text:c="3"/>1.008 <text:s text:c="2"/>-0.017 <text:s text:c="3"/>0.007 | <text:s text:c="2"/>-56.5 <text:s text:c="2"/>-85.2 <text:s/>-154.1</text:p>
      <text:p text:style-name="Standard"><text:s text:c="3"/>0.069 | 5 <text:s/>| <text:s text:c="3"/>1.016 <text:s text:c="2"/>-0.083 <text:s text:c="2"/>-0.146 | <text:s/>-150.1 <text:s text:c="2"/>-79.3 <text:s text:c="2"/>-21.2</text:p>
      <text:p text:style-name="Standard"><text:s text:c="3"/>0.103 | 0 <text:s/>| <text:s text:c="8"/>Comm Error <text:s text:c="8"/>| <text:s text:c="11"/>- <text:s text:c="10"/></text:p>
      <text:p text:style-name="Standard"><text:s text:c="3"/>0.103 | 1 <text:s/>| <text:s text:c="3"/>0.316 <text:s text:c="2"/>-0.943 <text:s text:c="3"/>0.121 | <text:s text:c="2"/>-82.3 <text:s text:c="2"/>-18.2 <text:s text:c="2"/>130.1</text:p>
      <text:p text:style-name="Standard"><text:s text:c="3"/>0.103 | 2 <text:s/>| <text:s text:c="3"/>0.272 <text:s text:c="3"/>0.966 <text:s text:c="3"/>0.103 | <text:s text:c="3"/>83.7 <text:s text:c="2"/>-15.9 <text:s text:c="4"/>3.0</text:p>
      <text:p text:style-name="Standard"><text:s text:c="3"/>0.103 | 3 <text:s/>| <text:s text:c="3"/>0.988 <text:s text:c="2"/>-0.026 <text:s text:c="3"/>0.264 | <text:s text:c="3"/>-6.0 <text:s text:c="2"/>-74.0 <text:s/>-166.8</text:p>
      <text:p text:style-name="Standard"><text:s text:c="3"/>0.103 | 4 <text:s/>| <text:s text:c="3"/>1.009 <text:s text:c="2"/>-0.006 <text:s text:c="3"/>0.001 | <text:s text:c="2"/>-56.7 <text:s text:c="2"/>-85.2 <text:s/>-153.1</text:p>
      <text:p text:style-name="Standard"><text:s text:c="3"/>0.103 | 5 <text:s/>| <text:s text:c="3"/>1.018 <text:s text:c="2"/>-0.088 <text:s text:c="2"/>-0.152 | <text:s/>-149.7 <text:s text:c="2"/>-79.3 <text:s text:c="2"/>-21.5</text:p>
      <text:p text:style-name="Standard"><text:s text:c="3"/>0.137 | 0 <text:s/>| <text:s text:c="8"/>Comm Error <text:s text:c="8"/>| <text:s text:c="11"/>- <text:s text:c="10"/></text:p>
      <text:p text:style-name="Standard"><text:s text:c="3"/>0.137 | 1 <text:s/>| <text:s text:c="3"/>0.313 <text:s text:c="2"/>-0.943 <text:s text:c="3"/>0.116 | <text:s text:c="2"/>-82.3 <text:s text:c="2"/>-18.1 <text:s text:c="2"/>130.2</text:p>
      <text:p text:style-name="Standard"><text:s text:c="3"/>0.137 | 2 <text:s/>| <text:s text:c="3"/>0.272 <text:s text:c="3"/>0.966 <text:s text:c="3"/>0.110 | <text:s text:c="3"/>83.6 <text:s text:c="2"/>-15.8 <text:s text:c="4"/>3.1</text:p>
      <text:p text:style-name="Standard"><text:s text:c="3"/>0.137 | 3 <text:s/>| <text:s text:c="3"/>0.986 <text:s text:c="2"/>-0.024 <text:s text:c="3"/>0.266 | <text:s text:c="3"/>-6.0 <text:s text:c="2"/>-74.1 <text:s/>-166.8</text:p>
      <text:p text:style-name="Standard"><text:s text:c="3"/>0.137 | 4 <text:s/>| <text:s text:c="3"/>1.008 <text:s text:c="2"/>-0.020 <text:s text:c="3"/>0.009 | <text:s text:c="2"/>-56.1 <text:s text:c="2"/>-85.2 <text:s/>-155.0</text:p>
      <text:p text:style-name="Standard"><text:s text:c="3"/>0.137 | 5 <text:s/>| <text:s text:c="3"/>1.017 <text:s text:c="2"/>-0.085 <text:s text:c="2"/>-0.157 | <text:s/>-149.7 <text:s text:c="2"/>-79.3 <text:s text:c="2"/>-21.5</text:p>
      <text:p text:style-name="Standard"><text:s text:c="3"/>0.172 | 0 <text:s/>| <text:s text:c="8"/>Comm Error <text:s text:c="8"/>| <text:s text:c="11"/>- <text:s text:c="10"/></text:p>
      <text:p text:style-name="Standard"><text:s text:c="3"/>0.172 | 1 <text:s/>| <text:s text:c="3"/>0.311 <text:s text:c="2"/>-0.939 <text:s text:c="3"/>0.114 | <text:s text:c="2"/>-82.4 <text:s text:c="2"/>-18.1 <text:s text:c="2"/>130.3</text:p>
      <text:p text:style-name="Standard"><text:s text:c="3"/>0.172 | 2 <text:s/>| <text:s text:c="3"/>0.282 <text:s text:c="3"/>0.969 <text:s text:c="3"/>0.104 | <text:s text:c="3"/>83.6 <text:s text:c="2"/>-15.9 <text:s text:c="4"/>3.1</text:p>
      <text:p text:style-name="Standard"><text:s text:c="3"/>0.172 | 3 <text:s/>| <text:s text:c="3"/>0.986 <text:s text:c="2"/>-0.028 <text:s text:c="3"/>0.268 | <text:s text:c="3"/>-6.1 <text:s text:c="2"/>-74.1 <text:s/>-166.7</text:p>
      <text:p text:style-name="Standard"><text:s text:c="3"/>0.172 | 4 <text:s/>| <text:s text:c="3"/>1.007 <text:s text:c="2"/>-0.010 <text:s text:c="3"/>0.008 | <text:s text:c="2"/>-54.3 <text:s text:c="2"/>-85.2 <text:s/>-157.5</text:p>
      <text:p text:style-name="Standard"><text:soft-page-break/><text:s text:c="3"/>0.172 | 5 <text:s/>| <text:s text:c="3"/>1.015 <text:s text:c="2"/>-0.087 <text:s text:c="2"/>-0.147 | <text:s/>-149.7 <text:s text:c="2"/>-79.3 <text:s text:c="2"/>-21.5</text:p>
      <text:p text:style-name="Standard"><text:s text:c="3"/>0.206 | 0 <text:s/>| <text:s text:c="8"/>Comm Error <text:s text:c="8"/>| <text:s text:c="11"/>- <text:s text:c="10"/></text:p>
      <text:p text:style-name="Standard"><text:s text:c="3"/>0.206 | 1 <text:s/>| <text:s text:c="3"/>0.313 <text:s text:c="2"/>-0.938 <text:s text:c="3"/>0.112 | <text:s text:c="2"/>-82.4 <text:s text:c="2"/>-18.1 <text:s text:c="2"/>130.4</text:p>
      <text:p text:style-name="Standard"><text:s text:c="3"/>0.206 | 2 <text:s/>| <text:s text:c="3"/>0.279 <text:s text:c="3"/>0.964 <text:s text:c="3"/>0.098 | <text:s text:c="3"/>83.7 <text:s text:c="2"/>-15.9 <text:s text:c="4"/>3.1</text:p>
      <text:p text:style-name="Standard"><text:s text:c="3"/>0.206 | 3 <text:s/>| <text:s text:c="3"/>0.990 <text:s text:c="2"/>-0.026 <text:s text:c="3"/>0.267 | <text:s text:c="3"/>-6.1 <text:s text:c="2"/>-74.1 <text:s/>-166.6</text:p>
      <text:p text:style-name="Standard"><text:s text:c="3"/>0.206 | 4 <text:s/>| <text:s text:c="3"/>1.008 <text:s text:c="2"/>-0.007 <text:s text:c="3"/>0.007 | <text:s text:c="2"/>-52.9 <text:s text:c="2"/>-85.2 <text:s/>-159.2</text:p>
      <text:p text:style-name="Standard"><text:s text:c="3"/>0.206 | 5 <text:s/>| <text:s text:c="3"/>1.014 <text:s text:c="2"/>-0.086 <text:s text:c="2"/>-0.138 | <text:s/>-149.3 <text:s text:c="2"/>-79.3 <text:s text:c="2"/>-21.9</text:p>
      <text:p text:style-name="Standard"><text:s text:c="3"/>0.241 | 0 <text:s/>| <text:s text:c="8"/>Comm Error <text:s text:c="8"/>| <text:s text:c="11"/>- <text:s text:c="10"/></text:p>
      <text:p text:style-name="Standard"><text:s text:c="3"/>0.241 | 1 <text:s/>| <text:s text:c="3"/>0.310 <text:s text:c="2"/>-0.947 <text:s text:c="3"/>0.114 | <text:s text:c="2"/>-82.5 <text:s text:c="2"/>-18.0 <text:s text:c="2"/>130.4</text:p>
      <text:p text:style-name="Standard"><text:s text:c="3"/>0.241 | 2 <text:s/>| <text:s text:c="3"/>0.281 <text:s text:c="3"/>0.965 <text:s text:c="3"/>0.095 | <text:s text:c="3"/>83.8 <text:s text:c="2"/>-15.9 <text:s text:c="4"/>3.1</text:p>
      <text:p text:style-name="Standard"><text:s text:c="3"/>0.241 | 3 <text:s/>| <text:s text:c="3"/>0.990 <text:s text:c="2"/>-0.028 <text:s text:c="3"/>0.263 | <text:s text:c="3"/>-6.2 <text:s text:c="2"/>-74.1 <text:s/>-166.5</text:p>
      <text:p text:style-name="Standard"><text:s text:c="3"/>0.241 | 4 <text:s/>| <text:s text:c="3"/>1.010 <text:s text:c="2"/>-0.013 <text:s text:c="3"/>0.004 | <text:s text:c="2"/>-53.2 <text:s text:c="2"/>-85.2 <text:s/>-159.1</text:p>
      <text:p text:style-name="Standard"><text:s text:c="3"/>0.241 | 5 <text:s/>| <text:s text:c="3"/>1.018 <text:s text:c="2"/>-0.085 <text:s text:c="2"/>-0.144 | <text:s/>-149.2 <text:s text:c="2"/>-79.4 <text:s text:c="2"/>-22.0</text:p>
      <text:p text:style-name="Standard"><text:s text:c="3"/>0.275 | 0 <text:s/>| <text:s text:c="8"/>Comm Error <text:s text:c="8"/>| <text:s text:c="11"/>- <text:s text:c="10"/></text:p>
      <text:p text:style-name="Standard"><text:s text:c="3"/>0.275 | 1 <text:s/>| <text:s text:c="3"/>0.307 <text:s text:c="2"/>-0.945 <text:s text:c="3"/>0.111 | <text:s text:c="2"/>-82.6 <text:s text:c="2"/>-17.9 <text:s text:c="2"/>130.5</text:p>
      <text:p text:style-name="Standard"><text:s text:c="3"/>0.275 | 2 <text:s/>| <text:s text:c="3"/>0.280 <text:s text:c="3"/>0.965 <text:s text:c="3"/>0.094 | <text:s text:c="3"/>83.8 <text:s text:c="2"/>-15.9 <text:s text:c="4"/>3.1</text:p>
      <text:p text:style-name="Standard"><text:s text:c="3"/>0.275 | 3 <text:s/>| <text:s text:c="3"/>0.989 <text:s text:c="2"/>-0.028 <text:s text:c="3"/>0.265 | <text:s text:c="3"/>-6.3 <text:s text:c="2"/>-74.2 <text:s/>-166.4</text:p>
      <text:p text:style-name="Standard"><text:s text:c="3"/>0.275 | 4 <text:s/>| <text:s text:c="3"/>1.012 <text:s text:c="2"/>-0.014 <text:s text:c="3"/>0.002 | <text:s text:c="2"/>-54.0 <text:s text:c="2"/>-85.2 <text:s/>-157.3</text:p>
      <text:p text:style-name="Standard"><text:s text:c="3"/>0.275 | 5 <text:s/>| <text:s text:c="3"/>1.017 <text:s text:c="2"/>-0.084 <text:s text:c="2"/>-0.167 | <text:s/>-149.6 <text:s text:c="2"/>-79.3 <text:s text:c="2"/>-21.6</text:p>
      <text:p text:style-name="Standard"><text:s text:c="3"/>0.309 | 0 <text:s/>| <text:s text:c="8"/>Comm Error <text:s text:c="8"/>| <text:s text:c="11"/>- <text:s text:c="10"/></text:p>
      <text:p text:style-name="Standard"><text:s text:c="3"/>0.309 | 1 <text:s/>| <text:s text:c="3"/>0.305 <text:s text:c="2"/>-0.939 <text:s text:c="3"/>0.114 | <text:s text:c="2"/>-82.6 <text:s text:c="2"/>-17.9 <text:s text:c="2"/>130.6</text:p>
      <text:p text:style-name="Standard"><text:s text:c="3"/>0.309 | 2 <text:s/>| <text:s text:c="3"/>0.281 <text:s text:c="3"/>0.966 <text:s text:c="3"/>0.100 | <text:s text:c="3"/>83.8 <text:s text:c="2"/>-16.0 <text:s text:c="4"/>3.1</text:p>
      <text:p text:style-name="Standard"><text:s text:c="3"/>0.309 | 3 <text:s/>| <text:s text:c="3"/>0.992 <text:s text:c="2"/>-0.026 <text:s text:c="3"/>0.266 | <text:s text:c="3"/>-6.4 <text:s text:c="2"/>-74.2 <text:s/>-166.3</text:p>
      <text:p text:style-name="Standard"><text:s text:c="3"/>0.309 | 4 <text:s/>| <text:s text:c="3"/>1.008 <text:s text:c="2"/>-0.005 <text:s text:c="2"/>-0.001 | <text:s text:c="2"/>-56.2 <text:s text:c="2"/>-85.2 <text:s/>-155.0</text:p>
      <text:p text:style-name="Standard"><text:s text:c="3"/>0.309 | 5 <text:s/>| <text:s text:c="3"/>1.018 <text:s text:c="2"/>-0.085 <text:s text:c="2"/>-0.155 | <text:s/>-149.9 <text:s text:c="2"/>-79.3 <text:s text:c="2"/>-21.4</text:p>
      <text:p text:style-name="Standard"><text:s text:c="3"/>0.343 | 0 <text:s/>| <text:s text:c="8"/>Comm Error <text:s text:c="8"/>| <text:s text:c="11"/>- <text:s text:c="10"/></text:p>
      <text:p text:style-name="Standard"><text:s text:c="3"/>0.343 | 1 <text:s/>| <text:s text:c="3"/>0.315 <text:s text:c="2"/>-0.938 <text:s text:c="3"/>0.117 | <text:s text:c="2"/>-82.6 <text:s text:c="2"/>-17.9 <text:s text:c="2"/>130.7</text:p>
      <text:p text:style-name="Standard"><text:s text:c="3"/>0.343 | 2 <text:s/>| <text:s text:c="3"/>0.280 <text:s text:c="3"/>0.963 <text:s text:c="3"/>0.107 | <text:s text:c="3"/>83.8 <text:s text:c="2"/>-16.0 <text:s text:c="4"/>3.2</text:p>
      <text:p text:style-name="Standard"><text:s text:c="3"/>0.343 | 3 <text:s/>| <text:s text:c="3"/>0.994 <text:s text:c="2"/>-0.030 <text:s text:c="3"/>0.270 | <text:s text:c="3"/>-6.5 <text:s text:c="2"/>-74.2 <text:s/>-166.2</text:p>
      <text:p text:style-name="Standard"><text:s text:c="3"/>0.343 | 4 <text:s/>| <text:s text:c="3"/>1.010 <text:s text:c="2"/>-0.021 <text:s text:c="3"/>0.005 | <text:s text:c="2"/>-56.6 <text:s text:c="2"/>-85.2 <text:s/>-154.5</text:p>
      <text:p text:style-name="Standard"><text:s text:c="3"/>0.343 | 5 <text:s/>| <text:s text:c="3"/>1.017 <text:s text:c="2"/>-0.083 <text:s text:c="2"/>-0.151 | <text:s/>-149.7 <text:s text:c="2"/>-79.3 <text:s text:c="2"/>-21.5</text:p>
      <text:p text:style-name="Standard"><text:s text:c="3"/>0.378 | 0 <text:s/>| <text:s text:c="8"/>Comm Error <text:s text:c="8"/>| <text:s text:c="11"/>- <text:s text:c="10"/></text:p>
      <text:p text:style-name="Standard"><text:s text:c="3"/>0.378 | 1 <text:s/>| <text:s text:c="3"/>0.315 <text:s text:c="2"/>-0.943 <text:s text:c="3"/>0.119 | <text:s text:c="2"/>-82.6 <text:s text:c="2"/>-17.9 <text:s text:c="2"/>130.6</text:p>
      <text:p text:style-name="Standard"><text:s text:c="3"/>0.378 | 2 <text:s/>| <text:s text:c="3"/>0.278 <text:s text:c="3"/>0.965 <text:s text:c="3"/>0.108 | <text:s text:c="3"/>83.7 <text:s text:c="2"/>-16.0 <text:s text:c="4"/>3.3</text:p>
      <text:p text:style-name="Standard"><text:s text:c="3"/>0.378 | 3 <text:s/>| <text:s text:c="3"/>0.991 <text:s text:c="2"/>-0.030 <text:s text:c="3"/>0.266 | <text:s text:c="3"/>-6.6 <text:s text:c="2"/>-74.2 <text:s/>-166.0</text:p>
      <text:p text:style-name="Standard"><text:s text:c="3"/>0.378 | 4 <text:s/>| <text:s text:c="3"/>1.012 <text:s text:c="2"/>-0.021 <text:s text:c="3"/>0.010 | <text:s text:c="2"/>-56.9 <text:s text:c="2"/>-85.2 <text:s/>-155.3</text:p>
      <text:p text:style-name="Standard"><text:s text:c="3"/>0.378 | 5 <text:s/>| <text:s text:c="3"/>1.015 <text:s text:c="2"/>-0.083 <text:s text:c="2"/>-0.151 | <text:s/>-149.7 <text:s text:c="2"/>-79.3 <text:s text:c="2"/>-21.4</text:p>
      <text:p text:style-name="Standard"><text:s text:c="3"/>0.412 | 0 <text:s/>| <text:s text:c="8"/>Comm Error <text:s text:c="8"/>| <text:s text:c="11"/>- <text:s text:c="10"/></text:p>
      <text:p text:style-name="Standard"><text:s text:c="3"/>0.412 | 1 <text:s/>| <text:s text:c="3"/>0.313 <text:s text:c="2"/>-0.947 <text:s text:c="3"/>0.123 | <text:s text:c="2"/>-82.6 <text:s text:c="2"/>-17.9 <text:s text:c="2"/>130.6</text:p>
      <text:p text:style-name="Standard"><text:s text:c="3"/>0.412 | 2 <text:s/>| <text:s text:c="3"/>0.287 <text:s text:c="3"/>0.965 <text:s text:c="3"/>0.102 | <text:s text:c="3"/>83.7 <text:s text:c="2"/>-16.1 <text:s text:c="4"/>3.4</text:p>
      <text:p text:style-name="Standard"><text:s text:c="3"/>0.412 | 3 <text:s/>| <text:s text:c="3"/>0.988 <text:s text:c="2"/>-0.028 <text:s text:c="3"/>0.256 | <text:s text:c="3"/>-6.7 <text:s text:c="2"/>-74.2 <text:s/>-165.9</text:p>
      <text:p text:style-name="Standard"><text:s text:c="3"/>0.412 | 4 <text:s/>| <text:s text:c="3"/>1.008 <text:s text:c="2"/>-0.011 <text:s text:c="3"/>0.005 | <text:s text:c="2"/>-56.6 <text:s text:c="2"/>-85.2 <text:s/>-155.5</text:p>
      <text:p text:style-name="Standard"><text:s text:c="3"/>0.412 | 5 <text:s/>| <text:s text:c="3"/>1.017 <text:s text:c="2"/>-0.086 <text:s text:c="2"/>-0.149 | <text:s/>-149.6 <text:s text:c="2"/>-79.3 <text:s text:c="2"/>-21.5</text:p>
      <text:p text:style-name="Standard"><text:s text:c="3"/>0.446 | 0 <text:s/>| <text:s text:c="8"/>Comm Error <text:s text:c="8"/>| <text:s text:c="11"/>- <text:s text:c="10"/></text:p>
      <text:p text:style-name="Standard"><text:s text:c="3"/>0.446 | 1 <text:s/>| <text:s text:c="3"/>0.314 <text:s text:c="2"/>-0.942 <text:s text:c="3"/>0.125 | <text:s text:c="2"/>-82.5 <text:s text:c="2"/>-18.0 <text:s text:c="2"/>130.6</text:p>
      <text:p text:style-name="Standard"><text:s text:c="3"/>0.446 | 2 <text:s/>| <text:s text:c="3"/>0.285 <text:s text:c="3"/>0.967 <text:s text:c="3"/>0.098 | <text:s text:c="3"/>83.7 <text:s text:c="2"/>-16.1 <text:s text:c="4"/>3.4</text:p>
      <text:p text:style-name="Standard"><text:s text:c="3"/>0.446 | 3 <text:s/>| <text:s text:c="3"/>0.989 <text:s text:c="2"/>-0.029 <text:s text:c="3"/>0.253 | <text:s text:c="3"/>-6.8 <text:s text:c="2"/>-74.3 <text:s/>-165.8</text:p>
      <text:p text:style-name="Standard"><text:s text:c="3"/>0.446 | 4 <text:s/>| <text:s text:c="3"/>1.007 <text:s text:c="2"/>-0.014 <text:s text:c="3"/>0.009 | <text:s text:c="2"/>-55.2 <text:s text:c="2"/>-85.2 <text:s/>-158.4</text:p>
      <text:p text:style-name="Standard"><text:s text:c="3"/>0.446 | 5 <text:s/>| <text:s text:c="3"/>1.017 <text:s text:c="2"/>-0.084 <text:s text:c="2"/>-0.152 | <text:s/>-149.6 <text:s text:c="2"/>-79.3 <text:s text:c="2"/>-21.6</text:p>
      <text:p text:style-name="Standard"><text:soft-page-break/><text:s text:c="3"/>0.480 | 0 <text:s/>| <text:s text:c="8"/>Comm Error <text:s text:c="8"/>| <text:s text:c="11"/>- <text:s text:c="10"/></text:p>
      <text:p text:style-name="Standard"><text:s text:c="3"/>0.480 | 1 <text:s/>| <text:s text:c="3"/>0.313 <text:s text:c="2"/>-0.940 <text:s text:c="3"/>0.126 | <text:s text:c="2"/>-82.4 <text:s text:c="2"/>-18.0 <text:s text:c="2"/>130.6</text:p>
      <text:p text:style-name="Standard"><text:s text:c="3"/>0.480 | 2 <text:s/>| <text:s text:c="3"/>0.285 <text:s text:c="3"/>0.964 <text:s text:c="3"/>0.092 | <text:s text:c="3"/>83.7 <text:s text:c="2"/>-16.2 <text:s text:c="4"/>3.3</text:p>
      <text:p text:style-name="Standard"><text:s text:c="3"/>0.480 | 3 <text:s/>| <text:s text:c="3"/>0.992 <text:s text:c="2"/>-0.027 <text:s text:c="3"/>0.258 | <text:s text:c="3"/>-6.8 <text:s text:c="2"/>-74.3 <text:s/>-165.8</text:p>
      <text:p text:style-name="Standard"><text:s text:c="3"/>0.480 | 4 <text:s/>| <text:s text:c="3"/>1.008 <text:s text:c="2"/>-0.013 <text:s text:c="3"/>0.008 | <text:s text:c="2"/>-53.5 <text:s text:c="2"/>-85.2 <text:s/>-159.8</text:p>
      <text:p text:style-name="Standard"><text:s text:c="3"/>0.480 | 5 <text:s/>| <text:s text:c="3"/>1.016 <text:s text:c="2"/>-0.087 <text:s text:c="2"/>-0.150 | <text:s/>-149.5 <text:s text:c="2"/>-79.3 <text:s text:c="2"/>-21.7</text:p>
      <text:p text:style-name="Standard"><text:s text:c="3"/>0.514 | 0 <text:s/>| <text:s text:c="8"/>Comm Error <text:s text:c="8"/>| <text:s text:c="11"/>- <text:s text:c="10"/></text:p>
      <text:p text:style-name="Standard"><text:s text:c="3"/>0.514 | 1 <text:s/>| <text:s text:c="3"/>0.309 <text:s text:c="2"/>-0.943 <text:s text:c="3"/>0.124 | <text:s text:c="2"/>-82.4 <text:s text:c="2"/>-18.0 <text:s text:c="2"/>130.6</text:p>
      <text:p text:style-name="Standard"><text:s text:c="3"/>0.514 | 2 <text:s/>| <text:s text:c="3"/>0.282 <text:s text:c="3"/>0.966 <text:s text:c="3"/>0.098 | <text:s text:c="3"/>83.8 <text:s text:c="2"/>-16.2 <text:s text:c="4"/>3.3</text:p>
      <text:p text:style-name="Standard"><text:s text:c="3"/>0.514 | 3 <text:s/>| <text:s text:c="3"/>0.988 <text:s text:c="2"/>-0.027 <text:s text:c="3"/>0.257 | <text:s text:c="3"/>-6.8 <text:s text:c="2"/>-74.4 <text:s/>-165.9</text:p>
      <text:p text:style-name="Standard"><text:s text:c="3"/>0.514 | 4 <text:s/>| <text:s text:c="3"/>1.009 <text:s text:c="2"/>-0.017 <text:s text:c="3"/>0.008 | <text:s text:c="2"/>-54.0 <text:s text:c="2"/>-85.2 <text:s/>-159.3</text:p>
      <text:p text:style-name="Standard"><text:s text:c="3"/>0.514 | 5 <text:s/>| <text:s text:c="3"/>1.018 <text:s text:c="2"/>-0.083 <text:s text:c="2"/>-0.139 | <text:s/>-149.3 <text:s text:c="2"/>-79.4 <text:s text:c="2"/>-21.9</text:p>
      <text:p text:style-name="Standard"><text:s text:c="3"/>0.548 | 0 <text:s/>| <text:s text:c="8"/>Comm Error <text:s text:c="8"/>| <text:s text:c="11"/>- <text:s text:c="10"/></text:p>
      <text:p text:style-name="Standard"><text:s text:c="3"/>0.548 | 1 <text:s/>| <text:s text:c="3"/>0.305 <text:s text:c="2"/>-0.945 <text:s text:c="3"/>0.123 | <text:s text:c="2"/>-82.3 <text:s text:c="2"/>-18.0 <text:s text:c="2"/>130.7</text:p>
      <text:p text:style-name="Standard"><text:s text:c="3"/>0.548 | 2 <text:s/>| <text:s text:c="3"/>0.279 <text:s text:c="3"/>0.967 <text:s text:c="3"/>0.102 | <text:s text:c="3"/>83.8 <text:s text:c="2"/>-16.2 <text:s text:c="4"/>3.3</text:p>
      <text:p text:style-name="Standard"><text:s text:c="3"/>0.548 | 3 <text:s/>| <text:s text:c="3"/>0.989 <text:s text:c="2"/>-0.033 <text:s text:c="3"/>0.256 | <text:s text:c="3"/>-6.8 <text:s text:c="2"/>-74.4 <text:s/>-165.8</text:p>
      <text:p text:style-name="Standard"><text:s text:c="3"/>0.548 | 4 <text:s/>| <text:s text:c="3"/>1.010 <text:s text:c="2"/>-0.010 <text:s text:c="3"/>0.002 | <text:s text:c="2"/>-54.5 <text:s text:c="2"/>-85.2 <text:s/>-158.1</text:p>
      <text:p text:style-name="Standard"><text:s text:c="3"/>0.548 | 5 <text:s/>| <text:s text:c="3"/>1.018 <text:s text:c="2"/>-0.089 <text:s text:c="2"/>-0.156 | <text:s/>-149.3 <text:s text:c="2"/>-79.4 <text:s text:c="2"/>-21.9</text:p>
      <text:p text:style-name="Standard"><text:s text:c="3"/>0.582 | 0 <text:s/>| <text:s text:c="8"/>Comm Error <text:s text:c="8"/>| <text:s text:c="11"/>- <text:s text:c="10"/></text:p>
      <text:p text:style-name="Standard"><text:s text:c="3"/>0.582 | 1 <text:s/>| <text:s text:c="3"/>0.302 <text:s text:c="2"/>-0.946 <text:s text:c="3"/>0.122 | <text:s text:c="2"/>-82.3 <text:s text:c="2"/>-18.0 <text:s text:c="2"/>130.7</text:p>
      <text:p text:style-name="Standard"><text:s text:c="3"/>0.582 | 2 <text:s/>| <text:s text:c="3"/>0.278 <text:s text:c="3"/>0.965 <text:s text:c="3"/>0.100 | <text:s text:c="3"/>83.8 <text:s text:c="2"/>-16.2 <text:s text:c="4"/>3.3</text:p>
      <text:p text:style-name="Standard"><text:s text:c="3"/>0.582 | 3 <text:s/>| <text:s text:c="3"/>0.991 <text:s text:c="2"/>-0.032 <text:s text:c="3"/>0.259 | <text:s text:c="3"/>-6.9 <text:s text:c="2"/>-74.4 <text:s/>-165.8</text:p>
      <text:p text:style-name="Standard"><text:s text:c="3"/>0.582 | 4 <text:s/>| <text:s text:c="3"/>1.010 <text:s text:c="2"/>-0.015 <text:s text:c="3"/>0.006 | <text:s text:c="2"/>-54.6 <text:s text:c="2"/>-85.2 <text:s/>-158.0</text:p>
      <text:p text:style-name="Standard"><text:s text:c="3"/>0.582 | 5 <text:s/>| <text:s text:c="3"/>1.017 <text:s text:c="2"/>-0.086 <text:s text:c="2"/>-0.149 | <text:s/>-149.6 <text:s text:c="2"/>-79.3 <text:s text:c="2"/>-21.7</text:p>
      <text:p text:style-name="Standard"><text:s text:c="3"/>0.616 | 0 <text:s/>| <text:s text:c="8"/>Comm Error <text:s text:c="8"/>| <text:s text:c="11"/>- <text:s text:c="10"/></text:p>
      <text:p text:style-name="Standard"><text:s text:c="3"/>0.616 | 1 <text:s/>| <text:s text:c="3"/>0.301 <text:s text:c="2"/>-0.945 <text:s text:c="3"/>0.119 | <text:s text:c="2"/>-82.3 <text:s text:c="2"/>-17.9 <text:s text:c="2"/>130.7</text:p>
      <text:p text:style-name="Standard"><text:s text:c="3"/>0.616 | 2 <text:s/>| <text:s text:c="3"/>0.278 <text:s text:c="3"/>0.962 <text:s text:c="3"/>0.097 | <text:s text:c="3"/>83.8 <text:s text:c="2"/>-16.1 <text:s text:c="4"/>3.2</text:p>
      <text:p text:style-name="Standard"><text:s text:c="3"/>0.616 | 3 <text:s/>| <text:s text:c="3"/>0.991 <text:s text:c="2"/>-0.028 <text:s text:c="3"/>0.260 | <text:s text:c="3"/>-6.8 <text:s text:c="2"/>-74.4 <text:s/>-166.0</text:p>
      <text:p text:style-name="Standard"><text:s text:c="3"/>0.616 | 4 <text:s/>| <text:s text:c="3"/>1.010 <text:s text:c="2"/>-0.012 <text:s text:c="3"/>0.007 | <text:s text:c="2"/>-53.9 <text:s text:c="2"/>-85.2 <text:s/>-158.9</text:p>
      <text:p text:style-name="Standard"><text:s text:c="3"/>0.616 | 5 <text:s/>| <text:s text:c="3"/>1.015 <text:s text:c="2"/>-0.082 <text:s text:c="2"/>-0.151 | <text:s/>-149.6 <text:s text:c="2"/>-79.3 <text:s text:c="2"/>-21.7</text:p>
      <text:p text:style-name="Standard"><text:s text:c="3"/>0.650 | 0 <text:s/>| <text:s text:c="8"/>Comm Error <text:s text:c="8"/>| <text:s text:c="11"/>- <text:s text:c="10"/></text:p>
      <text:p text:style-name="Standard"><text:s text:c="3"/>0.650 | 1 <text:s/>| <text:s text:c="3"/>0.302 <text:s text:c="2"/>-0.944 <text:s text:c="3"/>0.114 | <text:s text:c="2"/>-82.3 <text:s text:c="2"/>-17.9 <text:s text:c="2"/>130.7</text:p>
      <text:p text:style-name="Standard"><text:s text:c="3"/>0.650 | 2 <text:s/>| <text:s text:c="3"/>0.276 <text:s text:c="3"/>0.962 <text:s text:c="3"/>0.098 | <text:s text:c="3"/>83.8 <text:s text:c="2"/>-16.1 <text:s text:c="4"/>3.2</text:p>
      <text:p text:style-name="Standard"><text:s text:c="3"/>0.650 | 3 <text:s/>| <text:s text:c="3"/>0.990 <text:s text:c="2"/>-0.032 <text:s text:c="3"/>0.258 | <text:s text:c="3"/>-6.8 <text:s text:c="2"/>-74.4 <text:s/>-166.0</text:p>
      <text:p text:style-name="Standard"><text:s text:c="3"/>0.650 | 4 <text:s/>| <text:s text:c="3"/>1.010 <text:s text:c="2"/>-0.015 <text:s text:c="3"/>0.006 | <text:s text:c="2"/>-54.1 <text:s text:c="2"/>-85.2 <text:s/>-158.7</text:p>
      <text:p text:style-name="Standard"><text:s text:c="3"/>0.650 | 5 <text:s/>| <text:s text:c="3"/>1.018 <text:s text:c="2"/>-0.090 <text:s text:c="2"/>-0.157 | <text:s/>-149.6 <text:s text:c="2"/>-79.3 <text:s text:c="2"/>-21.7</text:p>
      <text:p text:style-name="Standard"><text:s text:c="3"/>0.685 | 0 <text:s/>| <text:s text:c="8"/>Comm Error <text:s text:c="8"/>| <text:s text:c="11"/>- <text:s text:c="10"/></text:p>
      <text:p text:style-name="Standard"><text:s text:c="3"/>0.685 | 1 <text:s/>| <text:s text:c="3"/>0.304 <text:s text:c="2"/>-0.945 <text:s text:c="3"/>0.112 | <text:s text:c="2"/>-82.4 <text:s text:c="2"/>-17.8 <text:s text:c="2"/>130.8</text:p>
      <text:p text:style-name="Standard"><text:s text:c="3"/>0.685 | 2 <text:s/>| <text:s text:c="3"/>0.280 <text:s text:c="3"/>0.968 <text:s text:c="3"/>0.097 | <text:s text:c="3"/>83.8 <text:s text:c="2"/>-16.1 <text:s text:c="4"/>3.2</text:p>
      <text:p text:style-name="Standard"><text:s text:c="3"/>0.685 | 3 <text:s/>| <text:s text:c="3"/>0.990 <text:s text:c="2"/>-0.031 <text:s text:c="3"/>0.256 | <text:s text:c="3"/>-6.8 <text:s text:c="2"/>-74.4 <text:s/>-166.0</text:p>
      <text:p text:style-name="Standard"><text:s text:c="3"/>0.685 | 4 <text:s/>| <text:s text:c="3"/>1.010 <text:s text:c="2"/>-0.013 <text:s text:c="3"/>0.005 | <text:s text:c="2"/>-54.5 <text:s text:c="2"/>-85.2 <text:s/>-158.2</text:p>
      <text:p text:style-name="Standard"><text:s text:c="3"/>0.685 | 5 <text:s/>| <text:s text:c="3"/>1.017 <text:s text:c="2"/>-0.086 <text:s text:c="2"/>-0.148 | <text:s/>-149.5 <text:s text:c="2"/>-79.3 <text:s text:c="2"/>-21.9</text:p>
      <text:p text:style-name="Standard"><text:s text:c="3"/>0.719 | 0 <text:s/>| <text:s text:c="8"/>Comm Error <text:s text:c="8"/>| <text:s text:c="11"/>- <text:s text:c="10"/></text:p>
      <text:p text:style-name="Standard"><text:s text:c="3"/>0.719 | 1 <text:s/>| <text:s text:c="3"/>0.308 <text:s text:c="2"/>-0.945 <text:s text:c="3"/>0.109 | <text:s text:c="2"/>-82.4 <text:s text:c="2"/>-17.8 <text:s text:c="2"/>130.8</text:p>
      <text:p text:style-name="Standard"><text:s text:c="3"/>0.719 | 2 <text:s/>| <text:s text:c="3"/>0.276 <text:s text:c="3"/>0.968 <text:s text:c="3"/>0.098 | <text:s text:c="3"/>83.8 <text:s text:c="2"/>-16.0 <text:s text:c="4"/>3.2</text:p>
      <text:p text:style-name="Standard"><text:s text:c="3"/>0.719 | 3 <text:s/>| <text:s text:c="3"/>0.990 <text:s text:c="2"/>-0.029 <text:s text:c="3"/>0.253 | <text:s text:c="3"/>-6.8 <text:s text:c="2"/>-74.4 <text:s/>-166.0</text:p>
      <text:p text:style-name="Standard"><text:s text:c="3"/>0.719 | 4 <text:s/>| <text:s text:c="3"/>1.011 <text:s text:c="2"/>-0.018 <text:s text:c="3"/>0.007 | <text:s text:c="2"/>-53.9 <text:s text:c="2"/>-85.2 <text:s/>-158.6</text:p>
      <text:p text:style-name="Standard"><text:s text:c="3"/>0.719 | 5 <text:s/>| <text:s text:c="3"/>1.017 <text:s text:c="2"/>-0.087 <text:s text:c="2"/>-0.161 | <text:s/>-149.7 <text:s text:c="2"/>-79.3 <text:s text:c="2"/>-21.8</text:p>
      <text:p text:style-name="Standard"><text:s text:c="3"/>0.754 | 0 <text:s/>| <text:s text:c="8"/>Comm Error <text:s text:c="8"/>| <text:s text:c="11"/>- <text:s text:c="10"/></text:p>
      <text:p text:style-name="Standard"><text:soft-page-break/><text:s text:c="3"/>0.754 | 1 <text:s/>| <text:s text:c="3"/>0.311 <text:s text:c="2"/>-0.942 <text:s text:c="3"/>0.109 | <text:s text:c="2"/>-82.5 <text:s text:c="2"/>-17.8 <text:s text:c="2"/>130.8</text:p>
      <text:p text:style-name="Standard"><text:s text:c="3"/>0.754 | 2 <text:s/>| <text:s text:c="3"/>0.283 <text:s text:c="3"/>0.965 <text:s text:c="3"/>0.096 | <text:s text:c="3"/>83.8 <text:s text:c="2"/>-16.1 <text:s text:c="4"/>3.2</text:p>
      <text:p text:style-name="Standard"><text:s text:c="3"/>0.754 | 3 <text:s/>| <text:s text:c="3"/>0.993 <text:s text:c="2"/>-0.032 <text:s text:c="3"/>0.257 | <text:s text:c="3"/>-6.9 <text:s text:c="2"/>-74.5 <text:s/>-166.0</text:p>
      <text:p text:style-name="Standard"><text:s text:c="3"/>0.754 | 4 <text:s/>| <text:s text:c="3"/>1.009 <text:s text:c="2"/>-0.018 <text:s text:c="3"/>0.004 | <text:s text:c="2"/>-55.4 <text:s text:c="2"/>-85.2 <text:s/>-157.3</text:p>
      <text:p text:style-name="Standard"><text:s text:c="3"/>0.754 | 5 <text:s/>| <text:s text:c="3"/>1.017 <text:s text:c="2"/>-0.085 <text:s text:c="2"/>-0.155 | <text:s/>-149.8 <text:s text:c="2"/>-79.2 <text:s text:c="2"/>-21.7</text:p>
      <text:p text:style-name="Standard"><text:s text:c="3"/>0.788 | 0 <text:s/>| <text:s text:c="8"/>Comm Error <text:s text:c="8"/>| <text:s text:c="11"/>- <text:s text:c="10"/></text:p>
      <text:p text:style-name="Standard"><text:s text:c="3"/>0.788 | 1 <text:s/>| <text:s text:c="3"/>0.313 <text:s text:c="2"/>-0.943 <text:s text:c="3"/>0.112 | <text:s text:c="2"/>-82.6 <text:s text:c="2"/>-17.8 <text:s text:c="2"/>130.8</text:p>
      <text:p text:style-name="Standard"><text:s text:c="3"/>0.788 | 2 <text:s/>| <text:s text:c="3"/>0.282 <text:s text:c="3"/>0.967 <text:s text:c="3"/>0.097 | <text:s text:c="3"/>83.8 <text:s text:c="2"/>-16.1 <text:s text:c="4"/>3.1</text:p>
      <text:p text:style-name="Standard"><text:s text:c="3"/>0.788 | 3 <text:s/>| <text:s text:c="3"/>0.990 <text:s text:c="2"/>-0.031 <text:s text:c="3"/>0.253 | <text:s text:c="3"/>-6.9 <text:s text:c="2"/>-74.5 <text:s/>-166.1</text:p>
      <text:p text:style-name="Standard"><text:s text:c="3"/>0.788 | 4 <text:s/>| <text:s text:c="3"/>1.007 <text:s text:c="2"/>-0.008 <text:s text:c="3"/>0.003 | <text:s text:c="2"/>-55.5 <text:s text:c="2"/>-85.2 <text:s/>-156.6</text:p>
      <text:p text:style-name="Standard"><text:s text:c="3"/>0.788 | 5 <text:s/>| <text:s text:c="3"/>1.018 <text:s text:c="2"/>-0.084 <text:s text:c="2"/>-0.153 | <text:s/>-149.9 <text:s text:c="2"/>-79.3 <text:s text:c="2"/>-21.6</text:p>
      <text:p text:style-name="Standard"><text:s text:c="3"/>0.822 | 0 <text:s/>| <text:s text:c="8"/>Comm Error <text:s text:c="8"/>| <text:s text:c="11"/>- <text:s text:c="10"/></text:p>
      <text:p text:style-name="Standard"><text:s text:c="3"/>0.822 | 1 <text:s/>| <text:s text:c="3"/>0.314 <text:s text:c="2"/>-0.941 <text:s text:c="3"/>0.113 | <text:s text:c="2"/>-82.7 <text:s text:c="2"/>-17.9 <text:s text:c="2"/>130.7</text:p>
      <text:p text:style-name="Standard"><text:s text:c="3"/>0.822 | 2 <text:s/>| <text:s text:c="3"/>0.276 <text:s text:c="3"/>0.968 <text:s text:c="3"/>0.099 | <text:s text:c="3"/>83.8 <text:s text:c="2"/>-16.0 <text:s text:c="4"/>3.1</text:p>
      <text:p text:style-name="Standard"><text:s text:c="3"/>0.822 | 3 <text:s/>| <text:s text:c="3"/>0.985 <text:s text:c="2"/>-0.032 <text:s text:c="3"/>0.250 | <text:s text:c="3"/>-7.0 <text:s text:c="2"/>-74.6 <text:s/>-166.0</text:p>
      <text:p text:style-name="Standard"><text:s text:c="3"/>0.822 | 4 <text:s/>| <text:s text:c="3"/>1.007 <text:s text:c="2"/>-0.016 <text:s text:c="3"/>0.006 | <text:s text:c="2"/>-54.3 <text:s text:c="2"/>-85.2 <text:s/>-157.9</text:p>
      <text:p text:style-name="Standard"><text:s text:c="3"/>0.822 | 5 <text:s/>| <text:s text:c="3"/>1.017 <text:s text:c="2"/>-0.080 <text:s text:c="2"/>-0.155 | <text:s/>-150.1 <text:s text:c="2"/>-79.3 <text:s text:c="2"/>-21.5</text:p>
      <text:p text:style-name="Standard"><text:s text:c="3"/>0.856 | 0 <text:s/>| <text:s text:c="8"/>Comm Error <text:s text:c="8"/>| <text:s text:c="11"/>- <text:s text:c="10"/></text:p>
      <text:p text:style-name="Standard"><text:s text:c="3"/>0.856 | 1 <text:s/>| <text:s text:c="3"/>0.311 <text:s text:c="2"/>-0.940 <text:s text:c="3"/>0.118 | <text:s text:c="2"/>-82.7 <text:s text:c="2"/>-17.9 <text:s text:c="2"/>130.7</text:p>
      <text:p text:style-name="Standard"><text:s text:c="3"/>0.856 | 2 <text:s/>| <text:s text:c="3"/>0.276 <text:s text:c="3"/>0.968 <text:s text:c="3"/>0.091 | <text:s text:c="3"/>83.9 <text:s text:c="2"/>-16.0 <text:s text:c="4"/>3.0</text:p>
      <text:p text:style-name="Standard"><text:s text:c="3"/>0.856 | 3 <text:s/>| <text:s text:c="3"/>0.990 <text:s text:c="2"/>-0.030 <text:s text:c="3"/>0.248 | <text:s text:c="3"/>-7.0 <text:s text:c="2"/>-74.6 <text:s/>-166.0</text:p>
      <text:p text:style-name="Standard"><text:s text:c="3"/>0.856 | 4 <text:s/>| <text:s text:c="3"/>1.010 <text:s text:c="2"/>-0.016 <text:s text:c="3"/>0.007 | <text:s text:c="2"/>-54.0 <text:s text:c="2"/>-85.2 <text:s/>-158.7</text:p>
      <text:p text:style-name="Standard"><text:s text:c="3"/>0.856 | 5 <text:s/>| <text:s text:c="3"/>1.017 <text:s text:c="2"/>-0.086 <text:s text:c="2"/>-0.152 | <text:s/>-150.1 <text:s text:c="2"/>-79.3 <text:s text:c="2"/>-21.5</text:p>
      <text:p text:style-name="Standard"><text:s text:c="3"/>0.890 | 0 <text:s/>| <text:s text:c="8"/>Comm Error <text:s text:c="8"/>| <text:s text:c="11"/>- <text:s text:c="10"/></text:p>
      <text:p text:style-name="Standard"><text:s text:c="3"/>0.890 | 1 <text:s/>| <text:s text:c="3"/>0.310 <text:s text:c="2"/>-0.947 <text:s text:c="3"/>0.122 | <text:s text:c="2"/>-82.7 <text:s text:c="2"/>-17.9 <text:s text:c="2"/>130.6</text:p>
      <text:p text:style-name="Standard"><text:s text:c="3"/>0.890 | 2 <text:s/>| <text:s text:c="3"/>0.276 <text:s text:c="3"/>0.967 <text:s text:c="3"/>0.088 | <text:s text:c="3"/>84.0 <text:s text:c="2"/>-16.0 <text:s text:c="4"/>2.9</text:p>
      <text:p text:style-name="Standard"><text:s text:c="3"/>0.890 | 3 <text:s/>| <text:s text:c="3"/>0.995 <text:s text:c="2"/>-0.028 <text:s text:c="3"/>0.253 | <text:s text:c="3"/>-6.9 <text:s text:c="2"/>-74.7 <text:s/>-166.1</text:p>
      <text:p text:style-name="Standard"><text:s text:c="3"/>0.890 | 4 <text:s/>| <text:s text:c="3"/>1.011 <text:s text:c="2"/>-0.012 <text:s text:c="3"/>0.004 | <text:s text:c="2"/>-53.8 <text:s text:c="2"/>-85.2 <text:s/>-158.7</text:p>
      <text:p text:style-name="Standard"><text:s text:c="3"/>0.890 | 5 <text:s/>| <text:s text:c="3"/>1.019 <text:s text:c="2"/>-0.084 <text:s text:c="2"/>-0.153 | <text:s/>-150.1 <text:s text:c="2"/>-79.3 <text:s text:c="2"/>-21.5</text:p>
      <text:p text:style-name="Standard"><text:s text:c="3"/>0.924 | 0 <text:s/>| <text:s text:c="8"/>Comm Error <text:s text:c="8"/>| <text:s text:c="11"/>- <text:s text:c="10"/></text:p>
      <text:p text:style-name="Standard"><text:s text:c="3"/>0.924 | 1 <text:s/>| <text:s text:c="3"/>0.308 <text:s text:c="2"/>-0.948 <text:s text:c="3"/>0.120 | <text:s text:c="2"/>-82.7 <text:s text:c="2"/>-17.9 <text:s text:c="2"/>130.5</text:p>
      <text:p text:style-name="Standard"><text:s text:c="3"/>0.924 | 2 <text:s/>| <text:s text:c="3"/>0.270 <text:s text:c="3"/>0.970 <text:s text:c="3"/>0.092 | <text:s text:c="3"/>84.0 <text:s text:c="2"/>-15.9 <text:s text:c="4"/>2.9</text:p>
      <text:p text:style-name="Standard"><text:s text:c="3"/>0.924 | 3 <text:s/>| <text:s text:c="3"/>0.992 <text:s text:c="2"/>-0.032 <text:s text:c="3"/>0.250 | <text:s text:c="3"/>-7.0 <text:s text:c="2"/>-74.7 <text:s/>-166.1</text:p>
      <text:p text:style-name="Standard"><text:s text:c="3"/>0.924 | 4 <text:s/>| <text:s text:c="3"/>1.008 <text:s text:c="2"/>-0.008 <text:s text:c="3"/>0.005 | <text:s text:c="2"/>-53.2 <text:s text:c="2"/>-85.2 <text:s/>-159.5</text:p>
      <text:p text:style-name="Standard"><text:s text:c="3"/>0.924 | 5 <text:s/>| <text:s text:c="3"/>1.015 <text:s text:c="2"/>-0.089 <text:s text:c="2"/>-0.147 | <text:s/>-149.9 <text:s text:c="2"/>-79.3 <text:s text:c="2"/>-21.7</text:p>
      <text:p text:style-name="Standard"><text:s text:c="3"/>0.958 | 0 <text:s/>| <text:s text:c="8"/>Comm Error <text:s text:c="8"/>| <text:s text:c="11"/>- <text:s text:c="10"/></text:p>
      <text:p text:style-name="Standard"><text:s text:c="3"/>0.958 | 1 <text:s/>| <text:s text:c="3"/>0.301 <text:s text:c="2"/>-0.939 <text:s text:c="3"/>0.117 | <text:s text:c="2"/>-82.6 <text:s text:c="2"/>-17.8 <text:s text:c="2"/>130.4</text:p>
      <text:p text:style-name="Standard"><text:s text:c="3"/>0.958 | 2 <text:s/>| <text:s text:c="3"/>0.267 <text:s text:c="3"/>0.966 <text:s text:c="3"/>0.097 | <text:s text:c="3"/>84.0 <text:s text:c="2"/>-15.8 <text:s text:c="4"/>2.9</text:p>
      <text:p text:style-name="Standard"><text:s text:c="3"/>0.958 | 3 <text:s/>| <text:s text:c="3"/>0.987 <text:s text:c="2"/>-0.031 <text:s text:c="3"/>0.251 | <text:s text:c="3"/>-7.0 <text:s text:c="2"/>-74.8 <text:s/>-166.1</text:p>
      <text:p text:style-name="Standard"><text:s text:c="3"/>0.958 | 4 <text:s/>| <text:s text:c="3"/>1.006 <text:s text:c="2"/>-0.016 <text:s text:c="3"/>0.008 | <text:s text:c="2"/>-53.3 <text:s text:c="2"/>-85.2 <text:s/>-159.5</text:p>
      <text:p text:style-name="Standard"><text:s text:c="3"/>0.958 | 5 <text:s/>| <text:s text:c="3"/>1.016 <text:s text:c="2"/>-0.085 <text:s text:c="2"/>-0.145 | <text:s/>-149.6 <text:s text:c="2"/>-79.4 <text:s text:c="2"/>-22.0</text:p>
      <text:p text:style-name="Standard"><text:s text:c="3"/>0.993 | 0 <text:s/>| <text:s text:c="8"/>Comm Error <text:s text:c="8"/>| <text:s text:c="11"/>- <text:s text:c="10"/></text:p>
      <text:p text:style-name="Standard"><text:s text:c="3"/>0.993 | 1 <text:s/>| <text:s text:c="3"/>0.302 <text:s text:c="2"/>-0.935 <text:s text:c="3"/>0.117 | <text:s text:c="2"/>-82.6 <text:s text:c="2"/>-17.8 <text:s text:c="2"/>130.4</text:p>
      <text:p text:style-name="Standard"><text:s text:c="3"/>0.993 | 2 <text:s/>| <text:s text:c="3"/>0.271 <text:s text:c="3"/>0.965 <text:s text:c="3"/>0.095 | <text:s text:c="3"/>84.0 <text:s text:c="2"/>-15.7 <text:s text:c="4"/>2.9</text:p>
      <text:p text:style-name="Standard"><text:s text:c="3"/>0.993 | 3 <text:s/>| <text:s text:c="3"/>0.994 <text:s text:c="2"/>-0.031 <text:s text:c="3"/>0.253 | <text:s text:c="3"/>-7.0 <text:s text:c="2"/>-74.8 <text:s/>-166.1</text:p>
      <text:p text:style-name="Standard"><text:s text:c="3"/>0.993 | 4 <text:s/>| <text:s text:c="3"/>1.009 <text:s text:c="2"/>-0.014 <text:s text:c="3"/>0.010 | <text:s text:c="2"/>-51.6 <text:s text:c="2"/>-85.2 <text:s/>-162.1</text:p>
      <text:p text:style-name="Standard"><text:s text:c="3"/>0.993 | 5 <text:s/>| <text:s text:c="3"/>1.018 <text:s text:c="2"/>-0.084 <text:s text:c="2"/>-0.153 | <text:s/>-149.7 <text:s text:c="2"/>-79.4 <text:s text:c="2"/>-21.9</text:p>
      <text:p text:style-name="Standard"><text:s text:c="3"/>1.027 | 0 <text:s/>| <text:s text:c="8"/>Comm Error <text:s text:c="8"/>| <text:s text:c="11"/>- <text:s text:c="10"/></text:p>
      <text:p text:style-name="Standard"><text:s text:c="3"/>1.027 | 1 <text:s/>| <text:s text:c="3"/>0.304 <text:s text:c="2"/>-0.941 <text:s text:c="3"/>0.117 | <text:s text:c="2"/>-82.6 <text:s text:c="2"/>-17.7 <text:s text:c="2"/>130.3</text:p>
      <text:p text:style-name="Standard"><text:soft-page-break/><text:s text:c="3"/>1.027 | 2 <text:s/>| <text:s text:c="3"/>0.278 <text:s text:c="3"/>0.973 <text:s text:c="3"/>0.095 | <text:s text:c="3"/>84.0 <text:s text:c="2"/>-15.7 <text:s text:c="4"/>2.9</text:p>
      <text:p text:style-name="Standard"><text:s text:c="3"/>1.027 | 3 <text:s/>| <text:s text:c="3"/>0.995 <text:s text:c="2"/>-0.032 <text:s text:c="3"/>0.252 | <text:s text:c="3"/>-7.0 <text:s text:c="2"/>-74.8 <text:s/>-166.1</text:p>
      <text:p text:style-name="Standard"><text:s text:c="3"/>1.027 | 4 <text:s/>| <text:s text:c="3"/>1.008 <text:s text:c="2"/>-0.014 <text:s text:c="3"/>0.011 | <text:s text:c="2"/>-49.5 <text:s text:c="2"/>-85.2 <text:s/>-165.4</text:p>
      <text:p text:style-name="Standard"><text:s text:c="3"/>1.027 | 5 <text:s/>| <text:s text:c="3"/>1.017 <text:s text:c="2"/>-0.086 <text:s text:c="2"/>-0.150 | <text:s/>-149.6 <text:s text:c="2"/>-79.4 <text:s text:c="2"/>-22.1</text:p>
      <text:p text:style-name="Standard"><text:s text:c="3"/>1.062 | 0 <text:s/>| <text:s text:c="8"/>Comm Error <text:s text:c="8"/>| <text:s text:c="11"/>- <text:s text:c="10"/></text:p>
      <text:p text:style-name="Standard"><text:s text:c="3"/>1.062 | 1 <text:s/>| <text:s text:c="3"/>0.307 <text:s text:c="2"/>-0.942 <text:s text:c="3"/>0.114 | <text:s text:c="2"/>-82.7 <text:s text:c="2"/>-17.7 <text:s text:c="2"/>130.3</text:p>
      <text:p text:style-name="Standard"><text:s text:c="3"/>1.062 | 2 <text:s/>| <text:s text:c="3"/>0.277 <text:s text:c="3"/>0.971 <text:s text:c="3"/>0.092 | <text:s text:c="3"/>84.0 <text:s text:c="2"/>-15.7 <text:s text:c="4"/>2.9</text:p>
      <text:p text:style-name="Standard"><text:s text:c="3"/>1.062 | 3 <text:s/>| <text:s text:c="3"/>0.994 <text:s text:c="2"/>-0.034 <text:s text:c="3"/>0.254 | <text:s text:c="3"/>-7.1 <text:s text:c="2"/>-74.8 <text:s/>-166.0</text:p>
      <text:p text:style-name="Standard"><text:s text:c="3"/>1.062 | 4 <text:s/>| <text:s text:c="3"/>1.012 <text:s text:c="2"/>-0.010 <text:s text:c="3"/>0.008 | <text:s text:c="2"/>-47.9 <text:s text:c="2"/>-85.2 <text:s/>-167.3</text:p>
      <text:p text:style-name="Standard"><text:s text:c="3"/>1.062 | 5 <text:s/>| <text:s text:c="3"/>1.018 <text:s text:c="2"/>-0.083 <text:s text:c="2"/>-0.148 | <text:s/>-149.5 <text:s text:c="2"/>-79.4 <text:s text:c="2"/>-22.2</text:p>
      <text:p text:style-name="Standard"><text:s text:c="3"/>1.096 | 0 <text:s/>| <text:s text:c="8"/>Comm Error <text:s text:c="8"/>| <text:s text:c="11"/>- <text:s text:c="10"/></text:p>
      <text:p text:style-name="Standard"><text:s text:c="3"/>1.096 | 1 <text:s/>| <text:s text:c="3"/>0.308 <text:s text:c="2"/>-0.942 <text:s text:c="3"/>0.114 | <text:s text:c="2"/>-82.7 <text:s text:c="2"/>-17.7 <text:s text:c="2"/>130.2</text:p>
      <text:p text:style-name="Standard"><text:s text:c="3"/>1.096 | 2 <text:s/>| <text:s text:c="3"/>0.278 <text:s text:c="3"/>0.968 <text:s text:c="3"/>0.091 | <text:s text:c="3"/>84.1 <text:s text:c="2"/>-15.8 <text:s text:c="4"/>2.9</text:p>
      <text:p text:style-name="Standard"><text:s text:c="3"/>1.096 | 3 <text:s/>| <text:s text:c="3"/>0.991 <text:s text:c="2"/>-0.034 <text:s text:c="3"/>0.250 | <text:s text:c="3"/>-7.2 <text:s text:c="2"/>-74.8 <text:s/>-165.9</text:p>
      <text:p text:style-name="Standard"><text:s text:c="3"/>1.096 | 4 <text:s/>| <text:s text:c="3"/>1.010 <text:s text:c="2"/>-0.015 <text:s text:c="3"/>0.006 | <text:s text:c="2"/>-48.4 <text:s text:c="2"/>-85.2 <text:s/>-166.6</text:p>
      <text:p text:style-name="Standard"><text:s text:c="3"/>1.096 | 5 <text:s/>| <text:s text:c="3"/>1.017 <text:s text:c="2"/>-0.087 <text:s text:c="2"/>-0.160 | <text:s/>-149.6 <text:s text:c="2"/>-79.4 <text:s text:c="2"/>-22.1</text:p>
      <text:p text:style-name="Standard"><text:s text:c="3"/>1.130 | 0 <text:s/>| <text:s text:c="8"/>Comm Error <text:s text:c="8"/>| <text:s text:c="11"/>- <text:s text:c="10"/></text:p>
      <text:p text:style-name="Standard"><text:s text:c="3"/>1.130 | 1 <text:s/>| <text:s text:c="3"/>0.310 <text:s text:c="2"/>-0.937 <text:s text:c="3"/>0.113 | <text:s text:c="2"/>-82.7 <text:s text:c="2"/>-17.7 <text:s text:c="2"/>130.2</text:p>
      <text:p text:style-name="Standard"><text:s text:c="3"/>1.130 | 2 <text:s/>| <text:s text:c="3"/>0.278 <text:s text:c="3"/>0.967 <text:s text:c="3"/>0.090 | <text:s text:c="3"/>84.1 <text:s text:c="2"/>-15.8 <text:s text:c="4"/>2.9</text:p>
      <text:p text:style-name="Standard"><text:s text:c="3"/>1.130 | 3 <text:s/>| <text:s text:c="3"/>0.992 <text:s text:c="2"/>-0.030 <text:s text:c="3"/>0.252 | <text:s text:c="3"/>-7.2 <text:s text:c="2"/>-74.9 <text:s/>-165.9</text:p>
      <text:p text:style-name="Standard"><text:s text:c="3"/>1.130 | 4 <text:s/>| <text:s text:c="3"/>1.008 <text:s text:c="2"/>-0.013 <text:s text:c="3"/>0.009 | <text:s text:c="2"/>-48.1 <text:s text:c="2"/>-85.2 <text:s/>-167.0</text:p>
      <text:p text:style-name="Standard"><text:s text:c="3"/>1.130 | 5 <text:s/>| <text:s text:c="3"/>1.017 <text:s text:c="2"/>-0.083 <text:s text:c="2"/>-0.148 | <text:s/>-149.7 <text:s text:c="2"/>-79.4 <text:s text:c="2"/>-22.0</text:p>
      <text:p text:style-name="Standard"><text:s text:c="3"/>1.165 | 0 <text:s/>| <text:s text:c="8"/>Comm Error <text:s text:c="8"/>| <text:s text:c="11"/>- <text:s text:c="10"/></text:p>
      <text:p text:style-name="Standard"><text:s text:c="3"/>1.165 | 1 <text:s/>| <text:s text:c="3"/>0.313 <text:s text:c="2"/>-0.939 <text:s text:c="3"/>0.113 | <text:s text:c="2"/>-82.7 <text:s text:c="2"/>-17.7 <text:s text:c="2"/>130.1</text:p>
      <text:p text:style-name="Standard"><text:s text:c="3"/>1.165 | 2 <text:s/>| <text:s text:c="3"/>0.276 <text:s text:c="3"/>0.970 <text:s text:c="3"/>0.100 | <text:s text:c="3"/>84.1 <text:s text:c="2"/>-15.8 <text:s text:c="4"/>3.0</text:p>
      <text:p text:style-name="Standard"><text:s text:c="3"/>1.165 | 3 <text:s/>| <text:s text:c="3"/>0.993 <text:s text:c="2"/>-0.031 <text:s text:c="3"/>0.250 | <text:s text:c="3"/>-7.2 <text:s text:c="2"/>-74.9 <text:s/>-165.9</text:p>
      <text:p text:style-name="Standard"><text:s text:c="3"/>1.165 | 4 <text:s/>| <text:s text:c="3"/>1.009 <text:s text:c="2"/>-0.012 <text:s text:c="3"/>0.008 | <text:s text:c="2"/>-47.0 <text:s text:c="2"/>-85.2 <text:s/>-168.4</text:p>
      <text:p text:style-name="Standard"><text:s text:c="3"/>1.165 | 5 <text:s/>| <text:s text:c="3"/>1.018 <text:s text:c="2"/>-0.086 <text:s text:c="2"/>-0.146 | <text:s/>-149.5 <text:s text:c="2"/>-79.4 <text:s text:c="2"/>-22.2</text:p>
      <text:p text:style-name="Standard"><text:s text:c="3"/>1.200 | 0 <text:s/>| <text:s text:c="8"/>Comm Error <text:s text:c="8"/>| <text:s text:c="11"/>- <text:s text:c="10"/></text:p>
      <text:p text:style-name="Standard"><text:s text:c="3"/>1.200 | 1 <text:s/>| <text:s text:c="3"/>0.318 <text:s text:c="2"/>-0.942 <text:s text:c="3"/>0.112 | <text:s text:c="2"/>-82.7 <text:s text:c="2"/>-17.7 <text:s text:c="2"/>130.0</text:p>
      <text:p text:style-name="Standard"><text:s text:c="3"/>1.200 | 2 <text:s/>| <text:s text:c="3"/>0.272 <text:s text:c="3"/>0.967 <text:s text:c="3"/>0.099 | <text:s text:c="3"/>84.0 <text:s text:c="2"/>-15.7 <text:s text:c="4"/>3.0</text:p>
      <text:p text:style-name="Standard"><text:s text:c="3"/>1.200 | 3 <text:s/>| <text:s text:c="3"/>0.991 <text:s text:c="2"/>-0.034 <text:s text:c="3"/>0.250 | <text:s text:c="3"/>-7.3 <text:s text:c="2"/>-74.8 <text:s/>-165.8</text:p>
      <text:p text:style-name="Standard"><text:s text:c="3"/>1.200 | 4 <text:s/>| <text:s text:c="3"/>1.010 <text:s text:c="2"/>-0.009 <text:s text:c="3"/>0.009 | <text:s text:c="2"/>-45.6 <text:s text:c="2"/>-85.2 <text:s/>-169.8</text:p>
      <text:p text:style-name="Standard"><text:s text:c="3"/>1.200 | 5 <text:s/>| <text:s text:c="3"/>1.018 <text:s text:c="2"/>-0.084 <text:s text:c="2"/>-0.148 | <text:s/>-149.4 <text:s text:c="2"/>-79.4 <text:s text:c="2"/>-22.2</text:p>
      <text:p text:style-name="Standard"><text:s text:c="3"/>1.233 | 0 <text:s/>| <text:s text:c="8"/>Comm Error <text:s text:c="8"/>| <text:s text:c="11"/>- <text:s text:c="10"/></text:p>
      <text:p text:style-name="Standard"><text:s text:c="3"/>1.233 | 1 <text:s/>| <text:s text:c="3"/>0.320 <text:s text:c="2"/>-0.939 <text:s text:c="3"/>0.107 | <text:s text:c="2"/>-82.8 <text:s text:c="2"/>-17.9 <text:s text:c="2"/>129.7</text:p>
      <text:p text:style-name="Standard"><text:s text:c="3"/>1.233 | 2 <text:s/>| <text:s text:c="3"/>0.277 <text:s text:c="3"/>0.968 <text:s text:c="3"/>0.096 | <text:s text:c="3"/>84.0 <text:s text:c="2"/>-15.7 <text:s text:c="4"/>3.0</text:p>
      <text:p text:style-name="Standard"><text:s text:c="3"/>1.233 | 3 <text:s/>| <text:s text:c="3"/>0.993 <text:s text:c="2"/>-0.032 <text:s text:c="3"/>0.250 | <text:s text:c="3"/>-7.4 <text:s text:c="2"/>-74.8 <text:s/>-165.7</text:p>
      <text:p text:style-name="Standard"><text:s text:c="3"/>1.233 | 4 <text:s/>| <text:s text:c="3"/>1.006 <text:s text:c="2"/>-0.018 <text:s text:c="3"/>0.013 | <text:s text:c="2"/>-45.8 <text:s text:c="2"/>-85.2 <text:s/>-170.2</text:p>
      <text:p text:style-name="Standard"><text:s text:c="3"/>1.233 | 5 <text:s/>| <text:s text:c="3"/>1.017 <text:s text:c="2"/>-0.090 <text:s text:c="2"/>-0.147 | <text:s/>-149.3 <text:s text:c="2"/>-79.4 <text:s text:c="2"/>-22.3</text:p>
      <text:p text:style-name="Standard"><text:s text:c="3"/>1.268 | 0 <text:s/>| <text:s text:c="8"/>Comm Error <text:s text:c="8"/>| <text:s text:c="11"/>- <text:s text:c="10"/></text:p>
      <text:p text:style-name="Standard"><text:s text:c="3"/>1.268 | 1 <text:s/>| <text:s text:c="3"/>0.324 <text:s text:c="2"/>-0.932 <text:s text:c="3"/>0.101 | <text:s text:c="2"/>-82.8 <text:s text:c="2"/>-18.0 <text:s text:c="2"/>129.2</text:p>
      <text:p text:style-name="Standard"><text:s text:c="3"/>1.268 | 2 <text:s/>| <text:s text:c="3"/>0.277 <text:s text:c="3"/>0.968 <text:s text:c="3"/>0.092 | <text:s text:c="3"/>84.1 <text:s text:c="2"/>-15.8 <text:s text:c="4"/>3.0</text:p>
      <text:p text:style-name="Standard"><text:s text:c="3"/>1.268 | 3 <text:s/>| <text:s text:c="3"/>0.992 <text:s text:c="2"/>-0.031 <text:s text:c="3"/>0.249 | <text:s text:c="3"/>-7.4 <text:s text:c="2"/>-74.8 <text:s/>-165.7</text:p>
      <text:p text:style-name="Standard"><text:s text:c="3"/>1.268 | 4 <text:s/>| <text:s text:c="3"/>1.013 <text:s text:c="2"/>-0.004 <text:s text:c="3"/>0.009 | <text:s text:c="2"/>-44.6 <text:s text:c="2"/>-85.2 <text:s/>-171.1</text:p>
      <text:p text:style-name="Standard"><text:s text:c="3"/>1.268 | 5 <text:s/>| <text:s text:c="3"/>1.021 <text:s text:c="2"/>-0.080 <text:s text:c="2"/>-0.145 | <text:s/>-149.2 <text:s text:c="2"/>-79.5 <text:s text:c="2"/>-22.4</text:p>
      <text:p text:style-name="Standard"><text:s text:c="3"/>1.302 | 0 <text:s/>| <text:s text:c="8"/>Comm Error <text:s text:c="8"/>| <text:s text:c="11"/>- <text:s text:c="10"/></text:p>
      <text:p text:style-name="Standard"><text:s text:c="3"/>1.302 | 1 <text:s/>| <text:s text:c="3"/>0.326 <text:s text:c="2"/>-0.926 <text:s text:c="3"/>0.092 | <text:s text:c="2"/>-83.0 <text:s text:c="2"/>-18.3 <text:s text:c="2"/>128.3</text:p>
      <text:p text:style-name="Standard"><text:s text:c="3"/>1.302 | 2 <text:s/>| <text:s text:c="3"/>0.270 <text:s text:c="3"/>0.973 <text:s text:c="3"/>0.091 | <text:s text:c="3"/>84.1 <text:s text:c="2"/>-15.8 <text:s text:c="4"/>3.1</text:p>
      <text:p text:style-name="Standard"><text:soft-page-break/><text:s text:c="3"/>1.302 | 3 <text:s/>| <text:s text:c="3"/>0.992 <text:s text:c="2"/>-0.037 <text:s text:c="3"/>0.250 | <text:s text:c="3"/>-7.6 <text:s text:c="2"/>-74.8 <text:s/>-165.4</text:p>
      <text:p text:style-name="Standard"><text:s text:c="3"/>1.302 | 4 <text:s/>| <text:s text:c="3"/>1.008 <text:s text:c="2"/>-0.016 <text:s text:c="3"/>0.013 | <text:s text:c="2"/>-45.0 <text:s text:c="2"/>-85.2 <text:s/>-170.7</text:p>
      <text:p text:style-name="Standard"><text:s text:c="3"/>1.302 | 5 <text:s/>| <text:s text:c="3"/>1.017 <text:s text:c="2"/>-0.092 <text:s text:c="2"/>-0.146 | <text:s/>-149.2 <text:s text:c="2"/>-79.5 <text:s text:c="2"/>-22.5</text:p>
      <text:p text:style-name="Standard"><text:s text:c="3"/>1.336 | 0 <text:s/>| <text:s text:c="8"/>Comm Error <text:s text:c="8"/>| <text:s text:c="11"/>- <text:s text:c="10"/></text:p>
      <text:p text:style-name="Standard"><text:s text:c="3"/>1.336 | 1 <text:s/>| <text:s text:c="3"/>0.346 <text:s text:c="2"/>-0.924 <text:s text:c="3"/>0.064 | <text:s text:c="2"/>-83.4 <text:s text:c="2"/>-18.7 <text:s text:c="2"/>127.2</text:p>
      <text:p text:style-name="Standard"><text:s text:c="3"/>1.336 | 2 <text:s/>| <text:s text:c="3"/>0.276 <text:s text:c="3"/>0.972 <text:s text:c="3"/>0.088 | <text:s text:c="3"/>84.2 <text:s text:c="2"/>-15.8 <text:s text:c="4"/>3.1</text:p>
      <text:p text:style-name="Standard"><text:s text:c="3"/>1.336 | 3 <text:s/>| <text:s text:c="3"/>0.993 <text:s text:c="2"/>-0.037 <text:s text:c="3"/>0.249 | <text:s text:c="3"/>-7.8 <text:s text:c="2"/>-74.8 <text:s/>-165.1</text:p>
      <text:p text:style-name="Standard"><text:s text:c="3"/>1.336 | 4 <text:s/>| <text:s text:c="3"/>1.008 <text:s text:c="2"/>-0.021 <text:s text:c="3"/>0.013 | <text:s text:c="2"/>-48.2 <text:s text:c="2"/>-85.2 <text:s/>-166.4</text:p>
      <text:p text:style-name="Standard"><text:s text:c="3"/>1.336 | 5 <text:s/>| <text:s text:c="3"/>1.019 <text:s text:c="2"/>-0.080 <text:s text:c="2"/>-0.128 | <text:s/>-148.9 <text:s text:c="2"/>-79.6 <text:s text:c="2"/>-22.8</text:p>
      <text:p text:style-name="Standard"><text:s text:c="3"/>1.371 | 0 <text:s/>| <text:s text:c="8"/>Comm Error <text:s text:c="8"/>| <text:s text:c="11"/>- <text:s text:c="10"/></text:p>
      <text:p text:style-name="Standard"><text:s text:c="3"/>1.371 | 1 <text:s/>| <text:s text:c="3"/>0.326 <text:s text:c="2"/>-0.933 <text:s text:c="3"/>0.061 | <text:s text:c="2"/>-83.8 <text:s text:c="2"/>-18.9 <text:s text:c="2"/>125.5</text:p>
      <text:p text:style-name="Standard"><text:s text:c="3"/>1.371 | 2 <text:s/>| <text:s text:c="3"/>0.274 <text:s text:c="3"/>0.971 <text:s text:c="3"/>0.084 | <text:s text:c="3"/>84.3 <text:s text:c="2"/>-15.8 <text:s text:c="4"/>3.1</text:p>
      <text:p text:style-name="Standard"><text:s text:c="3"/>1.371 | 3 <text:s/>| <text:s text:c="3"/>0.991 <text:s text:c="2"/>-0.040 <text:s text:c="3"/>0.245 | <text:s text:c="3"/>-8.2 <text:s text:c="2"/>-74.8 <text:s/>-164.7</text:p>
      <text:p text:style-name="Standard"><text:s text:c="3"/>1.371 | 4 <text:s/>| <text:s text:c="3"/>1.002 <text:s text:c="2"/>-0.027 <text:s text:c="3"/>0.016 | <text:s text:c="2"/>-51.6 <text:s text:c="2"/>-85.2 <text:s/>-162.2</text:p>
      <text:p text:style-name="Standard"><text:s text:c="3"/>1.371 | 5 <text:s/>| <text:s text:c="3"/>1.019 <text:s text:c="2"/>-0.092 <text:s text:c="2"/>-0.141 | <text:s/>-148.5 <text:s text:c="2"/>-79.8 <text:s text:c="2"/>-23.6</text:p>
      <text:p text:style-name="Standard"><text:s text:c="3"/>1.405 | 0 <text:s/>| <text:s text:c="8"/>Comm Error <text:s text:c="8"/>| <text:s text:c="11"/>- <text:s text:c="10"/></text:p>
      <text:p text:style-name="Standard"><text:s text:c="3"/>1.405 | 1 <text:s/>| <text:s text:c="3"/>0.357 <text:s text:c="2"/>-0.936 <text:s text:c="3"/>0.041 | <text:s text:c="2"/>-84.5 <text:s text:c="2"/>-19.1 <text:s text:c="2"/>124.1</text:p>
      <text:p text:style-name="Standard"><text:s text:c="3"/>1.405 | 2 <text:s/>| <text:s text:c="3"/>0.285 <text:s text:c="3"/>0.968 <text:s text:c="3"/>0.062 | <text:s text:c="3"/>84.5 <text:s text:c="2"/>-15.9 <text:s text:c="4"/>3.1</text:p>
      <text:p text:style-name="Standard"><text:s text:c="3"/>1.405 | 3 <text:s/>| <text:s text:c="3"/>0.989 <text:s text:c="2"/>-0.039 <text:s text:c="3"/>0.236 | <text:s text:c="3"/>-8.4 <text:s text:c="2"/>-74.9 <text:s/>-164.3</text:p>
      <text:p text:style-name="Standard"><text:s text:c="3"/>1.405 | 4 <text:s/>| <text:s text:c="3"/>0.999 <text:s text:c="2"/>-0.020 <text:s text:c="3"/>0.006 | <text:s text:c="2"/>-60.9 <text:s text:c="2"/>-85.2 <text:s/>-150.1</text:p>
      <text:p text:style-name="Standard"><text:s text:c="3"/>1.405 | 5 <text:s/>| <text:s text:c="3"/>1.014 <text:s text:c="2"/>-0.073 <text:s text:c="2"/>-0.154 | <text:s/>-149.2 <text:s text:c="2"/>-79.9 <text:s text:c="2"/>-23.2</text:p>
      <text:p text:style-name="Standard"><text:s text:c="3"/>1.439 | 0 <text:s/>| <text:s text:c="8"/>Comm Error <text:s text:c="8"/>| <text:s text:c="11"/>- <text:s text:c="10"/></text:p>
      <text:p text:style-name="Standard"><text:s text:c="3"/>1.439 | 1 <text:s/>| <text:s text:c="3"/>0.385 <text:s text:c="2"/>-0.928 <text:s text:c="2"/>-0.000 | <text:s text:c="2"/>-85.4 <text:s text:c="2"/>-19.7 <text:s text:c="2"/>122.3</text:p>
      <text:p text:style-name="Standard"><text:s text:c="3"/>1.439 | 2 <text:s/>| <text:s text:c="3"/>0.322 <text:s text:c="3"/>0.959 <text:s text:c="3"/>0.024 | <text:s text:c="3"/>85.2 <text:s text:c="2"/>-16.4 <text:s text:c="4"/>3.1</text:p>
      <text:p text:style-name="Standard"><text:s text:c="3"/>1.439 | 3 <text:s/>| <text:s text:c="3"/>0.982 <text:s text:c="2"/>-0.040 <text:s text:c="3"/>0.244 | <text:s text:c="3"/>-8.8 <text:s text:c="2"/>-74.9 <text:s/>-163.8</text:p>
      <text:p text:style-name="Standard"><text:s text:c="3"/>1.439 | 4 <text:s/>| <text:s text:c="3"/>0.995 <text:s text:c="2"/>-0.063 <text:s text:c="3"/>0.027 | <text:s text:c="2"/>-67.9 <text:s text:c="2"/>-85.1 <text:s/>-144.6</text:p>
      <text:p text:style-name="Standard"><text:s text:c="3"/>1.439 | 5 <text:s/>| <text:s text:c="3"/>1.014 <text:s text:c="2"/>-0.111 <text:s text:c="2"/>-0.165 | <text:s/>-148.8 <text:s text:c="2"/>-79.7 <text:s text:c="2"/>-24.0</text:p>
      <text:p text:style-name="Standard"><text:s text:c="3"/>1.473 | 0 <text:s/>| <text:s text:c="8"/>Comm Error <text:s text:c="8"/>| <text:s text:c="11"/>- <text:s text:c="10"/></text:p>
      <text:p text:style-name="Standard"><text:s text:c="3"/>1.473 | 1 <text:s/>| <text:s text:c="3"/>0.374 <text:s text:c="2"/>-0.941 <text:s text:c="2"/>-0.031 | <text:s text:c="2"/>-86.7 <text:s text:c="2"/>-20.4 <text:s text:c="2"/>119.3</text:p>
      <text:p text:style-name="Standard"><text:s text:c="3"/>1.473 | 2 <text:s/>| <text:s text:c="3"/>0.389 <text:s text:c="3"/>0.956 <text:s text:c="2"/>-0.024 | <text:s text:c="3"/>85.9 <text:s text:c="2"/>-17.4 <text:s text:c="4"/>3.1</text:p>
      <text:p text:style-name="Standard"><text:s text:c="3"/>1.473 | 3 <text:s/>| <text:s text:c="3"/>0.991 <text:s text:c="2"/>-0.024 <text:s text:c="3"/>0.259 | <text:s text:c="3"/>-8.6 <text:s text:c="2"/>-74.8 <text:s/>-163.9</text:p>
      <text:p text:style-name="Standard"><text:s text:c="3"/>1.473 | 4 <text:s/>| <text:s text:c="3"/>0.993 <text:s text:c="2"/>-0.045 <text:s text:c="2"/>-0.017 | <text:s text:c="2"/>-80.1 <text:s text:c="2"/>-85.0 <text:s/>-131.7</text:p>
      <text:p text:style-name="Standard"><text:s text:c="3"/>1.473 | 5 <text:s/>| <text:s text:c="3"/>1.024 <text:s text:c="2"/>-0.044 <text:s text:c="2"/>-0.142 | <text:s/>-149.8 <text:s text:c="2"/>-79.9 <text:s text:c="2"/>-23.3</text:p>
      <text:p text:style-name="Standard"><text:s text:c="3"/>1.508 | 0 <text:s/>| <text:s text:c="8"/>Comm Error <text:s text:c="8"/>| <text:s text:c="11"/>- <text:s text:c="10"/></text:p>
      <text:p text:style-name="Standard"><text:s text:c="3"/>1.508 | 1 <text:s/>| <text:s text:c="3"/>0.445 <text:s text:c="2"/>-0.987 <text:s text:c="2"/>-0.079 | <text:s text:c="2"/>-88.1 <text:s text:c="2"/>-21.1 <text:s text:c="2"/>117.5</text:p>
      <text:p text:style-name="Standard"><text:s text:c="3"/>1.508 | 2 <text:s/>| <text:s text:c="3"/>0.460 <text:s text:c="3"/>0.964 <text:s text:c="2"/>-0.021 | <text:s text:c="3"/>87.1 <text:s text:c="2"/>-19.5 <text:s text:c="4"/>3.0</text:p>
      <text:p text:style-name="Standard"><text:s text:c="3"/>1.508 | 3 <text:s/>| <text:s text:c="3"/>0.999 <text:s text:c="2"/>-0.023 <text:s text:c="3"/>0.262 | <text:s text:c="3"/>-8.1 <text:s text:c="2"/>-74.8 <text:s/>-164.2</text:p>
      <text:p text:style-name="Standard"><text:s text:c="3"/>1.508 | 4 <text:s/>| <text:s text:c="3"/>1.021 <text:s text:c="2"/>-0.022 <text:s text:c="2"/>-0.056 | <text:s/>-102.4 <text:s text:c="2"/>-84.9 <text:s/>-108.2</text:p>
      <text:p text:style-name="Standard"><text:s text:c="3"/>1.508 | 5 <text:s/>| <text:s text:c="3"/>1.024 <text:s text:c="2"/>-0.061 <text:s text:c="2"/>-0.141 | <text:s/>-151.2 <text:s text:c="2"/>-80.1 <text:s text:c="2"/>-22.2</text:p>
      <text:p text:style-name="Standard"><text:s text:c="3"/>1.542 | 0 <text:s/>| <text:s text:c="8"/>Comm Error <text:s text:c="8"/>| <text:s text:c="11"/>- <text:s text:c="10"/></text:p>
      <text:p text:style-name="Standard"><text:s text:c="3"/>1.542 | 1 <text:s/>| <text:s text:c="3"/>0.577 <text:s text:c="2"/>-0.983 <text:s text:c="2"/>-0.125 | <text:s text:c="2"/>-90.6 <text:s text:c="2"/>-23.2 <text:s text:c="2"/>115.6</text:p>
      <text:p text:style-name="Standard"><text:s text:c="3"/>1.542 | 2 <text:s/>| <text:s text:c="3"/>0.851 <text:s text:c="3"/>0.963 <text:s text:c="2"/>-0.045 | <text:s text:c="3"/>88.0 <text:s text:c="2"/>-23.3 <text:s text:c="4"/>3.3</text:p>
      <text:p text:style-name="Standard"><text:s text:c="3"/>1.542 | 3 <text:s/>| <text:s text:c="3"/>0.999 <text:s text:c="2"/>-0.031 <text:s text:c="3"/>0.235 | <text:s text:c="3"/>-8.0 <text:s text:c="2"/>-74.8 <text:s/>-164.1</text:p>
      <text:p text:style-name="Standard"><text:s text:c="3"/>1.542 | 4 <text:s/>| <text:s text:c="3"/>1.026 <text:s text:c="3"/>0.009 <text:s text:c="2"/>-0.053 | <text:s/>-120.6 <text:s text:c="2"/>-84.9 <text:s text:c="2"/>-86.8</text:p>
      <text:p text:style-name="Standard"><text:s text:c="3"/>1.542 | 5 <text:s/>| <text:s text:c="3"/>1.026 <text:s text:c="2"/>-0.062 <text:s text:c="2"/>-0.140 | <text:s/>-151.5 <text:s text:c="2"/>-80.2 <text:s text:c="2"/>-22.1</text:p>
      <text:p text:style-name="Standard"><text:s text:c="3"/>1.577 | 0 <text:s/>| <text:s text:c="8"/>Comm Error <text:s text:c="8"/>| <text:s text:c="11"/>- <text:s text:c="10"/></text:p>
      <text:p text:style-name="Standard"><text:s text:c="3"/>1.577 | 1 <text:s/>| <text:s text:c="3"/>0.743 <text:s text:c="2"/>-0.988 <text:s text:c="2"/>-0.153 | <text:s text:c="2"/>-92.3 <text:s text:c="2"/>-25.9 <text:s text:c="2"/>114.0</text:p>
      <text:p text:style-name="Standard"><text:s text:c="3"/>1.577 | 2 <text:s/>| <text:s text:c="3"/>0.976 <text:s text:c="3"/>1.014 <text:s text:c="2"/>-0.087 | <text:s text:c="3"/>88.7 <text:s text:c="2"/>-27.9 <text:s text:c="4"/>3.9</text:p>
      <text:p text:style-name="Standard"><text:s text:c="3"/>1.577 | 3 <text:s/>| <text:s text:c="3"/>0.994 <text:s text:c="2"/>-0.012 <text:s text:c="3"/>0.250 | <text:s text:c="3"/>-7.7 <text:s text:c="2"/>-74.9 <text:s/>-164.4</text:p>
      <text:p text:style-name="Standard"><text:soft-page-break/><text:s text:c="3"/>1.577 | 4 <text:s/>| <text:s text:c="3"/>1.008 <text:s text:c="2"/>-0.103 <text:s text:c="2"/>-0.024 | <text:s/>-120.8 <text:s text:c="2"/>-84.5 <text:s text:c="2"/>-91.1</text:p>
      <text:p text:style-name="Standard"><text:s text:c="3"/>1.577 | 5 <text:s/>| <text:s text:c="3"/>1.017 <text:s text:c="2"/>-0.065 <text:s text:c="2"/>-0.129 | <text:s/>-151.5 <text:s text:c="2"/>-80.4 <text:s text:c="2"/>-22.3</text:p>
      <text:p text:style-name="Standard"><text:s text:c="3"/>1.612 | 0 <text:s/>| <text:s text:c="8"/>Comm Error <text:s text:c="8"/>| <text:s text:c="11"/>- <text:s text:c="10"/></text:p>
      <text:p text:style-name="Standard"><text:s text:c="3"/>1.612 | 1 <text:s/>| <text:s text:c="3"/>0.816 <text:s text:c="2"/>-0.982 <text:s text:c="2"/>-0.139 | <text:s text:c="2"/>-94.2 <text:s text:c="2"/>-30.4 <text:s text:c="2"/>111.2</text:p>
      <text:p text:style-name="Standard"><text:s text:c="3"/>1.612 | 2 <text:s/>| <text:s text:c="3"/>1.013 <text:s text:c="3"/>0.996 <text:s text:c="2"/>-0.063 | <text:s text:c="3"/>89.4 <text:s text:c="2"/>-34.5 <text:s text:c="4"/>5.7</text:p>
      <text:p text:style-name="Standard"><text:s text:c="3"/>1.612 | 3 <text:s/>| <text:s text:c="3"/>0.987 <text:s text:c="2"/>-0.011 <text:s text:c="3"/>0.266 | <text:s text:c="3"/>-6.7 <text:s text:c="2"/>-74.6 <text:s/>-165.4</text:p>
      <text:p text:style-name="Standard"><text:s text:c="3"/>1.612 | 4 <text:s/>| <text:s text:c="3"/>1.021 <text:s text:c="3"/>0.052 <text:s text:c="2"/>-0.013 | <text:s/>-120.7 <text:s text:c="2"/>-84.6 <text:s text:c="2"/>-88.8</text:p>
      <text:p text:style-name="Standard"><text:s text:c="3"/>1.612 | 5 <text:s/>| <text:s text:c="3"/>1.016 <text:s text:c="2"/>-0.061 <text:s text:c="2"/>-0.145 | <text:s/>-152.1 <text:s text:c="2"/>-80.4 <text:s text:c="2"/>-21.9</text:p>
      <text:p text:style-name="Standard"><text:s text:c="3"/>1.646 | 0 <text:s/>| <text:s text:c="8"/>Comm Error <text:s text:c="8"/>| <text:s text:c="11"/>- <text:s text:c="10"/></text:p>
      <text:p text:style-name="Standard"><text:s text:c="3"/>1.646 | 1 <text:s/>| <text:s text:c="3"/>0.873 <text:s text:c="2"/>-1.000 <text:s text:c="2"/>-0.108 | <text:s text:c="2"/>-94.8 <text:s text:c="2"/>-34.3 <text:s text:c="2"/>108.2</text:p>
      <text:p text:style-name="Standard"><text:s text:c="3"/>1.646 | 2 <text:s/>| <text:s text:c="3"/>1.047 <text:s text:c="3"/>1.043 <text:s text:c="2"/>-0.077 | <text:s text:c="3"/>89.6 <text:s text:c="2"/>-39.4 <text:s text:c="4"/>7.8</text:p>
      <text:p text:style-name="Standard"><text:s text:c="3"/>1.646 | 3 <text:s/>| <text:s text:c="3"/>0.997 <text:s text:c="2"/>-0.022 <text:s text:c="3"/>0.266 | <text:s text:c="3"/>-6.1 <text:s text:c="2"/>-74.4 <text:s/>-165.9</text:p>
      <text:p text:style-name="Standard"><text:s text:c="3"/>1.646 | 4 <text:s/>| <text:s text:c="3"/>1.030 <text:s text:c="3"/>0.246 <text:s text:c="2"/>-0.101 | <text:s text:c="2"/>167.7 <text:s text:c="2"/>-85.0 <text:s text:c="2"/>-22.3</text:p>
      <text:p text:style-name="Standard"><text:s text:c="3"/>1.646 | 5 <text:s/>| <text:s text:c="3"/>1.022 <text:s text:c="2"/>-0.081 <text:s text:c="2"/>-0.150 | <text:s/>-152.1 <text:s text:c="2"/>-80.4 <text:s text:c="2"/>-22.4</text:p>
      <text:p text:style-name="Standard"><text:s text:c="3"/>1.681 | 0 <text:s/>| <text:s text:c="8"/>Comm Error <text:s text:c="8"/>| <text:s text:c="11"/>- <text:s text:c="10"/></text:p>
      <text:p text:style-name="Standard"><text:s text:c="3"/>1.681 | 1 <text:s/>| <text:s text:c="3"/>0.910 <text:s text:c="2"/>-1.047 <text:s text:c="2"/>-0.069 | <text:s text:c="2"/>-94.3 <text:s text:c="2"/>-39.5 <text:s text:c="2"/>102.8</text:p>
      <text:p text:style-name="Standard"><text:s text:c="3"/>1.681 | 2 <text:s/>| <text:s text:c="3"/>1.041 <text:s text:c="3"/>1.161 <text:s text:c="2"/>-0.074 | <text:s text:c="3"/>89.5 <text:s text:c="2"/>-45.1 <text:s text:c="3"/>11.6</text:p>
      <text:p text:style-name="Standard"><text:s text:c="3"/>1.681 | 3 <text:s/>| <text:s text:c="3"/>1.014 <text:s text:c="2"/>-0.031 <text:s text:c="3"/>0.260 | <text:s text:c="3"/>-5.9 <text:s text:c="2"/>-74.2 <text:s/>-165.9</text:p>
      <text:p text:style-name="Standard"><text:s text:c="3"/>1.681 | 4 <text:s/>| <text:s text:c="3"/>1.027 <text:s text:c="2"/>-0.091 <text:s text:c="2"/>-0.043 | <text:s text:c="2"/>175.6 <text:s text:c="2"/>-85.0 <text:s text:c="2"/>-29.4</text:p>
      <text:p text:style-name="Standard"><text:s text:c="3"/>1.681 | 5 <text:s/>| <text:s text:c="3"/>1.021 <text:s text:c="2"/>-0.081 <text:s text:c="2"/>-0.138 | <text:s/>-150.9 <text:s text:c="2"/>-80.3 <text:s text:c="2"/>-23.1</text:p>
      <text:p text:style-name="Standard"><text:s text:c="3"/>1.715 | 0 <text:s/>| <text:s text:c="8"/>Comm Error <text:s text:c="8"/>| <text:s text:c="11"/>- <text:s text:c="10"/></text:p>
      <text:p text:style-name="Standard"><text:s text:c="3"/>1.715 | 1 <text:s/>| <text:s text:c="3"/>0.837 <text:s text:c="2"/>-1.083 <text:s text:c="2"/>-0.013 | <text:s text:c="2"/>-92.2 <text:s text:c="2"/>-43.1 <text:s text:c="3"/>97.0</text:p>
      <text:p text:style-name="Standard"><text:s text:c="3"/>1.715 | 2 <text:s/>| <text:s text:c="3"/>0.845 <text:s text:c="3"/>1.177 <text:s text:c="2"/>-0.058 | <text:s text:c="3"/>88.7 <text:s text:c="2"/>-48.3 <text:s text:c="3"/>15.2</text:p>
      <text:p text:style-name="Standard"><text:s text:c="3"/>1.715 | 3 <text:s/>| <text:s text:c="3"/>1.009 <text:s text:c="2"/>-0.000 <text:s text:c="3"/>0.263 | <text:s text:c="3"/>-5.3 <text:s text:c="2"/>-74.2 <text:s/>-166.4</text:p>
      <text:p text:style-name="Standard"><text:s text:c="3"/>1.715 | 4 <text:s/>| <text:s text:c="3"/>1.015 <text:s text:c="2"/>-0.003 <text:s text:c="2"/>-0.101 | <text:s/>-161.7 <text:s text:c="2"/>-85.0 <text:s text:c="2"/>-48.7</text:p>
      <text:p text:style-name="Standard"><text:s text:c="3"/>1.715 | 5 <text:s/>| <text:s text:c="3"/>1.021 <text:s text:c="2"/>-0.056 <text:s text:c="2"/>-0.110 | <text:s/>-150.1 <text:s text:c="2"/>-80.4 <text:s text:c="2"/>-23.7</text:p>
      <text:p text:style-name="Standard"><text:s text:c="3"/>1.749 | 0 <text:s/>| <text:s text:c="8"/>Comm Error <text:s text:c="8"/>| <text:s text:c="11"/>- <text:s text:c="10"/></text:p>
      <text:p text:style-name="Standard"><text:s text:c="3"/>1.749 | 1 <text:s/>| <text:s text:c="3"/>0.725 <text:s text:c="2"/>-1.102 <text:s text:c="3"/>0.026 | <text:s text:c="2"/>-89.0 <text:s text:c="2"/>-45.7 <text:s text:c="3"/>90.6</text:p>
      <text:p text:style-name="Standard"><text:s text:c="3"/>1.749 | 2 <text:s/>| <text:s text:c="3"/>0.773 <text:s text:c="3"/>1.138 <text:s text:c="2"/>-0.011 | <text:s text:c="3"/>87.3 <text:s text:c="2"/>-51.7 <text:s text:c="3"/>19.3</text:p>
      <text:p text:style-name="Standard"><text:s text:c="3"/>1.749 | 3 <text:s/>| <text:s text:c="3"/>1.002 <text:s text:c="3"/>0.011 <text:s text:c="3"/>0.297 | <text:s text:c="3"/>-3.7 <text:s text:c="2"/>-73.9 <text:s/>-168.2</text:p>
      <text:p text:style-name="Standard"><text:s text:c="3"/>1.749 | 4 <text:s/>| <text:s text:c="3"/>1.001 <text:s text:c="2"/>-0.043 <text:s text:c="2"/>-0.024 | <text:s/>-161.8 <text:s text:c="2"/>-85.0 <text:s text:c="2"/>-49.7</text:p>
      <text:p text:style-name="Standard"><text:s text:c="3"/>1.749 | 5 <text:s/>| <text:s text:c="3"/>1.022 <text:s text:c="2"/>-0.072 <text:s text:c="2"/>-0.137 | <text:s/>-149.8 <text:s text:c="2"/>-80.5 <text:s text:c="2"/>-24.1</text:p>
      <text:p text:style-name="Standard"><text:s text:c="3"/>1.783 | 0 <text:s/>| <text:s text:c="8"/>Comm Error <text:s text:c="8"/>| <text:s text:c="11"/>- <text:s text:c="10"/></text:p>
      <text:p text:style-name="Standard"><text:s text:c="3"/>1.783 | 1 <text:s/>| <text:s text:c="3"/>0.669 <text:s text:c="2"/>-1.029 <text:s text:c="3"/>0.062 | <text:s text:c="2"/>-84.6 <text:s text:c="2"/>-48.4 <text:s text:c="3"/>82.9</text:p>
      <text:p text:style-name="Standard"><text:s text:c="3"/>1.783 | 2 <text:s/>| <text:s text:c="3"/>0.680 <text:s text:c="3"/>1.052 <text:s text:c="3"/>0.034 | <text:s text:c="3"/>86.6 <text:s text:c="2"/>-53.6 <text:s text:c="3"/>22.2</text:p>
      <text:p text:style-name="Standard"><text:s text:c="3"/>1.783 | 3 <text:s/>| <text:s text:c="3"/>0.985 <text:s text:c="2"/>-0.026 <text:s text:c="3"/>0.285 | <text:s text:c="3"/>-3.3 <text:s text:c="2"/>-73.6 <text:s/>-168.9</text:p>
      <text:p text:style-name="Standard"><text:s text:c="3"/>1.783 | 4 <text:s/>| <text:s text:c="3"/>1.000 <text:s text:c="2"/>-0.060 <text:s text:c="3"/>0.045 | <text:s/>-120.2 <text:s text:c="2"/>-85.1 <text:s text:c="2"/>-83.3</text:p>
      <text:p text:style-name="Standard"><text:s text:c="3"/>1.783 | 5 <text:s/>| <text:s text:c="3"/>1.018 <text:s text:c="2"/>-0.079 <text:s text:c="2"/>-0.151 | <text:s/>-149.7 <text:s text:c="2"/>-80.4 <text:s text:c="2"/>-24.2</text:p>
      <text:p text:style-name="Standard"><text:s text:c="3"/>1.817 | 0 <text:s/>| <text:s text:c="8"/>Comm Error <text:s text:c="8"/>| <text:s text:c="11"/>- <text:s text:c="10"/></text:p>
      <text:p text:style-name="Standard"><text:s text:c="3"/>1.817 | 1 <text:s/>| <text:s text:c="3"/>0.642 <text:s text:c="2"/>-0.968 <text:s text:c="3"/>0.077 | <text:s text:c="2"/>-81.5 <text:s text:c="2"/>-50.0 <text:s text:c="3"/>78.2</text:p>
      <text:p text:style-name="Standard"><text:s text:c="3"/>1.817 | 2 <text:s/>| <text:s text:c="3"/>0.588 <text:s text:c="3"/>0.974 <text:s text:c="3"/>0.054 | <text:s text:c="3"/>85.7 <text:s text:c="2"/>-54.7 <text:s text:c="3"/>24.8</text:p>
      <text:p text:style-name="Standard"><text:s text:c="3"/>1.817 | 3 <text:s/>| <text:s text:c="3"/>0.993 <text:s text:c="2"/>-0.047 <text:s text:c="3"/>0.269 | <text:s text:c="3"/>-3.6 <text:s text:c="2"/>-73.6 <text:s/>-168.6</text:p>
      <text:p text:style-name="Standard"><text:s text:c="3"/>1.817 | 4 <text:s/>| <text:s text:c="3"/>1.006 <text:s text:c="2"/>-0.028 <text:s text:c="3"/>0.049 | <text:s text:c="2"/>-95.7 <text:s text:c="2"/>-85.2 <text:s/>-105.3</text:p>
      <text:p text:style-name="Standard"><text:s text:c="3"/>1.817 | 5 <text:s/>| <text:s text:c="3"/>1.020 <text:s text:c="2"/>-0.084 <text:s text:c="2"/>-0.134 | <text:s/>-148.9 <text:s text:c="2"/>-80.3 <text:s text:c="2"/>-25.1</text:p>
      <text:p text:style-name="Standard"><text:s text:c="3"/>1.852 | 0 <text:s/>| <text:s text:c="8"/>Comm Error <text:s text:c="8"/>| <text:s text:c="11"/>- <text:s text:c="10"/></text:p>
      <text:p text:style-name="Standard"><text:s text:c="3"/>1.852 | 1 <text:s/>| <text:s text:c="3"/>0.637 <text:s text:c="2"/>-0.900 <text:s text:c="3"/>0.081 | <text:s text:c="2"/>-78.1 <text:s text:c="2"/>-51.9 <text:s text:c="3"/>73.3</text:p>
      <text:p text:style-name="Standard"><text:s text:c="3"/>1.852 | 2 <text:s/>| <text:s text:c="3"/>0.549 <text:s text:c="3"/>0.878 <text:s text:c="3"/>0.081 | <text:s text:c="3"/>85.0 <text:s text:c="2"/>-55.6 <text:s text:c="3"/>27.3</text:p>
      <text:p text:style-name="Standard"><text:s text:c="3"/>1.852 | 3 <text:s/>| <text:s text:c="3"/>0.996 <text:s text:c="2"/>-0.046 <text:s text:c="3"/>0.272 | <text:s text:c="3"/>-4.5 <text:s text:c="2"/>-73.5 <text:s/>-168.1</text:p>
      <text:p text:style-name="Standard"><text:s text:c="3"/>1.852 | 4 <text:s/>| <text:s text:c="3"/>1.006 <text:s text:c="2"/>-0.017 <text:s text:c="3"/>0.023 | <text:s text:c="2"/>-75.3 <text:s text:c="2"/>-85.2 <text:s/>-132.4</text:p>
      <text:p text:style-name="Standard"><text:soft-page-break/><text:s text:c="3"/>1.852 | 5 <text:s/>| <text:s text:c="3"/>1.019 <text:s text:c="2"/>-0.095 <text:s text:c="2"/>-0.086 | <text:s/>-146.9 <text:s text:c="2"/>-80.4 <text:s text:c="2"/>-27.0</text:p>
      <text:p text:style-name="Standard"><text:s text:c="3"/>1.886 | 0 <text:s/>| <text:s text:c="8"/>Comm Error <text:s text:c="8"/>| <text:s text:c="11"/>- <text:s text:c="10"/></text:p>
      <text:p text:style-name="Standard"><text:s text:c="3"/>1.886 | 1 <text:s/>| <text:s text:c="3"/>0.604 <text:s text:c="2"/>-0.793 <text:s text:c="3"/>0.088 | <text:s text:c="2"/>-76.0 <text:s text:c="2"/>-53.0 <text:s text:c="3"/>70.4</text:p>
      <text:p text:style-name="Standard"><text:s text:c="3"/>1.886 | 2 <text:s/>| <text:s text:c="3"/>0.505 <text:s text:c="3"/>0.744 <text:s text:c="3"/>0.108 | <text:s text:c="3"/>84.6 <text:s text:c="2"/>-55.9 <text:s text:c="3"/>28.9</text:p>
      <text:p text:style-name="Standard"><text:s text:c="3"/>1.886 | 3 <text:s/>| <text:s text:c="3"/>0.994 <text:s text:c="2"/>-0.046 <text:s text:c="3"/>0.259 | <text:s text:c="3"/>-5.0 <text:s text:c="2"/>-73.6 <text:s/>-167.7</text:p>
      <text:p text:style-name="Standard"><text:s text:c="3"/>1.886 | 4 <text:s/>| <text:s text:c="3"/>1.002 <text:s text:c="2"/>-0.023 <text:s text:c="3"/>0.008 | <text:s text:c="2"/>-67.3 <text:s text:c="2"/>-85.1 <text:s/>-139.6</text:p>
      <text:p text:style-name="Standard"><text:s text:c="3"/>1.886 | 5 <text:s/>| <text:s text:c="3"/>1.011 <text:s text:c="2"/>-0.094 <text:s text:c="2"/>-0.100 | <text:s/>-145.1 <text:s text:c="2"/>-80.5 <text:s text:c="2"/>-29.0</text:p>
      <text:p text:style-name="Standard"><text:s text:c="3"/>1.920 | 0 <text:s/>| <text:s text:c="8"/>Comm Error <text:s text:c="8"/>| <text:s text:c="11"/>- <text:s text:c="10"/></text:p>
      <text:p text:style-name="Standard"><text:s text:c="3"/>1.920 | 1 <text:s/>| <text:s text:c="3"/>0.565 <text:s text:c="2"/>-0.682 <text:s text:c="3"/>0.092 | <text:s text:c="2"/>-73.3 <text:s text:c="2"/>-54.4 <text:s text:c="3"/>66.6</text:p>
      <text:p text:style-name="Standard"><text:s text:c="3"/>1.920 | 2 <text:s/>| <text:s text:c="3"/>0.475 <text:s text:c="3"/>0.653 <text:s text:c="3"/>0.108 | <text:s text:c="3"/>84.2 <text:s text:c="2"/>-55.9 <text:s text:c="3"/>30.8</text:p>
      <text:p text:style-name="Standard"><text:s text:c="3"/>1.920 | 3 <text:s/>| <text:s text:c="3"/>0.982 <text:s text:c="2"/>-0.059 <text:s text:c="3"/>0.252 | <text:s text:c="3"/>-6.2 <text:s text:c="2"/>-73.7 <text:s/>-166.7</text:p>
      <text:p text:style-name="Standard"><text:s text:c="3"/>1.920 | 4 <text:s/>| <text:s text:c="3"/>1.006 <text:s text:c="2"/>-0.024 <text:s text:c="3"/>0.010 | <text:s text:c="2"/>-65.4 <text:s text:c="2"/>-85.1 <text:s/>-142.1</text:p>
      <text:p text:style-name="Standard"><text:s text:c="3"/>1.920 | 5 <text:s/>| <text:s text:c="3"/>1.012 <text:s text:c="2"/>-0.084 <text:s text:c="2"/>-0.128 | <text:s/>-144.9 <text:s text:c="2"/>-80.5 <text:s text:c="2"/>-28.9</text:p>
      <text:p text:style-name="Standard"><text:s text:c="3"/>1.954 | 0 <text:s/>| <text:s text:c="8"/>Comm Error <text:s text:c="8"/>| <text:s text:c="11"/>- <text:s text:c="10"/></text:p>
      <text:p text:style-name="Standard"><text:s text:c="3"/>1.954 | 1 <text:s/>| <text:s text:c="3"/>0.543 <text:s text:c="2"/>-0.593 <text:s text:c="3"/>0.129 | <text:s text:c="2"/>-71.2 <text:s text:c="2"/>-54.9 <text:s text:c="3"/>63.7</text:p>
      <text:p text:style-name="Standard"><text:s text:c="3"/>1.954 | 2 <text:s/>| <text:s text:c="3"/>0.603 <text:s text:c="3"/>0.502 <text:s text:c="3"/>0.091 | <text:s text:c="3"/>82.5 <text:s text:c="2"/>-56.6 <text:s text:c="3"/>33.2</text:p>
      <text:p text:style-name="Standard"><text:s text:c="3"/>1.954 | 3 <text:s/>| <text:s text:c="3"/>0.965 <text:s text:c="2"/>-0.056 <text:s text:c="3"/>0.273 | <text:s text:c="3"/>-7.3 <text:s text:c="2"/>-73.7 <text:s/>-165.7</text:p>
      <text:p text:style-name="Standard"><text:s text:c="3"/>1.954 | 4 <text:s/>| <text:s text:c="3"/>1.000 <text:s text:c="2"/>-0.020 <text:s text:c="3"/>0.011 | <text:s text:c="2"/>-62.4 <text:s text:c="2"/>-85.1 <text:s/>-147.2</text:p>
      <text:p text:style-name="Standard"><text:s text:c="3"/>1.954 | 5 <text:s/>| <text:s text:c="3"/>1.028 <text:s text:c="2"/>-0.084 <text:s text:c="2"/>-0.138 | <text:s/>-145.5 <text:s text:c="2"/>-80.4 <text:s text:c="2"/>-28.3</text:p>
      <text:p text:style-name="Standard"><text:s text:c="3"/>1.989 | 0 <text:s/>| <text:s text:c="8"/>Comm Error <text:s text:c="8"/>| <text:s text:c="11"/>- <text:s text:c="10"/></text:p>
      <text:p text:style-name="Standard"><text:s text:c="3"/>1.989 | 1 <text:s/>| <text:s text:c="3"/>0.604 <text:s text:c="2"/>-0.554 <text:s text:c="3"/>0.153 | <text:s text:c="2"/>-68.1 <text:s text:c="2"/>-55.5 <text:s text:c="3"/>59.9</text:p>
      <text:p text:style-name="Standard"><text:s text:c="3"/>1.989 | 2 <text:s/>| <text:s text:c="3"/>0.496 <text:s text:c="3"/>0.472 <text:s text:c="3"/>0.173 | <text:s text:c="3"/>77.7 <text:s text:c="2"/>-57.0 <text:s text:c="3"/>39.1</text:p>
      <text:p text:style-name="Standard"><text:s text:c="3"/>1.989 | 3 <text:s/>| <text:s text:c="3"/>0.973 <text:s text:c="2"/>-0.034 <text:s text:c="3"/>0.298 | <text:s text:c="3"/>-7.6 <text:s text:c="2"/>-73.5 <text:s/>-165.4</text:p>
      <text:p text:style-name="Standard"><text:s text:c="3"/>1.989 | 4 <text:s/>| <text:s text:c="3"/>1.010 <text:s text:c="2"/>-0.036 <text:s text:c="3"/>0.003 | <text:s text:c="2"/>-63.3 <text:s text:c="2"/>-85.1 <text:s/>-146.6</text:p>
      <text:p text:style-name="Standard"><text:s text:c="3"/>1.989 | 5 <text:s/>| <text:s text:c="3"/>1.020 <text:s text:c="2"/>-0.083 <text:s text:c="2"/>-0.137 | <text:s/>-145.9 <text:s text:c="2"/>-80.2 <text:s text:c="2"/>-27.7</text:p>
      <text:p text:style-name="Standard"><text:s text:c="3"/>2.023 | 0 <text:s/>| <text:s text:c="8"/>Comm Error <text:s text:c="8"/>| <text:s text:c="11"/>- <text:s text:c="10"/></text:p>
      <text:p text:style-name="Standard"><text:s text:c="3"/>2.023 | 1 <text:s/>| <text:s text:c="3"/>0.498 <text:s text:c="2"/>-0.439 <text:s text:c="3"/>0.200 | <text:s text:c="2"/>-62.2 <text:s text:c="2"/>-55.4 <text:s text:c="3"/>52.8</text:p>
      <text:p text:style-name="Standard"><text:s text:c="3"/>2.023 | 2 <text:s/>| <text:s text:c="3"/>0.258 <text:s text:c="3"/>0.428 <text:s text:c="3"/>0.165 | <text:s text:c="3"/>72.6 <text:s text:c="2"/>-53.6 <text:s text:c="3"/>45.6</text:p>
      <text:p text:style-name="Standard"><text:s text:c="3"/>2.023 | 3 <text:s/>| <text:s text:c="3"/>0.997 <text:s text:c="2"/>-0.035 <text:s text:c="3"/>0.271 | <text:s text:c="3"/>-7.7 <text:s text:c="2"/>-73.4 <text:s/>-165.2</text:p>
      <text:p text:style-name="Standard"><text:s text:c="3"/>2.023 | 4 <text:s/>| <text:s text:c="3"/>1.006 <text:s text:c="2"/>-0.018 <text:s text:c="2"/>-0.003 | <text:s text:c="2"/>-66.6 <text:s text:c="2"/>-85.1 <text:s/>-142.5</text:p>
      <text:p text:style-name="Standard"><text:s text:c="3"/>2.023 | 5 <text:s/>| <text:s text:c="3"/>1.016 <text:s text:c="2"/>-0.086 <text:s text:c="2"/>-0.137 | <text:s/>-146.3 <text:s text:c="2"/>-80.1 <text:s text:c="2"/>-27.3</text:p>
      <text:p text:style-name="Standard"><text:s text:c="3"/>2.057 | 0 <text:s/>| <text:s text:c="8"/>Comm Error <text:s text:c="8"/>| <text:s text:c="11"/>- <text:s text:c="10"/></text:p>
      <text:p text:style-name="Standard"><text:s text:c="3"/>2.057 | 1 <text:s/>| <text:s text:c="3"/>0.497 <text:s text:c="2"/>-0.351 <text:s text:c="3"/>0.240 | <text:s text:c="2"/>-57.7 <text:s text:c="2"/>-54.9 <text:s text:c="3"/>47.7</text:p>
      <text:p text:style-name="Standard"><text:s text:c="3"/>2.057 | 2 <text:s/>| <text:s text:c="3"/>0.529 <text:s text:c="3"/>0.333 <text:s text:c="3"/>0.147 | <text:s text:c="3"/>73.1 <text:s text:c="2"/>-53.5 <text:s text:c="3"/>45.3</text:p>
      <text:p text:style-name="Standard"><text:s text:c="3"/>2.057 | 3 <text:s/>| <text:s text:c="3"/>0.986 <text:s text:c="2"/>-0.031 <text:s text:c="3"/>0.251 | <text:s text:c="3"/>-8.0 <text:s text:c="2"/>-73.5 <text:s/>-164.8</text:p>
      <text:p text:style-name="Standard"><text:s text:c="3"/>2.057 | 4 <text:s/>| <text:s text:c="3"/>1.007 <text:s text:c="2"/>-0.028 <text:s text:c="3"/>0.007 | <text:s text:c="2"/>-67.2 <text:s text:c="2"/>-85.0 <text:s/>-142.2</text:p>
      <text:p text:style-name="Standard"><text:s text:c="3"/>2.057 | 5 <text:s/>| <text:s text:c="3"/>1.017 <text:s text:c="2"/>-0.090 <text:s text:c="2"/>-0.127 | <text:s/>-146.1 <text:s text:c="2"/>-80.0 <text:s text:c="2"/>-27.2</text:p>
      <text:p text:style-name="Standard"><text:s text:c="3"/>2.091 | 0 <text:s/>| <text:s text:c="8"/>Comm Error <text:s text:c="8"/>| <text:s text:c="11"/>- <text:s text:c="10"/></text:p>
      <text:p text:style-name="Standard"><text:s text:c="3"/>2.091 | 1 <text:s/>| <text:s text:c="3"/>0.533 <text:s text:c="2"/>-0.323 <text:s text:c="3"/>0.250 | <text:s text:c="2"/>-53.8 <text:s text:c="2"/>-54.7 <text:s text:c="3"/>43.2</text:p>
      <text:p text:style-name="Standard"><text:s text:c="3"/>2.091 | 2 <text:s/>| <text:s text:c="3"/>0.717 <text:s text:c="3"/>0.360 <text:s text:c="3"/>0.178 | <text:s text:c="3"/>73.5 <text:s text:c="2"/>-55.4 <text:s text:c="3"/>45.1</text:p>
      <text:p text:style-name="Standard"><text:s text:c="3"/>2.091 | 3 <text:s/>| <text:s text:c="3"/>0.956 <text:s text:c="2"/>-0.018 <text:s text:c="3"/>0.249 | <text:s text:c="3"/>-7.9 <text:s text:c="2"/>-73.8 <text:s/>-164.8</text:p>
      <text:p text:style-name="Standard"><text:s text:c="3"/>2.091 | 4 <text:s/>| <text:s text:c="3"/>1.008 <text:s text:c="2"/>-0.022 <text:s text:c="3"/>0.012 | <text:s text:c="2"/>-66.2 <text:s text:c="2"/>-85.0 <text:s/>-143.2</text:p>
      <text:p text:style-name="Standard"><text:s text:c="3"/>2.091 | 5 <text:s/>| <text:s text:c="3"/>1.018 <text:s text:c="2"/>-0.081 <text:s text:c="2"/>-0.120 | <text:s/>-146.0 <text:s text:c="2"/>-80.0 <text:s text:c="2"/>-27.1</text:p>
      <text:p text:style-name="Standard"><text:s text:c="3"/>2.126 | 0 <text:s/>| <text:s text:c="8"/>Comm Error <text:s text:c="8"/>| <text:s text:c="11"/>- <text:s text:c="10"/></text:p>
      <text:p text:style-name="Standard"><text:s text:c="3"/>2.126 | 1 <text:s/>| <text:s text:c="3"/>0.618 <text:s text:c="2"/>-0.301 <text:s text:c="3"/>0.296 | <text:s text:c="2"/>-52.5 <text:s text:c="2"/>-54.8 <text:s text:c="3"/>41.7</text:p>
      <text:p text:style-name="Standard"><text:s text:c="3"/>2.126 | 2 <text:s/>| <text:s text:c="3"/>0.581 <text:s text:c="3"/>0.420 <text:s text:c="3"/>0.218 | <text:s text:c="3"/>70.7 <text:s text:c="2"/>-55.7 <text:s text:c="3"/>46.7</text:p>
      <text:p text:style-name="Standard"><text:s text:c="3"/>2.126 | 3 <text:s/>| <text:s text:c="3"/>0.951 <text:s text:c="2"/>-0.010 <text:s text:c="3"/>0.265 | <text:s text:c="3"/>-7.4 <text:s text:c="2"/>-73.8 <text:s/>-165.3</text:p>
      <text:p text:style-name="Standard"><text:s text:c="3"/>2.126 | 4 <text:s/>| <text:s text:c="3"/>1.001 <text:s text:c="2"/>-0.030 <text:s text:c="3"/>0.006 | <text:s text:c="2"/>-65.8 <text:s text:c="2"/>-85.0 <text:s/>-144.1</text:p>
      <text:p text:style-name="Standard"><text:s text:c="3"/>2.126 | 5 <text:s/>| <text:s text:c="3"/>1.019 <text:s text:c="2"/>-0.089 <text:s text:c="2"/>-0.147 | <text:s/>-146.7 <text:s text:c="2"/>-79.9 <text:s text:c="2"/>-26.1</text:p>
      <text:p text:style-name="Standard"><text:soft-page-break/><text:s text:c="3"/>2.160 | 0 <text:s/>| <text:s text:c="8"/>Comm Error <text:s text:c="8"/>| <text:s text:c="11"/>- <text:s text:c="10"/></text:p>
      <text:p text:style-name="Standard"><text:s text:c="3"/>2.160 | 1 <text:s/>| <text:s text:c="3"/>0.673 <text:s text:c="2"/>-0.295 <text:s text:c="3"/>0.325 | <text:s text:c="2"/>-50.9 <text:s text:c="2"/>-55.0 <text:s text:c="3"/>39.4</text:p>
      <text:p text:style-name="Standard"><text:s text:c="3"/>2.160 | 2 <text:s/>| <text:s text:c="3"/>0.662 <text:s text:c="3"/>0.414 <text:s text:c="3"/>0.173 | <text:s text:c="3"/>70.3 <text:s text:c="2"/>-56.7 <text:s text:c="3"/>45.0</text:p>
      <text:p text:style-name="Standard"><text:s text:c="3"/>2.160 | 3 <text:s/>| <text:s text:c="3"/>0.958 <text:s text:c="2"/>-0.015 <text:s text:c="3"/>0.266 | <text:s text:c="3"/>-6.5 <text:s text:c="2"/>-73.8 <text:s/>-166.1</text:p>
      <text:p text:style-name="Standard"><text:s text:c="3"/>2.160 | 4 <text:s/>| <text:s text:c="3"/>1.015 <text:s text:c="3"/>0.001 <text:s text:c="3"/>0.005 | <text:s text:c="2"/>-63.7 <text:s text:c="2"/>-85.1 <text:s/>-144.9</text:p>
      <text:p text:style-name="Standard"><text:s text:c="3"/>2.160 | 5 <text:s/>| <text:s text:c="3"/>1.014 <text:s text:c="2"/>-0.080 <text:s text:c="2"/>-0.146 | <text:s/>-147.5 <text:s text:c="2"/>-79.7 <text:s text:c="2"/>-25.1</text:p>
      <text:p text:style-name="Standard"><text:s text:c="3"/>2.194 | 0 <text:s/>| <text:s text:c="8"/>Comm Error <text:s text:c="8"/>| <text:s text:c="11"/>- <text:s text:c="10"/></text:p>
      <text:p text:style-name="Standard"><text:s text:c="3"/>2.194 | 1 <text:s/>| <text:s text:c="3"/>0.715 <text:s text:c="2"/>-0.312 <text:s text:c="3"/>0.345 | <text:s text:c="2"/>-50.0 <text:s text:c="2"/>-55.2 <text:s text:c="3"/>38.9</text:p>
      <text:p text:style-name="Standard"><text:s text:c="3"/>2.194 | 2 <text:s/>| <text:s text:c="3"/>0.869 <text:s text:c="3"/>0.384 <text:s text:c="3"/>0.172 | <text:s text:c="3"/>72.6 <text:s text:c="2"/>-61.0 <text:s text:c="3"/>38.4</text:p>
      <text:p text:style-name="Standard"><text:s text:c="3"/>2.194 | 3 <text:s/>| <text:s text:c="3"/>0.979 <text:s text:c="2"/>-0.018 <text:s text:c="3"/>0.249 | <text:s text:c="3"/>-5.9 <text:s text:c="2"/>-74.0 <text:s/>-166.5</text:p>
      <text:p text:style-name="Standard"><text:s text:c="3"/>2.194 | 4 <text:s/>| <text:s text:c="3"/>1.003 <text:s text:c="2"/>-0.027 <text:s text:c="2"/>-0.013 | <text:s text:c="2"/>-66.4 <text:s text:c="2"/>-85.0 <text:s/>-141.6</text:p>
      <text:p text:style-name="Standard"><text:s text:c="3"/>2.194 | 5 <text:s/>| <text:s text:c="3"/>1.012 <text:s text:c="2"/>-0.092 <text:s text:c="2"/>-0.130 | <text:s/>-147.6 <text:s text:c="2"/>-79.6 <text:s text:c="2"/>-24.7</text:p>
      <text:p text:style-name="Standard"><text:s text:c="3"/>2.229 | 0 <text:s/>| <text:s text:c="8"/>Comm Error <text:s text:c="8"/>| <text:s text:c="11"/>- <text:s text:c="10"/></text:p>
      <text:p text:style-name="Standard"><text:s text:c="3"/>2.229 | 1 <text:s/>| <text:s text:c="3"/>0.859 <text:s text:c="2"/>-0.321 <text:s text:c="3"/>0.373 | <text:s text:c="2"/>-50.0 <text:s text:c="2"/>-55.8 <text:s text:c="3"/>39.0</text:p>
      <text:p text:style-name="Standard"><text:s text:c="3"/>2.229 | 2 <text:s/>| <text:s text:c="3"/>0.892 <text:s text:c="3"/>0.330 <text:s text:c="3"/>0.009 | <text:s text:c="3"/>77.8 <text:s text:c="2"/>-65.0 <text:s text:c="3"/>29.5</text:p>
      <text:p text:style-name="Standard"><text:s text:c="3"/>2.229 | 3 <text:s/>| <text:s text:c="3"/>0.991 <text:s text:c="2"/>-0.025 <text:s text:c="3"/>0.247 | <text:s text:c="3"/>-5.2 <text:s text:c="2"/>-74.4 <text:s/>-166.9</text:p>
      <text:p text:style-name="Standard"><text:s text:c="3"/>2.229 | 4 <text:s/>| <text:s text:c="3"/>1.012 <text:s text:c="2"/>-0.018 <text:s text:c="3"/>0.001 | <text:s text:c="2"/>-67.4 <text:s text:c="2"/>-85.1 <text:s/>-139.2</text:p>
      <text:p text:style-name="Standard"><text:s text:c="3"/>2.229 | 5 <text:s/>| <text:s text:c="3"/>1.008 <text:s text:c="2"/>-0.082 <text:s text:c="2"/>-0.128 | <text:s/>-147.2 <text:s text:c="2"/>-79.5 <text:s text:c="2"/>-24.4</text:p>
      <text:p text:style-name="Standard"><text:s text:c="3"/>2.263 | 0 <text:s/>| <text:s text:c="8"/>Comm Error <text:s text:c="8"/>| <text:s text:c="11"/>- <text:s text:c="10"/></text:p>
      <text:p text:style-name="Standard"><text:s text:c="3"/>2.263 | 1 <text:s/>| <text:s text:c="3"/>0.899 <text:s text:c="2"/>-0.314 <text:s text:c="3"/>0.414 | <text:s text:c="2"/>-48.8 <text:s text:c="2"/>-56.3 <text:s text:c="3"/>37.8</text:p>
      <text:p text:style-name="Standard"><text:s text:c="3"/>2.263 | 2 <text:s/>| <text:s text:c="3"/>1.184 <text:s text:c="3"/>0.266 <text:s text:c="2"/>-0.163 | <text:s text:c="3"/>86.3 <text:s text:c="2"/>-69.8 <text:s text:c="3"/>12.2</text:p>
      <text:p text:style-name="Standard"><text:s text:c="3"/>2.263 | 3 <text:s/>| <text:s text:c="3"/>0.986 <text:s text:c="2"/>-0.028 <text:s text:c="3"/>0.249 | <text:s text:c="3"/>-4.9 <text:s text:c="2"/>-74.6 <text:s/>-166.9</text:p>
      <text:p text:style-name="Standard"><text:s text:c="3"/>2.263 | 4 <text:s/>| <text:s text:c="3"/>1.011 <text:s text:c="2"/>-0.029 <text:s text:c="2"/>-0.011 | <text:s text:c="2"/>-68.9 <text:s text:c="2"/>-85.0 <text:s/>-137.6</text:p>
      <text:p text:style-name="Standard"><text:s text:c="3"/>2.263 | 5 <text:s/>| <text:s text:c="3"/>1.018 <text:s text:c="2"/>-0.102 <text:s text:c="2"/>-0.142 | <text:s/>-147.2 <text:s text:c="2"/>-79.3 <text:s text:c="2"/>-23.8</text:p>
      <text:p text:style-name="Standard"><text:s text:c="3"/>2.297 | 0 <text:s/>| <text:s text:c="8"/>Comm Error <text:s text:c="8"/>| <text:s text:c="11"/>- <text:s text:c="10"/></text:p>
      <text:p text:style-name="Standard"><text:s text:c="3"/>2.297 | 1 <text:s/>| <text:s text:c="3"/>0.918 <text:s text:c="2"/>-0.315 <text:s text:c="3"/>0.424 | <text:s text:c="2"/>-47.9 <text:s text:c="2"/>-56.6 <text:s text:c="3"/>37.0</text:p>
      <text:p text:style-name="Standard"><text:s text:c="3"/>2.297 | 2 <text:s/>| <text:s text:c="3"/>1.321 <text:s text:c="3"/>0.078 <text:s text:c="2"/>-0.250 | <text:s text:c="2"/>108.2 <text:s text:c="2"/>-74.1 <text:s text:c="3"/>-7.5</text:p>
      <text:p text:style-name="Standard"><text:s text:c="3"/>2.297 | 3 <text:s/>| <text:s text:c="3"/>0.988 <text:s text:c="2"/>-0.029 <text:s text:c="3"/>0.253 | <text:s text:c="3"/>-4.4 <text:s text:c="2"/>-74.8 <text:s/>-167.0</text:p>
      <text:p text:style-name="Standard"><text:s text:c="3"/>2.297 | 4 <text:s/>| <text:s text:c="3"/>1.009 <text:s text:c="3"/>0.009 <text:s text:c="2"/>-0.014 | <text:s text:c="2"/>-68.8 <text:s text:c="2"/>-85.1 <text:s/>-134.7</text:p>
      <text:p text:style-name="Standard"><text:s text:c="3"/>2.297 | 5 <text:s/>| <text:s text:c="3"/>1.003 <text:s text:c="2"/>-0.136 <text:s text:c="2"/>-0.144 | <text:s/>-146.0 <text:s text:c="2"/>-78.8 <text:s text:c="2"/>-24.1</text:p>
      <text:p text:style-name="Standard"><text:s text:c="3"/>2.331 | 0 <text:s/>| <text:s text:c="8"/>Comm Error <text:s text:c="8"/>| <text:s text:c="11"/>- <text:s text:c="10"/></text:p>
      <text:p text:style-name="Standard"><text:s text:c="3"/>2.331 | 1 <text:s/>| <text:s text:c="3"/>0.998 <text:s text:c="2"/>-0.313 <text:s text:c="3"/>0.429 | <text:s text:c="2"/>-46.9 <text:s text:c="2"/>-57.7 <text:s text:c="3"/>36.6</text:p>
      <text:p text:style-name="Standard"><text:s text:c="3"/>2.331 | 2 <text:s/>| <text:s text:c="3"/>1.095 <text:s text:c="2"/>-0.039 <text:s text:c="2"/>-0.375 | <text:s text:c="2"/>131.5 <text:s text:c="2"/>-76.8 <text:s text:c="2"/>-32.7</text:p>
      <text:p text:style-name="Standard"><text:s text:c="3"/>2.331 | 3 <text:s/>| <text:s text:c="3"/>0.994 <text:s text:c="2"/>-0.018 <text:s text:c="3"/>0.245 | <text:s text:c="3"/>-3.9 <text:s text:c="2"/>-74.9 <text:s/>-167.2</text:p>
      <text:p text:style-name="Standard"><text:s text:c="3"/>2.331 | 4 <text:s/>| <text:s text:c="3"/>1.008 <text:s text:c="2"/>-0.023 <text:s text:c="2"/>-0.019 | <text:s text:c="2"/>-73.1 <text:s text:c="2"/>-85.1 <text:s/>-130.0</text:p>
      <text:p text:style-name="Standard"><text:s text:c="3"/>2.331 | 5 <text:s/>| <text:s text:c="3"/>0.995 <text:s text:c="2"/>-0.203 <text:s text:c="2"/>-0.040 | <text:s/>-142.0 <text:s text:c="2"/>-78.4 <text:s text:c="2"/>-26.6</text:p>
      <text:p text:style-name="Standard"><text:s text:c="3"/>2.366 | 0 <text:s/>| <text:s text:c="8"/>Comm Error <text:s text:c="8"/>| <text:s text:c="11"/>- <text:s text:c="10"/></text:p>
      <text:p text:style-name="Standard"><text:s text:c="3"/>2.366 | 1 <text:s/>| <text:s text:c="3"/>0.956 <text:s text:c="2"/>-0.312 <text:s text:c="3"/>0.407 | <text:s text:c="2"/>-45.8 <text:s text:c="2"/>-58.4 <text:s text:c="3"/>35.9</text:p>
      <text:p text:style-name="Standard"><text:s text:c="3"/>2.366 | 2 <text:s/>| <text:s text:c="3"/>1.073 <text:s text:c="2"/>-0.037 <text:s text:c="2"/>-0.420 | <text:s text:c="2"/>165.7 <text:s text:c="2"/>-75.6 <text:s text:c="2"/>-68.6</text:p>
      <text:p text:style-name="Standard"><text:s text:c="3"/>2.366 | 3 <text:s/>| <text:s text:c="3"/>0.983 <text:s text:c="2"/>-0.006 <text:s text:c="3"/>0.208 | <text:s text:c="3"/>-3.2 <text:s text:c="2"/>-75.2 <text:s/>-167.6</text:p>
      <text:p text:style-name="Standard"><text:s text:c="3"/>2.366 | 4 <text:s/>| <text:s text:c="3"/>1.002 <text:s text:c="2"/>-0.022 <text:s text:c="2"/>-0.042 | <text:s text:c="2"/>-79.6 <text:s text:c="2"/>-85.1 <text:s/>-122.8</text:p>
      <text:p text:style-name="Standard"><text:s text:c="3"/>2.366 | 5 <text:s/>| <text:s text:c="3"/>0.979 <text:s text:c="2"/>-0.185 <text:s text:c="3"/>0.043 | <text:s/>-136.5 <text:s text:c="2"/>-78.2 <text:s text:c="2"/>-29.0</text:p>
      <text:p text:style-name="Standard"><text:s text:c="3"/>2.400 | 0 <text:s/>| <text:s text:c="8"/>Comm Error <text:s text:c="8"/>| <text:s text:c="11"/>- <text:s text:c="10"/></text:p>
      <text:p text:style-name="Standard"><text:s text:c="3"/>2.400 | 1 <text:s/>| <text:s text:c="3"/>0.972 <text:s text:c="2"/>-0.301 <text:s text:c="3"/>0.387 | <text:s text:c="2"/>-45.2 <text:s text:c="2"/>-59.3 <text:s text:c="3"/>35.5</text:p>
      <text:p text:style-name="Standard"><text:s text:c="3"/>2.400 | 2 <text:s/>| <text:s text:c="3"/>0.992 <text:s text:c="2"/>-0.065 <text:s text:c="2"/>-0.420 | <text:s/>-179.3 <text:s text:c="2"/>-73.3 <text:s text:c="2"/>-85.3</text:p>
      <text:p text:style-name="Standard"><text:s text:c="3"/>2.400 | 3 <text:s/>| <text:s text:c="3"/>0.961 <text:s text:c="2"/>-0.023 <text:s text:c="3"/>0.196 | <text:s text:c="3"/>-2.9 <text:s text:c="2"/>-75.5 <text:s/>-167.6</text:p>
      <text:p text:style-name="Standard"><text:s text:c="3"/>2.400 | 4 <text:s/>| <text:s text:c="3"/>1.003 <text:s text:c="2"/>-0.050 <text:s text:c="3"/>0.013 | <text:s text:c="2"/>-74.1 <text:s text:c="2"/>-85.0 <text:s/>-131.4</text:p>
      <text:p text:style-name="Standard"><text:s text:c="3"/>2.400 | 5 <text:s/>| <text:s text:c="3"/>1.030 <text:s text:c="2"/>-0.136 <text:s text:c="2"/>-0.192 | <text:s/>-140.4 <text:s text:c="2"/>-77.3 <text:s text:c="2"/>-22.6</text:p>
      <text:p text:style-name="Standard"><text:s text:c="3"/>2.433 | 0 <text:s/>| <text:s text:c="8"/>Comm Error <text:s text:c="8"/>| <text:s text:c="11"/>- <text:s text:c="10"/></text:p>
      <text:p text:style-name="Standard"><text:soft-page-break/><text:s text:c="3"/>2.433 | 1 <text:s/>| <text:s text:c="3"/>0.953 <text:s text:c="2"/>-0.344 <text:s text:c="3"/>0.373 | <text:s text:c="2"/>-43.6 <text:s text:c="2"/>-60.0 <text:s text:c="3"/>34.8</text:p>
      <text:p text:style-name="Standard"><text:s text:c="3"/>2.433 | 2 <text:s/>| <text:s text:c="3"/>0.876 <text:s text:c="2"/>-0.080 <text:s text:c="2"/>-0.439 | <text:s/>-170.1 <text:s text:c="2"/>-70.3 <text:s text:c="2"/>-99.1</text:p>
      <text:p text:style-name="Standard"><text:s text:c="3"/>2.433 | 3 <text:s/>| <text:s text:c="3"/>0.967 <text:s text:c="2"/>-0.074 <text:s text:c="3"/>0.230 | <text:s text:c="3"/>-4.2 <text:s text:c="2"/>-75.8 <text:s/>-166.0</text:p>
      <text:p text:style-name="Standard"><text:s text:c="3"/>2.433 | 4 <text:s/>| <text:s text:c="3"/>1.015 <text:s text:c="2"/>-0.032 <text:s text:c="3"/>0.046 | <text:s text:c="2"/>-61.8 <text:s text:c="2"/>-84.9 <text:s/>-146.6</text:p>
      <text:p text:style-name="Standard"><text:s text:c="3"/>2.433 | 5 <text:s/>| <text:s text:c="3"/>1.054 <text:s text:c="2"/>-0.264 <text:s text:c="2"/>-0.338 | <text:s/>-144.3 <text:s text:c="2"/>-75.2 <text:s text:c="2"/>-17.1</text:p>
      <text:p text:style-name="Standard"><text:s text:c="3"/>2.467 | 0 <text:s/>| <text:s text:c="8"/>Comm Error <text:s text:c="8"/>| <text:s text:c="11"/>- <text:s text:c="10"/></text:p>
      <text:p text:style-name="Standard"><text:s text:c="3"/>2.467 | 1 <text:s/>| <text:s text:c="3"/>0.943 <text:s text:c="2"/>-0.402 <text:s text:c="3"/>0.360 | <text:s text:c="2"/>-42.9 <text:s text:c="2"/>-60.5 <text:s text:c="3"/>34.7</text:p>
      <text:p text:style-name="Standard"><text:s text:c="3"/>2.467 | 2 <text:s/>| <text:s text:c="3"/>0.937 <text:s text:c="2"/>-0.127 <text:s text:c="2"/>-0.469 | <text:s/>-162.7 <text:s text:c="2"/>-65.8 <text:s/>-106.0</text:p>
      <text:p text:style-name="Standard"><text:s text:c="3"/>2.467 | 3 <text:s/>| <text:s text:c="3"/>1.038 <text:s text:c="2"/>-0.076 <text:s text:c="3"/>0.299 | <text:s text:c="3"/>-6.1 <text:s text:c="2"/>-75.5 <text:s/>-163.7</text:p>
      <text:p text:style-name="Standard"><text:s text:c="3"/>2.467 | 4 <text:s/>| <text:s text:c="3"/>1.019 <text:s text:c="2"/>-0.043 <text:s text:c="3"/>0.047 | <text:s text:c="2"/>-54.6 <text:s text:c="2"/>-84.7 <text:s/>-155.8</text:p>
      <text:p text:style-name="Standard"><text:s text:c="3"/>2.467 | 5 <text:s/>| <text:s text:c="3"/>0.996 <text:s text:c="2"/>-0.423 <text:s text:c="2"/>-0.494 | <text:s/>-142.7 <text:s text:c="2"/>-71.6 <text:s text:c="2"/>-15.5</text:p>
      <text:p text:style-name="Standard"><text:s text:c="3"/>2.502 | 0 <text:s/>| <text:s text:c="8"/>Comm Error <text:s text:c="8"/>| <text:s text:c="11"/>- <text:s text:c="10"/></text:p>
      <text:p text:style-name="Standard"><text:s text:c="3"/>2.502 | 1 <text:s/>| <text:s text:c="3"/>1.006 <text:s text:c="2"/>-0.417 <text:s text:c="3"/>0.348 | <text:s text:c="2"/>-42.2 <text:s text:c="2"/>-61.5 <text:s text:c="3"/>35.0</text:p>
      <text:p text:style-name="Standard"><text:s text:c="3"/>2.502 | 2 <text:s/>| <text:s text:c="3"/>0.950 <text:s text:c="2"/>-0.177 <text:s text:c="2"/>-0.519 | <text:s/>-158.7 <text:s text:c="2"/>-62.8 <text:s/>-111.8</text:p>
      <text:p text:style-name="Standard"><text:s text:c="3"/>2.502 | 3 <text:s/>| <text:s text:c="3"/>1.090 <text:s text:c="2"/>-0.009 <text:s text:c="3"/>0.322 | <text:s text:c="3"/>-5.4 <text:s text:c="2"/>-75.2 <text:s/>-164.3</text:p>
      <text:p text:style-name="Standard"><text:s text:c="3"/>2.502 | 4 <text:s/>| <text:s text:c="3"/>1.009 <text:s text:c="2"/>-0.056 <text:s text:c="3"/>0.065 | <text:s text:c="2"/>-48.5 <text:s text:c="2"/>-84.5 <text:s/>-163.5</text:p>
      <text:p text:style-name="Standard"><text:s text:c="3"/>2.502 | 5 <text:s/>| <text:s text:c="3"/>0.976 <text:s text:c="2"/>-0.386 <text:s text:c="2"/>-0.422 | <text:s/>-139.4 <text:s text:c="2"/>-68.9 <text:s text:c="2"/>-14.8</text:p>
      <text:p text:style-name="Standard"><text:s text:c="3"/>2.536 | 0 <text:s/>| <text:s text:c="8"/>Comm Error <text:s text:c="8"/>| <text:s text:c="11"/>- <text:s text:c="10"/></text:p>
      <text:p text:style-name="Standard"><text:s text:c="3"/>2.536 | 1 <text:s/>| <text:s text:c="3"/>1.039 <text:s text:c="2"/>-0.363 <text:s text:c="3"/>0.340 | <text:s text:c="2"/>-40.5 <text:s text:c="2"/>-62.6 <text:s text:c="3"/>34.2</text:p>
      <text:p text:style-name="Standard"><text:s text:c="3"/>2.536 | 2 <text:s/>| <text:s text:c="3"/>0.881 <text:s text:c="2"/>-0.265 <text:s text:c="2"/>-0.589 | <text:s/>-153.6 <text:s text:c="2"/>-58.2 <text:s/>-118.9</text:p>
      <text:p text:style-name="Standard"><text:s text:c="3"/>2.536 | 3 <text:s/>| <text:s text:c="3"/>1.048 <text:s text:c="2"/>-0.004 <text:s text:c="3"/>0.289 | <text:s text:c="3"/>-4.3 <text:s text:c="2"/>-74.9 <text:s/>-165.2</text:p>
      <text:p text:style-name="Standard"><text:s text:c="3"/>2.536 | 4 <text:s/>| <text:s text:c="3"/>1.003 <text:s text:c="2"/>-0.028 <text:s text:c="3"/>0.045 | <text:s text:c="2"/>-46.1 <text:s text:c="2"/>-84.4 <text:s/>-166.2</text:p>
      <text:p text:style-name="Standard"><text:s text:c="3"/>2.536 | 5 <text:s/>| <text:s text:c="3"/>0.994 <text:s text:c="2"/>-0.199 <text:s text:c="2"/>-0.375 | <text:s/>-138.0 <text:s text:c="2"/>-67.3 <text:s text:c="2"/>-12.0</text:p>
      <text:p text:style-name="Standard"><text:s text:c="3"/>2.570 | 0 <text:s/>| <text:s text:c="8"/>Comm Error <text:s text:c="8"/>| <text:s text:c="11"/>- <text:s text:c="10"/></text:p>
      <text:p text:style-name="Standard"><text:s text:c="3"/>2.570 | 1 <text:s/>| <text:s text:c="3"/>1.084 <text:s text:c="2"/>-0.325 <text:s text:c="3"/>0.333 | <text:s text:c="2"/>-37.3 <text:s text:c="2"/>-65.0 <text:s text:c="3"/>32.7</text:p>
      <text:p text:style-name="Standard"><text:s text:c="3"/>2.570 | 2 <text:s/>| <text:s text:c="3"/>0.907 <text:s text:c="2"/>-0.396 <text:s text:c="2"/>-0.633 | <text:s/>-149.8 <text:s text:c="2"/>-54.6 <text:s/>-124.0</text:p>
      <text:p text:style-name="Standard"><text:s text:c="3"/>2.570 | 3 <text:s/>| <text:s text:c="3"/>1.015 <text:s text:c="2"/>-0.026 <text:s text:c="3"/>0.251 | <text:s text:c="3"/>-3.4 <text:s text:c="2"/>-74.8 <text:s/>-166.0</text:p>
      <text:p text:style-name="Standard"><text:s text:c="3"/>2.570 | 4 <text:s/>| <text:s text:c="3"/>1.004 <text:s text:c="2"/>-0.062 <text:s text:c="3"/>0.042 | <text:s text:c="2"/>-46.6 <text:s text:c="2"/>-84.3 <text:s/>-165.9</text:p>
      <text:p text:style-name="Standard"><text:s text:c="3"/>2.570 | 5 <text:s/>| <text:s text:c="3"/>0.937 <text:s text:c="2"/>-0.264 <text:s text:c="2"/>-0.374 | <text:s/>-137.3 <text:s text:c="2"/>-66.4 <text:s text:c="2"/>-12.2</text:p>
      <text:p text:style-name="Standard"><text:s text:c="3"/>2.604 | 0 <text:s/>| <text:s text:c="8"/>Comm Error <text:s text:c="8"/>| <text:s text:c="11"/>- <text:s text:c="10"/></text:p>
      <text:p text:style-name="Standard"><text:s text:c="3"/>2.604 | 1 <text:s/>| <text:s text:c="3"/>1.177 <text:s text:c="2"/>-0.276 <text:s text:c="3"/>0.347 | <text:s text:c="2"/>-34.4 <text:s text:c="2"/>-66.8 <text:s text:c="3"/>30.9</text:p>
      <text:p text:style-name="Standard"><text:s text:c="3"/>2.604 | 2 <text:s/>| <text:s text:c="3"/>0.823 <text:s text:c="2"/>-0.435 <text:s text:c="2"/>-0.657 | <text:s/>-145.6 <text:s text:c="2"/>-51.4 <text:s/>-128.8</text:p>
      <text:p text:style-name="Standard"><text:s text:c="3"/>2.604 | 3 <text:s/>| <text:s text:c="3"/>0.996 <text:s text:c="2"/>-0.046 <text:s text:c="3"/>0.246 | <text:s text:c="3"/>-3.6 <text:s text:c="2"/>-74.9 <text:s/>-165.6</text:p>
      <text:p text:style-name="Standard"><text:s text:c="3"/>2.604 | 4 <text:s/>| <text:s text:c="3"/>1.001 <text:s text:c="2"/>-0.045 <text:s text:c="3"/>0.016 | <text:s text:c="2"/>-49.2 <text:s text:c="2"/>-84.3 <text:s/>-162.8</text:p>
      <text:p text:style-name="Standard"><text:s text:c="3"/>2.604 | 5 <text:s/>| <text:s text:c="3"/>0.897 <text:s text:c="2"/>-0.217 <text:s text:c="2"/>-0.392 | <text:s/>-137.6 <text:s text:c="2"/>-65.5 <text:s text:c="2"/>-13.1</text:p>
      <text:p text:style-name="Standard"><text:s text:c="3"/>2.638 | 0 <text:s/>| <text:s text:c="8"/>Comm Error <text:s text:c="8"/>| <text:s text:c="11"/>- <text:s text:c="10"/></text:p>
      <text:p text:style-name="Standard"><text:s text:c="3"/>2.638 | 1 <text:s/>| <text:s text:c="3"/>1.154 <text:s text:c="2"/>-0.236 <text:s text:c="3"/>0.344 | <text:s text:c="2"/>-30.3 <text:s text:c="2"/>-68.5 <text:s text:c="3"/>27.9</text:p>
      <text:p text:style-name="Standard"><text:s text:c="3"/>2.638 | 2 <text:s/>| <text:s text:c="3"/>0.731 <text:s text:c="2"/>-0.449 <text:s text:c="2"/>-0.675 | <text:s/>-140.7 <text:s text:c="2"/>-47.6 <text:s/>-134.1</text:p>
      <text:p text:style-name="Standard"><text:s text:c="3"/>2.638 | 3 <text:s/>| <text:s text:c="3"/>0.986 <text:s text:c="2"/>-0.057 <text:s text:c="3"/>0.250 | <text:s text:c="3"/>-4.4 <text:s text:c="2"/>-74.8 <text:s/>-164.7</text:p>
      <text:p text:style-name="Standard"><text:s text:c="3"/>2.638 | 4 <text:s/>| <text:s text:c="3"/>1.014 <text:s text:c="2"/>-0.039 <text:s text:c="2"/>-0.002 | <text:s text:c="2"/>-52.3 <text:s text:c="2"/>-84.5 <text:s/>-158.9</text:p>
      <text:p text:style-name="Standard"><text:s text:c="3"/>2.638 | 5 <text:s/>| <text:s text:c="3"/>0.884 <text:s text:c="2"/>-0.253 <text:s text:c="2"/>-0.397 | <text:s/>-138.2 <text:s text:c="2"/>-64.2 <text:s text:c="2"/>-15.1</text:p>
      <text:p text:style-name="Standard"><text:s text:c="3"/>2.672 | 0 <text:s/>| <text:s text:c="8"/>Comm Error <text:s text:c="8"/>| <text:s text:c="11"/>- <text:s text:c="10"/></text:p>
      <text:p text:style-name="Standard"><text:s text:c="3"/>2.672 | 1 <text:s/>| <text:s text:c="3"/>1.184 <text:s text:c="2"/>-0.165 <text:s text:c="3"/>0.297 | <text:s text:c="2"/>-18.0 <text:s text:c="2"/>-72.6 <text:s text:c="3"/>17.9</text:p>
      <text:p text:style-name="Standard"><text:s text:c="3"/>2.672 | 2 <text:s/>| <text:s text:c="3"/>0.704 <text:s text:c="2"/>-0.442 <text:s text:c="2"/>-0.643 | <text:s/>-137.2 <text:s text:c="2"/>-45.7 <text:s/>-137.5</text:p>
      <text:p text:style-name="Standard"><text:s text:c="3"/>2.672 | 3 <text:s/>| <text:s text:c="3"/>0.994 <text:s text:c="2"/>-0.052 <text:s text:c="3"/>0.252 | <text:s text:c="3"/>-5.2 <text:s text:c="2"/>-74.8 <text:s/>-163.9</text:p>
      <text:p text:style-name="Standard"><text:s text:c="3"/>2.672 | 4 <text:s/>| <text:s text:c="3"/>1.005 <text:s text:c="2"/>-0.013 <text:s text:c="2"/>-0.003 | <text:s text:c="2"/>-54.8 <text:s text:c="2"/>-84.7 <text:s/>-155.1</text:p>
      <text:p text:style-name="Standard"><text:s text:c="3"/>2.672 | 5 <text:s/>| <text:s text:c="3"/>0.894 <text:s text:c="2"/>-0.212 <text:s text:c="2"/>-0.373 | <text:s/>-137.8 <text:s text:c="2"/>-63.3 <text:s text:c="2"/>-16.8</text:p>
      <text:p text:style-name="Standard"><text:s text:c="3"/>2.706 | 0 <text:s/>| <text:s text:c="8"/>Comm Error <text:s text:c="8"/>| <text:s text:c="11"/>- <text:s text:c="10"/></text:p>
      <text:p text:style-name="Standard"><text:s text:c="3"/>2.706 | 1 <text:s/>| <text:s text:c="3"/>1.196 <text:s text:c="2"/>-0.125 <text:s text:c="3"/>0.310 | <text:s text:c="3"/>-4.2 <text:s text:c="2"/>-74.7 <text:s text:c="4"/>5.7</text:p>
      <text:p text:style-name="Standard"><text:soft-page-break/><text:s text:c="3"/>2.706 | 2 <text:s/>| <text:s text:c="3"/>0.643 <text:s text:c="2"/>-0.469 <text:s text:c="2"/>-0.626 | <text:s/>-133.5 <text:s text:c="2"/>-44.4 <text:s/>-141.1</text:p>
      <text:p text:style-name="Standard"><text:s text:c="3"/>2.706 | 3 <text:s/>| <text:s text:c="3"/>1.005 <text:s text:c="2"/>-0.044 <text:s text:c="3"/>0.252 | <text:s text:c="3"/>-5.9 <text:s text:c="2"/>-74.8 <text:s/>-163.2</text:p>
      <text:p text:style-name="Standard"><text:s text:c="3"/>2.706 | 4 <text:s/>| <text:s text:c="3"/>1.003 <text:s text:c="2"/>-0.012 <text:s text:c="3"/>0.017 | <text:s text:c="2"/>-51.8 <text:s text:c="2"/>-84.9 <text:s/>-157.3</text:p>
      <text:p text:style-name="Standard"><text:s text:c="3"/>2.706 | 5 <text:s/>| <text:s text:c="3"/>0.948 <text:s text:c="2"/>-0.104 <text:s text:c="2"/>-0.403 | <text:s/>-139.2 <text:s text:c="2"/>-63.2 <text:s text:c="2"/>-16.9</text:p>
      <text:p text:style-name="Standard"><text:s text:c="3"/>2.741 | 0 <text:s/>| <text:s text:c="8"/>Comm Error <text:s text:c="8"/>| <text:s text:c="11"/>- <text:s text:c="10"/></text:p>
      <text:p text:style-name="Standard"><text:s text:c="3"/>2.741 | 1 <text:s/>| <text:s text:c="3"/>1.052 <text:s text:c="2"/>-0.068 <text:s text:c="3"/>0.286 | <text:s text:c="3"/>17.6 <text:s text:c="2"/>-75.2 <text:s text:c="2"/>-14.0</text:p>
      <text:p text:style-name="Standard"><text:s text:c="3"/>2.741 | 2 <text:s/>| <text:s text:c="3"/>0.552 <text:s text:c="2"/>-0.547 <text:s text:c="2"/>-0.607 | <text:s/>-129.5 <text:s text:c="2"/>-43.1 <text:s/>-144.6</text:p>
      <text:p text:style-name="Standard"><text:s text:c="3"/>2.741 | 3 <text:s/>| <text:s text:c="3"/>1.021 <text:s text:c="2"/>-0.036 <text:s text:c="3"/>0.247 | <text:s text:c="3"/>-6.0 <text:s text:c="2"/>-74.8 <text:s/>-163.2</text:p>
      <text:p text:style-name="Standard"><text:s text:c="3"/>2.741 | 4 <text:s/>| <text:s text:c="3"/>1.011 <text:s text:c="2"/>-0.026 <text:s text:c="3"/>0.037 | <text:s text:c="2"/>-45.7 <text:s text:c="2"/>-84.9 <text:s/>-164.0</text:p>
      <text:p text:style-name="Standard"><text:s text:c="3"/>2.741 | 5 <text:s/>| <text:s text:c="3"/>0.934 <text:s text:c="2"/>-0.061 <text:s text:c="2"/>-0.341 | <text:s/>-140.9 <text:s text:c="2"/>-64.0 <text:s text:c="2"/>-16.9</text:p>
      <text:p text:style-name="Standard"><text:s text:c="3"/>2.775 | 0 <text:s/>| <text:s text:c="8"/>Comm Error <text:s text:c="8"/>| <text:s text:c="11"/>- <text:s text:c="10"/></text:p>
      <text:p text:style-name="Standard"><text:s text:c="3"/>2.775 | 1 <text:s/>| <text:s text:c="3"/>1.072 <text:s text:c="3"/>0.017 <text:s text:c="3"/>0.221 | <text:s text:c="3"/>34.7 <text:s text:c="2"/>-74.8 <text:s text:c="2"/>-29.6</text:p>
      <text:p text:style-name="Standard"><text:s text:c="3"/>2.775 | 2 <text:s/>| <text:s text:c="3"/>0.449 <text:s text:c="2"/>-0.644 <text:s text:c="2"/>-0.583 | <text:s/>-125.4 <text:s text:c="2"/>-41.6 <text:s/>-147.9</text:p>
      <text:p text:style-name="Standard"><text:s text:c="3"/>2.775 | 3 <text:s/>| <text:s text:c="3"/>0.999 <text:s text:c="2"/>-0.056 <text:s text:c="3"/>0.227 | <text:s text:c="3"/>-6.3 <text:s text:c="2"/>-74.9 <text:s/>-162.8</text:p>
      <text:p text:style-name="Standard"><text:s text:c="3"/>2.775 | 4 <text:s/>| <text:s text:c="3"/>1.014 <text:s text:c="2"/>-0.036 <text:s text:c="3"/>0.028 | <text:s text:c="2"/>-43.0 <text:s text:c="2"/>-85.0 <text:s/>-166.7</text:p>
      <text:p text:style-name="Standard"><text:s text:c="3"/>2.775 | 5 <text:s/>| <text:s text:c="3"/>0.988 <text:s text:c="2"/>-0.093 <text:s text:c="2"/>-0.288 | <text:s/>-142.6 <text:s text:c="2"/>-66.1 <text:s text:c="2"/>-18.2</text:p>
      <text:p text:style-name="Standard"><text:s text:c="3"/>2.809 | 0 <text:s/>| <text:s text:c="8"/>Comm Error <text:s text:c="8"/>| <text:s text:c="11"/>- <text:s text:c="10"/></text:p>
      <text:p text:style-name="Standard"><text:s text:c="3"/>2.809 | 1 <text:s/>| <text:s text:c="3"/>0.966 <text:s text:c="3"/>0.091 <text:s text:c="3"/>0.220 | <text:s text:c="3"/>45.5 <text:s text:c="2"/>-73.8 <text:s text:c="2"/>-43.4</text:p>
      <text:p text:style-name="Standard"><text:s text:c="3"/>2.809 | 2 <text:s/>| <text:s text:c="3"/>0.418 <text:s text:c="2"/>-0.617 <text:s text:c="2"/>-0.475 | <text:s/>-120.5 <text:s text:c="2"/>-39.8 <text:s/>-150.6</text:p>
      <text:p text:style-name="Standard"><text:s text:c="3"/>2.809 | 3 <text:s/>| <text:s text:c="3"/>1.003 <text:s text:c="2"/>-0.084 <text:s text:c="3"/>0.218 | <text:s text:c="3"/>-8.0 <text:s text:c="2"/>-75.1 <text:s/>-161.0</text:p>
      <text:p text:style-name="Standard"><text:s text:c="3"/>2.809 | 4 <text:s/>| <text:s text:c="3"/>1.015 <text:s text:c="2"/>-0.056 <text:s text:c="3"/>0.028 | <text:s text:c="2"/>-43.1 <text:s text:c="2"/>-85.0 <text:s/>-166.2</text:p>
      <text:p text:style-name="Standard"><text:s text:c="3"/>2.809 | 5 <text:s/>| <text:s text:c="3"/>1.087 <text:s text:c="3"/>0.060 <text:s text:c="2"/>-0.132 | <text:s/>-144.9 <text:s text:c="2"/>-69.4 <text:s text:c="2"/>-18.7</text:p>
      <text:p text:style-name="Standard"><text:s text:c="3"/>2.843 | 0 <text:s/>| <text:s text:c="8"/>Comm Error <text:s text:c="8"/>| <text:s text:c="11"/>- <text:s text:c="10"/></text:p>
      <text:p text:style-name="Standard"><text:s text:c="3"/>2.843 | 1 <text:s/>| <text:s text:c="3"/>0.835 <text:s text:c="3"/>0.193 <text:s text:c="3"/>0.156 | <text:s text:c="3"/>64.1 <text:s text:c="2"/>-70.5 <text:s text:c="2"/>-55.3</text:p>
      <text:p text:style-name="Standard"><text:s text:c="3"/>2.843 | 2 <text:s/>| <text:s text:c="3"/>0.587 <text:s text:c="2"/>-0.575 <text:s text:c="2"/>-0.360 | <text:s/>-116.6 <text:s text:c="2"/>-40.8 <text:s/>-152.4</text:p>
      <text:p text:style-name="Standard"><text:s text:c="3"/>2.843 | 3 <text:s/>| <text:s text:c="3"/>1.019 <text:s text:c="2"/>-0.100 <text:s text:c="3"/>0.220 | <text:s text:c="3"/>-9.9 <text:s text:c="2"/>-75.3 <text:s/>-159.0</text:p>
      <text:p text:style-name="Standard"><text:s text:c="3"/>2.843 | 4 <text:s/>| <text:s text:c="3"/>1.016 <text:s text:c="2"/>-0.023 <text:s text:c="3"/>0.018 | <text:s text:c="2"/>-38.2 <text:s text:c="2"/>-85.1 <text:s/>-171.4</text:p>
      <text:p text:style-name="Standard"><text:s text:c="3"/>2.843 | 5 <text:s/>| <text:s text:c="3"/>0.957 <text:s text:c="2"/>-0.307 <text:s text:c="2"/>-0.326 | <text:s/>-144.1 <text:s text:c="2"/>-71.1 <text:s text:c="2"/>-21.8</text:p>
      <text:p text:style-name="Standard"><text:s text:c="3"/>2.878 | 0 <text:s/>| <text:s text:c="8"/>Comm Error <text:s text:c="8"/>| <text:s text:c="11"/>- <text:s text:c="10"/></text:p>
      <text:p text:style-name="Standard"><text:s text:c="3"/>2.878 | 1 <text:s/>| <text:s text:c="3"/>0.830 <text:s text:c="3"/>0.263 <text:s text:c="3"/>0.110 | <text:s text:c="3"/>72.1 <text:s text:c="2"/>-68.3 <text:s text:c="2"/>-62.0</text:p>
      <text:p text:style-name="Standard"><text:s text:c="3"/>2.878 | 2 <text:s/>| <text:s text:c="3"/>0.649 <text:s text:c="2"/>-0.574 <text:s text:c="2"/>-0.271 | <text:s/>-109.2 <text:s text:c="2"/>-44.6 <text:s/>-156.9</text:p>
      <text:p text:style-name="Standard"><text:s text:c="3"/>2.878 | 3 <text:s/>| <text:s text:c="3"/>1.014 <text:s text:c="2"/>-0.088 <text:s text:c="3"/>0.206 | <text:s text:c="2"/>-12.5 <text:s text:c="2"/>-75.6 <text:s/>-156.2</text:p>
      <text:p text:style-name="Standard"><text:s text:c="3"/>2.878 | 4 <text:s/>| <text:s text:c="3"/>1.015 <text:s text:c="2"/>-0.031 <text:s text:c="3"/>0.021 | <text:s text:c="2"/>-25.5 <text:s text:c="2"/>-85.2 <text:s text:c="2"/>173.2</text:p>
      <text:p text:style-name="Standard"><text:s text:c="3"/>2.878 | 5 <text:s/>| <text:s text:c="3"/>1.019 <text:s text:c="2"/>-0.220 <text:s text:c="2"/>-0.180 | <text:s/>-141.7 <text:s text:c="2"/>-72.0 <text:s text:c="2"/>-23.9</text:p>
      <text:p text:style-name="Standard"><text:s text:c="3"/>2.912 | 0 <text:s/>| <text:s text:c="8"/>Comm Error <text:s text:c="8"/>| <text:s text:c="11"/>- <text:s text:c="10"/></text:p>
      <text:p text:style-name="Standard"><text:s text:c="3"/>2.912 | 1 <text:s/>| <text:s text:c="3"/>0.715 <text:s text:c="3"/>0.376 <text:s text:c="3"/>0.031 | <text:s text:c="3"/>83.7 <text:s text:c="2"/>-62.4 <text:s text:c="2"/>-70.9</text:p>
      <text:p text:style-name="Standard"><text:s text:c="3"/>2.912 | 2 <text:s/>| <text:s text:c="3"/>0.438 <text:s text:c="2"/>-0.494 <text:s text:c="2"/>-0.098 | <text:s/>-102.1 <text:s text:c="2"/>-47.0 <text:s/>-161.3</text:p>
      <text:p text:style-name="Standard"><text:s text:c="3"/>2.912 | 3 <text:s/>| <text:s text:c="3"/>0.993 <text:s text:c="2"/>-0.056 <text:s text:c="3"/>0.215 | <text:s text:c="2"/>-13.7 <text:s text:c="2"/>-75.8 <text:s/>-154.9</text:p>
      <text:p text:style-name="Standard"><text:s text:c="3"/>2.912 | 4 <text:s/>| <text:s text:c="3"/>1.001 <text:s text:c="3"/>0.011 <text:s text:c="3"/>0.018 | <text:s text:c="4"/>5.1 <text:s text:c="2"/>-85.2 <text:s text:c="2"/>128.3</text:p>
      <text:p text:style-name="Standard"><text:s text:c="3"/>2.912 | 5 <text:s/>| <text:s text:c="3"/>0.989 <text:s text:c="2"/>-0.319 <text:s text:c="2"/>-0.230 | <text:s/>-139.1 <text:s text:c="2"/>-72.4 <text:s text:c="2"/>-26.4</text:p>
      <text:p text:style-name="Standard"><text:s text:c="3"/>2.946 | 0 <text:s/>| <text:s text:c="8"/>Comm Error <text:s text:c="8"/>| <text:s text:c="11"/>- <text:s text:c="10"/></text:p>
      <text:p text:style-name="Standard"><text:s text:c="3"/>2.946 | 1 <text:s/>| <text:s text:c="3"/>0.600 <text:s text:c="3"/>0.433 <text:s text:c="2"/>-0.006 | <text:s text:c="3"/>89.8 <text:s text:c="2"/>-57.4 <text:s text:c="2"/>-74.9</text:p>
      <text:p text:style-name="Standard"><text:s text:c="3"/>2.946 | 2 <text:s/>| <text:s text:c="3"/>0.524 <text:s text:c="2"/>-0.333 <text:s text:c="2"/>-0.028 | <text:s text:c="2"/>-96.4 <text:s text:c="2"/>-49.5 <text:s/>-163.2</text:p>
      <text:p text:style-name="Standard"><text:s text:c="3"/>2.946 | 3 <text:s/>| <text:s text:c="3"/>0.980 <text:s text:c="2"/>-0.027 <text:s text:c="3"/>0.210 | <text:s text:c="2"/>-13.8 <text:s text:c="2"/>-76.0 <text:s/>-154.8</text:p>
      <text:p text:style-name="Standard"><text:s text:c="3"/>2.946 | 4 <text:s/>| <text:s text:c="3"/>1.011 <text:s text:c="3"/>0.030 <text:s text:c="3"/>0.021 | <text:s text:c="3"/>43.7 <text:s text:c="2"/>-85.2 <text:s text:c="3"/>84.3</text:p>
      <text:p text:style-name="Standard"><text:s text:c="3"/>2.946 | 5 <text:s/>| <text:s text:c="3"/>1.019 <text:s text:c="2"/>-0.221 <text:s text:c="2"/>-0.202 | <text:s/>-138.0 <text:s text:c="2"/>-73.5 <text:s text:c="2"/>-28.4</text:p>
      <text:p text:style-name="Standard"><text:s text:c="3"/>2.980 | 0 <text:s/>| <text:s text:c="8"/>Comm Error <text:s text:c="8"/>| <text:s text:c="11"/>- <text:s text:c="10"/></text:p>
      <text:p text:style-name="Standard"><text:s text:c="3"/>2.980 | 1 <text:s/>| <text:s text:c="3"/>0.529 <text:s text:c="3"/>0.448 <text:s text:c="2"/>-0.043 | <text:s text:c="3"/>95.6 <text:s text:c="2"/>-50.9 <text:s text:c="2"/>-77.6</text:p>
      <text:p text:style-name="Standard"><text:s text:c="3"/>2.980 | 2 <text:s/>| <text:s text:c="3"/>0.734 <text:s text:c="2"/>-0.319 <text:s text:c="3"/>0.168 | <text:s text:c="2"/>-89.5 <text:s text:c="2"/>-53.9 <text:s/>-166.2</text:p>
      <text:p text:style-name="Standard"><text:soft-page-break/><text:s text:c="3"/>2.980 | 3 <text:s/>| <text:s text:c="3"/>0.970 <text:s text:c="2"/>-0.036 <text:s text:c="3"/>0.209 | <text:s text:c="2"/>-13.8 <text:s text:c="2"/>-76.2 <text:s/>-154.8</text:p>
      <text:p text:style-name="Standard"><text:s text:c="3"/>2.980 | 4 <text:s/>| <text:s text:c="3"/>1.012 <text:s text:c="3"/>0.050 <text:s text:c="3"/>0.006 | <text:s text:c="3"/>73.1 <text:s text:c="2"/>-84.9 <text:s text:c="3"/>61.7</text:p>
      <text:p text:style-name="Standard"><text:s text:c="3"/>2.980 | 5 <text:s/>| <text:s text:c="3"/>0.987 <text:s text:c="2"/>-0.183 <text:s text:c="2"/>-0.209 | <text:s/>-137.4 <text:s text:c="2"/>-74.0 <text:s text:c="2"/>-29.1</text:p>
      <text:p text:style-name="Standard"><text:s text:c="3"/>3.015 | 0 <text:s/>| <text:s text:c="8"/>Comm Error <text:s text:c="8"/>| <text:s text:c="11"/>- <text:s text:c="10"/></text:p>
      <text:p text:style-name="Standard"><text:s text:c="3"/>3.015 | 1 <text:s/>| <text:s text:c="3"/>0.422 <text:s text:c="3"/>0.451 <text:s text:c="2"/>-0.125 | <text:s text:c="2"/>100.0 <text:s text:c="2"/>-46.3 <text:s text:c="2"/>-79.2</text:p>
      <text:p text:style-name="Standard"><text:s text:c="3"/>3.015 | 2 <text:s/>| <text:s text:c="3"/>0.544 <text:s text:c="2"/>-0.282 <text:s text:c="3"/>0.081 | <text:s text:c="2"/>-81.7 <text:s text:c="2"/>-57.3 <text:s/>-170.1</text:p>
      <text:p text:style-name="Standard"><text:s text:c="3"/>3.015 | 3 <text:s/>| <text:s text:c="3"/>0.941 <text:s text:c="2"/>-0.070 <text:s text:c="3"/>0.229 | <text:s text:c="2"/>-14.8 <text:s text:c="2"/>-76.2 <text:s/>-153.7</text:p>
      <text:p text:style-name="Standard"><text:s text:c="3"/>3.015 | 4 <text:s/>| <text:s text:c="3"/>1.003 <text:s text:c="3"/>0.157 <text:s text:c="2"/>-0.038 | <text:s text:c="3"/>88.5 <text:s text:c="2"/>-84.3 <text:s text:c="3"/>50.2</text:p>
      <text:p text:style-name="Standard"><text:s text:c="3"/>3.015 | 5 <text:s/>| <text:s text:c="3"/>1.020 <text:s text:c="2"/>-0.091 <text:s text:c="2"/>-0.277 | <text:s/>-141.6 <text:s text:c="2"/>-75.1 <text:s text:c="2"/>-24.7</text:p>
      <text:p text:style-name="Standard"><text:s text:c="3"/>3.048 | 0 <text:s/>| <text:s text:c="8"/>Comm Error <text:s text:c="8"/>| <text:s text:c="11"/>- <text:s text:c="10"/></text:p>
      <text:p text:style-name="Standard"><text:s text:c="3"/>3.048 | 1 <text:s/>| <text:s text:c="3"/>0.394 <text:s text:c="3"/>0.400 <text:s text:c="2"/>-0.160 | <text:s text:c="2"/>104.4 <text:s text:c="2"/>-42.8 <text:s text:c="2"/>-79.8</text:p>
      <text:p text:style-name="Standard"><text:s text:c="3"/>3.048 | 2 <text:s/>| <text:s text:c="3"/>0.696 <text:s text:c="2"/>-0.225 <text:s text:c="3"/>0.137 | <text:s text:c="2"/>-74.2 <text:s text:c="2"/>-62.4 <text:s/>-172.6</text:p>
      <text:p text:style-name="Standard"><text:s text:c="3"/>3.048 | 3 <text:s/>| <text:s text:c="3"/>0.940 <text:s text:c="2"/>-0.050 <text:s text:c="3"/>0.289 | <text:s text:c="2"/>-15.7 <text:s text:c="2"/>-75.9 <text:s/>-152.9</text:p>
      <text:p text:style-name="Standard"><text:s text:c="3"/>3.048 | 4 <text:s/>| <text:s text:c="3"/>1.007 <text:s text:c="3"/>0.137 <text:s text:c="2"/>-0.014 | <text:s text:c="3"/>95.6 <text:s text:c="2"/>-83.0 <text:s text:c="3"/>43.4</text:p>
      <text:p text:style-name="Standard"><text:s text:c="3"/>3.048 | 5 <text:s/>| <text:s text:c="3"/>0.990 <text:s text:c="2"/>-0.277 <text:s text:c="2"/>-0.313 | <text:s/>-142.2 <text:s text:c="2"/>-75.1 <text:s text:c="2"/>-24.9</text:p>
      <text:p text:style-name="Standard"><text:s text:c="3"/>3.083 | 0 <text:s/>| <text:s text:c="8"/>Comm Error <text:s text:c="8"/>| <text:s text:c="11"/>- <text:s text:c="10"/></text:p>
      <text:p text:style-name="Standard"><text:s text:c="3"/>3.083 | 1 <text:s/>| <text:s text:c="3"/>0.363 <text:s text:c="3"/>0.466 <text:s text:c="2"/>-0.253 | <text:s text:c="2"/>111.0 <text:s text:c="2"/>-38.4 <text:s text:c="2"/>-80.5</text:p>
      <text:p text:style-name="Standard"><text:s text:c="3"/>3.083 | 2 <text:s/>| <text:s text:c="3"/>0.861 <text:s text:c="2"/>-0.244 <text:s text:c="3"/>0.300 | <text:s text:c="2"/>-65.4 <text:s text:c="2"/>-65.5 <text:s/>-177.8</text:p>
      <text:p text:style-name="Standard"><text:s text:c="3"/>3.083 | 3 <text:s/>| <text:s text:c="3"/>0.982 <text:s text:c="2"/>-0.007 <text:s text:c="3"/>0.270 | <text:s text:c="2"/>-14.6 <text:s text:c="2"/>-75.5 <text:s/>-154.1</text:p>
      <text:p text:style-name="Standard"><text:s text:c="3"/>3.083 | 4 <text:s/>| <text:s text:c="3"/>1.026 <text:s text:c="2"/>-0.079 <text:s text:c="3"/>0.014 | <text:s text:c="3"/>94.9 <text:s text:c="2"/>-83.3 <text:s text:c="3"/>42.6</text:p>
      <text:p text:style-name="Standard"><text:s text:c="3"/>3.083 | 5 <text:s/>| <text:s text:c="3"/>1.007 <text:s text:c="2"/>-0.216 <text:s text:c="2"/>-0.187 | <text:s/>-140.2 <text:s text:c="2"/>-75.5 <text:s text:c="2"/>-27.0</text:p>
      <text:p text:style-name="Standard"><text:s text:c="3"/>3.117 | 0 <text:s/>| <text:s text:c="8"/>Comm Error <text:s text:c="8"/>| <text:s text:c="11"/>- <text:s text:c="10"/></text:p>
      <text:p text:style-name="Standard"><text:s text:c="3"/>3.117 | 1 <text:s/>| <text:s text:c="3"/>0.414 <text:s text:c="3"/>0.598 <text:s text:c="2"/>-0.354 | <text:s text:c="2"/>115.8 <text:s text:c="2"/>-35.2 <text:s text:c="2"/>-81.0</text:p>
      <text:p text:style-name="Standard"><text:s text:c="3"/>3.117 | 2 <text:s/>| <text:s text:c="3"/>0.799 <text:s text:c="2"/>-0.214 <text:s text:c="3"/>0.331 | <text:s text:c="2"/>-54.2 <text:s text:c="2"/>-67.2 <text:s text:c="2"/>174.6</text:p>
      <text:p text:style-name="Standard"><text:s text:c="3"/>3.117 | 3 <text:s/>| <text:s text:c="3"/>1.004 <text:s text:c="3"/>0.023 <text:s text:c="3"/>0.187 | <text:s text:c="2"/>-12.6 <text:s text:c="2"/>-75.7 <text:s/>-156.2</text:p>
      <text:p text:style-name="Standard"><text:s text:c="3"/>3.117 | 4 <text:s/>| <text:s text:c="3"/>1.061 <text:s text:c="3"/>0.132 <text:s text:c="2"/>-0.084 | <text:s text:c="2"/>101.1 <text:s text:c="2"/>-82.9 <text:s text:c="3"/>37.2</text:p>
      <text:p text:style-name="Standard"><text:s text:c="3"/>3.117 | 5 <text:s/>| <text:s text:c="3"/>1.020 <text:s text:c="2"/>-0.130 <text:s text:c="2"/>-0.074 | <text:s/>-136.6 <text:s text:c="2"/>-77.4 <text:s text:c="2"/>-30.3</text:p>
      <text:p text:style-name="Standard"><text:s text:c="3"/>3.151 | 0 <text:s/>| <text:s text:c="8"/>Comm Error <text:s text:c="8"/>| <text:s text:c="11"/>- <text:s text:c="10"/></text:p>
      <text:p text:style-name="Standard"><text:s text:c="3"/>3.151 | 1 <text:s/>| <text:s text:c="3"/>0.360 <text:s text:c="3"/>0.721 <text:s text:c="2"/>-0.493 | <text:s text:c="2"/>120.9 <text:s text:c="2"/>-30.8 <text:s text:c="2"/>-80.4</text:p>
      <text:p text:style-name="Standard"><text:s text:c="3"/>3.151 | 2 <text:s/>| <text:s text:c="3"/>0.946 <text:s text:c="2"/>-0.077 <text:s text:c="3"/>0.451 | <text:s text:c="2"/>-36.6 <text:s text:c="2"/>-69.1 <text:s text:c="2"/>161.5</text:p>
      <text:p text:style-name="Standard"><text:s text:c="3"/>3.151 | 3 <text:s/>| <text:s text:c="3"/>1.014 <text:s text:c="3"/>0.053 <text:s text:c="3"/>0.212 | <text:s text:c="2"/>-10.2 <text:s text:c="2"/>-76.2 <text:s/>-158.6</text:p>
      <text:p text:style-name="Standard"><text:s text:c="3"/>3.151 | 4 <text:s/>| <text:s text:c="3"/>1.022 <text:s text:c="3"/>0.129 <text:s text:c="2"/>-0.073 | <text:s text:c="2"/>106.8 <text:s text:c="2"/>-81.8 <text:s text:c="3"/>32.0</text:p>
      <text:p text:style-name="Standard"><text:s text:c="3"/>3.151 | 5 <text:s/>| <text:s text:c="3"/>0.994 <text:s text:c="2"/>-0.097 <text:s text:c="2"/>-0.060 | <text:s/>-134.7 <text:s text:c="2"/>-79.0 <text:s text:c="2"/>-32.1</text:p>
      <text:p text:style-name="Standard"><text:s text:c="3"/>3.186 | 0 <text:s/>| <text:s text:c="8"/>Comm Error <text:s text:c="8"/>| <text:s text:c="11"/>- <text:s text:c="10"/></text:p>
      <text:p text:style-name="Standard"><text:s text:c="3"/>3.186 | 1 <text:s/>| <text:s text:c="3"/>0.307 <text:s text:c="3"/>0.787 <text:s text:c="2"/>-0.591 | <text:s text:c="2"/>124.5 <text:s text:c="2"/>-27.2 <text:s text:c="2"/>-80.0</text:p>
      <text:p text:style-name="Standard"><text:s text:c="3"/>3.186 | 2 <text:s/>| <text:s text:c="3"/>0.909 <text:s text:c="2"/>-0.022 <text:s text:c="3"/>0.506 | <text:s text:c="2"/>-21.5 <text:s text:c="2"/>-69.4 <text:s text:c="2"/>149.3</text:p>
      <text:p text:style-name="Standard"><text:s text:c="3"/>3.186 | 3 <text:s/>| <text:s text:c="3"/>1.011 <text:s text:c="3"/>0.038 <text:s text:c="3"/>0.255 | <text:s text:c="3"/>-7.0 <text:s text:c="2"/>-76.3 <text:s/>-161.6</text:p>
      <text:p text:style-name="Standard"><text:s text:c="3"/>3.186 | 4 <text:s/>| <text:s text:c="3"/>1.011 <text:s text:c="3"/>0.066 <text:s text:c="2"/>-0.015 | <text:s text:c="2"/>107.1 <text:s text:c="2"/>-81.4 <text:s text:c="3"/>31.5</text:p>
      <text:p text:style-name="Standard"><text:s text:c="3"/>3.186 | 5 <text:s/>| <text:s text:c="3"/>1.008 <text:s text:c="2"/>-0.086 <text:s text:c="2"/>-0.039 | <text:s/>-131.0 <text:s text:c="2"/>-80.7 <text:s text:c="2"/>-35.4</text:p>
      <text:p text:style-name="Standard"><text:s text:c="3"/>3.220 | 0 <text:s/>| <text:s text:c="8"/>Comm Error <text:s text:c="8"/>| <text:s text:c="11"/>- <text:s text:c="10"/></text:p>
      <text:p text:style-name="Standard"><text:s text:c="3"/>3.220 | 1 <text:s/>| <text:s text:c="3"/>0.320 <text:s text:c="3"/>0.825 <text:s text:c="2"/>-0.656 | <text:s text:c="2"/>128.9 <text:s text:c="2"/>-23.3 <text:s text:c="2"/>-79.3</text:p>
      <text:p text:style-name="Standard"><text:s text:c="3"/>3.220 | 2 <text:s/>| <text:s text:c="3"/>0.913 <text:s text:c="3"/>0.068 <text:s text:c="3"/>0.523 | <text:s text:c="3"/>-2.6 <text:s text:c="2"/>-68.6 <text:s text:c="2"/>133.5</text:p>
      <text:p text:style-name="Standard"><text:s text:c="3"/>3.220 | 3 <text:s/>| <text:s text:c="3"/>0.996 <text:s text:c="3"/>0.079 <text:s text:c="3"/>0.242 | <text:s text:c="3"/>-4.2 <text:s text:c="2"/>-76.3 <text:s/>-164.2</text:p>
      <text:p text:style-name="Standard"><text:s text:c="3"/>3.220 | 4 <text:s/>| <text:s text:c="3"/>0.982 <text:s text:c="2"/>-0.053 <text:s text:c="2"/>-0.037 | <text:s text:c="2"/>110.5 <text:s text:c="2"/>-82.1 <text:s text:c="3"/>27.8</text:p>
      <text:p text:style-name="Standard"><text:s text:c="3"/>3.220 | 5 <text:s/>| <text:s text:c="3"/>1.007 <text:s text:c="2"/>-0.099 <text:s text:c="2"/>-0.042 | <text:s/>-128.6 <text:s text:c="2"/>-81.5 <text:s text:c="2"/>-37.7</text:p>
      <text:p text:style-name="Standard"><text:s text:c="3"/>3.254 | 0 <text:s/>| <text:s text:c="8"/>Comm Error <text:s text:c="8"/>| <text:s text:c="11"/>- <text:s text:c="10"/></text:p>
      <text:p text:style-name="Standard"><text:s text:c="3"/>3.254 | 1 <text:s/>| <text:s text:c="3"/>0.250 <text:s text:c="3"/>0.783 <text:s text:c="2"/>-0.685 | <text:s text:c="2"/>131.7 <text:s text:c="2"/>-20.8 <text:s text:c="2"/>-78.3</text:p>
      <text:p text:style-name="Standard"><text:s text:c="3"/>3.254 | 2 <text:s/>| <text:s text:c="3"/>0.950 <text:s text:c="3"/>0.176 <text:s text:c="3"/>0.514 | <text:s text:c="4"/>9.4 <text:s text:c="2"/>-67.3 <text:s text:c="2"/>123.4</text:p>
      <text:p text:style-name="Standard"><text:s text:c="3"/>3.254 | 3 <text:s/>| <text:s text:c="3"/>0.976 <text:s text:c="3"/>0.147 <text:s text:c="3"/>0.233 | <text:s text:c="4"/>0.5 <text:s text:c="2"/>-76.4 <text:s/>-171.0</text:p>
      <text:p text:style-name="Standard"><text:soft-page-break/><text:s text:c="3"/>3.254 | 4 <text:s/>| <text:s text:c="3"/>1.015 <text:s text:c="2"/>-0.009 <text:s text:c="2"/>-0.060 | <text:s text:c="2"/>120.5 <text:s text:c="2"/>-82.4 <text:s text:c="3"/>18.4</text:p>
      <text:p text:style-name="Standard"><text:s text:c="3"/>3.254 | 5 <text:s/>| <text:s text:c="3"/>1.019 <text:s text:c="2"/>-0.099 <text:s text:c="2"/>-0.056 | <text:s/>-126.0 <text:s text:c="2"/>-82.1 <text:s text:c="2"/>-40.3</text:p>
      <text:p text:style-name="Standard"><text:s text:c="3"/>3.288 | 0 <text:s/>| <text:s text:c="8"/>Comm Error <text:s text:c="8"/>| <text:s text:c="11"/>- <text:s text:c="10"/></text:p>
      <text:p text:style-name="Standard"><text:s text:c="3"/>3.288 | 1 <text:s/>| <text:s text:c="3"/>0.276 <text:s text:c="3"/>0.764 <text:s text:c="2"/>-0.755 | <text:s text:c="2"/>134.6 <text:s text:c="2"/>-18.2 <text:s text:c="2"/>-77.0</text:p>
      <text:p text:style-name="Standard"><text:s text:c="3"/>3.288 | 2 <text:s/>| <text:s text:c="3"/>0.922 <text:s text:c="3"/>0.201 <text:s text:c="3"/>0.489 | <text:s text:c="3"/>18.0 <text:s text:c="2"/>-65.5 <text:s text:c="2"/>116.4</text:p>
      <text:p text:style-name="Standard"><text:s text:c="3"/>3.288 | 3 <text:s/>| <text:s text:c="3"/>0.990 <text:s text:c="3"/>0.151 <text:s text:c="3"/>0.257 | <text:s text:c="4"/>7.5 <text:s text:c="2"/>-76.0 <text:s/>-176.3</text:p>
      <text:p text:style-name="Standard"><text:s text:c="3"/>3.288 | 4 <text:s/>| <text:s text:c="3"/>0.998 <text:s text:c="2"/>-0.292 <text:s text:c="2"/>-0.048 | <text:s text:c="2"/>144.2 <text:s text:c="2"/>-83.5 <text:s text:c="3"/>-3.5</text:p>
      <text:p text:style-name="Standard"><text:s text:c="3"/>3.288 | 5 <text:s/>| <text:s text:c="3"/>1.011 <text:s text:c="2"/>-0.113 <text:s text:c="2"/>-0.062 | <text:s/>-124.7 <text:s text:c="2"/>-82.4 <text:s text:c="2"/>-41.5</text:p>
      <text:p text:style-name="Standard"><text:s text:c="3"/>3.323 | 0 <text:s/>| <text:s text:c="8"/>Comm Error <text:s text:c="8"/>| <text:s text:c="11"/>- <text:s text:c="10"/></text:p>
      <text:p text:style-name="Standard"><text:s text:c="3"/>3.323 | 1 <text:s/>| <text:s text:c="3"/>0.192 <text:s text:c="3"/>0.688 <text:s text:c="2"/>-0.764 | <text:s text:c="2"/>138.2 <text:s text:c="2"/>-16.5 <text:s text:c="2"/>-75.8</text:p>
      <text:p text:style-name="Standard"><text:s text:c="3"/>3.323 | 2 <text:s/>| <text:s text:c="3"/>0.952 <text:s text:c="3"/>0.184 <text:s text:c="3"/>0.456 | <text:s text:c="3"/>25.5 <text:s text:c="2"/>-63.7 <text:s text:c="2"/>110.3</text:p>
      <text:p text:style-name="Standard"><text:s text:c="3"/>3.323 | 3 <text:s/>| <text:s text:c="3"/>1.003 <text:s text:c="3"/>0.116 <text:s text:c="3"/>0.232 | <text:s text:c="3"/>11.2 <text:s text:c="2"/>-75.8 <text:s text:c="2"/>179.9</text:p>
      <text:p text:style-name="Standard"><text:s text:c="3"/>3.323 | 4 <text:s/>| <text:s text:c="3"/>1.038 <text:s text:c="2"/>-0.095 <text:s text:c="2"/>-0.100 | <text:s/>-173.9 <text:s text:c="2"/>-83.4 <text:s text:c="2"/>-39.6</text:p>
      <text:p text:style-name="Standard"><text:s text:c="3"/>3.323 | 5 <text:s/>| <text:s text:c="3"/>1.025 <text:s text:c="2"/>-0.096 <text:s text:c="2"/>-0.075 | <text:s/>-123.9 <text:s text:c="2"/>-82.5 <text:s text:c="2"/>-42.1</text:p>
      <text:p text:style-name="Standard"><text:s text:c="3"/>3.357 | 0 <text:s/>| <text:s text:c="8"/>Comm Error <text:s text:c="8"/>| <text:s text:c="11"/>- <text:s text:c="10"/></text:p>
      <text:p text:style-name="Standard"><text:s text:c="3"/>3.357 | 1 <text:s/>| <text:s text:c="3"/>0.212 <text:s text:c="3"/>0.578 <text:s text:c="2"/>-0.765 | <text:s text:c="2"/>141.1 <text:s text:c="2"/>-15.2 <text:s text:c="2"/>-74.7</text:p>
      <text:p text:style-name="Standard"><text:s text:c="3"/>3.357 | 2 <text:s/>| <text:s text:c="3"/>0.992 <text:s text:c="3"/>0.236 <text:s text:c="3"/>0.440 | <text:s text:c="3"/>29.6 <text:s text:c="2"/>-62.6 <text:s text:c="2"/>107.1</text:p>
      <text:p text:style-name="Standard"><text:s text:c="3"/>3.357 | 3 <text:s/>| <text:s text:c="3"/>1.012 <text:s text:c="3"/>0.080 <text:s text:c="3"/>0.263 | <text:s text:c="3"/>14.3 <text:s text:c="2"/>-75.6 <text:s text:c="2"/>176.8</text:p>
      <text:p text:style-name="Standard"><text:s text:c="3"/>3.357 | 4 <text:s/>| <text:s text:c="3"/>1.012 <text:s text:c="3"/>0.068 <text:s text:c="2"/>-0.199 | <text:s/>-163.5 <text:s text:c="2"/>-82.2 <text:s text:c="2"/>-47.9</text:p>
      <text:p text:style-name="Standard"><text:s text:c="3"/>3.357 | 5 <text:s/>| <text:s text:c="3"/>1.012 <text:s text:c="2"/>-0.137 <text:s text:c="2"/>-0.077 | <text:s/>-123.7 <text:s text:c="2"/>-82.5 <text:s text:c="2"/>-42.4</text:p>
      <text:p text:style-name="Standard"><text:s text:c="3"/>3.391 | 0 <text:s/>| <text:s text:c="8"/>Comm Error <text:s text:c="8"/>| <text:s text:c="11"/>- <text:s text:c="10"/></text:p>
      <text:p text:style-name="Standard"><text:s text:c="3"/>3.391 | 1 <text:s/>| <text:s text:c="3"/>0.228 <text:s text:c="3"/>0.509 <text:s text:c="2"/>-0.788 | <text:s text:c="2"/>145.2 <text:s text:c="2"/>-15.0 <text:s text:c="2"/>-73.1</text:p>
      <text:p text:style-name="Standard"><text:s text:c="3"/>3.391 | 2 <text:s/>| <text:s text:c="3"/>0.904 <text:s text:c="3"/>0.280 <text:s text:c="3"/>0.397 | <text:s text:c="3"/>33.9 <text:s text:c="2"/>-60.3 <text:s text:c="2"/>104.0</text:p>
      <text:p text:style-name="Standard"><text:s text:c="3"/>3.391 | 3 <text:s/>| <text:s text:c="3"/>0.994 <text:s text:c="3"/>0.045 <text:s text:c="3"/>0.274 | <text:s text:c="3"/>14.9 <text:s text:c="2"/>-75.3 <text:s text:c="2"/>176.3</text:p>
      <text:p text:style-name="Standard"><text:s text:c="3"/>3.391 | 4 <text:s/>| <text:s text:c="3"/>0.971 <text:s text:c="3"/>0.035 <text:s text:c="2"/>-0.227 | <text:s/>-163.4 <text:s text:c="2"/>-80.3 <text:s text:c="2"/>-50.2</text:p>
      <text:p text:style-name="Standard"><text:s text:c="3"/>3.391 | 5 <text:s/>| <text:s text:c="3"/>1.010 <text:s text:c="2"/>-0.127 <text:s text:c="2"/>-0.051 | <text:s/>-121.7 <text:s text:c="2"/>-82.2 <text:s text:c="2"/>-44.2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25 | 0 <text:s/>| <text:s text:c="8"/>Comm Error <text:s text:c="8"/>| <text:s text:c="11"/>- <text:s text:c="10"/></text:p>
      <text:p text:style-name="Standard"><text:s text:c="3"/>3.425 | 1 <text:s/>| <text:s text:c="3"/>0.153 <text:s text:c="3"/>0.457 <text:s text:c="2"/>-0.792 | <text:s text:c="2"/>148.3 <text:s text:c="2"/>-14.9 <text:s text:c="2"/>-71.8</text:p>
      <text:p text:style-name="Standard"><text:s text:c="3"/>3.425 | 2 <text:s/>| <text:s text:c="3"/>0.803 <text:s text:c="3"/>0.313 <text:s text:c="3"/>0.361 | <text:s text:c="3"/>37.4 <text:s text:c="2"/>-58.8 <text:s text:c="2"/>101.3</text:p>
      <text:p text:style-name="Standard"><text:s text:c="3"/>3.425 | 3 <text:s/>| <text:s text:c="3"/>0.960 <text:s text:c="3"/>0.018 <text:s text:c="3"/>0.275 | <text:s text:c="3"/>13.7 <text:s text:c="2"/>-74.9 <text:s text:c="2"/>177.7</text:p>
      <text:p text:style-name="Standard"><text:s text:c="3"/>3.425 | 4 <text:s/>| <text:s text:c="3"/>0.944 <text:s text:c="2"/>-0.122 <text:s text:c="2"/>-0.135 | <text:s/>-152.9 <text:s text:c="2"/>-79.0 <text:s text:c="2"/>-63.4</text:p>
      <text:p text:style-name="Standard"><text:s text:c="3"/>3.425 | 5 <text:s/>| <text:s text:c="3"/>1.012 <text:s text:c="2"/>-0.132 <text:s text:c="2"/>-0.029 | <text:s/>-120.3 <text:s text:c="2"/>-82.2 <text:s text:c="2"/>-45.2</text:p>
      <text:p text:style-name="Standard"><text:s text:c="3"/>3.460 | 0 <text:s/>| <text:s text:c="8"/>Comm Error <text:s text:c="8"/>| <text:s text:c="11"/>- <text:s text:c="10"/></text:p>
      <text:p text:style-name="Standard"><text:s text:c="3"/>3.460 | 1 <text:s/>| <text:s text:c="3"/>0.227 <text:s text:c="3"/>0.373 <text:s text:c="2"/>-0.761 | <text:s text:c="2"/>152.2 <text:s text:c="2"/>-15.6 <text:s text:c="2"/>-70.5</text:p>
      <text:p text:style-name="Standard"><text:s text:c="3"/>3.460 | 2 <text:s/>| <text:s text:c="3"/>0.834 <text:s text:c="3"/>0.320 <text:s text:c="3"/>0.323 | <text:s text:c="3"/>41.6 <text:s text:c="2"/>-57.9 <text:s text:c="3"/>97.8</text:p>
      <text:p text:style-name="Standard"><text:s text:c="3"/>3.460 | 3 <text:s/>| <text:s text:c="3"/>0.939 <text:s text:c="3"/>0.030 <text:s text:c="3"/>0.258 | <text:s text:c="3"/>12.7 <text:s text:c="2"/>-74.7 <text:s text:c="2"/>178.8</text:p>
      <text:p text:style-name="Standard"><text:s text:c="3"/>3.460 | 4 <text:s/>| <text:s text:c="3"/>0.887 <text:s text:c="3"/>0.027 <text:s text:c="2"/>-0.020 | <text:s/>-145.6 <text:s text:c="2"/>-78.7 <text:s text:c="2"/>-74.1</text:p>
      <text:p text:style-name="Standard"><text:s text:c="3"/>3.460 | 5 <text:s/>| <text:s text:c="3"/>1.004 <text:s text:c="2"/>-0.101 <text:s text:c="2"/>-0.005 | <text:s/>-118.6 <text:s text:c="2"/>-82.3 <text:s text:c="2"/>-46.4</text:p>
      <text:p text:style-name="Standard"><text:s text:c="3"/>3.494 | 0 <text:s/>| <text:s text:c="8"/>Comm Error <text:s text:c="8"/>| <text:s text:c="11"/>- <text:s text:c="10"/></text:p>
      <text:p text:style-name="Standard"><text:s text:c="3"/>3.494 | 1 <text:s/>| <text:s text:c="3"/>0.313 <text:s text:c="3"/>0.311 <text:s text:c="2"/>-0.816 | <text:s text:c="2"/>155.2 <text:s text:c="2"/>-17.5 <text:s text:c="2"/>-69.6</text:p>
      <text:p text:style-name="Standard"><text:s text:c="3"/>3.494 | 2 <text:s/>| <text:s text:c="3"/>0.869 <text:s text:c="3"/>0.355 <text:s text:c="3"/>0.302 | <text:s text:c="3"/>45.8 <text:s text:c="2"/>-57.2 <text:s text:c="3"/>94.4</text:p>
      <text:p text:style-name="Standard"><text:s text:c="3"/>3.494 | 3 <text:s/>| <text:s text:c="3"/>0.895 <text:s text:c="3"/>0.097 <text:s text:c="3"/>0.242 | <text:s text:c="3"/>13.4 <text:s text:c="2"/>-74.4 <text:s text:c="2"/>177.5</text:p>
      <text:p text:style-name="Standard"><text:s text:c="3"/>3.494 | 4 <text:s/>| <text:s text:c="3"/>0.917 <text:s text:c="3"/>0.178 <text:s text:c="3"/>0.018 | <text:s/>-146.0 <text:s text:c="2"/>-80.3 <text:s text:c="2"/>-74.8</text:p>
      <text:p text:style-name="Standard"><text:s text:c="3"/>3.494 | 5 <text:s/>| <text:s text:c="3"/>1.015 <text:s text:c="2"/>-0.060 <text:s text:c="2"/>-0.013 | <text:s/>-120.4 <text:s text:c="2"/>-82.5 <text:s text:c="2"/>-44.5</text:p>
      <text:p text:style-name="Standard"><text:s text:c="3"/>3.528 | 0 <text:s/>| <text:s text:c="8"/>Comm Error <text:s text:c="8"/>| <text:s text:c="11"/>- <text:s text:c="10"/></text:p>
      <text:p text:style-name="Standard"><text:soft-page-break/><text:s text:c="3"/>3.528 | 1 <text:s/>| <text:s text:c="3"/>0.205 <text:s text:c="3"/>0.349 <text:s text:c="2"/>-0.895 | <text:s text:c="2"/>157.8 <text:s text:c="2"/>-18.4 <text:s text:c="2"/>-68.2</text:p>
      <text:p text:style-name="Standard"><text:s text:c="3"/>3.528 | 2 <text:s/>| <text:s text:c="3"/>0.854 <text:s text:c="3"/>0.382 <text:s text:c="3"/>0.305 | <text:s text:c="3"/>49.2 <text:s text:c="2"/>-56.2 <text:s text:c="3"/>92.0</text:p>
      <text:p text:style-name="Standard"><text:s text:c="3"/>3.528 | 3 <text:s/>| <text:s text:c="3"/>0.892 <text:s text:c="3"/>0.091 <text:s text:c="3"/>0.260 | <text:s text:c="3"/>14.7 <text:s text:c="2"/>-73.7 <text:s text:c="2"/>176.5</text:p>
      <text:p text:style-name="Standard"><text:s text:c="3"/>3.528 | 4 <text:s/>| <text:s text:c="3"/>0.986 <text:s text:c="3"/>0.273 <text:s text:c="2"/>-0.098 | <text:s/>-158.3 <text:s text:c="2"/>-83.4 <text:s text:c="2"/>-59.5</text:p>
      <text:p text:style-name="Standard"><text:s text:c="3"/>3.528 | 5 <text:s/>| <text:s text:c="3"/>1.008 <text:s text:c="2"/>-0.133 <text:s text:c="2"/>-0.089 | <text:s/>-124.9 <text:s text:c="2"/>-82.1 <text:s text:c="2"/>-40.7</text:p>
      <text:p text:style-name="Standard"><text:s text:c="3"/>3.562 | 0 <text:s/>| <text:s text:c="8"/>Comm Error <text:s text:c="8"/>| <text:s text:c="11"/>- <text:s text:c="10"/></text:p>
      <text:p text:style-name="Standard"><text:s text:c="3"/>3.562 | 1 <text:s/>| <text:s text:c="3"/>0.381 <text:s text:c="3"/>0.346 <text:s text:c="2"/>-1.011 | <text:s text:c="2"/>160.7 <text:s text:c="2"/>-19.2 <text:s text:c="2"/>-68.0</text:p>
      <text:p text:style-name="Standard"><text:s text:c="3"/>3.562 | 2 <text:s/>| <text:s text:c="3"/>0.937 <text:s text:c="3"/>0.421 <text:s text:c="3"/>0.362 | <text:s text:c="3"/>52.1 <text:s text:c="2"/>-55.3 <text:s text:c="3"/>89.9</text:p>
      <text:p text:style-name="Standard"><text:s text:c="3"/>3.562 | 3 <text:s/>| <text:s text:c="3"/>0.992 <text:s text:c="3"/>0.044 <text:s text:c="3"/>0.259 | <text:s text:c="3"/>14.5 <text:s text:c="2"/>-73.4 <text:s text:c="2"/>176.6</text:p>
      <text:p text:style-name="Standard"><text:s text:c="3"/>3.562 | 4 <text:s/>| <text:s text:c="3"/>1.394 <text:s text:c="3"/>1.056 <text:s text:c="2"/>-0.192 | <text:s text:c="2"/>146.6 <text:s text:c="2"/>-81.9 <text:s text:c="3"/>-5.9</text:p>
      <text:p text:style-name="Standard"><text:s text:c="3"/>3.562 | 5 <text:s/>| <text:s text:c="3"/>1.028 <text:s text:c="3"/>0.026 <text:s text:c="2"/>-0.069 | <text:s/>-133.2 <text:s text:c="2"/>-82.5 <text:s text:c="2"/>-32.8</text:p>
      <text:p text:style-name="Standard"><text:s text:c="3"/>3.596 | 0 <text:s/>| <text:s text:c="8"/>Comm Error <text:s text:c="8"/>| <text:s text:c="11"/>- <text:s text:c="10"/></text:p>
      <text:p text:style-name="Standard"><text:s text:c="3"/>3.596 | 1 <text:s/>| <text:s text:c="3"/>0.422 <text:s text:c="3"/>0.444 <text:s text:c="2"/>-1.155 | <text:s text:c="2"/>162.3 <text:s text:c="2"/>-20.2 <text:s text:c="2"/>-67.6</text:p>
      <text:p text:style-name="Standard"><text:s text:c="3"/>3.596 | 2 <text:s/>| <text:s text:c="3"/>1.025 <text:s text:c="3"/>0.465 <text:s text:c="3"/>0.452 | <text:s text:c="3"/>52.5 <text:s text:c="2"/>-54.9 <text:s text:c="3"/>89.5</text:p>
      <text:p text:style-name="Standard"><text:s text:c="3"/>3.596 | 3 <text:s/>| <text:s text:c="3"/>1.231 <text:s text:c="2"/>-0.073 <text:s text:c="3"/>0.264 | <text:s text:c="3"/>11.8 <text:s text:c="2"/>-73.8 <text:s text:c="2"/>179.3</text:p>
      <text:p text:style-name="Standard"><text:s text:c="3"/>3.596 | 4 <text:s/>| <text:s text:c="3"/>1.069 <text:s text:c="2"/>-0.098 <text:s text:c="3"/>0.057 | <text:s text:c="2"/>129.4 <text:s text:c="2"/>-83.1 <text:s text:c="4"/>7.2</text:p>
      <text:p text:style-name="Standard"><text:s text:c="3"/>3.596 | 5 <text:s/>| <text:s text:c="3"/>1.064 <text:s text:c="2"/>-0.043 <text:s text:c="2"/>-0.238 | <text:s/>-145.2 <text:s text:c="2"/>-81.8 <text:s text:c="2"/>-22.4</text:p>
      <text:p text:style-name="Standard"><text:s text:c="3"/>3.631 | 0 <text:s/>| <text:s text:c="8"/>Comm Error <text:s text:c="8"/>| <text:s text:c="11"/>- <text:s text:c="10"/></text:p>
      <text:p text:style-name="Standard"><text:s text:c="3"/>3.631 | 1 <text:s/>| <text:s text:c="3"/>0.417 <text:s text:c="3"/>0.476 <text:s text:c="2"/>-1.216 | <text:s text:c="2"/>163.3 <text:s text:c="2"/>-20.8 <text:s text:c="2"/>-67.6</text:p>
      <text:p text:style-name="Standard"><text:s text:c="3"/>3.631 | 2 <text:s/>| <text:s text:c="3"/>1.177 <text:s text:c="3"/>0.360 <text:s text:c="3"/>0.532 | <text:s text:c="3"/>51.7 <text:s text:c="2"/>-55.5 <text:s text:c="3"/>89.9</text:p>
      <text:p text:style-name="Standard"><text:s text:c="3"/>3.631 | 3 <text:s/>| <text:s text:c="3"/>1.093 <text:s text:c="2"/>-0.068 <text:s text:c="3"/>0.114 | <text:s text:c="4"/>9.0 <text:s text:c="2"/>-74.8 <text:s/>-178.0</text:p>
      <text:p text:style-name="Standard"><text:s text:c="3"/>3.631 | 4 <text:s/>| <text:s text:c="3"/>0.963 <text:s text:c="2"/>-0.037 <text:s text:c="2"/>-0.058 | <text:s text:c="2"/>147.3 <text:s text:c="2"/>-84.4 <text:s text:c="3"/>-4.5</text:p>
      <text:p text:style-name="Standard"><text:s text:c="3"/>3.631 | 5 <text:s/>| <text:s text:c="3"/>1.037 <text:s text:c="2"/>-0.023 <text:s text:c="2"/>-0.370 | <text:s/>-156.4 <text:s text:c="2"/>-80.4 <text:s text:c="2"/>-12.4</text:p>
      <text:p text:style-name="Standard"><text:s text:c="3"/>3.665 | 0 <text:s/>| <text:s text:c="8"/>Comm Error <text:s text:c="8"/>| <text:s text:c="11"/>- <text:s text:c="10"/></text:p>
      <text:p text:style-name="Standard"><text:s text:c="3"/>3.665 | 1 <text:s/>| <text:s text:c="3"/>0.472 <text:s text:c="3"/>0.423 <text:s text:c="2"/>-1.109 | <text:s text:c="2"/>163.6 <text:s text:c="2"/>-21.3 <text:s text:c="2"/>-67.7</text:p>
      <text:p text:style-name="Standard"><text:s text:c="3"/>3.665 | 2 <text:s/>| <text:s text:c="3"/>1.128 <text:s text:c="3"/>0.375 <text:s text:c="3"/>0.492 | <text:s text:c="3"/>50.7 <text:s text:c="2"/>-56.8 <text:s text:c="3"/>90.6</text:p>
      <text:p text:style-name="Standard"><text:s text:c="3"/>3.665 | 3 <text:s/>| <text:s text:c="3"/>0.915 <text:s text:c="3"/>0.032 <text:s text:c="3"/>0.121 | <text:s text:c="4"/>9.0 <text:s text:c="2"/>-76.1 <text:s/>-178.4</text:p>
      <text:p text:style-name="Standard"><text:s text:c="3"/>3.665 | 4 <text:s/>| <text:s text:c="3"/>0.980 <text:s text:c="3"/>0.130 <text:s text:c="2"/>-0.181 | <text:s text:c="2"/>140.8 <text:s text:c="2"/>-83.3 <text:s text:c="4"/>1.8</text:p>
      <text:p text:style-name="Standard"><text:s text:c="3"/>3.665 | 5 <text:s/>| <text:s text:c="3"/>1.008 <text:s text:c="2"/>-0.103 <text:s text:c="2"/>-0.244 | <text:s/>-158.0 <text:s text:c="2"/>-78.9 <text:s text:c="2"/>-11.2</text:p>
      <text:p text:style-name="Standard"><text:s text:c="3"/>3.699 | 0 <text:s/>| <text:s text:c="8"/>Comm Error <text:s text:c="8"/>| <text:s text:c="11"/>- <text:s text:c="10"/></text:p>
      <text:p text:style-name="Standard"><text:s text:c="3"/>3.699 | 1 <text:s/>| <text:s text:c="3"/>0.483 <text:s text:c="3"/>0.359 <text:s text:c="2"/>-0.981 | <text:s text:c="2"/>163.4 <text:s text:c="2"/>-22.4 <text:s text:c="2"/>-67.9</text:p>
      <text:p text:style-name="Standard"><text:s text:c="3"/>3.699 | 2 <text:s/>| <text:s text:c="3"/>1.012 <text:s text:c="3"/>0.447 <text:s text:c="3"/>0.470 | <text:s text:c="3"/>49.6 <text:s text:c="2"/>-57.3 <text:s text:c="3"/>91.4</text:p>
      <text:p text:style-name="Standard"><text:s text:c="3"/>3.699 | 3 <text:s/>| <text:s text:c="3"/>0.969 <text:s text:c="3"/>0.073 <text:s text:c="3"/>0.351 | <text:s text:c="3"/>10.8 <text:s text:c="2"/>-75.7 <text:s text:c="2"/>179.6</text:p>
      <text:p text:style-name="Standard"><text:s text:c="3"/>3.699 | 4 <text:s/>| <text:s text:c="3"/>1.014 <text:s text:c="2"/>-0.272 <text:s text:c="2"/>-0.116 | <text:s text:c="2"/>173.8 <text:s text:c="2"/>-83.4 <text:s text:c="2"/>-32.3</text:p>
      <text:p text:style-name="Standard"><text:s text:c="3"/>3.699 | 5 <text:s/>| <text:s text:c="3"/>1.038 <text:s text:c="2"/>-0.108 <text:s text:c="2"/>-0.131 | <text:s/>-155.6 <text:s text:c="2"/>-78.9 <text:s text:c="2"/>-13.4</text:p>
      <text:p text:style-name="Standard"><text:s text:c="3"/>3.733 | 0 <text:s/>| <text:s text:c="8"/>Comm Error <text:s text:c="8"/>| <text:s text:c="11"/>- <text:s text:c="10"/></text:p>
      <text:p text:style-name="Standard"><text:s text:c="3"/>3.733 | 1 <text:s/>| <text:s text:c="3"/>0.503 <text:s text:c="3"/>0.281 <text:s text:c="2"/>-0.929 | <text:s text:c="2"/>163.1 <text:s text:c="2"/>-22.8 <text:s text:c="2"/>-68.2</text:p>
      <text:p text:style-name="Standard"><text:s text:c="3"/>3.733 | 2 <text:s/>| <text:s text:c="3"/>0.889 <text:s text:c="3"/>0.489 <text:s text:c="3"/>0.420 | <text:s text:c="3"/>48.7 <text:s text:c="2"/>-57.7 <text:s text:c="3"/>91.5</text:p>
      <text:p text:style-name="Standard"><text:s text:c="3"/>3.733 | 3 <text:s/>| <text:s text:c="3"/>1.052 <text:s text:c="2"/>-0.018 <text:s text:c="3"/>0.353 | <text:s text:c="3"/>10.1 <text:s text:c="2"/>-74.9 <text:s/>-178.6</text:p>
      <text:p text:style-name="Standard"><text:s text:c="3"/>3.733 | 4 <text:s/>| <text:s text:c="3"/>1.028 <text:s text:c="3"/>0.016 <text:s text:c="2"/>-0.089 | <text:s/>-176.9 <text:s text:c="2"/>-83.6 <text:s text:c="2"/>-40.2</text:p>
      <text:p text:style-name="Standard"><text:s text:c="3"/>3.733 | 5 <text:s/>| <text:s text:c="3"/>1.015 <text:s text:c="2"/>-0.115 <text:s text:c="2"/>-0.146 | <text:s/>-152.1 <text:s text:c="2"/>-79.1 <text:s text:c="2"/>-16.5</text:p>
      <text:p text:style-name="Standard"><text:s text:c="3"/>3.768 | 0 <text:s/>| <text:s text:c="8"/>Comm Error <text:s text:c="8"/>| <text:s text:c="11"/>- <text:s text:c="10"/></text:p>
      <text:p text:style-name="Standard"><text:s text:c="3"/>3.768 | 1 <text:s/>| <text:s text:c="3"/>0.473 <text:s text:c="3"/>0.285 <text:s text:c="2"/>-0.902 | <text:s text:c="2"/>162.6 <text:s text:c="2"/>-23.0 <text:s text:c="2"/>-68.3</text:p>
      <text:p text:style-name="Standard"><text:s text:c="3"/>3.768 | 2 <text:s/>| <text:s text:c="3"/>0.849 <text:s text:c="3"/>0.448 <text:s text:c="3"/>0.337 | <text:s text:c="3"/>48.5 <text:s text:c="2"/>-58.0 <text:s text:c="3"/>91.0</text:p>
      <text:p text:style-name="Standard"><text:s text:c="3"/>3.768 | 3 <text:s/>| <text:s text:c="3"/>1.027 <text:s text:c="2"/>-0.025 <text:s text:c="3"/>0.174 | <text:s text:c="4"/>7.7 <text:s text:c="2"/>-75.4 <text:s/>-176.6</text:p>
      <text:p text:style-name="Standard"><text:s text:c="3"/>3.768 | 4 <text:s/>| <text:s text:c="3"/>1.019 <text:s text:c="3"/>0.112 <text:s text:c="2"/>-0.002 | <text:s text:c="2"/>164.8 <text:s text:c="2"/>-84.2 <text:s text:c="2"/>-23.3</text:p>
      <text:p text:style-name="Standard"><text:s text:c="3"/>3.768 | 5 <text:s/>| <text:s text:c="3"/>1.017 <text:s text:c="2"/>-0.096 <text:s text:c="2"/>-0.185 | <text:s/>-151.1 <text:s text:c="2"/>-79.1 <text:s text:c="2"/>-17.5</text:p>
      <text:p text:style-name="Standard"><text:s text:c="3"/>3.801 | 0 <text:s/>| <text:s text:c="8"/>Comm Error <text:s text:c="8"/>| <text:s text:c="11"/>- <text:s text:c="10"/></text:p>
      <text:p text:style-name="Standard"><text:s text:c="3"/>3.801 | 1 <text:s/>| <text:s text:c="3"/>0.404 <text:s text:c="3"/>0.321 <text:s text:c="2"/>-0.832 | <text:s text:c="2"/>161.2 <text:s text:c="2"/>-22.7 <text:s text:c="2"/>-68.1</text:p>
      <text:p text:style-name="Standard"><text:soft-page-break/><text:s text:c="3"/>3.801 | 2 <text:s/>| <text:s text:c="3"/>0.876 <text:s text:c="3"/>0.408 <text:s text:c="3"/>0.278 | <text:s text:c="3"/>48.6 <text:s text:c="2"/>-58.7 <text:s text:c="3"/>90.3</text:p>
      <text:p text:style-name="Standard"><text:s text:c="3"/>3.801 | 3 <text:s/>| <text:s text:c="3"/>0.999 <text:s text:c="3"/>0.047 <text:s text:c="3"/>0.170 | <text:s text:c="4"/>7.5 <text:s text:c="2"/>-76.0 <text:s/>-176.5</text:p>
      <text:p text:style-name="Standard"><text:s text:c="3"/>3.801 | 4 <text:s/>| <text:s text:c="3"/>0.967 <text:s text:c="2"/>-0.046 <text:s text:c="3"/>0.149 | <text:s text:c="2"/>160.5 <text:s text:c="2"/>-84.8 <text:s text:c="2"/>-19.8</text:p>
      <text:p text:style-name="Standard"><text:s text:c="3"/>3.801 | 5 <text:s/>| <text:s text:c="3"/>1.013 <text:s text:c="2"/>-0.085 <text:s text:c="2"/>-0.181 | <text:s/>-151.1 <text:s text:c="2"/>-79.1 <text:s text:c="2"/>-17.8</text:p>
      <text:p text:style-name="Standard"><text:s text:c="3"/>3.836 | 0 <text:s/>| <text:s text:c="8"/>Comm Error <text:s text:c="8"/>| <text:s text:c="11"/>- <text:s text:c="10"/></text:p>
      <text:p text:style-name="Standard"><text:s text:c="3"/>3.836 | 1 <text:s/>| <text:s text:c="3"/>0.396 <text:s text:c="3"/>0.318 <text:s text:c="2"/>-0.776 | <text:s text:c="2"/>160.1 <text:s text:c="2"/>-22.5 <text:s text:c="2"/>-68.0</text:p>
      <text:p text:style-name="Standard"><text:s text:c="3"/>3.836 | 2 <text:s/>| <text:s text:c="3"/>0.892 <text:s text:c="3"/>0.349 <text:s text:c="3"/>0.261 | <text:s text:c="3"/>47.7 <text:s text:c="2"/>-59.9 <text:s text:c="3"/>90.3</text:p>
      <text:p text:style-name="Standard"><text:s text:c="3"/>3.836 | 3 <text:s/>| <text:s text:c="3"/>0.950 <text:s text:c="3"/>0.093 <text:s text:c="3"/>0.206 | <text:s text:c="3"/>10.2 <text:s text:c="2"/>-76.3 <text:s/>-179.2</text:p>
      <text:p text:style-name="Standard"><text:s text:c="3"/>3.836 | 4 <text:s/>| <text:s text:c="3"/>0.963 <text:s text:c="3"/>0.031 <text:s text:c="3"/>0.073 | <text:s text:c="2"/>163.1 <text:s text:c="2"/>-85.0 <text:s text:c="2"/>-20.9</text:p>
      <text:p text:style-name="Standard"><text:s text:c="3"/>3.836 | 5 <text:s/>| <text:s text:c="3"/>1.017 <text:s text:c="2"/>-0.043 <text:s text:c="2"/>-0.102 | <text:s/>-150.0 <text:s text:c="2"/>-79.7 <text:s text:c="2"/>-18.1</text:p>
      <text:p text:style-name="Standard"><text:s text:c="3"/>3.871 | 0 <text:s/>| <text:s text:c="8"/>Comm Error <text:s text:c="8"/>| <text:s text:c="11"/>- <text:s text:c="10"/></text:p>
      <text:p text:style-name="Standard"><text:s text:c="3"/>3.871 | 1 <text:s/>| <text:s text:c="3"/>0.399 <text:s text:c="3"/>0.300 <text:s text:c="2"/>-0.779 | <text:s text:c="2"/>159.1 <text:s text:c="2"/>-22.5 <text:s text:c="2"/>-68.0</text:p>
      <text:p text:style-name="Standard"><text:s text:c="3"/>3.871 | 2 <text:s/>| <text:s text:c="3"/>0.924 <text:s text:c="3"/>0.364 <text:s text:c="3"/>0.299 | <text:s text:c="3"/>46.3 <text:s text:c="2"/>-60.9 <text:s text:c="3"/>90.9</text:p>
      <text:p text:style-name="Standard"><text:s text:c="3"/>3.871 | 3 <text:s/>| <text:s text:c="3"/>0.939 <text:s text:c="3"/>0.083 <text:s text:c="3"/>0.222 | <text:s text:c="3"/>12.2 <text:s text:c="2"/>-76.2 <text:s text:c="2"/>178.6</text:p>
      <text:p text:style-name="Standard"><text:s text:c="3"/>3.871 | 4 <text:s/>| <text:s text:c="3"/>1.006 <text:s text:c="3"/>0.136 <text:s text:c="2"/>-0.088 | <text:s text:c="2"/>155.6 <text:s text:c="2"/>-84.5 <text:s text:c="2"/>-13.9</text:p>
      <text:p text:style-name="Standard"><text:s text:c="3"/>3.871 | 5 <text:s/>| <text:s text:c="3"/>1.016 <text:s text:c="2"/>-0.091 <text:s text:c="2"/>-0.080 | <text:s/>-147.6 <text:s text:c="2"/>-80.3 <text:s text:c="2"/>-20.3</text:p>
      <text:p text:style-name="Standard"><text:s text:c="3"/>3.905 | 0 <text:s/>| <text:s text:c="8"/>Comm Error <text:s text:c="8"/>| <text:s text:c="11"/>- <text:s text:c="10"/></text:p>
      <text:p text:style-name="Standard"><text:s text:c="3"/>3.905 | 1 <text:s/>| <text:s text:c="3"/>0.364 <text:s text:c="3"/>0.313 <text:s text:c="2"/>-0.845 | <text:s text:c="2"/>158.6 <text:s text:c="2"/>-22.2 <text:s text:c="2"/>-68.1</text:p>
      <text:p text:style-name="Standard"><text:s text:c="3"/>3.905 | 2 <text:s/>| <text:s text:c="3"/>0.996 <text:s text:c="3"/>0.400 <text:s text:c="3"/>0.363 | <text:s text:c="3"/>43.0 <text:s text:c="2"/>-62.2 <text:s text:c="3"/>92.7</text:p>
      <text:p text:style-name="Standard"><text:s text:c="3"/>3.905 | 3 <text:s/>| <text:s text:c="3"/>0.978 <text:s text:c="3"/>0.058 <text:s text:c="3"/>0.234 | <text:s text:c="3"/>12.9 <text:s text:c="2"/>-76.1 <text:s text:c="2"/>177.7</text:p>
      <text:p text:style-name="Standard"><text:s text:c="3"/>3.905 | 4 <text:s/>| <text:s text:c="3"/>1.018 <text:s text:c="3"/>0.085 <text:s text:c="2"/>-0.022 | <text:s text:c="2"/>157.3 <text:s text:c="2"/>-83.6 <text:s text:c="2"/>-17.3</text:p>
      <text:p text:style-name="Standard"><text:s text:c="3"/>3.905 | 5 <text:s/>| <text:s text:c="3"/>1.018 <text:s text:c="2"/>-0.087 <text:s text:c="2"/>-0.070 | <text:s/>-144.0 <text:s text:c="2"/>-80.7 <text:s text:c="2"/>-23.5</text:p>
      <text:p text:style-name="Standard"><text:s text:c="3"/>3.940 | 0 <text:s/>| <text:s text:c="8"/>Comm Error <text:s text:c="8"/>| <text:s text:c="11"/>- <text:s text:c="10"/></text:p>
      <text:p text:style-name="Standard"><text:s text:c="3"/>3.940 | 1 <text:s/>| <text:s text:c="3"/>0.310 <text:s text:c="3"/>0.396 <text:s text:c="2"/>-0.946 | <text:s text:c="2"/>157.8 <text:s text:c="2"/>-20.6 <text:s text:c="2"/>-68.3</text:p>
      <text:p text:style-name="Standard"><text:s text:c="3"/>3.940 | 2 <text:s/>| <text:s text:c="3"/>1.029 <text:s text:c="3"/>0.456 <text:s text:c="3"/>0.448 | <text:s text:c="3"/>38.5 <text:s text:c="2"/>-62.6 <text:s text:c="3"/>95.7</text:p>
      <text:p text:style-name="Standard"><text:s text:c="3"/>3.940 | 3 <text:s/>| <text:s text:c="3"/>1.008 <text:s text:c="3"/>0.020 <text:s text:c="3"/>0.257 | <text:s text:c="3"/>12.1 <text:s text:c="2"/>-75.8 <text:s text:c="2"/>178.4</text:p>
      <text:p text:style-name="Standard"><text:s text:c="3"/>3.940 | 4 <text:s/>| <text:s text:c="3"/>1.022 <text:s text:c="3"/>0.245 <text:s text:c="2"/>-0.179 | <text:s text:c="2"/>154.1 <text:s text:c="2"/>-82.0 <text:s text:c="2"/>-13.2</text:p>
      <text:p text:style-name="Standard"><text:s text:c="3"/>3.940 | 5 <text:s/>| <text:s text:c="3"/>1.019 <text:s text:c="2"/>-0.055 <text:s text:c="2"/>-0.017 | <text:s/>-140.3 <text:s text:c="2"/>-81.3 <text:s text:c="2"/>-26.8</text:p>
      <text:p text:style-name="Standard"><text:s text:c="3"/>3.974 | 0 <text:s/>| <text:s text:c="8"/>Comm Error <text:s text:c="8"/>| <text:s text:c="11"/>- <text:s text:c="10"/></text:p>
      <text:p text:style-name="Standard"><text:s text:c="3"/>3.974 | 1 <text:s/>| <text:s text:c="3"/>0.294 <text:s text:c="3"/>0.526 <text:s text:c="2"/>-1.056 | <text:s text:c="2"/>156.4 <text:s text:c="2"/>-18.9 <text:s text:c="2"/>-68.6</text:p>
      <text:p text:style-name="Standard"><text:s text:c="3"/>3.974 | 2 <text:s/>| <text:s text:c="3"/>1.025 <text:s text:c="3"/>0.333 <text:s text:c="3"/>0.484 | <text:s text:c="3"/>32.6 <text:s text:c="2"/>-64.4 <text:s text:c="2"/>100.7</text:p>
      <text:p text:style-name="Standard"><text:s text:c="3"/>3.974 | 3 <text:s/>| <text:s text:c="3"/>1.006 <text:s text:c="3"/>0.002 <text:s text:c="3"/>0.262 | <text:s text:c="3"/>10.3 <text:s text:c="2"/>-75.4 <text:s/>-179.7</text:p>
      <text:p text:style-name="Standard"><text:s text:c="3"/>3.974 | 4 <text:s/>| <text:s text:c="3"/>1.034 <text:s text:c="3"/>0.266 <text:s text:c="2"/>-0.206 | <text:s text:c="2"/>146.8 <text:s text:c="2"/>-80.2 <text:s text:c="3"/>-6.1</text:p>
      <text:p text:style-name="Standard"><text:s text:c="3"/>3.974 | 5 <text:s/>| <text:s text:c="3"/>1.015 <text:s text:c="2"/>-0.085 <text:s text:c="2"/>-0.083 | <text:s/>-138.5 <text:s text:c="2"/>-81.5 <text:s text:c="2"/>-28.4</text:p>
      <text:p text:style-name="Standard"><text:s text:c="3"/>4.009 | 0 <text:s/>| <text:s text:c="8"/>Comm Error <text:s text:c="8"/>| <text:s text:c="11"/>- <text:s text:c="10"/></text:p>
      <text:p text:style-name="Standard"><text:s text:c="3"/>4.009 | 1 <text:s/>| <text:s text:c="3"/>0.306 <text:s text:c="3"/>0.551 <text:s text:c="2"/>-1.071 | <text:s text:c="2"/>153.9 <text:s text:c="2"/>-16.7 <text:s text:c="2"/>-69.1</text:p>
      <text:p text:style-name="Standard"><text:s text:c="3"/>4.009 | 2 <text:s/>| <text:s text:c="3"/>1.179 <text:s text:c="3"/>0.264 <text:s text:c="3"/>0.409 | <text:s text:c="3"/>23.9 <text:s text:c="2"/>-66.4 <text:s text:c="2"/>105.0</text:p>
      <text:p text:style-name="Standard"><text:s text:c="3"/>4.009 | 3 <text:s/>| <text:s text:c="3"/>1.046 <text:s text:c="3"/>0.015 <text:s text:c="3"/>0.279 | <text:s text:c="4"/>9.0 <text:s text:c="2"/>-75.1 <text:s/>-178.2</text:p>
      <text:p text:style-name="Standard"><text:s text:c="3"/>4.009 | 4 <text:s/>| <text:s text:c="3"/>1.042 <text:s text:c="3"/>0.216 <text:s text:c="2"/>-0.213 | <text:s text:c="2"/>142.5 <text:s text:c="2"/>-78.3 <text:s text:c="3"/>-0.9</text:p>
      <text:p text:style-name="Standard"><text:s text:c="3"/>4.009 | 5 <text:s/>| <text:s text:c="3"/>1.025 <text:s text:c="2"/>-0.065 <text:s text:c="2"/>-0.102 | <text:s/>-139.0 <text:s text:c="2"/>-81.4 <text:s text:c="2"/>-27.8</text:p>
      <text:p text:style-name="Standard"><text:s text:c="3"/>4.043 | 0 <text:s/>| <text:s text:c="8"/>Comm Error <text:s text:c="8"/>| <text:s text:c="11"/>- <text:s text:c="10"/></text:p>
      <text:p text:style-name="Standard"><text:s text:c="3"/>4.043 | 1 <text:s/>| <text:s text:c="3"/>0.263 <text:s text:c="3"/>0.533 <text:s text:c="2"/>-1.022 | <text:s text:c="2"/>151.9 <text:s text:c="2"/>-15.6 <text:s text:c="2"/>-69.6</text:p>
      <text:p text:style-name="Standard"><text:s text:c="3"/>4.043 | 2 <text:s/>| <text:s text:c="3"/>1.125 <text:s text:c="3"/>0.175 <text:s text:c="3"/>0.358 | <text:s text:c="3"/>15.7 <text:s text:c="2"/>-68.5 <text:s text:c="2"/>110.9</text:p>
      <text:p text:style-name="Standard"><text:s text:c="3"/>4.043 | 3 <text:s/>| <text:s text:c="3"/>1.060 <text:s text:c="3"/>0.077 <text:s text:c="3"/>0.279 | <text:s text:c="4"/>9.3 <text:s text:c="2"/>-74.3 <text:s/>-178.4</text:p>
      <text:p text:style-name="Standard"><text:s text:c="3"/>4.043 | 4 <text:s/>| <text:s text:c="3"/>1.039 <text:s text:c="3"/>0.261 <text:s text:c="2"/>-0.225 | <text:s text:c="2"/>138.3 <text:s text:c="2"/>-76.7 <text:s text:c="4"/>4.4</text:p>
      <text:p text:style-name="Standard"><text:s text:c="3"/>4.043 | 5 <text:s/>| <text:s text:c="3"/>1.026 <text:s text:c="2"/>-0.081 <text:s text:c="2"/>-0.121 | <text:s/>-139.9 <text:s text:c="2"/>-81.1 <text:s text:c="2"/>-26.8</text:p>
      <text:p text:style-name="Standard"><text:s text:c="3"/>4.077 | 0 <text:s/>| <text:s text:c="8"/>Comm Error <text:s text:c="8"/>| <text:s text:c="11"/>- <text:s text:c="10"/></text:p>
      <text:p text:style-name="Standard"><text:s text:c="3"/>4.077 | 1 <text:s/>| <text:s text:c="3"/>0.196 <text:s text:c="3"/>0.509 <text:s text:c="2"/>-0.987 | <text:s text:c="2"/>150.1 <text:s text:c="2"/>-14.2 <text:s text:c="2"/>-70.2</text:p>
      <text:p text:style-name="Standard"><text:s text:c="3"/>4.077 | 2 <text:s/>| <text:s text:c="3"/>1.087 <text:s text:c="3"/>0.117 <text:s text:c="3"/>0.338 | <text:s text:c="4"/>3.2 <text:s text:c="2"/>-70.5 <text:s text:c="2"/>120.9</text:p>
      <text:p text:style-name="Standard"><text:soft-page-break/><text:s text:c="3"/>4.077 | 3 <text:s/>| <text:s text:c="3"/>1.023 <text:s text:c="3"/>0.081 <text:s text:c="3"/>0.273 | <text:s text:c="3"/>10.5 <text:s text:c="2"/>-74.4 <text:s/>-178.9</text:p>
      <text:p text:style-name="Standard"><text:s text:c="3"/>4.077 | 4 <text:s/>| <text:s text:c="3"/>1.031 <text:s text:c="3"/>0.190 <text:s text:c="2"/>-0.198 | <text:s text:c="2"/>133.0 <text:s text:c="2"/>-75.1 <text:s text:c="3"/>10.7</text:p>
      <text:p text:style-name="Standard"><text:s text:c="3"/>4.077 | 5 <text:s/>| <text:s text:c="3"/>1.030 <text:s text:c="2"/>-0.087 <text:s text:c="2"/>-0.163 | <text:s/>-142.0 <text:s text:c="2"/>-80.7 <text:s text:c="2"/>-25.0</text:p>
      <text:p text:style-name="Standard"><text:s text:c="3"/>4.111 | 0 <text:s/>| <text:s text:c="8"/>Comm Error <text:s text:c="8"/>| <text:s text:c="11"/>- <text:s text:c="10"/></text:p>
      <text:p text:style-name="Standard"><text:s text:c="3"/>4.111 | 1 <text:s/>| <text:s text:c="3"/>0.221 <text:s text:c="3"/>0.484 <text:s text:c="2"/>-0.905 | <text:s text:c="2"/>147.7 <text:s text:c="2"/>-12.7 <text:s text:c="2"/>-71.5</text:p>
      <text:p text:style-name="Standard"><text:s text:c="3"/>4.111 | 2 <text:s/>| <text:s text:c="3"/>1.023 <text:s text:c="3"/>0.060 <text:s text:c="3"/>0.338 | <text:s text:c="3"/>-3.7 <text:s text:c="2"/>-70.9 <text:s text:c="2"/>126.7</text:p>
      <text:p text:style-name="Standard"><text:s text:c="3"/>4.111 | 3 <text:s/>| <text:s text:c="3"/>1.003 <text:s text:c="3"/>0.056 <text:s text:c="3"/>0.250 | <text:s text:c="3"/>10.6 <text:s text:c="2"/>-74.3 <text:s/>-178.8</text:p>
      <text:p text:style-name="Standard"><text:s text:c="3"/>4.111 | 4 <text:s/>| <text:s text:c="3"/>1.021 <text:s text:c="3"/>0.112 <text:s text:c="2"/>-0.158 | <text:s text:c="2"/>130.9 <text:s text:c="2"/>-74.7 <text:s text:c="3"/>13.4</text:p>
      <text:p text:style-name="Standard"><text:s text:c="3"/>4.111 | 5 <text:s/>| <text:s text:c="3"/>1.017 <text:s text:c="2"/>-0.111 <text:s text:c="2"/>-0.165 | <text:s/>-142.2 <text:s text:c="2"/>-80.1 <text:s text:c="2"/>-25.4</text:p>
      <text:p text:style-name="Standard"><text:s text:c="3"/>4.146 | 0 <text:s/>| <text:s text:c="8"/>Comm Error <text:s text:c="8"/>| <text:s text:c="11"/>- <text:s text:c="10"/></text:p>
      <text:p text:style-name="Standard"><text:s text:c="3"/>4.146 | 1 <text:s/>| <text:s text:c="3"/>0.186 <text:s text:c="3"/>0.508 <text:s text:c="2"/>-0.874 | <text:s text:c="2"/>145.8 <text:s text:c="2"/>-12.1 <text:s text:c="2"/>-72.5</text:p>
      <text:p text:style-name="Standard"><text:s text:c="3"/>4.146 | 2 <text:s/>| <text:s text:c="3"/>0.950 <text:s text:c="3"/>0.009 <text:s text:c="3"/>0.320 | <text:s text:c="2"/>-13.7 <text:s text:c="2"/>-70.9 <text:s text:c="2"/>138.0</text:p>
      <text:p text:style-name="Standard"><text:s text:c="3"/>4.146 | 3 <text:s/>| <text:s text:c="3"/>0.969 <text:s text:c="3"/>0.069 <text:s text:c="3"/>0.254 | <text:s text:c="3"/>10.4 <text:s text:c="2"/>-74.4 <text:s/>-178.2</text:p>
      <text:p text:style-name="Standard"><text:s text:c="3"/>4.146 | 4 <text:s/>| <text:s text:c="3"/>1.028 <text:s text:c="3"/>0.043 <text:s text:c="2"/>-0.139 | <text:s text:c="2"/>127.5 <text:s text:c="2"/>-74.8 <text:s text:c="3"/>17.8</text:p>
      <text:p text:style-name="Standard"><text:s text:c="3"/>4.146 | 5 <text:s/>| <text:s text:c="3"/>1.018 <text:s text:c="2"/>-0.119 <text:s text:c="2"/>-0.122 | <text:s/>-139.9 <text:s text:c="2"/>-79.8 <text:s text:c="2"/>-27.0</text:p>
      <text:p text:style-name="Standard"><text:s text:c="3"/>4.180 | 0 <text:s/>| <text:s text:c="8"/>Comm Error <text:s text:c="8"/>| <text:s text:c="11"/>- <text:s text:c="10"/></text:p>
      <text:p text:style-name="Standard"><text:s text:c="3"/>4.180 | 1 <text:s/>| <text:s text:c="3"/>0.180 <text:s text:c="3"/>0.528 <text:s text:c="2"/>-0.830 | <text:s text:c="2"/>143.0 <text:s text:c="2"/>-11.4 <text:s text:c="2"/>-74.0</text:p>
      <text:p text:style-name="Standard"><text:s text:c="3"/>4.180 | 2 <text:s/>| <text:s text:c="3"/>0.882 <text:s text:c="2"/>-0.046 <text:s text:c="3"/>0.295 | <text:s text:c="2"/>-26.4 <text:s text:c="2"/>-70.5 <text:s text:c="2"/>145.9</text:p>
      <text:p text:style-name="Standard"><text:s text:c="3"/>4.180 | 3 <text:s/>| <text:s text:c="3"/>0.967 <text:s text:c="3"/>0.090 <text:s text:c="3"/>0.271 | <text:s text:c="3"/>10.6 <text:s text:c="2"/>-74.3 <text:s/>-178.1</text:p>
      <text:p text:style-name="Standard"><text:s text:c="3"/>4.180 | 4 <text:s/>| <text:s text:c="3"/>1.015 <text:s text:c="3"/>0.032 <text:s text:c="2"/>-0.085 | <text:s text:c="2"/>124.3 <text:s text:c="2"/>-75.2 <text:s text:c="3"/>21.7</text:p>
      <text:p text:style-name="Standard"><text:s text:c="3"/>4.180 | 5 <text:s/>| <text:s text:c="3"/>1.022 <text:s text:c="2"/>-0.151 <text:s text:c="2"/>-0.118 | <text:s/>-137.1 <text:s text:c="2"/>-79.5 <text:s text:c="2"/>-29.6</text:p>
      <text:p text:style-name="Standard"><text:s text:c="3"/>4.214 | 0 <text:s/>| <text:s text:c="8"/>Comm Error <text:s text:c="8"/>| <text:s text:c="11"/>- <text:s text:c="10"/></text:p>
      <text:p text:style-name="Standard"><text:s text:c="3"/>4.214 | 1 <text:s/>| <text:s text:c="3"/>0.217 <text:s text:c="3"/>0.527 <text:s text:c="2"/>-0.822 | <text:s text:c="2"/>140.9 <text:s text:c="2"/>-11.4 <text:s text:c="2"/>-75.2</text:p>
      <text:p text:style-name="Standard"><text:s text:c="3"/>4.214 | 2 <text:s/>| <text:s text:c="3"/>0.863 <text:s text:c="2"/>-0.092 <text:s text:c="3"/>0.267 | <text:s text:c="2"/>-35.2 <text:s text:c="2"/>-70.1 <text:s text:c="2"/>153.3</text:p>
      <text:p text:style-name="Standard"><text:s text:c="3"/>4.214 | 3 <text:s/>| <text:s text:c="3"/>0.972 <text:s text:c="3"/>0.105 <text:s text:c="3"/>0.263 | <text:s text:c="3"/>11.7 <text:s text:c="2"/>-74.2 <text:s/>-178.7</text:p>
      <text:p text:style-name="Standard"><text:s text:c="3"/>4.214 | 4 <text:s/>| <text:s text:c="3"/>0.965 <text:s text:c="2"/>-0.060 <text:s text:c="2"/>-0.031 | <text:s text:c="2"/>120.5 <text:s text:c="2"/>-76.8 <text:s text:c="3"/>25.9</text:p>
      <text:p text:style-name="Standard"><text:s text:c="3"/>4.214 | 5 <text:s/>| <text:s text:c="3"/>1.006 <text:s text:c="2"/>-0.149 <text:s text:c="2"/>-0.139 | <text:s/>-134.1 <text:s text:c="2"/>-78.8 <text:s text:c="2"/>-31.7</text:p>
      <text:p text:style-name="Standard"><text:s text:c="3"/>4.249 | 0 <text:s/>| <text:s text:c="8"/>Comm Error <text:s text:c="8"/>| <text:s text:c="11"/>- <text:s text:c="10"/></text:p>
      <text:p text:style-name="Standard"><text:s text:c="3"/>4.249 | 1 <text:s/>| <text:s text:c="3"/>0.264 <text:s text:c="3"/>0.509 <text:s text:c="2"/>-0.773 | <text:s text:c="2"/>138.9 <text:s text:c="2"/>-12.4 <text:s text:c="2"/>-76.3</text:p>
      <text:p text:style-name="Standard"><text:s text:c="3"/>4.249 | 2 <text:s/>| <text:s text:c="3"/>0.856 <text:s text:c="2"/>-0.141 <text:s text:c="3"/>0.260 | <text:s text:c="2"/>-46.2 <text:s text:c="2"/>-69.1 <text:s text:c="2"/>162.2</text:p>
      <text:p text:style-name="Standard"><text:s text:c="3"/>4.249 | 3 <text:s/>| <text:s text:c="3"/>0.951 <text:s text:c="3"/>0.125 <text:s text:c="3"/>0.240 | <text:s text:c="3"/>13.0 <text:s text:c="2"/>-74.2 <text:s/>-179.7</text:p>
      <text:p text:style-name="Standard"><text:s text:c="3"/>4.249 | 4 <text:s/>| <text:s text:c="3"/>0.961 <text:s text:c="2"/>-0.122 <text:s text:c="2"/>-0.001 | <text:s text:c="2"/>119.1 <text:s text:c="2"/>-78.5 <text:s text:c="3"/>27.2</text:p>
      <text:p text:style-name="Standard"><text:s text:c="3"/>4.249 | 5 <text:s/>| <text:s text:c="3"/>1.026 <text:s text:c="2"/>-0.042 <text:s text:c="2"/>-0.127 | <text:s/>-134.0 <text:s text:c="2"/>-78.7 <text:s text:c="2"/>-30.9</text:p>
      <text:p text:style-name="Standard"><text:s text:c="3"/>4.283 | 0 <text:s/>| <text:s text:c="8"/>Comm Error <text:s text:c="8"/>| <text:s text:c="11"/>- <text:s text:c="10"/></text:p>
      <text:p text:style-name="Standard"><text:s text:c="3"/>4.283 | 1 <text:s/>| <text:s text:c="3"/>0.232 <text:s text:c="3"/>0.526 <text:s text:c="2"/>-0.641 | <text:s text:c="2"/>136.5 <text:s text:c="2"/>-13.9 <text:s text:c="2"/>-77.0</text:p>
      <text:p text:style-name="Standard"><text:s text:c="3"/>4.283 | 2 <text:s/>| <text:s text:c="3"/>0.796 <text:s text:c="2"/>-0.123 <text:s text:c="3"/>0.252 | <text:s text:c="2"/>-52.3 <text:s text:c="2"/>-67.9 <text:s text:c="2"/>166.6</text:p>
      <text:p text:style-name="Standard"><text:s text:c="3"/>4.283 | 3 <text:s/>| <text:s text:c="3"/>0.933 <text:s text:c="3"/>0.119 <text:s text:c="3"/>0.260 | <text:s text:c="3"/>14.2 <text:s text:c="2"/>-74.0 <text:s text:c="2"/>179.5</text:p>
      <text:p text:style-name="Standard"><text:s text:c="3"/>4.283 | 4 <text:s/>| <text:s text:c="3"/>0.960 <text:s text:c="2"/>-0.023 <text:s text:c="2"/>-0.064 | <text:s text:c="2"/>117.7 <text:s text:c="2"/>-79.8 <text:s text:c="3"/>28.7</text:p>
      <text:p text:style-name="Standard"><text:s text:c="3"/>4.283 | 5 <text:s/>| <text:s text:c="3"/>1.031 <text:s text:c="2"/>-0.066 <text:s text:c="2"/>-0.118 | <text:s/>-134.8 <text:s text:c="2"/>-78.8 <text:s text:c="2"/>-29.4</text:p>
      <text:p text:style-name="Standard"><text:s text:c="3"/>4.317 | 0 <text:s/>| <text:s text:c="8"/>Comm Error <text:s text:c="8"/>| <text:s text:c="11"/>- <text:s text:c="10"/></text:p>
      <text:p text:style-name="Standard"><text:s text:c="3"/>4.317 | 1 <text:s/>| <text:s text:c="3"/>0.191 <text:s text:c="3"/>0.554 <text:s text:c="2"/>-0.584 | <text:s text:c="2"/>134.0 <text:s text:c="2"/>-15.2 <text:s text:c="2"/>-77.5</text:p>
      <text:p text:style-name="Standard"><text:s text:c="3"/>4.317 | 2 <text:s/>| <text:s text:c="3"/>0.773 <text:s text:c="2"/>-0.116 <text:s text:c="3"/>0.234 | <text:s text:c="2"/>-58.2 <text:s text:c="2"/>-66.1 <text:s text:c="2"/>169.9</text:p>
      <text:p text:style-name="Standard"><text:s text:c="3"/>4.317 | 3 <text:s/>| <text:s text:c="3"/>0.950 <text:s text:c="3"/>0.125 <text:s text:c="3"/>0.289 | <text:s text:c="3"/>14.8 <text:s text:c="2"/>-73.5 <text:s text:c="2"/>179.3</text:p>
      <text:p text:style-name="Standard"><text:s text:c="3"/>4.317 | 4 <text:s/>| <text:s text:c="3"/>0.911 <text:s text:c="2"/>-0.164 <text:s text:c="2"/>-0.284 | <text:s text:c="2"/>130.6 <text:s text:c="2"/>-81.8 <text:s text:c="3"/>16.3</text:p>
      <text:p text:style-name="Standard"><text:s text:c="3"/>4.317 | 5 <text:s/>| <text:s text:c="3"/>1.027 <text:s text:c="2"/>-0.071 <text:s text:c="2"/>-0.089 | <text:s/>-134.1 <text:s text:c="2"/>-78.7 <text:s text:c="2"/>-29.7</text:p>
      <text:p text:style-name="Standard"><text:s text:c="3"/>4.352 | 0 <text:s/>| <text:s text:c="8"/>Comm Error <text:s text:c="8"/>| <text:s text:c="11"/>- <text:s text:c="10"/></text:p>
      <text:p text:style-name="Standard"><text:s text:c="3"/>4.352 | 1 <text:s/>| <text:s text:c="3"/>0.273 <text:s text:c="3"/>0.602 <text:s text:c="2"/>-0.497 | <text:s text:c="2"/>130.1 <text:s text:c="2"/>-17.1 <text:s text:c="2"/>-78.3</text:p>
      <text:p text:style-name="Standard"><text:s text:c="3"/>4.352 | 2 <text:s/>| <text:s text:c="3"/>0.730 <text:s text:c="2"/>-0.256 <text:s text:c="3"/>0.164 | <text:s text:c="2"/>-63.6 <text:s text:c="2"/>-64.0 <text:s text:c="2"/>172.9</text:p>
      <text:p text:style-name="Standard"><text:s text:c="3"/>4.352 | 3 <text:s/>| <text:s text:c="3"/>0.988 <text:s text:c="3"/>0.122 <text:s text:c="3"/>0.292 | <text:s text:c="3"/>15.3 <text:s text:c="2"/>-73.2 <text:s text:c="2"/>178.2</text:p>
      <text:p text:style-name="Standard"><text:soft-page-break/><text:s text:c="3"/>4.352 | 4 <text:s/>| <text:s text:c="3"/>0.958 <text:s text:c="2"/>-0.128 <text:s text:c="2"/>-0.380 | <text:s text:c="2"/>155.6 <text:s text:c="2"/>-81.8 <text:s text:c="3"/>-6.2</text:p>
      <text:p text:style-name="Standard"><text:s text:c="3"/>4.352 | 5 <text:s/>| <text:s text:c="3"/>1.016 <text:s text:c="2"/>-0.140 <text:s text:c="2"/>-0.073 | <text:s/>-131.8 <text:s text:c="2"/>-78.4 <text:s text:c="2"/>-33.0</text:p>
      <text:p text:style-name="Standard"><text:s text:c="3"/>4.386 | 0 <text:s/>| <text:s text:c="8"/>Comm Error <text:s text:c="8"/>| <text:s text:c="11"/>- <text:s text:c="10"/></text:p>
      <text:p text:style-name="Standard"><text:s text:c="3"/>4.386 | 1 <text:s/>| <text:s text:c="3"/>0.323 <text:s text:c="3"/>0.627 <text:s text:c="2"/>-0.472 | <text:s text:c="2"/>128.2 <text:s text:c="2"/>-18.7 <text:s text:c="2"/>-78.6</text:p>
      <text:p text:style-name="Standard"><text:s text:c="3"/>4.386 | 2 <text:s/>| <text:s text:c="3"/>0.719 <text:s text:c="2"/>-0.403 <text:s text:c="3"/>0.077 | <text:s text:c="2"/>-70.9 <text:s text:c="2"/>-61.3 <text:s text:c="2"/>177.3</text:p>
      <text:p text:style-name="Standard"><text:s text:c="3"/>4.386 | 3 <text:s/>| <text:s text:c="3"/>0.989 <text:s text:c="3"/>0.089 <text:s text:c="3"/>0.242 | <text:s text:c="3"/>15.9 <text:s text:c="2"/>-73.0 <text:s text:c="2"/>179.0</text:p>
      <text:p text:style-name="Standard"><text:s text:c="3"/>4.386 | 4 <text:s/>| <text:s text:c="3"/>0.972 <text:s text:c="3"/>0.184 <text:s text:c="2"/>-0.247 | <text:s text:c="2"/>163.2 <text:s text:c="2"/>-80.5 <text:s text:c="2"/>-12.3</text:p>
      <text:p text:style-name="Standard"><text:s text:c="3"/>4.386 | 5 <text:s/>| <text:s text:c="3"/>1.015 <text:s text:c="2"/>-0.165 <text:s text:c="2"/>-0.132 | <text:s/>-128.7 <text:s text:c="2"/>-77.6 <text:s text:c="2"/>-34.9</text:p>
      <text:p text:style-name="Standard"><text:s text:c="3"/>4.420 | 0 <text:s/>| <text:s text:c="8"/>Comm Error <text:s text:c="8"/>| <text:s text:c="11"/>- <text:s text:c="10"/></text:p>
      <text:p text:style-name="Standard"><text:s text:c="3"/>4.420 | 1 <text:s/>| <text:s text:c="3"/>0.317 <text:s text:c="3"/>0.769 <text:s text:c="2"/>-0.459 | <text:s text:c="2"/>124.2 <text:s text:c="2"/>-21.6 <text:s text:c="2"/>-78.5</text:p>
      <text:p text:style-name="Standard"><text:s text:c="3"/>4.420 | 2 <text:s/>| <text:s text:c="3"/>0.746 <text:s text:c="2"/>-0.561 <text:s text:c="2"/>-0.054 | <text:s text:c="2"/>-81.5 <text:s text:c="2"/>-57.4 <text:s/>-176.2</text:p>
      <text:p text:style-name="Standard"><text:s text:c="3"/>4.420 | 3 <text:s/>| <text:s text:c="3"/>0.960 <text:s text:c="3"/>0.091 <text:s text:c="3"/>0.237 | <text:s text:c="3"/>16.2 <text:s text:c="2"/>-73.1 <text:s text:c="2"/>179.0</text:p>
      <text:p text:style-name="Standard"><text:s text:c="3"/>4.420 | 4 <text:s/>| <text:s text:c="3"/>1.090 <text:s text:c="3"/>0.067 <text:s text:c="2"/>-0.175 | <text:s text:c="2"/>163.3 <text:s text:c="2"/>-80.6 <text:s text:c="2"/>-12.9</text:p>
      <text:p text:style-name="Standard"><text:s text:c="3"/>4.420 | 5 <text:s/>| <text:s text:c="3"/>1.018 <text:s text:c="2"/>-0.166 <text:s text:c="2"/>-0.147 | <text:s/>-127.7 <text:s text:c="2"/>-76.9 <text:s text:c="2"/>-36.1</text:p>
      <text:p text:style-name="Standard"><text:s text:c="3"/>4.454 | 0 <text:s/>| <text:s text:c="8"/>Comm Error <text:s text:c="8"/>| <text:s text:c="11"/>- <text:s text:c="10"/></text:p>
      <text:p text:style-name="Standard"><text:s text:c="3"/>4.454 | 1 <text:s/>| <text:s text:c="3"/>0.365 <text:s text:c="3"/>0.797 <text:s text:c="2"/>-0.367 | <text:s text:c="2"/>120.8 <text:s text:c="2"/>-23.6 <text:s text:c="2"/>-78.0</text:p>
      <text:p text:style-name="Standard"><text:s text:c="3"/>4.454 | 2 <text:s/>| <text:s text:c="3"/>0.714 <text:s text:c="2"/>-0.646 <text:s text:c="2"/>-0.146 | <text:s text:c="2"/>-88.7 <text:s text:c="2"/>-54.1 <text:s/>-172.0</text:p>
      <text:p text:style-name="Standard"><text:s text:c="3"/>4.454 | 3 <text:s/>| <text:s text:c="3"/>1.025 <text:s text:c="3"/>0.099 <text:s text:c="3"/>0.250 | <text:s text:c="3"/>16.9 <text:s text:c="2"/>-73.2 <text:s text:c="2"/>178.7</text:p>
      <text:p text:style-name="Standard"><text:s text:c="3"/>4.454 | 4 <text:s/>| <text:s text:c="3"/>1.153 <text:s text:c="3"/>0.104 <text:s text:c="2"/>-0.019 | <text:s text:c="2"/>164.5 <text:s text:c="2"/>-82.3 <text:s text:c="2"/>-11.8</text:p>
      <text:p text:style-name="Standard"><text:s text:c="3"/>4.454 | 5 <text:s/>| <text:s text:c="3"/>1.043 <text:s text:c="2"/>-0.145 <text:s text:c="2"/>-0.146 | <text:s/>-127.4 <text:s text:c="2"/>-76.1 <text:s text:c="2"/>-36.9</text:p>
      <text:p text:style-name="Standard"><text:s text:c="3"/>4.488 | 0 <text:s/>| <text:s text:c="8"/>Comm Error <text:s text:c="8"/>| <text:s text:c="11"/>- <text:s text:c="10"/></text:p>
      <text:p text:style-name="Standard"><text:s text:c="3"/>4.488 | 1 <text:s/>| <text:s text:c="3"/>0.492 <text:s text:c="3"/>0.768 <text:s text:c="2"/>-0.348 | <text:s text:c="2"/>116.5 <text:s text:c="2"/>-27.7 <text:s text:c="2"/>-76.8</text:p>
      <text:p text:style-name="Standard"><text:s text:c="3"/>4.488 | 2 <text:s/>| <text:s text:c="3"/>0.684 <text:s text:c="2"/>-0.696 <text:s text:c="2"/>-0.208 | <text:s text:c="2"/>-94.9 <text:s text:c="2"/>-49.5 <text:s/>-167.4</text:p>
      <text:p text:style-name="Standard"><text:s text:c="3"/>4.488 | 3 <text:s/>| <text:s text:c="3"/>1.108 <text:s text:c="3"/>0.008 <text:s text:c="3"/>0.222 | <text:s text:c="3"/>16.1 <text:s text:c="2"/>-73.7 <text:s text:c="2"/>179.9</text:p>
      <text:p text:style-name="Standard"><text:s text:c="3"/>4.488 | 4 <text:s/>| <text:s text:c="3"/>1.008 <text:s text:c="3"/>0.209 <text:s text:c="3"/>0.040 | <text:s text:c="2"/>150.1 <text:s text:c="2"/>-83.5 <text:s text:c="4"/>0.7</text:p>
      <text:p text:style-name="Standard"><text:s text:c="3"/>4.488 | 5 <text:s/>| <text:s text:c="3"/>1.031 <text:s text:c="2"/>-0.162 <text:s text:c="2"/>-0.187 | <text:s/>-127.6 <text:s text:c="2"/>-75.6 <text:s text:c="2"/>-36.9</text:p>
      <text:p text:style-name="Standard"><text:s text:c="3"/>4.523 | 0 <text:s/>| <text:s text:c="8"/>Comm Error <text:s text:c="8"/>| <text:s text:c="11"/>- <text:s text:c="10"/></text:p>
      <text:p text:style-name="Standard"><text:s text:c="3"/>4.523 | 1 <text:s/>| <text:s text:c="3"/>0.503 <text:s text:c="3"/>0.752 <text:s text:c="2"/>-0.258 | <text:s text:c="2"/>114.1 <text:s text:c="2"/>-30.0 <text:s text:c="2"/>-75.8</text:p>
      <text:p text:style-name="Standard"><text:s text:c="3"/>4.523 | 2 <text:s/>| <text:s text:c="3"/>0.629 <text:s text:c="2"/>-0.728 <text:s text:c="2"/>-0.291 | <text:s/>-101.8 <text:s text:c="2"/>-46.2 <text:s/>-164.5</text:p>
      <text:p text:style-name="Standard"><text:s text:c="3"/>4.523 | 3 <text:s/>| <text:s text:c="3"/>0.994 <text:s text:c="2"/>-0.059 <text:s text:c="3"/>0.183 | <text:s text:c="3"/>12.4 <text:s text:c="2"/>-74.7 <text:s/>-176.0</text:p>
      <text:p text:style-name="Standard"><text:s text:c="3"/>4.523 | 4 <text:s/>| <text:s text:c="3"/>0.958 <text:s text:c="3"/>0.135 <text:s text:c="3"/>0.064 | <text:s text:c="2"/>130.1 <text:s text:c="2"/>-84.3 <text:s text:c="3"/>18.1</text:p>
      <text:p text:style-name="Standard"><text:s text:c="3"/>4.523 | 5 <text:s/>| <text:s text:c="3"/>1.006 <text:s text:c="2"/>-0.228 <text:s text:c="2"/>-0.232 | <text:s/>-127.7 <text:s text:c="2"/>-73.9 <text:s text:c="2"/>-36.9</text:p>
      <text:p text:style-name="Standard"><text:s text:c="3"/>4.557 | 0 <text:s/>| <text:s text:c="8"/>Comm Error <text:s text:c="8"/>| <text:s text:c="11"/>- <text:s text:c="10"/></text:p>
      <text:p text:style-name="Standard"><text:s text:c="3"/>4.557 | 1 <text:s/>| <text:s text:c="3"/>0.526 <text:s text:c="3"/>0.715 <text:s text:c="2"/>-0.239 | <text:s text:c="2"/>110.5 <text:s text:c="2"/>-33.0 <text:s text:c="2"/>-74.2</text:p>
      <text:p text:style-name="Standard"><text:s text:c="3"/>4.557 | 2 <text:s/>| <text:s text:c="3"/>0.616 <text:s text:c="2"/>-0.713 <text:s text:c="2"/>-0.316 | <text:s/>-106.4 <text:s text:c="2"/>-42.9 <text:s/>-161.8</text:p>
      <text:p text:style-name="Standard"><text:s text:c="3"/>4.557 | 3 <text:s/>| <text:s text:c="3"/>0.941 <text:s text:c="2"/>-0.021 <text:s text:c="3"/>0.210 | <text:s text:c="3"/>10.0 <text:s text:c="2"/>-75.3 <text:s/>-173.4</text:p>
      <text:p text:style-name="Standard"><text:s text:c="3"/>4.557 | 4 <text:s/>| <text:s text:c="3"/>1.015 <text:s text:c="3"/>0.173 <text:s text:c="2"/>-0.044 | <text:s text:c="2"/>105.1 <text:s text:c="2"/>-84.5 <text:s text:c="3"/>41.1</text:p>
      <text:p text:style-name="Standard"><text:s text:c="3"/>4.557 | 5 <text:s/>| <text:s text:c="3"/>0.994 <text:s text:c="2"/>-0.197 <text:s text:c="2"/>-0.138 | <text:s/>-126.6 <text:s text:c="2"/>-73.3 <text:s text:c="2"/>-37.7</text:p>
      <text:p text:style-name="Standard"><text:s text:c="3"/>4.591 | 0 <text:s/>| <text:s text:c="8"/>Comm Error <text:s text:c="8"/>| <text:s text:c="11"/>- <text:s text:c="10"/></text:p>
      <text:p text:style-name="Standard"><text:s text:c="3"/>4.591 | 1 <text:s/>| <text:s text:c="3"/>0.755 <text:s text:c="3"/>0.611 <text:s text:c="2"/>-0.143 | <text:s text:c="2"/>106.5 <text:s text:c="2"/>-38.1 <text:s text:c="2"/>-73.1</text:p>
      <text:p text:style-name="Standard"><text:s text:c="3"/>4.591 | 2 <text:s/>| <text:s text:c="3"/>0.586 <text:s text:c="2"/>-0.673 <text:s text:c="2"/>-0.305 | <text:s/>-110.8 <text:s text:c="2"/>-39.4 <text:s/>-159.7</text:p>
      <text:p text:style-name="Standard"><text:s text:c="3"/>4.591 | 3 <text:s/>| <text:s text:c="3"/>0.992 <text:s text:c="2"/>-0.022 <text:s text:c="3"/>0.254 | <text:s text:c="4"/>8.3 <text:s text:c="2"/>-75.5 <text:s/>-170.5</text:p>
      <text:p text:style-name="Standard"><text:s text:c="3"/>4.591 | 4 <text:s/>| <text:s text:c="3"/>1.007 <text:s text:c="3"/>0.034 <text:s text:c="2"/>-0.039 | <text:s text:c="2"/>100.1 <text:s text:c="2"/>-84.7 <text:s text:c="3"/>44.1</text:p>
      <text:p text:style-name="Standard"><text:s text:c="3"/>4.591 | 5 <text:s/>| <text:s text:c="3"/>1.001 <text:s text:c="2"/>-0.247 <text:s text:c="2"/>-0.053 | <text:s/>-123.3 <text:s text:c="2"/>-72.9 <text:s text:c="2"/>-40.0</text:p>
      <text:p text:style-name="Standard"><text:s text:c="3"/>4.625 | 0 <text:s/>| <text:s text:c="8"/>Comm Error <text:s text:c="8"/>| <text:s text:c="11"/>- <text:s text:c="10"/></text:p>
      <text:p text:style-name="Standard"><text:s text:c="3"/>4.625 | 1 <text:s/>| <text:s text:c="3"/>0.667 <text:s text:c="3"/>0.627 <text:s text:c="2"/>-0.074 | <text:s text:c="2"/>102.2 <text:s text:c="2"/>-41.7 <text:s text:c="2"/>-71.0</text:p>
      <text:p text:style-name="Standard"><text:s text:c="3"/>4.625 | 2 <text:s/>| <text:s text:c="3"/>0.474 <text:s text:c="2"/>-0.646 <text:s text:c="2"/>-0.333 | <text:s/>-113.6 <text:s text:c="2"/>-36.9 <text:s/>-158.7</text:p>
      <text:p text:style-name="Standard"><text:s text:c="3"/>4.625 | 3 <text:s/>| <text:s text:c="3"/>1.002 <text:s text:c="2"/>-0.079 <text:s text:c="3"/>0.229 | <text:s text:c="4"/>4.7 <text:s text:c="2"/>-75.8 <text:s/>-167.4</text:p>
      <text:p text:style-name="Standard"><text:s text:c="3"/>4.625 | 4 <text:s/>| <text:s text:c="3"/>0.995 <text:s text:c="2"/>-0.090 <text:s text:c="3"/>0.034 | <text:s text:c="4"/>7.8 <text:s text:c="2"/>-85.3 <text:s text:c="2"/>100.7</text:p>
      <text:p text:style-name="Standard"><text:soft-page-break/><text:s text:c="3"/>4.625 | 5 <text:s/>| <text:s text:c="3"/>0.999 <text:s text:c="2"/>-0.232 <text:s text:c="2"/>-0.116 | <text:s/>-122.7 <text:s text:c="2"/>-72.4 <text:s text:c="2"/>-39.1</text:p>
      <text:p text:style-name="Standard"><text:s text:c="3"/>4.660 | 0 <text:s/>| <text:s text:c="8"/>Comm Error <text:s text:c="8"/>| <text:s text:c="11"/>- <text:s text:c="10"/></text:p>
      <text:p text:style-name="Standard"><text:s text:c="3"/>4.660 | 1 <text:s/>| <text:s text:c="3"/>0.694 <text:s text:c="3"/>0.587 <text:s text:c="2"/>-0.034 | <text:s text:c="3"/>96.5 <text:s text:c="2"/>-45.0 <text:s text:c="2"/>-68.6</text:p>
      <text:p text:style-name="Standard"><text:s text:c="3"/>4.660 | 2 <text:s/>| <text:s text:c="3"/>0.454 <text:s text:c="2"/>-0.659 <text:s text:c="2"/>-0.390 | <text:s/>-117.3 <text:s text:c="2"/>-33.3 <text:s/>-157.4</text:p>
      <text:p text:style-name="Standard"><text:s text:c="3"/>4.660 | 3 <text:s/>| <text:s text:c="3"/>0.998 <text:s text:c="2"/>-0.113 <text:s text:c="3"/>0.230 | <text:s text:c="4"/>0.4 <text:s text:c="2"/>-76.2 <text:s/>-163.0</text:p>
      <text:p text:style-name="Standard"><text:s text:c="3"/>4.660 | 4 <text:s/>| <text:s text:c="3"/>1.002 <text:s text:c="3"/>0.076 <text:s text:c="3"/>0.044 | <text:s text:c="2"/>-13.1 <text:s text:c="2"/>-85.2 <text:s text:c="2"/>164.0</text:p>
      <text:p text:style-name="Standard"><text:s text:c="3"/>4.660 | 5 <text:s/>| <text:s text:c="3"/>1.011 <text:s text:c="2"/>-0.206 <text:s text:c="2"/>-0.260 | <text:s/>-126.1 <text:s text:c="2"/>-71.7 <text:s text:c="2"/>-32.6</text:p>
      <text:p text:style-name="Standard"><text:s text:c="3"/>4.694 | 0 <text:s/>| <text:s text:c="8"/>Comm Error <text:s text:c="8"/>| <text:s text:c="11"/>- <text:s text:c="10"/></text:p>
      <text:p text:style-name="Standard"><text:s text:c="3"/>4.694 | 1 <text:s/>| <text:s text:c="3"/>0.704 <text:s text:c="3"/>0.568 <text:s text:c="3"/>0.016 | <text:s text:c="3"/>92.4 <text:s text:c="2"/>-47.7 <text:s text:c="2"/>-67.0</text:p>
      <text:p text:style-name="Standard"><text:s text:c="3"/>4.694 | 2 <text:s/>| <text:s text:c="3"/>0.469 <text:s text:c="2"/>-0.725 <text:s text:c="2"/>-0.446 | <text:s/>-119.7 <text:s text:c="2"/>-30.9 <text:s/>-156.7</text:p>
      <text:p text:style-name="Standard"><text:s text:c="3"/>4.694 | 3 <text:s/>| <text:s text:c="3"/>0.972 <text:s text:c="2"/>-0.136 <text:s text:c="3"/>0.233 | <text:s text:c="3"/>-6.0 <text:s text:c="2"/>-76.5 <text:s/>-156.6</text:p>
      <text:p text:style-name="Standard"><text:s text:c="3"/>4.694 | 4 <text:s/>| <text:s text:c="3"/>1.006 <text:s text:c="2"/>-0.048 <text:s text:c="3"/>0.078 | <text:s text:c="2"/>-20.3 <text:s text:c="2"/>-84.9 <text:s text:c="2"/>172.7</text:p>
      <text:p text:style-name="Standard"><text:s text:c="3"/>4.694 | 5 <text:s/>| <text:s text:c="3"/>1.060 <text:s text:c="3"/>0.018 <text:s text:c="2"/>-0.341 | <text:s/>-137.8 <text:s text:c="2"/>-71.4 <text:s text:c="2"/>-15.0</text:p>
      <text:p text:style-name="Standard"><text:s text:c="3"/>4.728 | 0 <text:s/>| <text:s text:c="8"/>Comm Error <text:s text:c="8"/>| <text:s text:c="11"/>- <text:s text:c="10"/></text:p>
      <text:p text:style-name="Standard"><text:s text:c="3"/>4.728 | 1 <text:s/>| <text:s text:c="3"/>0.722 <text:s text:c="3"/>0.555 <text:s text:c="3"/>0.062 | <text:s text:c="3"/>86.9 <text:s text:c="2"/>-51.1 <text:s text:c="2"/>-64.5</text:p>
      <text:p text:style-name="Standard"><text:s text:c="3"/>4.728 | 2 <text:s/>| <text:s text:c="3"/>0.394 <text:s text:c="2"/>-0.737 <text:s text:c="2"/>-0.503 | <text:s/>-122.0 <text:s text:c="2"/>-28.3 <text:s/>-156.1</text:p>
      <text:p text:style-name="Standard"><text:s text:c="3"/>4.728 | 3 <text:s/>| <text:s text:c="3"/>0.993 <text:s text:c="2"/>-0.160 <text:s text:c="3"/>0.241 | <text:s text:c="2"/>-11.3 <text:s text:c="2"/>-76.4 <text:s/>-151.2</text:p>
      <text:p text:style-name="Standard"><text:s text:c="3"/>4.728 | 4 <text:s/>| <text:s text:c="3"/>1.034 <text:s text:c="3"/>0.057 <text:s text:c="2"/>-0.020 | <text:s text:c="2"/>-25.8 <text:s text:c="2"/>-84.9 <text:s text:c="2"/>179.4</text:p>
      <text:p text:style-name="Standard"><text:s text:c="3"/>4.728 | 5 <text:s/>| <text:s text:c="3"/>1.006 <text:s text:c="3"/>0.197 <text:s text:c="2"/>-0.342 | <text:s/>-149.2 <text:s text:c="2"/>-71.5 <text:s text:c="3"/>-0.4</text:p>
      <text:p text:style-name="Standard"><text:s text:c="3"/>4.762 | 0 <text:s/>| <text:s text:c="8"/>Comm Error <text:s text:c="8"/>| <text:s text:c="11"/>- <text:s text:c="10"/></text:p>
      <text:p text:style-name="Standard"><text:s text:c="3"/>4.762 | 1 <text:s/>| <text:s text:c="3"/>0.837 <text:s text:c="3"/>0.411 <text:s text:c="3"/>0.134 | <text:s text:c="3"/>82.1 <text:s text:c="2"/>-54.6 <text:s text:c="2"/>-62.0</text:p>
      <text:p text:style-name="Standard"><text:s text:c="3"/>4.762 | 2 <text:s/>| <text:s text:c="3"/>0.360 <text:s text:c="2"/>-0.758 <text:s text:c="2"/>-0.553 | <text:s/>-125.2 <text:s text:c="2"/>-24.6 <text:s/>-155.4</text:p>
      <text:p text:style-name="Standard"><text:s text:c="3"/>4.762 | 3 <text:s/>| <text:s text:c="3"/>1.028 <text:s text:c="2"/>-0.130 <text:s text:c="3"/>0.253 | <text:s text:c="2"/>-15.8 <text:s text:c="2"/>-76.1 <text:s/>-146.6</text:p>
      <text:p text:style-name="Standard"><text:s text:c="3"/>4.762 | 4 <text:s/>| <text:s text:c="3"/>1.010 <text:s text:c="2"/>-0.012 <text:s text:c="3"/>0.044 | <text:s text:c="2"/>-25.2 <text:s text:c="2"/>-84.9 <text:s text:c="2"/>178.0</text:p>
      <text:p text:style-name="Standard"><text:s text:c="3"/>4.762 | 5 <text:s/>| <text:s text:c="3"/>0.953 <text:s text:c="2"/>-0.041 <text:s text:c="2"/>-0.360 | <text:s/>-163.0 <text:s text:c="2"/>-70.3 <text:s text:c="3"/>13.0</text:p>
      <text:p text:style-name="Standard"><text:s text:c="3"/>4.797 | 0 <text:s/>| <text:s text:c="8"/>Comm Error <text:s text:c="8"/>| <text:s text:c="11"/>- <text:s text:c="10"/></text:p>
      <text:p text:style-name="Standard"><text:s text:c="3"/>4.797 | 1 <text:s/>| <text:s text:c="3"/>0.796 <text:s text:c="3"/>0.368 <text:s text:c="3"/>0.164 | <text:s text:c="3"/>78.0 <text:s text:c="2"/>-56.9 <text:s text:c="2"/>-59.2</text:p>
      <text:p text:style-name="Standard"><text:s text:c="3"/>4.797 | 2 <text:s/>| <text:s text:c="3"/>0.318 <text:s text:c="2"/>-0.759 <text:s text:c="2"/>-0.595 | <text:s/>-127.5 <text:s text:c="2"/>-22.1 <text:s/>-155.2</text:p>
      <text:p text:style-name="Standard"><text:s text:c="3"/>4.797 | 3 <text:s/>| <text:s text:c="3"/>1.001 <text:s text:c="2"/>-0.098 <text:s text:c="3"/>0.269 | <text:s text:c="2"/>-17.2 <text:s text:c="2"/>-75.8 <text:s/>-145.1</text:p>
      <text:p text:style-name="Standard"><text:s text:c="3"/>4.797 | 4 <text:s/>| <text:s text:c="3"/>0.991 <text:s text:c="3"/>0.018 <text:s text:c="3"/>0.064 | <text:s text:c="2"/>-27.3 <text:s text:c="2"/>-84.6 <text:s text:c="2"/>179.3</text:p>
      <text:p text:style-name="Standard"><text:s text:c="3"/>4.797 | 5 <text:s/>| <text:s text:c="3"/>0.862 <text:s text:c="2"/>-0.307 <text:s text:c="2"/>-0.339 | <text:s/>-163.1 <text:s text:c="2"/>-68.7 <text:s text:c="3"/>13.0</text:p>
      <text:p text:style-name="Standard"><text:s text:c="3"/>4.831 | 0 <text:s/>| <text:s text:c="8"/>Comm Error <text:s text:c="8"/>| <text:s text:c="11"/>- <text:s text:c="10"/></text:p>
      <text:p text:style-name="Standard"><text:s text:c="3"/>4.831 | 1 <text:s/>| <text:s text:c="3"/>0.822 <text:s text:c="3"/>0.325 <text:s text:c="3"/>0.193 | <text:s text:c="3"/>69.4 <text:s text:c="2"/>-60.9 <text:s text:c="2"/>-53.0</text:p>
      <text:p text:style-name="Standard"><text:s text:c="3"/>4.831 | 2 <text:s/>| <text:s text:c="3"/>0.252 <text:s text:c="2"/>-0.734 <text:s text:c="2"/>-0.619 | <text:s/>-130.6 <text:s text:c="2"/>-18.7 <text:s/>-154.9</text:p>
      <text:p text:style-name="Standard"><text:s text:c="3"/>4.831 | 3 <text:s/>| <text:s text:c="3"/>0.966 <text:s text:c="2"/>-0.127 <text:s text:c="3"/>0.252 | <text:s text:c="2"/>-19.0 <text:s text:c="2"/>-75.3 <text:s/>-142.5</text:p>
      <text:p text:style-name="Standard"><text:s text:c="3"/>4.831 | 4 <text:s/>| <text:s text:c="3"/>1.009 <text:s text:c="2"/>-0.041 <text:s text:c="3"/>0.025 | <text:s text:c="2"/>-31.7 <text:s text:c="2"/>-84.6 <text:s/>-176.2</text:p>
      <text:p text:style-name="Standard"><text:s text:c="3"/>4.831 | 5 <text:s/>| <text:s text:c="3"/>0.885 <text:s text:c="2"/>-0.126 <text:s text:c="2"/>-0.347 | <text:s/>-166.0 <text:s text:c="2"/>-67.5 <text:s text:c="3"/>17.2</text:p>
      <text:p text:style-name="Standard"><text:s text:c="3"/>4.866 | 0 <text:s/>| <text:s text:c="8"/>Comm Error <text:s text:c="8"/>| <text:s text:c="11"/>- <text:s text:c="10"/></text:p>
      <text:p text:style-name="Standard"><text:s text:c="3"/>4.866 | 1 <text:s/>| <text:s text:c="3"/>0.849 <text:s text:c="3"/>0.281 <text:s text:c="3"/>0.213 | <text:s text:c="3"/>62.5 <text:s text:c="2"/>-63.5 <text:s text:c="2"/>-47.8</text:p>
      <text:p text:style-name="Standard"><text:s text:c="3"/>4.866 | 2 <text:s/>| <text:s text:c="3"/>0.260 <text:s text:c="2"/>-0.687 <text:s text:c="2"/>-0.612 | <text:s/>-132.8 <text:s text:c="2"/>-17.0 <text:s/>-154.8</text:p>
      <text:p text:style-name="Standard"><text:s text:c="3"/>4.866 | 3 <text:s/>| <text:s text:c="3"/>0.961 <text:s text:c="2"/>-0.176 <text:s text:c="3"/>0.248 | <text:s text:c="2"/>-22.9 <text:s text:c="2"/>-74.8 <text:s/>-139.5</text:p>
      <text:p text:style-name="Standard"><text:s text:c="3"/>4.866 | 4 <text:s/>| <text:s text:c="3"/>1.017 <text:s text:c="3"/>0.021 <text:s text:c="2"/>-0.013 | <text:s text:c="2"/>-40.4 <text:s text:c="2"/>-84.7 <text:s/>-166.0</text:p>
      <text:p text:style-name="Standard"><text:s text:c="3"/>4.866 | 5 <text:s/>| <text:s text:c="3"/>0.860 <text:s text:c="2"/>-0.431 <text:s text:c="2"/>-0.322 | <text:s/>-163.7 <text:s text:c="2"/>-66.5 <text:s text:c="3"/>16.3</text:p>
      <text:p text:style-name="Standard"><text:s text:c="3"/>4.901 | 0 <text:s/>| <text:s text:c="8"/>Comm Error <text:s text:c="8"/>| <text:s text:c="11"/>- <text:s text:c="10"/></text:p>
      <text:p text:style-name="Standard"><text:s text:c="3"/>4.901 | 1 <text:s/>| <text:s text:c="3"/>0.842 <text:s text:c="3"/>0.233 <text:s text:c="3"/>0.248 | <text:s text:c="3"/>52.0 <text:s text:c="2"/>-66.2 <text:s text:c="2"/>-39.2</text:p>
      <text:p text:style-name="Standard"><text:s text:c="3"/>4.901 | 2 <text:s/>| <text:s text:c="3"/>0.211 <text:s text:c="2"/>-0.659 <text:s text:c="2"/>-0.603 | <text:s/>-134.7 <text:s text:c="2"/>-15.3 <text:s/>-155.3</text:p>
      <text:p text:style-name="Standard"><text:s text:c="3"/>4.901 | 3 <text:s/>| <text:s text:c="3"/>0.979 <text:s text:c="2"/>-0.163 <text:s text:c="3"/>0.249 | <text:s text:c="2"/>-26.0 <text:s text:c="2"/>-74.2 <text:s/>-136.2</text:p>
      <text:p text:style-name="Standard"><text:s text:c="3"/>4.901 | 4 <text:s/>| <text:s text:c="3"/>1.002 <text:s text:c="3"/>0.009 <text:s text:c="3"/>0.033 | <text:s text:c="2"/>-40.6 <text:s text:c="2"/>-84.8 <text:s/>-165.9</text:p>
      <text:p text:style-name="Standard"><text:s text:c="3"/>4.901 | 5 <text:s/>| <text:s text:c="3"/>0.886 <text:s text:c="2"/>-0.311 <text:s text:c="2"/>-0.278 | <text:s/>-159.5 <text:s text:c="2"/>-65.9 <text:s text:c="3"/>14.9</text:p>
      <text:p text:style-name="Standard"><text:soft-page-break/><text:s text:c="3"/>4.935 | 0 <text:s/>| <text:s text:c="8"/>Comm Error <text:s text:c="8"/>| <text:s text:c="11"/>- <text:s text:c="10"/></text:p>
      <text:p text:style-name="Standard"><text:s text:c="3"/>4.935 | 1 <text:s/>| <text:s text:c="3"/>0.826 <text:s text:c="3"/>0.228 <text:s text:c="3"/>0.252 | <text:s text:c="3"/>44.3 <text:s text:c="2"/>-67.7 <text:s text:c="2"/>-32.8</text:p>
      <text:p text:style-name="Standard"><text:s text:c="3"/>4.935 | 2 <text:s/>| <text:s text:c="3"/>0.291 <text:s text:c="2"/>-0.556 <text:s text:c="2"/>-0.515 | <text:s/>-136.9 <text:s text:c="2"/>-15.8 <text:s/>-156.1</text:p>
      <text:p text:style-name="Standard"><text:s text:c="3"/>4.935 | 3 <text:s/>| <text:s text:c="3"/>1.001 <text:s text:c="2"/>-0.091 <text:s text:c="3"/>0.256 | <text:s text:c="2"/>-26.4 <text:s text:c="2"/>-74.0 <text:s/>-135.5</text:p>
      <text:p text:style-name="Standard"><text:s text:c="3"/>4.935 | 4 <text:s/>| <text:s text:c="3"/>0.995 <text:s text:c="2"/>-0.040 <text:s text:c="3"/>0.099 | <text:s text:c="2"/>-39.5 <text:s text:c="2"/>-84.5 <text:s/>-167.8</text:p>
      <text:p text:style-name="Standard"><text:s text:c="3"/>4.935 | 5 <text:s/>| <text:s text:c="3"/>0.966 <text:s text:c="2"/>-0.300 <text:s text:c="2"/>-0.283 | <text:s/>-159.8 <text:s text:c="2"/>-66.7 <text:s text:c="3"/>15.2</text:p>
      <text:p text:style-name="Standard"><text:s text:c="3"/>4.970 | 0 <text:s/>| <text:s text:c="8"/>Comm Error <text:s text:c="8"/>| <text:s text:c="11"/>- <text:s text:c="10"/></text:p>
      <text:p text:style-name="Standard"><text:s text:c="3"/>4.970 | 1 <text:s/>| <text:s text:c="3"/>0.878 <text:s text:c="3"/>0.181 <text:s text:c="3"/>0.299 | <text:s text:c="3"/>33.4 <text:s text:c="2"/>-69.3 <text:s text:c="2"/>-23.4</text:p>
      <text:p text:style-name="Standard"><text:s text:c="3"/>4.970 | 2 <text:s/>| <text:s text:c="3"/>0.185 <text:s text:c="2"/>-0.618 <text:s text:c="2"/>-0.654 | <text:s/>-139.0 <text:s text:c="2"/>-16.2 <text:s/>-157.2</text:p>
      <text:p text:style-name="Standard"><text:s text:c="3"/>4.970 | 3 <text:s/>| <text:s text:c="3"/>0.995 <text:s text:c="2"/>-0.042 <text:s text:c="3"/>0.260 | <text:s text:c="2"/>-25.4 <text:s text:c="2"/>-73.8 <text:s/>-136.8</text:p>
      <text:p text:style-name="Standard"><text:s text:c="3"/>4.970 | 4 <text:s/>| <text:s text:c="3"/>1.001 <text:s text:c="2"/>-0.080 <text:s text:c="3"/>0.085 | <text:s text:c="2"/>-42.2 <text:s text:c="2"/>-84.3 <text:s/>-164.9</text:p>
      <text:p text:style-name="Standard"><text:s text:c="3"/>4.970 | 5 <text:s/>| <text:s text:c="3"/>0.916 <text:s text:c="2"/>-0.523 <text:s text:c="2"/>-0.265 | <text:s/>-155.4 <text:s text:c="2"/>-67.6 <text:s text:c="4"/>7.0</text:p>
      <text:p text:style-name="Standard"><text:s text:c="3"/>5.004 | 0 <text:s/>| <text:s text:c="8"/>Comm Error <text:s text:c="8"/>| <text:s text:c="11"/>- <text:s text:c="10"/></text:p>
      <text:p text:style-name="Standard"><text:s text:c="3"/>5.004 | 1 <text:s/>| <text:s text:c="3"/>0.936 <text:s text:c="3"/>0.152 <text:s text:c="3"/>0.287 | <text:s text:c="3"/>24.5 <text:s text:c="2"/>-70.2 <text:s text:c="2"/>-15.5</text:p>
      <text:p text:style-name="Standard"><text:s text:c="3"/>5.004 | 2 <text:s/>| <text:s text:c="3"/>0.293 <text:s text:c="2"/>-0.625 <text:s text:c="2"/>-0.692 | <text:s/>-141.9 <text:s text:c="2"/>-16.6 <text:s/>-158.4</text:p>
      <text:p text:style-name="Standard"><text:s text:c="3"/>5.004 | 3 <text:s/>| <text:s text:c="3"/>0.988 <text:s text:c="2"/>-0.043 <text:s text:c="3"/>0.215 | <text:s text:c="2"/>-23.3 <text:s text:c="2"/>-73.9 <text:s/>-138.0</text:p>
      <text:p text:style-name="Standard"><text:s text:c="3"/>5.004 | 4 <text:s/>| <text:s text:c="3"/>1.003 <text:s text:c="2"/>-0.024 <text:s text:c="2"/>-0.013 | <text:s text:c="2"/>-51.1 <text:s text:c="2"/>-84.3 <text:s/>-154.1</text:p>
      <text:p text:style-name="Standard"><text:s text:c="3"/>5.004 | 5 <text:s/>| <text:s text:c="3"/>0.957 <text:s text:c="2"/>-0.387 <text:s text:c="2"/>-0.465 | <text:s/>-146.2 <text:s text:c="2"/>-69.0 <text:s text:c="3"/>-1.0</text:p>
      <text:p text:style-name="Standard"><text:s text:c="3"/>5.038 | 0 <text:s/>| <text:s text:c="8"/>Comm Error <text:s text:c="8"/>| <text:s text:c="11"/>- <text:s text:c="10"/></text:p>
      <text:p text:style-name="Standard"><text:s text:c="3"/>5.038 | 1 <text:s/>| <text:s text:c="3"/>1.003 <text:s text:c="3"/>0.134 <text:s text:c="3"/>0.303 | <text:s text:c="3"/>16.2 <text:s text:c="2"/>-70.7 <text:s text:c="3"/>-8.0</text:p>
      <text:p text:style-name="Standard"><text:s text:c="3"/>5.038 | 2 <text:s/>| <text:s text:c="3"/>0.289 <text:s text:c="2"/>-0.632 <text:s text:c="2"/>-0.834 | <text:s/>-144.2 <text:s text:c="2"/>-17.5 <text:s/>-159.4</text:p>
      <text:p text:style-name="Standard"><text:s text:c="3"/>5.038 | 3 <text:s/>| <text:s text:c="3"/>0.948 <text:s text:c="2"/>-0.069 <text:s text:c="3"/>0.172 | <text:s text:c="2"/>-22.9 <text:s text:c="2"/>-74.3 <text:s/>-138.0</text:p>
      <text:p text:style-name="Standard"><text:s text:c="3"/>5.038 | 4 <text:s/>| <text:s text:c="3"/>1.018 <text:s text:c="2"/>-0.156 <text:s text:c="3"/>0.040 | <text:s text:c="2"/>-60.1 <text:s text:c="2"/>-84.2 <text:s/>-144.3</text:p>
      <text:p text:style-name="Standard"><text:s text:c="3"/>5.038 | 5 <text:s/>| <text:s text:c="3"/>1.157 <text:s text:c="2"/>-0.513 <text:s text:c="2"/>-0.504 | <text:s/>-143.1 <text:s text:c="2"/>-68.9 <text:s text:c="3"/>-6.0</text:p>
      <text:p text:style-name="Standard"><text:s text:c="3"/>5.072 | 0 <text:s/>| <text:s text:c="8"/>Comm Error <text:s text:c="8"/>| <text:s text:c="11"/>- <text:s text:c="10"/></text:p>
      <text:p text:style-name="Standard"><text:s text:c="3"/>5.072 | 1 <text:s/>| <text:s text:c="3"/>1.096 <text:s text:c="3"/>0.056 <text:s text:c="3"/>0.370 | <text:s text:c="4"/>8.2 <text:s text:c="2"/>-70.9 <text:s text:c="3"/>-0.7</text:p>
      <text:p text:style-name="Standard"><text:s text:c="3"/>5.072 | 2 <text:s/>| <text:s text:c="3"/>0.354 <text:s text:c="2"/>-0.643 <text:s text:c="2"/>-0.910 | <text:s/>-146.1 <text:s text:c="2"/>-18.5 <text:s/>-160.6</text:p>
      <text:p text:style-name="Standard"><text:s text:c="3"/>5.072 | 3 <text:s/>| <text:s text:c="3"/>1.044 <text:s text:c="2"/>-0.056 <text:s text:c="3"/>0.208 | <text:s text:c="2"/>-22.6 <text:s text:c="2"/>-74.8 <text:s/>-137.9</text:p>
      <text:p text:style-name="Standard"><text:s text:c="3"/>5.072 | 4 <text:s/>| <text:s text:c="3"/>1.038 <text:s text:c="2"/>-0.054 <text:s text:c="3"/>0.017 | <text:s text:c="2"/>-65.5 <text:s text:c="2"/>-84.1 <text:s/>-136.0</text:p>
      <text:p text:style-name="Standard"><text:s text:c="3"/>5.072 | 5 <text:s/>| <text:s text:c="3"/>1.170 <text:s text:c="2"/>-0.342 <text:s text:c="3"/>0.074 | <text:s/>-135.3 <text:s text:c="2"/>-69.9 <text:s text:c="2"/>-14.6</text:p>
      <text:p text:style-name="Standard"><text:s text:c="3"/>5.106 | 0 <text:s/>| <text:s text:c="8"/>Comm Error <text:s text:c="8"/>| <text:s text:c="11"/>- <text:s text:c="10"/></text:p>
      <text:p text:style-name="Standard"><text:s text:c="3"/>5.106 | 1 <text:s/>| <text:s text:c="3"/>1.187 <text:s text:c="3"/>0.110 <text:s text:c="3"/>0.390 | <text:s text:c="4"/>2.6 <text:s text:c="2"/>-71.0 <text:s text:c="4"/>4.3</text:p>
      <text:p text:style-name="Standard"><text:s text:c="3"/>5.106 | 2 <text:s/>| <text:s text:c="3"/>0.424 <text:s text:c="2"/>-0.578 <text:s text:c="2"/>-1.010 | <text:s/>-148.2 <text:s text:c="2"/>-19.6 <text:s/>-161.3</text:p>
      <text:p text:style-name="Standard"><text:s text:c="3"/>5.106 | 3 <text:s/>| <text:s text:c="3"/>1.076 <text:s text:c="3"/>0.036 <text:s text:c="3"/>0.202 | <text:s text:c="2"/>-20.3 <text:s text:c="2"/>-75.3 <text:s/>-140.0</text:p>
      <text:p text:style-name="Standard"><text:s text:c="3"/>5.106 | 4 <text:s/>| <text:s text:c="3"/>1.008 <text:s text:c="2"/>-0.015 <text:s text:c="2"/>-0.088 | <text:s text:c="2"/>-79.1 <text:s text:c="2"/>-84.3 <text:s/>-122.6</text:p>
      <text:p text:style-name="Standard"><text:s text:c="3"/>5.106 | 5 <text:s/>| <text:s text:c="3"/>1.018 <text:s text:c="2"/>-0.122 <text:s text:c="2"/>-0.192 | <text:s/>-135.3 <text:s text:c="2"/>-71.5 <text:s text:c="2"/>-15.2</text:p>
      <text:p text:style-name="Standard"><text:s text:c="3"/>5.141 | 0 <text:s/>| <text:s text:c="8"/>Comm Error <text:s text:c="8"/>| <text:s text:c="11"/>- <text:s text:c="10"/></text:p>
      <text:p text:style-name="Standard"><text:s text:c="3"/>5.141 | 1 <text:s/>| <text:s text:c="3"/>1.248 <text:s text:c="3"/>0.193 <text:s text:c="3"/>0.393 | <text:s text:c="4"/>0.5 <text:s text:c="2"/>-71.3 <text:s text:c="4"/>6.0</text:p>
      <text:p text:style-name="Standard"><text:s text:c="3"/>5.141 | 2 <text:s/>| <text:s text:c="3"/>0.412 <text:s text:c="2"/>-0.522 <text:s text:c="2"/>-0.995 | <text:s/>-149.4 <text:s text:c="2"/>-20.4 <text:s/>-161.7</text:p>
      <text:p text:style-name="Standard"><text:s text:c="3"/>5.141 | 3 <text:s/>| <text:s text:c="3"/>0.949 <text:s text:c="2"/>-0.027 <text:s text:c="3"/>0.182 | <text:s text:c="2"/>-18.9 <text:s text:c="2"/>-75.8 <text:s/>-141.3</text:p>
      <text:p text:style-name="Standard"><text:s text:c="3"/>5.141 | 4 <text:s/>| <text:s text:c="3"/>1.003 <text:s text:c="2"/>-0.042 <text:s text:c="2"/>-0.059 | <text:s text:c="2"/>-91.6 <text:s text:c="2"/>-84.5 <text:s/>-108.7</text:p>
      <text:p text:style-name="Standard"><text:s text:c="3"/>5.141 | 5 <text:s/>| <text:s text:c="3"/>0.911 <text:s text:c="2"/>-0.090 <text:s text:c="2"/>-0.325 | <text:s/>-139.6 <text:s text:c="2"/>-71.8 <text:s text:c="2"/>-10.5</text:p>
      <text:p text:style-name="Standard"><text:s text:c="3"/>5.175 | 0 <text:s/>| <text:s text:c="8"/>Comm Error <text:s text:c="8"/>| <text:s text:c="11"/>- <text:s text:c="10"/></text:p>
      <text:p text:style-name="Standard"><text:s text:c="3"/>5.175 | 1 <text:s/>| <text:s text:c="3"/>1.235 <text:s text:c="3"/>0.135 <text:s text:c="3"/>0.395 | <text:s text:c="4"/>0.8 <text:s text:c="2"/>-71.5 <text:s text:c="4"/>5.5</text:p>
      <text:p text:style-name="Standard"><text:s text:c="3"/>5.175 | 2 <text:s/>| <text:s text:c="3"/>0.434 <text:s text:c="2"/>-0.454 <text:s text:c="2"/>-0.903 | <text:s/>-150.8 <text:s text:c="2"/>-21.0 <text:s/>-161.8</text:p>
      <text:p text:style-name="Standard"><text:s text:c="3"/>5.175 | 3 <text:s/>| <text:s text:c="3"/>0.980 <text:s text:c="2"/>-0.142 <text:s text:c="3"/>0.215 | <text:s text:c="2"/>-21.6 <text:s text:c="2"/>-75.8 <text:s/>-138.6</text:p>
      <text:p text:style-name="Standard"><text:s text:c="3"/>5.175 | 4 <text:s/>| <text:s text:c="3"/>1.022 <text:s text:c="2"/>-0.046 <text:s text:c="2"/>-0.037 | <text:s text:c="2"/>-94.8 <text:s text:c="2"/>-84.4 <text:s/>-105.0</text:p>
      <text:p text:style-name="Standard"><text:s text:c="3"/>5.175 | 5 <text:s/>| <text:s text:c="3"/>1.005 <text:s text:c="3"/>0.032 <text:s text:c="2"/>-0.241 | <text:s/>-145.4 <text:s text:c="2"/>-73.0 <text:s text:c="3"/>-4.8</text:p>
      <text:p text:style-name="Standard"><text:s text:c="3"/>5.210 | 0 <text:s/>| <text:s text:c="8"/>Comm Error <text:s text:c="8"/>| <text:s text:c="11"/>- <text:s text:c="10"/></text:p>
      <text:p text:style-name="Standard"><text:soft-page-break/><text:s text:c="3"/>5.210 | 1 <text:s/>| <text:s text:c="3"/>1.204 <text:s text:c="3"/>0.052 <text:s text:c="3"/>0.375 | <text:s text:c="4"/>1.4 <text:s text:c="2"/>-71.7 <text:s text:c="4"/>4.9</text:p>
      <text:p text:style-name="Standard"><text:s text:c="3"/>5.210 | 2 <text:s/>| <text:s text:c="3"/>0.428 <text:s text:c="2"/>-0.420 <text:s text:c="2"/>-0.846 | <text:s/>-151.3 <text:s text:c="2"/>-21.4 <text:s/>-161.7</text:p>
      <text:p text:style-name="Standard"><text:s text:c="3"/>5.210 | 3 <text:s/>| <text:s text:c="3"/>1.038 <text:s text:c="2"/>-0.090 <text:s text:c="3"/>0.286 | <text:s text:c="2"/>-23.0 <text:s text:c="2"/>-75.4 <text:s/>-137.6</text:p>
      <text:p text:style-name="Standard"><text:s text:c="3"/>5.210 | 4 <text:s/>| <text:s text:c="3"/>1.018 <text:s text:c="2"/>-0.021 <text:s text:c="3"/>0.011 | <text:s text:c="2"/>-93.3 <text:s text:c="2"/>-84.6 <text:s/>-105.1</text:p>
      <text:p text:style-name="Standard"><text:s text:c="3"/>5.210 | 5 <text:s/>| <text:s text:c="3"/>1.035 <text:s text:c="2"/>-0.030 <text:s text:c="2"/>-0.253 | <text:s/>-148.7 <text:s text:c="2"/>-73.9 <text:s text:c="3"/>-2.2</text:p>
      <text:p text:style-name="Standard"><text:s text:c="3"/>5.244 | 0 <text:s/>| <text:s text:c="8"/>Comm Error <text:s text:c="8"/>| <text:s text:c="11"/>- <text:s text:c="10"/></text:p>
      <text:p text:style-name="Standard"><text:s text:c="3"/>5.244 | 1 <text:s/>| <text:s text:c="3"/>1.120 <text:s text:c="3"/>0.053 <text:s text:c="3"/>0.345 | <text:s text:c="4"/>2.7 <text:s text:c="2"/>-71.9 <text:s text:c="4"/>3.7</text:p>
      <text:p text:style-name="Standard"><text:s text:c="3"/>5.244 | 2 <text:s/>| <text:s text:c="3"/>0.414 <text:s text:c="2"/>-0.400 <text:s text:c="2"/>-0.791 | <text:s/>-151.4 <text:s text:c="2"/>-22.0 <text:s/>-161.8</text:p>
      <text:p text:style-name="Standard"><text:s text:c="3"/>5.244 | 3 <text:s/>| <text:s text:c="3"/>1.029 <text:s text:c="2"/>-0.016 <text:s text:c="3"/>0.254 | <text:s text:c="2"/>-20.9 <text:s text:c="2"/>-75.3 <text:s/>-139.4</text:p>
      <text:p text:style-name="Standard"><text:s text:c="3"/>5.244 | 4 <text:s/>| <text:s text:c="3"/>0.998 <text:s text:c="2"/>-0.007 <text:s text:c="3"/>0.019 | <text:s text:c="2"/>-82.6 <text:s text:c="2"/>-84.8 <text:s/>-113.8</text:p>
      <text:p text:style-name="Standard"><text:s text:c="3"/>5.244 | 5 <text:s/>| <text:s text:c="3"/>1.023 <text:s text:c="2"/>-0.163 <text:s text:c="2"/>-0.239 | <text:s/>-148.6 <text:s text:c="2"/>-74.2 <text:s text:c="3"/>-2.9</text:p>
      <text:p text:style-name="Standard"><text:s text:c="3"/>5.278 | 0 <text:s/>| <text:s text:c="8"/>Comm Error <text:s text:c="8"/>| <text:s text:c="11"/>- <text:s text:c="10"/></text:p>
      <text:p text:style-name="Standard"><text:s text:c="3"/>5.278 | 1 <text:s/>| <text:s text:c="3"/>1.052 <text:s text:c="3"/>0.093 <text:s text:c="3"/>0.312 | <text:s text:c="4"/>6.4 <text:s text:c="2"/>-72.3 <text:s text:c="4"/>0.2</text:p>
      <text:p text:style-name="Standard"><text:s text:c="3"/>5.278 | 2 <text:s/>| <text:s text:c="3"/>0.400 <text:s text:c="2"/>-0.394 <text:s text:c="2"/>-0.774 | <text:s/>-151.3 <text:s text:c="2"/>-22.1 <text:s/>-161.7</text:p>
      <text:p text:style-name="Standard"><text:s text:c="3"/>5.278 | 3 <text:s/>| <text:s text:c="3"/>1.004 <text:s text:c="3"/>0.004 <text:s text:c="3"/>0.198 | <text:s text:c="2"/>-19.0 <text:s text:c="2"/>-75.6 <text:s/>-141.6</text:p>
      <text:p text:style-name="Standard"><text:s text:c="3"/>5.278 | 4 <text:s/>| <text:s text:c="3"/>1.010 <text:s text:c="3"/>0.003 <text:s text:c="2"/>-0.019 | <text:s text:c="2"/>-81.6 <text:s text:c="2"/>-85.0 <text:s/>-112.6</text:p>
      <text:p text:style-name="Standard"><text:s text:c="3"/>5.278 | 5 <text:s/>| <text:s text:c="3"/>0.997 <text:s text:c="2"/>-0.156 <text:s text:c="2"/>-0.197 | <text:s/>-147.1 <text:s text:c="2"/>-74.5 <text:s text:c="3"/>-5.0</text:p>
      <text:p text:style-name="Standard"><text:s text:c="3"/>5.313 | 0 <text:s/>| <text:s text:c="8"/>Comm Error <text:s text:c="8"/>| <text:s text:c="11"/>- <text:s text:c="10"/></text:p>
      <text:p text:style-name="Standard"><text:s text:c="3"/>5.313 | 1 <text:s/>| <text:s text:c="3"/>1.030 <text:s text:c="3"/>0.154 <text:s text:c="3"/>0.289 | <text:s text:c="3"/>10.3 <text:s text:c="2"/>-72.6 <text:s text:c="3"/>-3.5</text:p>
      <text:p text:style-name="Standard"><text:s text:c="3"/>5.313 | 2 <text:s/>| <text:s text:c="3"/>0.410 <text:s text:c="2"/>-0.405 <text:s text:c="2"/>-0.742 | <text:s/>-151.1 <text:s text:c="2"/>-22.5 <text:s/>-161.6</text:p>
      <text:p text:style-name="Standard"><text:s text:c="3"/>5.313 | 3 <text:s/>| <text:s text:c="3"/>0.962 <text:s text:c="2"/>-0.027 <text:s text:c="3"/>0.171 | <text:s text:c="2"/>-16.8 <text:s text:c="2"/>-76.2 <text:s/>-144.1</text:p>
      <text:p text:style-name="Standard"><text:s text:c="3"/>5.313 | 4 <text:s/>| <text:s text:c="3"/>1.009 <text:s text:c="2"/>-0.035 <text:s text:c="2"/>-0.047 | <text:s text:c="2"/>-93.6 <text:s text:c="2"/>-85.0 <text:s text:c="2"/>-99.8</text:p>
      <text:p text:style-name="Standard"><text:s text:c="3"/>5.313 | 5 <text:s/>| <text:s text:c="3"/>0.984 <text:s text:c="2"/>-0.107 <text:s text:c="2"/>-0.128 | <text:s/>-145.6 <text:s text:c="2"/>-75.3 <text:s text:c="3"/>-6.0</text:p>
      <text:p text:style-name="Standard"><text:s text:c="3"/>5.347 | 0 <text:s/>| <text:s text:c="8"/>Comm Error <text:s text:c="8"/>| <text:s text:c="11"/>- <text:s text:c="10"/></text:p>
      <text:p text:style-name="Standard"><text:s text:c="3"/>5.347 | 1 <text:s/>| <text:s text:c="3"/>0.978 <text:s text:c="3"/>0.144 <text:s text:c="3"/>0.281 | <text:s text:c="3"/>12.8 <text:s text:c="2"/>-72.7 <text:s text:c="3"/>-6.8</text:p>
      <text:p text:style-name="Standard"><text:s text:c="3"/>5.347 | 2 <text:s/>| <text:s text:c="3"/>0.384 <text:s text:c="2"/>-0.415 <text:s text:c="2"/>-0.728 | <text:s/>-150.7 <text:s text:c="2"/>-23.0 <text:s/>-161.4</text:p>
      <text:p text:style-name="Standard"><text:s text:c="3"/>5.347 | 3 <text:s/>| <text:s text:c="3"/>0.955 <text:s text:c="2"/>-0.086 <text:s text:c="3"/>0.171 | <text:s text:c="2"/>-17.3 <text:s text:c="2"/>-76.6 <text:s/>-143.7</text:p>
      <text:p text:style-name="Standard"><text:s text:c="3"/>5.347 | 4 <text:s/>| <text:s text:c="3"/>0.997 <text:s text:c="2"/>-0.080 <text:s text:c="2"/>-0.005 | <text:s text:c="2"/>-93.7 <text:s text:c="2"/>-84.9 <text:s/>-101.1</text:p>
      <text:p text:style-name="Standard"><text:s text:c="3"/>5.347 | 5 <text:s/>| <text:s text:c="3"/>0.998 <text:s text:c="2"/>-0.108 <text:s text:c="2"/>-0.130 | <text:s/>-145.5 <text:s text:c="2"/>-76.0 <text:s text:c="3"/>-6.1</text:p>
      <text:p text:style-name="Standard"><text:s text:c="3"/>5.382 | 0 <text:s/>| <text:s text:c="8"/>Comm Error <text:s text:c="8"/>| <text:s text:c="11"/>- <text:s text:c="10"/></text:p>
      <text:p text:style-name="Standard"><text:s text:c="3"/>5.382 | 1 <text:s/>| <text:s text:c="3"/>0.929 <text:s text:c="3"/>0.068 <text:s text:c="3"/>0.284 | <text:s text:c="3"/>15.0 <text:s text:c="2"/>-72.8 <text:s text:c="3"/>-8.0</text:p>
      <text:p text:style-name="Standard"><text:s text:c="3"/>5.382 | 2 <text:s/>| <text:s text:c="3"/>0.381 <text:s text:c="2"/>-0.433 <text:s text:c="2"/>-0.742 | <text:s/>-150.4 <text:s text:c="2"/>-23.2 <text:s/>-161.0</text:p>
      <text:p text:style-name="Standard"><text:s text:c="3"/>5.382 | 3 <text:s/>| <text:s text:c="3"/>0.986 <text:s text:c="2"/>-0.082 <text:s text:c="3"/>0.241 | <text:s text:c="2"/>-18.6 <text:s text:c="2"/>-76.7 <text:s/>-142.4</text:p>
      <text:p text:style-name="Standard"><text:s text:c="3"/>5.382 | 4 <text:s/>| <text:s text:c="3"/>0.988 <text:s text:c="2"/>-0.020 <text:s text:c="2"/>-0.014 | <text:s text:c="2"/>-86.4 <text:s text:c="2"/>-84.9 <text:s/>-107.8</text:p>
      <text:p text:style-name="Standard"><text:s text:c="3"/>5.382 | 5 <text:s/>| <text:s text:c="3"/>1.015 <text:s text:c="2"/>-0.158 <text:s text:c="2"/>-0.089 | <text:s/>-143.9 <text:s text:c="2"/>-76.5 <text:s text:c="3"/>-7.5</text:p>
      <text:p text:style-name="Standard"><text:s text:c="3"/>5.416 | 0 <text:s/>| <text:s text:c="8"/>Comm Error <text:s text:c="8"/>| <text:s text:c="11"/>- <text:s text:c="10"/></text:p>
      <text:p text:style-name="Standard"><text:s text:c="3"/>5.416 | 1 <text:s/>| <text:s text:c="3"/>0.900 <text:s text:c="3"/>0.036 <text:s text:c="3"/>0.271 | <text:s text:c="3"/>15.2 <text:s text:c="2"/>-72.9 <text:s text:c="3"/>-8.0</text:p>
      <text:p text:style-name="Standard"><text:s text:c="3"/>5.416 | 2 <text:s/>| <text:s text:c="3"/>0.415 <text:s text:c="2"/>-0.497 <text:s text:c="2"/>-0.761 | <text:s/>-149.7 <text:s text:c="2"/>-23.6 <text:s/>-160.4</text:p>
      <text:p text:style-name="Standard"><text:s text:c="3"/>5.416 | 3 <text:s/>| <text:s text:c="3"/>1.018 <text:s text:c="2"/>-0.044 <text:s text:c="3"/>0.243 | <text:s text:c="2"/>-17.6 <text:s text:c="2"/>-76.7 <text:s/>-143.4</text:p>
      <text:p text:style-name="Standard"><text:s text:c="3"/>5.416 | 4 <text:s/>| <text:s text:c="3"/>1.022 <text:s text:c="3"/>0.042 <text:s text:c="2"/>-0.053 | <text:s text:c="2"/>-88.8 <text:s text:c="2"/>-85.1 <text:s/>-100.4</text:p>
      <text:p text:style-name="Standard"><text:s text:c="3"/>5.416 | 5 <text:s/>| <text:s text:c="3"/>1.009 <text:s text:c="2"/>-0.244 <text:s text:c="2"/>-0.196 | <text:s/>-142.0 <text:s text:c="2"/>-76.0 <text:s text:c="3"/>-8.5</text:p>
      <text:p text:style-name="Standard"><text:s text:c="3"/>5.451 | 0 <text:s/>| <text:s text:c="8"/>Comm Error <text:s text:c="8"/>| <text:s text:c="11"/>- <text:s text:c="10"/></text:p>
      <text:p text:style-name="Standard"><text:s text:c="3"/>5.451 | 1 <text:s/>| <text:s text:c="3"/>0.896 <text:s text:c="3"/>0.062 <text:s text:c="3"/>0.240 | <text:s text:c="3"/>15.5 <text:s text:c="2"/>-73.7 <text:s text:c="3"/>-7.8</text:p>
      <text:p text:style-name="Standard"><text:s text:c="3"/>5.451 | 2 <text:s/>| <text:s text:c="3"/>0.450 <text:s text:c="2"/>-0.516 <text:s text:c="2"/>-0.814 | <text:s/>-149.3 <text:s text:c="2"/>-23.8 <text:s/>-160.0</text:p>
      <text:p text:style-name="Standard"><text:s text:c="3"/>5.451 | 3 <text:s/>| <text:s text:c="3"/>0.991 <text:s text:c="2"/>-0.079 <text:s text:c="3"/>0.190 | <text:s text:c="2"/>-17.6 <text:s text:c="2"/>-76.9 <text:s/>-143.4</text:p>
      <text:p text:style-name="Standard"><text:s text:c="3"/>5.451 | 4 <text:s/>| <text:s text:c="3"/>1.021 <text:s text:c="2"/>-0.014 <text:s text:c="3"/>0.028 | <text:s text:c="2"/>-74.8 <text:s text:c="2"/>-85.1 <text:s/>-123.3</text:p>
      <text:p text:style-name="Standard"><text:s text:c="3"/>5.451 | 5 <text:s/>| <text:s text:c="3"/>1.022 <text:s text:c="2"/>-0.270 <text:s text:c="2"/>-0.259 | <text:s/>-141.7 <text:s text:c="2"/>-74.1 <text:s text:c="3"/>-7.4</text:p>
      <text:p text:style-name="Standard"><text:s text:c="3"/>5.485 | 0 <text:s/>| <text:s text:c="8"/>Comm Error <text:s text:c="8"/>| <text:s text:c="11"/>- <text:s text:c="10"/></text:p>
      <text:p text:style-name="Standard"><text:s text:c="3"/>5.485 | 1 <text:s/>| <text:s text:c="3"/>1.016 <text:s text:c="3"/>0.091 <text:s text:c="3"/>0.239 | <text:s text:c="3"/>17.3 <text:s text:c="2"/>-74.5 <text:s text:c="3"/>-9.2</text:p>
      <text:p text:style-name="Standard"><text:soft-page-break/><text:s text:c="3"/>5.485 | 2 <text:s/>| <text:s text:c="3"/>0.442 <text:s text:c="2"/>-0.484 <text:s text:c="2"/>-0.890 | <text:s/>-149.2 <text:s text:c="2"/>-23.7 <text:s/>-159.0</text:p>
      <text:p text:style-name="Standard"><text:s text:c="3"/>5.485 | 3 <text:s/>| <text:s text:c="3"/>1.016 <text:s text:c="2"/>-0.140 <text:s text:c="3"/>0.174 | <text:s text:c="2"/>-19.4 <text:s text:c="2"/>-77.2 <text:s/>-141.4</text:p>
      <text:p text:style-name="Standard"><text:s text:c="3"/>5.485 | 4 <text:s/>| <text:s text:c="3"/>1.020 <text:s text:c="3"/>0.009 <text:s text:c="3"/>0.107 | <text:s text:c="2"/>-28.4 <text:s text:c="2"/>-85.1 <text:s/>-169.8</text:p>
      <text:p text:style-name="Standard"><text:s text:c="3"/>5.485 | 5 <text:s/>| <text:s text:c="3"/>1.034 <text:s text:c="2"/>-0.277 <text:s text:c="2"/>-0.308 | <text:s/>-143.3 <text:s text:c="2"/>-72.7 <text:s text:c="3"/>-6.1</text:p>
      <text:p text:style-name="Standard"><text:s text:c="3"/>5.520 | 0 <text:s/>| <text:s text:c="8"/>Comm Error <text:s text:c="8"/>| <text:s text:c="11"/>- <text:s text:c="10"/></text:p>
      <text:p text:style-name="Standard"><text:s text:c="3"/>5.520 | 1 <text:s/>| <text:s text:c="3"/>1.063 <text:s text:c="3"/>0.031 <text:s text:c="3"/>0.260 | <text:s text:c="3"/>16.6 <text:s text:c="2"/>-75.3 <text:s text:c="3"/>-8.3</text:p>
      <text:p text:style-name="Standard"><text:s text:c="3"/>5.520 | 2 <text:s/>| <text:s text:c="3"/>0.426 <text:s text:c="2"/>-0.472 <text:s text:c="2"/>-0.924 | <text:s/>-149.1 <text:s text:c="2"/>-23.4 <text:s/>-158.3</text:p>
      <text:p text:style-name="Standard"><text:s text:c="3"/>5.520 | 3 <text:s/>| <text:s text:c="3"/>1.064 <text:s text:c="2"/>-0.150 <text:s text:c="3"/>0.200 | <text:s text:c="2"/>-22.1 <text:s text:c="2"/>-77.3 <text:s/>-138.5</text:p>
      <text:p text:style-name="Standard"><text:s text:c="3"/>5.520 | 4 <text:s/>| <text:s text:c="3"/>0.999 <text:s text:c="2"/>-0.048 <text:s text:c="3"/>0.097 | <text:s text:c="2"/>-24.0 <text:s text:c="2"/>-84.9 <text:s/>-177.9</text:p>
      <text:p text:style-name="Standard"><text:s text:c="3"/>5.520 | 5 <text:s/>| <text:s text:c="3"/>0.969 <text:s text:c="2"/>-0.494 <text:s text:c="2"/>-0.309 | <text:s/>-137.7 <text:s text:c="2"/>-70.0 <text:s text:c="2"/>-12.4</text:p>
      <text:p text:style-name="Standard"><text:s text:c="3"/>5.554 | 0 <text:s/>| <text:s text:c="8"/>Comm Error <text:s text:c="8"/>| <text:s text:c="11"/>- <text:s text:c="10"/></text:p>
      <text:p text:style-name="Standard"><text:s text:c="3"/>5.554 | 1 <text:s/>| <text:s text:c="3"/>1.131 <text:s text:c="3"/>0.045 <text:s text:c="3"/>0.268 | <text:s text:c="3"/>16.3 <text:s text:c="2"/>-75.5 <text:s text:c="3"/>-7.7</text:p>
      <text:p text:style-name="Standard"><text:s text:c="3"/>5.554 | 2 <text:s/>| <text:s text:c="3"/>0.376 <text:s text:c="2"/>-0.488 <text:s text:c="2"/>-0.921 | <text:s/>-148.8 <text:s text:c="2"/>-22.8 <text:s/>-157.5</text:p>
      <text:p text:style-name="Standard"><text:s text:c="3"/>5.554 | 3 <text:s/>| <text:s text:c="3"/>1.031 <text:s text:c="2"/>-0.042 <text:s text:c="3"/>0.214 | <text:s text:c="2"/>-21.0 <text:s text:c="2"/>-77.4 <text:s/>-139.6</text:p>
      <text:p text:style-name="Standard"><text:s text:c="3"/>5.554 | 4 <text:s/>| <text:s text:c="3"/>1.010 <text:s text:c="2"/>-0.021 <text:s text:c="3"/>0.018 | <text:s text:c="2"/>-21.6 <text:s text:c="2"/>-84.8 <text:s text:c="2"/>178.3</text:p>
      <text:p text:style-name="Standard"><text:s text:c="3"/>5.554 | 5 <text:s/>| <text:s text:c="3"/>0.960 <text:s text:c="2"/>-0.398 <text:s text:c="2"/>-0.284 | <text:s/>-132.8 <text:s text:c="2"/>-68.0 <text:s text:c="2"/>-16.4</text:p>
      <text:p text:style-name="Standard"><text:s text:c="3"/>5.588 | 0 <text:s/>| <text:s text:c="8"/>Comm Error <text:s text:c="8"/>| <text:s text:c="11"/>- <text:s text:c="10"/></text:p>
      <text:p text:style-name="Standard"><text:s text:c="3"/>5.588 | 1 <text:s/>| <text:s text:c="3"/>1.167 <text:s text:c="3"/>0.088 <text:s text:c="3"/>0.272 | <text:s text:c="3"/>19.0 <text:s text:c="2"/>-75.7 <text:s text:c="3"/>-9.9</text:p>
      <text:p text:style-name="Standard"><text:s text:c="3"/>5.588 | 2 <text:s/>| <text:s text:c="3"/>0.324 <text:s text:c="2"/>-0.532 <text:s text:c="2"/>-0.863 | <text:s/>-147.8 <text:s text:c="2"/>-21.4 <text:s/>-156.4</text:p>
      <text:p text:style-name="Standard"><text:s text:c="3"/>5.588 | 3 <text:s/>| <text:s text:c="3"/>0.998 <text:s text:c="2"/>-0.040 <text:s text:c="3"/>0.211 | <text:s text:c="2"/>-18.6 <text:s text:c="2"/>-77.5 <text:s/>-142.1</text:p>
      <text:p text:style-name="Standard"><text:s text:c="3"/>5.588 | 4 <text:s/>| <text:s text:c="3"/>1.010 <text:s text:c="2"/>-0.014 <text:s text:c="2"/>-0.017 | <text:s text:c="2"/>-20.0 <text:s text:c="2"/>-85.0 <text:s text:c="2"/>176.1</text:p>
      <text:p text:style-name="Standard"><text:s text:c="3"/>5.588 | 5 <text:s/>| <text:s text:c="3"/>0.975 <text:s text:c="2"/>-0.247 <text:s text:c="2"/>-0.290 | <text:s/>-130.9 <text:s text:c="2"/>-67.0 <text:s text:c="2"/>-17.5</text:p>
      <text:p text:style-name="Standard"><text:s text:c="3"/>5.622 | 0 <text:s/>| <text:s text:c="8"/>Comm Error <text:s text:c="8"/>| <text:s text:c="11"/>- <text:s text:c="10"/></text:p>
      <text:p text:style-name="Standard"><text:s text:c="3"/>5.622 | 1 <text:s/>| <text:s text:c="3"/>1.197 <text:s text:c="3"/>0.095 <text:s text:c="3"/>0.252 | <text:s text:c="3"/>23.2 <text:s text:c="2"/>-75.8 <text:s text:c="2"/>-13.5</text:p>
      <text:p text:style-name="Standard"><text:s text:c="3"/>5.622 | 2 <text:s/>| <text:s text:c="3"/>0.348 <text:s text:c="2"/>-0.562 <text:s text:c="2"/>-0.811 | <text:s/>-146.5 <text:s text:c="2"/>-20.7 <text:s/>-155.6</text:p>
      <text:p text:style-name="Standard"><text:s text:c="3"/>5.622 | 3 <text:s/>| <text:s text:c="3"/>0.995 <text:s text:c="2"/>-0.112 <text:s text:c="3"/>0.196 | <text:s text:c="2"/>-18.2 <text:s text:c="2"/>-77.5 <text:s/>-142.6</text:p>
      <text:p text:style-name="Standard"><text:s text:c="3"/>5.622 | 4 <text:s/>| <text:s text:c="3"/>1.005 <text:s text:c="2"/>-0.056 <text:s text:c="3"/>0.015 | <text:s text:c="2"/>-26.1 <text:s text:c="2"/>-85.0 <text:s/>-177.0</text:p>
      <text:p text:style-name="Standard"><text:s text:c="3"/>5.622 | 5 <text:s/>| <text:s text:c="3"/>0.957 <text:s text:c="2"/>-0.226 <text:s text:c="2"/>-0.307 | <text:s/>-130.3 <text:s text:c="2"/>-66.2 <text:s text:c="2"/>-18.3</text:p>
      <text:p text:style-name="Standard"><text:s text:c="3"/>5.656 | 0 <text:s/>| <text:s text:c="8"/>Comm Error <text:s text:c="8"/>| <text:s text:c="11"/>- <text:s text:c="10"/></text:p>
      <text:p text:style-name="Standard"><text:s text:c="3"/>5.656 | 1 <text:s/>| <text:s text:c="3"/>1.176 <text:s text:c="3"/>0.117 <text:s text:c="3"/>0.239 | <text:s text:c="3"/>29.4 <text:s text:c="2"/>-75.8 <text:s text:c="2"/>-21.1</text:p>
      <text:p text:style-name="Standard"><text:s text:c="3"/>5.656 | 2 <text:s/>| <text:s text:c="3"/>0.311 <text:s text:c="2"/>-0.578 <text:s text:c="2"/>-0.763 | <text:s/>-144.1 <text:s text:c="2"/>-20.3 <text:s/>-154.7</text:p>
      <text:p text:style-name="Standard"><text:s text:c="3"/>5.656 | 3 <text:s/>| <text:s text:c="3"/>0.998 <text:s text:c="2"/>-0.137 <text:s text:c="3"/>0.205 | <text:s text:c="2"/>-19.7 <text:s text:c="2"/>-77.4 <text:s/>-141.1</text:p>
      <text:p text:style-name="Standard"><text:s text:c="3"/>5.656 | 4 <text:s/>| <text:s text:c="3"/>1.001 <text:s text:c="2"/>-0.025 <text:s text:c="3"/>0.043 | <text:s text:c="2"/>-22.4 <text:s text:c="2"/>-85.0 <text:s text:c="2"/>177.9</text:p>
      <text:p text:style-name="Standard"><text:s text:c="3"/>5.656 | 5 <text:s/>| <text:s text:c="3"/>0.937 <text:s text:c="2"/>-0.159 <text:s text:c="2"/>-0.323 | <text:s/>-131.2 <text:s text:c="2"/>-65.7 <text:s text:c="2"/>-18.6</text:p>
      <text:p text:style-name="Standard"><text:s text:c="3"/>5.691 | 0 <text:s/>| <text:s text:c="8"/>Comm Error <text:s text:c="8"/>| <text:s text:c="11"/>- <text:s text:c="10"/></text:p>
      <text:p text:style-name="Standard"><text:s text:c="3"/>5.691 | 1 <text:s/>| <text:s text:c="3"/>1.109 <text:s text:c="3"/>0.140 <text:s text:c="3"/>0.228 | <text:s text:c="3"/>39.6 <text:s text:c="2"/>-75.4 <text:s text:c="2"/>-28.2</text:p>
      <text:p text:style-name="Standard"><text:s text:c="3"/>5.691 | 2 <text:s/>| <text:s text:c="3"/>0.201 <text:s text:c="2"/>-0.548 <text:s text:c="2"/>-0.702 | <text:s/>-142.2 <text:s text:c="2"/>-19.4 <text:s/>-153.7</text:p>
      <text:p text:style-name="Standard"><text:s text:c="3"/>5.691 | 3 <text:s/>| <text:s text:c="3"/>1.006 <text:s text:c="2"/>-0.113 <text:s text:c="3"/>0.211 | <text:s text:c="2"/>-20.7 <text:s text:c="2"/>-77.2 <text:s/>-140.3</text:p>
      <text:p text:style-name="Standard"><text:s text:c="3"/>5.691 | 4 <text:s/>| <text:s text:c="3"/>1.005 <text:s text:c="2"/>-0.013 <text:s text:c="3"/>0.045 | <text:s text:c="2"/>-13.2 <text:s text:c="2"/>-85.0 <text:s text:c="2"/>166.1</text:p>
      <text:p text:style-name="Standard"><text:s text:c="3"/>5.691 | 5 <text:s/>| <text:s text:c="3"/>0.928 <text:s text:c="2"/>-0.161 <text:s text:c="2"/>-0.320 | <text:s/>-133.0 <text:s text:c="2"/>-65.3 <text:s text:c="2"/>-19.1</text:p>
      <text:p text:style-name="Standard"><text:s text:c="3"/>5.725 | 0 <text:s/>| <text:s text:c="8"/>Comm Error <text:s text:c="8"/>| <text:s text:c="11"/>- <text:s text:c="10"/></text:p>
      <text:p text:style-name="Standard"><text:s text:c="3"/>5.725 | 1 <text:s/>| <text:s text:c="3"/>1.044 <text:s text:c="3"/>0.132 <text:s text:c="3"/>0.247 | <text:s text:c="3"/>47.2 <text:s text:c="2"/>-74.7 <text:s text:c="2"/>-34.7</text:p>
      <text:p text:style-name="Standard"><text:s text:c="3"/>5.725 | 2 <text:s/>| <text:s text:c="3"/>0.320 <text:s text:c="2"/>-0.509 <text:s text:c="2"/>-0.660 | <text:s/>-140.6 <text:s text:c="2"/>-18.9 <text:s/>-152.3</text:p>
      <text:p text:style-name="Standard"><text:s text:c="3"/>5.725 | 3 <text:s/>| <text:s text:c="3"/>1.006 <text:s text:c="2"/>-0.069 <text:s text:c="3"/>0.199 | <text:s text:c="2"/>-19.9 <text:s text:c="2"/>-77.2 <text:s/>-141.2</text:p>
      <text:p text:style-name="Standard"><text:s text:c="3"/>5.725 | 4 <text:s/>| <text:s text:c="3"/>1.002 <text:s text:c="3"/>0.010 <text:s text:c="3"/>0.031 | <text:s text:c="3"/>-1.1 <text:s text:c="2"/>-85.0 <text:s text:c="2"/>150.9</text:p>
      <text:p text:style-name="Standard"><text:s text:c="3"/>5.725 | 5 <text:s/>| <text:s text:c="3"/>0.905 <text:s text:c="2"/>-0.157 <text:s text:c="2"/>-0.322 | <text:s/>-133.9 <text:s text:c="2"/>-65.0 <text:s text:c="2"/>-19.7</text:p>
      <text:p text:style-name="Standard"><text:s text:c="3"/>5.759 | 0 <text:s/>| <text:s text:c="8"/>Comm Error <text:s text:c="8"/>| <text:s text:c="11"/>- <text:s text:c="10"/></text:p>
      <text:p text:style-name="Standard"><text:s text:c="3"/>5.759 | 1 <text:s/>| <text:s text:c="3"/>0.957 <text:s text:c="3"/>0.117 <text:s text:c="3"/>0.236 | <text:s text:c="3"/>55.3 <text:s text:c="2"/>-74.1 <text:s text:c="2"/>-41.0</text:p>
      <text:p text:style-name="Standard"><text:s text:c="3"/>5.759 | 2 <text:s/>| <text:s text:c="3"/>0.343 <text:s text:c="2"/>-0.524 <text:s text:c="2"/>-0.689 | <text:s/>-139.0 <text:s text:c="2"/>-20.0 <text:s/>-150.5</text:p>
      <text:p text:style-name="Standard"><text:soft-page-break/><text:s text:c="3"/>5.759 | 3 <text:s/>| <text:s text:c="3"/>0.994 <text:s text:c="2"/>-0.067 <text:s text:c="3"/>0.188 | <text:s text:c="2"/>-18.4 <text:s text:c="2"/>-77.3 <text:s/>-143.1</text:p>
      <text:p text:style-name="Standard"><text:s text:c="3"/>5.759 | 4 <text:s/>| <text:s text:c="3"/>0.997 <text:s text:c="3"/>0.001 <text:s text:c="3"/>0.035 | <text:s text:c="4"/>8.7 <text:s text:c="2"/>-85.0 <text:s text:c="2"/>134.7</text:p>
      <text:p text:style-name="Standard"><text:s text:c="3"/>5.759 | 5 <text:s/>| <text:s text:c="3"/>0.930 <text:s text:c="2"/>-0.100 <text:s text:c="2"/>-0.330 | <text:s/>-136.1 <text:s text:c="2"/>-65.4 <text:s text:c="2"/>-19.4</text:p>
      <text:p text:style-name="Standard"><text:s text:c="3"/>5.794 | 0 <text:s/>| <text:s text:c="8"/>Comm Error <text:s text:c="8"/>| <text:s text:c="11"/>- <text:s text:c="10"/></text:p>
      <text:p text:style-name="Standard"><text:s text:c="3"/>5.794 | 1 <text:s/>| <text:s text:c="3"/>0.975 <text:s text:c="3"/>0.135 <text:s text:c="3"/>0.201 | <text:s text:c="3"/>61.8 <text:s text:c="2"/>-73.7 <text:s text:c="2"/>-46.1</text:p>
      <text:p text:style-name="Standard"><text:s text:c="3"/>5.794 | 2 <text:s/>| <text:s text:c="3"/>0.296 <text:s text:c="2"/>-0.552 <text:s text:c="2"/>-0.706 | <text:s/>-138.2 <text:s text:c="2"/>-20.7 <text:s/>-149.3</text:p>
      <text:p text:style-name="Standard"><text:s text:c="3"/>5.794 | 3 <text:s/>| <text:s text:c="3"/>0.985 <text:s text:c="2"/>-0.123 <text:s text:c="3"/>0.197 | <text:s text:c="2"/>-18.5 <text:s text:c="2"/>-77.2 <text:s/>-143.1</text:p>
      <text:p text:style-name="Standard"><text:s text:c="3"/>5.794 | 4 <text:s/>| <text:s text:c="3"/>1.005 <text:s text:c="2"/>-0.020 <text:s text:c="3"/>0.080 | <text:s text:c="3"/>14.7 <text:s text:c="2"/>-84.9 <text:s text:c="2"/>132.2</text:p>
      <text:p text:style-name="Standard"><text:s text:c="3"/>5.794 | 5 <text:s/>| <text:s text:c="3"/>0.965 <text:s text:c="3"/>0.007 <text:s text:c="2"/>-0.278 | <text:s/>-138.5 <text:s text:c="2"/>-66.8 <text:s text:c="2"/>-18.8</text:p>
      <text:p text:style-name="Standard"><text:s text:c="3"/>5.828 | 0 <text:s/>| <text:s text:c="8"/>Comm Error <text:s text:c="8"/>| <text:s text:c="11"/>- <text:s text:c="10"/></text:p>
      <text:p text:style-name="Standard"><text:s text:c="3"/>5.828 | 1 <text:s/>| <text:s text:c="3"/>1.028 <text:s text:c="3"/>0.145 <text:s text:c="3"/>0.113 | <text:s text:c="3"/>70.3 <text:s text:c="2"/>-72.9 <text:s text:c="2"/>-52.7</text:p>
      <text:p text:style-name="Standard"><text:s text:c="3"/>5.828 | 2 <text:s/>| <text:s text:c="3"/>0.358 <text:s text:c="2"/>-0.595 <text:s text:c="2"/>-0.718 | <text:s/>-136.9 <text:s text:c="2"/>-22.0 <text:s/>-147.5</text:p>
      <text:p text:style-name="Standard"><text:s text:c="3"/>5.828 | 3 <text:s/>| <text:s text:c="3"/>1.005 <text:s text:c="2"/>-0.206 <text:s text:c="3"/>0.202 | <text:s text:c="2"/>-21.0 <text:s text:c="2"/>-76.6 <text:s/>-139.6</text:p>
      <text:p text:style-name="Standard"><text:s text:c="3"/>5.828 | 4 <text:s/>| <text:s text:c="3"/>0.991 <text:s text:c="2"/>-0.017 <text:s text:c="3"/>0.079 | <text:s text:c="3"/>19.0 <text:s text:c="2"/>-84.8 <text:s text:c="2"/>128.1</text:p>
      <text:p text:style-name="Standard"><text:s text:c="3"/>5.828 | 5 <text:s/>| <text:s text:c="3"/>0.928 <text:s text:c="2"/>-0.112 <text:s text:c="2"/>-0.312 | <text:s/>-140.3 <text:s text:c="2"/>-68.8 <text:s text:c="2"/>-20.1</text:p>
      <text:p text:style-name="Standard"><text:s text:c="3"/>5.863 | 0 <text:s/>| <text:s text:c="8"/>Comm Error <text:s text:c="8"/>| <text:s text:c="11"/>- <text:s text:c="10"/></text:p>
      <text:p text:style-name="Standard"><text:s text:c="3"/>5.863 | 1 <text:s/>| <text:s text:c="3"/>0.974 <text:s text:c="3"/>0.183 <text:s text:c="3"/>0.043 | <text:s text:c="3"/>75.8 <text:s text:c="2"/>-71.7 <text:s text:c="2"/>-56.7</text:p>
      <text:p text:style-name="Standard"><text:s text:c="3"/>5.863 | 2 <text:s/>| <text:s text:c="3"/>0.400 <text:s text:c="2"/>-0.652 <text:s text:c="2"/>-0.733 | <text:s/>-135.8 <text:s text:c="2"/>-23.5 <text:s/>-146.5</text:p>
      <text:p text:style-name="Standard"><text:s text:c="3"/>5.863 | 3 <text:s/>| <text:s text:c="3"/>1.017 <text:s text:c="2"/>-0.186 <text:s text:c="3"/>0.208 | <text:s text:c="2"/>-24.6 <text:s text:c="2"/>-76.1 <text:s/>-137.3</text:p>
      <text:p text:style-name="Standard"><text:s text:c="3"/>5.863 | 4 <text:s/>| <text:s text:c="3"/>1.022 <text:s text:c="3"/>0.020 <text:s text:c="3"/>0.036 | <text:s text:c="3"/>34.7 <text:s text:c="2"/>-84.8 <text:s text:c="2"/>111.0</text:p>
      <text:p text:style-name="Standard"><text:s text:c="3"/>5.863 | 5 <text:s/>| <text:s text:c="3"/>1.026 <text:s text:c="3"/>0.152 <text:s text:c="2"/>-0.346 | <text:s/>-144.4 <text:s text:c="2"/>-71.7 <text:s text:c="2"/>-17.8</text:p>
      <text:p text:style-name="Standard"><text:s text:c="3"/>5.897 | 0 <text:s/>| <text:s text:c="8"/>Comm Error <text:s text:c="8"/>| <text:s text:c="11"/>- <text:s text:c="10"/></text:p>
      <text:p text:style-name="Standard"><text:s text:c="3"/>5.897 | 1 <text:s/>| <text:s text:c="3"/>0.970 <text:s text:c="3"/>0.227 <text:s text:c="3"/>0.001 | <text:s text:c="3"/>81.4 <text:s text:c="2"/>-70.2 <text:s text:c="2"/>-62.0</text:p>
      <text:p text:style-name="Standard"><text:s text:c="3"/>5.897 | 2 <text:s/>| <text:s text:c="3"/>0.396 <text:s text:c="2"/>-0.654 <text:s text:c="2"/>-0.709 | <text:s/>-134.4 <text:s text:c="2"/>-25.0 <text:s/>-145.5</text:p>
      <text:p text:style-name="Standard"><text:s text:c="3"/>5.897 | 3 <text:s/>| <text:s text:c="3"/>1.038 <text:s text:c="2"/>-0.146 <text:s text:c="3"/>0.188 | <text:s text:c="2"/>-25.8 <text:s text:c="2"/>-75.9 <text:s/>-136.3</text:p>
      <text:p text:style-name="Standard"><text:s text:c="3"/>5.897 | 4 <text:s/>| <text:s text:c="3"/>1.042 <text:s text:c="3"/>0.015 <text:s text:c="2"/>-0.000 | <text:s text:c="3"/>52.4 <text:s text:c="2"/>-84.8 <text:s text:c="3"/>92.1</text:p>
      <text:p text:style-name="Standard"><text:s text:c="3"/>5.897 | 5 <text:s/>| <text:s text:c="3"/>0.931 <text:s text:c="2"/>-0.315 <text:s text:c="2"/>-0.442 | <text:s/>-147.3 <text:s text:c="2"/>-71.7 <text:s text:c="2"/>-17.2</text:p>
      <text:p text:style-name="Standard"><text:s text:c="3"/>5.931 | 0 <text:s/>| <text:s text:c="8"/>Comm Error <text:s text:c="8"/>| <text:s text:c="11"/>- <text:s text:c="10"/></text:p>
      <text:p text:style-name="Standard"><text:s text:c="3"/>5.931 | 1 <text:s/>| <text:s text:c="3"/>0.873 <text:s text:c="3"/>0.332 <text:s text:c="2"/>-0.041 | <text:s text:c="3"/>88.2 <text:s text:c="2"/>-67.1 <text:s text:c="2"/>-65.6</text:p>
      <text:p text:style-name="Standard"><text:s text:c="3"/>5.931 | 2 <text:s/>| <text:s text:c="3"/>0.533 <text:s text:c="2"/>-0.613 <text:s text:c="2"/>-0.609 | <text:s/>-132.6 <text:s text:c="2"/>-27.6 <text:s/>-143.9</text:p>
      <text:p text:style-name="Standard"><text:s text:c="3"/>5.931 | 3 <text:s/>| <text:s text:c="3"/>1.018 <text:s text:c="2"/>-0.132 <text:s text:c="3"/>0.135 | <text:s text:c="2"/>-27.3 <text:s text:c="2"/>-76.0 <text:s/>-134.9</text:p>
      <text:p text:style-name="Standard"><text:s text:c="3"/>5.931 | 4 <text:s/>| <text:s text:c="3"/>1.026 <text:s text:c="3"/>0.029 <text:s text:c="2"/>-0.031 | <text:s text:c="3"/>79.8 <text:s text:c="2"/>-84.6 <text:s text:c="3"/>66.1</text:p>
      <text:p text:style-name="Standard"><text:s text:c="3"/>5.931 | 5 <text:s/>| <text:s text:c="3"/>0.986 <text:s text:c="2"/>-0.064 <text:s text:c="2"/>-0.202 | <text:s/>-144.3 <text:s text:c="2"/>-72.2 <text:s text:c="2"/>-19.4</text:p>
      <text:p text:style-name="Standard"><text:s text:c="3"/>5.964 | 0 <text:s/>| <text:s text:c="8"/>Comm Error <text:s text:c="8"/>| <text:s text:c="11"/>- <text:s text:c="10"/></text:p>
      <text:p text:style-name="Standard"><text:s text:c="3"/>5.964 | 1 <text:s/>| <text:s text:c="3"/>0.777 <text:s text:c="3"/>0.392 <text:s text:c="2"/>-0.032 | <text:s text:c="3"/>92.9 <text:s text:c="2"/>-64.0 <text:s text:c="2"/>-68.7</text:p>
      <text:p text:style-name="Standard"><text:s text:c="3"/>5.964 | 2 <text:s/>| <text:s text:c="3"/>0.498 <text:s text:c="2"/>-0.608 <text:s text:c="2"/>-0.511 | <text:s/>-130.6 <text:s text:c="2"/>-30.5 <text:s/>-143.3</text:p>
      <text:p text:style-name="Standard"><text:s text:c="3"/>5.964 | 3 <text:s/>| <text:s text:c="3"/>1.001 <text:s text:c="2"/>-0.079 <text:s text:c="3"/>0.112 | <text:s text:c="2"/>-27.9 <text:s text:c="2"/>-76.3 <text:s/>-134.4</text:p>
      <text:p text:style-name="Standard"><text:s text:c="3"/>5.964 | 4 <text:s/>| <text:s text:c="3"/>1.043 <text:s text:c="3"/>0.050 <text:s text:c="3"/>0.019 | <text:s text:c="3"/>88.8 <text:s text:c="2"/>-84.2 <text:s text:c="3"/>58.8</text:p>
      <text:p text:style-name="Standard"><text:s text:c="3"/>5.964 | 5 <text:s/>| <text:s text:c="3"/>1.160 <text:s text:c="2"/>-0.300 <text:s text:c="2"/>-0.163 | <text:s/>-144.9 <text:s text:c="2"/>-74.3 <text:s text:c="2"/>-18.7</text:p>
      <text:p text:style-name="Standard"><text:s text:c="3"/>5.998 | 0 <text:s/>| <text:s text:c="8"/>Comm Error <text:s text:c="8"/>| <text:s text:c="11"/>- <text:s text:c="10"/></text:p>
      <text:p text:style-name="Standard"><text:s text:c="3"/>5.998 | 1 <text:s/>| <text:s text:c="3"/>0.694 <text:s text:c="3"/>0.423 <text:s text:c="2"/>-0.038 | <text:s text:c="3"/>98.8 <text:s text:c="2"/>-59.2 <text:s text:c="2"/>-72.7</text:p>
      <text:p text:style-name="Standard"><text:s text:c="3"/>5.998 | 2 <text:s/>| <text:s text:c="3"/>0.430 <text:s text:c="2"/>-0.591 <text:s text:c="2"/>-0.472 | <text:s/>-128.6 <text:s text:c="2"/>-33.2 <text:s/>-141.8</text:p>
      <text:p text:style-name="Standard"><text:s text:c="3"/>5.998 | 3 <text:s/>| <text:s text:c="3"/>1.043 <text:s text:c="3"/>0.022 <text:s text:c="3"/>0.153 | <text:s text:c="2"/>-25.1 <text:s text:c="2"/>-77.2 <text:s/>-137.6</text:p>
      <text:p text:style-name="Standard"><text:s text:c="3"/>5.998 | 4 <text:s/>| <text:s text:c="3"/>1.028 <text:s text:c="3"/>0.105 <text:s text:c="3"/>0.023 | <text:s text:c="3"/>91.6 <text:s text:c="2"/>-83.5 <text:s text:c="3"/>57.1</text:p>
      <text:p text:style-name="Standard"><text:s text:c="3"/>5.998 | 5 <text:s/>| <text:s text:c="3"/>0.992 <text:s text:c="2"/>-0.259 <text:s text:c="2"/>-0.254 | <text:s/>-142.4 <text:s text:c="2"/>-74.8 <text:s text:c="2"/>-21.4</text:p>
      <text:p text:style-name="Standard"><text:s text:c="3"/>6.032 | 0 <text:s/>| <text:s text:c="8"/>Comm Error <text:s text:c="8"/>| <text:s text:c="11"/>- <text:s text:c="10"/></text:p>
      <text:p text:style-name="Standard"><text:s text:c="3"/>6.032 | 1 <text:s/>| <text:s text:c="3"/>0.719 <text:s text:c="3"/>0.515 <text:s text:c="2"/>-0.113 | <text:s text:c="2"/>103.5 <text:s text:c="2"/>-55.4 <text:s text:c="2"/>-75.7</text:p>
      <text:p text:style-name="Standard"><text:s text:c="3"/>6.032 | 2 <text:s/>| <text:s text:c="3"/>0.656 <text:s text:c="2"/>-0.556 <text:s text:c="2"/>-0.396 | <text:s/>-126.7 <text:s text:c="2"/>-36.3 <text:s/>-140.0</text:p>
      <text:p text:style-name="Standard"><text:s text:c="3"/>6.032 | 3 <text:s/>| <text:s text:c="3"/>0.963 <text:s text:c="3"/>0.107 <text:s text:c="3"/>0.215 | <text:s text:c="2"/>-19.4 <text:s text:c="2"/>-77.7 <text:s/>-143.9</text:p>
      <text:p text:style-name="Standard"><text:soft-page-break/><text:s text:c="3"/>6.032 | 4 <text:s/>| <text:s text:c="3"/>1.058 <text:s text:c="3"/>0.097 <text:s text:c="3"/>0.011 | <text:s text:c="3"/>95.2 <text:s text:c="2"/>-82.6 <text:s text:c="3"/>53.8</text:p>
      <text:p text:style-name="Standard"><text:s text:c="3"/>6.032 | 5 <text:s/>| <text:s text:c="3"/>1.033 <text:s text:c="2"/>-0.102 <text:s text:c="2"/>-0.256 | <text:s/>-146.0 <text:s text:c="2"/>-76.0 <text:s text:c="2"/>-18.4</text:p>
      <text:p text:style-name="Standard"><text:s text:c="3"/>6.066 | 0 <text:s/>| <text:s text:c="8"/>Comm Error <text:s text:c="8"/>| <text:s text:c="11"/>- <text:s text:c="10"/></text:p>
      <text:p text:style-name="Standard"><text:s text:c="3"/>6.066 | 1 <text:s/>| <text:s text:c="3"/>0.653 <text:s text:c="3"/>0.551 <text:s text:c="2"/>-0.188 | <text:s text:c="2"/>107.9 <text:s text:c="2"/>-50.1 <text:s text:c="2"/>-78.6</text:p>
      <text:p text:style-name="Standard"><text:s text:c="3"/>6.066 | 2 <text:s/>| <text:s text:c="3"/>0.671 <text:s text:c="2"/>-0.572 <text:s text:c="2"/>-0.346 | <text:s/>-125.6 <text:s text:c="2"/>-38.7 <text:s/>-139.1</text:p>
      <text:p text:style-name="Standard"><text:s text:c="3"/>6.066 | 3 <text:s/>| <text:s text:c="3"/>0.950 <text:s text:c="3"/>0.111 <text:s text:c="3"/>0.242 | <text:s text:c="2"/>-12.5 <text:s text:c="2"/>-77.8 <text:s/>-151.8</text:p>
      <text:p text:style-name="Standard"><text:s text:c="3"/>6.066 | 4 <text:s/>| <text:s text:c="3"/>1.057 <text:s text:c="3"/>0.019 <text:s text:c="2"/>-0.036 | <text:s text:c="2"/>100.7 <text:s text:c="2"/>-82.5 <text:s text:c="3"/>47.8</text:p>
      <text:p text:style-name="Standard"><text:s text:c="3"/>6.066 | 5 <text:s/>| <text:s text:c="3"/>0.983 <text:s text:c="2"/>-0.308 <text:s text:c="2"/>-0.188 | <text:s/>-143.6 <text:s text:c="2"/>-76.7 <text:s text:c="2"/>-21.4</text:p>
      <text:p text:style-name="Standard"><text:s text:c="3"/>6.101 | 0 <text:s/>| <text:s text:c="8"/>Comm Error <text:s text:c="8"/>| <text:s text:c="11"/>- <text:s text:c="10"/></text:p>
      <text:p text:style-name="Standard"><text:s text:c="3"/>6.101 | 1 <text:s/>| <text:s text:c="3"/>0.611 <text:s text:c="3"/>0.565 <text:s text:c="2"/>-0.308 | <text:s text:c="2"/>112.5 <text:s text:c="2"/>-47.2 <text:s text:c="2"/>-79.9</text:p>
      <text:p text:style-name="Standard"><text:s text:c="3"/>6.101 | 2 <text:s/>| <text:s text:c="3"/>0.694 <text:s text:c="2"/>-0.574 <text:s text:c="2"/>-0.300 | <text:s/>-122.9 <text:s text:c="2"/>-43.7 <text:s/>-137.7</text:p>
      <text:p text:style-name="Standard"><text:s text:c="3"/>6.101 | 3 <text:s/>| <text:s text:c="3"/>1.014 <text:s text:c="3"/>0.041 <text:s text:c="3"/>0.242 | <text:s text:c="3"/>-6.4 <text:s text:c="2"/>-77.6 <text:s/>-158.8</text:p>
      <text:p text:style-name="Standard"><text:s text:c="3"/>6.101 | 4 <text:s/>| <text:s text:c="3"/>1.012 <text:s text:c="3"/>0.061 <text:s text:c="2"/>-0.104 | <text:s text:c="2"/>115.6 <text:s text:c="2"/>-82.3 <text:s text:c="3"/>31.6</text:p>
      <text:p text:style-name="Standard"><text:s text:c="3"/>6.101 | 5 <text:s/>| <text:s text:c="3"/>1.024 <text:s text:c="2"/>-0.128 <text:s text:c="2"/>-0.055 | <text:s/>-135.9 <text:s text:c="2"/>-78.0 <text:s text:c="2"/>-28.1</text:p>
      <text:p text:style-name="Standard"><text:s text:c="3"/>6.135 | 0 <text:s/>| <text:s text:c="8"/>Comm Error <text:s text:c="8"/>| <text:s text:c="11"/>- <text:s text:c="10"/></text:p>
      <text:p text:style-name="Standard"><text:s text:c="3"/>6.135 | 1 <text:s/>| <text:s text:c="3"/>0.535 <text:s text:c="3"/>0.564 <text:s text:c="2"/>-0.391 | <text:s text:c="2"/>115.7 <text:s text:c="2"/>-44.4 <text:s text:c="2"/>-80.9</text:p>
      <text:p text:style-name="Standard"><text:s text:c="3"/>6.135 | 2 <text:s/>| <text:s text:c="3"/>0.814 <text:s text:c="2"/>-0.501 <text:s text:c="2"/>-0.204 | <text:s/>-120.2 <text:s text:c="2"/>-48.2 <text:s/>-137.3</text:p>
      <text:p text:style-name="Standard"><text:s text:c="3"/>6.135 | 3 <text:s/>| <text:s text:c="3"/>0.992 <text:s text:c="3"/>0.009 <text:s text:c="3"/>0.241 | <text:s text:c="3"/>-5.3 <text:s text:c="2"/>-77.4 <text:s/>-160.2</text:p>
      <text:p text:style-name="Standard"><text:s text:c="3"/>6.135 | 4 <text:s/>| <text:s text:c="3"/>0.954 <text:s text:c="3"/>0.056 <text:s text:c="2"/>-0.195 | <text:s text:c="2"/>128.6 <text:s text:c="2"/>-81.6 <text:s text:c="3"/>16.2</text:p>
      <text:p text:style-name="Standard"><text:s text:c="3"/>6.135 | 5 <text:s/>| <text:s text:c="3"/>0.988 <text:s text:c="3"/>0.007 <text:s text:c="2"/>-0.001 | <text:s/>-134.6 <text:s text:c="2"/>-80.1 <text:s text:c="2"/>-27.7</text:p>
      <text:p text:style-name="Standard"><text:s text:c="3"/>6.170 | 0 <text:s/>| <text:s text:c="8"/>Comm Error <text:s text:c="8"/>| <text:s text:c="11"/>- <text:s text:c="10"/></text:p>
      <text:p text:style-name="Standard"><text:s text:c="3"/>6.170 | 1 <text:s/>| <text:s text:c="3"/>0.443 <text:s text:c="3"/>0.610 <text:s text:c="2"/>-0.504 | <text:s text:c="2"/>121.8 <text:s text:c="2"/>-38.2 <text:s text:c="2"/>-82.0</text:p>
      <text:p text:style-name="Standard"><text:s text:c="3"/>6.170 | 2 <text:s/>| <text:s text:c="3"/>0.823 <text:s text:c="2"/>-0.420 <text:s text:c="2"/>-0.178 | <text:s/>-116.3 <text:s text:c="2"/>-54.8 <text:s/>-137.5</text:p>
      <text:p text:style-name="Standard"><text:s text:c="3"/>6.170 | 3 <text:s/>| <text:s text:c="3"/>0.965 <text:s text:c="3"/>0.018 <text:s text:c="3"/>0.253 | <text:s text:c="3"/>-3.7 <text:s text:c="2"/>-77.2 <text:s/>-162.1</text:p>
      <text:p text:style-name="Standard"><text:s text:c="3"/>6.170 | 4 <text:s/>| <text:s text:c="3"/>0.985 <text:s text:c="2"/>-0.022 <text:s text:c="2"/>-0.197 | <text:s text:c="2"/>148.3 <text:s text:c="2"/>-80.8 <text:s text:c="3"/>-7.1</text:p>
      <text:p text:style-name="Standard"><text:s text:c="3"/>6.170 | 5 <text:s/>| <text:s text:c="3"/>0.994 <text:s text:c="2"/>-0.087 <text:s text:c="3"/>0.019 | <text:s/>-128.3 <text:s text:c="2"/>-82.1 <text:s text:c="2"/>-32.4</text:p>
      <text:p text:style-name="Standard"><text:s text:c="3"/>6.204 | 0 <text:s/>| <text:s text:c="8"/>Comm Error <text:s text:c="8"/>| <text:s text:c="11"/>- <text:s text:c="10"/></text:p>
      <text:p text:style-name="Standard"><text:s text:c="3"/>6.204 | 1 <text:s/>| <text:s text:c="3"/>0.374 <text:s text:c="3"/>0.629 <text:s text:c="2"/>-0.577 | <text:s text:c="2"/>126.0 <text:s text:c="2"/>-33.2 <text:s text:c="2"/>-82.0</text:p>
      <text:p text:style-name="Standard"><text:s text:c="3"/>6.204 | 2 <text:s/>| <text:s text:c="3"/>0.910 <text:s text:c="2"/>-0.297 <text:s text:c="2"/>-0.088 | <text:s/>-112.5 <text:s text:c="2"/>-60.3 <text:s/>-138.4</text:p>
      <text:p text:style-name="Standard"><text:s text:c="3"/>6.204 | 3 <text:s/>| <text:s text:c="3"/>1.022 <text:s text:c="3"/>0.051 <text:s text:c="3"/>0.293 | <text:s text:c="3"/>-1.9 <text:s text:c="2"/>-76.8 <text:s/>-164.0</text:p>
      <text:p text:style-name="Standard"><text:s text:c="3"/>6.204 | 4 <text:s/>| <text:s text:c="3"/>0.980 <text:s text:c="2"/>-0.183 <text:s text:c="2"/>-0.173 | <text:s text:c="2"/>163.7 <text:s text:c="2"/>-80.3 <text:s text:c="2"/>-23.9</text:p>
      <text:p text:style-name="Standard"><text:s text:c="3"/>6.204 | 5 <text:s/>| <text:s text:c="3"/>1.026 <text:s text:c="2"/>-0.080 <text:s text:c="2"/>-0.032 | <text:s/>-124.2 <text:s text:c="2"/>-82.8 <text:s text:c="2"/>-35.7</text:p>
      <text:p text:style-name="Standard"><text:s text:c="3"/>6.239 | 0 <text:s/>| <text:s text:c="8"/>Comm Error <text:s text:c="8"/>| <text:s text:c="11"/>- <text:s text:c="10"/></text:p>
      <text:p text:style-name="Standard"><text:s text:c="3"/>6.239 | 1 <text:s/>| <text:s text:c="3"/>0.325 <text:s text:c="3"/>0.617 <text:s text:c="2"/>-0.608 | <text:s text:c="2"/>131.0 <text:s text:c="2"/>-27.1 <text:s text:c="2"/>-81.0</text:p>
      <text:p text:style-name="Standard"><text:s text:c="3"/>6.239 | 2 <text:s/>| <text:s text:c="3"/>0.911 <text:s text:c="2"/>-0.241 <text:s text:c="2"/>-0.057 | <text:s/>-107.4 <text:s text:c="2"/>-65.9 <text:s/>-140.8</text:p>
      <text:p text:style-name="Standard"><text:s text:c="3"/>6.239 | 3 <text:s/>| <text:s text:c="3"/>1.047 <text:s text:c="3"/>0.085 <text:s text:c="3"/>0.325 | <text:s text:c="4"/>1.7 <text:s text:c="2"/>-76.0 <text:s/>-167.3</text:p>
      <text:p text:style-name="Standard"><text:s text:c="3"/>6.239 | 4 <text:s/>| <text:s text:c="3"/>0.963 <text:s text:c="2"/>-0.143 <text:s text:c="2"/>-0.161 | <text:s/>-175.2 <text:s text:c="2"/>-79.4 <text:s text:c="2"/>-42.9</text:p>
      <text:p text:style-name="Standard"><text:s text:c="3"/>6.239 | 5 <text:s/>| <text:s text:c="3"/>1.025 <text:s text:c="2"/>-0.064 <text:s text:c="2"/>-0.101 | <text:s/>-129.0 <text:s text:c="2"/>-83.1 <text:s text:c="2"/>-30.5</text:p>
      <text:p text:style-name="Standard"><text:s text:c="3"/>6.273 | 0 <text:s/>| <text:s text:c="8"/>Comm Error <text:s text:c="8"/>| <text:s text:c="11"/>- <text:s text:c="10"/></text:p>
      <text:p text:style-name="Standard"><text:s text:c="3"/>6.273 | 1 <text:s/>| <text:s text:c="3"/>0.248 <text:s text:c="3"/>0.617 <text:s text:c="2"/>-0.638 | <text:s text:c="2"/>134.4 <text:s text:c="2"/>-22.8 <text:s text:c="2"/>-79.8</text:p>
      <text:p text:style-name="Standard"><text:s text:c="3"/>6.273 | 2 <text:s/>| <text:s text:c="3"/>0.926 <text:s text:c="2"/>-0.204 <text:s text:c="3"/>0.056 | <text:s text:c="2"/>-94.5 <text:s text:c="2"/>-72.3 <text:s/>-150.2</text:p>
      <text:p text:style-name="Standard"><text:s text:c="3"/>6.273 | 3 <text:s/>| <text:s text:c="3"/>1.011 <text:s text:c="3"/>0.086 <text:s text:c="3"/>0.311 | <text:s text:c="4"/>3.9 <text:s text:c="2"/>-75.2 <text:s/>-169.2</text:p>
      <text:p text:style-name="Standard"><text:s text:c="3"/>6.273 | 4 <text:s/>| <text:s text:c="3"/>0.968 <text:s text:c="3"/>0.124 <text:s text:c="2"/>-0.179 | <text:s/>-174.0 <text:s text:c="2"/>-78.7 <text:s text:c="2"/>-41.7</text:p>
      <text:p text:style-name="Standard"><text:s text:c="3"/>6.273 | 5 <text:s/>| <text:s text:c="3"/>1.033 <text:s text:c="2"/>-0.100 <text:s text:c="2"/>-0.096 | <text:s/>-130.2 <text:s text:c="2"/>-83.0 <text:s text:c="2"/>-28.9</text:p>
      <text:p text:style-name="Standard"><text:s text:c="3"/>6.307 | 0 <text:s/>| <text:s text:c="8"/>Comm Error <text:s text:c="8"/>| <text:s text:c="11"/>- <text:s text:c="10"/></text:p>
      <text:p text:style-name="Standard"><text:s text:c="3"/>6.307 | 1 <text:s/>| <text:s text:c="3"/>0.209 <text:s text:c="3"/>0.611 <text:s text:c="2"/>-0.661 | <text:s text:c="2"/>138.6 <text:s text:c="2"/>-17.9 <text:s text:c="2"/>-77.6</text:p>
      <text:p text:style-name="Standard"><text:s text:c="3"/>6.307 | 2 <text:s/>| <text:s text:c="3"/>0.888 <text:s text:c="2"/>-0.149 <text:s text:c="3"/>0.082 | <text:s text:c="2"/>-78.1 <text:s text:c="2"/>-76.1 <text:s/>-163.9</text:p>
      <text:p text:style-name="Standard"><text:s text:c="3"/>6.307 | 3 <text:s/>| <text:s text:c="3"/>0.979 <text:s text:c="3"/>0.084 <text:s text:c="3"/>0.272 | <text:s text:c="4"/>5.8 <text:s text:c="2"/>-74.6 <text:s/>-171.3</text:p>
      <text:p text:style-name="Standard"><text:s text:c="3"/>6.307 | 4 <text:s/>| <text:s text:c="3"/>0.962 <text:s text:c="3"/>0.116 <text:s text:c="2"/>-0.172 | <text:s/>-175.4 <text:s text:c="2"/>-78.2 <text:s text:c="2"/>-38.7</text:p>
      <text:p text:style-name="Standard"><text:soft-page-break/><text:s text:c="3"/>6.307 | 5 <text:s/>| <text:s text:c="3"/>1.015 <text:s text:c="2"/>-0.068 <text:s text:c="2"/>-0.042 | <text:s/>-129.9 <text:s text:c="2"/>-83.2 <text:s text:c="2"/>-28.7</text:p>
      <text:p text:style-name="Standard"><text:s text:c="3"/>6.341 | 0 <text:s/>| <text:s text:c="8"/>Comm Error <text:s text:c="8"/>| <text:s text:c="11"/>- <text:s text:c="10"/></text:p>
      <text:p text:style-name="Standard"><text:s text:c="3"/>6.341 | 1 <text:s/>| <text:s text:c="3"/>0.130 <text:s text:c="3"/>0.603 <text:s text:c="2"/>-0.725 | <text:s text:c="2"/>141.5 <text:s text:c="2"/>-14.9 <text:s text:c="2"/>-75.6</text:p>
      <text:p text:style-name="Standard"><text:s text:c="3"/>6.341 | 2 <text:s/>| <text:s text:c="3"/>0.870 <text:s text:c="2"/>-0.094 <text:s text:c="3"/>0.112 | <text:s text:c="2"/>-56.8 <text:s text:c="2"/>-79.3 <text:s text:c="2"/>168.9</text:p>
      <text:p text:style-name="Standard"><text:s text:c="3"/>6.341 | 3 <text:s/>| <text:s text:c="3"/>0.954 <text:s text:c="3"/>0.063 <text:s text:c="3"/>0.229 | <text:s text:c="4"/>7.6 <text:s text:c="2"/>-74.5 <text:s/>-172.4</text:p>
      <text:p text:style-name="Standard"><text:s text:c="3"/>6.341 | 4 <text:s/>| <text:s text:c="3"/>0.968 <text:s text:c="3"/>0.096 <text:s text:c="2"/>-0.160 | <text:s/>-175.1 <text:s text:c="2"/>-78.1 <text:s text:c="2"/>-37.2</text:p>
      <text:p text:style-name="Standard"><text:s text:c="3"/>6.341 | 5 <text:s/>| <text:s text:c="3"/>1.021 <text:s text:c="2"/>-0.042 <text:s text:c="2"/>-0.055 | <text:s/>-130.5 <text:s text:c="2"/>-83.6 <text:s text:c="2"/>-27.5</text:p>
      <text:p text:style-name="Standard"><text:s text:c="3"/>6.376 | 0 <text:s/>| <text:s text:c="8"/>Comm Error <text:s text:c="8"/>| <text:s text:c="11"/>- <text:s text:c="10"/></text:p>
      <text:p text:style-name="Standard"><text:s text:c="3"/>6.376 | 1 <text:s/>| <text:s text:c="3"/>0.173 <text:s text:c="3"/>0.540 <text:s text:c="2"/>-0.761 | <text:s text:c="2"/>144.4 <text:s text:c="2"/>-12.6 <text:s text:c="2"/>-72.7</text:p>
      <text:p text:style-name="Standard"><text:s text:c="3"/>6.376 | 2 <text:s/>| <text:s text:c="3"/>0.904 <text:s text:c="2"/>-0.003 <text:s text:c="3"/>0.180 | <text:s text:c="2"/>-20.1 <text:s text:c="2"/>-80.2 <text:s text:c="2"/>141.5</text:p>
      <text:p text:style-name="Standard"><text:s text:c="3"/>6.376 | 3 <text:s/>| <text:s text:c="3"/>0.949 <text:s text:c="3"/>0.063 <text:s text:c="3"/>0.234 | <text:s text:c="4"/>8.6 <text:s text:c="2"/>-74.4 <text:s/>-173.2</text:p>
      <text:p text:style-name="Standard"><text:s text:c="3"/>6.376 | 4 <text:s/>| <text:s text:c="3"/>0.988 <text:s text:c="3"/>0.170 <text:s text:c="2"/>-0.167 | <text:s/>-177.5 <text:s text:c="2"/>-78.2 <text:s text:c="2"/>-34.4</text:p>
      <text:p text:style-name="Standard"><text:s text:c="3"/>6.376 | 5 <text:s/>| <text:s text:c="3"/>1.023 <text:s text:c="2"/>-0.071 <text:s text:c="2"/>-0.062 | <text:s/>-131.4 <text:s text:c="2"/>-83.7 <text:s text:c="2"/>-26.8</text:p>
      <text:p text:style-name="Standard"><text:s text:c="3"/>6.410 | 0 <text:s/>| <text:s text:c="8"/>Comm Error <text:s text:c="8"/>| <text:s text:c="11"/>- <text:s text:c="10"/></text:p>
      <text:p text:style-name="Standard"><text:s text:c="3"/>6.410 | 1 <text:s/>| <text:s text:c="3"/>0.098 <text:s text:c="3"/>0.514 <text:s text:c="2"/>-0.832 | <text:s text:c="2"/>148.1 <text:s text:c="2"/>-11.0 <text:s text:c="2"/>-70.6</text:p>
      <text:p text:style-name="Standard"><text:s text:c="3"/>6.410 | 2 <text:s/>| <text:s text:c="3"/>0.932 <text:s text:c="3"/>0.039 <text:s text:c="3"/>0.168 | <text:s text:c="4"/>6.6 <text:s text:c="2"/>-79.8 <text:s text:c="2"/>115.7</text:p>
      <text:p text:style-name="Standard"><text:s text:c="3"/>6.410 | 3 <text:s/>| <text:s text:c="3"/>0.974 <text:s text:c="3"/>0.058 <text:s text:c="3"/>0.272 | <text:s text:c="4"/>9.5 <text:s text:c="2"/>-74.1 <text:s/>-173.9</text:p>
      <text:p text:style-name="Standard"><text:s text:c="3"/>6.410 | 4 <text:s/>| <text:s text:c="3"/>0.990 <text:s text:c="3"/>0.136 <text:s text:c="2"/>-0.119 | <text:s text:c="2"/>179.1 <text:s text:c="2"/>-78.9 <text:s text:c="2"/>-32.3</text:p>
      <text:p text:style-name="Standard"><text:s text:c="3"/>6.410 | 5 <text:s/>| <text:s text:c="3"/>1.015 <text:s text:c="2"/>-0.114 <text:s text:c="2"/>-0.028 | <text:s/>-128.9 <text:s text:c="2"/>-83.7 <text:s text:c="2"/>-29.6</text:p>
      <text:p text:style-name="Standard"><text:s text:c="3"/>6.445 | 0 <text:s/>| <text:s text:c="8"/>Comm Error <text:s text:c="8"/>| <text:s text:c="11"/>- <text:s text:c="10"/></text:p>
      <text:p text:style-name="Standard"><text:s text:c="3"/>6.445 | 1 <text:s/>| <text:s text:c="3"/>0.063 <text:s text:c="3"/>0.463 <text:s text:c="2"/>-0.866 | <text:s text:c="2"/>150.5 <text:s text:c="3"/>-9.5 <text:s text:c="2"/>-68.5</text:p>
      <text:p text:style-name="Standard"><text:s text:c="3"/>6.445 | 2 <text:s/>| <text:s text:c="3"/>0.923 <text:s text:c="3"/>0.097 <text:s text:c="3"/>0.166 | <text:s text:c="3"/>30.8 <text:s text:c="2"/>-77.6 <text:s text:c="3"/>93.4</text:p>
      <text:p text:style-name="Standard"><text:s text:c="3"/>6.445 | 3 <text:s/>| <text:s text:c="3"/>0.970 <text:s text:c="3"/>0.055 <text:s text:c="3"/>0.253 | <text:s text:c="4"/>9.8 <text:s text:c="2"/>-73.9 <text:s/>-174.2</text:p>
      <text:p text:style-name="Standard"><text:s text:c="3"/>6.445 | 4 <text:s/>| <text:s text:c="3"/>0.977 <text:s text:c="3"/>0.078 <text:s text:c="2"/>-0.073 | <text:s/>-179.7 <text:s text:c="2"/>-79.8 <text:s text:c="2"/>-35.1</text:p>
      <text:p text:style-name="Standard"><text:s text:c="3"/>6.445 | 5 <text:s/>| <text:s text:c="3"/>1.027 <text:s text:c="2"/>-0.072 <text:s text:c="2"/>-0.042 | <text:s/>-126.8 <text:s text:c="2"/>-83.6 <text:s text:c="2"/>-31.7</text:p>
      <text:p text:style-name="Standard"><text:s text:c="3"/>6.479 | 0 <text:s/>| <text:s text:c="8"/>Comm Error <text:s text:c="8"/>| <text:s text:c="11"/>- <text:s text:c="10"/></text:p>
      <text:p text:style-name="Standard"><text:s text:c="3"/>6.479 | 1 <text:s/>| <text:s text:c="3"/>0.188 <text:s text:c="3"/>0.370 <text:s text:c="2"/>-0.859 | <text:s text:c="2"/>154.0 <text:s text:c="3"/>-9.4 <text:s text:c="2"/>-66.1</text:p>
      <text:p text:style-name="Standard"><text:s text:c="3"/>6.479 | 2 <text:s/>| <text:s text:c="3"/>0.908 <text:s text:c="3"/>0.126 <text:s text:c="3"/>0.170 | <text:s text:c="3"/>42.0 <text:s text:c="2"/>-75.5 <text:s text:c="3"/>83.9</text:p>
      <text:p text:style-name="Standard"><text:s text:c="3"/>6.479 | 3 <text:s/>| <text:s text:c="3"/>0.950 <text:s text:c="3"/>0.074 <text:s text:c="3"/>0.238 | <text:s text:c="3"/>10.8 <text:s text:c="2"/>-73.8 <text:s/>-175.5</text:p>
      <text:p text:style-name="Standard"><text:s text:c="3"/>6.479 | 4 <text:s/>| <text:s text:c="3"/>0.973 <text:s text:c="3"/>0.139 <text:s text:c="2"/>-0.057 | <text:s text:c="2"/>178.0 <text:s text:c="2"/>-81.2 <text:s text:c="2"/>-35.4</text:p>
      <text:p text:style-name="Standard"><text:s text:c="3"/>6.479 | 5 <text:s/>| <text:s text:c="3"/>1.029 <text:s text:c="2"/>-0.080 <text:s text:c="2"/>-0.068 | <text:s/>-130.1 <text:s text:c="2"/>-83.5 <text:s text:c="2"/>-29.4</text:p>
      <text:p text:style-name="Standard"><text:s text:c="3"/>6.513 | 0 <text:s/>| <text:s text:c="8"/>Comm Error <text:s text:c="8"/>| <text:s text:c="11"/>- <text:s text:c="10"/></text:p>
      <text:p text:style-name="Standard"><text:s text:c="3"/>6.513 | 1 <text:s/>| <text:s text:c="3"/>0.094 <text:s text:c="3"/>0.321 <text:s text:c="2"/>-0.910 | <text:s text:c="2"/>157.0 <text:s text:c="3"/>-9.5 <text:s text:c="2"/>-64.5</text:p>
      <text:p text:style-name="Standard"><text:s text:c="3"/>6.513 | 2 <text:s/>| <text:s text:c="3"/>0.964 <text:s text:c="3"/>0.157 <text:s text:c="3"/>0.186 | <text:s text:c="3"/>51.0 <text:s text:c="2"/>-72.9 <text:s text:c="3"/>76.8</text:p>
      <text:p text:style-name="Standard"><text:s text:c="3"/>6.513 | 3 <text:s/>| <text:s text:c="3"/>0.937 <text:s text:c="3"/>0.067 <text:s text:c="3"/>0.270 | <text:s text:c="3"/>11.7 <text:s text:c="2"/>-73.5 <text:s/>-176.7</text:p>
      <text:p text:style-name="Standard"><text:s text:c="3"/>6.513 | 4 <text:s/>| <text:s text:c="3"/>0.960 <text:s text:c="3"/>0.175 <text:s text:c="2"/>-0.017 | <text:s text:c="2"/>170.5 <text:s text:c="2"/>-82.3 <text:s text:c="2"/>-29.8</text:p>
      <text:p text:style-name="Standard"><text:s text:c="3"/>6.513 | 5 <text:s/>| <text:s text:c="3"/>1.015 <text:s text:c="2"/>-0.081 <text:s text:c="2"/>-0.044 | <text:s/>-131.1 <text:s text:c="2"/>-83.4 <text:s text:c="2"/>-29.1</text:p>
      <text:p text:style-name="Standard"><text:s text:c="3"/>6.547 | 0 <text:s/>| <text:s text:c="8"/>Comm Error <text:s text:c="8"/>| <text:s text:c="11"/>- <text:s text:c="10"/></text:p>
      <text:p text:style-name="Standard"><text:s text:c="3"/>6.547 | 1 <text:s/>| <text:s text:c="3"/>0.075 <text:s text:c="3"/>0.319 <text:s text:c="2"/>-0.948 | <text:s text:c="2"/>160.6 <text:s text:c="3"/>-8.7 <text:s text:c="2"/>-63.1</text:p>
      <text:p text:style-name="Standard"><text:s text:c="3"/>6.547 | 2 <text:s/>| <text:s text:c="3"/>1.011 <text:s text:c="3"/>0.210 <text:s text:c="3"/>0.218 | <text:s text:c="3"/>54.3 <text:s text:c="2"/>-71.1 <text:s text:c="3"/>74.8</text:p>
      <text:p text:style-name="Standard"><text:s text:c="3"/>6.547 | 3 <text:s/>| <text:s text:c="3"/>0.948 <text:s text:c="3"/>0.038 <text:s text:c="3"/>0.274 | <text:s text:c="3"/>11.5 <text:s text:c="2"/>-73.1 <text:s/>-176.7</text:p>
      <text:p text:style-name="Standard"><text:s text:c="3"/>6.547 | 4 <text:s/>| <text:s text:c="3"/>1.034 <text:s text:c="3"/>0.103 <text:s text:c="3"/>0.009 | <text:s text:c="2"/>159.0 <text:s text:c="2"/>-83.7 <text:s text:c="2"/>-19.7</text:p>
      <text:p text:style-name="Standard"><text:s text:c="3"/>6.547 | 5 <text:s/>| <text:s text:c="3"/>1.009 <text:s text:c="2"/>-0.059 <text:s text:c="2"/>-0.014 | <text:s/>-131.1 <text:s text:c="2"/>-83.4 <text:s text:c="2"/>-28.2</text:p>
      <text:p text:style-name="Standard"><text:s text:c="3"/>6.581 | 0 <text:s/>| <text:s text:c="8"/>Comm Error <text:s text:c="8"/>| <text:s text:c="11"/>- <text:s text:c="10"/></text:p>
      <text:p text:style-name="Standard"><text:s text:c="3"/>6.581 | 1 <text:s/>| <text:s text:c="3"/>0.235 <text:s text:c="3"/>0.244 <text:s text:c="2"/>-0.915 | <text:s text:c="2"/>163.2 <text:s text:c="3"/>-9.1 <text:s text:c="2"/>-62.4</text:p>
      <text:p text:style-name="Standard"><text:s text:c="3"/>6.581 | 2 <text:s/>| <text:s text:c="3"/>0.995 <text:s text:c="3"/>0.256 <text:s text:c="3"/>0.247 | <text:s text:c="3"/>55.5 <text:s text:c="2"/>-69.3 <text:s text:c="3"/>74.7</text:p>
      <text:p text:style-name="Standard"><text:s text:c="3"/>6.581 | 3 <text:s/>| <text:s text:c="3"/>1.004 <text:s text:c="3"/>0.033 <text:s text:c="3"/>0.285 | <text:s text:c="3"/>11.2 <text:s text:c="2"/>-73.0 <text:s/>-176.6</text:p>
      <text:p text:style-name="Standard"><text:s text:c="3"/>6.581 | 4 <text:s/>| <text:s text:c="3"/>1.142 <text:s text:c="3"/>0.415 <text:s text:c="2"/>-0.539 | <text:s text:c="2"/>141.2 <text:s text:c="2"/>-82.9 <text:s text:c="3"/>-1.1</text:p>
      <text:p text:style-name="Standard"><text:s text:c="3"/>6.581 | 5 <text:s/>| <text:s text:c="3"/>1.071 <text:s text:c="3"/>0.131 <text:s text:c="2"/>-0.055 | <text:s/>-146.8 <text:s text:c="2"/>-83.9 <text:s text:c="2"/>-15.3</text:p>
      <text:p text:style-name="Standard"><text:soft-page-break/><text:s text:c="3"/>6.615 | 0 <text:s/>| <text:s text:c="8"/>Comm Error <text:s text:c="8"/>| <text:s text:c="11"/>- <text:s text:c="10"/></text:p>
      <text:p text:style-name="Standard"><text:s text:c="3"/>6.615 | 1 <text:s/>| <text:s text:c="3"/>0.192 <text:s text:c="3"/>0.250 <text:s text:c="2"/>-0.954 | <text:s text:c="2"/>165.8 <text:s text:c="2"/>-10.1 <text:s text:c="2"/>-61.8</text:p>
      <text:p text:style-name="Standard"><text:s text:c="3"/>6.615 | 2 <text:s/>| <text:s text:c="3"/>1.057 <text:s text:c="3"/>0.298 <text:s text:c="3"/>0.307 | <text:s text:c="3"/>54.3 <text:s text:c="2"/>-67.5 <text:s text:c="3"/>76.8</text:p>
      <text:p text:style-name="Standard"><text:s text:c="3"/>6.615 | 3 <text:s/>| <text:s text:c="3"/>1.140 <text:s text:c="3"/>0.035 <text:s text:c="3"/>0.292 | <text:s text:c="3"/>11.3 <text:s text:c="2"/>-73.0 <text:s/>-176.8</text:p>
      <text:p text:style-name="Standard"><text:s text:c="3"/>6.615 | 4 <text:s/>| <text:s text:c="3"/>1.119 <text:s text:c="3"/>0.199 <text:s text:c="3"/>0.145 | <text:s text:c="2"/>125.8 <text:s text:c="2"/>-81.6 <text:s text:c="3"/>14.4</text:p>
      <text:p text:style-name="Standard"><text:s text:c="3"/>6.615 | 5 <text:s/>| <text:s text:c="3"/>1.018 <text:s text:c="2"/>-0.130 <text:s text:c="2"/>-0.181 | <text:s/>-153.6 <text:s text:c="2"/>-83.3 <text:s text:c="2"/>-10.7</text:p>
      <text:p text:style-name="Standard"><text:s text:c="3"/>6.649 | 0 <text:s/>| <text:s text:c="8"/>Comm Error <text:s text:c="8"/>| <text:s text:c="11"/>- <text:s text:c="10"/></text:p>
      <text:p text:style-name="Standard"><text:s text:c="3"/>6.649 | 1 <text:s/>| <text:s text:c="3"/>0.114 <text:s text:c="3"/>0.352 <text:s text:c="2"/>-1.121 | <text:s text:c="2"/>168.5 <text:s text:c="3"/>-9.9 <text:s text:c="2"/>-61.4</text:p>
      <text:p text:style-name="Standard"><text:s text:c="3"/>6.649 | 2 <text:s/>| <text:s text:c="3"/>1.043 <text:s text:c="3"/>0.218 <text:s text:c="3"/>0.343 | <text:s text:c="3"/>49.3 <text:s text:c="2"/>-66.6 <text:s text:c="3"/>81.9</text:p>
      <text:p text:style-name="Standard"><text:s text:c="3"/>6.649 | 3 <text:s/>| <text:s text:c="3"/>1.013 <text:s text:c="3"/>0.009 <text:s text:c="3"/>0.214 | <text:s text:c="3"/>11.1 <text:s text:c="2"/>-73.3 <text:s/>-176.8</text:p>
      <text:p text:style-name="Standard"><text:s text:c="3"/>6.649 | 4 <text:s/>| <text:s text:c="3"/>0.985 <text:s text:c="2"/>-0.044 <text:s text:c="2"/>-0.051 | <text:s text:c="2"/>129.9 <text:s text:c="2"/>-82.7 <text:s text:c="3"/>11.2</text:p>
      <text:p text:style-name="Standard"><text:s text:c="3"/>6.649 | 5 <text:s/>| <text:s text:c="3"/>1.030 <text:s text:c="2"/>-0.135 <text:s text:c="2"/>-0.188 | <text:s/>-149.4 <text:s text:c="2"/>-81.7 <text:s text:c="2"/>-16.0</text:p>
      <text:p text:style-name="Standard"><text:s text:c="3"/>6.683 | 0 <text:s/>| <text:s text:c="8"/>Comm Error <text:s text:c="8"/>| <text:s text:c="11"/>- <text:s text:c="10"/></text:p>
      <text:p text:style-name="Standard"><text:s text:c="3"/>6.683 | 1 <text:s/>| <text:s text:c="3"/>0.260 <text:s text:c="3"/>0.366 <text:s text:c="2"/>-1.177 | <text:s text:c="2"/>169.7 <text:s text:c="2"/>-10.4 <text:s text:c="2"/>-61.3</text:p>
      <text:p text:style-name="Standard"><text:s text:c="3"/>6.683 | 2 <text:s/>| <text:s text:c="3"/>1.087 <text:s text:c="3"/>0.150 <text:s text:c="3"/>0.363 | <text:s text:c="3"/>44.1 <text:s text:c="2"/>-66.0 <text:s text:c="3"/>87.3</text:p>
      <text:p text:style-name="Standard"><text:s text:c="3"/>6.683 | 3 <text:s/>| <text:s text:c="3"/>0.925 <text:s text:c="3"/>0.008 <text:s text:c="3"/>0.231 | <text:s text:c="3"/>10.8 <text:s text:c="2"/>-73.6 <text:s/>-176.8</text:p>
      <text:p text:style-name="Standard"><text:s text:c="3"/>6.683 | 4 <text:s/>| <text:s text:c="3"/>0.970 <text:s text:c="3"/>0.150 <text:s text:c="2"/>-0.326 | <text:s text:c="2"/>138.3 <text:s text:c="2"/>-81.9 <text:s text:c="4"/>4.6</text:p>
      <text:p text:style-name="Standard"><text:s text:c="3"/>6.683 | 5 <text:s/>| <text:s text:c="3"/>1.034 <text:s text:c="2"/>-0.065 <text:s text:c="2"/>-0.146 | <text:s/>-150.2 <text:s text:c="2"/>-81.2 <text:s text:c="2"/>-15.5</text:p>
      <text:p text:style-name="Standard"><text:s text:c="3"/>6.718 | 0 <text:s/>| <text:s text:c="8"/>Comm Error <text:s text:c="8"/>| <text:s text:c="11"/>- <text:s text:c="10"/></text:p>
      <text:p text:style-name="Standard"><text:s text:c="3"/>6.718 | 1 <text:s/>| <text:s text:c="3"/>0.182 <text:s text:c="3"/>0.373 <text:s text:c="2"/>-1.241 | <text:s text:c="2"/>170.4 <text:s text:c="2"/>-10.9 <text:s text:c="2"/>-61.2</text:p>
      <text:p text:style-name="Standard"><text:s text:c="3"/>6.718 | 2 <text:s/>| <text:s text:c="3"/>1.097 <text:s text:c="3"/>0.274 <text:s text:c="3"/>0.364 | <text:s text:c="3"/>43.7 <text:s text:c="2"/>-65.5 <text:s text:c="3"/>87.6</text:p>
      <text:p text:style-name="Standard"><text:s text:c="3"/>6.718 | 3 <text:s/>| <text:s text:c="3"/>0.942 <text:s text:c="3"/>0.002 <text:s text:c="3"/>0.252 | <text:s text:c="3"/>10.0 <text:s text:c="2"/>-73.8 <text:s/>-176.3</text:p>
      <text:p text:style-name="Standard"><text:s text:c="3"/>6.718 | 4 <text:s/>| <text:s text:c="3"/>0.975 <text:s text:c="2"/>-0.150 <text:s text:c="2"/>-0.236 | <text:s text:c="2"/>155.8 <text:s text:c="2"/>-81.8 <text:s text:c="2"/>-13.8</text:p>
      <text:p text:style-name="Standard"><text:s text:c="3"/>6.718 | 5 <text:s/>| <text:s text:c="3"/>1.034 <text:s text:c="3"/>0.009 <text:s text:c="2"/>-0.117 | <text:s/>-153.8 <text:s text:c="2"/>-81.2 <text:s text:c="2"/>-12.5</text:p>
      <text:p text:style-name="Standard"><text:s text:c="3"/>6.753 | 0 <text:s/>| <text:s text:c="8"/>Comm Error <text:s text:c="8"/>| <text:s text:c="11"/>- <text:s text:c="10"/></text:p>
      <text:p text:style-name="Standard"><text:s text:c="3"/>6.753 | 1 <text:s/>| <text:s text:c="3"/>0.207 <text:s text:c="3"/>0.343 <text:s text:c="2"/>-1.209 | <text:s text:c="2"/>170.0 <text:s text:c="2"/>-10.9 <text:s text:c="2"/>-61.2</text:p>
      <text:p text:style-name="Standard"><text:s text:c="3"/>6.753 | 2 <text:s/>| <text:s text:c="3"/>1.055 <text:s text:c="3"/>0.334 <text:s text:c="3"/>0.339 | <text:s text:c="3"/>44.3 <text:s text:c="2"/>-64.9 <text:s text:c="3"/>87.2</text:p>
      <text:p text:style-name="Standard"><text:s text:c="3"/>6.753 | 3 <text:s/>| <text:s text:c="3"/>1.032 <text:s text:c="3"/>0.002 <text:s text:c="3"/>0.311 | <text:s text:c="4"/>9.2 <text:s text:c="2"/>-73.7 <text:s/>-175.5</text:p>
      <text:p text:style-name="Standard"><text:s text:c="3"/>6.753 | 4 <text:s/>| <text:s text:c="3"/>1.040 <text:s text:c="2"/>-0.142 <text:s text:c="2"/>-0.040 | <text:s text:c="2"/>170.9 <text:s text:c="2"/>-82.9 <text:s text:c="2"/>-28.6</text:p>
      <text:p text:style-name="Standard"><text:s text:c="3"/>6.753 | 5 <text:s/>| <text:s text:c="3"/>1.011 <text:s text:c="2"/>-0.161 <text:s text:c="2"/>-0.135 | <text:s/>-151.2 <text:s text:c="2"/>-80.9 <text:s text:c="2"/>-15.7</text:p>
      <text:p text:style-name="Standard"><text:s text:c="3"/>6.787 | 0 <text:s/>| <text:s text:c="8"/>Comm Error <text:s text:c="8"/>| <text:s text:c="11"/>- <text:s text:c="10"/></text:p>
      <text:p text:style-name="Standard"><text:s text:c="3"/>6.787 | 1 <text:s/>| <text:s text:c="3"/>0.235 <text:s text:c="3"/>0.296 <text:s text:c="2"/>-1.143 | <text:s text:c="2"/>168.9 <text:s text:c="2"/>-10.9 <text:s text:c="2"/>-61.2</text:p>
      <text:p text:style-name="Standard"><text:s text:c="3"/>6.787 | 2 <text:s/>| <text:s text:c="3"/>1.048 <text:s text:c="3"/>0.262 <text:s text:c="3"/>0.293 | <text:s text:c="3"/>44.1 <text:s text:c="2"/>-65.2 <text:s text:c="3"/>87.1</text:p>
      <text:p text:style-name="Standard"><text:s text:c="3"/>6.787 | 3 <text:s/>| <text:s text:c="3"/>1.021 <text:s text:c="3"/>0.074 <text:s text:c="3"/>0.278 | <text:s text:c="3"/>10.5 <text:s text:c="2"/>-73.6 <text:s/>-176.7</text:p>
      <text:p text:style-name="Standard"><text:s text:c="3"/>6.787 | 4 <text:s/>| <text:s text:c="3"/>1.009 <text:s text:c="2"/>-0.012 <text:s text:c="2"/>-0.007 | <text:s text:c="2"/>175.8 <text:s text:c="2"/>-83.9 <text:s text:c="2"/>-33.0</text:p>
      <text:p text:style-name="Standard"><text:s text:c="3"/>6.787 | 5 <text:s/>| <text:s text:c="3"/>1.016 <text:s text:c="2"/>-0.167 <text:s text:c="2"/>-0.170 | <text:s/>-146.4 <text:s text:c="2"/>-79.9 <text:s text:c="2"/>-21.2</text:p>
      <text:p text:style-name="Standard"><text:s text:c="3"/>6.821 | 0 <text:s/>| <text:s text:c="8"/>Comm Error <text:s text:c="8"/>| <text:s text:c="11"/>- <text:s text:c="10"/></text:p>
      <text:p text:style-name="Standard"><text:s text:c="3"/>6.821 | 1 <text:s/>| <text:s text:c="3"/>0.275 <text:s text:c="3"/>0.214 <text:s text:c="2"/>-1.014 | <text:s text:c="2"/>168.1 <text:s text:c="2"/>-11.1 <text:s text:c="2"/>-61.3</text:p>
      <text:p text:style-name="Standard"><text:s text:c="3"/>6.821 | 2 <text:s/>| <text:s text:c="3"/>1.087 <text:s text:c="3"/>0.244 <text:s text:c="3"/>0.262 | <text:s text:c="3"/>44.2 <text:s text:c="2"/>-66.2 <text:s text:c="3"/>86.8</text:p>
      <text:p text:style-name="Standard"><text:s text:c="3"/>6.821 | 3 <text:s/>| <text:s text:c="3"/>0.995 <text:s text:c="3"/>0.030 <text:s text:c="3"/>0.225 | <text:s text:c="3"/>11.3 <text:s text:c="2"/>-73.9 <text:s/>-177.6</text:p>
      <text:p text:style-name="Standard"><text:s text:c="3"/>6.821 | 4 <text:s/>| <text:s text:c="3"/>1.014 <text:s text:c="2"/>-0.007 <text:s text:c="3"/>0.014 | <text:s text:c="2"/>175.3 <text:s text:c="2"/>-84.5 <text:s text:c="2"/>-32.3</text:p>
      <text:p text:style-name="Standard"><text:s text:c="3"/>6.821 | 5 <text:s/>| <text:s text:c="3"/>1.020 <text:s text:c="2"/>-0.099 <text:s text:c="2"/>-0.185 | <text:s/>-146.8 <text:s text:c="2"/>-79.6 <text:s text:c="2"/>-21.1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56 | 0 <text:s/>| <text:s text:c="8"/>Comm Error <text:s text:c="8"/>| <text:s text:c="11"/>- <text:s text:c="10"/></text:p>
      <text:p text:style-name="Standard"><text:s text:c="3"/>6.856 | 1 <text:s/>| <text:s text:c="3"/>0.290 <text:s text:c="3"/>0.172 <text:s text:c="2"/>-0.917 | <text:s text:c="2"/>167.6 <text:s text:c="2"/>-11.6 <text:s text:c="2"/>-61.6</text:p>
      <text:p text:style-name="Standard"><text:s text:c="3"/>6.856 | 2 <text:s/>| <text:s text:c="3"/>1.059 <text:s text:c="3"/>0.224 <text:s text:c="3"/>0.236 | <text:s text:c="3"/>43.7 <text:s text:c="2"/>-67.6 <text:s text:c="3"/>86.9</text:p>
      <text:p text:style-name="Standard"><text:soft-page-break/><text:s text:c="3"/>6.856 | 3 <text:s/>| <text:s text:c="3"/>0.999 <text:s text:c="2"/>-0.055 <text:s text:c="3"/>0.231 | <text:s text:c="4"/>8.6 <text:s text:c="2"/>-74.5 <text:s/>-175.1</text:p>
      <text:p text:style-name="Standard"><text:s text:c="3"/>6.856 | 4 <text:s/>| <text:s text:c="3"/>0.989 <text:s text:c="3"/>0.011 <text:s text:c="3"/>0.006 | <text:s text:c="2"/>177.0 <text:s text:c="2"/>-84.9 <text:s text:c="2"/>-32.7</text:p>
      <text:p text:style-name="Standard"><text:s text:c="3"/>6.856 | 5 <text:s/>| <text:s text:c="3"/>1.014 <text:s text:c="2"/>-0.057 <text:s text:c="2"/>-0.144 | <text:s/>-147.6 <text:s text:c="2"/>-80.1 <text:s text:c="2"/>-20.3</text:p>
      <text:p text:style-name="Standard"><text:s text:c="3"/>6.890 | 0 <text:s/>| <text:s text:c="8"/>Comm Error <text:s text:c="8"/>| <text:s text:c="11"/>- <text:s text:c="10"/></text:p>
      <text:p text:style-name="Standard"><text:s text:c="3"/>6.890 | 1 <text:s/>| <text:s text:c="3"/>0.291 <text:s text:c="3"/>0.170 <text:s text:c="2"/>-0.823 | <text:s text:c="2"/>167.2 <text:s text:c="2"/>-12.3 <text:s text:c="2"/>-61.8</text:p>
      <text:p text:style-name="Standard"><text:s text:c="3"/>6.890 | 2 <text:s/>| <text:s text:c="3"/>0.973 <text:s text:c="3"/>0.228 <text:s text:c="3"/>0.226 | <text:s text:c="3"/>43.4 <text:s text:c="2"/>-68.3 <text:s text:c="3"/>87.0</text:p>
      <text:p text:style-name="Standard"><text:s text:c="3"/>6.890 | 3 <text:s/>| <text:s text:c="3"/>0.975 <text:s text:c="2"/>-0.022 <text:s text:c="3"/>0.267 | <text:s text:c="4"/>6.3 <text:s text:c="2"/>-74.6 <text:s/>-172.7</text:p>
      <text:p text:style-name="Standard"><text:s text:c="3"/>6.890 | 4 <text:s/>| <text:s text:c="3"/>0.999 <text:s text:c="2"/>-0.087 <text:s text:c="3"/>0.004 | <text:s/>-154.3 <text:s text:c="2"/>-85.1 <text:s text:c="2"/>-54.9</text:p>
      <text:p text:style-name="Standard"><text:s text:c="3"/>6.890 | 5 <text:s/>| <text:s text:c="3"/>1.007 <text:s text:c="2"/>-0.130 <text:s text:c="2"/>-0.104 | <text:s/>-145.9 <text:s text:c="2"/>-79.8 <text:s text:c="2"/>-22.3</text:p>
      <text:p text:style-name="Standard"><text:s text:c="3"/>6.924 | 0 <text:s/>| <text:s text:c="8"/>Comm Error <text:s text:c="8"/>| <text:s text:c="11"/>- <text:s text:c="10"/></text:p>
      <text:p text:style-name="Standard"><text:s text:c="3"/>6.924 | 1 <text:s/>| <text:s text:c="3"/>0.274 <text:s text:c="3"/>0.191 <text:s text:c="2"/>-0.788 | <text:s text:c="2"/>166.7 <text:s text:c="2"/>-12.9 <text:s text:c="2"/>-62.0</text:p>
      <text:p text:style-name="Standard"><text:s text:c="3"/>6.924 | 2 <text:s/>| <text:s text:c="3"/>0.923 <text:s text:c="3"/>0.244 <text:s text:c="3"/>0.212 | <text:s text:c="3"/>44.1 <text:s text:c="2"/>-68.9 <text:s text:c="3"/>85.8</text:p>
      <text:p text:style-name="Standard"><text:s text:c="3"/>6.924 | 3 <text:s/>| <text:s text:c="3"/>0.974 <text:s text:c="3"/>0.046 <text:s text:c="3"/>0.271 | <text:s text:c="4"/>6.3 <text:s text:c="2"/>-74.4 <text:s/>-172.7</text:p>
      <text:p text:style-name="Standard"><text:s text:c="3"/>6.924 | 4 <text:s/>| <text:s text:c="3"/>1.015 <text:s text:c="3"/>0.032 <text:s text:c="2"/>-0.044 | <text:s/>-151.3 <text:s text:c="2"/>-85.1 <text:s text:c="2"/>-57.1</text:p>
      <text:p text:style-name="Standard"><text:s text:c="3"/>6.924 | 5 <text:s/>| <text:s text:c="3"/>1.015 <text:s text:c="2"/>-0.113 <text:s text:c="2"/>-0.107 | <text:s/>-142.6 <text:s text:c="2"/>-79.8 <text:s text:c="2"/>-25.6</text:p>
      <text:p text:style-name="Standard"><text:s text:c="3"/>6.959 | 0 <text:s/>| <text:s text:c="8"/>Comm Error <text:s text:c="8"/>| <text:s text:c="11"/>- <text:s text:c="10"/></text:p>
      <text:p text:style-name="Standard"><text:s text:c="3"/>6.959 | 1 <text:s/>| <text:s text:c="3"/>0.247 <text:s text:c="3"/>0.225 <text:s text:c="2"/>-0.801 | <text:s text:c="2"/>165.9 <text:s text:c="2"/>-13.7 <text:s text:c="2"/>-62.2</text:p>
      <text:p text:style-name="Standard"><text:s text:c="3"/>6.959 | 2 <text:s/>| <text:s text:c="3"/>0.941 <text:s text:c="3"/>0.249 <text:s text:c="3"/>0.210 | <text:s text:c="3"/>45.8 <text:s text:c="2"/>-69.4 <text:s text:c="3"/>84.3</text:p>
      <text:p text:style-name="Standard"><text:s text:c="3"/>6.959 | 3 <text:s/>| <text:s text:c="3"/>0.987 <text:s text:c="3"/>0.012 <text:s text:c="3"/>0.246 | <text:s text:c="4"/>6.3 <text:s text:c="2"/>-74.5 <text:s/>-172.6</text:p>
      <text:p text:style-name="Standard"><text:s text:c="3"/>6.959 | 4 <text:s/>| <text:s text:c="3"/>0.995 <text:s text:c="2"/>-0.047 <text:s text:c="3"/>0.019 | <text:s/>-136.2 <text:s text:c="2"/>-85.1 <text:s text:c="2"/>-69.7</text:p>
      <text:p text:style-name="Standard"><text:s text:c="3"/>6.959 | 5 <text:s/>| <text:s text:c="3"/>0.985 <text:s text:c="2"/>-0.134 <text:s text:c="2"/>-0.134 | <text:s/>-142.0 <text:s text:c="2"/>-79.8 <text:s text:c="2"/>-26.4</text:p>
      <text:p text:style-name="Standard"><text:s text:c="3"/>6.993 | 0 <text:s/>| <text:s text:c="8"/>Comm Error <text:s text:c="8"/>| <text:s text:c="11"/>- <text:s text:c="10"/></text:p>
      <text:p text:style-name="Standard"><text:s text:c="3"/>6.993 | 1 <text:s/>| <text:s text:c="3"/>0.235 <text:s text:c="3"/>0.245 <text:s text:c="2"/>-0.830 | <text:s text:c="2"/>165.4 <text:s text:c="2"/>-14.1 <text:s text:c="2"/>-62.3</text:p>
      <text:p text:style-name="Standard"><text:s text:c="3"/>6.993 | 2 <text:s/>| <text:s text:c="3"/>0.940 <text:s text:c="3"/>0.230 <text:s text:c="3"/>0.211 | <text:s text:c="3"/>46.6 <text:s text:c="2"/>-69.6 <text:s text:c="3"/>83.4</text:p>
      <text:p text:style-name="Standard"><text:s text:c="3"/>6.993 | 3 <text:s/>| <text:s text:c="3"/>0.976 <text:s text:c="3"/>0.019 <text:s text:c="3"/>0.252 | <text:s text:c="4"/>5.9 <text:s text:c="2"/>-74.5 <text:s/>-172.2</text:p>
      <text:p text:style-name="Standard"><text:s text:c="3"/>6.993 | 4 <text:s/>| <text:s text:c="3"/>1.028 <text:s text:c="2"/>-0.026 <text:s text:c="3"/>0.014 | <text:s/>-118.2 <text:s text:c="2"/>-85.0 <text:s text:c="2"/>-87.2</text:p>
      <text:p text:style-name="Standard"><text:s text:c="3"/>6.993 | 5 <text:s/>| <text:s text:c="3"/>1.003 <text:s text:c="2"/>-0.154 <text:s text:c="2"/>-0.151 | <text:s/>-139.2 <text:s text:c="2"/>-79.3 <text:s text:c="2"/>-28.9</text:p>
      <text:p text:style-name="Standard"><text:s text:c="3"/>7.027 | 0 <text:s/>| <text:s text:c="8"/>Comm Error <text:s text:c="8"/>| <text:s text:c="11"/>- <text:s text:c="10"/></text:p>
      <text:p text:style-name="Standard"><text:s text:c="3"/>7.027 | 1 <text:s/>| <text:s text:c="3"/>0.230 <text:s text:c="3"/>0.280 <text:s text:c="2"/>-0.874 | <text:s text:c="2"/>164.3 <text:s text:c="2"/>-14.4 <text:s text:c="2"/>-62.5</text:p>
      <text:p text:style-name="Standard"><text:s text:c="3"/>7.027 | 2 <text:s/>| <text:s text:c="3"/>0.912 <text:s text:c="3"/>0.222 <text:s text:c="3"/>0.220 | <text:s text:c="3"/>47.2 <text:s text:c="2"/>-69.5 <text:s text:c="3"/>82.8</text:p>
      <text:p text:style-name="Standard"><text:s text:c="3"/>7.027 | 3 <text:s/>| <text:s text:c="3"/>0.962 <text:s text:c="3"/>0.026 <text:s text:c="3"/>0.266 | <text:s text:c="4"/>5.3 <text:s text:c="2"/>-74.3 <text:s/>-171.8</text:p>
      <text:p text:style-name="Standard"><text:s text:c="3"/>7.027 | 4 <text:s/>| <text:s text:c="3"/>1.011 <text:s text:c="3"/>0.050 <text:s text:c="3"/>0.036 | <text:s/>-131.5 <text:s text:c="2"/>-85.1 <text:s text:c="2"/>-72.5</text:p>
      <text:p text:style-name="Standard"><text:s text:c="3"/>7.027 | 5 <text:s/>| <text:s text:c="3"/>1.056 <text:s text:c="3"/>0.019 <text:s text:c="2"/>-0.183 | <text:s/>-145.0 <text:s text:c="2"/>-79.6 <text:s text:c="2"/>-23.0</text:p>
      <text:p text:style-name="Standard"><text:s text:c="3"/>7.062 | 0 <text:s/>| <text:s text:c="8"/>Comm Error <text:s text:c="8"/>| <text:s text:c="11"/>- <text:s text:c="10"/></text:p>
      <text:p text:style-name="Standard"><text:s text:c="3"/>7.062 | 1 <text:s/>| <text:s text:c="3"/>0.260 <text:s text:c="3"/>0.267 <text:s text:c="2"/>-0.990 | <text:s text:c="2"/>163.4 <text:s text:c="2"/>-15.0 <text:s text:c="2"/>-62.8</text:p>
      <text:p text:style-name="Standard"><text:s text:c="3"/>7.062 | 2 <text:s/>| <text:s text:c="3"/>0.979 <text:s text:c="3"/>0.285 <text:s text:c="3"/>0.231 | <text:s text:c="3"/>48.9 <text:s text:c="2"/>-68.9 <text:s text:c="3"/>81.3</text:p>
      <text:p text:style-name="Standard"><text:s text:c="3"/>7.062 | 3 <text:s/>| <text:s text:c="3"/>0.984 <text:s text:c="2"/>-0.000 <text:s text:c="3"/>0.248 | <text:s text:c="4"/>4.1 <text:s text:c="2"/>-74.3 <text:s/>-170.7</text:p>
      <text:p text:style-name="Standard"><text:s text:c="3"/>7.062 | 4 <text:s/>| <text:s text:c="3"/>1.019 <text:s text:c="3"/>0.197 <text:s text:c="2"/>-0.022 | <text:s text:c="2"/>178.5 <text:s text:c="2"/>-85.0 <text:s text:c="2"/>-33.0</text:p>
      <text:p text:style-name="Standard"><text:s text:c="3"/>7.062 | 5 <text:s/>| <text:s text:c="3"/>1.023 <text:s text:c="2"/>-0.086 <text:s text:c="2"/>-0.121 | <text:s/>-144.8 <text:s text:c="2"/>-79.7 <text:s text:c="2"/>-23.4</text:p>
      <text:p text:style-name="Standard"><text:s text:c="3"/>7.096 | 0 <text:s/>| <text:s text:c="8"/>Comm Error <text:s text:c="8"/>| <text:s text:c="11"/>- <text:s text:c="10"/></text:p>
      <text:p text:style-name="Standard"><text:s text:c="3"/>7.096 | 1 <text:s/>| <text:s text:c="3"/>0.175 <text:s text:c="3"/>0.278 <text:s text:c="2"/>-1.064 | <text:s text:c="2"/>162.5 <text:s text:c="2"/>-15.0 <text:s text:c="2"/>-63.5</text:p>
      <text:p text:style-name="Standard"><text:s text:c="3"/>7.096 | 2 <text:s/>| <text:s text:c="3"/>1.025 <text:s text:c="3"/>0.316 <text:s text:c="3"/>0.264 | <text:s text:c="3"/>48.9 <text:s text:c="2"/>-68.0 <text:s text:c="3"/>81.5</text:p>
      <text:p text:style-name="Standard"><text:s text:c="3"/>7.096 | 3 <text:s/>| <text:s text:c="3"/>0.974 <text:s text:c="3"/>0.042 <text:s text:c="3"/>0.249 | <text:s text:c="4"/>3.6 <text:s text:c="2"/>-74.4 <text:s/>-170.3</text:p>
      <text:p text:style-name="Standard"><text:s text:c="3"/>7.096 | 4 <text:s/>| <text:s text:c="3"/>1.075 <text:s text:c="3"/>0.223 <text:s text:c="2"/>-0.133 | <text:s text:c="2"/>153.5 <text:s text:c="2"/>-83.4 <text:s text:c="2"/>-12.8</text:p>
      <text:p text:style-name="Standard"><text:s text:c="3"/>7.096 | 5 <text:s/>| <text:s text:c="3"/>1.031 <text:s text:c="2"/>-0.098 <text:s text:c="2"/>-0.093 | <text:s/>-142.1 <text:s text:c="2"/>-80.0 <text:s text:c="2"/>-26.3</text:p>
      <text:p text:style-name="Standard"><text:s text:c="3"/>7.131 | 0 <text:s/>| <text:s text:c="8"/>Comm Error <text:s text:c="8"/>| <text:s text:c="11"/>- <text:s text:c="10"/></text:p>
      <text:p text:style-name="Standard"><text:s text:c="3"/>7.131 | 1 <text:s/>| <text:s text:c="3"/>0.165 <text:s text:c="3"/>0.334 <text:s text:c="2"/>-1.092 | <text:s text:c="2"/>161.1 <text:s text:c="2"/>-13.8 <text:s text:c="2"/>-64.3</text:p>
      <text:p text:style-name="Standard"><text:s text:c="3"/>7.131 | 2 <text:s/>| <text:s text:c="3"/>1.057 <text:s text:c="3"/>0.372 <text:s text:c="3"/>0.339 | <text:s text:c="3"/>47.1 <text:s text:c="2"/>-67.4 <text:s text:c="3"/>83.2</text:p>
      <text:p text:style-name="Standard"><text:s text:c="3"/>7.131 | 3 <text:s/>| <text:s text:c="3"/>1.038 <text:s text:c="3"/>0.119 <text:s text:c="3"/>0.264 | <text:s text:c="4"/>5.2 <text:s text:c="2"/>-74.4 <text:s/>-172.1</text:p>
      <text:p text:style-name="Standard"><text:soft-page-break/><text:s text:c="3"/>7.131 | 4 <text:s/>| <text:s text:c="3"/>1.078 <text:s text:c="3"/>0.420 <text:s text:c="2"/>-0.216 | <text:s text:c="2"/>143.3 <text:s text:c="2"/>-80.6 <text:s text:c="3"/>-4.7</text:p>
      <text:p text:style-name="Standard"><text:s text:c="3"/>7.131 | 5 <text:s/>| <text:s text:c="3"/>1.028 <text:s text:c="2"/>-0.082 <text:s text:c="2"/>-0.066 | <text:s/>-139.4 <text:s text:c="2"/>-80.3 <text:s text:c="2"/>-28.9</text:p>
      <text:p text:style-name="Standard"><text:s text:c="3"/>7.165 | 0 <text:s/>| <text:s text:c="8"/>Comm Error <text:s text:c="8"/>| <text:s text:c="11"/>- <text:s text:c="10"/></text:p>
      <text:p text:style-name="Standard"><text:s text:c="3"/>7.165 | 1 <text:s/>| <text:s text:c="3"/>0.146 <text:s text:c="3"/>0.380 <text:s text:c="2"/>-1.083 | <text:s text:c="2"/>160.0 <text:s text:c="2"/>-13.0 <text:s text:c="2"/>-65.2</text:p>
      <text:p text:style-name="Standard"><text:s text:c="3"/>7.165 | 2 <text:s/>| <text:s text:c="3"/>1.101 <text:s text:c="3"/>0.370 <text:s text:c="3"/>0.355 | <text:s text:c="3"/>45.7 <text:s text:c="2"/>-67.3 <text:s text:c="3"/>84.2</text:p>
      <text:p text:style-name="Standard"><text:s text:c="3"/>7.165 | 3 <text:s/>| <text:s text:c="3"/>1.094 <text:s text:c="3"/>0.090 <text:s text:c="3"/>0.288 | <text:s text:c="4"/>7.0 <text:s text:c="2"/>-74.3 <text:s/>-173.9</text:p>
      <text:p text:style-name="Standard"><text:s text:c="3"/>7.165 | 4 <text:s/>| <text:s text:c="3"/>1.029 <text:s text:c="3"/>0.393 <text:s text:c="2"/>-0.220 | <text:s text:c="2"/>136.8 <text:s text:c="2"/>-77.7 <text:s text:c="3"/>-1.1</text:p>
      <text:p text:style-name="Standard"><text:s text:c="3"/>7.165 | 5 <text:s/>| <text:s text:c="3"/>1.018 <text:s text:c="2"/>-0.093 <text:s text:c="2"/>-0.131 | <text:s/>-139.1 <text:s text:c="2"/>-80.3 <text:s text:c="2"/>-29.4</text:p>
      <text:p text:style-name="Standard"><text:s text:c="3"/>7.199 | 0 <text:s/>| <text:s text:c="8"/>Comm Error <text:s text:c="8"/>| <text:s text:c="11"/>- <text:s text:c="10"/></text:p>
      <text:p text:style-name="Standard"><text:s text:c="3"/>7.199 | 1 <text:s/>| <text:s text:c="3"/>0.076 <text:s text:c="3"/>0.456 <text:s text:c="2"/>-1.010 | <text:s text:c="2"/>158.0 <text:s text:c="2"/>-11.6 <text:s text:c="2"/>-66.8</text:p>
      <text:p text:style-name="Standard"><text:s text:c="3"/>7.199 | 2 <text:s/>| <text:s text:c="3"/>1.119 <text:s text:c="3"/>0.313 <text:s text:c="3"/>0.325 | <text:s text:c="3"/>43.8 <text:s text:c="2"/>-68.2 <text:s text:c="3"/>85.2</text:p>
      <text:p text:style-name="Standard"><text:s text:c="3"/>7.199 | 3 <text:s/>| <text:s text:c="3"/>0.998 <text:s text:c="2"/>-0.021 <text:s text:c="3"/>0.298 | <text:s text:c="4"/>5.6 <text:s text:c="2"/>-74.1 <text:s/>-172.1</text:p>
      <text:p text:style-name="Standard"><text:s text:c="3"/>7.199 | 4 <text:s/>| <text:s text:c="3"/>0.986 <text:s text:c="3"/>0.243 <text:s text:c="2"/>-0.175 | <text:s text:c="2"/>130.9 <text:s text:c="2"/>-75.0 <text:s text:c="4"/>1.4</text:p>
      <text:p text:style-name="Standard"><text:s text:c="3"/>7.199 | 5 <text:s/>| <text:s text:c="3"/>1.013 <text:s text:c="2"/>-0.068 <text:s text:c="2"/>-0.106 | <text:s/>-139.0 <text:s text:c="2"/>-80.1 <text:s text:c="2"/>-29.8</text:p>
      <text:p text:style-name="Standard"><text:s text:c="3"/>7.232 | 0 <text:s/>| <text:s text:c="8"/>Comm Error <text:s text:c="8"/>| <text:s text:c="11"/>- <text:s text:c="10"/></text:p>
      <text:p text:style-name="Standard"><text:s text:c="3"/>7.232 | 1 <text:s/>| <text:s text:c="3"/>0.148 <text:s text:c="3"/>0.474 <text:s text:c="2"/>-0.984 | <text:s text:c="2"/>156.1 <text:s text:c="2"/>-10.7 <text:s text:c="2"/>-68.2</text:p>
      <text:p text:style-name="Standard"><text:s text:c="3"/>7.232 | 2 <text:s/>| <text:s text:c="3"/>1.066 <text:s text:c="3"/>0.295 <text:s text:c="3"/>0.260 | <text:s text:c="3"/>42.2 <text:s text:c="2"/>-69.2 <text:s text:c="3"/>86.1</text:p>
      <text:p text:style-name="Standard"><text:s text:c="3"/>7.232 | 3 <text:s/>| <text:s text:c="3"/>0.957 <text:s text:c="3"/>0.010 <text:s text:c="3"/>0.299 | <text:s text:c="4"/>4.1 <text:s text:c="2"/>-73.8 <text:s/>-170.4</text:p>
      <text:p text:style-name="Standard"><text:s text:c="3"/>7.232 | 4 <text:s/>| <text:s text:c="3"/>0.982 <text:s text:c="3"/>0.177 <text:s text:c="2"/>-0.140 | <text:s text:c="2"/>127.3 <text:s text:c="2"/>-74.0 <text:s text:c="4"/>4.3</text:p>
      <text:p text:style-name="Standard"><text:s text:c="3"/>7.232 | 5 <text:s/>| <text:s text:c="3"/>1.012 <text:s text:c="2"/>-0.073 <text:s text:c="2"/>-0.101 | <text:s/>-139.3 <text:s text:c="2"/>-80.1 <text:s text:c="2"/>-29.6</text:p>
      <text:p text:style-name="Standard"><text:s text:c="3"/>7.267 | 0 <text:s/>| <text:s text:c="8"/>Comm Error <text:s text:c="8"/>| <text:s text:c="11"/>- <text:s text:c="10"/></text:p>
      <text:p text:style-name="Standard"><text:s text:c="3"/>7.267 | 1 <text:s/>| <text:s text:c="3"/>0.226 <text:s text:c="3"/>0.449 <text:s text:c="2"/>-0.966 | <text:s text:c="2"/>153.8 <text:s text:c="2"/>-11.0 <text:s text:c="2"/>-70.3</text:p>
      <text:p text:style-name="Standard"><text:s text:c="3"/>7.267 | 2 <text:s/>| <text:s text:c="3"/>1.056 <text:s text:c="3"/>0.276 <text:s text:c="3"/>0.233 | <text:s text:c="3"/>40.0 <text:s text:c="2"/>-70.8 <text:s text:c="3"/>87.4</text:p>
      <text:p text:style-name="Standard"><text:s text:c="3"/>7.267 | 3 <text:s/>| <text:s text:c="3"/>0.967 <text:s text:c="3"/>0.059 <text:s text:c="3"/>0.296 | <text:s text:c="4"/>4.6 <text:s text:c="2"/>-73.7 <text:s/>-170.5</text:p>
      <text:p text:style-name="Standard"><text:s text:c="3"/>7.267 | 4 <text:s/>| <text:s text:c="3"/>0.981 <text:s text:c="3"/>0.134 <text:s text:c="2"/>-0.127 | <text:s text:c="2"/>122.6 <text:s text:c="2"/>-73.5 <text:s text:c="3"/>10.4</text:p>
      <text:p text:style-name="Standard"><text:s text:c="3"/>7.267 | 5 <text:s/>| <text:s text:c="3"/>1.014 <text:s text:c="2"/>-0.106 <text:s text:c="2"/>-0.125 | <text:s/>-138.6 <text:s text:c="2"/>-79.8 <text:s text:c="2"/>-30.7</text:p>
      <text:p text:style-name="Standard"><text:s text:c="3"/>7.301 | 0 <text:s/>| <text:s text:c="8"/>Comm Error <text:s text:c="8"/>| <text:s text:c="11"/>- <text:s text:c="10"/></text:p>
      <text:p text:style-name="Standard"><text:s text:c="3"/>7.301 | 1 <text:s/>| <text:s text:c="3"/>0.245 <text:s text:c="3"/>0.458 <text:s text:c="2"/>-0.950 | <text:s text:c="2"/>151.8 <text:s text:c="2"/>-11.7 <text:s text:c="2"/>-71.6</text:p>
      <text:p text:style-name="Standard"><text:s text:c="3"/>7.301 | 2 <text:s/>| <text:s text:c="3"/>1.089 <text:s text:c="3"/>0.257 <text:s text:c="3"/>0.237 | <text:s text:c="3"/>35.0 <text:s text:c="2"/>-73.3 <text:s text:c="3"/>91.4</text:p>
      <text:p text:style-name="Standard"><text:s text:c="3"/>7.301 | 3 <text:s/>| <text:s text:c="3"/>0.946 <text:s text:c="3"/>0.119 <text:s text:c="3"/>0.278 | <text:s text:c="4"/>6.4 <text:s text:c="2"/>-73.4 <text:s/>-171.8</text:p>
      <text:p text:style-name="Standard"><text:s text:c="3"/>7.301 | 4 <text:s/>| <text:s text:c="3"/>1.013 <text:s text:c="2"/>-0.013 <text:s text:c="2"/>-0.126 | <text:s text:c="2"/>120.5 <text:s text:c="2"/>-74.0 <text:s text:c="3"/>14.6</text:p>
      <text:p text:style-name="Standard"><text:s text:c="3"/>7.301 | 5 <text:s/>| <text:s text:c="3"/>1.034 <text:s text:c="2"/>-0.124 <text:s text:c="2"/>-0.097 | <text:s/>-136.3 <text:s text:c="2"/>-79.4 <text:s text:c="2"/>-33.1</text:p>
      <text:p text:style-name="Standard"><text:s text:c="3"/>7.335 | 0 <text:s/>| <text:s text:c="8"/>Comm Error <text:s text:c="8"/>| <text:s text:c="11"/>- <text:s text:c="10"/></text:p>
      <text:p text:style-name="Standard"><text:s text:c="3"/>7.335 | 1 <text:s/>| <text:s text:c="3"/>0.277 <text:s text:c="3"/>0.519 <text:s text:c="2"/>-0.955 | <text:s text:c="2"/>149.3 <text:s text:c="2"/>-12.6 <text:s text:c="2"/>-73.2</text:p>
      <text:p text:style-name="Standard"><text:s text:c="3"/>7.335 | 2 <text:s/>| <text:s text:c="3"/>1.010 <text:s text:c="3"/>0.237 <text:s text:c="3"/>0.219 | <text:s text:c="3"/>30.1 <text:s text:c="2"/>-74.8 <text:s text:c="3"/>95.5</text:p>
      <text:p text:style-name="Standard"><text:s text:c="3"/>7.335 | 3 <text:s/>| <text:s text:c="3"/>0.978 <text:s text:c="3"/>0.099 <text:s text:c="3"/>0.202 | <text:s text:c="4"/>8.8 <text:s text:c="2"/>-73.9 <text:s/>-173.6</text:p>
      <text:p text:style-name="Standard"><text:s text:c="3"/>7.335 | 4 <text:s/>| <text:s text:c="3"/>1.026 <text:s text:c="2"/>-0.024 <text:s text:c="2"/>-0.089 | <text:s text:c="2"/>118.0 <text:s text:c="2"/>-75.1 <text:s text:c="3"/>20.8</text:p>
      <text:p text:style-name="Standard"><text:s text:c="3"/>7.335 | 5 <text:s/>| <text:s text:c="3"/>1.012 <text:s text:c="2"/>-0.120 <text:s text:c="2"/>-0.134 | <text:s/>-135.5 <text:s text:c="2"/>-78.9 <text:s text:c="2"/>-34.1</text:p>
      <text:p text:style-name="Standard"><text:s text:c="3"/>7.370 | 0 <text:s/>| <text:s text:c="8"/>Comm Error <text:s text:c="8"/>| <text:s text:c="11"/>- <text:s text:c="10"/></text:p>
      <text:p text:style-name="Standard"><text:s text:c="3"/>7.370 | 1 <text:s/>| <text:s text:c="3"/>0.254 <text:s text:c="3"/>0.551 <text:s text:c="2"/>-0.928 | <text:s text:c="2"/>145.4 <text:s text:c="2"/>-13.8 <text:s text:c="2"/>-73.9</text:p>
      <text:p text:style-name="Standard"><text:s text:c="3"/>7.370 | 2 <text:s/>| <text:s text:c="3"/>0.990 <text:s text:c="3"/>0.183 <text:s text:c="3"/>0.227 | <text:s text:c="3"/>21.2 <text:s text:c="2"/>-76.8 <text:s text:c="2"/>103.2</text:p>
      <text:p text:style-name="Standard"><text:s text:c="3"/>7.370 | 3 <text:s/>| <text:s text:c="3"/>0.999 <text:s text:c="3"/>0.109 <text:s text:c="3"/>0.268 | <text:s text:c="4"/>9.9 <text:s text:c="2"/>-74.2 <text:s/>-174.4</text:p>
      <text:p text:style-name="Standard"><text:s text:c="3"/>7.370 | 4 <text:s/>| <text:s text:c="3"/>1.006 <text:s text:c="2"/>-0.102 <text:s text:c="2"/>-0.062 | <text:s text:c="2"/>116.6 <text:s text:c="2"/>-76.4 <text:s text:c="3"/>24.6</text:p>
      <text:p text:style-name="Standard"><text:s text:c="3"/>7.370 | 5 <text:s/>| <text:s text:c="3"/>1.019 <text:s text:c="2"/>-0.069 <text:s text:c="2"/>-0.157 | <text:s/>-136.2 <text:s text:c="2"/>-78.4 <text:s text:c="2"/>-33.4</text:p>
      <text:p text:style-name="Standard"><text:s text:c="3"/>7.404 | 0 <text:s/>| <text:s text:c="8"/>Comm Error <text:s text:c="8"/>| <text:s text:c="11"/>- <text:s text:c="10"/></text:p>
      <text:p text:style-name="Standard"><text:s text:c="3"/>7.404 | 1 <text:s/>| <text:s text:c="3"/>0.263 <text:s text:c="3"/>0.533 <text:s text:c="2"/>-0.861 | <text:s text:c="2"/>142.3 <text:s text:c="2"/>-14.6 <text:s text:c="2"/>-74.7</text:p>
      <text:p text:style-name="Standard"><text:s text:c="3"/>7.404 | 2 <text:s/>| <text:s text:c="3"/>0.987 <text:s text:c="3"/>0.154 <text:s text:c="3"/>0.253 | <text:s text:c="3"/>11.4 <text:s text:c="2"/>-77.8 <text:s text:c="2"/>112.2</text:p>
      <text:p text:style-name="Standard"><text:s text:c="3"/>7.404 | 3 <text:s/>| <text:s text:c="3"/>0.957 <text:s text:c="3"/>0.142 <text:s text:c="3"/>0.292 | <text:s text:c="3"/>11.8 <text:s text:c="2"/>-74.0 <text:s/>-176.6</text:p>
      <text:p text:style-name="Standard"><text:s text:c="3"/>7.404 | 4 <text:s/>| <text:s text:c="3"/>0.961 <text:s text:c="2"/>-0.120 <text:s text:c="2"/>-0.066 | <text:s text:c="2"/>117.4 <text:s text:c="2"/>-77.8 <text:s text:c="3"/>25.8</text:p>
      <text:p text:style-name="Standard"><text:soft-page-break/><text:s text:c="3"/>7.404 | 5 <text:s/>| <text:s text:c="3"/>1.007 <text:s text:c="2"/>-0.115 <text:s text:c="2"/>-0.122 | <text:s/>-136.3 <text:s text:c="2"/>-78.1 <text:s text:c="2"/>-33.5</text:p>
      <text:p text:style-name="Standard"><text:s text:c="3"/>7.439 | 0 <text:s/>| <text:s text:c="8"/>Comm Error <text:s text:c="8"/>| <text:s text:c="11"/>- <text:s text:c="10"/></text:p>
      <text:p text:style-name="Standard"><text:s text:c="3"/>7.439 | 1 <text:s/>| <text:s text:c="3"/>0.352 <text:s text:c="3"/>0.469 <text:s text:c="2"/>-0.785 | <text:s text:c="2"/>138.4 <text:s text:c="2"/>-17.0 <text:s text:c="2"/>-75.6</text:p>
      <text:p text:style-name="Standard"><text:s text:c="3"/>7.439 | 2 <text:s/>| <text:s text:c="3"/>0.962 <text:s text:c="3"/>0.131 <text:s text:c="3"/>0.258 | <text:s text:c="3"/>-5.1 <text:s text:c="2"/>-78.3 <text:s text:c="2"/>127.6</text:p>
      <text:p text:style-name="Standard"><text:s text:c="3"/>7.439 | 3 <text:s/>| <text:s text:c="3"/>0.957 <text:s text:c="3"/>0.176 <text:s text:c="3"/>0.237 | <text:s text:c="3"/>15.6 <text:s text:c="2"/>-73.7 <text:s/>-179.4</text:p>
      <text:p text:style-name="Standard"><text:s text:c="3"/>7.439 | 4 <text:s/>| <text:s text:c="3"/>0.967 <text:s text:c="2"/>-0.081 <text:s text:c="2"/>-0.158 | <text:s text:c="2"/>123.5 <text:s text:c="2"/>-79.5 <text:s text:c="3"/>22.6</text:p>
      <text:p text:style-name="Standard"><text:s text:c="3"/>7.439 | 5 <text:s/>| <text:s text:c="3"/>1.030 <text:s text:c="2"/>-0.097 <text:s text:c="2"/>-0.125 | <text:s/>-134.9 <text:s text:c="2"/>-77.6 <text:s text:c="2"/>-34.2</text:p>
      <text:p text:style-name="Standard"><text:s text:c="3"/>7.473 | 0 <text:s/>| <text:s text:c="8"/>Comm Error <text:s text:c="8"/>| <text:s text:c="11"/>- <text:s text:c="10"/></text:p>
      <text:p text:style-name="Standard"><text:s text:c="3"/>7.473 | 1 <text:s/>| <text:s text:c="3"/>0.237 <text:s text:c="3"/>0.553 <text:s text:c="2"/>-0.734 | <text:s text:c="2"/>135.5 <text:s text:c="2"/>-19.1 <text:s text:c="2"/>-75.6</text:p>
      <text:p text:style-name="Standard"><text:s text:c="3"/>7.473 | 2 <text:s/>| <text:s text:c="3"/>0.994 <text:s text:c="3"/>0.092 <text:s text:c="3"/>0.293 | <text:s text:c="2"/>-18.3 <text:s text:c="2"/>-77.8 <text:s text:c="2"/>139.9</text:p>
      <text:p text:style-name="Standard"><text:s text:c="3"/>7.473 | 3 <text:s/>| <text:s text:c="3"/>0.992 <text:s text:c="3"/>0.126 <text:s text:c="3"/>0.222 | <text:s text:c="3"/>18.2 <text:s text:c="2"/>-73.8 <text:s text:c="2"/>178.5</text:p>
      <text:p text:style-name="Standard"><text:s text:c="3"/>7.473 | 4 <text:s/>| <text:s text:c="3"/>0.983 <text:s text:c="2"/>-0.272 <text:s text:c="2"/>-0.145 | <text:s text:c="2"/>135.3 <text:s text:c="2"/>-81.5 <text:s text:c="3"/>12.5</text:p>
      <text:p text:style-name="Standard"><text:s text:c="3"/>7.473 | 5 <text:s/>| <text:s text:c="3"/>1.019 <text:s text:c="2"/>-0.144 <text:s text:c="2"/>-0.185 | <text:s/>-134.9 <text:s text:c="2"/>-76.9 <text:s text:c="2"/>-34.3</text:p>
      <text:p text:style-name="Standard"><text:s text:c="3"/>7.507 | 0 <text:s/>| <text:s text:c="8"/>Comm Error <text:s text:c="8"/>| <text:s text:c="11"/>- <text:s text:c="10"/></text:p>
      <text:p text:style-name="Standard"><text:s text:c="3"/>7.507 | 1 <text:s/>| <text:s text:c="3"/>0.088 <text:s text:c="3"/>0.653 <text:s text:c="2"/>-0.688 | <text:s text:c="2"/>131.1 <text:s text:c="2"/>-19.4 <text:s text:c="2"/>-75.8</text:p>
      <text:p text:style-name="Standard"><text:s text:c="3"/>7.507 | 2 <text:s/>| <text:s text:c="3"/>0.917 <text:s text:c="3"/>0.011 <text:s text:c="3"/>0.263 | <text:s text:c="2"/>-30.4 <text:s text:c="2"/>-76.5 <text:s text:c="2"/>150.6</text:p>
      <text:p text:style-name="Standard"><text:s text:c="3"/>7.507 | 3 <text:s/>| <text:s text:c="3"/>1.010 <text:s text:c="3"/>0.103 <text:s text:c="3"/>0.286 | <text:s text:c="3"/>19.7 <text:s text:c="2"/>-73.5 <text:s text:c="2"/>177.9</text:p>
      <text:p text:style-name="Standard"><text:s text:c="3"/>7.507 | 4 <text:s/>| <text:s text:c="3"/>0.911 <text:s text:c="3"/>0.107 <text:s text:c="2"/>-0.319 | <text:s text:c="2"/>153.1 <text:s text:c="2"/>-81.0 <text:s text:c="3"/>-1.6</text:p>
      <text:p text:style-name="Standard"><text:s text:c="3"/>7.507 | 5 <text:s/>| <text:s text:c="3"/>1.016 <text:s text:c="2"/>-0.123 <text:s text:c="2"/>-0.197 | <text:s/>-134.4 <text:s text:c="2"/>-75.8 <text:s text:c="2"/>-34.2</text:p>
      <text:p text:style-name="Standard"><text:s text:c="3"/>7.541 | 0 <text:s/>| <text:s text:c="8"/>Comm Error <text:s text:c="8"/>| <text:s text:c="11"/>- <text:s text:c="10"/></text:p>
      <text:p text:style-name="Standard"><text:s text:c="3"/>7.541 | 1 <text:s/>| <text:s text:c="3"/>0.265 <text:s text:c="3"/>0.686 <text:s text:c="2"/>-0.586 | <text:s text:c="2"/>128.1 <text:s text:c="2"/>-20.0 <text:s text:c="2"/>-76.9</text:p>
      <text:p text:style-name="Standard"><text:s text:c="3"/>7.541 | 2 <text:s/>| <text:s text:c="3"/>0.946 <text:s text:c="3"/>0.009 <text:s text:c="3"/>0.235 | <text:s text:c="2"/>-44.4 <text:s text:c="2"/>-74.7 <text:s text:c="2"/>162.3</text:p>
      <text:p text:style-name="Standard"><text:s text:c="3"/>7.541 | 3 <text:s/>| <text:s text:c="3"/>0.979 <text:s text:c="3"/>0.104 <text:s text:c="3"/>0.320 | <text:s text:c="3"/>19.9 <text:s text:c="2"/>-73.1 <text:s text:c="2"/>178.4</text:p>
      <text:p text:style-name="Standard"><text:s text:c="3"/>7.541 | 4 <text:s/>| <text:s text:c="3"/>0.905 <text:s text:c="2"/>-0.009 <text:s text:c="2"/>-0.263 | <text:s text:c="2"/>164.5 <text:s text:c="2"/>-80.7 <text:s text:c="2"/>-11.7</text:p>
      <text:p text:style-name="Standard"><text:s text:c="3"/>7.541 | 5 <text:s/>| <text:s text:c="3"/>1.006 <text:s text:c="2"/>-0.173 <text:s text:c="2"/>-0.177 | <text:s/>-132.9 <text:s text:c="2"/>-74.9 <text:s text:c="2"/>-35.2</text:p>
      <text:p text:style-name="Standard"><text:s text:c="3"/>7.575 | 0 <text:s/>| <text:s text:c="8"/>Comm Error <text:s text:c="8"/>| <text:s text:c="11"/>- <text:s text:c="10"/></text:p>
      <text:p text:style-name="Standard"><text:s text:c="3"/>7.575 | 1 <text:s/>| <text:s text:c="3"/>0.351 <text:s text:c="3"/>0.692 <text:s text:c="2"/>-0.485 | <text:s text:c="2"/>125.0 <text:s text:c="2"/>-22.8 <text:s text:c="2"/>-77.9</text:p>
      <text:p text:style-name="Standard"><text:s text:c="3"/>7.575 | 2 <text:s/>| <text:s text:c="3"/>0.863 <text:s text:c="2"/>-0.114 <text:s text:c="3"/>0.132 | <text:s text:c="2"/>-55.2 <text:s text:c="2"/>-73.1 <text:s text:c="2"/>170.9</text:p>
      <text:p text:style-name="Standard"><text:s text:c="3"/>7.575 | 3 <text:s/>| <text:s text:c="3"/>0.952 <text:s text:c="3"/>0.131 <text:s text:c="3"/>0.289 | <text:s text:c="3"/>20.9 <text:s text:c="2"/>-72.4 <text:s text:c="2"/>178.1</text:p>
      <text:p text:style-name="Standard"><text:s text:c="3"/>7.575 | 4 <text:s/>| <text:s text:c="3"/>0.957 <text:s text:c="3"/>0.070 <text:s text:c="2"/>-0.310 | <text:s text:c="2"/>171.1 <text:s text:c="2"/>-80.1 <text:s text:c="2"/>-17.6</text:p>
      <text:p text:style-name="Standard"><text:s text:c="3"/>7.575 | 5 <text:s/>| <text:s text:c="3"/>0.997 <text:s text:c="2"/>-0.187 <text:s text:c="2"/>-0.187 | <text:s/>-130.9 <text:s text:c="2"/>-73.6 <text:s text:c="2"/>-36.7</text:p>
      <text:p text:style-name="Standard"><text:s text:c="3"/>7.610 | 0 <text:s/>| <text:s text:c="8"/>Comm Error <text:s text:c="8"/>| <text:s text:c="11"/>- <text:s text:c="10"/></text:p>
      <text:p text:style-name="Standard"><text:s text:c="3"/>7.610 | 1 <text:s/>| <text:s text:c="3"/>0.393 <text:s text:c="3"/>0.640 <text:s text:c="2"/>-0.360 | <text:s text:c="2"/>120.9 <text:s text:c="2"/>-25.4 <text:s text:c="2"/>-78.5</text:p>
      <text:p text:style-name="Standard"><text:s text:c="3"/>7.610 | 2 <text:s/>| <text:s text:c="3"/>0.814 <text:s text:c="2"/>-0.252 <text:s text:c="3"/>0.023 | <text:s text:c="2"/>-68.6 <text:s text:c="2"/>-69.7 <text:s/>-174.6</text:p>
      <text:p text:style-name="Standard"><text:s text:c="3"/>7.610 | 3 <text:s/>| <text:s text:c="3"/>0.958 <text:s text:c="3"/>0.129 <text:s text:c="3"/>0.173 | <text:s text:c="3"/>22.7 <text:s text:c="2"/>-72.5 <text:s text:c="2"/>176.6</text:p>
      <text:p text:style-name="Standard"><text:s text:c="3"/>7.610 | 4 <text:s/>| <text:s text:c="3"/>0.989 <text:s text:c="3"/>0.046 <text:s text:c="2"/>-0.273 | <text:s text:c="2"/>176.2 <text:s text:c="2"/>-79.8 <text:s text:c="2"/>-22.5</text:p>
      <text:p text:style-name="Standard"><text:s text:c="3"/>7.610 | 5 <text:s/>| <text:s text:c="3"/>0.997 <text:s text:c="2"/>-0.179 <text:s text:c="2"/>-0.163 | <text:s/>-129.6 <text:s text:c="2"/>-72.8 <text:s text:c="2"/>-37.7</text:p>
      <text:p text:style-name="Standard"><text:s text:c="3"/>7.644 | 0 <text:s/>| <text:s text:c="8"/>Comm Error <text:s text:c="8"/>| <text:s text:c="11"/>- <text:s text:c="10"/></text:p>
      <text:p text:style-name="Standard"><text:s text:c="3"/>7.644 | 1 <text:s/>| <text:s text:c="3"/>0.494 <text:s text:c="3"/>0.610 <text:s text:c="2"/>-0.291 | <text:s text:c="2"/>118.0 <text:s text:c="2"/>-28.8 <text:s text:c="2"/>-79.1</text:p>
      <text:p text:style-name="Standard"><text:s text:c="3"/>7.644 | 2 <text:s/>| <text:s text:c="3"/>0.805 <text:s text:c="2"/>-0.322 <text:s text:c="2"/>-0.093 | <text:s text:c="2"/>-84.2 <text:s text:c="2"/>-66.8 <text:s/>-166.2</text:p>
      <text:p text:style-name="Standard"><text:s text:c="3"/>7.644 | 3 <text:s/>| <text:s text:c="3"/>0.963 <text:s text:c="3"/>0.083 <text:s text:c="3"/>0.120 | <text:s text:c="3"/>24.7 <text:s text:c="2"/>-73.6 <text:s text:c="2"/>174.9</text:p>
      <text:p text:style-name="Standard"><text:s text:c="3"/>7.644 | 4 <text:s/>| <text:s text:c="3"/>1.104 <text:s text:c="3"/>0.054 <text:s text:c="2"/>-0.099 | <text:s/>-179.8 <text:s text:c="2"/>-81.2 <text:s text:c="2"/>-28.2</text:p>
      <text:p text:style-name="Standard"><text:s text:c="3"/>7.644 | 5 <text:s/>| <text:s text:c="3"/>1.028 <text:s text:c="2"/>-0.143 <text:s text:c="2"/>-0.066 | <text:s/>-127.7 <text:s text:c="2"/>-72.7 <text:s text:c="2"/>-39.9</text:p>
      <text:p text:style-name="Standard"><text:s text:c="3"/>7.679 | 0 <text:s/>| <text:s text:c="8"/>Comm Error <text:s text:c="8"/>| <text:s text:c="11"/>- <text:s text:c="10"/></text:p>
      <text:p text:style-name="Standard"><text:s text:c="3"/>7.679 | 1 <text:s/>| <text:s text:c="3"/>0.529 <text:s text:c="3"/>0.565 <text:s text:c="2"/>-0.207 | <text:s text:c="2"/>114.1 <text:s text:c="2"/>-33.9 <text:s text:c="2"/>-79.5</text:p>
      <text:p text:style-name="Standard"><text:s text:c="3"/>7.679 | 2 <text:s/>| <text:s text:c="3"/>0.685 <text:s text:c="2"/>-0.398 <text:s text:c="2"/>-0.158 | <text:s text:c="2"/>-93.1 <text:s text:c="2"/>-63.2 <text:s/>-160.4</text:p>
      <text:p text:style-name="Standard"><text:s text:c="3"/>7.679 | 3 <text:s/>| <text:s text:c="3"/>1.111 <text:s text:c="2"/>-0.000 <text:s text:c="3"/>0.201 | <text:s text:c="3"/>24.0 <text:s text:c="2"/>-74.5 <text:s text:c="2"/>175.6</text:p>
      <text:p text:style-name="Standard"><text:s text:c="3"/>7.679 | 4 <text:s/>| <text:s text:c="3"/>1.205 <text:s text:c="3"/>0.155 <text:s text:c="3"/>0.047 | <text:s/>-176.9 <text:s text:c="2"/>-83.0 <text:s text:c="2"/>-29.9</text:p>
      <text:p text:style-name="Standard"><text:s text:c="3"/>7.679 | 5 <text:s/>| <text:s text:c="3"/>1.118 <text:s text:c="2"/>-0.287 <text:s text:c="2"/>-0.081 | <text:s/>-124.5 <text:s text:c="2"/>-72.3 <text:s text:c="2"/>-41.8</text:p>
      <text:p text:style-name="Standard"><text:soft-page-break/><text:s text:c="3"/>7.713 | 0 <text:s/>| <text:s text:c="8"/>Comm Error <text:s text:c="8"/>| <text:s text:c="11"/>- <text:s text:c="10"/></text:p>
      <text:p text:style-name="Standard"><text:s text:c="3"/>7.713 | 1 <text:s/>| <text:s text:c="3"/>0.620 <text:s text:c="3"/>0.453 <text:s text:c="2"/>-0.154 | <text:s text:c="2"/>111.8 <text:s text:c="2"/>-38.5 <text:s text:c="2"/>-80.1</text:p>
      <text:p text:style-name="Standard"><text:s text:c="3"/>7.713 | 2 <text:s/>| <text:s text:c="3"/>0.647 <text:s text:c="2"/>-0.499 <text:s text:c="2"/>-0.225 | <text:s/>-100.8 <text:s text:c="2"/>-58.9 <text:s/>-156.0</text:p>
      <text:p text:style-name="Standard"><text:s text:c="3"/>7.713 | 3 <text:s/>| <text:s text:c="3"/>1.181 <text:s text:c="2"/>-0.130 <text:s text:c="3"/>0.246 | <text:s text:c="3"/>19.9 <text:s text:c="2"/>-75.3 <text:s text:c="2"/>179.7</text:p>
      <text:p text:style-name="Standard"><text:s text:c="3"/>7.713 | 4 <text:s/>| <text:s text:c="3"/>1.023 <text:s text:c="2"/>-0.029 <text:s text:c="3"/>0.092 | <text:s/>-166.8 <text:s text:c="2"/>-84.4 <text:s text:c="2"/>-38.9</text:p>
      <text:p text:style-name="Standard"><text:s text:c="3"/>7.713 | 5 <text:s/>| <text:s text:c="3"/>1.035 <text:s text:c="2"/>-0.406 <text:s text:c="2"/>-0.232 | <text:s/>-123.6 <text:s text:c="2"/>-70.8 <text:s text:c="2"/>-41.7</text:p>
      <text:p text:style-name="Standard"><text:s text:c="3"/>7.747 | 0 <text:s/>| <text:s text:c="8"/>Comm Error <text:s text:c="8"/>| <text:s text:c="11"/>- <text:s text:c="10"/></text:p>
      <text:p text:style-name="Standard"><text:s text:c="3"/>7.747 | 1 <text:s/>| <text:s text:c="3"/>0.738 <text:s text:c="3"/>0.379 <text:s text:c="2"/>-0.089 | <text:s text:c="2"/>109.0 <text:s text:c="2"/>-46.3 <text:s text:c="2"/>-80.0</text:p>
      <text:p text:style-name="Standard"><text:s text:c="3"/>7.747 | 2 <text:s/>| <text:s text:c="3"/>0.546 <text:s text:c="2"/>-0.619 <text:s text:c="2"/>-0.337 | <text:s/>-107.4 <text:s text:c="2"/>-54.0 <text:s/>-152.8</text:p>
      <text:p text:style-name="Standard"><text:s text:c="3"/>7.747 | 3 <text:s/>| <text:s text:c="3"/>0.977 <text:s text:c="2"/>-0.188 <text:s text:c="3"/>0.189 | <text:s text:c="4"/>9.8 <text:s text:c="2"/>-76.3 <text:s/>-170.2</text:p>
      <text:p text:style-name="Standard"><text:s text:c="3"/>7.747 | 4 <text:s/>| <text:s text:c="3"/>0.982 <text:s text:c="3"/>0.019 <text:s text:c="3"/>0.027 | <text:s/>-115.9 <text:s text:c="2"/>-84.8 <text:s text:c="2"/>-83.4</text:p>
      <text:p text:style-name="Standard"><text:s text:c="3"/>7.747 | 5 <text:s/>| <text:s text:c="3"/>0.921 <text:s text:c="2"/>-0.335 <text:s text:c="2"/>-0.310 | <text:s/>-125.0 <text:s text:c="2"/>-68.1 <text:s text:c="2"/>-37.4</text:p>
      <text:p text:style-name="Standard"><text:s text:c="3"/>7.782 | 0 <text:s/>| <text:s text:c="8"/>Comm Error <text:s text:c="8"/>| <text:s text:c="11"/>- <text:s text:c="10"/></text:p>
      <text:p text:style-name="Standard"><text:s text:c="3"/>7.782 | 1 <text:s/>| <text:s text:c="3"/>0.793 <text:s text:c="3"/>0.350 <text:s text:c="2"/>-0.052 | <text:s text:c="2"/>106.9 <text:s text:c="2"/>-51.8 <text:s text:c="2"/>-79.4</text:p>
      <text:p text:style-name="Standard"><text:s text:c="3"/>7.782 | 2 <text:s/>| <text:s text:c="3"/>0.538 <text:s text:c="2"/>-0.600 <text:s text:c="2"/>-0.381 | <text:s/>-115.1 <text:s text:c="2"/>-48.7 <text:s/>-149.8</text:p>
      <text:p text:style-name="Standard"><text:s text:c="3"/>7.782 | 3 <text:s/>| <text:s text:c="3"/>0.907 <text:s text:c="2"/>-0.142 <text:s text:c="3"/>0.202 | <text:s text:c="4"/>2.2 <text:s text:c="2"/>-76.9 <text:s/>-162.9</text:p>
      <text:p text:style-name="Standard"><text:s text:c="3"/>7.782 | 4 <text:s/>| <text:s text:c="3"/>0.980 <text:s text:c="2"/>-0.064 <text:s text:c="3"/>0.039 | <text:s text:c="2"/>-89.1 <text:s text:c="2"/>-84.7 <text:s/>-112.0</text:p>
      <text:p text:style-name="Standard"><text:s text:c="3"/>7.782 | 5 <text:s/>| <text:s text:c="3"/>0.933 <text:s text:c="2"/>-0.184 <text:s text:c="2"/>-0.291 | <text:s/>-128.4 <text:s text:c="2"/>-67.5 <text:s text:c="2"/>-31.1</text:p>
      <text:p text:style-name="Standard"><text:s text:c="3"/>7.816 | 0 <text:s/>| <text:s text:c="8"/>Comm Error <text:s text:c="8"/>| <text:s text:c="11"/>- <text:s text:c="10"/></text:p>
      <text:p text:style-name="Standard"><text:s text:c="3"/>7.816 | 1 <text:s/>| <text:s text:c="3"/>0.883 <text:s text:c="3"/>0.368 <text:s text:c="2"/>-0.023 | <text:s text:c="2"/>104.8 <text:s text:c="2"/>-57.7 <text:s text:c="2"/>-78.2</text:p>
      <text:p text:style-name="Standard"><text:s text:c="3"/>7.816 | 2 <text:s/>| <text:s text:c="3"/>0.539 <text:s text:c="2"/>-0.545 <text:s text:c="2"/>-0.432 | <text:s/>-120.2 <text:s text:c="2"/>-46.0 <text:s/>-148.4</text:p>
      <text:p text:style-name="Standard"><text:s text:c="3"/>7.816 | 3 <text:s/>| <text:s text:c="3"/>0.932 <text:s text:c="2"/>-0.140 <text:s text:c="3"/>0.274 | <text:s text:c="3"/>-6.1 <text:s text:c="2"/>-76.7 <text:s/>-154.7</text:p>
      <text:p text:style-name="Standard"><text:s text:c="3"/>7.816 | 4 <text:s/>| <text:s text:c="3"/>0.988 <text:s text:c="2"/>-0.017 <text:s text:c="3"/>0.014 | <text:s text:c="2"/>-76.2 <text:s text:c="2"/>-84.3 <text:s/>-128.0</text:p>
      <text:p text:style-name="Standard"><text:s text:c="3"/>7.816 | 5 <text:s/>| <text:s text:c="3"/>0.927 <text:s text:c="2"/>-0.152 <text:s text:c="2"/>-0.291 | <text:s/>-134.6 <text:s text:c="2"/>-67.3 <text:s text:c="2"/>-21.6</text:p>
      <text:p text:style-name="Standard"><text:s text:c="3"/>7.849 | 0 <text:s/>| <text:s text:c="8"/>Comm Error <text:s text:c="8"/>| <text:s text:c="11"/>- <text:s text:c="10"/></text:p>
      <text:p text:style-name="Standard"><text:s text:c="3"/>7.849 | 1 <text:s/>| <text:s text:c="3"/>0.919 <text:s text:c="3"/>0.449 <text:s text:c="2"/>-0.024 | <text:s text:c="3"/>99.9 <text:s text:c="2"/>-60.9 <text:s text:c="2"/>-75.2</text:p>
      <text:p text:style-name="Standard"><text:s text:c="3"/>7.849 | 2 <text:s/>| <text:s text:c="3"/>0.538 <text:s text:c="2"/>-0.529 <text:s text:c="2"/>-0.480 | <text:s/>-125.1 <text:s text:c="2"/>-43.7 <text:s/>-147.2</text:p>
      <text:p text:style-name="Standard"><text:s text:c="3"/>7.849 | 3 <text:s/>| <text:s text:c="3"/>0.972 <text:s text:c="2"/>-0.140 <text:s text:c="3"/>0.289 | <text:s text:c="3"/>-9.4 <text:s text:c="2"/>-76.3 <text:s/>-151.4</text:p>
      <text:p text:style-name="Standard"><text:s text:c="3"/>7.849 | 4 <text:s/>| <text:s text:c="3"/>1.033 <text:s text:c="2"/>-0.037 <text:s text:c="3"/>0.028 | <text:s text:c="2"/>-70.2 <text:s text:c="2"/>-84.2 <text:s/>-135.0</text:p>
      <text:p text:style-name="Standard"><text:s text:c="3"/>7.849 | 5 <text:s/>| <text:s text:c="3"/>0.956 <text:s text:c="3"/>0.169 <text:s text:c="2"/>-0.427 | <text:s/>-147.3 <text:s text:c="2"/>-67.9 <text:s text:c="3"/>-9.3</text:p>
      <text:p text:style-name="Standard"><text:s text:c="3"/>7.884 | 0 <text:s/>| <text:s text:c="8"/>Comm Error <text:s text:c="8"/>| <text:s text:c="11"/>- <text:s text:c="10"/></text:p>
      <text:p text:style-name="Standard"><text:s text:c="3"/>7.884 | 1 <text:s/>| <text:s text:c="3"/>0.816 <text:s text:c="3"/>0.434 <text:s text:c="2"/>-0.031 | <text:s text:c="3"/>94.2 <text:s text:c="2"/>-63.3 <text:s text:c="2"/>-70.4</text:p>
      <text:p text:style-name="Standard"><text:s text:c="3"/>7.884 | 2 <text:s/>| <text:s text:c="3"/>0.569 <text:s text:c="2"/>-0.534 <text:s text:c="2"/>-0.512 | <text:s/>-130.9 <text:s text:c="2"/>-40.9 <text:s/>-146.0</text:p>
      <text:p text:style-name="Standard"><text:s text:c="3"/>7.884 | 3 <text:s/>| <text:s text:c="3"/>1.025 <text:s text:c="2"/>-0.136 <text:s text:c="3"/>0.274 | <text:s text:c="2"/>-13.8 <text:s text:c="2"/>-75.6 <text:s/>-145.9</text:p>
      <text:p text:style-name="Standard"><text:s text:c="3"/>7.884 | 4 <text:s/>| <text:s text:c="3"/>1.034 <text:s text:c="3"/>0.018 <text:s text:c="3"/>0.018 | <text:s text:c="2"/>-66.1 <text:s text:c="2"/>-84.1 <text:s/>-141.9</text:p>
      <text:p text:style-name="Standard"><text:s text:c="3"/>7.884 | 5 <text:s/>| <text:s text:c="3"/>0.903 <text:s text:c="2"/>-0.187 <text:s text:c="2"/>-0.463 | <text:s/>-156.0 <text:s text:c="2"/>-66.7 <text:s text:c="3"/>-2.2</text:p>
      <text:p text:style-name="Standard"><text:s text:c="3"/>7.918 | 0 <text:s/>| <text:s text:c="8"/>Comm Error <text:s text:c="8"/>| <text:s text:c="11"/>- <text:s text:c="10"/></text:p>
      <text:p text:style-name="Standard"><text:s text:c="3"/>7.918 | 1 <text:s/>| <text:s text:c="3"/>0.879 <text:s text:c="3"/>0.379 <text:s text:c="2"/>-0.005 | <text:s text:c="3"/>86.1 <text:s text:c="2"/>-66.4 <text:s text:c="2"/>-63.6</text:p>
      <text:p text:style-name="Standard"><text:s text:c="3"/>7.918 | 2 <text:s/>| <text:s text:c="3"/>0.581 <text:s text:c="2"/>-0.547 <text:s text:c="2"/>-0.587 | <text:s/>-134.4 <text:s text:c="2"/>-39.2 <text:s/>-145.9</text:p>
      <text:p text:style-name="Standard"><text:s text:c="3"/>7.918 | 3 <text:s/>| <text:s text:c="3"/>1.047 <text:s text:c="2"/>-0.129 <text:s text:c="3"/>0.245 | <text:s text:c="2"/>-18.6 <text:s text:c="2"/>-75.3 <text:s/>-142.7</text:p>
      <text:p text:style-name="Standard"><text:s text:c="3"/>7.918 | 4 <text:s/>| <text:s text:c="3"/>0.987 <text:s text:c="2"/>-0.091 <text:s text:c="3"/>0.059 | <text:s text:c="2"/>-61.1 <text:s text:c="2"/>-83.8 <text:s/>-146.7</text:p>
      <text:p text:style-name="Standard"><text:s text:c="3"/>7.918 | 5 <text:s/>| <text:s text:c="3"/>0.879 <text:s text:c="2"/>-0.292 <text:s text:c="2"/>-0.449 | <text:s/>-158.9 <text:s text:c="2"/>-64.4 <text:s text:c="3"/>-0.6</text:p>
      <text:p text:style-name="Standard"><text:s text:c="3"/>7.952 | 0 <text:s/>| <text:s text:c="8"/>Comm Error <text:s text:c="8"/>| <text:s text:c="11"/>- <text:s text:c="10"/></text:p>
      <text:p text:style-name="Standard"><text:s text:c="3"/>7.952 | 1 <text:s/>| <text:s text:c="3"/>0.967 <text:s text:c="3"/>0.363 <text:s text:c="3"/>0.023 | <text:s text:c="3"/>78.1 <text:s text:c="2"/>-68.7 <text:s text:c="2"/>-56.7</text:p>
      <text:p text:style-name="Standard"><text:s text:c="3"/>7.952 | 2 <text:s/>| <text:s text:c="3"/>0.533 <text:s text:c="2"/>-0.536 <text:s text:c="2"/>-0.625 | <text:s/>-137.6 <text:s text:c="2"/>-37.4 <text:s/>-146.4</text:p>
      <text:p text:style-name="Standard"><text:s text:c="3"/>7.952 | 3 <text:s/>| <text:s text:c="3"/>0.999 <text:s text:c="2"/>-0.086 <text:s text:c="3"/>0.205 | <text:s text:c="2"/>-21.0 <text:s text:c="2"/>-75.3 <text:s/>-140.8</text:p>
      <text:p text:style-name="Standard"><text:s text:c="3"/>7.952 | 4 <text:s/>| <text:s text:c="3"/>1.011 <text:s text:c="2"/>-0.016 <text:s text:c="3"/>0.018 | <text:s text:c="2"/>-61.1 <text:s text:c="2"/>-83.7 <text:s/>-147.3</text:p>
      <text:p text:style-name="Standard"><text:s text:c="3"/>7.952 | 5 <text:s/>| <text:s text:c="3"/>0.887 <text:s text:c="2"/>-0.264 <text:s text:c="2"/>-0.409 | <text:s/>-159.0 <text:s text:c="2"/>-63.2 <text:s text:c="4"/>1.3</text:p>
      <text:p text:style-name="Standard"><text:s text:c="3"/>7.986 | 0 <text:s/>| <text:s text:c="8"/>Comm Error <text:s text:c="8"/>| <text:s text:c="11"/>- <text:s text:c="10"/></text:p>
      <text:p text:style-name="Standard"><text:soft-page-break/><text:s text:c="3"/>7.986 | 1 <text:s/>| <text:s text:c="3"/>0.873 <text:s text:c="3"/>0.309 <text:s text:c="3"/>0.064 | <text:s text:c="3"/>63.4 <text:s text:c="2"/>-70.9 <text:s text:c="2"/>-43.4</text:p>
      <text:p text:style-name="Standard"><text:s text:c="3"/>7.986 | 2 <text:s/>| <text:s text:c="3"/>0.514 <text:s text:c="2"/>-0.464 <text:s text:c="2"/>-0.603 | <text:s/>-141.7 <text:s text:c="2"/>-35.1 <text:s/>-146.9</text:p>
      <text:p text:style-name="Standard"><text:s text:c="3"/>7.986 | 3 <text:s/>| <text:s text:c="3"/>0.973 <text:s text:c="2"/>-0.075 <text:s text:c="3"/>0.257 | <text:s text:c="2"/>-22.2 <text:s text:c="2"/>-75.3 <text:s/>-140.1</text:p>
      <text:p text:style-name="Standard"><text:s text:c="3"/>7.986 | 4 <text:s/>| <text:s text:c="3"/>1.001 <text:s text:c="2"/>-0.017 <text:s text:c="2"/>-0.010 | <text:s text:c="2"/>-63.4 <text:s text:c="2"/>-83.9 <text:s/>-145.3</text:p>
      <text:p text:style-name="Standard"><text:s text:c="3"/>7.986 | 5 <text:s/>| <text:s text:c="3"/>0.862 <text:s text:c="2"/>-0.175 <text:s text:c="2"/>-0.358 | <text:s/>-160.4 <text:s text:c="2"/>-63.0 <text:s text:c="4"/>5.3</text:p>
      <text:p text:style-name="Standard"><text:s text:c="3"/>8.020 | 0 <text:s/>| <text:s text:c="8"/>Comm Error <text:s text:c="8"/>| <text:s text:c="11"/>- <text:s text:c="10"/></text:p>
      <text:p text:style-name="Standard"><text:s text:c="3"/>8.020 | 1 <text:s/>| <text:s text:c="3"/>0.766 <text:s text:c="3"/>0.179 <text:s text:c="3"/>0.141 | <text:s text:c="3"/>51.0 <text:s text:c="2"/>-72.2 <text:s text:c="2"/>-32.4</text:p>
      <text:p text:style-name="Standard"><text:s text:c="3"/>8.020 | 2 <text:s/>| <text:s text:c="3"/>0.527 <text:s text:c="2"/>-0.479 <text:s text:c="2"/>-0.662 | <text:s/>-144.4 <text:s text:c="2"/>-33.6 <text:s/>-147.7</text:p>
      <text:p text:style-name="Standard"><text:s text:c="3"/>8.020 | 3 <text:s/>| <text:s text:c="3"/>0.959 <text:s text:c="2"/>-0.071 <text:s text:c="3"/>0.247 | <text:s text:c="2"/>-22.5 <text:s text:c="2"/>-75.2 <text:s/>-140.0</text:p>
      <text:p text:style-name="Standard"><text:s text:c="3"/>8.020 | 4 <text:s/>| <text:s text:c="3"/>1.010 <text:s text:c="2"/>-0.017 <text:s text:c="2"/>-0.011 | <text:s text:c="2"/>-66.3 <text:s text:c="2"/>-84.1 <text:s/>-142.4</text:p>
      <text:p text:style-name="Standard"><text:s text:c="3"/>8.020 | 5 <text:s/>| <text:s text:c="3"/>0.872 <text:s text:c="2"/>-0.202 <text:s text:c="2"/>-0.344 | <text:s/>-162.7 <text:s text:c="2"/>-63.9 <text:s text:c="4"/>8.1</text:p>
      <text:p text:style-name="Standard"><text:s text:c="3"/>8.054 | 0 <text:s/>| <text:s text:c="8"/>Comm Error <text:s text:c="8"/>| <text:s text:c="11"/>- <text:s text:c="10"/></text:p>
      <text:p text:style-name="Standard"><text:s text:c="3"/>8.054 | 1 <text:s/>| <text:s text:c="3"/>0.766 <text:s text:c="3"/>0.089 <text:s text:c="3"/>0.170 | <text:s text:c="3"/>37.4 <text:s text:c="2"/>-73.9 <text:s text:c="2"/>-20.4</text:p>
      <text:p text:style-name="Standard"><text:s text:c="3"/>8.054 | 2 <text:s/>| <text:s text:c="3"/>0.480 <text:s text:c="2"/>-0.480 <text:s text:c="2"/>-0.639 | <text:s/>-147.0 <text:s text:c="2"/>-32.0 <text:s/>-149.5</text:p>
      <text:p text:style-name="Standard"><text:s text:c="3"/>8.054 | 3 <text:s/>| <text:s text:c="3"/>0.974 <text:s text:c="2"/>-0.079 <text:s text:c="3"/>0.229 | <text:s text:c="2"/>-22.9 <text:s text:c="2"/>-75.2 <text:s/>-140.0</text:p>
      <text:p text:style-name="Standard"><text:s text:c="3"/>8.054 | 4 <text:s/>| <text:s text:c="3"/>0.992 <text:s text:c="2"/>-0.047 <text:s text:c="3"/>0.030 | <text:s text:c="2"/>-66.5 <text:s text:c="2"/>-84.0 <text:s/>-142.9</text:p>
      <text:p text:style-name="Standard"><text:s text:c="3"/>8.054 | 5 <text:s/>| <text:s text:c="3"/>0.904 <text:s text:c="2"/>-0.324 <text:s text:c="2"/>-0.305 | <text:s/>-162.6 <text:s text:c="2"/>-66.2 <text:s text:c="4"/>7.3</text:p>
      <text:p text:style-name="Standard"><text:s text:c="3"/>8.088 | 0 <text:s/>| <text:s text:c="8"/>Comm Error <text:s text:c="8"/>| <text:s text:c="11"/>- <text:s text:c="10"/></text:p>
      <text:p text:style-name="Standard"><text:s text:c="3"/>8.088 | 1 <text:s/>| <text:s text:c="3"/>0.892 <text:s text:c="3"/>0.027 <text:s text:c="3"/>0.199 | <text:s text:c="3"/>17.3 <text:s text:c="2"/>-76.4 <text:s text:c="3"/>-2.5</text:p>
      <text:p text:style-name="Standard"><text:s text:c="3"/>8.088 | 2 <text:s/>| <text:s text:c="3"/>0.394 <text:s text:c="2"/>-0.504 <text:s text:c="2"/>-0.732 | <text:s/>-148.4 <text:s text:c="2"/>-30.9 <text:s/>-151.3</text:p>
      <text:p text:style-name="Standard"><text:s text:c="3"/>8.088 | 3 <text:s/>| <text:s text:c="3"/>0.976 <text:s text:c="2"/>-0.126 <text:s text:c="3"/>0.261 | <text:s text:c="2"/>-24.1 <text:s text:c="2"/>-75.2 <text:s/>-139.1</text:p>
      <text:p text:style-name="Standard"><text:s text:c="3"/>8.088 | 4 <text:s/>| <text:s text:c="3"/>1.016 <text:s text:c="2"/>-0.037 <text:s text:c="3"/>0.016 | <text:s text:c="2"/>-66.0 <text:s text:c="2"/>-84.0 <text:s/>-143.7</text:p>
      <text:p text:style-name="Standard"><text:s text:c="3"/>8.088 | 5 <text:s/>| <text:s text:c="3"/>0.921 <text:s text:c="2"/>-0.516 <text:s text:c="2"/>-0.236 | <text:s/>-156.7 <text:s text:c="2"/>-68.1 <text:s text:c="4"/>1.8</text:p>
      <text:p text:style-name="Standard"><text:s text:c="3"/>8.122 | 0 <text:s/>| <text:s text:c="8"/>Comm Error <text:s text:c="8"/>| <text:s text:c="11"/>- <text:s text:c="10"/></text:p>
      <text:p text:style-name="Standard"><text:s text:c="3"/>8.122 | 1 <text:s/>| <text:s text:c="3"/>1.076 <text:s text:c="3"/>0.019 <text:s text:c="3"/>0.223 | <text:s text:c="4"/>0.2 <text:s text:c="2"/>-77.7 <text:s text:c="3"/>13.2</text:p>
      <text:p text:style-name="Standard"><text:s text:c="3"/>8.122 | 2 <text:s/>| <text:s text:c="3"/>0.332 <text:s text:c="2"/>-0.575 <text:s text:c="2"/>-0.821 | <text:s/>-149.1 <text:s text:c="2"/>-28.9 <text:s/>-153.7</text:p>
      <text:p text:style-name="Standard"><text:s text:c="3"/>8.122 | 3 <text:s/>| <text:s text:c="3"/>0.952 <text:s text:c="2"/>-0.113 <text:s text:c="3"/>0.294 | <text:s text:c="2"/>-24.5 <text:s text:c="2"/>-74.7 <text:s/>-138.8</text:p>
      <text:p text:style-name="Standard"><text:s text:c="3"/>8.122 | 4 <text:s/>| <text:s text:c="3"/>0.995 <text:s text:c="2"/>-0.034 <text:s text:c="3"/>0.030 | <text:s text:c="2"/>-64.4 <text:s text:c="2"/>-83.9 <text:s/>-145.6</text:p>
      <text:p text:style-name="Standard"><text:s text:c="3"/>8.122 | 5 <text:s/>| <text:s text:c="3"/>1.040 <text:s text:c="2"/>-0.392 <text:s text:c="2"/>-0.159 | <text:s/>-147.2 <text:s text:c="2"/>-71.0 <text:s text:c="3"/>-8.9</text:p>
      <text:p text:style-name="Standard"><text:s text:c="3"/>8.158 | 0 <text:s/>| <text:s text:c="8"/>Comm Error <text:s text:c="8"/>| <text:s text:c="11"/>- <text:s text:c="10"/></text:p>
      <text:p text:style-name="Standard"><text:s text:c="3"/>8.158 | 1 <text:s/>| <text:s text:c="3"/>1.228 <text:s text:c="2"/>-0.012 <text:s text:c="3"/>0.229 | <text:s text:c="2"/>-18.1 <text:s text:c="2"/>-77.2 <text:s text:c="3"/>29.6</text:p>
      <text:p text:style-name="Standard"><text:s text:c="3"/>8.158 | 2 <text:s/>| <text:s text:c="3"/>0.530 <text:s text:c="2"/>-0.596 <text:s text:c="2"/>-0.913 | <text:s/>-149.4 <text:s text:c="2"/>-27.9 <text:s/>-155.3</text:p>
      <text:p text:style-name="Standard"><text:s text:c="3"/>8.158 | 3 <text:s/>| <text:s text:c="3"/>0.974 <text:s text:c="2"/>-0.072 <text:s text:c="3"/>0.125 | <text:s text:c="2"/>-24.8 <text:s text:c="2"/>-74.7 <text:s/>-138.7</text:p>
      <text:p text:style-name="Standard"><text:s text:c="3"/>8.158 | 4 <text:s/>| <text:s text:c="3"/>1.031 <text:s text:c="2"/>-0.112 <text:s text:c="3"/>0.126 | <text:s text:c="2"/>-60.5 <text:s text:c="2"/>-83.5 <text:s/>-150.2</text:p>
      <text:p text:style-name="Standard"><text:s text:c="3"/>8.158 | 5 <text:s/>| <text:s text:c="3"/>1.184 <text:s text:c="2"/>-1.069 <text:s text:c="2"/>-0.252 | <text:s/>-134.5 <text:s text:c="2"/>-67.6 <text:s text:c="2"/>-18.5</text:p>
      <text:p text:style-name="Standard"><text:s text:c="3"/>8.192 | 0 <text:s/>| <text:s text:c="8"/>Comm Error <text:s text:c="8"/>| <text:s text:c="11"/>- <text:s text:c="10"/></text:p>
      <text:p text:style-name="Standard"><text:s text:c="3"/>8.192 | 1 <text:s/>| <text:s text:c="3"/>1.262 <text:s text:c="2"/>-0.080 <text:s text:c="3"/>0.259 | <text:s text:c="2"/>-26.7 <text:s text:c="2"/>-75.6 <text:s text:c="3"/>36.6</text:p>
      <text:p text:style-name="Standard"><text:s text:c="3"/>8.192 | 2 <text:s/>| <text:s text:c="3"/>0.625 <text:s text:c="2"/>-0.495 <text:s text:c="2"/>-0.971 | <text:s/>-150.2 <text:s text:c="2"/>-28.4 <text:s/>-156.1</text:p>
      <text:p text:style-name="Standard"><text:s text:c="3"/>8.192 | 3 <text:s/>| <text:s text:c="3"/>1.105 <text:s text:c="2"/>-0.013 <text:s text:c="3"/>0.086 | <text:s text:c="2"/>-24.7 <text:s text:c="2"/>-75.6 <text:s/>-139.5</text:p>
      <text:p text:style-name="Standard"><text:s text:c="3"/>8.192 | 4 <text:s/>| <text:s text:c="3"/>0.965 <text:s text:c="3"/>0.028 <text:s text:c="3"/>0.033 | <text:s text:c="2"/>-56.9 <text:s text:c="2"/>-83.6 <text:s/>-151.9</text:p>
      <text:p text:style-name="Standard"><text:s text:c="3"/>8.192 | 5 <text:s/>| <text:s text:c="3"/>0.976 <text:s text:c="2"/>-0.115 <text:s text:c="2"/>-0.106 | <text:s/>-129.8 <text:s text:c="2"/>-68.2 <text:s text:c="2"/>-23.6</text:p>
      <text:p text:style-name="Standard"><text:s text:c="3"/>8.227 | 0 <text:s/>| <text:s text:c="8"/>Comm Error <text:s text:c="8"/>| <text:s text:c="11"/>- <text:s text:c="10"/></text:p>
      <text:p text:style-name="Standard"><text:s text:c="3"/>8.227 | 1 <text:s/>| <text:s text:c="3"/>1.128 <text:s text:c="2"/>-0.034 <text:s text:c="3"/>0.297 | <text:s text:c="2"/>-30.7 <text:s text:c="2"/>-73.8 <text:s text:c="3"/>38.9</text:p>
      <text:p text:style-name="Standard"><text:s text:c="3"/>8.227 | 2 <text:s/>| <text:s text:c="3"/>0.556 <text:s text:c="2"/>-0.511 <text:s text:c="2"/>-0.968 | <text:s/>-151.7 <text:s text:c="2"/>-28.9 <text:s/>-156.6</text:p>
      <text:p text:style-name="Standard"><text:s text:c="3"/>8.227 | 3 <text:s/>| <text:s text:c="3"/>1.037 <text:s text:c="3"/>0.127 <text:s text:c="3"/>0.144 | <text:s text:c="2"/>-18.4 <text:s text:c="2"/>-77.1 <text:s/>-144.8</text:p>
      <text:p text:style-name="Standard"><text:s text:c="3"/>8.227 | 4 <text:s/>| <text:s text:c="3"/>1.023 <text:s text:c="2"/>-0.093 <text:s text:c="2"/>-0.042 | <text:s text:c="2"/>-68.1 <text:s text:c="2"/>-83.6 <text:s/>-141.7</text:p>
      <text:p text:style-name="Standard"><text:s text:c="3"/>8.227 | 5 <text:s/>| <text:s text:c="3"/>0.915 <text:s text:c="2"/>-0.461 <text:s text:c="2"/>-0.368 | <text:s/>-132.6 <text:s text:c="2"/>-68.7 <text:s text:c="2"/>-24.0</text:p>
      <text:p text:style-name="Standard"><text:s text:c="3"/>8.261 | 0 <text:s/>| <text:s text:c="8"/>Comm Error <text:s text:c="8"/>| <text:s text:c="11"/>- <text:s text:c="10"/></text:p>
      <text:p text:style-name="Standard"><text:s text:c="3"/>8.261 | 1 <text:s/>| <text:s text:c="3"/>1.297 <text:s text:c="3"/>0.010 <text:s text:c="3"/>0.347 | <text:s text:c="2"/>-31.9 <text:s text:c="2"/>-73.6 <text:s text:c="3"/>39.7</text:p>
      <text:p text:style-name="Standard"><text:soft-page-break/><text:s text:c="3"/>8.261 | 2 <text:s/>| <text:s text:c="3"/>0.601 <text:s text:c="2"/>-0.486 <text:s text:c="2"/>-0.877 | <text:s/>-152.6 <text:s text:c="2"/>-29.3 <text:s/>-156.5</text:p>
      <text:p text:style-name="Standard"><text:s text:c="3"/>8.261 | 3 <text:s/>| <text:s text:c="3"/>1.020 <text:s text:c="3"/>0.030 <text:s text:c="3"/>0.249 | <text:s text:c="2"/>-12.8 <text:s text:c="2"/>-77.4 <text:s/>-150.5</text:p>
      <text:p text:style-name="Standard"><text:s text:c="3"/>8.261 | 4 <text:s/>| <text:s text:c="3"/>1.010 <text:s text:c="2"/>-0.119 <text:s text:c="2"/>-0.064 | <text:s text:c="2"/>-78.5 <text:s text:c="2"/>-83.4 <text:s/>-131.1</text:p>
      <text:p text:style-name="Standard"><text:s text:c="3"/>8.261 | 5 <text:s/>| <text:s text:c="3"/>0.949 <text:s text:c="3"/>0.089 <text:s text:c="2"/>-0.371 | <text:s/>-134.9 <text:s text:c="2"/>-68.5 <text:s text:c="2"/>-19.6</text:p>
      <text:p text:style-name="Standard"><text:s text:c="3"/>8.296 | 0 <text:s/>| <text:s text:c="8"/>Comm Error <text:s text:c="8"/>| <text:s text:c="11"/>- <text:s text:c="10"/></text:p>
      <text:p text:style-name="Standard"><text:s text:c="3"/>8.296 | 1 <text:s/>| <text:s text:c="3"/>1.358 <text:s text:c="3"/>0.034 <text:s text:c="3"/>0.365 | <text:s text:c="2"/>-29.0 <text:s text:c="2"/>-73.8 <text:s text:c="3"/>36.6</text:p>
      <text:p text:style-name="Standard"><text:s text:c="3"/>8.296 | 2 <text:s/>| <text:s text:c="3"/>0.660 <text:s text:c="2"/>-0.464 <text:s text:c="2"/>-0.799 | <text:s/>-152.8 <text:s text:c="2"/>-30.5 <text:s/>-156.4</text:p>
      <text:p text:style-name="Standard"><text:s text:c="3"/>8.296 | 3 <text:s/>| <text:s text:c="3"/>0.987 <text:s text:c="2"/>-0.231 <text:s text:c="3"/>0.347 | <text:s text:c="2"/>-16.0 <text:s text:c="2"/>-76.2 <text:s/>-147.3</text:p>
      <text:p text:style-name="Standard"><text:s text:c="3"/>8.296 | 4 <text:s/>| <text:s text:c="3"/>1.019 <text:s text:c="2"/>-0.079 <text:s text:c="2"/>-0.036 | <text:s text:c="2"/>-82.5 <text:s text:c="2"/>-83.3 <text:s/>-127.1</text:p>
      <text:p text:style-name="Standard"><text:s text:c="3"/>8.296 | 5 <text:s/>| <text:s text:c="3"/>0.968 <text:s text:c="3"/>0.162 <text:s text:c="2"/>-0.324 | <text:s/>-146.5 <text:s text:c="2"/>-71.1 <text:s text:c="3"/>-6.9</text:p>
      <text:p text:style-name="Standard"><text:s text:c="3"/>8.330 | 0 <text:s/>| <text:s text:c="8"/>Comm Error <text:s text:c="8"/>| <text:s text:c="11"/>- <text:s text:c="10"/></text:p>
      <text:p text:style-name="Standard"><text:s text:c="3"/>8.330 | 1 <text:s/>| <text:s text:c="3"/>1.212 <text:s text:c="3"/>0.011 <text:s text:c="3"/>0.334 | <text:s text:c="2"/>-24.9 <text:s text:c="2"/>-73.7 <text:s text:c="3"/>32.3</text:p>
      <text:p text:style-name="Standard"><text:s text:c="3"/>8.330 | 2 <text:s/>| <text:s text:c="3"/>0.625 <text:s text:c="2"/>-0.444 <text:s text:c="2"/>-0.738 | <text:s/>-152.3 <text:s text:c="2"/>-31.5 <text:s/>-156.7</text:p>
      <text:p text:style-name="Standard"><text:s text:c="3"/>8.330 | 3 <text:s/>| <text:s text:c="3"/>1.001 <text:s text:c="2"/>-0.247 <text:s text:c="3"/>0.320 | <text:s text:c="2"/>-21.4 <text:s text:c="2"/>-74.9 <text:s/>-142.0</text:p>
      <text:p text:style-name="Standard"><text:s text:c="3"/>8.330 | 4 <text:s/>| <text:s text:c="3"/>1.013 <text:s text:c="2"/>-0.058 <text:s text:c="2"/>-0.003 | <text:s text:c="2"/>-82.7 <text:s text:c="2"/>-83.5 <text:s/>-126.9</text:p>
      <text:p text:style-name="Standard"><text:s text:c="3"/>8.330 | 5 <text:s/>| <text:s text:c="3"/>0.997 <text:s text:c="2"/>-0.194 <text:s text:c="2"/>-0.301 | <text:s/>-148.6 <text:s text:c="2"/>-71.5 <text:s text:c="3"/>-6.4</text:p>
      <text:p text:style-name="Standard"><text:s text:c="3"/>8.364 | 0 <text:s/>| <text:s text:c="8"/>Comm Error <text:s text:c="8"/>| <text:s text:c="11"/>- <text:s text:c="10"/></text:p>
      <text:p text:style-name="Standard"><text:s text:c="3"/>8.364 | 1 <text:s/>| <text:s text:c="3"/>1.155 <text:s text:c="2"/>-0.031 <text:s text:c="3"/>0.319 | <text:s text:c="2"/>-20.8 <text:s text:c="2"/>-73.8 <text:s text:c="3"/>28.1</text:p>
      <text:p text:style-name="Standard"><text:s text:c="3"/>8.364 | 2 <text:s/>| <text:s text:c="3"/>0.631 <text:s text:c="2"/>-0.403 <text:s text:c="2"/>-0.751 | <text:s/>-152.0 <text:s text:c="2"/>-32.0 <text:s/>-156.9</text:p>
      <text:p text:style-name="Standard"><text:s text:c="3"/>8.364 | 3 <text:s/>| <text:s text:c="3"/>1.037 <text:s text:c="2"/>-0.051 <text:s text:c="3"/>0.239 | <text:s text:c="2"/>-22.5 <text:s text:c="2"/>-74.7 <text:s/>-141.4</text:p>
      <text:p text:style-name="Standard"><text:s text:c="3"/>8.364 | 4 <text:s/>| <text:s text:c="3"/>1.019 <text:s text:c="2"/>-0.042 <text:s text:c="2"/>-0.002 | <text:s text:c="2"/>-80.5 <text:s text:c="2"/>-83.7 <text:s/>-128.6</text:p>
      <text:p text:style-name="Standard"><text:s text:c="3"/>8.364 | 5 <text:s/>| <text:s text:c="3"/>1.001 <text:s text:c="2"/>-0.327 <text:s text:c="2"/>-0.209 | <text:s/>-143.7 <text:s text:c="2"/>-71.5 <text:s text:c="2"/>-12.6</text:p>
      <text:p text:style-name="Standard"><text:s text:c="3"/>8.398 | 0 <text:s/>| <text:s text:c="8"/>Comm Error <text:s text:c="8"/>| <text:s text:c="11"/>- <text:s text:c="10"/></text:p>
      <text:p text:style-name="Standard"><text:s text:c="3"/>8.398 | 1 <text:s/>| <text:s text:c="3"/>1.053 <text:s text:c="2"/>-0.042 <text:s text:c="3"/>0.328 | <text:s text:c="2"/>-15.9 <text:s text:c="2"/>-73.7 <text:s text:c="3"/>23.2</text:p>
      <text:p text:style-name="Standard"><text:s text:c="3"/>8.398 | 2 <text:s/>| <text:s text:c="3"/>0.571 <text:s text:c="2"/>-0.402 <text:s text:c="2"/>-0.713 | <text:s/>-151.7 <text:s text:c="2"/>-32.1 <text:s/>-157.2</text:p>
      <text:p text:style-name="Standard"><text:s text:c="3"/>8.398 | 3 <text:s/>| <text:s text:c="3"/>1.018 <text:s text:c="3"/>0.074 <text:s text:c="3"/>0.181 | <text:s text:c="2"/>-19.4 <text:s text:c="2"/>-75.4 <text:s/>-145.0</text:p>
      <text:p text:style-name="Standard"><text:s text:c="3"/>8.398 | 4 <text:s/>| <text:s text:c="3"/>1.006 <text:s text:c="2"/>-0.019 <text:s text:c="2"/>-0.027 | <text:s text:c="2"/>-81.1 <text:s text:c="2"/>-84.1 <text:s/>-127.2</text:p>
      <text:p text:style-name="Standard"><text:s text:c="3"/>8.398 | 5 <text:s/>| <text:s text:c="3"/>0.986 <text:s text:c="2"/>-0.302 <text:s text:c="2"/>-0.167 | <text:s/>-139.6 <text:s text:c="2"/>-71.5 <text:s text:c="2"/>-16.6</text:p>
      <text:p text:style-name="Standard"><text:s text:c="3"/>8.432 | 0 <text:s/>| <text:s text:c="8"/>Comm Error <text:s text:c="8"/>| <text:s text:c="11"/>- <text:s text:c="10"/></text:p>
      <text:p text:style-name="Standard"><text:s text:c="3"/>8.432 | 1 <text:s/>| <text:s text:c="3"/>0.994 <text:s text:c="3"/>0.003 <text:s text:c="3"/>0.309 | <text:s text:c="2"/>-12.2 <text:s text:c="2"/>-73.6 <text:s text:c="3"/>19.4</text:p>
      <text:p text:style-name="Standard"><text:s text:c="3"/>8.432 | 2 <text:s/>| <text:s text:c="3"/>0.473 <text:s text:c="2"/>-0.445 <text:s text:c="2"/>-0.705 | <text:s/>-151.1 <text:s text:c="2"/>-31.4 <text:s/>-157.7</text:p>
      <text:p text:style-name="Standard"><text:s text:c="3"/>8.432 | 3 <text:s/>| <text:s text:c="3"/>0.963 <text:s text:c="3"/>0.013 <text:s text:c="3"/>0.204 | <text:s text:c="2"/>-15.8 <text:s text:c="2"/>-76.0 <text:s/>-149.0</text:p>
      <text:p text:style-name="Standard"><text:s text:c="3"/>8.432 | 4 <text:s/>| <text:s text:c="3"/>1.000 <text:s text:c="2"/>-0.081 <text:s text:c="3"/>0.013 | <text:s text:c="2"/>-76.7 <text:s text:c="2"/>-84.0 <text:s/>-132.1</text:p>
      <text:p text:style-name="Standard"><text:s text:c="3"/>8.432 | 5 <text:s/>| <text:s text:c="3"/>0.973 <text:s text:c="2"/>-0.219 <text:s text:c="2"/>-0.185 | <text:s/>-137.1 <text:s text:c="2"/>-71.7 <text:s text:c="2"/>-18.9</text:p>
      <text:p text:style-name="Standard"><text:s text:c="3"/>8.466 | 0 <text:s/>| <text:s text:c="8"/>Comm Error <text:s text:c="8"/>| <text:s text:c="11"/>- <text:s text:c="10"/></text:p>
      <text:p text:style-name="Standard"><text:s text:c="3"/>8.466 | 1 <text:s/>| <text:s text:c="3"/>0.947 <text:s text:c="3"/>0.033 <text:s text:c="3"/>0.281 | <text:s text:c="3"/>-7.2 <text:s text:c="2"/>-73.7 <text:s text:c="3"/>14.7</text:p>
      <text:p text:style-name="Standard"><text:s text:c="3"/>8.466 | 2 <text:s/>| <text:s text:c="3"/>0.416 <text:s text:c="2"/>-0.504 <text:s text:c="2"/>-0.701 | <text:s/>-149.5 <text:s text:c="2"/>-29.5 <text:s/>-158.3</text:p>
      <text:p text:style-name="Standard"><text:s text:c="3"/>8.466 | 3 <text:s/>| <text:s text:c="3"/>0.968 <text:s text:c="2"/>-0.107 <text:s text:c="3"/>0.243 | <text:s text:c="2"/>-16.3 <text:s text:c="2"/>-75.9 <text:s/>-148.4</text:p>
      <text:p text:style-name="Standard"><text:s text:c="3"/>8.466 | 4 <text:s/>| <text:s text:c="3"/>1.001 <text:s text:c="2"/>-0.048 <text:s text:c="3"/>0.075 | <text:s text:c="2"/>-68.3 <text:s text:c="2"/>-84.0 <text:s/>-141.0</text:p>
      <text:p text:style-name="Standard"><text:s text:c="3"/>8.466 | 5 <text:s/>| <text:s text:c="3"/>0.987 <text:s text:c="2"/>-0.121 <text:s text:c="2"/>-0.260 | <text:s/>-139.0 <text:s text:c="2"/>-72.1 <text:s text:c="2"/>-17.4</text:p>
      <text:p text:style-name="Standard"><text:s text:c="3"/>8.501 | 0 <text:s/>| <text:s text:c="8"/>Comm Error <text:s text:c="8"/>| <text:s text:c="11"/>- <text:s text:c="10"/></text:p>
      <text:p text:style-name="Standard"><text:s text:c="3"/>8.501 | 1 <text:s/>| <text:s text:c="3"/>0.902 <text:s text:c="3"/>0.006 <text:s text:c="3"/>0.254 | <text:s text:c="3"/>-5.0 <text:s text:c="2"/>-73.8 <text:s text:c="3"/>12.7</text:p>
      <text:p text:style-name="Standard"><text:s text:c="3"/>8.501 | 2 <text:s/>| <text:s text:c="3"/>0.453 <text:s text:c="2"/>-0.485 <text:s text:c="2"/>-0.691 | <text:s/>-148.5 <text:s text:c="2"/>-28.4 <text:s/>-158.2</text:p>
      <text:p text:style-name="Standard"><text:s text:c="3"/>8.501 | 3 <text:s/>| <text:s text:c="3"/>0.993 <text:s text:c="2"/>-0.143 <text:s text:c="3"/>0.251 | <text:s text:c="2"/>-18.4 <text:s text:c="2"/>-75.5 <text:s/>-146.4</text:p>
      <text:p text:style-name="Standard"><text:s text:c="3"/>8.501 | 4 <text:s/>| <text:s text:c="3"/>1.005 <text:s text:c="2"/>-0.078 <text:s text:c="3"/>0.072 | <text:s text:c="2"/>-61.2 <text:s text:c="2"/>-83.8 <text:s/>-148.8</text:p>
      <text:p text:style-name="Standard"><text:s text:c="3"/>8.501 | 5 <text:s/>| <text:s text:c="3"/>1.007 <text:s text:c="2"/>-0.070 <text:s text:c="2"/>-0.256 | <text:s/>-142.3 <text:s text:c="2"/>-72.3 <text:s text:c="2"/>-14.0</text:p>
      <text:p text:style-name="Standard"><text:s text:c="3"/>8.535 | 0 <text:s/>| <text:s text:c="8"/>Comm Error <text:s text:c="8"/>| <text:s text:c="11"/>- <text:s text:c="10"/></text:p>
      <text:p text:style-name="Standard"><text:s text:c="3"/>8.535 | 1 <text:s/>| <text:s text:c="3"/>0.892 <text:s text:c="2"/>-0.081 <text:s text:c="3"/>0.236 | <text:s text:c="3"/>-6.9 <text:s text:c="2"/>-73.9 <text:s text:c="3"/>14.9</text:p>
      <text:p text:style-name="Standard"><text:s text:c="3"/>8.535 | 2 <text:s/>| <text:s text:c="3"/>0.555 <text:s text:c="2"/>-0.403 <text:s text:c="2"/>-0.660 | <text:s/>-148.0 <text:s text:c="2"/>-29.2 <text:s/>-157.8</text:p>
      <text:p text:style-name="Standard"><text:soft-page-break/><text:s text:c="3"/>8.535 | 3 <text:s/>| <text:s text:c="3"/>0.992 <text:s text:c="2"/>-0.108 <text:s text:c="3"/>0.216 | <text:s text:c="2"/>-20.4 <text:s text:c="2"/>-75.1 <text:s/>-144.5</text:p>
      <text:p text:style-name="Standard"><text:s text:c="3"/>8.535 | 4 <text:s/>| <text:s text:c="3"/>1.018 <text:s text:c="2"/>-0.041 <text:s text:c="3"/>0.006 | <text:s text:c="2"/>-57.7 <text:s text:c="2"/>-83.6 <text:s/>-152.1</text:p>
      <text:p text:style-name="Standard"><text:s text:c="3"/>8.535 | 5 <text:s/>| <text:s text:c="3"/>1.002 <text:s text:c="2"/>-0.204 <text:s text:c="2"/>-0.181 | <text:s/>-142.9 <text:s text:c="2"/>-72.4 <text:s text:c="2"/>-12.4</text:p>
      <text:p text:style-name="Standard"><text:s text:c="3"/>8.570 | 0 <text:s/>| <text:s text:c="8"/>Comm Error <text:s text:c="8"/>| <text:s text:c="11"/>- <text:s text:c="10"/></text:p>
      <text:p text:style-name="Standard"><text:s text:c="3"/>8.570 | 1 <text:s/>| <text:s text:c="3"/>0.916 <text:s text:c="2"/>-0.052 <text:s text:c="3"/>0.224 | <text:s text:c="3"/>-8.6 <text:s text:c="2"/>-73.7 <text:s text:c="3"/>16.8</text:p>
      <text:p text:style-name="Standard"><text:s text:c="3"/>8.570 | 2 <text:s/>| <text:s text:c="3"/>0.507 <text:s text:c="2"/>-0.329 <text:s text:c="2"/>-0.685 | <text:s/>-148.6 <text:s text:c="2"/>-31.0 <text:s/>-156.7</text:p>
      <text:p text:style-name="Standard"><text:s text:c="3"/>8.570 | 3 <text:s/>| <text:s text:c="3"/>0.980 <text:s text:c="2"/>-0.083 <text:s text:c="3"/>0.222 | <text:s text:c="2"/>-20.7 <text:s text:c="2"/>-75.0 <text:s/>-144.1</text:p>
      <text:p text:style-name="Standard"><text:s text:c="3"/>8.570 | 4 <text:s/>| <text:s text:c="3"/>1.001 <text:s text:c="2"/>-0.029 <text:s text:c="3"/>0.009 | <text:s text:c="2"/>-57.4 <text:s text:c="2"/>-83.8 <text:s/>-151.9</text:p>
      <text:p text:style-name="Standard"><text:s text:c="3"/>8.570 | 5 <text:s/>| <text:s text:c="3"/>1.021 <text:s text:c="2"/>-0.272 <text:s text:c="2"/>-0.180 | <text:s/>-140.5 <text:s text:c="2"/>-72.2 <text:s text:c="2"/>-13.6</text:p>
      <text:p text:style-name="Standard"><text:s text:c="3"/>8.604 | 0 <text:s/>| <text:s text:c="8"/>Comm Error <text:s text:c="8"/>| <text:s text:c="11"/>- <text:s text:c="10"/></text:p>
      <text:p text:style-name="Standard"><text:s text:c="3"/>8.604 | 1 <text:s/>| <text:s text:c="3"/>0.897 <text:s text:c="2"/>-0.032 <text:s text:c="3"/>0.225 | <text:s text:c="3"/>-9.7 <text:s text:c="2"/>-73.4 <text:s text:c="3"/>18.5</text:p>
      <text:p text:style-name="Standard"><text:s text:c="3"/>8.604 | 2 <text:s/>| <text:s text:c="3"/>0.549 <text:s text:c="2"/>-0.306 <text:s text:c="2"/>-0.736 | <text:s/>-150.1 <text:s text:c="2"/>-31.9 <text:s/>-155.3</text:p>
      <text:p text:style-name="Standard"><text:s text:c="3"/>8.604 | 3 <text:s/>| <text:s text:c="3"/>0.978 <text:s text:c="2"/>-0.050 <text:s text:c="3"/>0.206 | <text:s text:c="2"/>-19.7 <text:s text:c="2"/>-75.1 <text:s/>-144.9</text:p>
      <text:p text:style-name="Standard"><text:s text:c="3"/>8.604 | 4 <text:s/>| <text:s text:c="3"/>0.992 <text:s text:c="2"/>-0.074 <text:s text:c="3"/>0.055 | <text:s text:c="2"/>-54.7 <text:s text:c="2"/>-83.7 <text:s/>-155.1</text:p>
      <text:p text:style-name="Standard"><text:s text:c="3"/>8.604 | 5 <text:s/>| <text:s text:c="3"/>1.011 <text:s text:c="2"/>-0.272 <text:s text:c="2"/>-0.232 | <text:s/>-139.2 <text:s text:c="2"/>-71.4 <text:s text:c="2"/>-13.8</text:p>
      <text:p text:style-name="Standard"><text:s text:c="3"/>8.639 | 0 <text:s/>| <text:s text:c="8"/>Comm Error <text:s text:c="8"/>| <text:s text:c="11"/>- <text:s text:c="10"/></text:p>
      <text:p text:style-name="Standard"><text:s text:c="3"/>8.639 | 1 <text:s/>| <text:s text:c="3"/>1.051 <text:s text:c="2"/>-0.029 <text:s text:c="3"/>0.264 | <text:s text:c="2"/>-11.6 <text:s text:c="2"/>-73.2 <text:s text:c="3"/>20.1</text:p>
      <text:p text:style-name="Standard"><text:s text:c="3"/>8.639 | 2 <text:s/>| <text:s text:c="3"/>0.599 <text:s text:c="2"/>-0.352 <text:s text:c="2"/>-0.842 | <text:s/>-152.2 <text:s text:c="2"/>-32.4 <text:s/>-153.5</text:p>
      <text:p text:style-name="Standard"><text:s text:c="3"/>8.639 | 3 <text:s/>| <text:s text:c="3"/>1.028 <text:s text:c="2"/>-0.060 <text:s text:c="3"/>0.226 | <text:s text:c="2"/>-18.8 <text:s text:c="2"/>-75.4 <text:s/>-145.8</text:p>
      <text:p text:style-name="Standard"><text:s text:c="3"/>8.639 | 4 <text:s/>| <text:s text:c="3"/>0.993 <text:s text:c="2"/>-0.065 <text:s text:c="3"/>0.042 | <text:s text:c="2"/>-54.4 <text:s text:c="2"/>-83.7 <text:s/>-155.3</text:p>
      <text:p text:style-name="Standard"><text:s text:c="3"/>8.639 | 5 <text:s/>| <text:s text:c="3"/>0.959 <text:s text:c="2"/>-0.368 <text:s text:c="2"/>-0.327 | <text:s/>-138.1 <text:s text:c="2"/>-69.8 <text:s text:c="2"/>-14.2</text:p>
      <text:p text:style-name="Standard"><text:s text:c="3"/>8.673 | 0 <text:s/>| <text:s text:c="8"/>Comm Error <text:s text:c="8"/>| <text:s text:c="11"/>- <text:s text:c="10"/></text:p>
      <text:p text:style-name="Standard"><text:s text:c="3"/>8.673 | 1 <text:s/>| <text:s text:c="3"/>1.224 <text:s text:c="2"/>-0.025 <text:s text:c="3"/>0.303 | <text:s text:c="2"/>-12.9 <text:s text:c="2"/>-73.3 <text:s text:c="3"/>21.6</text:p>
      <text:p text:style-name="Standard"><text:s text:c="3"/>8.673 | 2 <text:s/>| <text:s text:c="3"/>0.606 <text:s text:c="2"/>-0.437 <text:s text:c="2"/>-0.951 | <text:s/>-153.3 <text:s text:c="2"/>-31.8 <text:s/>-152.3</text:p>
      <text:p text:style-name="Standard"><text:s text:c="3"/>8.673 | 3 <text:s/>| <text:s text:c="3"/>1.045 <text:s text:c="2"/>-0.097 <text:s text:c="3"/>0.250 | <text:s text:c="2"/>-18.8 <text:s text:c="2"/>-75.5 <text:s/>-145.8</text:p>
      <text:p text:style-name="Standard"><text:s text:c="3"/>8.673 | 4 <text:s/>| <text:s text:c="3"/>1.026 <text:s text:c="2"/>-0.054 <text:s text:c="3"/>0.042 | <text:s text:c="2"/>-54.0 <text:s text:c="2"/>-83.7 <text:s/>-155.8</text:p>
      <text:p text:style-name="Standard"><text:s text:c="3"/>8.673 | 5 <text:s/>| <text:s text:c="3"/>0.949 <text:s text:c="2"/>-0.383 <text:s text:c="2"/>-0.372 | <text:s/>-136.4 <text:s text:c="2"/>-67.5 <text:s text:c="2"/>-14.6</text:p>
      <text:p text:style-name="Standard"><text:s text:c="3"/>8.708 | 0 <text:s/>| <text:s text:c="8"/>Comm Error <text:s text:c="8"/>| <text:s text:c="11"/>- <text:s text:c="10"/></text:p>
      <text:p text:style-name="Standard"><text:s text:c="3"/>8.708 | 1 <text:s/>| <text:s text:c="3"/>1.175 <text:s text:c="2"/>-0.095 <text:s text:c="3"/>0.324 | <text:s text:c="2"/>-14.1 <text:s text:c="2"/>-73.0 <text:s text:c="3"/>22.8</text:p>
      <text:p text:style-name="Standard"><text:s text:c="3"/>8.708 | 2 <text:s/>| <text:s text:c="3"/>0.628 <text:s text:c="2"/>-0.504 <text:s text:c="2"/>-0.995 | <text:s/>-153.5 <text:s text:c="2"/>-30.5 <text:s/>-151.2</text:p>
      <text:p text:style-name="Standard"><text:s text:c="3"/>8.708 | 3 <text:s/>| <text:s text:c="3"/>1.059 <text:s text:c="2"/>-0.100 <text:s text:c="3"/>0.304 | <text:s text:c="2"/>-18.7 <text:s text:c="2"/>-75.3 <text:s/>-145.9</text:p>
      <text:p text:style-name="Standard"><text:s text:c="3"/>8.708 | 4 <text:s/>| <text:s text:c="3"/>1.015 <text:s text:c="2"/>-0.049 <text:s text:c="3"/>0.033 | <text:s text:c="2"/>-53.3 <text:s text:c="2"/>-83.8 <text:s/>-156.6</text:p>
      <text:p text:style-name="Standard"><text:s text:c="3"/>8.708 | 5 <text:s/>| <text:s text:c="3"/>0.951 <text:s text:c="2"/>-0.345 <text:s text:c="2"/>-0.344 | <text:s/>-134.9 <text:s text:c="2"/>-66.0 <text:s text:c="2"/>-15.0</text:p>
      <text:p text:style-name="Standard"><text:s text:c="3"/>8.742 | 0 <text:s/>| <text:s text:c="8"/>Comm Error <text:s text:c="8"/>| <text:s text:c="11"/>- <text:s text:c="10"/></text:p>
      <text:p text:style-name="Standard"><text:s text:c="3"/>8.742 | 1 <text:s/>| <text:s text:c="3"/>1.265 <text:s text:c="2"/>-0.143 <text:s text:c="3"/>0.346 | <text:s text:c="2"/>-15.5 <text:s text:c="2"/>-73.1 <text:s text:c="3"/>24.3</text:p>
      <text:p text:style-name="Standard"><text:s text:c="3"/>8.742 | 2 <text:s/>| <text:s text:c="3"/>0.614 <text:s text:c="2"/>-0.512 <text:s text:c="2"/>-0.971 | <text:s/>-152.7 <text:s text:c="2"/>-29.7 <text:s/>-150.6</text:p>
      <text:p text:style-name="Standard"><text:s text:c="3"/>8.742 | 3 <text:s/>| <text:s text:c="3"/>1.039 <text:s text:c="2"/>-0.083 <text:s text:c="3"/>0.305 | <text:s text:c="2"/>-17.8 <text:s text:c="2"/>-74.9 <text:s/>-146.9</text:p>
      <text:p text:style-name="Standard"><text:s text:c="3"/>8.742 | 4 <text:s/>| <text:s text:c="3"/>1.001 <text:s text:c="2"/>-0.052 <text:s text:c="3"/>0.061 | <text:s text:c="2"/>-49.8 <text:s text:c="2"/>-83.8 <text:s/>-160.6</text:p>
      <text:p text:style-name="Standard"><text:s text:c="3"/>8.742 | 5 <text:s/>| <text:s text:c="3"/>0.953 <text:s text:c="2"/>-0.249 <text:s text:c="2"/>-0.327 | <text:s/>-134.7 <text:s text:c="2"/>-65.0 <text:s text:c="2"/>-14.8</text:p>
      <text:p text:style-name="Standard"><text:s text:c="3"/>8.776 | 0 <text:s/>| <text:s text:c="8"/>Comm Error <text:s text:c="8"/>| <text:s text:c="11"/>- <text:s text:c="10"/></text:p>
      <text:p text:style-name="Standard"><text:s text:c="3"/>8.776 | 1 <text:s/>| <text:s text:c="3"/>1.217 <text:s text:c="2"/>-0.134 <text:s text:c="3"/>0.339 | <text:s text:c="2"/>-14.0 <text:s text:c="2"/>-73.6 <text:s text:c="3"/>23.1</text:p>
      <text:p text:style-name="Standard"><text:s text:c="3"/>8.776 | 2 <text:s/>| <text:s text:c="3"/>0.509 <text:s text:c="2"/>-0.496 <text:s text:c="2"/>-0.929 | <text:s/>-151.3 <text:s text:c="2"/>-29.0 <text:s/>-150.2</text:p>
      <text:p text:style-name="Standard"><text:s text:c="3"/>8.776 | 3 <text:s/>| <text:s text:c="3"/>1.004 <text:s text:c="2"/>-0.081 <text:s text:c="3"/>0.265 | <text:s text:c="2"/>-17.3 <text:s text:c="2"/>-74.7 <text:s/>-147.5</text:p>
      <text:p text:style-name="Standard"><text:s text:c="3"/>8.776 | 4 <text:s/>| <text:s text:c="3"/>1.009 <text:s text:c="2"/>-0.054 <text:s text:c="3"/>0.057 | <text:s text:c="2"/>-47.3 <text:s text:c="2"/>-83.7 <text:s/>-163.3</text:p>
      <text:p text:style-name="Standard"><text:s text:c="3"/>8.776 | 5 <text:s/>| <text:s text:c="3"/>0.921 <text:s text:c="2"/>-0.278 <text:s text:c="2"/>-0.319 | <text:s/>-134.8 <text:s text:c="2"/>-64.4 <text:s text:c="2"/>-15.6</text:p>
      <text:p text:style-name="Standard"><text:s text:c="3"/>8.811 | 0 <text:s/>| <text:s text:c="8"/>Comm Error <text:s text:c="8"/>| <text:s text:c="11"/>- <text:s text:c="10"/></text:p>
      <text:p text:style-name="Standard"><text:s text:c="3"/>8.811 | 1 <text:s/>| <text:s text:c="3"/>1.161 <text:s text:c="2"/>-0.094 <text:s text:c="3"/>0.309 | <text:s text:c="2"/>-10.1 <text:s text:c="2"/>-74.4 <text:s text:c="3"/>19.6</text:p>
      <text:p text:style-name="Standard"><text:s text:c="3"/>8.811 | 2 <text:s/>| <text:s text:c="3"/>0.416 <text:s text:c="2"/>-0.529 <text:s text:c="2"/>-0.878 | <text:s/>-148.9 <text:s text:c="2"/>-27.0 <text:s/>-149.2</text:p>
      <text:p text:style-name="Standard"><text:s text:c="3"/>8.811 | 3 <text:s/>| <text:s text:c="3"/>0.994 <text:s text:c="2"/>-0.107 <text:s text:c="3"/>0.255 | <text:s text:c="2"/>-17.3 <text:s text:c="2"/>-74.6 <text:s/>-147.4</text:p>
      <text:p text:style-name="Standard"><text:soft-page-break/><text:s text:c="3"/>8.811 | 4 <text:s/>| <text:s text:c="3"/>1.017 <text:s text:c="2"/>-0.044 <text:s text:c="3"/>0.012 | <text:s text:c="2"/>-48.6 <text:s text:c="2"/>-83.9 <text:s/>-161.4</text:p>
      <text:p text:style-name="Standard"><text:s text:c="3"/>8.811 | 5 <text:s/>| <text:s text:c="3"/>0.897 <text:s text:c="2"/>-0.299 <text:s text:c="2"/>-0.302 | <text:s/>-133.8 <text:s text:c="2"/>-63.8 <text:s text:c="2"/>-17.5</text:p>
      <text:p text:style-name="Standard"><text:s text:c="3"/>8.845 | 0 <text:s/>| <text:s text:c="8"/>Comm Error <text:s text:c="8"/>| <text:s text:c="11"/>- <text:s text:c="10"/></text:p>
      <text:p text:style-name="Standard"><text:s text:c="3"/>8.845 | 1 <text:s/>| <text:s text:c="3"/>1.168 <text:s text:c="2"/>-0.080 <text:s text:c="3"/>0.299 | <text:s text:c="3"/>-1.8 <text:s text:c="2"/>-75.8 <text:s text:c="3"/>12.1</text:p>
      <text:p text:style-name="Standard"><text:s text:c="3"/>8.845 | 2 <text:s/>| <text:s text:c="3"/>0.450 <text:s text:c="2"/>-0.522 <text:s text:c="2"/>-0.794 | <text:s/>-147.0 <text:s text:c="2"/>-25.9 <text:s/>-147.9</text:p>
      <text:p text:style-name="Standard"><text:s text:c="3"/>8.845 | 3 <text:s/>| <text:s text:c="3"/>1.001 <text:s text:c="2"/>-0.131 <text:s text:c="3"/>0.260 | <text:s text:c="2"/>-18.2 <text:s text:c="2"/>-74.2 <text:s/>-146.5</text:p>
      <text:p text:style-name="Standard"><text:s text:c="3"/>8.845 | 4 <text:s/>| <text:s text:c="3"/>1.014 <text:s text:c="2"/>-0.052 <text:s text:c="3"/>0.016 | <text:s text:c="2"/>-49.2 <text:s text:c="2"/>-84.0 <text:s/>-160.6</text:p>
      <text:p text:style-name="Standard"><text:s text:c="3"/>8.845 | 5 <text:s/>| <text:s text:c="3"/>0.918 <text:s text:c="2"/>-0.328 <text:s text:c="2"/>-0.303 | <text:s/>-131.6 <text:s text:c="2"/>-63.1 <text:s text:c="2"/>-20.8</text:p>
      <text:p text:style-name="Standard"><text:s text:c="3"/>8.880 | 0 <text:s/>| <text:s text:c="8"/>Comm Error <text:s text:c="8"/>| <text:s text:c="11"/>- <text:s text:c="10"/></text:p>
      <text:p text:style-name="Standard"><text:s text:c="3"/>8.880 | 1 <text:s/>| <text:s text:c="3"/>1.132 <text:s text:c="2"/>-0.083 <text:s text:c="3"/>0.289 | <text:s text:c="4"/>6.0 <text:s text:c="2"/>-76.4 <text:s text:c="4"/>4.9</text:p>
      <text:p text:style-name="Standard"><text:s text:c="3"/>8.880 | 2 <text:s/>| <text:s text:c="3"/>0.522 <text:s text:c="2"/>-0.476 <text:s text:c="2"/>-0.737 | <text:s/>-145.4 <text:s text:c="2"/>-26.9 <text:s/>-146.3</text:p>
      <text:p text:style-name="Standard"><text:s text:c="3"/>8.880 | 3 <text:s/>| <text:s text:c="3"/>1.009 <text:s text:c="2"/>-0.104 <text:s text:c="3"/>0.235 | <text:s text:c="2"/>-18.4 <text:s text:c="2"/>-74.0 <text:s/>-146.2</text:p>
      <text:p text:style-name="Standard"><text:s text:c="3"/>8.880 | 4 <text:s/>| <text:s text:c="3"/>1.012 <text:s text:c="2"/>-0.051 <text:s text:c="3"/>0.009 | <text:s text:c="2"/>-50.7 <text:s text:c="2"/>-84.1 <text:s/>-158.8</text:p>
      <text:p text:style-name="Standard"><text:s text:c="3"/>8.880 | 5 <text:s/>| <text:s text:c="3"/>0.961 <text:s text:c="2"/>-0.268 <text:s text:c="2"/>-0.278 | <text:s/>-129.6 <text:s text:c="2"/>-63.2 <text:s text:c="2"/>-23.2</text:p>
      <text:p text:style-name="Standard"><text:s text:c="3"/>8.914 | 0 <text:s/>| <text:s text:c="8"/>Comm Error <text:s text:c="8"/>| <text:s text:c="11"/>- <text:s text:c="10"/></text:p>
      <text:p text:style-name="Standard"><text:s text:c="3"/>8.914 | 1 <text:s/>| <text:s text:c="3"/>1.087 <text:s text:c="2"/>-0.027 <text:s text:c="3"/>0.270 | <text:s text:c="3"/>15.5 <text:s text:c="2"/>-76.5 <text:s text:c="3"/>-4.0</text:p>
      <text:p text:style-name="Standard"><text:s text:c="3"/>8.914 | 2 <text:s/>| <text:s text:c="3"/>0.498 <text:s text:c="2"/>-0.441 <text:s text:c="2"/>-0.735 | <text:s/>-144.0 <text:s text:c="2"/>-28.4 <text:s/>-144.8</text:p>
      <text:p text:style-name="Standard"><text:s text:c="3"/>8.914 | 3 <text:s/>| <text:s text:c="3"/>1.004 <text:s text:c="2"/>-0.072 <text:s text:c="3"/>0.204 | <text:s text:c="2"/>-18.0 <text:s text:c="2"/>-74.3 <text:s/>-146.5</text:p>
      <text:p text:style-name="Standard"><text:s text:c="3"/>8.914 | 4 <text:s/>| <text:s text:c="3"/>1.007 <text:s text:c="2"/>-0.054 <text:s text:c="3"/>0.041 | <text:s text:c="2"/>-50.1 <text:s text:c="2"/>-84.3 <text:s/>-159.1</text:p>
      <text:p text:style-name="Standard"><text:s text:c="3"/>8.914 | 5 <text:s/>| <text:s text:c="3"/>0.981 <text:s text:c="2"/>-0.225 <text:s text:c="2"/>-0.257 | <text:s/>-127.3 <text:s text:c="2"/>-64.2 <text:s text:c="2"/>-26.0</text:p>
      <text:p text:style-name="Standard"><text:s text:c="3"/>8.949 | 0 <text:s/>| <text:s text:c="8"/>Comm Error <text:s text:c="8"/>| <text:s text:c="11"/>- <text:s text:c="10"/></text:p>
      <text:p text:style-name="Standard"><text:s text:c="3"/>8.949 | 1 <text:s/>| <text:s text:c="3"/>1.042 <text:s text:c="3"/>0.037 <text:s text:c="3"/>0.231 | <text:s text:c="3"/>26.4 <text:s text:c="2"/>-76.1 <text:s text:c="2"/>-14.2</text:p>
      <text:p text:style-name="Standard"><text:s text:c="3"/>8.949 | 2 <text:s/>| <text:s text:c="3"/>0.480 <text:s text:c="2"/>-0.424 <text:s text:c="2"/>-0.702 | <text:s/>-142.8 <text:s text:c="2"/>-30.4 <text:s/>-142.7</text:p>
      <text:p text:style-name="Standard"><text:s text:c="3"/>8.949 | 3 <text:s/>| <text:s text:c="3"/>0.991 <text:s text:c="2"/>-0.067 <text:s text:c="3"/>0.195 | <text:s text:c="2"/>-17.6 <text:s text:c="2"/>-74.7 <text:s/>-146.9</text:p>
      <text:p text:style-name="Standard"><text:s text:c="3"/>8.949 | 4 <text:s/>| <text:s text:c="3"/>0.996 <text:s text:c="2"/>-0.056 <text:s text:c="3"/>0.070 | <text:s text:c="2"/>-46.5 <text:s text:c="2"/>-84.2 <text:s/>-163.2</text:p>
      <text:p text:style-name="Standard"><text:s text:c="3"/>8.949 | 5 <text:s/>| <text:s text:c="3"/>0.981 <text:s text:c="2"/>-0.170 <text:s text:c="2"/>-0.232 | <text:s/>-125.9 <text:s text:c="2"/>-65.4 <text:s text:c="2"/>-27.7</text:p>
      <text:p text:style-name="Standard"><text:s text:c="3"/>8.983 | 0 <text:s/>| <text:s text:c="8"/>Comm Error <text:s text:c="8"/>| <text:s text:c="11"/>- <text:s text:c="10"/></text:p>
      <text:p text:style-name="Standard"><text:s text:c="3"/>8.983 | 1 <text:s/>| <text:s text:c="3"/>1.010 <text:s text:c="3"/>0.093 <text:s text:c="3"/>0.216 | <text:s text:c="3"/>36.8 <text:s text:c="2"/>-75.3 <text:s text:c="2"/>-23.7</text:p>
      <text:p text:style-name="Standard"><text:s text:c="3"/>8.983 | 2 <text:s/>| <text:s text:c="3"/>0.601 <text:s text:c="2"/>-0.416 <text:s text:c="2"/>-0.649 | <text:s/>-140.9 <text:s text:c="2"/>-32.6 <text:s/>-141.5</text:p>
      <text:p text:style-name="Standard"><text:s text:c="3"/>8.983 | 3 <text:s/>| <text:s text:c="3"/>1.009 <text:s text:c="2"/>-0.090 <text:s text:c="3"/>0.207 | <text:s text:c="2"/>-17.4 <text:s text:c="2"/>-75.2 <text:s/>-147.0</text:p>
      <text:p text:style-name="Standard"><text:s text:c="3"/>8.983 | 4 <text:s/>| <text:s text:c="3"/>1.002 <text:s text:c="2"/>-0.063 <text:s text:c="3"/>0.066 | <text:s text:c="2"/>-42.1 <text:s text:c="2"/>-84.2 <text:s/>-168.1</text:p>
      <text:p text:style-name="Standard"><text:s text:c="3"/>8.983 | 5 <text:s/>| <text:s text:c="3"/>0.970 <text:s text:c="2"/>-0.121 <text:s text:c="2"/>-0.227 | <text:s/>-125.4 <text:s text:c="2"/>-67.2 <text:s text:c="2"/>-29.2</text:p>
      <text:p text:style-name="Standard"><text:s text:c="3"/>9.018 | 0 <text:s/>| <text:s text:c="8"/>Comm Error <text:s text:c="8"/>| <text:s text:c="11"/>- <text:s text:c="10"/></text:p>
      <text:p text:style-name="Standard"><text:s text:c="3"/>9.018 | 1 <text:s/>| <text:s text:c="3"/>1.012 <text:s text:c="3"/>0.174 <text:s text:c="3"/>0.204 | <text:s text:c="3"/>48.9 <text:s text:c="2"/>-73.6 <text:s text:c="2"/>-34.6</text:p>
      <text:p text:style-name="Standard"><text:s text:c="3"/>9.018 | 2 <text:s/>| <text:s text:c="3"/>0.570 <text:s text:c="2"/>-0.432 <text:s text:c="2"/>-0.619 | <text:s/>-139.1 <text:s text:c="2"/>-35.1 <text:s/>-140.8</text:p>
      <text:p text:style-name="Standard"><text:s text:c="3"/>9.018 | 3 <text:s/>| <text:s text:c="3"/>1.012 <text:s text:c="2"/>-0.113 <text:s text:c="3"/>0.224 | <text:s text:c="2"/>-17.8 <text:s text:c="2"/>-75.3 <text:s/>-146.7</text:p>
      <text:p text:style-name="Standard"><text:s text:c="3"/>9.018 | 4 <text:s/>| <text:s text:c="3"/>1.014 <text:s text:c="2"/>-0.043 <text:s text:c="3"/>0.063 | <text:s text:c="2"/>-39.3 <text:s text:c="2"/>-84.2 <text:s/>-171.1</text:p>
      <text:p text:style-name="Standard"><text:s text:c="3"/>9.018 | 5 <text:s/>| <text:s text:c="3"/>0.959 <text:s text:c="2"/>-0.176 <text:s text:c="2"/>-0.221 | <text:s/>-125.3 <text:s text:c="2"/>-68.2 <text:s text:c="2"/>-30.5</text:p>
      <text:p text:style-name="Standard"><text:s text:c="3"/>9.052 | 0 <text:s/>| <text:s text:c="8"/>Comm Error <text:s text:c="8"/>| <text:s text:c="11"/>- <text:s text:c="10"/></text:p>
      <text:p text:style-name="Standard"><text:s text:c="3"/>9.052 | 1 <text:s/>| <text:s text:c="3"/>0.995 <text:s text:c="3"/>0.181 <text:s text:c="3"/>0.185 | <text:s text:c="3"/>55.8 <text:s text:c="2"/>-72.2 <text:s text:c="2"/>-40.5</text:p>
      <text:p text:style-name="Standard"><text:s text:c="3"/>9.052 | 2 <text:s/>| <text:s text:c="3"/>0.572 <text:s text:c="2"/>-0.443 <text:s text:c="2"/>-0.565 | <text:s/>-136.5 <text:s text:c="2"/>-37.7 <text:s/>-140.0</text:p>
      <text:p text:style-name="Standard"><text:s text:c="3"/>9.052 | 3 <text:s/>| <text:s text:c="3"/>1.003 <text:s text:c="2"/>-0.121 <text:s text:c="3"/>0.232 | <text:s text:c="2"/>-18.5 <text:s text:c="2"/>-75.3 <text:s/>-146.0</text:p>
      <text:p text:style-name="Standard"><text:s text:c="3"/>9.052 | 4 <text:s/>| <text:s text:c="3"/>1.003 <text:s text:c="2"/>-0.040 <text:s text:c="3"/>0.034 | <text:s text:c="2"/>-36.7 <text:s text:c="2"/>-84.4 <text:s/>-173.7</text:p>
      <text:p text:style-name="Standard"><text:s text:c="3"/>9.052 | 5 <text:s/>| <text:s text:c="3"/>0.960 <text:s text:c="2"/>-0.149 <text:s text:c="2"/>-0.203 | <text:s/>-125.4 <text:s text:c="2"/>-69.6 <text:s text:c="2"/>-31.7</text:p>
      <text:p text:style-name="Standard"><text:s text:c="3"/>9.086 | 0 <text:s/>| <text:s text:c="8"/>Comm Error <text:s text:c="8"/>| <text:s text:c="11"/>- <text:s text:c="10"/></text:p>
      <text:p text:style-name="Standard"><text:s text:c="3"/>9.086 | 1 <text:s/>| <text:s text:c="3"/>0.967 <text:s text:c="3"/>0.200 <text:s text:c="3"/>0.172 | <text:s text:c="3"/>62.5 <text:s text:c="2"/>-70.4 <text:s text:c="2"/>-46.0</text:p>
      <text:p text:style-name="Standard"><text:s text:c="3"/>9.086 | 2 <text:s/>| <text:s text:c="3"/>0.643 <text:s text:c="2"/>-0.449 <text:s text:c="2"/>-0.535 | <text:s/>-134.4 <text:s text:c="2"/>-39.9 <text:s/>-139.7</text:p>
      <text:p text:style-name="Standard"><text:s text:c="3"/>9.086 | 3 <text:s/>| <text:s text:c="3"/>1.010 <text:s text:c="2"/>-0.123 <text:s text:c="3"/>0.233 | <text:s text:c="2"/>-18.8 <text:s text:c="2"/>-75.2 <text:s/>-145.6</text:p>
      <text:p text:style-name="Standard"><text:s text:c="3"/>9.086 | 4 <text:s/>| <text:s text:c="3"/>1.010 <text:s text:c="2"/>-0.025 <text:s text:c="3"/>0.052 | <text:s text:c="2"/>-32.2 <text:s text:c="2"/>-84.6 <text:s/>-178.5</text:p>
      <text:p text:style-name="Standard"><text:soft-page-break/><text:s text:c="3"/>9.086 | 5 <text:s/>| <text:s text:c="3"/>0.972 <text:s text:c="2"/>-0.089 <text:s text:c="2"/>-0.171 | <text:s/>-126.3 <text:s text:c="2"/>-71.1 <text:s text:c="2"/>-31.7</text:p>
      <text:p text:style-name="Standard"><text:s text:c="3"/>9.120 | 0 <text:s/>| <text:s text:c="8"/>Comm Error <text:s text:c="8"/>| <text:s text:c="11"/>- <text:s text:c="10"/></text:p>
      <text:p text:style-name="Standard"><text:s text:c="3"/>9.120 | 1 <text:s/>| <text:s text:c="3"/>0.935 <text:s text:c="3"/>0.215 <text:s text:c="3"/>0.143 | <text:s text:c="3"/>65.3 <text:s text:c="2"/>-69.5 <text:s text:c="2"/>-48.1</text:p>
      <text:p text:style-name="Standard"><text:s text:c="3"/>9.120 | 2 <text:s/>| <text:s text:c="3"/>0.594 <text:s text:c="2"/>-0.454 <text:s text:c="2"/>-0.497 | <text:s/>-131.3 <text:s text:c="2"/>-42.5 <text:s/>-139.8</text:p>
      <text:p text:style-name="Standard"><text:s text:c="3"/>9.120 | 3 <text:s/>| <text:s text:c="3"/>1.007 <text:s text:c="2"/>-0.133 <text:s text:c="3"/>0.226 | <text:s text:c="2"/>-19.2 <text:s text:c="2"/>-75.2 <text:s/>-144.7</text:p>
      <text:p text:style-name="Standard"><text:s text:c="3"/>9.120 | 4 <text:s/>| <text:s text:c="3"/>1.007 <text:s text:c="2"/>-0.042 <text:s text:c="3"/>0.042 | <text:s text:c="2"/>-28.7 <text:s text:c="2"/>-84.8 <text:s text:c="2"/>176.7</text:p>
      <text:p text:style-name="Standard"><text:s text:c="3"/>9.120 | 5 <text:s/>| <text:s text:c="3"/>0.961 <text:s text:c="2"/>-0.153 <text:s text:c="2"/>-0.282 | <text:s/>-128.5 <text:s text:c="2"/>-72.1 <text:s text:c="2"/>-31.0</text:p>
      <text:p text:style-name="Standard"><text:s text:c="3"/>9.154 | 0 <text:s/>| <text:s text:c="8"/>Comm Error <text:s text:c="8"/>| <text:s text:c="11"/>- <text:s text:c="10"/></text:p>
      <text:p text:style-name="Standard"><text:s text:c="3"/>9.154 | 1 <text:s/>| <text:s text:c="3"/>0.878 <text:s text:c="3"/>0.254 <text:s text:c="3"/>0.119 | <text:s text:c="3"/>69.3 <text:s text:c="2"/>-67.9 <text:s text:c="2"/>-51.8</text:p>
      <text:p text:style-name="Standard"><text:s text:c="3"/>9.154 | 2 <text:s/>| <text:s text:c="3"/>0.563 <text:s text:c="2"/>-0.491 <text:s text:c="2"/>-0.450 | <text:s/>-129.1 <text:s text:c="2"/>-43.9 <text:s/>-140.0</text:p>
      <text:p text:style-name="Standard"><text:s text:c="3"/>9.154 | 3 <text:s/>| <text:s text:c="3"/>0.991 <text:s text:c="2"/>-0.158 <text:s text:c="3"/>0.245 | <text:s text:c="2"/>-20.7 <text:s text:c="2"/>-74.9 <text:s/>-143.3</text:p>
      <text:p text:style-name="Standard"><text:s text:c="3"/>9.154 | 4 <text:s/>| <text:s text:c="3"/>1.012 <text:s text:c="2"/>-0.023 <text:s text:c="3"/>0.053 | <text:s text:c="2"/>-20.6 <text:s text:c="2"/>-84.9 <text:s text:c="2"/>168.5</text:p>
      <text:p text:style-name="Standard"><text:s text:c="3"/>9.154 | 5 <text:s/>| <text:s text:c="3"/>0.953 <text:s text:c="2"/>-0.431 <text:s text:c="2"/>-0.279 | <text:s/>-129.9 <text:s text:c="2"/>-71.1 <text:s text:c="2"/>-31.3</text:p>
      <text:p text:style-name="Standard"><text:s text:c="3"/>9.189 | 0 <text:s/>| <text:s text:c="8"/>Comm Error <text:s text:c="8"/>| <text:s text:c="11"/>- <text:s text:c="10"/></text:p>
      <text:p text:style-name="Standard"><text:s text:c="3"/>9.189 | 1 <text:s/>| <text:s text:c="3"/>0.823 <text:s text:c="3"/>0.284 <text:s text:c="3"/>0.094 | <text:s text:c="3"/>73.8 <text:s text:c="2"/>-65.5 <text:s text:c="2"/>-54.0</text:p>
      <text:p text:style-name="Standard"><text:s text:c="3"/>9.189 | 2 <text:s/>| <text:s text:c="3"/>0.578 <text:s text:c="2"/>-0.482 <text:s text:c="2"/>-0.375 | <text:s/>-126.8 <text:s text:c="2"/>-45.2 <text:s/>-140.3</text:p>
      <text:p text:style-name="Standard"><text:s text:c="3"/>9.189 | 3 <text:s/>| <text:s text:c="3"/>0.976 <text:s text:c="2"/>-0.127 <text:s text:c="3"/>0.217 | <text:s text:c="2"/>-21.7 <text:s text:c="2"/>-74.8 <text:s/>-142.1</text:p>
      <text:p text:style-name="Standard"><text:s text:c="3"/>9.189 | 4 <text:s/>| <text:s text:c="3"/>1.009 <text:s text:c="3"/>0.004 <text:s text:c="3"/>0.048 | <text:s text:c="3"/>-5.5 <text:s text:c="2"/>-85.0 <text:s text:c="2"/>150.0</text:p>
      <text:p text:style-name="Standard"><text:s text:c="3"/>9.189 | 5 <text:s/>| <text:s text:c="3"/>0.974 <text:s text:c="2"/>-0.438 <text:s text:c="2"/>-0.197 | <text:s/>-127.8 <text:s text:c="2"/>-70.6 <text:s text:c="2"/>-33.6</text:p>
      <text:p text:style-name="Standard"><text:s text:c="3"/>9.223 | 0 <text:s/>| <text:s text:c="8"/>Comm Error <text:s text:c="8"/>| <text:s text:c="11"/>- <text:s text:c="10"/></text:p>
      <text:p text:style-name="Standard"><text:s text:c="3"/>9.223 | 1 <text:s/>| <text:s text:c="3"/>0.734 <text:s text:c="3"/>0.305 <text:s text:c="3"/>0.077 | <text:s text:c="3"/>77.1 <text:s text:c="2"/>-63.5 <text:s text:c="2"/>-55.9</text:p>
      <text:p text:style-name="Standard"><text:s text:c="3"/>9.223 | 2 <text:s/>| <text:s text:c="3"/>0.558 <text:s text:c="2"/>-0.489 <text:s text:c="2"/>-0.305 | <text:s/>-123.2 <text:s text:c="2"/>-47.0 <text:s/>-141.0</text:p>
      <text:p text:style-name="Standard"><text:s text:c="3"/>9.223 | 3 <text:s/>| <text:s text:c="3"/>0.947 <text:s text:c="2"/>-0.084 <text:s text:c="3"/>0.206 | <text:s text:c="2"/>-21.7 <text:s text:c="2"/>-74.8 <text:s/>-141.8</text:p>
      <text:p text:style-name="Standard"><text:s text:c="3"/>9.223 | 4 <text:s/>| <text:s text:c="3"/>1.009 <text:s text:c="3"/>0.024 <text:s text:c="3"/>0.022 | <text:s text:c="3"/>30.5 <text:s text:c="2"/>-85.1 <text:s text:c="2"/>105.8</text:p>
      <text:p text:style-name="Standard"><text:s text:c="3"/>9.223 | 5 <text:s/>| <text:s text:c="3"/>0.928 <text:s text:c="2"/>-0.466 <text:s text:c="2"/>-0.191 | <text:s/>-124.5 <text:s text:c="2"/>-69.8 <text:s text:c="2"/>-37.7</text:p>
      <text:p text:style-name="Standard"><text:s text:c="3"/>9.258 | 0 <text:s/>| <text:s text:c="8"/>Comm Error <text:s text:c="8"/>| <text:s text:c="11"/>- <text:s text:c="10"/></text:p>
      <text:p text:style-name="Standard"><text:s text:c="3"/>9.258 | 1 <text:s/>| <text:s text:c="3"/>0.661 <text:s text:c="3"/>0.376 <text:s text:c="3"/>0.034 | <text:s text:c="3"/>82.7 <text:s text:c="2"/>-59.9 <text:s text:c="2"/>-59.3</text:p>
      <text:p text:style-name="Standard"><text:s text:c="3"/>9.258 | 2 <text:s/>| <text:s text:c="3"/>0.555 <text:s text:c="2"/>-0.493 <text:s text:c="2"/>-0.247 | <text:s/>-120.5 <text:s text:c="2"/>-48.2 <text:s/>-141.6</text:p>
      <text:p text:style-name="Standard"><text:s text:c="3"/>9.258 | 3 <text:s/>| <text:s text:c="3"/>0.933 <text:s text:c="2"/>-0.069 <text:s text:c="3"/>0.183 | <text:s text:c="2"/>-21.2 <text:s text:c="2"/>-75.0 <text:s/>-142.1</text:p>
      <text:p text:style-name="Standard"><text:s text:c="3"/>9.258 | 4 <text:s/>| <text:s text:c="3"/>1.003 <text:s text:c="3"/>0.037 <text:s text:c="2"/>-0.006 | <text:s text:c="3"/>61.4 <text:s text:c="2"/>-85.0 <text:s text:c="3"/>74.4</text:p>
      <text:p text:style-name="Standard"><text:s text:c="3"/>9.258 | 5 <text:s/>| <text:s text:c="3"/>1.024 <text:s text:c="2"/>-0.218 <text:s text:c="2"/>-0.192 | <text:s/>-125.2 <text:s text:c="2"/>-70.0 <text:s text:c="2"/>-37.7</text:p>
      <text:p text:style-name="Standard"><text:s text:c="3"/>9.292 | 0 <text:s/>| <text:s text:c="8"/>Comm Error <text:s text:c="8"/>| <text:s text:c="11"/>- <text:s text:c="10"/></text:p>
      <text:p text:style-name="Standard"><text:s text:c="3"/>9.292 | 1 <text:s/>| <text:s text:c="3"/>0.666 <text:s text:c="3"/>0.415 <text:s text:c="3"/>0.021 | <text:s text:c="3"/>87.0 <text:s text:c="2"/>-57.2 <text:s text:c="2"/>-61.8</text:p>
      <text:p text:style-name="Standard"><text:s text:c="3"/>9.292 | 2 <text:s/>| <text:s text:c="3"/>0.602 <text:s text:c="2"/>-0.497 <text:s text:c="2"/>-0.176 | <text:s/>-117.3 <text:s text:c="2"/>-50.2 <text:s/>-143.0</text:p>
      <text:p text:style-name="Standard"><text:s text:c="3"/>9.292 | 3 <text:s/>| <text:s text:c="3"/>0.944 <text:s text:c="2"/>-0.083 <text:s text:c="3"/>0.213 | <text:s text:c="2"/>-21.1 <text:s text:c="2"/>-75.0 <text:s/>-142.1</text:p>
      <text:p text:style-name="Standard"><text:s text:c="3"/>9.292 | 4 <text:s/>| <text:s text:c="3"/>1.029 <text:s text:c="2"/>-0.019 <text:s text:c="3"/>0.017 | <text:s text:c="3"/>82.7 <text:s text:c="2"/>-84.7 <text:s text:c="3"/>55.7</text:p>
      <text:p text:style-name="Standard"><text:s text:c="3"/>9.292 | 5 <text:s/>| <text:s text:c="3"/>1.057 <text:s text:c="2"/>-0.258 <text:s text:c="2"/>-0.209 | <text:s/>-127.5 <text:s text:c="2"/>-71.8 <text:s text:c="2"/>-35.4</text:p>
      <text:p text:style-name="Standard"><text:s text:c="3"/>9.326 | 0 <text:s/>| <text:s text:c="8"/>Comm Error <text:s text:c="8"/>| <text:s text:c="11"/>- <text:s text:c="10"/></text:p>
      <text:p text:style-name="Standard"><text:s text:c="3"/>9.326 | 1 <text:s/>| <text:s text:c="3"/>0.595 <text:s text:c="3"/>0.477 <text:s text:c="2"/>-0.027 | <text:s text:c="3"/>92.4 <text:s text:c="2"/>-52.6 <text:s text:c="2"/>-64.3</text:p>
      <text:p text:style-name="Standard"><text:s text:c="3"/>9.326 | 2 <text:s/>| <text:s text:c="3"/>0.630 <text:s text:c="2"/>-0.540 <text:s text:c="2"/>-0.135 | <text:s/>-112.8 <text:s text:c="2"/>-51.8 <text:s/>-144.2</text:p>
      <text:p text:style-name="Standard"><text:s text:c="3"/>9.326 | 3 <text:s/>| <text:s text:c="3"/>1.008 <text:s text:c="2"/>-0.045 <text:s text:c="3"/>0.213 | <text:s text:c="2"/>-20.3 <text:s text:c="2"/>-75.0 <text:s/>-142.7</text:p>
      <text:p text:style-name="Standard"><text:s text:c="3"/>9.326 | 4 <text:s/>| <text:s text:c="3"/>1.026 <text:s text:c="3"/>0.071 <text:s text:c="2"/>-0.024 | <text:s text:c="3"/>94.8 <text:s text:c="2"/>-84.2 <text:s text:c="3"/>46.5</text:p>
      <text:p text:style-name="Standard"><text:s text:c="3"/>9.326 | 5 <text:s/>| <text:s text:c="3"/>1.003 <text:s text:c="2"/>-0.192 <text:s text:c="2"/>-0.240 | <text:s/>-130.0 <text:s text:c="2"/>-72.7 <text:s text:c="2"/>-32.3</text:p>
      <text:p text:style-name="Standard"><text:s text:c="3"/>9.360 | 0 <text:s/>| <text:s text:c="8"/>Comm Error <text:s text:c="8"/>| <text:s text:c="11"/>- <text:s text:c="10"/></text:p>
      <text:p text:style-name="Standard"><text:s text:c="3"/>9.360 | 1 <text:s/>| <text:s text:c="3"/>0.550 <text:s text:c="3"/>0.555 <text:s text:c="2"/>-0.102 | <text:s text:c="3"/>96.8 <text:s text:c="2"/>-48.6 <text:s text:c="2"/>-66.2</text:p>
      <text:p text:style-name="Standard"><text:s text:c="3"/>9.360 | 2 <text:s/>| <text:s text:c="3"/>0.733 <text:s text:c="2"/>-0.531 <text:s text:c="2"/>-0.079 | <text:s/>-109.7 <text:s text:c="2"/>-53.7 <text:s/>-145.1</text:p>
      <text:p text:style-name="Standard"><text:s text:c="3"/>9.360 | 3 <text:s/>| <text:s text:c="3"/>0.969 <text:s text:c="3"/>0.000 <text:s text:c="3"/>0.187 | <text:s text:c="2"/>-18.1 <text:s text:c="2"/>-75.5 <text:s/>-144.9</text:p>
      <text:p text:style-name="Standard"><text:s text:c="3"/>9.360 | 4 <text:s/>| <text:s text:c="3"/>1.021 <text:s text:c="3"/>0.084 <text:s text:c="2"/>-0.057 | <text:s text:c="2"/>104.1 <text:s text:c="2"/>-83.2 <text:s text:c="3"/>39.0</text:p>
      <text:p text:style-name="Standard"><text:s text:c="3"/>9.360 | 5 <text:s/>| <text:s text:c="3"/>1.006 <text:s text:c="2"/>-0.229 <text:s text:c="2"/>-0.263 | <text:s/>-132.7 <text:s text:c="2"/>-73.4 <text:s text:c="2"/>-29.8</text:p>
      <text:p text:style-name="Standard"><text:soft-page-break/><text:s text:c="3"/>9.394 | 0 <text:s/>| <text:s text:c="8"/>Comm Error <text:s text:c="8"/>| <text:s text:c="11"/>- <text:s text:c="10"/></text:p>
      <text:p text:style-name="Standard"><text:s text:c="3"/>9.394 | 1 <text:s/>| <text:s text:c="3"/>0.608 <text:s text:c="3"/>0.550 <text:s text:c="2"/>-0.155 | <text:s text:c="2"/>101.2 <text:s text:c="2"/>-44.5 <text:s text:c="2"/>-68.0</text:p>
      <text:p text:style-name="Standard"><text:s text:c="3"/>9.394 | 2 <text:s/>| <text:s text:c="3"/>0.784 <text:s text:c="2"/>-0.518 <text:s text:c="2"/>-0.034 | <text:s/>-105.6 <text:s text:c="2"/>-57.1 <text:s/>-146.3</text:p>
      <text:p text:style-name="Standard"><text:s text:c="3"/>9.394 | 3 <text:s/>| <text:s text:c="3"/>0.949 <text:s text:c="3"/>0.000 <text:s text:c="3"/>0.257 | <text:s text:c="2"/>-15.5 <text:s text:c="2"/>-75.4 <text:s/>-147.4</text:p>
      <text:p text:style-name="Standard"><text:s text:c="3"/>9.394 | 4 <text:s/>| <text:s text:c="3"/>1.006 <text:s text:c="3"/>0.110 <text:s text:c="2"/>-0.075 | <text:s text:c="2"/>108.0 <text:s text:c="2"/>-82.3 <text:s text:c="3"/>36.0</text:p>
      <text:p text:style-name="Standard"><text:s text:c="3"/>9.394 | 5 <text:s/>| <text:s text:c="3"/>0.999 <text:s text:c="2"/>-0.259 <text:s text:c="2"/>-0.229 | <text:s/>-133.2 <text:s text:c="2"/>-73.9 <text:s text:c="2"/>-30.1</text:p>
      <text:p text:style-name="Standard"><text:s text:c="3"/>9.428 | 0 <text:s/>| <text:s text:c="8"/>Comm Error <text:s text:c="8"/>| <text:s text:c="11"/>- <text:s text:c="10"/></text:p>
      <text:p text:style-name="Standard"><text:s text:c="3"/>9.428 | 1 <text:s/>| <text:s text:c="3"/>0.518 <text:s text:c="3"/>0.561 <text:s text:c="2"/>-0.227 | <text:s text:c="2"/>106.1 <text:s text:c="2"/>-41.7 <text:s text:c="2"/>-67.9</text:p>
      <text:p text:style-name="Standard"><text:s text:c="3"/>9.428 | 2 <text:s/>| <text:s text:c="3"/>0.824 <text:s text:c="2"/>-0.409 <text:s text:c="3"/>0.032 | <text:s/>-101.8 <text:s text:c="2"/>-60.2 <text:s/>-148.0</text:p>
      <text:p text:style-name="Standard"><text:s text:c="3"/>9.428 | 3 <text:s/>| <text:s text:c="3"/>0.944 <text:s text:c="2"/>-0.030 <text:s text:c="3"/>0.253 | <text:s text:c="2"/>-14.0 <text:s text:c="2"/>-75.2 <text:s/>-148.8</text:p>
      <text:p text:style-name="Standard"><text:s text:c="3"/>9.428 | 4 <text:s/>| <text:s text:c="3"/>1.009 <text:s text:c="3"/>0.078 <text:s text:c="2"/>-0.047 | <text:s text:c="2"/>109.2 <text:s text:c="2"/>-81.7 <text:s text:c="3"/>35.0</text:p>
      <text:p text:style-name="Standard"><text:s text:c="3"/>9.428 | 5 <text:s/>| <text:s text:c="3"/>0.991 <text:s text:c="2"/>-0.237 <text:s text:c="2"/>-0.204 | <text:s/>-133.3 <text:s text:c="2"/>-74.6 <text:s text:c="2"/>-29.9</text:p>
      <text:p text:style-name="Standard"><text:s text:c="3"/>9.462 | 0 <text:s/>| <text:s text:c="8"/>Comm Error <text:s text:c="8"/>| <text:s text:c="11"/>- <text:s text:c="10"/></text:p>
      <text:p text:style-name="Standard"><text:s text:c="3"/>9.462 | 1 <text:s/>| <text:s text:c="3"/>0.482 <text:s text:c="3"/>0.591 <text:s text:c="2"/>-0.301 | <text:s text:c="2"/>109.8 <text:s text:c="2"/>-38.2 <text:s text:c="2"/>-67.6</text:p>
      <text:p text:style-name="Standard"><text:s text:c="3"/>9.462 | 2 <text:s/>| <text:s text:c="3"/>0.861 <text:s text:c="2"/>-0.353 <text:s text:c="3"/>0.067 | <text:s text:c="2"/>-97.2 <text:s text:c="2"/>-63.8 <text:s/>-151.6</text:p>
      <text:p text:style-name="Standard"><text:s text:c="3"/>9.462 | 3 <text:s/>| <text:s text:c="3"/>0.979 <text:s text:c="2"/>-0.006 <text:s text:c="3"/>0.207 | <text:s text:c="2"/>-13.1 <text:s text:c="2"/>-75.2 <text:s/>-149.6</text:p>
      <text:p text:style-name="Standard"><text:s text:c="3"/>9.462 | 4 <text:s/>| <text:s text:c="3"/>0.985 <text:s text:c="3"/>0.047 <text:s text:c="3"/>0.049 | <text:s text:c="2"/>107.4 <text:s text:c="2"/>-81.3 <text:s text:c="3"/>36.7</text:p>
      <text:p text:style-name="Standard"><text:s text:c="3"/>9.462 | 5 <text:s/>| <text:s text:c="3"/>0.998 <text:s text:c="2"/>-0.119 <text:s text:c="2"/>-0.009 | <text:s/>-133.5 <text:s text:c="2"/>-76.4 <text:s text:c="2"/>-29.4</text:p>
      <text:p text:style-name="Standard"><text:s text:c="3"/>9.497 | 0 <text:s/>| <text:s text:c="8"/>Comm Error <text:s text:c="8"/>| <text:s text:c="11"/>- <text:s text:c="10"/></text:p>
      <text:p text:style-name="Standard"><text:s text:c="3"/>9.497 | 1 <text:s/>| <text:s text:c="3"/>0.433 <text:s text:c="3"/>0.638 <text:s text:c="2"/>-0.417 | <text:s text:c="2"/>114.3 <text:s text:c="2"/>-34.6 <text:s text:c="2"/>-67.6</text:p>
      <text:p text:style-name="Standard"><text:s text:c="3"/>9.497 | 2 <text:s/>| <text:s text:c="3"/>0.842 <text:s text:c="2"/>-0.240 <text:s text:c="3"/>0.086 | <text:s text:c="2"/>-91.3 <text:s text:c="2"/>-68.7 <text:s/>-154.0</text:p>
      <text:p text:style-name="Standard"><text:s text:c="3"/>9.497 | 3 <text:s/>| <text:s text:c="3"/>0.974 <text:s text:c="3"/>0.064 <text:s text:c="3"/>0.209 | <text:s text:c="2"/>-10.7 <text:s text:c="2"/>-75.6 <text:s/>-151.9</text:p>
      <text:p text:style-name="Standard"><text:s text:c="3"/>9.497 | 4 <text:s/>| <text:s text:c="3"/>1.008 <text:s text:c="2"/>-0.086 <text:s text:c="3"/>0.065 | <text:s text:c="2"/>106.8 <text:s text:c="2"/>-82.2 <text:s text:c="3"/>36.9</text:p>
      <text:p text:style-name="Standard"><text:s text:c="3"/>9.497 | 5 <text:s/>| <text:s text:c="3"/>1.001 <text:s text:c="2"/>-0.127 <text:s text:c="2"/>-0.060 | <text:s/>-132.5 <text:s text:c="2"/>-77.9 <text:s text:c="2"/>-30.1</text:p>
      <text:p text:style-name="Standard"><text:s text:c="3"/>9.532 | 0 <text:s/>| <text:s text:c="8"/>Comm Error <text:s text:c="8"/>| <text:s text:c="11"/>- <text:s text:c="10"/></text:p>
      <text:p text:style-name="Standard"><text:s text:c="3"/>9.532 | 1 <text:s/>| <text:s text:c="3"/>0.337 <text:s text:c="3"/>0.637 <text:s text:c="2"/>-0.459 | <text:s text:c="2"/>118.9 <text:s text:c="2"/>-30.5 <text:s text:c="2"/>-67.2</text:p>
      <text:p text:style-name="Standard"><text:s text:c="3"/>9.532 | 2 <text:s/>| <text:s text:c="3"/>0.909 <text:s text:c="2"/>-0.170 <text:s text:c="3"/>0.094 | <text:s text:c="2"/>-87.6 <text:s text:c="2"/>-72.6 <text:s/>-156.0</text:p>
      <text:p text:style-name="Standard"><text:s text:c="3"/>9.532 | 3 <text:s/>| <text:s text:c="3"/>0.982 <text:s text:c="3"/>0.137 <text:s text:c="3"/>0.244 | <text:s text:c="3"/>-3.7 <text:s text:c="2"/>-75.8 <text:s/>-158.6</text:p>
      <text:p text:style-name="Standard"><text:s text:c="3"/>9.532 | 4 <text:s/>| <text:s text:c="3"/>0.995 <text:s text:c="3"/>0.052 <text:s text:c="2"/>-0.165 | <text:s text:c="2"/>123.7 <text:s text:c="2"/>-82.3 <text:s text:c="3"/>20.0</text:p>
      <text:p text:style-name="Standard"><text:s text:c="3"/>9.532 | 5 <text:s/>| <text:s text:c="3"/>1.020 <text:s text:c="2"/>-0.120 <text:s text:c="2"/>-0.037 | <text:s/>-129.8 <text:s text:c="2"/>-79.6 <text:s text:c="2"/>-32.1</text:p>
      <text:p text:style-name="Standard"><text:s text:c="3"/>9.566 | 0 <text:s/>| <text:s text:c="8"/>Comm Error <text:s text:c="8"/>| <text:s text:c="11"/>- <text:s text:c="10"/></text:p>
      <text:p text:style-name="Standard"><text:s text:c="3"/>9.566 | 1 <text:s/>| <text:s text:c="3"/>0.280 <text:s text:c="3"/>0.643 <text:s text:c="2"/>-0.529 | <text:s text:c="2"/>124.9 <text:s text:c="2"/>-24.8 <text:s text:c="2"/>-66.3</text:p>
      <text:p text:style-name="Standard"><text:s text:c="3"/>9.566 | 2 <text:s/>| <text:s text:c="3"/>0.916 <text:s text:c="2"/>-0.104 <text:s text:c="3"/>0.086 | <text:s text:c="2"/>-79.7 <text:s text:c="2"/>-77.3 <text:s/>-161.7</text:p>
      <text:p text:style-name="Standard"><text:s text:c="3"/>9.566 | 3 <text:s/>| <text:s text:c="3"/>0.986 <text:s text:c="3"/>0.196 <text:s text:c="3"/>0.284 | <text:s text:c="4"/>3.0 <text:s text:c="2"/>-75.6 <text:s/>-165.4</text:p>
      <text:p text:style-name="Standard"><text:s text:c="3"/>9.566 | 4 <text:s/>| <text:s text:c="3"/>1.030 <text:s text:c="2"/>-0.199 <text:s text:c="2"/>-0.180 | <text:s text:c="2"/>148.5 <text:s text:c="2"/>-82.1 <text:s text:c="3"/>-6.4</text:p>
      <text:p text:style-name="Standard"><text:s text:c="3"/>9.566 | 5 <text:s/>| <text:s text:c="3"/>1.018 <text:s text:c="2"/>-0.080 <text:s text:c="2"/>-0.039 | <text:s/>-129.0 <text:s text:c="2"/>-80.7 <text:s text:c="2"/>-32.2</text:p>
      <text:p text:style-name="Standard"><text:s text:c="3"/>9.601 | 0 <text:s/>| <text:s text:c="8"/>Comm Error <text:s text:c="8"/>| <text:s text:c="11"/>- <text:s text:c="10"/></text:p>
      <text:p text:style-name="Standard"><text:s text:c="3"/>9.601 | 1 <text:s/>| <text:s text:c="3"/>0.235 <text:s text:c="3"/>0.641 <text:s text:c="2"/>-0.618 | <text:s text:c="2"/>129.3 <text:s text:c="2"/>-20.9 <text:s text:c="2"/>-65.1</text:p>
      <text:p text:style-name="Standard"><text:s text:c="3"/>9.601 | 2 <text:s/>| <text:s text:c="3"/>0.888 <text:s text:c="2"/>-0.051 <text:s text:c="3"/>0.079 | <text:s text:c="2"/>-70.3 <text:s text:c="2"/>-80.2 <text:s/>-169.8</text:p>
      <text:p text:style-name="Standard"><text:s text:c="3"/>9.601 | 3 <text:s/>| <text:s text:c="3"/>0.969 <text:s text:c="3"/>0.183 <text:s text:c="3"/>0.321 | <text:s text:c="3"/>10.4 <text:s text:c="2"/>-74.7 <text:s/>-172.7</text:p>
      <text:p text:style-name="Standard"><text:s text:c="3"/>9.601 | 4 <text:s/>| <text:s text:c="3"/>1.021 <text:s text:c="2"/>-0.460 <text:s text:c="2"/>-0.113 | <text:s/>-164.0 <text:s text:c="2"/>-81.1 <text:s text:c="2"/>-54.3</text:p>
      <text:p text:style-name="Standard"><text:s text:c="3"/>9.601 | 5 <text:s/>| <text:s text:c="3"/>1.020 <text:s text:c="2"/>-0.096 <text:s text:c="2"/>-0.080 | <text:s/>-129.1 <text:s text:c="2"/>-81.3 <text:s text:c="2"/>-31.2</text:p>
      <text:p text:style-name="Standard"><text:s text:c="3"/>9.635 | 0 <text:s/>| <text:s text:c="8"/>Comm Error <text:s text:c="8"/>| <text:s text:c="11"/>- <text:s text:c="10"/></text:p>
      <text:p text:style-name="Standard"><text:s text:c="3"/>9.635 | 1 <text:s/>| <text:s text:c="3"/>0.138 <text:s text:c="3"/>0.617 <text:s text:c="2"/>-0.659 | <text:s text:c="2"/>134.9 <text:s text:c="2"/>-16.0 <text:s text:c="2"/>-62.8</text:p>
      <text:p text:style-name="Standard"><text:s text:c="3"/>9.635 | 2 <text:s/>| <text:s text:c="3"/>0.909 <text:s text:c="2"/>-0.019 <text:s text:c="3"/>0.082 | <text:s text:c="2"/>-49.4 <text:s text:c="2"/>-83.0 <text:s text:c="2"/>170.3</text:p>
      <text:p text:style-name="Standard"><text:s text:c="3"/>9.635 | 3 <text:s/>| <text:s text:c="3"/>0.995 <text:s text:c="3"/>0.140 <text:s text:c="3"/>0.337 | <text:s text:c="3"/>13.5 <text:s text:c="2"/>-73.8 <text:s/>-176.0</text:p>
      <text:p text:style-name="Standard"><text:s text:c="3"/>9.635 | 4 <text:s/>| <text:s text:c="3"/>1.029 <text:s text:c="2"/>-0.297 <text:s text:c="2"/>-0.130 | <text:s/>-140.2 <text:s text:c="2"/>-78.7 <text:s text:c="2"/>-76.6</text:p>
      <text:p text:style-name="Standard"><text:s text:c="3"/>9.635 | 5 <text:s/>| <text:s text:c="3"/>1.036 <text:s text:c="2"/>-0.073 <text:s text:c="2"/>-0.118 | <text:s/>-132.3 <text:s text:c="2"/>-81.5 <text:s text:c="2"/>-28.6</text:p>
      <text:p text:style-name="Standard"><text:s text:c="3"/>9.669 | 0 <text:s/>| <text:s text:c="8"/>Comm Error <text:s text:c="8"/>| <text:s text:c="11"/>- <text:s text:c="10"/></text:p>
      <text:p text:style-name="Standard"><text:soft-page-break/><text:s text:c="3"/>9.669 | 1 <text:s/>| <text:s text:c="3"/>0.119 <text:s text:c="3"/>0.565 <text:s text:c="2"/>-0.765 | <text:s text:c="2"/>139.3 <text:s text:c="2"/>-13.0 <text:s text:c="2"/>-61.0</text:p>
      <text:p text:style-name="Standard"><text:s text:c="3"/>9.669 | 2 <text:s/>| <text:s text:c="3"/>0.962 <text:s text:c="2"/>-0.020 <text:s text:c="3"/>0.061 | <text:s text:c="2"/>-22.4 <text:s text:c="2"/>-84.1 <text:s text:c="2"/>142.1</text:p>
      <text:p text:style-name="Standard"><text:s text:c="3"/>9.669 | 3 <text:s/>| <text:s text:c="3"/>1.008 <text:s text:c="3"/>0.108 <text:s text:c="3"/>0.311 | <text:s text:c="3"/>15.3 <text:s text:c="2"/>-73.2 <text:s/>-178.3</text:p>
      <text:p text:style-name="Standard"><text:s text:c="3"/>9.669 | 4 <text:s/>| <text:s text:c="3"/>1.014 <text:s text:c="2"/>-0.036 <text:s text:c="2"/>-0.185 | <text:s/>-132.6 <text:s text:c="2"/>-76.6 <text:s text:c="2"/>-81.2</text:p>
      <text:p text:style-name="Standard"><text:s text:c="3"/>9.669 | 5 <text:s/>| <text:s text:c="3"/>1.023 <text:s text:c="2"/>-0.070 <text:s text:c="2"/>-0.100 | <text:s/>-134.7 <text:s text:c="2"/>-81.7 <text:s text:c="2"/>-26.4</text:p>
      <text:p text:style-name="Standard"><text:s text:c="3"/>9.703 | 0 <text:s/>| <text:s text:c="8"/>Comm Error <text:s text:c="8"/>| <text:s text:c="11"/>- <text:s text:c="10"/></text:p>
      <text:p text:style-name="Standard"><text:s text:c="3"/>9.703 | 1 <text:s/>| <text:s text:c="3"/>0.054 <text:s text:c="3"/>0.560 <text:s text:c="2"/>-0.860 | <text:s text:c="2"/>143.7 <text:s text:c="2"/>-10.8 <text:s text:c="2"/>-58.9</text:p>
      <text:p text:style-name="Standard"><text:s text:c="3"/>9.703 | 2 <text:s/>| <text:s text:c="3"/>0.997 <text:s text:c="3"/>0.036 <text:s text:c="3"/>0.051 | <text:s text:c="3"/>22.2 <text:s text:c="2"/>-84.2 <text:s text:c="3"/>82.6</text:p>
      <text:p text:style-name="Standard"><text:s text:c="3"/>9.703 | 3 <text:s/>| <text:s text:c="3"/>0.948 <text:s text:c="3"/>0.086 <text:s text:c="3"/>0.287 | <text:s text:c="3"/>16.5 <text:s text:c="2"/>-72.7 <text:s/>-179.3</text:p>
      <text:p text:style-name="Standard"><text:s text:c="3"/>9.703 | 4 <text:s/>| <text:s text:c="3"/>0.988 <text:s text:c="3"/>0.129 <text:s text:c="2"/>-0.197 | <text:s/>-132.3 <text:s text:c="2"/>-76.2 <text:s text:c="2"/>-80.1</text:p>
      <text:p text:style-name="Standard"><text:s text:c="3"/>9.703 | 5 <text:s/>| <text:s text:c="3"/>1.006 <text:s text:c="2"/>-0.134 <text:s text:c="2"/>-0.066 | <text:s/>-132.7 <text:s text:c="2"/>-81.8 <text:s text:c="2"/>-28.6</text:p>
      <text:p text:style-name="Standard"><text:s text:c="3"/>9.737 | 0 <text:s/>| <text:s text:c="8"/>Comm Error <text:s text:c="8"/>| <text:s text:c="11"/>- <text:s text:c="10"/></text:p>
      <text:p text:style-name="Standard"><text:s text:c="3"/>9.737 | 1 <text:s/>| <text:s text:c="3"/>0.038 <text:s text:c="3"/>0.453 <text:s text:c="2"/>-0.875 | <text:s text:c="2"/>149.1 <text:s text:c="3"/>-8.1 <text:s text:c="2"/>-56.1</text:p>
      <text:p text:style-name="Standard"><text:s text:c="3"/>9.737 | 2 <text:s/>| <text:s text:c="3"/>0.990 <text:s text:c="3"/>0.110 <text:s text:c="3"/>0.042 | <text:s text:c="3"/>50.2 <text:s text:c="2"/>-82.9 <text:s text:c="3"/>68.6</text:p>
      <text:p text:style-name="Standard"><text:s text:c="3"/>9.737 | 3 <text:s/>| <text:s text:c="3"/>0.913 <text:s text:c="3"/>0.077 <text:s text:c="3"/>0.280 | <text:s text:c="3"/>16.9 <text:s text:c="2"/>-72.6 <text:s/>-179.8</text:p>
      <text:p text:style-name="Standard"><text:s text:c="3"/>9.737 | 4 <text:s/>| <text:s text:c="3"/>0.970 <text:s text:c="3"/>0.177 <text:s text:c="2"/>-0.175 | <text:s/>-133.6 <text:s text:c="2"/>-76.7 <text:s text:c="2"/>-78.9</text:p>
      <text:p text:style-name="Standard"><text:s text:c="3"/>9.737 | 5 <text:s/>| <text:s text:c="3"/>1.006 <text:s text:c="2"/>-0.130 <text:s text:c="2"/>-0.019 | <text:s/>-128.6 <text:s text:c="2"/>-81.9 <text:s text:c="2"/>-32.7</text:p>
      <text:p text:style-name="Standard"><text:s text:c="3"/>9.771 | 0 <text:s/>| <text:s text:c="8"/>Comm Error <text:s text:c="8"/>| <text:s text:c="11"/>- <text:s text:c="10"/></text:p>
      <text:p text:style-name="Standard"><text:s text:c="3"/>9.771 | 1 <text:s/>| <text:s text:c="3"/>0.084 <text:s text:c="3"/>0.431 <text:s text:c="2"/>-1.020 | <text:s text:c="2"/>153.3 <text:s text:c="3"/>-7.4 <text:s text:c="2"/>-54.1</text:p>
      <text:p text:style-name="Standard"><text:s text:c="3"/>9.771 | 2 <text:s/>| <text:s text:c="3"/>1.001 <text:s text:c="3"/>0.159 <text:s text:c="3"/>0.056 | <text:s text:c="3"/>60.8 <text:s text:c="2"/>-80.9 <text:s text:c="3"/>59.8</text:p>
      <text:p text:style-name="Standard"><text:s text:c="3"/>9.771 | 3 <text:s/>| <text:s text:c="3"/>0.947 <text:s text:c="3"/>0.048 <text:s text:c="3"/>0.299 | <text:s text:c="3"/>16.3 <text:s text:c="2"/>-72.3 <text:s/>-179.7</text:p>
      <text:p text:style-name="Standard"><text:s text:c="3"/>9.771 | 4 <text:s/>| <text:s text:c="3"/>0.962 <text:s text:c="3"/>0.373 <text:s text:c="2"/>-0.150 | <text:s/>-136.6 <text:s text:c="2"/>-79.0 <text:s text:c="2"/>-76.3</text:p>
      <text:p text:style-name="Standard"><text:s text:c="3"/>9.771 | 5 <text:s/>| <text:s text:c="3"/>1.014 <text:s text:c="2"/>-0.104 <text:s text:c="2"/>-0.032 | <text:s/>-126.0 <text:s text:c="2"/>-82.0 <text:s text:c="2"/>-35.5</text:p>
      <text:p text:style-name="Standard"><text:s text:c="3"/>9.806 | 0 <text:s/>| <text:s text:c="8"/>Comm Error <text:s text:c="8"/>| <text:s text:c="11"/>- <text:s text:c="10"/></text:p>
      <text:p text:style-name="Standard"><text:s text:c="3"/>9.806 | 1 <text:s/>| <text:s text:c="2"/>-0.007 <text:s text:c="3"/>0.435 <text:s text:c="2"/>-1.053 | <text:s text:c="2"/>157.9 <text:s text:c="3"/>-6.7 <text:s text:c="2"/>-51.7</text:p>
      <text:p text:style-name="Standard"><text:s text:c="3"/>9.806 | 2 <text:s/>| <text:s text:c="3"/>1.076 <text:s text:c="3"/>0.158 <text:s text:c="3"/>0.073 | <text:s text:c="3"/>67.0 <text:s text:c="2"/>-78.6 <text:s text:c="3"/>55.4</text:p>
      <text:p text:style-name="Standard"><text:s text:c="3"/>9.806 | 3 <text:s/>| <text:s text:c="3"/>0.959 <text:s text:c="3"/>0.025 <text:s text:c="3"/>0.275 | <text:s text:c="3"/>15.1 <text:s text:c="2"/>-72.4 <text:s/>-178.8</text:p>
      <text:p text:style-name="Standard"><text:s text:c="3"/>9.806 | 4 <text:s/>| <text:s text:c="3"/>1.010 <text:s text:c="3"/>0.771 <text:s text:c="2"/>-0.438 | <text:s/>-153.5 <text:s text:c="2"/>-81.7 <text:s text:c="2"/>-59.3</text:p>
      <text:p text:style-name="Standard"><text:s text:c="3"/>9.806 | 5 <text:s/>| <text:s text:c="3"/>1.006 <text:s text:c="2"/>-0.153 <text:s text:c="2"/>-0.028 | <text:s/>-123.5 <text:s text:c="2"/>-81.7 <text:s text:c="2"/>-38.3</text:p>
      <text:p text:style-name="Standard"><text:s text:c="3"/>9.840 | 0 <text:s/>| <text:s text:c="8"/>Comm Error <text:s text:c="8"/>| <text:s text:c="11"/>- <text:s text:c="10"/></text:p>
      <text:p text:style-name="Standard"><text:s text:c="3"/>9.840 | 1 <text:s/>| <text:s text:c="3"/>0.085 <text:s text:c="3"/>0.411 <text:s text:c="2"/>-1.062 | <text:s text:c="2"/>160.7 <text:s text:c="3"/>-6.6 <text:s text:c="2"/>-50.2</text:p>
      <text:p text:style-name="Standard"><text:s text:c="3"/>9.840 | 2 <text:s/>| <text:s text:c="3"/>1.153 <text:s text:c="3"/>0.192 <text:s text:c="3"/>0.108 | <text:s text:c="3"/>68.3 <text:s text:c="2"/>-77.2 <text:s text:c="3"/>55.0</text:p>
      <text:p text:style-name="Standard"><text:s text:c="3"/>9.840 | 3 <text:s/>| <text:s text:c="3"/>0.997 <text:s text:c="3"/>0.037 <text:s text:c="3"/>0.299 | <text:s text:c="3"/>14.1 <text:s text:c="2"/>-72.4 <text:s/>-178.0</text:p>
      <text:p text:style-name="Standard"><text:s text:c="3"/>9.840 | 4 <text:s/>| <text:s text:c="3"/>1.369 <text:s text:c="3"/>1.238 <text:s text:c="2"/>-0.181 | <text:s text:c="2"/>142.3 <text:s text:c="2"/>-80.1 <text:s text:c="4"/>0.1</text:p>
      <text:p text:style-name="Standard"><text:s text:c="3"/>9.840 | 5 <text:s/>| <text:s text:c="3"/>1.025 <text:s text:c="3"/>0.089 <text:s text:c="2"/>-0.050 | <text:s/>-133.1 <text:s text:c="2"/>-82.6 <text:s text:c="2"/>-27.6</text:p>
      <text:p text:style-name="Standard"><text:s text:c="3"/>9.874 | 0 <text:s/>| <text:s text:c="8"/>Comm Error <text:s text:c="8"/>| <text:s text:c="11"/>- <text:s text:c="10"/></text:p>
      <text:p text:style-name="Standard"><text:s text:c="3"/>9.874 | 1 <text:s/>| <text:s text:c="3"/>0.125 <text:s text:c="3"/>0.466 <text:s text:c="2"/>-1.166 | <text:s text:c="2"/>162.8 <text:s text:c="3"/>-7.5 <text:s text:c="2"/>-49.2</text:p>
      <text:p text:style-name="Standard"><text:s text:c="3"/>9.874 | 2 <text:s/>| <text:s text:c="3"/>1.203 <text:s text:c="3"/>0.207 <text:s text:c="3"/>0.119 | <text:s text:c="3"/>67.6 <text:s text:c="2"/>-75.9 <text:s text:c="3"/>56.2</text:p>
      <text:p text:style-name="Standard"><text:s text:c="3"/>9.874 | 3 <text:s/>| <text:s text:c="3"/>1.176 <text:s text:c="2"/>-0.111 <text:s text:c="3"/>0.279 | <text:s text:c="3"/>11.2 <text:s text:c="2"/>-72.6 <text:s/>-174.9</text:p>
      <text:p text:style-name="Standard"><text:s text:c="3"/>9.874 | 4 <text:s/>| <text:s text:c="3"/>1.016 <text:s text:c="2"/>-0.309 <text:s text:c="3"/>0.104 | <text:s text:c="2"/>144.1 <text:s text:c="2"/>-83.0 <text:s text:c="3"/>-1.5</text:p>
      <text:p text:style-name="Standard"><text:s text:c="3"/>9.874 | 5 <text:s/>| <text:s text:c="3"/>1.040 <text:s text:c="2"/>-0.125 <text:s text:c="2"/>-0.129 | <text:s/>-137.7 <text:s text:c="2"/>-81.8 <text:s text:c="2"/>-26.2</text:p>
      <text:p text:style-name="Standard"><text:s text:c="3"/>9.908 | 0 <text:s/>| <text:s text:c="8"/>Comm Error <text:s text:c="8"/>| <text:s text:c="11"/>- <text:s text:c="10"/></text:p>
      <text:p text:style-name="Standard"><text:s text:c="3"/>9.908 | 1 <text:s/>| <text:s text:c="3"/>0.091 <text:s text:c="3"/>0.454 <text:s text:c="2"/>-1.171 | <text:s text:c="2"/>163.0 <text:s text:c="3"/>-7.7 <text:s text:c="2"/>-48.7</text:p>
      <text:p text:style-name="Standard"><text:s text:c="3"/>9.908 | 2 <text:s/>| <text:s text:c="3"/>1.362 <text:s text:c="3"/>0.125 <text:s text:c="3"/>0.103 | <text:s text:c="3"/>69.5 <text:s text:c="2"/>-75.2 <text:s text:c="3"/>54.9</text:p>
      <text:p text:style-name="Standard"><text:s text:c="3"/>9.908 | 3 <text:s/>| <text:s text:c="3"/>1.069 <text:s text:c="2"/>-0.082 <text:s text:c="3"/>0.161 | <text:s text:c="4"/>7.6 <text:s text:c="2"/>-73.4 <text:s/>-170.8</text:p>
      <text:p text:style-name="Standard"><text:s text:c="3"/>9.908 | 4 <text:s/>| <text:s text:c="3"/>0.960 <text:s text:c="2"/>-0.190 <text:s text:c="2"/>-0.159 | <text:s text:c="2"/>177.2 <text:s text:c="2"/>-84.3 <text:s text:c="2"/>-27.2</text:p>
      <text:p text:style-name="Standard"><text:s text:c="3"/>9.908 | 5 <text:s/>| <text:s text:c="3"/>1.036 <text:s text:c="3"/>0.030 <text:s text:c="2"/>-0.262 | <text:s/>-149.2 <text:s text:c="2"/>-81.1 <text:s text:c="2"/>-15.6</text:p>
      <text:p text:style-name="Standard"><text:s text:c="3"/>9.943 | 0 <text:s/>| <text:s text:c="8"/>Comm Error <text:s text:c="8"/>| <text:s text:c="11"/>- <text:s text:c="10"/></text:p>
      <text:p text:style-name="Standard"><text:s text:c="3"/>9.943 | 1 <text:s/>| <text:s text:c="3"/>0.242 <text:s text:c="3"/>0.453 <text:s text:c="2"/>-1.138 | <text:s text:c="2"/>163.1 <text:s text:c="3"/>-8.3 <text:s text:c="2"/>-48.6</text:p>
      <text:p text:style-name="Standard"><text:soft-page-break/><text:s text:c="3"/>9.943 | 2 <text:s/>| <text:s text:c="3"/>1.333 <text:s text:c="3"/>0.162 <text:s text:c="3"/>0.108 | <text:s text:c="3"/>70.2 <text:s text:c="2"/>-75.3 <text:s text:c="3"/>54.5</text:p>
      <text:p text:style-name="Standard"><text:s text:c="3"/>9.943 | 3 <text:s/>| <text:s text:c="3"/>0.862 <text:s text:c="3"/>0.119 <text:s text:c="3"/>0.201 | <text:s text:c="4"/>9.1 <text:s text:c="2"/>-74.1 <text:s/>-172.8</text:p>
      <text:p text:style-name="Standard"><text:s text:c="3"/>9.943 | 4 <text:s/>| <text:s text:c="3"/>0.968 <text:s text:c="2"/>-0.028 <text:s text:c="2"/>-0.163 | <text:s text:c="2"/>162.3 <text:s text:c="2"/>-83.4 <text:s text:c="2"/>-17.7</text:p>
      <text:p text:style-name="Standard"><text:s text:c="3"/>9.943 | 5 <text:s/>| <text:s text:c="3"/>1.017 <text:s text:c="2"/>-0.201 <text:s text:c="2"/>-0.300 | <text:s/>-153.5 <text:s text:c="2"/>-79.9 <text:s text:c="2"/>-12.4</text:p>
      <text:p text:style-name="Standard"><text:s text:c="3"/>9.977 | 0 <text:s/>| <text:s text:c="8"/>Comm Error <text:s text:c="8"/>| <text:s text:c="11"/>- <text:s text:c="10"/></text:p>
      <text:p text:style-name="Standard"><text:s text:c="3"/>9.977 | 1 <text:s/>| <text:s text:c="3"/>0.211 <text:s text:c="3"/>0.406 <text:s text:c="2"/>-1.077 | <text:s text:c="2"/>162.4 <text:s text:c="3"/>-9.3 <text:s text:c="2"/>-48.9</text:p>
      <text:p text:style-name="Standard"><text:s text:c="3"/>9.977 | 2 <text:s/>| <text:s text:c="3"/>1.179 <text:s text:c="3"/>0.282 <text:s text:c="3"/>0.127 | <text:s text:c="3"/>68.7 <text:s text:c="2"/>-75.4 <text:s text:c="3"/>56.3</text:p>
      <text:p text:style-name="Standard"><text:s text:c="3"/>9.977 | 3 <text:s/>| <text:s text:c="3"/>0.951 <text:s text:c="3"/>0.169 <text:s text:c="3"/>0.340 | <text:s text:c="3"/>13.1 <text:s text:c="2"/>-73.6 <text:s/>-176.9</text:p>
      <text:p text:style-name="Standard"><text:s text:c="3"/>9.977 | 4 <text:s/>| <text:s text:c="3"/>1.027 <text:s text:c="2"/>-0.375 <text:s text:c="3"/>0.074 | <text:s/>-164.1 <text:s text:c="2"/>-84.1 <text:s text:c="2"/>-52.1</text:p>
      <text:p text:style-name="Standard"><text:s text:c="3"/>9.977 | 5 <text:s/>| <text:s text:c="3"/>1.023 <text:s text:c="2"/>-0.189 <text:s text:c="2"/>-0.165 | <text:s/>-149.8 <text:s text:c="2"/>-79.1 <text:s text:c="2"/>-16.6</text:p>
      <text:p text:style-name="Standard"><text:s text:c="2"/>10.011 | 0 <text:s/>| <text:s text:c="8"/>Comm Error <text:s text:c="8"/>| <text:s text:c="11"/>- <text:s text:c="10"/></text:p>
      <text:p text:style-name="Standard"><text:s text:c="2"/>10.011 | 1 <text:s/>| <text:s text:c="3"/>0.265 <text:s text:c="3"/>0.333 <text:s text:c="2"/>-1.037 | <text:s text:c="2"/>162.0 <text:s text:c="3"/>-9.8 <text:s text:c="2"/>-49.4</text:p>
      <text:p text:style-name="Standard"><text:s text:c="2"/>10.011 | 2 <text:s/>| <text:s text:c="3"/>1.019 <text:s text:c="3"/>0.256 <text:s text:c="3"/>0.133 | <text:s text:c="3"/>66.9 <text:s text:c="2"/>-75.5 <text:s text:c="3"/>57.8</text:p>
      <text:p text:style-name="Standard"><text:s text:c="2"/>10.011 | 3 <text:s/>| <text:s text:c="3"/>1.106 <text:s text:c="3"/>0.006 <text:s text:c="3"/>0.334 | <text:s text:c="3"/>13.2 <text:s text:c="2"/>-72.9 <text:s/>-177.2</text:p>
      <text:p text:style-name="Standard"><text:s text:c="2"/>10.011 | 4 <text:s/>| <text:s text:c="3"/>1.016 <text:s text:c="3"/>0.160 <text:s text:c="2"/>-0.009 | <text:s/>-142.1 <text:s text:c="2"/>-84.7 <text:s text:c="2"/>-67.5</text:p>
      <text:p text:style-name="Standard"><text:s text:c="2"/>10.011 | 5 <text:s/>| <text:s text:c="3"/>1.016 <text:s text:c="2"/>-0.133 <text:s text:c="2"/>-0.163 | <text:s/>-147.1 <text:s text:c="2"/>-78.9 <text:s text:c="2"/>-19.5</text:p>
      <text:p text:style-name="Standard"><text:s text:c="2"/>10.045 | 0 <text:s/>| <text:s text:c="8"/>Comm Error <text:s text:c="8"/>| <text:s text:c="11"/>- <text:s text:c="10"/></text:p>
      <text:p text:style-name="Standard"><text:s text:c="2"/>10.045 | 1 <text:s/>| <text:s text:c="3"/>0.257 <text:s text:c="3"/>0.310 <text:s text:c="2"/>-0.979 | <text:s text:c="2"/>161.5 <text:s text:c="2"/>-10.6 <text:s text:c="2"/>-50.0</text:p>
      <text:p text:style-name="Standard"><text:s text:c="2"/>10.045 | 2 <text:s/>| <text:s text:c="3"/>1.046 <text:s text:c="3"/>0.222 <text:s text:c="3"/>0.106 | <text:s text:c="3"/>66.0 <text:s text:c="2"/>-75.9 <text:s text:c="3"/>58.3</text:p>
      <text:p text:style-name="Standard"><text:s text:c="2"/>10.045 | 3 <text:s/>| <text:s text:c="3"/>1.022 <text:s text:c="2"/>-0.066 <text:s text:c="3"/>0.212 | <text:s text:c="3"/>10.6 <text:s text:c="2"/>-73.5 <text:s/>-174.8</text:p>
      <text:p text:style-name="Standard"><text:s text:c="2"/>10.045 | 4 <text:s/>| <text:s text:c="3"/>1.010 <text:s text:c="3"/>0.034 <text:s text:c="2"/>-0.032 | <text:s/>-172.1 <text:s text:c="2"/>-85.0 <text:s text:c="2"/>-39.7</text:p>
      <text:p text:style-name="Standard"><text:s text:c="2"/>10.045 | 5 <text:s/>| <text:s text:c="3"/>1.017 <text:s text:c="2"/>-0.077 <text:s text:c="2"/>-0.230 | <text:s/>-148.5 <text:s text:c="2"/>-78.6 <text:s text:c="2"/>-18.6</text:p>
      <text:p text:style-name="Standard"><text:s text:c="2"/>10.079 | 0 <text:s/>| <text:s text:c="8"/>Comm Error <text:s text:c="8"/>| <text:s text:c="11"/>- <text:s text:c="10"/></text:p>
      <text:p text:style-name="Standard"><text:s text:c="2"/>10.079 | 1 <text:s/>| <text:s text:c="3"/>0.247 <text:s text:c="3"/>0.344 <text:s text:c="2"/>-0.874 | <text:s text:c="2"/>160.9 <text:s text:c="2"/>-11.0 <text:s text:c="2"/>-50.4</text:p>
      <text:p text:style-name="Standard"><text:s text:c="2"/>10.079 | 2 <text:s/>| <text:s text:c="3"/>0.967 <text:s text:c="3"/>0.150 <text:s text:c="3"/>0.000 | <text:s text:c="3"/>65.6 <text:s text:c="2"/>-76.6 <text:s text:c="3"/>58.2</text:p>
      <text:p text:style-name="Standard"><text:s text:c="2"/>10.079 | 3 <text:s/>| <text:s text:c="3"/>0.969 <text:s text:c="2"/>-0.019 <text:s text:c="3"/>0.236 | <text:s text:c="4"/>7.8 <text:s text:c="2"/>-74.0 <text:s/>-172.2</text:p>
      <text:p text:style-name="Standard"><text:s text:c="2"/>10.079 | 4 <text:s/>| <text:s text:c="3"/>0.999 <text:s text:c="2"/>-0.222 <text:s text:c="3"/>0.023 | <text:s/>-114.7 <text:s text:c="2"/>-84.8 <text:s text:c="2"/>-93.9</text:p>
      <text:p text:style-name="Standard"><text:s text:c="2"/>10.079 | 5 <text:s/>| <text:s text:c="3"/>1.032 <text:s text:c="2"/>-0.021 <text:s text:c="2"/>-0.169 | <text:s/>-151.4 <text:s text:c="2"/>-78.9 <text:s text:c="2"/>-15.9</text:p>
      <text:p text:style-name="Standard"><text:s text:c="2"/>10.114 | 0 <text:s/>| <text:s text:c="8"/>Comm Error <text:s text:c="8"/>| <text:s text:c="11"/>- <text:s text:c="10"/></text:p>
      <text:p text:style-name="Standard"><text:s text:c="2"/>10.114 | 1 <text:s/>| <text:s text:c="3"/>0.246 <text:s text:c="3"/>0.362 <text:s text:c="2"/>-0.832 | <text:s text:c="2"/>160.1 <text:s text:c="2"/>-11.5 <text:s text:c="2"/>-51.0</text:p>
      <text:p text:style-name="Standard"><text:s text:c="2"/>10.114 | 2 <text:s/>| <text:s text:c="3"/>0.965 <text:s text:c="3"/>0.126 <text:s text:c="2"/>-0.013 | <text:s text:c="3"/>69.6 <text:s text:c="2"/>-77.7 <text:s text:c="3"/>53.8</text:p>
      <text:p text:style-name="Standard"><text:s text:c="2"/>10.114 | 3 <text:s/>| <text:s text:c="3"/>0.976 <text:s text:c="3"/>0.069 <text:s text:c="3"/>0.252 | <text:s text:c="4"/>8.3 <text:s text:c="2"/>-74.1 <text:s/>-172.6</text:p>
      <text:p text:style-name="Standard"><text:s text:c="2"/>10.114 | 4 <text:s/>| <text:s text:c="3"/>1.010 <text:s text:c="2"/>-0.008 <text:s text:c="2"/>-0.061 | <text:s/>-108.7 <text:s text:c="2"/>-84.7 <text:s/>-100.0</text:p>
      <text:p text:style-name="Standard"><text:s text:c="2"/>10.114 | 5 <text:s/>| <text:s text:c="3"/>1.003 <text:s text:c="2"/>-0.168 <text:s text:c="2"/>-0.122 | <text:s/>-148.1 <text:s text:c="2"/>-79.0 <text:s text:c="2"/>-19.3</text:p>
      <text:p text:style-name="Standard"><text:s text:c="2"/>10.148 | 0 <text:s/>| <text:s text:c="8"/>Comm Error <text:s text:c="8"/>| <text:s text:c="11"/>- <text:s text:c="10"/></text:p>
      <text:p text:style-name="Standard"><text:s text:c="2"/>10.148 | 1 <text:s/>| <text:s text:c="3"/>0.247 <text:s text:c="3"/>0.350 <text:s text:c="2"/>-0.844 | <text:s text:c="2"/>159.2 <text:s text:c="2"/>-11.9 <text:s text:c="2"/>-51.5</text:p>
      <text:p text:style-name="Standard"><text:s text:c="2"/>10.148 | 2 <text:s/>| <text:s text:c="3"/>1.032 <text:s text:c="3"/>0.163 <text:s text:c="3"/>0.016 | <text:s text:c="3"/>76.0 <text:s text:c="2"/>-78.8 <text:s text:c="3"/>47.1</text:p>
      <text:p text:style-name="Standard"><text:s text:c="2"/>10.148 | 3 <text:s/>| <text:s text:c="3"/>0.987 <text:s text:c="3"/>0.063 <text:s text:c="3"/>0.229 | <text:s text:c="4"/>9.2 <text:s text:c="2"/>-74.4 <text:s/>-173.7</text:p>
      <text:p text:style-name="Standard"><text:s text:c="2"/>10.148 | 4 <text:s/>| <text:s text:c="3"/>1.019 <text:s text:c="3"/>0.024 <text:s text:c="2"/>-0.037 | <text:s/>-119.1 <text:s text:c="2"/>-85.0 <text:s text:c="2"/>-86.7</text:p>
      <text:p text:style-name="Standard"><text:s text:c="2"/>10.148 | 5 <text:s/>| <text:s text:c="3"/>1.011 <text:s text:c="2"/>-0.157 <text:s text:c="2"/>-0.125 | <text:s/>-143.7 <text:s text:c="2"/>-79.0 <text:s text:c="2"/>-23.7</text:p>
      <text:p text:style-name="Standard"><text:s text:c="2"/>10.182 | 0 <text:s/>| <text:s text:c="8"/>Comm Error <text:s text:c="8"/>| <text:s text:c="11"/>- <text:s text:c="10"/></text:p>
      <text:p text:style-name="Standard"><text:s text:c="2"/>10.182 | 1 <text:s/>| <text:s text:c="3"/>0.228 <text:s text:c="3"/>0.348 <text:s text:c="2"/>-0.851 | <text:s text:c="2"/>158.9 <text:s text:c="2"/>-12.3 <text:s text:c="2"/>-52.1</text:p>
      <text:p text:style-name="Standard"><text:s text:c="2"/>10.182 | 2 <text:s/>| <text:s text:c="3"/>0.981 <text:s text:c="3"/>0.200 <text:s text:c="3"/>0.047 | <text:s text:c="3"/>77.8 <text:s text:c="2"/>-79.0 <text:s text:c="3"/>45.1</text:p>
      <text:p text:style-name="Standard"><text:s text:c="2"/>10.182 | 3 <text:s/>| <text:s text:c="3"/>0.966 <text:s text:c="3"/>0.023 <text:s text:c="3"/>0.242 | <text:s text:c="4"/>9.0 <text:s text:c="2"/>-74.7 <text:s/>-173.7</text:p>
      <text:p text:style-name="Standard"><text:s text:c="2"/>10.182 | 4 <text:s/>| <text:s text:c="3"/>0.999 <text:s text:c="2"/>-0.071 <text:s text:c="3"/>0.044 | <text:s/>-105.6 <text:s text:c="2"/>-84.9 <text:s/>-100.2</text:p>
      <text:p text:style-name="Standard"><text:s text:c="2"/>10.182 | 5 <text:s/>| <text:s text:c="3"/>1.023 <text:s text:c="2"/>-0.024 <text:s text:c="2"/>-0.195 | <text:s/>-145.9 <text:s text:c="2"/>-79.4 <text:s text:c="2"/>-21.5</text:p>
      <text:p text:style-name="Standard"><text:s text:c="2"/>10.217 | 0 <text:s/>| <text:s text:c="8"/>Comm Error <text:s text:c="8"/>| <text:s text:c="11"/>- <text:s text:c="10"/></text:p>
      <text:p text:style-name="Standard"><text:s text:c="2"/>10.217 | 1 <text:s/>| <text:s text:c="3"/>0.202 <text:s text:c="3"/>0.381 <text:s text:c="2"/>-0.931 | <text:s text:c="2"/>158.8 <text:s text:c="2"/>-12.4 <text:s text:c="2"/>-52.7</text:p>
      <text:p text:style-name="Standard"><text:s text:c="2"/>10.217 | 2 <text:s/>| <text:s text:c="3"/>0.986 <text:s text:c="3"/>0.184 <text:s text:c="3"/>0.061 | <text:s text:c="3"/>78.4 <text:s text:c="2"/>-79.1 <text:s text:c="3"/>44.2</text:p>
      <text:p text:style-name="Standard"><text:soft-page-break/><text:s text:c="2"/>10.217 | 3 <text:s/>| <text:s text:c="3"/>0.982 <text:s text:c="3"/>0.045 <text:s text:c="3"/>0.255 | <text:s text:c="4"/>9.1 <text:s text:c="2"/>-74.8 <text:s/>-173.8</text:p>
      <text:p text:style-name="Standard"><text:s text:c="2"/>10.217 | 4 <text:s/>| <text:s text:c="3"/>1.001 <text:s text:c="2"/>-0.070 <text:s text:c="3"/>0.051 | <text:s text:c="2"/>-89.5 <text:s text:c="2"/>-84.8 <text:s/>-121.1</text:p>
      <text:p text:style-name="Standard"><text:s text:c="2"/>10.217 | 5 <text:s/>| <text:s text:c="3"/>1.029 <text:s text:c="2"/>-0.111 <text:s text:c="2"/>-0.205 | <text:s/>-147.2 <text:s text:c="2"/>-79.4 <text:s text:c="2"/>-20.4</text:p>
      <text:p text:style-name="Standard"><text:s text:c="2"/>10.251 | 0 <text:s/>| <text:s text:c="8"/>Comm Error <text:s text:c="8"/>| <text:s text:c="11"/>- <text:s text:c="10"/></text:p>
      <text:p text:style-name="Standard"><text:s text:c="2"/>10.251 | 1 <text:s/>| <text:s text:c="3"/>0.188 <text:s text:c="3"/>0.398 <text:s text:c="2"/>-0.985 | <text:s text:c="2"/>158.6 <text:s text:c="2"/>-12.1 <text:s text:c="2"/>-53.6</text:p>
      <text:p text:style-name="Standard"><text:s text:c="2"/>10.251 | 2 <text:s/>| <text:s text:c="3"/>1.044 <text:s text:c="3"/>0.130 <text:s text:c="3"/>0.059 | <text:s text:c="3"/>77.1 <text:s text:c="2"/>-80.2 <text:s text:c="3"/>44.2</text:p>
      <text:p text:style-name="Standard"><text:s text:c="2"/>10.251 | 3 <text:s/>| <text:s text:c="3"/>0.981 <text:s text:c="3"/>0.081 <text:s text:c="3"/>0.225 | <text:s text:c="3"/>11.1 <text:s text:c="2"/>-74.9 <text:s/>-175.8</text:p>
      <text:p text:style-name="Standard"><text:s text:c="2"/>10.251 | 4 <text:s/>| <text:s text:c="3"/>1.007 <text:s text:c="3"/>0.049 <text:s text:c="3"/>0.056 | <text:s text:c="2"/>-76.8 <text:s text:c="2"/>-85.0 <text:s/>-128.3</text:p>
      <text:p text:style-name="Standard"><text:s text:c="2"/>10.251 | 5 <text:s/>| <text:s text:c="3"/>1.021 <text:s text:c="2"/>-0.128 <text:s text:c="2"/>-0.117 | <text:s/>-143.0 <text:s text:c="2"/>-79.6 <text:s text:c="2"/>-24.1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0.287 | 0 <text:s/>| <text:s text:c="8"/>Comm Error <text:s text:c="8"/>| <text:s text:c="11"/>- <text:s text:c="10"/></text:p>
      <text:p text:style-name="Standard"><text:s text:c="2"/>10.287 | 1 <text:s/>| <text:s text:c="3"/>0.173 <text:s text:c="3"/>0.390 <text:s text:c="2"/>-1.133 | <text:s text:c="2"/>158.0 <text:s text:c="2"/>-11.1 <text:s text:c="2"/>-55.4</text:p>
      <text:p text:style-name="Standard"><text:s text:c="2"/>10.287 | 2 <text:s/>| <text:s text:c="3"/>1.041 <text:s text:c="3"/>0.135 <text:s text:c="3"/>0.062 | <text:s text:c="3"/>72.3 <text:s text:c="2"/>-81.5 <text:s text:c="3"/>47.5</text:p>
      <text:p text:style-name="Standard"><text:s text:c="2"/>10.287 | 3 <text:s/>| <text:s text:c="3"/>0.953 <text:s text:c="3"/>0.037 <text:s text:c="3"/>0.197 | <text:s text:c="3"/>12.1 <text:s text:c="2"/>-75.3 <text:s/>-176.9</text:p>
      <text:p text:style-name="Standard"><text:s text:c="2"/>10.287 | 4 <text:s/>| <text:s text:c="3"/>1.020 <text:s text:c="3"/>0.051 <text:s text:c="3"/>0.033 | <text:s text:c="2"/>-78.1 <text:s text:c="2"/>-85.2 <text:s/>-118.6</text:p>
      <text:p text:style-name="Standard"><text:s text:c="2"/>10.287 | 5 <text:s/>| <text:s text:c="3"/>1.016 <text:s text:c="2"/>-0.057 <text:s text:c="2"/>-0.105 | <text:s/>-141.6 <text:s text:c="2"/>-80.3 <text:s text:c="2"/>-25.1</text:p>
      <text:p text:style-name="Standard"><text:s text:c="2"/>10.321 | 0 <text:s/>| <text:s text:c="8"/>Comm Error <text:s text:c="8"/>| <text:s text:c="11"/>- <text:s text:c="10"/></text:p>
      <text:p text:style-name="Standard"><text:s text:c="2"/>10.321 | 1 <text:s/>| <text:s text:c="3"/>0.186 <text:s text:c="3"/>0.360 <text:s text:c="2"/>-1.158 | <text:s text:c="2"/>156.9 <text:s text:c="2"/>-10.1 <text:s text:c="2"/>-57.3</text:p>
      <text:p text:style-name="Standard"><text:s text:c="2"/>10.321 | 2 <text:s/>| <text:s text:c="3"/>1.074 <text:s text:c="3"/>0.190 <text:s text:c="3"/>0.127 | <text:s text:c="3"/>56.2 <text:s text:c="2"/>-83.0 <text:s text:c="3"/>60.3</text:p>
      <text:p text:style-name="Standard"><text:s text:c="2"/>10.321 | 3 <text:s/>| <text:s text:c="3"/>0.985 <text:s text:c="3"/>0.015 <text:s text:c="3"/>0.248 | <text:s text:c="3"/>11.6 <text:s text:c="2"/>-75.8 <text:s/>-176.5</text:p>
      <text:p text:style-name="Standard"><text:s text:c="2"/>10.321 | 4 <text:s/>| <text:s text:c="3"/>1.010 <text:s text:c="3"/>0.124 <text:s text:c="2"/>-0.057 | <text:s/>-144.9 <text:s text:c="2"/>-85.2 <text:s text:c="2"/>-53.5</text:p>
      <text:p text:style-name="Standard"><text:s text:c="2"/>10.321 | 5 <text:s/>| <text:s text:c="3"/>1.026 <text:s text:c="2"/>-0.110 <text:s text:c="2"/>-0.107 | <text:s/>-137.1 <text:s text:c="2"/>-80.5 <text:s text:c="2"/>-28.9</text:p>
      <text:p text:style-name="Standard"><text:s text:c="2"/>10.356 | 0 <text:s/>| <text:s text:c="8"/>Comm Error <text:s text:c="8"/>| <text:s text:c="11"/>- <text:s text:c="10"/></text:p>
      <text:p text:style-name="Standard"><text:s text:c="2"/>10.356 | 1 <text:s/>| <text:s text:c="3"/>0.239 <text:s text:c="3"/>0.341 <text:s text:c="2"/>-1.135 | <text:s text:c="2"/>154.7 <text:s text:c="3"/>-9.6 <text:s text:c="2"/>-60.3</text:p>
      <text:p text:style-name="Standard"><text:s text:c="2"/>10.356 | 2 <text:s/>| <text:s text:c="3"/>1.122 <text:s text:c="3"/>0.199 <text:s text:c="3"/>0.144 | <text:s text:c="3"/>32.1 <text:s text:c="2"/>-83.9 <text:s text:c="3"/>81.6</text:p>
      <text:p text:style-name="Standard"><text:s text:c="2"/>10.356 | 3 <text:s/>| <text:s text:c="3"/>1.021 <text:s text:c="3"/>0.046 <text:s text:c="3"/>0.298 | <text:s text:c="3"/>11.7 <text:s text:c="2"/>-75.7 <text:s/>-176.4</text:p>
      <text:p text:style-name="Standard"><text:s text:c="2"/>10.356 | 4 <text:s/>| <text:s text:c="3"/>1.033 <text:s text:c="3"/>0.198 <text:s text:c="2"/>-0.090 | <text:s text:c="2"/>154.3 <text:s text:c="2"/>-84.8 <text:s text:c="3"/>-9.2</text:p>
      <text:p text:style-name="Standard"><text:s text:c="2"/>10.356 | 5 <text:s/>| <text:s text:c="3"/>1.024 <text:s text:c="2"/>-0.096 <text:s text:c="2"/>-0.062 | <text:s/>-132.9 <text:s text:c="2"/>-80.8 <text:s text:c="2"/>-32.3</text:p>
      <text:p text:style-name="Standard"><text:s text:c="2"/>10.390 | 0 <text:s/>| <text:s text:c="8"/>Comm Error <text:s text:c="8"/>| <text:s text:c="11"/>- <text:s text:c="10"/></text:p>
      <text:p text:style-name="Standard"><text:s text:c="2"/>10.390 | 1 <text:s/>| <text:s text:c="3"/>0.110 <text:s text:c="3"/>0.376 <text:s text:c="2"/>-1.002 | <text:s text:c="2"/>152.5 <text:s text:c="3"/>-9.3 <text:s text:c="2"/>-62.6</text:p>
      <text:p text:style-name="Standard"><text:s text:c="2"/>10.390 | 2 <text:s/>| <text:s text:c="3"/>1.109 <text:s text:c="3"/>0.197 <text:s text:c="3"/>0.139 | <text:s text:c="2"/>-15.7 <text:s text:c="2"/>-83.7 <text:s text:c="2"/>129.1</text:p>
      <text:p text:style-name="Standard"><text:s text:c="2"/>10.390 | 3 <text:s/>| <text:s text:c="3"/>1.016 <text:s text:c="3"/>0.081 <text:s text:c="3"/>0.279 | <text:s text:c="3"/>13.0 <text:s text:c="2"/>-75.5 <text:s/>-177.6</text:p>
      <text:p text:style-name="Standard"><text:s text:c="2"/>10.390 | 4 <text:s/>| <text:s text:c="3"/>1.026 <text:s text:c="3"/>0.213 <text:s text:c="2"/>-0.235 | <text:s text:c="2"/>149.0 <text:s text:c="2"/>-83.0 <text:s text:c="3"/>-1.6</text:p>
      <text:p text:style-name="Standard"><text:s text:c="2"/>10.390 | 5 <text:s/>| <text:s text:c="3"/>1.019 <text:s text:c="2"/>-0.109 <text:s text:c="2"/>-0.006 | <text:s/>-126.4 <text:s text:c="2"/>-81.2 <text:s text:c="2"/>-38.0</text:p>
      <text:p text:style-name="Standard"><text:s text:c="2"/>10.424 | 0 <text:s/>| <text:s text:c="8"/>Comm Error <text:s text:c="8"/>| <text:s text:c="11"/>- <text:s text:c="10"/></text:p>
      <text:p text:style-name="Standard"><text:s text:c="2"/>10.424 | 1 <text:s/>| <text:s text:c="3"/>0.011 <text:s text:c="3"/>0.428 <text:s text:c="2"/>-0.910 | <text:s text:c="2"/>149.1 <text:s text:c="3"/>-8.2 <text:s text:c="2"/>-65.9</text:p>
      <text:p text:style-name="Standard"><text:s text:c="2"/>10.424 | 2 <text:s/>| <text:s text:c="3"/>1.066 <text:s text:c="3"/>0.160 <text:s text:c="3"/>0.063 | <text:s text:c="2"/>-42.7 <text:s text:c="2"/>-82.7 <text:s text:c="2"/>155.2</text:p>
      <text:p text:style-name="Standard"><text:s text:c="2"/>10.424 | 3 <text:s/>| <text:s text:c="3"/>1.020 <text:s text:c="3"/>0.094 <text:s text:c="3"/>0.246 | <text:s text:c="3"/>14.2 <text:s text:c="2"/>-75.4 <text:s/>-178.7</text:p>
      <text:p text:style-name="Standard"><text:s text:c="2"/>10.424 | 4 <text:s/>| <text:s text:c="3"/>1.020 <text:s text:c="3"/>0.334 <text:s text:c="2"/>-0.274 | <text:s text:c="2"/>144.8 <text:s text:c="2"/>-80.5 <text:s text:c="4"/>4.7</text:p>
      <text:p text:style-name="Standard"><text:s text:c="2"/>10.424 | 5 <text:s/>| <text:s text:c="3"/>1.015 <text:s text:c="2"/>-0.103 <text:s text:c="2"/>-0.033 | <text:s/>-121.2 <text:s text:c="2"/>-81.3 <text:s text:c="2"/>-42.4</text:p>
      <text:p text:style-name="Standard"><text:s text:c="2"/>10.457 | 0 <text:s/>| <text:s text:c="8"/>Comm Error <text:s text:c="8"/>| <text:s text:c="11"/>- <text:s text:c="10"/></text:p>
      <text:p text:style-name="Standard"><text:s text:c="2"/>10.457 | 1 <text:s/>| <text:s text:c="3"/>0.032 <text:s text:c="3"/>0.466 <text:s text:c="2"/>-0.792 | <text:s text:c="2"/>146.2 <text:s text:c="3"/>-7.6 <text:s text:c="2"/>-68.8</text:p>
      <text:p text:style-name="Standard"><text:s text:c="2"/>10.457 | 2 <text:s/>| <text:s text:c="3"/>1.018 <text:s text:c="3"/>0.055 <text:s text:c="3"/>0.027 | <text:s text:c="2"/>-66.1 <text:s text:c="2"/>-81.0 <text:s text:c="2"/>176.4</text:p>
      <text:p text:style-name="Standard"><text:s text:c="2"/>10.457 | 3 <text:s/>| <text:s text:c="3"/>0.989 <text:s text:c="3"/>0.074 <text:s text:c="3"/>0.245 | <text:s text:c="3"/>14.7 <text:s text:c="2"/>-75.3 <text:s/>-179.2</text:p>
      <text:p text:style-name="Standard"><text:s text:c="2"/>10.457 | 4 <text:s/>| <text:s text:c="3"/>1.028 <text:s text:c="3"/>0.447 <text:s text:c="2"/>-0.299 | <text:s text:c="2"/>136.9 <text:s text:c="2"/>-76.1 <text:s text:c="3"/>13.1</text:p>
      <text:p text:style-name="Standard"><text:s text:c="2"/>10.457 | 5 <text:s/>| <text:s text:c="3"/>1.026 <text:s text:c="2"/>-0.096 <text:s text:c="2"/>-0.068 | <text:s/>-119.9 <text:s text:c="2"/>-81.3 <text:s text:c="2"/>-43.2</text:p>
      <text:p text:style-name="Standard"><text:soft-page-break/><text:s text:c="2"/>10.491 | 0 <text:s/>| <text:s text:c="8"/>Comm Error <text:s text:c="8"/>| <text:s text:c="11"/>- <text:s text:c="10"/></text:p>
      <text:p text:style-name="Standard"><text:s text:c="2"/>10.491 | 1 <text:s/>| <text:s text:c="3"/>0.107 <text:s text:c="3"/>0.493 <text:s text:c="2"/>-0.687 | <text:s text:c="2"/>143.2 <text:s text:c="3"/>-8.1 <text:s text:c="2"/>-71.8</text:p>
      <text:p text:style-name="Standard"><text:s text:c="2"/>10.491 | 2 <text:s/>| <text:s text:c="3"/>1.010 <text:s text:c="2"/>-0.035 <text:s text:c="2"/>-0.020 | <text:s text:c="2"/>-89.5 <text:s text:c="2"/>-77.0 <text:s/>-164.2</text:p>
      <text:p text:style-name="Standard"><text:s text:c="2"/>10.491 | 3 <text:s/>| <text:s text:c="3"/>0.971 <text:s text:c="3"/>0.036 <text:s text:c="3"/>0.257 | <text:s text:c="3"/>13.4 <text:s text:c="2"/>-75.2 <text:s/>-177.9</text:p>
      <text:p text:style-name="Standard"><text:s text:c="2"/>10.491 | 4 <text:s/>| <text:s text:c="3"/>1.008 <text:s text:c="3"/>0.160 <text:s text:c="2"/>-0.245 | <text:s text:c="2"/>134.5 <text:s text:c="2"/>-73.9 <text:s text:c="3"/>14.3</text:p>
      <text:p text:style-name="Standard"><text:s text:c="2"/>10.491 | 5 <text:s/>| <text:s text:c="3"/>1.022 <text:s text:c="2"/>-0.109 <text:s text:c="2"/>-0.069 | <text:s/>-119.9 <text:s text:c="2"/>-81.2 <text:s text:c="2"/>-42.9</text:p>
      <text:p text:style-name="Standard"><text:s text:c="2"/>10.526 | 0 <text:s/>| <text:s text:c="8"/>Comm Error <text:s text:c="8"/>| <text:s text:c="11"/>- <text:s text:c="10"/></text:p>
      <text:p text:style-name="Standard"><text:s text:c="2"/>10.526 | 1 <text:s/>| <text:s text:c="3"/>0.148 <text:s text:c="3"/>0.518 <text:s text:c="2"/>-0.563 | <text:s text:c="2"/>138.7 <text:s text:c="2"/>-10.6 <text:s text:c="2"/>-75.3</text:p>
      <text:p text:style-name="Standard"><text:s text:c="2"/>10.526 | 2 <text:s/>| <text:s text:c="3"/>0.935 <text:s text:c="2"/>-0.210 <text:s text:c="2"/>-0.125 | <text:s text:c="2"/>-99.1 <text:s text:c="2"/>-72.7 <text:s/>-157.9</text:p>
      <text:p text:style-name="Standard"><text:s text:c="2"/>10.526 | 3 <text:s/>| <text:s text:c="3"/>0.970 <text:s text:c="3"/>0.064 <text:s text:c="3"/>0.247 | <text:s text:c="3"/>12.8 <text:s text:c="2"/>-75.1 <text:s/>-177.2</text:p>
      <text:p text:style-name="Standard"><text:s text:c="2"/>10.526 | 4 <text:s/>| <text:s text:c="3"/>1.005 <text:s text:c="3"/>0.076 <text:s text:c="2"/>-0.196 | <text:s text:c="2"/>133.7 <text:s text:c="2"/>-72.8 <text:s text:c="3"/>14.2</text:p>
      <text:p text:style-name="Standard"><text:s text:c="2"/>10.526 | 5 <text:s/>| <text:s text:c="3"/>1.011 <text:s text:c="2"/>-0.120 <text:s text:c="2"/>-0.056 | <text:s/>-119.1 <text:s text:c="2"/>-81.2 <text:s text:c="2"/>-43.6</text:p>
      <text:p text:style-name="Standard"><text:s text:c="2"/>10.561 | 0 <text:s/>| <text:s text:c="8"/>Comm Error <text:s text:c="8"/>| <text:s text:c="11"/>- <text:s text:c="10"/></text:p>
      <text:p text:style-name="Standard"><text:s text:c="2"/>10.561 | 1 <text:s/>| <text:s text:c="3"/>0.154 <text:s text:c="3"/>0.542 <text:s text:c="2"/>-0.484 | <text:s text:c="2"/>135.2 <text:s text:c="2"/>-13.0 <text:s text:c="2"/>-77.8</text:p>
      <text:p text:style-name="Standard"><text:s text:c="2"/>10.561 | 2 <text:s/>| <text:s text:c="3"/>0.813 <text:s text:c="2"/>-0.294 <text:s text:c="2"/>-0.169 | <text:s/>-107.6 <text:s text:c="2"/>-66.0 <text:s/>-154.0</text:p>
      <text:p text:style-name="Standard"><text:s text:c="2"/>10.561 | 3 <text:s/>| <text:s text:c="3"/>0.973 <text:s text:c="3"/>0.100 <text:s text:c="3"/>0.256 | <text:s text:c="3"/>12.9 <text:s text:c="2"/>-74.9 <text:s/>-177.1</text:p>
      <text:p text:style-name="Standard"><text:s text:c="2"/>10.561 | 4 <text:s/>| <text:s text:c="3"/>1.021 <text:s text:c="3"/>0.032 <text:s text:c="2"/>-0.186 | <text:s text:c="2"/>133.2 <text:s text:c="2"/>-72.6 <text:s text:c="3"/>14.4</text:p>
      <text:p text:style-name="Standard"><text:s text:c="2"/>10.561 | 5 <text:s/>| <text:s text:c="3"/>1.033 <text:s text:c="2"/>-0.089 <text:s text:c="2"/>-0.040 | <text:s/>-118.4 <text:s text:c="2"/>-81.2 <text:s text:c="2"/>-44.2</text:p>
      <text:p text:style-name="Standard"><text:s text:c="2"/>10.595 | 0 <text:s/>| <text:s text:c="8"/>Comm Error <text:s text:c="8"/>| <text:s text:c="11"/>- <text:s text:c="10"/></text:p>
      <text:p text:style-name="Standard"><text:s text:c="2"/>10.595 | 1 <text:s/>| <text:s text:c="3"/>0.176 <text:s text:c="3"/>0.574 <text:s text:c="2"/>-0.506 | <text:s text:c="2"/>131.1 <text:s text:c="2"/>-16.3 <text:s text:c="2"/>-81.1</text:p>
      <text:p text:style-name="Standard"><text:s text:c="2"/>10.595 | 2 <text:s/>| <text:s text:c="3"/>0.729 <text:s text:c="2"/>-0.311 <text:s text:c="2"/>-0.178 | <text:s/>-111.0 <text:s text:c="2"/>-61.4 <text:s/>-153.6</text:p>
      <text:p text:style-name="Standard"><text:s text:c="2"/>10.595 | 3 <text:s/>| <text:s text:c="3"/>1.004 <text:s text:c="3"/>0.093 <text:s text:c="3"/>0.271 | <text:s text:c="3"/>13.0 <text:s text:c="2"/>-74.7 <text:s/>-177.2</text:p>
      <text:p text:style-name="Standard"><text:s text:c="2"/>10.595 | 4 <text:s/>| <text:s text:c="3"/>1.004 <text:s text:c="2"/>-0.019 <text:s text:c="2"/>-0.167 | <text:s text:c="2"/>132.8 <text:s text:c="2"/>-72.9 <text:s text:c="3"/>14.4</text:p>
      <text:p text:style-name="Standard"><text:s text:c="2"/>10.595 | 5 <text:s/>| <text:s text:c="3"/>1.042 <text:s text:c="2"/>-0.056 <text:s text:c="2"/>-0.114 | <text:s/>-121.8 <text:s text:c="2"/>-81.3 <text:s text:c="2"/>-41.1</text:p>
      <text:p text:style-name="Standard"><text:s text:c="2"/>10.629 | 0 <text:s/>| <text:s text:c="8"/>Comm Error <text:s text:c="8"/>| <text:s text:c="11"/>- <text:s text:c="10"/></text:p>
      <text:p text:style-name="Standard"><text:s text:c="2"/>10.629 | 1 <text:s/>| <text:s text:c="3"/>0.363 <text:s text:c="3"/>0.564 <text:s text:c="2"/>-0.502 | <text:s text:c="2"/>128.9 <text:s text:c="2"/>-20.0 <text:s text:c="2"/>-83.6</text:p>
      <text:p text:style-name="Standard"><text:s text:c="2"/>10.629 | 2 <text:s/>| <text:s text:c="3"/>0.572 <text:s text:c="2"/>-0.325 <text:s text:c="2"/>-0.217 | <text:s/>-113.4 <text:s text:c="2"/>-57.3 <text:s/>-154.5</text:p>
      <text:p text:style-name="Standard"><text:s text:c="2"/>10.629 | 3 <text:s/>| <text:s text:c="3"/>0.994 <text:s text:c="3"/>0.070 <text:s text:c="3"/>0.237 | <text:s text:c="3"/>12.0 <text:s text:c="2"/>-74.8 <text:s/>-176.1</text:p>
      <text:p text:style-name="Standard"><text:s text:c="2"/>10.629 | 4 <text:s/>| <text:s text:c="3"/>1.016 <text:s text:c="2"/>-0.147 <text:s text:c="2"/>-0.075 | <text:s text:c="2"/>132.9 <text:s text:c="2"/>-74.5 <text:s text:c="3"/>13.7</text:p>
      <text:p text:style-name="Standard"><text:s text:c="2"/>10.629 | 5 <text:s/>| <text:s text:c="3"/>1.003 <text:s text:c="2"/>-0.155 <text:s text:c="2"/>-0.124 | <text:s/>-123.0 <text:s text:c="2"/>-80.6 <text:s text:c="2"/>-40.9</text:p>
      <text:p text:style-name="Standard"><text:s text:c="2"/>10.664 | 0 <text:s/>| <text:s text:c="8"/>Comm Error <text:s text:c="8"/>| <text:s text:c="11"/>- <text:s text:c="10"/></text:p>
      <text:p text:style-name="Standard"><text:s text:c="2"/>10.664 | 1 <text:s/>| <text:s text:c="3"/>0.474 <text:s text:c="3"/>0.498 <text:s text:c="2"/>-0.441 | <text:s text:c="2"/>126.1 <text:s text:c="2"/>-27.4 <text:s text:c="2"/>-85.7</text:p>
      <text:p text:style-name="Standard"><text:s text:c="2"/>10.664 | 2 <text:s/>| <text:s text:c="3"/>0.464 <text:s text:c="2"/>-0.412 <text:s text:c="2"/>-0.242 | <text:s/>-117.0 <text:s text:c="2"/>-51.0 <text:s/>-155.4</text:p>
      <text:p text:style-name="Standard"><text:s text:c="2"/>10.664 | 3 <text:s/>| <text:s text:c="3"/>0.955 <text:s text:c="3"/>0.131 <text:s text:c="3"/>0.234 | <text:s text:c="3"/>12.4 <text:s text:c="2"/>-74.8 <text:s/>-176.6</text:p>
      <text:p text:style-name="Standard"><text:s text:c="2"/>10.664 | 4 <text:s/>| <text:s text:c="3"/>0.981 <text:s text:c="2"/>-0.113 <text:s text:c="2"/>-0.133 | <text:s text:c="2"/>134.3 <text:s text:c="2"/>-76.1 <text:s text:c="3"/>12.6</text:p>
      <text:p text:style-name="Standard"><text:s text:c="2"/>10.664 | 5 <text:s/>| <text:s text:c="3"/>1.030 <text:s text:c="2"/>-0.091 <text:s text:c="2"/>-0.023 | <text:s/>-120.2 <text:s text:c="2"/>-80.3 <text:s text:c="2"/>-43.7</text:p>
      <text:p text:style-name="Standard"><text:s text:c="2"/>10.698 | 0 <text:s/>| <text:s text:c="8"/>Comm Error <text:s text:c="8"/>| <text:s text:c="11"/>- <text:s text:c="10"/></text:p>
      <text:p text:style-name="Standard"><text:s text:c="2"/>10.698 | 1 <text:s/>| <text:s text:c="3"/>0.447 <text:s text:c="3"/>0.471 <text:s text:c="2"/>-0.385 | <text:s text:c="2"/>124.2 <text:s text:c="2"/>-32.5 <text:s text:c="2"/>-86.6</text:p>
      <text:p text:style-name="Standard"><text:s text:c="2"/>10.698 | 2 <text:s/>| <text:s text:c="3"/>0.505 <text:s text:c="2"/>-0.458 <text:s text:c="2"/>-0.231 | <text:s/>-118.8 <text:s text:c="2"/>-47.2 <text:s/>-156.5</text:p>
      <text:p text:style-name="Standard"><text:s text:c="2"/>10.698 | 3 <text:s/>| <text:s text:c="3"/>0.972 <text:s text:c="3"/>0.174 <text:s text:c="3"/>0.243 | <text:s text:c="3"/>15.1 <text:s text:c="2"/>-74.7 <text:s/>-179.4</text:p>
      <text:p text:style-name="Standard"><text:s text:c="2"/>10.698 | 4 <text:s/>| <text:s text:c="3"/>0.971 <text:s text:c="2"/>-0.377 <text:s text:c="3"/>0.103 | <text:s text:c="2"/>140.7 <text:s text:c="2"/>-80.3 <text:s text:c="4"/>7.5</text:p>
      <text:p text:style-name="Standard"><text:s text:c="2"/>10.698 | 5 <text:s/>| <text:s text:c="3"/>1.032 <text:s text:c="2"/>-0.043 <text:s text:c="2"/>-0.053 | <text:s/>-119.7 <text:s text:c="2"/>-80.6 <text:s text:c="2"/>-43.6</text:p>
      <text:p text:style-name="Standard"><text:s text:c="2"/>10.732 | 0 <text:s/>| <text:s text:c="8"/>Comm Error <text:s text:c="8"/>| <text:s text:c="11"/>- <text:s text:c="10"/></text:p>
      <text:p text:style-name="Standard"><text:s text:c="2"/>10.732 | 1 <text:s/>| <text:s text:c="3"/>0.595 <text:s text:c="3"/>0.420 <text:s text:c="2"/>-0.305 | <text:s text:c="2"/>122.9 <text:s text:c="2"/>-36.3 <text:s text:c="2"/>-87.3</text:p>
      <text:p text:style-name="Standard"><text:s text:c="2"/>10.732 | 2 <text:s/>| <text:s text:c="3"/>0.514 <text:s text:c="2"/>-0.447 <text:s text:c="2"/>-0.285 | <text:s/>-121.3 <text:s text:c="2"/>-44.1 <text:s/>-157.8</text:p>
      <text:p text:style-name="Standard"><text:s text:c="2"/>10.732 | 3 <text:s/>| <text:s text:c="3"/>1.009 <text:s text:c="3"/>0.153 <text:s text:c="3"/>0.224 | <text:s text:c="3"/>17.2 <text:s text:c="2"/>-74.8 <text:s text:c="2"/>178.6</text:p>
      <text:p text:style-name="Standard"><text:s text:c="2"/>10.732 | 4 <text:s/>| <text:s text:c="3"/>0.959 <text:s text:c="2"/>-0.055 <text:s text:c="2"/>-0.156 | <text:s text:c="2"/>153.7 <text:s text:c="2"/>-82.3 <text:s text:c="3"/>-2.5</text:p>
      <text:p text:style-name="Standard"><text:s text:c="2"/>10.732 | 5 <text:s/>| <text:s text:c="3"/>1.019 <text:s text:c="2"/>-0.141 <text:s text:c="2"/>-0.092 | <text:s/>-120.3 <text:s text:c="2"/>-80.1 <text:s text:c="2"/>-43.6</text:p>
      <text:p text:style-name="Standard"><text:s text:c="2"/>10.766 | 0 <text:s/>| <text:s text:c="8"/>Comm Error <text:s text:c="8"/>| <text:s text:c="11"/>- <text:s text:c="10"/></text:p>
      <text:p text:style-name="Standard"><text:soft-page-break/><text:s text:c="2"/>10.766 | 1 <text:s/>| <text:s text:c="3"/>0.665 <text:s text:c="3"/>0.499 <text:s text:c="2"/>-0.280 | <text:s text:c="2"/>120.2 <text:s text:c="2"/>-43.3 <text:s text:c="2"/>-88.2</text:p>
      <text:p text:style-name="Standard"><text:s text:c="2"/>10.766 | 2 <text:s/>| <text:s text:c="3"/>0.442 <text:s text:c="2"/>-0.494 <text:s text:c="2"/>-0.383 | <text:s/>-123.7 <text:s text:c="2"/>-42.0 <text:s/>-158.3</text:p>
      <text:p text:style-name="Standard"><text:s text:c="2"/>10.766 | 3 <text:s/>| <text:s text:c="3"/>0.980 <text:s text:c="3"/>0.124 <text:s text:c="3"/>0.211 | <text:s text:c="3"/>18.4 <text:s text:c="2"/>-74.8 <text:s text:c="2"/>176.6</text:p>
      <text:p text:style-name="Standard"><text:s text:c="2"/>10.766 | 4 <text:s/>| <text:s text:c="3"/>0.945 <text:s text:c="2"/>-0.010 <text:s text:c="2"/>-0.240 | <text:s text:c="2"/>164.6 <text:s text:c="2"/>-81.7 <text:s text:c="2"/>-11.2</text:p>
      <text:p text:style-name="Standard"><text:s text:c="2"/>10.766 | 5 <text:s/>| <text:s text:c="3"/>1.017 <text:s text:c="2"/>-0.159 <text:s text:c="2"/>-0.090 | <text:s/>-119.6 <text:s text:c="2"/>-79.2 <text:s text:c="2"/>-44.4</text:p>
      <text:p text:style-name="Standard"><text:s text:c="2"/>10.800 | 0 <text:s/>| <text:s text:c="8"/>Comm Error <text:s text:c="8"/>| <text:s text:c="11"/>- <text:s text:c="10"/></text:p>
      <text:p text:style-name="Standard"><text:s text:c="2"/>10.800 | 1 <text:s/>| <text:s text:c="3"/>0.743 <text:s text:c="3"/>0.501 <text:s text:c="2"/>-0.228 | <text:s text:c="2"/>117.8 <text:s text:c="2"/>-47.6 <text:s text:c="2"/>-88.1</text:p>
      <text:p text:style-name="Standard"><text:s text:c="2"/>10.800 | 2 <text:s/>| <text:s text:c="3"/>0.496 <text:s text:c="2"/>-0.540 <text:s text:c="2"/>-0.466 | <text:s/>-126.3 <text:s text:c="2"/>-40.3 <text:s/>-158.4</text:p>
      <text:p text:style-name="Standard"><text:s text:c="2"/>10.800 | 3 <text:s/>| <text:s text:c="3"/>0.960 <text:s text:c="3"/>0.114 <text:s text:c="3"/>0.206 | <text:s text:c="3"/>19.4 <text:s text:c="2"/>-75.0 <text:s text:c="2"/>176.6</text:p>
      <text:p text:style-name="Standard"><text:s text:c="2"/>10.800 | 4 <text:s/>| <text:s text:c="3"/>0.983 <text:s text:c="3"/>0.147 <text:s text:c="2"/>-0.234 | <text:s text:c="2"/>166.7 <text:s text:c="2"/>-81.3 <text:s text:c="2"/>-14.2</text:p>
      <text:p text:style-name="Standard"><text:s text:c="2"/>10.800 | 5 <text:s/>| <text:s text:c="3"/>1.010 <text:s text:c="2"/>-0.167 <text:s text:c="2"/>-0.106 | <text:s/>-119.0 <text:s text:c="2"/>-78.1 <text:s text:c="2"/>-45.0</text:p>
      <text:p text:style-name="Standard"><text:s text:c="2"/>10.834 | 0 <text:s/>| <text:s text:c="8"/>Comm Error <text:s text:c="8"/>| <text:s text:c="11"/>- <text:s text:c="10"/></text:p>
      <text:p text:style-name="Standard"><text:s text:c="2"/>10.834 | 1 <text:s/>| <text:s text:c="3"/>0.817 <text:s text:c="3"/>0.488 <text:s text:c="2"/>-0.185 | <text:s text:c="2"/>113.9 <text:s text:c="2"/>-53.2 <text:s text:c="2"/>-87.2</text:p>
      <text:p text:style-name="Standard"><text:s text:c="2"/>10.834 | 2 <text:s/>| <text:s text:c="3"/>0.577 <text:s text:c="2"/>-0.557 <text:s text:c="2"/>-0.526 | <text:s/>-129.9 <text:s text:c="2"/>-39.5 <text:s/>-158.1</text:p>
      <text:p text:style-name="Standard"><text:s text:c="2"/>10.834 | 3 <text:s/>| <text:s text:c="3"/>1.000 <text:s text:c="3"/>0.104 <text:s text:c="3"/>0.202 | <text:s text:c="3"/>20.1 <text:s text:c="2"/>-75.1 <text:s text:c="2"/>176.0</text:p>
      <text:p text:style-name="Standard"><text:s text:c="2"/>10.834 | 4 <text:s/>| <text:s text:c="3"/>1.004 <text:s text:c="3"/>0.043 <text:s text:c="2"/>-0.143 | <text:s text:c="2"/>165.2 <text:s text:c="2"/>-81.4 <text:s text:c="2"/>-14.6</text:p>
      <text:p text:style-name="Standard"><text:s text:c="2"/>10.834 | 5 <text:s/>| <text:s text:c="3"/>1.001 <text:s text:c="2"/>-0.159 <text:s text:c="2"/>-0.103 | <text:s/>-118.3 <text:s text:c="2"/>-77.4 <text:s text:c="2"/>-45.4</text:p>
      <text:p text:style-name="Standard"><text:s text:c="2"/>10.869 | 0 <text:s/>| <text:s text:c="8"/>Comm Error <text:s text:c="8"/>| <text:s text:c="11"/>- <text:s text:c="10"/></text:p>
      <text:p text:style-name="Standard"><text:s text:c="2"/>10.869 | 1 <text:s/>| <text:s text:c="3"/>0.856 <text:s text:c="3"/>0.452 <text:s text:c="2"/>-0.137 | <text:s text:c="2"/>110.6 <text:s text:c="2"/>-56.9 <text:s text:c="2"/>-86.0</text:p>
      <text:p text:style-name="Standard"><text:s text:c="2"/>10.869 | 2 <text:s/>| <text:s text:c="3"/>0.657 <text:s text:c="2"/>-0.591 <text:s text:c="2"/>-0.564 | <text:s/>-132.1 <text:s text:c="2"/>-39.6 <text:s/>-157.9</text:p>
      <text:p text:style-name="Standard"><text:s text:c="2"/>10.869 | 3 <text:s/>| <text:s text:c="3"/>1.021 <text:s text:c="3"/>0.086 <text:s text:c="3"/>0.188 | <text:s text:c="3"/>20.8 <text:s text:c="2"/>-75.6 <text:s text:c="2"/>175.2</text:p>
      <text:p text:style-name="Standard"><text:s text:c="2"/>10.869 | 4 <text:s/>| <text:s text:c="3"/>1.015 <text:s text:c="3"/>0.139 <text:s text:c="2"/>-0.106 | <text:s text:c="2"/>168.6 <text:s text:c="2"/>-82.3 <text:s text:c="2"/>-18.1</text:p>
      <text:p text:style-name="Standard"><text:s text:c="2"/>10.869 | 5 <text:s/>| <text:s text:c="3"/>0.998 <text:s text:c="2"/>-0.184 <text:s text:c="2"/>-0.090 | <text:s/>-117.1 <text:s text:c="2"/>-76.4 <text:s text:c="2"/>-46.5</text:p>
      <text:p text:style-name="Standard"><text:s text:c="2"/>10.903 | 0 <text:s/>| <text:s text:c="8"/>Comm Error <text:s text:c="8"/>| <text:s text:c="11"/>- <text:s text:c="10"/></text:p>
      <text:p text:style-name="Standard"><text:s text:c="2"/>10.903 | 1 <text:s/>| <text:s text:c="3"/>0.973 <text:s text:c="3"/>0.387 <text:s text:c="2"/>-0.069 | <text:s text:c="2"/>106.4 <text:s text:c="2"/>-62.1 <text:s text:c="2"/>-82.9</text:p>
      <text:p text:style-name="Standard"><text:s text:c="2"/>10.903 | 2 <text:s/>| <text:s text:c="3"/>0.686 <text:s text:c="2"/>-0.586 <text:s text:c="2"/>-0.632 | <text:s/>-134.9 <text:s text:c="2"/>-40.0 <text:s/>-157.7</text:p>
      <text:p text:style-name="Standard"><text:s text:c="2"/>10.903 | 3 <text:s/>| <text:s text:c="3"/>1.023 <text:s text:c="3"/>0.048 <text:s text:c="3"/>0.195 | <text:s text:c="3"/>20.8 <text:s text:c="2"/>-76.0 <text:s text:c="2"/>175.1</text:p>
      <text:p text:style-name="Standard"><text:s text:c="2"/>10.903 | 4 <text:s/>| <text:s text:c="3"/>1.059 <text:s text:c="3"/>0.139 <text:s text:c="2"/>-0.033 | <text:s text:c="2"/>161.8 <text:s text:c="2"/>-83.0 <text:s text:c="2"/>-11.6</text:p>
      <text:p text:style-name="Standard"><text:s text:c="2"/>10.903 | 5 <text:s/>| <text:s text:c="3"/>1.005 <text:s text:c="2"/>-0.202 <text:s text:c="2"/>-0.097 | <text:s/>-116.5 <text:s text:c="2"/>-75.6 <text:s text:c="2"/>-47.0</text:p>
      <text:p text:style-name="Standard"><text:s text:c="2"/>10.937 | 0 <text:s/>| <text:s text:c="8"/>Comm Error <text:s text:c="8"/>| <text:s text:c="11"/>- <text:s text:c="10"/></text:p>
      <text:p text:style-name="Standard"><text:s text:c="2"/>10.937 | 1 <text:s/>| <text:s text:c="3"/>0.934 <text:s text:c="3"/>0.407 <text:s text:c="2"/>-0.029 | <text:s text:c="3"/>98.4 <text:s text:c="2"/>-65.2 <text:s text:c="2"/>-78.6</text:p>
      <text:p text:style-name="Standard"><text:s text:c="2"/>10.937 | 2 <text:s/>| <text:s text:c="3"/>0.736 <text:s text:c="2"/>-0.566 <text:s text:c="2"/>-0.619 | <text:s/>-136.5 <text:s text:c="2"/>-40.6 <text:s/>-157.8</text:p>
      <text:p text:style-name="Standard"><text:s text:c="2"/>10.937 | 3 <text:s/>| <text:s text:c="3"/>1.037 <text:s text:c="3"/>0.012 <text:s text:c="3"/>0.213 | <text:s text:c="3"/>19.2 <text:s text:c="2"/>-76.5 <text:s text:c="2"/>176.5</text:p>
      <text:p text:style-name="Standard"><text:s text:c="2"/>10.937 | 4 <text:s/>| <text:s text:c="3"/>1.093 <text:s text:c="3"/>0.101 <text:s text:c="2"/>-0.020 | <text:s text:c="2"/>159.4 <text:s text:c="2"/>-84.2 <text:s text:c="3"/>-9.8</text:p>
      <text:p text:style-name="Standard"><text:s text:c="2"/>10.937 | 5 <text:s/>| <text:s text:c="3"/>1.018 <text:s text:c="2"/>-0.271 <text:s text:c="2"/>-0.057 | <text:s/>-115.0 <text:s text:c="2"/>-74.5 <text:s text:c="2"/>-48.1</text:p>
      <text:p text:style-name="Standard"><text:s text:c="2"/>10.971 | 0 <text:s/>| <text:s text:c="8"/>Comm Error <text:s text:c="8"/>| <text:s text:c="11"/>- <text:s text:c="10"/></text:p>
      <text:p text:style-name="Standard"><text:s text:c="2"/>10.971 | 1 <text:s/>| <text:s text:c="3"/>0.996 <text:s text:c="3"/>0.408 <text:s text:c="3"/>0.026 | <text:s text:c="3"/>91.5 <text:s text:c="2"/>-67.6 <text:s text:c="2"/>-73.9</text:p>
      <text:p text:style-name="Standard"><text:s text:c="2"/>10.971 | 2 <text:s/>| <text:s text:c="3"/>0.728 <text:s text:c="2"/>-0.526 <text:s text:c="2"/>-0.670 | <text:s/>-137.5 <text:s text:c="2"/>-41.3 <text:s/>-158.0</text:p>
      <text:p text:style-name="Standard"><text:s text:c="2"/>10.971 | 3 <text:s/>| <text:s text:c="3"/>1.055 <text:s text:c="2"/>-0.066 <text:s text:c="3"/>0.207 | <text:s text:c="3"/>16.2 <text:s text:c="2"/>-77.0 <text:s text:c="2"/>179.4</text:p>
      <text:p text:style-name="Standard"><text:s text:c="2"/>10.971 | 4 <text:s/>| <text:s text:c="3"/>1.025 <text:s text:c="3"/>0.054 <text:s text:c="3"/>0.002 | <text:s text:c="2"/>156.4 <text:s text:c="2"/>-84.8 <text:s text:c="3"/>-7.5</text:p>
      <text:p text:style-name="Standard"><text:s text:c="2"/>10.971 | 5 <text:s/>| <text:s text:c="3"/>0.999 <text:s text:c="2"/>-0.241 <text:s text:c="2"/>-0.021 | <text:s/>-111.0 <text:s text:c="2"/>-73.6 <text:s text:c="2"/>-50.1</text:p>
      <text:p text:style-name="Standard"><text:s text:c="2"/>11.005 | 0 <text:s/>| <text:s text:c="8"/>Comm Error <text:s text:c="8"/>| <text:s text:c="11"/>- <text:s text:c="10"/></text:p>
      <text:p text:style-name="Standard"><text:s text:c="2"/>11.005 | 1 <text:s/>| <text:s text:c="3"/>1.088 <text:s text:c="3"/>0.358 <text:s text:c="3"/>0.032 | <text:s text:c="3"/>80.8 <text:s text:c="2"/>-71.0 <text:s text:c="2"/>-65.9</text:p>
      <text:p text:style-name="Standard"><text:s text:c="2"/>11.005 | 2 <text:s/>| <text:s text:c="3"/>0.662 <text:s text:c="2"/>-0.545 <text:s text:c="2"/>-0.749 | <text:s/>-139.8 <text:s text:c="2"/>-41.6 <text:s/>-158.2</text:p>
      <text:p text:style-name="Standard"><text:s text:c="2"/>11.005 | 3 <text:s/>| <text:s text:c="3"/>1.007 <text:s text:c="2"/>-0.142 <text:s text:c="3"/>0.189 | <text:s text:c="3"/>10.8 <text:s text:c="2"/>-77.5 <text:s/>-175.2</text:p>
      <text:p text:style-name="Standard"><text:s text:c="2"/>11.005 | 4 <text:s/>| <text:s text:c="3"/>1.017 <text:s text:c="2"/>-0.001 <text:s text:c="3"/>0.053 | <text:s/>-123.7 <text:s text:c="2"/>-85.3 <text:s text:c="2"/>-52.4</text:p>
      <text:p text:style-name="Standard"><text:s text:c="2"/>11.005 | 5 <text:s/>| <text:s text:c="3"/>1.012 <text:s text:c="2"/>-0.273 <text:s text:c="2"/>-0.177 | <text:s/>-112.4 <text:s text:c="2"/>-72.3 <text:s text:c="2"/>-47.3</text:p>
      <text:p text:style-name="Standard"><text:s text:c="2"/>11.039 | 0 <text:s/>| <text:s text:c="8"/>Comm Error <text:s text:c="8"/>| <text:s text:c="11"/>- <text:s text:c="10"/></text:p>
      <text:p text:style-name="Standard"><text:s text:c="2"/>11.039 | 1 <text:s/>| <text:s text:c="3"/>0.985 <text:s text:c="3"/>0.287 <text:s text:c="3"/>0.118 | <text:s text:c="3"/>70.2 <text:s text:c="2"/>-72.9 <text:s text:c="2"/>-57.0</text:p>
      <text:p text:style-name="Standard"><text:soft-page-break/><text:s text:c="2"/>11.039 | 2 <text:s/>| <text:s text:c="3"/>0.666 <text:s text:c="2"/>-0.531 <text:s text:c="2"/>-0.756 | <text:s/>-141.4 <text:s text:c="2"/>-41.5 <text:s/>-158.3</text:p>
      <text:p text:style-name="Standard"><text:s text:c="2"/>11.039 | 3 <text:s/>| <text:s text:c="3"/>1.018 <text:s text:c="2"/>-0.208 <text:s text:c="3"/>0.182 | <text:s text:c="4"/>0.1 <text:s text:c="2"/>-78.0 <text:s/>-164.4</text:p>
      <text:p text:style-name="Standard"><text:s text:c="2"/>11.039 | 4 <text:s/>| <text:s text:c="3"/>0.995 <text:s text:c="3"/>0.015 <text:s text:c="3"/>0.097 | <text:s text:c="2"/>-41.6 <text:s text:c="2"/>-85.1 <text:s/>-159.8</text:p>
      <text:p text:style-name="Standard"><text:s text:c="2"/>11.039 | 5 <text:s/>| <text:s text:c="3"/>1.049 <text:s text:c="2"/>-0.083 <text:s text:c="2"/>-0.318 | <text:s/>-122.5 <text:s text:c="2"/>-71.8 <text:s text:c="2"/>-35.2</text:p>
      <text:p text:style-name="Standard"><text:s text:c="2"/>11.074 | 0 <text:s/>| <text:s text:c="8"/>Comm Error <text:s text:c="8"/>| <text:s text:c="11"/>- <text:s text:c="10"/></text:p>
      <text:p text:style-name="Standard"><text:s text:c="2"/>11.074 | 1 <text:s/>| <text:s text:c="3"/>1.022 <text:s text:c="3"/>0.178 <text:s text:c="3"/>0.204 | <text:s text:c="3"/>52.6 <text:s text:c="2"/>-75.1 <text:s text:c="2"/>-41.5</text:p>
      <text:p text:style-name="Standard"><text:s text:c="2"/>11.074 | 2 <text:s/>| <text:s text:c="3"/>0.702 <text:s text:c="2"/>-0.449 <text:s text:c="2"/>-0.719 | <text:s/>-143.0 <text:s text:c="2"/>-42.5 <text:s/>-158.4</text:p>
      <text:p text:style-name="Standard"><text:s text:c="2"/>11.074 | 3 <text:s/>| <text:s text:c="3"/>1.045 <text:s text:c="2"/>-0.183 <text:s text:c="3"/>0.176 | <text:s text:c="3"/>-7.8 <text:s text:c="2"/>-78.0 <text:s/>-156.4</text:p>
      <text:p text:style-name="Standard"><text:s text:c="2"/>11.074 | 4 <text:s/>| <text:s text:c="3"/>1.016 <text:s text:c="2"/>-0.021 <text:s text:c="3"/>0.074 | <text:s text:c="2"/>-37.6 <text:s text:c="2"/>-84.7 <text:s/>-168.0</text:p>
      <text:p text:style-name="Standard"><text:s text:c="2"/>11.074 | 5 <text:s/>| <text:s text:c="3"/>0.996 <text:s text:c="3"/>0.069 <text:s text:c="2"/>-0.395 | <text:s/>-134.7 <text:s text:c="2"/>-71.8 <text:s text:c="2"/>-22.1</text:p>
      <text:p text:style-name="Standard"><text:s text:c="2"/>11.108 | 0 <text:s/>| <text:s text:c="8"/>Comm Error <text:s text:c="8"/>| <text:s text:c="11"/>- <text:s text:c="10"/></text:p>
      <text:p text:style-name="Standard"><text:s text:c="2"/>11.108 | 1 <text:s/>| <text:s text:c="3"/>1.085 <text:s text:c="3"/>0.076 <text:s text:c="3"/>0.273 | <text:s text:c="3"/>35.7 <text:s text:c="2"/>-75.9 <text:s text:c="2"/>-26.2</text:p>
      <text:p text:style-name="Standard"><text:s text:c="2"/>11.108 | 2 <text:s/>| <text:s text:c="3"/>0.657 <text:s text:c="2"/>-0.442 <text:s text:c="2"/>-0.725 | <text:s/>-145.1 <text:s text:c="2"/>-43.3 <text:s/>-158.4</text:p>
      <text:p text:style-name="Standard"><text:s text:c="2"/>11.108 | 3 <text:s/>| <text:s text:c="3"/>1.034 <text:s text:c="2"/>-0.085 <text:s text:c="3"/>0.182 | <text:s text:c="2"/>-12.2 <text:s text:c="2"/>-77.9 <text:s/>-152.3</text:p>
      <text:p text:style-name="Standard"><text:s text:c="2"/>11.108 | 4 <text:s/>| <text:s text:c="3"/>1.008 <text:s text:c="2"/>-0.009 <text:s text:c="3"/>0.027 | <text:s text:c="2"/>-40.5 <text:s text:c="2"/>-84.4 <text:s/>-164.7</text:p>
      <text:p text:style-name="Standard"><text:s text:c="2"/>11.108 | 5 <text:s/>| <text:s text:c="3"/>0.986 <text:s text:c="3"/>0.142 <text:s text:c="2"/>-0.373 | <text:s/>-155.3 <text:s text:c="2"/>-71.7 <text:s text:c="3"/>-1.6</text:p>
      <text:p text:style-name="Standard"><text:s text:c="2"/>11.142 | 0 <text:s/>| <text:s text:c="8"/>Comm Error <text:s text:c="8"/>| <text:s text:c="11"/>- <text:s text:c="10"/></text:p>
      <text:p text:style-name="Standard"><text:s text:c="2"/>11.142 | 1 <text:s/>| <text:s text:c="3"/>0.966 <text:s text:c="3"/>0.062 <text:s text:c="3"/>0.285 | <text:s text:c="3"/>20.0 <text:s text:c="2"/>-75.3 <text:s text:c="3"/>-8.0</text:p>
      <text:p text:style-name="Standard"><text:s text:c="2"/>11.142 | 2 <text:s/>| <text:s text:c="3"/>0.679 <text:s text:c="2"/>-0.407 <text:s text:c="2"/>-0.710 | <text:s/>-146.7 <text:s text:c="2"/>-43.9 <text:s/>-158.0</text:p>
      <text:p text:style-name="Standard"><text:s text:c="2"/>11.142 | 3 <text:s/>| <text:s text:c="3"/>0.997 <text:s text:c="2"/>-0.045 <text:s text:c="3"/>0.235 | <text:s text:c="2"/>-12.4 <text:s text:c="2"/>-77.7 <text:s/>-152.7</text:p>
      <text:p text:style-name="Standard"><text:s text:c="2"/>11.142 | 4 <text:s/>| <text:s text:c="3"/>1.005 <text:s text:c="3"/>0.017 <text:s text:c="2"/>-0.022 | <text:s text:c="2"/>-44.6 <text:s text:c="2"/>-84.5 <text:s/>-159.7</text:p>
      <text:p text:style-name="Standard"><text:s text:c="2"/>11.142 | 5 <text:s/>| <text:s text:c="3"/>0.935 <text:s text:c="2"/>-0.070 <text:s text:c="2"/>-0.395 | <text:s/>-165.6 <text:s text:c="2"/>-70.2 <text:s text:c="4"/>8.2</text:p>
      <text:p text:style-name="Standard"><text:s text:c="2"/>11.177 | 0 <text:s/>| <text:s text:c="8"/>Comm Error <text:s text:c="8"/>| <text:s text:c="11"/>- <text:s text:c="10"/></text:p>
      <text:p text:style-name="Standard"><text:s text:c="2"/>11.177 | 1 <text:s/>| <text:s text:c="3"/>1.053 <text:s text:c="2"/>-0.018 <text:s text:c="3"/>0.316 | <text:s text:c="4"/>4.6 <text:s text:c="2"/>-74.3 <text:s text:c="4"/>1.8</text:p>
      <text:p text:style-name="Standard"><text:s text:c="2"/>11.177 | 2 <text:s/>| <text:s text:c="3"/>0.709 <text:s text:c="2"/>-0.392 <text:s text:c="2"/>-0.649 | <text:s/>-148.6 <text:s text:c="2"/>-45.2 <text:s/>-157.5</text:p>
      <text:p text:style-name="Standard"><text:s text:c="2"/>11.177 | 3 <text:s/>| <text:s text:c="3"/>0.959 <text:s text:c="2"/>-0.112 <text:s text:c="3"/>0.242 | <text:s text:c="2"/>-14.8 <text:s text:c="2"/>-76.9 <text:s/>-150.9</text:p>
      <text:p text:style-name="Standard"><text:s text:c="2"/>11.177 | 4 <text:s/>| <text:s text:c="3"/>1.006 <text:s text:c="2"/>-0.041 <text:s text:c="2"/>-0.001 | <text:s text:c="2"/>-52.7 <text:s text:c="2"/>-84.5 <text:s/>-150.1</text:p>
      <text:p text:style-name="Standard"><text:s text:c="2"/>11.177 | 5 <text:s/>| <text:s text:c="3"/>0.923 <text:s text:c="2"/>-0.224 <text:s text:c="2"/>-0.362 | <text:s/>-169.3 <text:s text:c="2"/>-68.6 <text:s text:c="3"/>12.8</text:p>
      <text:p text:style-name="Standard"><text:s text:c="2"/>11.211 | 0 <text:s/>| <text:s text:c="8"/>Comm Error <text:s text:c="8"/>| <text:s text:c="11"/>- <text:s text:c="10"/></text:p>
      <text:p text:style-name="Standard"><text:s text:c="2"/>11.211 | 1 <text:s/>| <text:s text:c="3"/>1.069 <text:s text:c="2"/>-0.060 <text:s text:c="3"/>0.338 | <text:s text:c="3"/>-4.1 <text:s text:c="2"/>-73.2 <text:s text:c="4"/>9.6</text:p>
      <text:p text:style-name="Standard"><text:s text:c="2"/>11.211 | 2 <text:s/>| <text:s text:c="3"/>0.730 <text:s text:c="2"/>-0.415 <text:s text:c="2"/>-0.599 | <text:s/>-149.1 <text:s text:c="2"/>-46.3 <text:s/>-157.6</text:p>
      <text:p text:style-name="Standard"><text:s text:c="2"/>11.211 | 3 <text:s/>| <text:s text:c="3"/>1.004 <text:s text:c="2"/>-0.180 <text:s text:c="3"/>0.215 | <text:s text:c="2"/>-18.6 <text:s text:c="2"/>-76.4 <text:s/>-147.2</text:p>
      <text:p text:style-name="Standard"><text:s text:c="2"/>11.211 | 4 <text:s/>| <text:s text:c="3"/>0.992 <text:s text:c="2"/>-0.060 <text:s text:c="3"/>0.071 | <text:s text:c="2"/>-54.2 <text:s text:c="2"/>-84.3 <text:s/>-149.0</text:p>
      <text:p text:style-name="Standard"><text:s text:c="2"/>11.211 | 5 <text:s/>| <text:s text:c="3"/>0.937 <text:s text:c="2"/>-0.182 <text:s text:c="2"/>-0.291 | <text:s/>-169.7 <text:s text:c="2"/>-67.2 <text:s text:c="3"/>14.9</text:p>
      <text:p text:style-name="Standard"><text:s text:c="2"/>11.245 | 0 <text:s/>| <text:s text:c="8"/>Comm Error <text:s text:c="8"/>| <text:s text:c="11"/>- <text:s text:c="10"/></text:p>
      <text:p text:style-name="Standard"><text:s text:c="2"/>11.245 | 1 <text:s/>| <text:s text:c="3"/>0.961 <text:s text:c="3"/>0.015 <text:s text:c="3"/>0.319 | <text:s text:c="2"/>-10.1 <text:s text:c="2"/>-72.1 <text:s text:c="3"/>14.7</text:p>
      <text:p text:style-name="Standard"><text:s text:c="2"/>11.245 | 2 <text:s/>| <text:s text:c="3"/>0.750 <text:s text:c="2"/>-0.405 <text:s text:c="2"/>-0.588 | <text:s/>-149.2 <text:s text:c="2"/>-46.8 <text:s/>-157.7</text:p>
      <text:p text:style-name="Standard"><text:s text:c="2"/>11.245 | 3 <text:s/>| <text:s text:c="3"/>1.029 <text:s text:c="2"/>-0.178 <text:s text:c="3"/>0.205 | <text:s text:c="2"/>-21.0 <text:s text:c="2"/>-76.2 <text:s/>-143.6</text:p>
      <text:p text:style-name="Standard"><text:s text:c="2"/>11.245 | 4 <text:s/>| <text:s text:c="3"/>0.976 <text:s text:c="2"/>-0.017 <text:s text:c="3"/>0.112 | <text:s text:c="2"/>-47.3 <text:s text:c="2"/>-84.0 <text:s/>-156.7</text:p>
      <text:p text:style-name="Standard"><text:s text:c="2"/>11.245 | 5 <text:s/>| <text:s text:c="3"/>0.976 <text:s text:c="2"/>-0.105 <text:s text:c="2"/>-0.252 | <text:s/>-171.1 <text:s text:c="2"/>-67.3 <text:s text:c="3"/>17.9</text:p>
      <text:p text:style-name="Standard"><text:s text:c="2"/>11.280 | 0 <text:s/>| <text:s text:c="8"/>Comm Error <text:s text:c="8"/>| <text:s text:c="11"/>- <text:s text:c="10"/></text:p>
      <text:p text:style-name="Standard"><text:s text:c="2"/>11.280 | 1 <text:s/>| <text:s text:c="3"/>1.121 <text:s text:c="2"/>-0.025 <text:s text:c="3"/>0.286 | <text:s text:c="2"/>-14.0 <text:s text:c="2"/>-72.2 <text:s text:c="3"/>18.1</text:p>
      <text:p text:style-name="Standard"><text:s text:c="2"/>11.280 | 2 <text:s/>| <text:s text:c="3"/>0.745 <text:s text:c="2"/>-0.373 <text:s text:c="2"/>-0.595 | <text:s/>-149.4 <text:s text:c="2"/>-49.1 <text:s/>-158.0</text:p>
      <text:p text:style-name="Standard"><text:s text:c="2"/>11.280 | 3 <text:s/>| <text:s text:c="3"/>0.958 <text:s text:c="2"/>-0.121 <text:s text:c="3"/>0.223 | <text:s text:c="2"/>-23.9 <text:s text:c="2"/>-75.8 <text:s/>-141.6</text:p>
      <text:p text:style-name="Standard"><text:s text:c="2"/>11.280 | 4 <text:s/>| <text:s text:c="3"/>1.018 <text:s text:c="2"/>-0.030 <text:s text:c="3"/>0.048 | <text:s text:c="2"/>-47.0 <text:s text:c="2"/>-83.9 <text:s/>-156.3</text:p>
      <text:p text:style-name="Standard"><text:s text:c="2"/>11.280 | 5 <text:s/>| <text:s text:c="3"/>0.977 <text:s text:c="2"/>-0.238 <text:s text:c="2"/>-0.281 | <text:s/>-174.1 <text:s text:c="2"/>-68.9 <text:s text:c="3"/>20.6</text:p>
      <text:p text:style-name="Standard"><text:s text:c="2"/>11.314 | 0 <text:s/>| <text:s text:c="8"/>Comm Error <text:s text:c="8"/>| <text:s text:c="11"/>- <text:s text:c="10"/></text:p>
      <text:p text:style-name="Standard"><text:s text:c="2"/>11.314 | 1 <text:s/>| <text:s text:c="3"/>1.044 <text:s text:c="2"/>-0.046 <text:s text:c="3"/>0.279 | <text:s text:c="2"/>-18.2 <text:s text:c="2"/>-71.7 <text:s text:c="3"/>21.4</text:p>
      <text:p text:style-name="Standard"><text:s text:c="2"/>11.314 | 2 <text:s/>| <text:s text:c="3"/>0.748 <text:s text:c="2"/>-0.386 <text:s text:c="2"/>-0.596 | <text:s/>-149.6 <text:s text:c="2"/>-50.2 <text:s/>-158.2</text:p>
      <text:p text:style-name="Standard"><text:soft-page-break/><text:s text:c="2"/>11.314 | 3 <text:s/>| <text:s text:c="3"/>0.964 <text:s text:c="2"/>-0.083 <text:s text:c="3"/>0.247 | <text:s text:c="2"/>-23.8 <text:s text:c="2"/>-75.6 <text:s/>-141.4</text:p>
      <text:p text:style-name="Standard"><text:s text:c="2"/>11.314 | 4 <text:s/>| <text:s text:c="3"/>1.031 <text:s text:c="2"/>-0.036 <text:s text:c="2"/>-0.069 | <text:s text:c="2"/>-65.6 <text:s text:c="2"/>-84.2 <text:s/>-134.5</text:p>
      <text:p text:style-name="Standard"><text:s text:c="2"/>11.314 | 5 <text:s/>| <text:s text:c="3"/>0.853 <text:s text:c="2"/>-0.604 <text:s text:c="2"/>-0.308 | <text:s/>-168.4 <text:s text:c="2"/>-69.9 <text:s text:c="3"/>14.2</text:p>
      <text:p text:style-name="Standard"><text:s text:c="2"/>11.348 | 0 <text:s/>| <text:s text:c="8"/>Comm Error <text:s text:c="8"/>| <text:s text:c="11"/>- <text:s text:c="10"/></text:p>
      <text:p text:style-name="Standard"><text:s text:c="2"/>11.348 | 1 <text:s/>| <text:s text:c="3"/>1.022 <text:s text:c="2"/>-0.007 <text:s text:c="3"/>0.294 | <text:s text:c="2"/>-19.7 <text:s text:c="2"/>-71.4 <text:s text:c="3"/>22.2</text:p>
      <text:p text:style-name="Standard"><text:s text:c="2"/>11.348 | 2 <text:s/>| <text:s text:c="3"/>0.845 <text:s text:c="2"/>-0.411 <text:s text:c="2"/>-0.604 | <text:s/>-149.8 <text:s text:c="2"/>-51.3 <text:s/>-158.5</text:p>
      <text:p text:style-name="Standard"><text:s text:c="2"/>11.348 | 3 <text:s/>| <text:s text:c="3"/>0.995 <text:s text:c="2"/>-0.056 <text:s text:c="3"/>0.193 | <text:s text:c="2"/>-22.6 <text:s text:c="2"/>-75.4 <text:s/>-142.1</text:p>
      <text:p text:style-name="Standard"><text:s text:c="2"/>11.348 | 4 <text:s/>| <text:s text:c="3"/>1.037 <text:s text:c="2"/>-0.139 <text:s text:c="2"/>-0.034 | <text:s text:c="2"/>-79.8 <text:s text:c="2"/>-83.8 <text:s/>-119.7</text:p>
      <text:p text:style-name="Standard"><text:s text:c="2"/>11.348 | 5 <text:s/>| <text:s text:c="3"/>0.884 <text:s text:c="2"/>-0.891 <text:s text:c="2"/>-0.424 | <text:s/>-151.4 <text:s text:c="2"/>-68.4 <text:s text:c="3"/>-0.4</text:p>
      <text:p text:style-name="Standard"><text:s text:c="2"/>11.382 | 0 <text:s/>| <text:s text:c="8"/>Comm Error <text:s text:c="8"/>| <text:s text:c="11"/>- <text:s text:c="10"/></text:p>
      <text:p text:style-name="Standard"><text:s text:c="2"/>11.382 | 1 <text:s/>| <text:s text:c="3"/>1.098 <text:s text:c="2"/>-0.016 <text:s text:c="3"/>0.335 | <text:s text:c="2"/>-20.4 <text:s text:c="2"/>-71.1 <text:s text:c="3"/>22.1</text:p>
      <text:p text:style-name="Standard"><text:s text:c="2"/>11.382 | 2 <text:s/>| <text:s text:c="3"/>0.915 <text:s text:c="2"/>-0.396 <text:s text:c="2"/>-0.619 | <text:s/>-150.0 <text:s text:c="2"/>-52.0 <text:s/>-158.5</text:p>
      <text:p text:style-name="Standard"><text:s text:c="2"/>11.382 | 3 <text:s/>| <text:s text:c="3"/>1.029 <text:s text:c="2"/>-0.011 <text:s text:c="3"/>0.178 | <text:s text:c="2"/>-21.0 <text:s text:c="2"/>-75.8 <text:s/>-143.2</text:p>
      <text:p text:style-name="Standard"><text:s text:c="2"/>11.382 | 4 <text:s/>| <text:s text:c="3"/>0.975 <text:s text:c="3"/>0.059 <text:s text:c="2"/>-0.027 | <text:s text:c="2"/>-87.9 <text:s text:c="2"/>-84.1 <text:s/>-109.7</text:p>
      <text:p text:style-name="Standard"><text:s text:c="2"/>11.382 | 5 <text:s/>| <text:s text:c="3"/>1.331 <text:s text:c="2"/>-0.649 <text:s text:c="2"/>-0.026 | <text:s/>-140.8 <text:s text:c="2"/>-68.0 <text:s text:c="3"/>-8.6</text:p>
      <text:p text:style-name="Standard"><text:s text:c="2"/>11.416 | 0 <text:s/>| <text:s text:c="8"/>Comm Error <text:s text:c="8"/>| <text:s text:c="11"/>- <text:s text:c="10"/></text:p>
      <text:p text:style-name="Standard"><text:s text:c="2"/>11.416 | 1 <text:s/>| <text:s text:c="3"/>1.055 <text:s text:c="2"/>-0.061 <text:s text:c="3"/>0.391 | <text:s text:c="2"/>-20.6 <text:s text:c="2"/>-70.2 <text:s text:c="3"/>21.7</text:p>
      <text:p text:style-name="Standard"><text:s text:c="2"/>11.416 | 2 <text:s/>| <text:s text:c="3"/>0.939 <text:s text:c="2"/>-0.403 <text:s text:c="2"/>-0.631 | <text:s/>-150.2 <text:s text:c="2"/>-52.7 <text:s/>-158.7</text:p>
      <text:p text:style-name="Standard"><text:s text:c="2"/>11.416 | 3 <text:s/>| <text:s text:c="3"/>1.088 <text:s text:c="3"/>0.034 <text:s text:c="3"/>0.201 | <text:s text:c="2"/>-16.9 <text:s text:c="2"/>-76.4 <text:s/>-146.8</text:p>
      <text:p text:style-name="Standard"><text:s text:c="2"/>11.416 | 4 <text:s/>| <text:s text:c="3"/>1.016 <text:s text:c="2"/>-0.049 <text:s text:c="3"/>0.038 | <text:s text:c="2"/>-89.6 <text:s text:c="2"/>-84.2 <text:s/>-107.2</text:p>
      <text:p text:style-name="Standard"><text:s text:c="2"/>11.416 | 5 <text:s/>| <text:s text:c="3"/>1.133 <text:s text:c="2"/>-0.196 <text:s text:c="2"/>-0.352 | <text:s/>-139.7 <text:s text:c="2"/>-69.8 <text:s text:c="2"/>-13.8</text:p>
      <text:p text:style-name="Standard"><text:s text:c="2"/>11.451 | 0 <text:s/>| <text:s text:c="8"/>Comm Error <text:s text:c="8"/>| <text:s text:c="11"/>- <text:s text:c="10"/></text:p>
      <text:p text:style-name="Standard"><text:s text:c="2"/>11.451 | 1 <text:s/>| <text:s text:c="3"/>1.124 <text:s text:c="2"/>-0.047 <text:s text:c="3"/>0.404 | <text:s text:c="2"/>-21.2 <text:s text:c="2"/>-69.8 <text:s text:c="3"/>21.9</text:p>
      <text:p text:style-name="Standard"><text:s text:c="2"/>11.451 | 2 <text:s/>| <text:s text:c="3"/>0.984 <text:s text:c="2"/>-0.354 <text:s text:c="2"/>-0.589 | <text:s/>-150.4 <text:s text:c="2"/>-53.1 <text:s/>-158.8</text:p>
      <text:p text:style-name="Standard"><text:s text:c="2"/>11.451 | 3 <text:s/>| <text:s text:c="3"/>1.014 <text:s text:c="3"/>0.105 <text:s text:c="3"/>0.204 | <text:s text:c="2"/>-12.0 <text:s text:c="2"/>-76.8 <text:s/>-151.7</text:p>
      <text:p text:style-name="Standard"><text:s text:c="2"/>11.451 | 4 <text:s/>| <text:s text:c="3"/>1.054 <text:s text:c="2"/>-0.074 <text:s text:c="2"/>-0.099 | <text:s text:c="2"/>-98.6 <text:s text:c="2"/>-84.0 <text:s text:c="2"/>-97.9</text:p>
      <text:p text:style-name="Standard"><text:s text:c="2"/>11.451 | 5 <text:s/>| <text:s text:c="3"/>0.884 <text:s text:c="2"/>-0.138 <text:s text:c="2"/>-0.382 | <text:s/>-138.2 <text:s text:c="2"/>-68.5 <text:s text:c="2"/>-15.6</text:p>
      <text:p text:style-name="Standard"><text:s text:c="2"/>11.485 | 0 <text:s/>| <text:s text:c="8"/>Comm Error <text:s text:c="8"/>| <text:s text:c="11"/>- <text:s text:c="10"/></text:p>
      <text:p text:style-name="Standard"><text:s text:c="2"/>11.485 | 1 <text:s/>| <text:s text:c="3"/>1.138 <text:s text:c="3"/>0.025 <text:s text:c="3"/>0.385 | <text:s text:c="2"/>-19.9 <text:s text:c="2"/>-70.0 <text:s text:c="3"/>20.7</text:p>
      <text:p text:style-name="Standard"><text:s text:c="2"/>11.485 | 2 <text:s/>| <text:s text:c="3"/>0.899 <text:s text:c="2"/>-0.337 <text:s text:c="2"/>-0.522 | <text:s/>-150.0 <text:s text:c="2"/>-53.3 <text:s/>-159.2</text:p>
      <text:p text:style-name="Standard"><text:s text:c="2"/>11.485 | 3 <text:s/>| <text:s text:c="3"/>0.953 <text:s text:c="3"/>0.019 <text:s text:c="3"/>0.235 | <text:s text:c="3"/>-8.5 <text:s text:c="2"/>-76.7 <text:s/>-155.3</text:p>
      <text:p text:style-name="Standard"><text:s text:c="2"/>11.485 | 4 <text:s/>| <text:s text:c="3"/>0.996 <text:s text:c="2"/>-0.033 <text:s text:c="2"/>-0.174 | <text:s/>-122.1 <text:s text:c="2"/>-83.7 <text:s text:c="2"/>-75.4</text:p>
      <text:p text:style-name="Standard"><text:s text:c="2"/>11.485 | 5 <text:s/>| <text:s text:c="3"/>1.020 <text:s text:c="3"/>0.455 <text:s text:c="2"/>-0.285 | <text:s/>-146.0 <text:s text:c="2"/>-70.8 <text:s text:c="3"/>-5.1</text:p>
      <text:p text:style-name="Standard"><text:s text:c="2"/>11.520 | 0 <text:s/>| <text:s text:c="8"/>Comm Error <text:s text:c="8"/>| <text:s text:c="11"/>- <text:s text:c="10"/></text:p>
      <text:p text:style-name="Standard"><text:s text:c="2"/>11.520 | 1 <text:s/>| <text:s text:c="3"/>1.113 <text:s text:c="2"/>-0.007 <text:s text:c="3"/>0.364 | <text:s text:c="2"/>-17.9 <text:s text:c="2"/>-70.4 <text:s text:c="3"/>18.9</text:p>
      <text:p text:style-name="Standard"><text:s text:c="2"/>11.520 | 2 <text:s/>| <text:s text:c="3"/>0.838 <text:s text:c="2"/>-0.322 <text:s text:c="2"/>-0.489 | <text:s/>-149.1 <text:s text:c="2"/>-53.2 <text:s/>-160.1</text:p>
      <text:p text:style-name="Standard"><text:s text:c="2"/>11.520 | 3 <text:s/>| <text:s text:c="3"/>1.015 <text:s text:c="2"/>-0.146 <text:s text:c="3"/>0.224 | <text:s text:c="2"/>-11.4 <text:s text:c="2"/>-76.5 <text:s/>-152.2</text:p>
      <text:p text:style-name="Standard"><text:s text:c="2"/>11.520 | 4 <text:s/>| <text:s text:c="3"/>1.015 <text:s text:c="2"/>-0.066 <text:s text:c="2"/>-0.065 | <text:s/>-125.1 <text:s text:c="2"/>-83.5 <text:s text:c="2"/>-73.0</text:p>
      <text:p text:style-name="Standard"><text:s text:c="2"/>11.520 | 5 <text:s/>| <text:s text:c="3"/>1.015 <text:s text:c="2"/>-0.174 <text:s text:c="2"/>-0.240 | <text:s/>-152.6 <text:s text:c="2"/>-73.0 <text:s text:c="3"/>-0.1</text:p>
      <text:p text:style-name="Standard"><text:s text:c="2"/>11.554 | 0 <text:s/>| <text:s text:c="8"/>Comm Error <text:s text:c="8"/>| <text:s text:c="11"/>- <text:s text:c="10"/></text:p>
      <text:p text:style-name="Standard"><text:s text:c="2"/>11.554 | 1 <text:s/>| <text:s text:c="3"/>1.111 <text:s text:c="2"/>-0.095 <text:s text:c="3"/>0.350 | <text:s text:c="2"/>-16.6 <text:s text:c="2"/>-70.9 <text:s text:c="3"/>17.9</text:p>
      <text:p text:style-name="Standard"><text:s text:c="2"/>11.554 | 2 <text:s/>| <text:s text:c="3"/>0.877 <text:s text:c="2"/>-0.281 <text:s text:c="2"/>-0.472 | <text:s/>-148.9 <text:s text:c="2"/>-53.2 <text:s/>-160.4</text:p>
      <text:p text:style-name="Standard"><text:s text:c="2"/>11.554 | 3 <text:s/>| <text:s text:c="3"/>1.023 <text:s text:c="2"/>-0.120 <text:s text:c="3"/>0.223 | <text:s text:c="2"/>-15.3 <text:s text:c="2"/>-76.4 <text:s/>-148.2</text:p>
      <text:p text:style-name="Standard"><text:s text:c="2"/>11.554 | 4 <text:s/>| <text:s text:c="3"/>1.019 <text:s text:c="2"/>-0.005 <text:s text:c="2"/>-0.040 | <text:s/>-127.5 <text:s text:c="2"/>-83.9 <text:s text:c="2"/>-70.2</text:p>
      <text:p text:style-name="Standard"><text:s text:c="2"/>11.554 | 5 <text:s/>| <text:s text:c="3"/>0.970 <text:s text:c="2"/>-0.292 <text:s text:c="2"/>-0.186 | <text:s/>-147.3 <text:s text:c="2"/>-73.1 <text:s text:c="3"/>-6.2</text:p>
      <text:p text:style-name="Standard"><text:s text:c="2"/>11.589 | 0 <text:s/>| <text:s text:c="8"/>Comm Error <text:s text:c="8"/>| <text:s text:c="11"/>- <text:s text:c="10"/></text:p>
      <text:p text:style-name="Standard"><text:s text:c="2"/>11.589 | 1 <text:s/>| <text:s text:c="3"/>1.009 <text:s text:c="2"/>-0.112 <text:s text:c="3"/>0.335 | <text:s text:c="2"/>-15.6 <text:s text:c="2"/>-71.2 <text:s text:c="3"/>17.2</text:p>
      <text:p text:style-name="Standard"><text:s text:c="2"/>11.589 | 2 <text:s/>| <text:s text:c="3"/>0.830 <text:s text:c="2"/>-0.259 <text:s text:c="2"/>-0.476 | <text:s/>-149.0 <text:s text:c="2"/>-53.4 <text:s/>-160.4</text:p>
      <text:p text:style-name="Standard"><text:s text:c="2"/>11.589 | 3 <text:s/>| <text:s text:c="3"/>0.990 <text:s text:c="3"/>0.044 <text:s text:c="3"/>0.236 | <text:s text:c="2"/>-14.4 <text:s text:c="2"/>-76.3 <text:s/>-149.1</text:p>
      <text:p text:style-name="Standard"><text:soft-page-break/><text:s text:c="2"/>11.589 | 4 <text:s/>| <text:s text:c="3"/>0.990 <text:s text:c="3"/>0.008 <text:s text:c="2"/>-0.055 | <text:s/>-131.4 <text:s text:c="2"/>-84.2 <text:s text:c="2"/>-65.9</text:p>
      <text:p text:style-name="Standard"><text:s text:c="2"/>11.589 | 5 <text:s/>| <text:s text:c="3"/>1.004 <text:s text:c="2"/>-0.195 <text:s text:c="2"/>-0.173 | <text:s/>-142.8 <text:s text:c="2"/>-73.7 <text:s text:c="2"/>-10.1</text:p>
      <text:p text:style-name="Standard"><text:s text:c="2"/>11.623 | 0 <text:s/>| <text:s text:c="8"/>Comm Error <text:s text:c="8"/>| <text:s text:c="11"/>- <text:s text:c="10"/></text:p>
      <text:p text:style-name="Standard"><text:s text:c="2"/>11.623 | 1 <text:s/>| <text:s text:c="3"/>0.995 <text:s text:c="2"/>-0.086 <text:s text:c="3"/>0.319 | <text:s text:c="2"/>-14.5 <text:s text:c="2"/>-71.6 <text:s text:c="3"/>15.7</text:p>
      <text:p text:style-name="Standard"><text:s text:c="2"/>11.623 | 2 <text:s/>| <text:s text:c="3"/>0.754 <text:s text:c="2"/>-0.276 <text:s text:c="2"/>-0.464 | <text:s/>-149.1 <text:s text:c="2"/>-53.2 <text:s/>-160.3</text:p>
      <text:p text:style-name="Standard"><text:s text:c="2"/>11.623 | 3 <text:s/>| <text:s text:c="3"/>0.966 <text:s text:c="3"/>0.088 <text:s text:c="3"/>0.234 | <text:s text:c="2"/>-10.0 <text:s text:c="2"/>-76.4 <text:s/>-153.8</text:p>
      <text:p text:style-name="Standard"><text:s text:c="2"/>11.623 | 4 <text:s/>| <text:s text:c="3"/>1.008 <text:s text:c="2"/>-0.066 <text:s text:c="2"/>-0.044 | <text:s/>-127.6 <text:s text:c="2"/>-84.2 <text:s text:c="2"/>-69.5</text:p>
      <text:p text:style-name="Standard"><text:s text:c="2"/>11.623 | 5 <text:s/>| <text:s text:c="3"/>0.980 <text:s text:c="2"/>-0.032 <text:s text:c="2"/>-0.227 | <text:s/>-144.4 <text:s text:c="2"/>-74.4 <text:s text:c="3"/>-8.7</text:p>
      <text:p text:style-name="Standard"><text:s text:c="2"/>11.657 | 0 <text:s/>| <text:s text:c="8"/>Comm Error <text:s text:c="8"/>| <text:s text:c="11"/>- <text:s text:c="10"/></text:p>
      <text:p text:style-name="Standard"><text:s text:c="2"/>11.657 | 1 <text:s/>| <text:s text:c="3"/>0.948 <text:s text:c="2"/>-0.046 <text:s text:c="3"/>0.287 | <text:s text:c="2"/>-11.2 <text:s text:c="2"/>-72.0 <text:s text:c="3"/>13.8</text:p>
      <text:p text:style-name="Standard"><text:s text:c="2"/>11.657 | 2 <text:s/>| <text:s text:c="3"/>0.744 <text:s text:c="2"/>-0.305 <text:s text:c="2"/>-0.440 | <text:s/>-148.7 <text:s text:c="2"/>-53.0 <text:s/>-160.7</text:p>
      <text:p text:style-name="Standard"><text:s text:c="2"/>11.657 | 3 <text:s/>| <text:s text:c="3"/>0.978 <text:s text:c="2"/>-0.028 <text:s text:c="3"/>0.206 | <text:s text:c="3"/>-7.5 <text:s text:c="2"/>-76.4 <text:s/>-156.4</text:p>
      <text:p text:style-name="Standard"><text:s text:c="2"/>11.657 | 4 <text:s/>| <text:s text:c="3"/>1.009 <text:s text:c="2"/>-0.011 <text:s text:c="2"/>-0.028 | <text:s/>-125.2 <text:s text:c="2"/>-84.3 <text:s text:c="2"/>-71.6</text:p>
      <text:p text:style-name="Standard"><text:s text:c="2"/>11.657 | 5 <text:s/>| <text:s text:c="3"/>0.999 <text:s text:c="2"/>-0.005 <text:s text:c="2"/>-0.238 | <text:s/>-149.5 <text:s text:c="2"/>-75.1 <text:s text:c="3"/>-4.3</text:p>
      <text:p text:style-name="Standard"><text:s text:c="2"/>11.691 | 0 <text:s/>| <text:s text:c="8"/>Comm Error <text:s text:c="8"/>| <text:s text:c="11"/>- <text:s text:c="10"/></text:p>
      <text:p text:style-name="Standard"><text:s text:c="2"/>11.691 | 1 <text:s/>| <text:s text:c="3"/>0.926 <text:s text:c="2"/>-0.049 <text:s text:c="3"/>0.277 | <text:s text:c="3"/>-9.2 <text:s text:c="2"/>-72.4 <text:s text:c="3"/>12.5</text:p>
      <text:p text:style-name="Standard"><text:s text:c="2"/>11.691 | 2 <text:s/>| <text:s text:c="3"/>0.766 <text:s text:c="2"/>-0.301 <text:s text:c="2"/>-0.493 | <text:s/>-148.2 <text:s text:c="2"/>-53.0 <text:s/>-160.6</text:p>
      <text:p text:style-name="Standard"><text:s text:c="2"/>11.691 | 3 <text:s/>| <text:s text:c="3"/>0.995 <text:s text:c="2"/>-0.066 <text:s text:c="3"/>0.197 | <text:s text:c="3"/>-8.5 <text:s text:c="2"/>-76.6 <text:s/>-155.2</text:p>
      <text:p text:style-name="Standard"><text:s text:c="2"/>11.691 | 4 <text:s/>| <text:s text:c="3"/>0.998 <text:s text:c="2"/>-0.019 <text:s text:c="3"/>0.014 | <text:s/>-121.4 <text:s text:c="2"/>-84.6 <text:s text:c="2"/>-74.4</text:p>
      <text:p text:style-name="Standard"><text:s text:c="2"/>11.691 | 5 <text:s/>| <text:s text:c="3"/>0.999 <text:s text:c="2"/>-0.144 <text:s text:c="2"/>-0.189 | <text:s/>-149.1 <text:s text:c="2"/>-75.2 <text:s text:c="3"/>-4.7</text:p>
      <text:p text:style-name="Standard"><text:s text:c="2"/>11.725 | 0 <text:s/>| <text:s text:c="8"/>Comm Error <text:s text:c="8"/>| <text:s text:c="11"/>- <text:s text:c="10"/></text:p>
      <text:p text:style-name="Standard"><text:s text:c="2"/>11.725 | 1 <text:s/>| <text:s text:c="3"/>1.029 <text:s text:c="2"/>-0.021 <text:s text:c="3"/>0.293 | <text:s text:c="3"/>-6.7 <text:s text:c="2"/>-73.1 <text:s text:c="3"/>11.0</text:p>
      <text:p text:style-name="Standard"><text:s text:c="2"/>11.725 | 2 <text:s/>| <text:s text:c="3"/>0.820 <text:s text:c="2"/>-0.317 <text:s text:c="2"/>-0.618 | <text:s/>-148.6 <text:s text:c="2"/>-52.6 <text:s/>-159.8</text:p>
      <text:p text:style-name="Standard"><text:s text:c="2"/>11.725 | 3 <text:s/>| <text:s text:c="3"/>0.999 <text:s text:c="2"/>-0.022 <text:s text:c="3"/>0.220 | <text:s text:c="3"/>-8.5 <text:s text:c="2"/>-76.6 <text:s/>-155.3</text:p>
      <text:p text:style-name="Standard"><text:s text:c="2"/>11.725 | 4 <text:s/>| <text:s text:c="3"/>1.001 <text:s text:c="2"/>-0.027 <text:s text:c="2"/>-0.025 | <text:s/>-108.8 <text:s text:c="2"/>-84.7 <text:s text:c="2"/>-86.0</text:p>
      <text:p text:style-name="Standard"><text:s text:c="2"/>11.725 | 5 <text:s/>| <text:s text:c="3"/>0.995 <text:s text:c="2"/>-0.169 <text:s text:c="2"/>-0.156 | <text:s/>-147.1 <text:s text:c="2"/>-75.4 <text:s text:c="3"/>-7.6</text:p>
      <text:p text:style-name="Standard"><text:s text:c="2"/>11.760 | 0 <text:s/>| <text:s text:c="8"/>Comm Error <text:s text:c="8"/>| <text:s text:c="11"/>- <text:s text:c="10"/></text:p>
      <text:p text:style-name="Standard"><text:s text:c="2"/>11.760 | 1 <text:s/>| <text:s text:c="3"/>1.095 <text:s text:c="3"/>0.016 <text:s text:c="3"/>0.298 | <text:s text:c="3"/>-3.8 <text:s text:c="2"/>-73.5 <text:s text:c="4"/>9.1</text:p>
      <text:p text:style-name="Standard"><text:s text:c="2"/>11.760 | 2 <text:s/>| <text:s text:c="3"/>0.850 <text:s text:c="2"/>-0.421 <text:s text:c="2"/>-0.919 | <text:s/>-149.1 <text:s text:c="2"/>-50.5 <text:s/>-158.5</text:p>
      <text:p text:style-name="Standard"><text:s text:c="2"/>11.760 | 3 <text:s/>| <text:s text:c="3"/>0.965 <text:s text:c="3"/>0.027 <text:s text:c="3"/>0.253 | <text:s text:c="3"/>-6.2 <text:s text:c="2"/>-76.4 <text:s/>-157.7</text:p>
      <text:p text:style-name="Standard"><text:s text:c="2"/>11.760 | 4 <text:s/>| <text:s text:c="3"/>1.008 <text:s text:c="2"/>-0.024 <text:s text:c="2"/>-0.067 | <text:s/>-113.4 <text:s text:c="2"/>-84.7 <text:s text:c="2"/>-81.6</text:p>
      <text:p text:style-name="Standard"><text:s text:c="2"/>11.760 | 5 <text:s/>| <text:s text:c="3"/>0.983 <text:s text:c="2"/>-0.198 <text:s text:c="2"/>-0.175 | <text:s/>-144.2 <text:s text:c="2"/>-75.1 <text:s text:c="3"/>-9.4</text:p>
      <text:p text:style-name="Standard"><text:s text:c="2"/>11.795 | 0 <text:s/>| <text:s text:c="8"/>Comm Error <text:s text:c="8"/>| <text:s text:c="11"/>- <text:s text:c="10"/></text:p>
      <text:p text:style-name="Standard"><text:s text:c="2"/>11.795 | 1 <text:s/>| <text:s text:c="3"/>1.127 <text:s text:c="3"/>0.231 <text:s text:c="3"/>0.236 | <text:s text:c="4"/>3.0 <text:s text:c="2"/>-74.3 <text:s text:c="4"/>3.8</text:p>
      <text:p text:style-name="Standard"><text:s text:c="2"/>11.795 | 2 <text:s/>| <text:s text:c="3"/>0.880 <text:s text:c="2"/>-0.650 <text:s text:c="2"/>-1.112 | <text:s/>-148.2 <text:s text:c="2"/>-47.6 <text:s/>-158.0</text:p>
      <text:p text:style-name="Standard"><text:s text:c="2"/>11.795 | 3 <text:s/>| <text:s text:c="3"/>0.961 <text:s text:c="3"/>0.003 <text:s text:c="3"/>0.235 | <text:s text:c="3"/>-3.8 <text:s text:c="2"/>-76.1 <text:s/>-160.2</text:p>
      <text:p text:style-name="Standard"><text:s text:c="2"/>11.795 | 4 <text:s/>| <text:s text:c="3"/>0.976 <text:s text:c="2"/>-0.058 <text:s text:c="3"/>0.075 | <text:s text:c="2"/>-94.8 <text:s text:c="2"/>-84.7 <text:s/>-100.3</text:p>
      <text:p text:style-name="Standard"><text:s text:c="2"/>11.795 | 5 <text:s/>| <text:s text:c="3"/>0.981 <text:s text:c="2"/>-0.132 <text:s text:c="2"/>-0.175 | <text:s/>-144.2 <text:s text:c="2"/>-74.9 <text:s text:c="3"/>-8.1</text:p>
      <text:p text:style-name="Standard"><text:s text:c="2"/>11.829 | 0 <text:s/>| <text:s text:c="8"/>Comm Error <text:s text:c="8"/>| <text:s text:c="11"/>- <text:s text:c="10"/></text:p>
      <text:p text:style-name="Standard"><text:s text:c="2"/>11.829 | 1 <text:s/>| <text:s text:c="3"/>1.316 <text:s text:c="3"/>0.250 <text:s text:c="3"/>0.214 | <text:s text:c="3"/>12.0 <text:s text:c="2"/>-75.4 <text:s text:c="3"/>-3.9</text:p>
      <text:p text:style-name="Standard"><text:s text:c="2"/>11.829 | 2 <text:s/>| <text:s text:c="3"/>0.879 <text:s text:c="2"/>-0.685 <text:s text:c="2"/>-1.150 | <text:s/>-146.6 <text:s text:c="2"/>-43.9 <text:s/>-156.7</text:p>
      <text:p text:style-name="Standard"><text:s text:c="2"/>11.829 | 3 <text:s/>| <text:s text:c="3"/>1.033 <text:s text:c="2"/>-0.060 <text:s text:c="3"/>0.209 | <text:s text:c="3"/>-3.7 <text:s text:c="2"/>-76.1 <text:s/>-160.0</text:p>
      <text:p text:style-name="Standard"><text:s text:c="2"/>11.829 | 4 <text:s/>| <text:s text:c="3"/>0.996 <text:s text:c="3"/>0.035 <text:s text:c="3"/>0.103 | <text:s text:c="2"/>-68.9 <text:s text:c="2"/>-84.8 <text:s/>-126.2</text:p>
      <text:p text:style-name="Standard"><text:s text:c="2"/>11.829 | 5 <text:s/>| <text:s text:c="3"/>0.986 <text:s text:c="2"/>-0.175 <text:s text:c="2"/>-0.262 | <text:s/>-145.5 <text:s text:c="2"/>-74.0 <text:s text:c="3"/>-4.5</text:p>
      <text:p text:style-name="Standard"><text:s text:c="2"/>11.863 | 0 <text:s/>| <text:s text:c="8"/>Comm Error <text:s text:c="8"/>| <text:s text:c="11"/>- <text:s text:c="10"/></text:p>
      <text:p text:style-name="Standard"><text:s text:c="2"/>11.863 | 1 <text:s/>| <text:s text:c="3"/>1.434 <text:s text:c="3"/>0.223 <text:s text:c="3"/>0.239 | <text:s text:c="3"/>25.2 <text:s text:c="2"/>-76.1 <text:s text:c="2"/>-16.0</text:p>
      <text:p text:style-name="Standard"><text:s text:c="2"/>11.863 | 2 <text:s/>| <text:s text:c="3"/>0.980 <text:s text:c="2"/>-0.542 <text:s text:c="2"/>-0.986 | <text:s/>-144.9 <text:s text:c="2"/>-39.4 <text:s/>-154.5</text:p>
      <text:p text:style-name="Standard"><text:s text:c="2"/>11.863 | 3 <text:s/>| <text:s text:c="3"/>1.046 <text:s text:c="2"/>-0.110 <text:s text:c="3"/>0.202 | <text:s text:c="3"/>-5.2 <text:s text:c="2"/>-76.1 <text:s/>-158.1</text:p>
      <text:p text:style-name="Standard"><text:s text:c="2"/>11.863 | 4 <text:s/>| <text:s text:c="3"/>1.003 <text:s text:c="2"/>-0.063 <text:s text:c="3"/>0.070 | <text:s text:c="2"/>-57.9 <text:s text:c="2"/>-84.6 <text:s/>-139.4</text:p>
      <text:p text:style-name="Standard"><text:soft-page-break/><text:s text:c="2"/>11.863 | 5 <text:s/>| <text:s text:c="3"/>0.999 <text:s text:c="2"/>-0.215 <text:s text:c="2"/>-0.291 | <text:s/>-146.5 <text:s text:c="2"/>-72.6 <text:s text:c="3"/>-1.8</text:p>
      <text:p text:style-name="Standard"><text:s text:c="2"/>11.897 | 0 <text:s/>| <text:s text:c="8"/>Comm Error <text:s text:c="8"/>| <text:s text:c="11"/>- <text:s text:c="10"/></text:p>
      <text:p text:style-name="Standard"><text:s text:c="2"/>11.897 | 1 <text:s/>| <text:s text:c="3"/>1.422 <text:s text:c="3"/>0.088 <text:s text:c="3"/>0.301 | <text:s text:c="3"/>33.1 <text:s text:c="2"/>-75.7 <text:s text:c="2"/>-23.2</text:p>
      <text:p text:style-name="Standard"><text:s text:c="2"/>11.897 | 2 <text:s/>| <text:s text:c="3"/>0.979 <text:s text:c="2"/>-0.440 <text:s text:c="2"/>-0.857 | <text:s/>-144.0 <text:s text:c="2"/>-37.8 <text:s/>-151.9</text:p>
      <text:p text:style-name="Standard"><text:s text:c="2"/>11.897 | 3 <text:s/>| <text:s text:c="3"/>1.043 <text:s text:c="2"/>-0.079 <text:s text:c="3"/>0.252 | <text:s text:c="3"/>-7.6 <text:s text:c="2"/>-76.0 <text:s/>-155.1</text:p>
      <text:p text:style-name="Standard"><text:s text:c="2"/>11.897 | 4 <text:s/>| <text:s text:c="3"/>1.021 <text:s text:c="2"/>-0.079 <text:s text:c="2"/>-0.006 | <text:s text:c="2"/>-63.3 <text:s text:c="2"/>-84.4 <text:s/>-133.6</text:p>
      <text:p text:style-name="Standard"><text:s text:c="2"/>11.897 | 5 <text:s/>| <text:s text:c="3"/>1.018 <text:s text:c="2"/>-0.167 <text:s text:c="2"/>-0.278 | <text:s/>-147.2 <text:s text:c="2"/>-71.4 <text:s text:c="4"/>1.2</text:p>
      <text:p text:style-name="Standard"><text:s text:c="2"/>11.931 | 0 <text:s/>| <text:s text:c="8"/>Comm Error <text:s text:c="8"/>| <text:s text:c="11"/>- <text:s text:c="10"/></text:p>
      <text:p text:style-name="Standard"><text:s text:c="2"/>11.931 | 1 <text:s/>| <text:s text:c="3"/>1.369 <text:s text:c="3"/>0.062 <text:s text:c="3"/>0.326 | <text:s text:c="3"/>40.1 <text:s text:c="2"/>-74.9 <text:s text:c="2"/>-29.5</text:p>
      <text:p text:style-name="Standard"><text:s text:c="2"/>11.931 | 2 <text:s/>| <text:s text:c="3"/>0.923 <text:s text:c="2"/>-0.363 <text:s text:c="2"/>-0.764 | <text:s/>-143.7 <text:s text:c="2"/>-36.9 <text:s/>-147.7</text:p>
      <text:p text:style-name="Standard"><text:s text:c="2"/>11.931 | 3 <text:s/>| <text:s text:c="3"/>1.058 <text:s text:c="2"/>-0.002 <text:s text:c="3"/>0.297 | <text:s text:c="3"/>-6.7 <text:s text:c="2"/>-75.7 <text:s/>-155.7</text:p>
      <text:p text:style-name="Standard"><text:s text:c="2"/>11.931 | 4 <text:s/>| <text:s text:c="3"/>1.023 <text:s text:c="2"/>-0.088 <text:s text:c="2"/>-0.019 | <text:s text:c="2"/>-71.7 <text:s text:c="2"/>-84.2 <text:s/>-125.0</text:p>
      <text:p text:style-name="Standard"><text:s text:c="2"/>11.931 | 5 <text:s/>| <text:s text:c="3"/>1.011 <text:s text:c="2"/>-0.385 <text:s text:c="2"/>-0.305 | <text:s/>-143.6 <text:s text:c="2"/>-69.7 <text:s text:c="3"/>-0.5</text:p>
      <text:p text:style-name="Standard"><text:s text:c="2"/>11.965 | 0 <text:s/>| <text:s text:c="8"/>Comm Error <text:s text:c="8"/>| <text:s text:c="11"/>- <text:s text:c="10"/></text:p>
      <text:p text:style-name="Standard"><text:s text:c="2"/>11.965 | 1 <text:s/>| <text:s text:c="3"/>1.251 <text:s text:c="3"/>0.032 <text:s text:c="3"/>0.318 | <text:s text:c="3"/>48.5 <text:s text:c="2"/>-73.2 <text:s text:c="2"/>-37.0</text:p>
      <text:p text:style-name="Standard"><text:s text:c="2"/>11.965 | 2 <text:s/>| <text:s text:c="3"/>0.855 <text:s text:c="2"/>-0.277 <text:s text:c="2"/>-0.634 | <text:s/>-143.8 <text:s text:c="2"/>-37.1 <text:s/>-144.0</text:p>
      <text:p text:style-name="Standard"><text:s text:c="2"/>11.965 | 3 <text:s/>| <text:s text:c="3"/>1.064 <text:s text:c="3"/>0.010 <text:s text:c="3"/>0.301 | <text:s text:c="3"/>-4.7 <text:s text:c="2"/>-75.2 <text:s/>-157.4</text:p>
      <text:p text:style-name="Standard"><text:s text:c="2"/>11.965 | 4 <text:s/>| <text:s text:c="3"/>1.018 <text:s text:c="2"/>-0.083 <text:s text:c="2"/>-0.010 | <text:s text:c="2"/>-77.2 <text:s text:c="2"/>-84.1 <text:s/>-119.6</text:p>
      <text:p text:style-name="Standard"><text:s text:c="2"/>11.965 | 5 <text:s/>| <text:s text:c="3"/>1.032 <text:s text:c="2"/>-0.295 <text:s text:c="2"/>-0.259 | <text:s/>-139.7 <text:s text:c="2"/>-68.5 <text:s text:c="3"/>-2.6</text:p>
      <text:p text:style-name="Standard"><text:s text:c="2"/>11.999 | 0 <text:s/>| <text:s text:c="8"/>Comm Error <text:s text:c="8"/>| <text:s text:c="11"/>- <text:s text:c="10"/></text:p>
      <text:p text:style-name="Standard"><text:s text:c="2"/>11.999 | 1 <text:s/>| <text:s text:c="3"/>1.162 <text:s text:c="3"/>0.030 <text:s text:c="3"/>0.306 | <text:s text:c="3"/>52.2 <text:s text:c="2"/>-72.3 <text:s text:c="2"/>-40.2</text:p>
      <text:p text:style-name="Standard"><text:s text:c="2"/>11.999 | 2 <text:s/>| <text:s text:c="3"/>0.803 <text:s text:c="2"/>-0.245 <text:s text:c="2"/>-0.545 | <text:s/>-143.8 <text:s text:c="2"/>-38.3 <text:s/>-140.4</text:p>
      <text:p text:style-name="Standard"><text:s text:c="2"/>11.999 | 3 <text:s/>| <text:s text:c="3"/>1.068 <text:s text:c="2"/>-0.048 <text:s text:c="3"/>0.204 | <text:s text:c="3"/>-4.5 <text:s text:c="2"/>-75.3 <text:s/>-157.5</text:p>
      <text:p text:style-name="Standard"><text:s text:c="2"/>11.999 | 4 <text:s/>| <text:s text:c="3"/>1.019 <text:s text:c="2"/>-0.083 <text:s text:c="2"/>-0.032 | <text:s text:c="2"/>-82.0 <text:s text:c="2"/>-84.0 <text:s/>-114.9</text:p>
      <text:p text:style-name="Standard"><text:s text:c="2"/>11.999 | 5 <text:s/>| <text:s text:c="3"/>0.997 <text:s text:c="2"/>-0.305 <text:s text:c="2"/>-0.288 | <text:s/>-137.2 <text:s text:c="2"/>-67.5 <text:s text:c="3"/>-5.1</text:p>
      <text:p text:style-name="Standard"><text:s text:c="2"/>12.033 | 0 <text:s/>| <text:s text:c="8"/>Comm Error <text:s text:c="8"/>| <text:s text:c="11"/>- <text:s text:c="10"/></text:p>
      <text:p text:style-name="Standard"><text:s text:c="2"/>12.033 | 1 <text:s/>| <text:s text:c="3"/>0.993 <text:s text:c="3"/>0.043 <text:s text:c="3"/>0.269 | <text:s text:c="3"/>57.8 <text:s text:c="2"/>-70.8 <text:s text:c="2"/>-44.8</text:p>
      <text:p text:style-name="Standard"><text:s text:c="2"/>12.033 | 2 <text:s/>| <text:s text:c="3"/>0.730 <text:s text:c="2"/>-0.218 <text:s text:c="2"/>-0.436 | <text:s/>-143.2 <text:s text:c="2"/>-41.4 <text:s/>-136.2</text:p>
      <text:p text:style-name="Standard"><text:s text:c="2"/>12.033 | 3 <text:s/>| <text:s text:c="3"/>1.058 <text:s text:c="2"/>-0.073 <text:s text:c="3"/>0.150 | <text:s text:c="3"/>-6.0 <text:s text:c="2"/>-75.9 <text:s/>-155.2</text:p>
      <text:p text:style-name="Standard"><text:s text:c="2"/>12.033 | 4 <text:s/>| <text:s text:c="3"/>1.015 <text:s text:c="2"/>-0.056 <text:s text:c="2"/>-0.051 | <text:s text:c="2"/>-90.2 <text:s text:c="2"/>-84.1 <text:s/>-106.4</text:p>
      <text:p text:style-name="Standard"><text:s text:c="2"/>12.033 | 5 <text:s/>| <text:s text:c="3"/>0.954 <text:s text:c="2"/>-0.271 <text:s text:c="2"/>-0.311 | <text:s/>-135.8 <text:s text:c="2"/>-66.7 <text:s text:c="3"/>-7.8</text:p>
      <text:p text:style-name="Standard"><text:s text:c="2"/>12.068 | 0 <text:s/>| <text:s text:c="8"/>Comm Error <text:s text:c="8"/>| <text:s text:c="11"/>- <text:s text:c="10"/></text:p>
      <text:p text:style-name="Standard"><text:s text:c="2"/>12.068 | 1 <text:s/>| <text:s text:c="3"/>0.899 <text:s text:c="3"/>0.021 <text:s text:c="3"/>0.234 | <text:s text:c="3"/>61.5 <text:s text:c="2"/>-70.0 <text:s text:c="2"/>-47.6</text:p>
      <text:p text:style-name="Standard"><text:s text:c="2"/>12.068 | 2 <text:s/>| <text:s text:c="3"/>0.676 <text:s text:c="2"/>-0.234 <text:s text:c="2"/>-0.349 | <text:s/>-141.1 <text:s text:c="2"/>-45.2 <text:s/>-134.6</text:p>
      <text:p text:style-name="Standard"><text:s text:c="2"/>12.068 | 3 <text:s/>| <text:s text:c="3"/>1.006 <text:s text:c="2"/>-0.028 <text:s text:c="3"/>0.238 | <text:s text:c="3"/>-7.0 <text:s text:c="2"/>-76.5 <text:s/>-154.7</text:p>
      <text:p text:style-name="Standard"><text:s text:c="2"/>12.068 | 4 <text:s/>| <text:s text:c="3"/>1.011 <text:s text:c="2"/>-0.069 <text:s text:c="2"/>-0.007 | <text:s text:c="2"/>-91.7 <text:s text:c="2"/>-84.2 <text:s/>-104.8</text:p>
      <text:p text:style-name="Standard"><text:s text:c="2"/>12.068 | 5 <text:s/>| <text:s text:c="3"/>0.926 <text:s text:c="2"/>-0.270 <text:s text:c="2"/>-0.327 | <text:s/>-134.5 <text:s text:c="2"/>-65.6 <text:s text:c="2"/>-11.4</text:p>
      <text:p text:style-name="Standard"><text:s text:c="2"/>12.102 | 0 <text:s/>| <text:s text:c="8"/>Comm Error <text:s text:c="8"/>| <text:s text:c="11"/>- <text:s text:c="10"/></text:p>
      <text:p text:style-name="Standard"><text:s text:c="2"/>12.102 | 1 <text:s/>| <text:s text:c="3"/>0.793 <text:s text:c="3"/>0.056 <text:s text:c="3"/>0.186 | <text:s text:c="3"/>66.7 <text:s text:c="2"/>-68.5 <text:s text:c="2"/>-52.6</text:p>
      <text:p text:style-name="Standard"><text:s text:c="2"/>12.102 | 2 <text:s/>| <text:s text:c="3"/>0.501 <text:s text:c="2"/>-0.244 <text:s text:c="2"/>-0.291 | <text:s/>-136.2 <text:s text:c="2"/>-49.6 <text:s/>-134.4</text:p>
      <text:p text:style-name="Standard"><text:s text:c="2"/>12.102 | 3 <text:s/>| <text:s text:c="3"/>0.981 <text:s text:c="2"/>-0.026 <text:s text:c="3"/>0.322 | <text:s text:c="3"/>-6.8 <text:s text:c="2"/>-76.0 <text:s/>-155.0</text:p>
      <text:p text:style-name="Standard"><text:s text:c="2"/>12.102 | 4 <text:s/>| <text:s text:c="3"/>1.010 <text:s text:c="2"/>-0.037 <text:s text:c="2"/>-0.011 | <text:s text:c="2"/>-90.3 <text:s text:c="2"/>-84.4 <text:s/>-105.7</text:p>
      <text:p text:style-name="Standard"><text:s text:c="2"/>12.102 | 5 <text:s/>| <text:s text:c="3"/>0.910 <text:s text:c="2"/>-0.274 <text:s text:c="2"/>-0.329 | <text:s/>-133.2 <text:s text:c="2"/>-64.8 <text:s text:c="2"/>-14.5</text:p>
      <text:p text:style-name="Standard"><text:s text:c="2"/>12.137 | 0 <text:s/>| <text:s text:c="8"/>Comm Error <text:s text:c="8"/>| <text:s text:c="11"/>- <text:s text:c="10"/></text:p>
      <text:p text:style-name="Standard"><text:s text:c="2"/>12.137 | 1 <text:s/>| <text:s text:c="3"/>0.704 <text:s text:c="3"/>0.171 <text:s text:c="3"/>0.115 | <text:s text:c="3"/>74.5 <text:s text:c="2"/>-66.5 <text:s text:c="2"/>-56.6</text:p>
      <text:p text:style-name="Standard"><text:s text:c="2"/>12.137 | 2 <text:s/>| <text:s text:c="3"/>0.494 <text:s text:c="2"/>-0.201 <text:s text:c="2"/>-0.242 | <text:s/>-133.8 <text:s text:c="2"/>-51.2 <text:s/>-134.1</text:p>
      <text:p text:style-name="Standard"><text:s text:c="2"/>12.137 | 3 <text:s/>| <text:s text:c="3"/>0.963 <text:s text:c="2"/>-0.061 <text:s text:c="3"/>0.252 | <text:s text:c="3"/>-7.0 <text:s text:c="2"/>-75.3 <text:s/>-155.0</text:p>
      <text:p text:style-name="Standard"><text:s text:c="2"/>12.137 | 4 <text:s/>| <text:s text:c="3"/>1.002 <text:s text:c="2"/>-0.038 <text:s text:c="3"/>0.007 | <text:s text:c="2"/>-88.9 <text:s text:c="2"/>-84.7 <text:s/>-106.5</text:p>
      <text:p text:style-name="Standard"><text:s text:c="2"/>12.137 | 5 <text:s/>| <text:s text:c="3"/>0.929 <text:s text:c="2"/>-0.212 <text:s text:c="2"/>-0.335 | <text:s/>-132.5 <text:s text:c="2"/>-64.4 <text:s text:c="2"/>-17.3</text:p>
      <text:p text:style-name="Standard"><text:soft-page-break/><text:s text:c="2"/>12.171 | 0 <text:s/>| <text:s text:c="8"/>Comm Error <text:s text:c="8"/>| <text:s text:c="11"/>- <text:s text:c="10"/></text:p>
      <text:p text:style-name="Standard"><text:s text:c="2"/>12.171 | 1 <text:s/>| <text:s text:c="3"/>0.684 <text:s text:c="3"/>0.271 <text:s text:c="3"/>0.037 | <text:s text:c="3"/>81.1 <text:s text:c="2"/>-63.9 <text:s text:c="2"/>-61.1</text:p>
      <text:p text:style-name="Standard"><text:s text:c="2"/>12.171 | 2 <text:s/>| <text:s text:c="3"/>0.521 <text:s text:c="2"/>-0.253 <text:s text:c="2"/>-0.212 | <text:s/>-129.8 <text:s text:c="2"/>-54.4 <text:s/>-134.7</text:p>
      <text:p text:style-name="Standard"><text:s text:c="2"/>12.171 | 3 <text:s/>| <text:s text:c="3"/>0.970 <text:s text:c="2"/>-0.098 <text:s text:c="3"/>0.176 | <text:s text:c="3"/>-9.0 <text:s text:c="2"/>-75.5 <text:s/>-153.1</text:p>
      <text:p text:style-name="Standard"><text:s text:c="2"/>12.171 | 4 <text:s/>| <text:s text:c="3"/>1.011 <text:s text:c="2"/>-0.050 <text:s text:c="3"/>0.039 | <text:s text:c="2"/>-81.2 <text:s text:c="2"/>-84.8 <text:s/>-114.3</text:p>
      <text:p text:style-name="Standard"><text:s text:c="2"/>12.171 | 5 <text:s/>| <text:s text:c="3"/>0.933 <text:s text:c="2"/>-0.134 <text:s text:c="2"/>-0.331 | <text:s/>-132.8 <text:s text:c="2"/>-64.7 <text:s text:c="2"/>-18.1</text:p>
      <text:p text:style-name="Standard"><text:s text:c="2"/>12.205 | 0 <text:s/>| <text:s text:c="8"/>Comm Error <text:s text:c="8"/>| <text:s text:c="11"/>- <text:s text:c="10"/></text:p>
      <text:p text:style-name="Standard"><text:s text:c="2"/>12.205 | 1 <text:s/>| <text:s text:c="3"/>0.672 <text:s text:c="3"/>0.344 <text:s text:c="2"/>-0.045 | <text:s text:c="3"/>89.4 <text:s text:c="2"/>-59.9 <text:s text:c="2"/>-66.1</text:p>
      <text:p text:style-name="Standard"><text:s text:c="2"/>12.205 | 2 <text:s/>| <text:s text:c="3"/>0.540 <text:s text:c="2"/>-0.315 <text:s text:c="2"/>-0.217 | <text:s/>-124.8 <text:s text:c="2"/>-55.7 <text:s/>-135.2</text:p>
      <text:p text:style-name="Standard"><text:s text:c="2"/>12.205 | 3 <text:s/>| <text:s text:c="3"/>0.963 <text:s text:c="2"/>-0.092 <text:s text:c="3"/>0.204 | <text:s text:c="2"/>-11.6 <text:s text:c="2"/>-75.7 <text:s/>-150.5</text:p>
      <text:p text:style-name="Standard"><text:s text:c="2"/>12.205 | 4 <text:s/>| <text:s text:c="3"/>0.999 <text:s text:c="2"/>-0.055 <text:s text:c="3"/>0.029 | <text:s text:c="2"/>-75.9 <text:s text:c="2"/>-84.8 <text:s/>-120.2</text:p>
      <text:p text:style-name="Standard"><text:s text:c="2"/>12.205 | 5 <text:s/>| <text:s text:c="3"/>0.962 <text:s text:c="2"/>-0.054 <text:s text:c="2"/>-0.320 | <text:s/>-134.8 <text:s text:c="2"/>-66.3 <text:s text:c="2"/>-18.5</text:p>
      <text:p text:style-name="Standard"><text:s text:c="2"/>12.240 | 0 <text:s/>| <text:s text:c="8"/>Comm Error <text:s text:c="8"/>| <text:s text:c="11"/>- <text:s text:c="10"/></text:p>
      <text:p text:style-name="Standard"><text:s text:c="2"/>12.240 | 1 <text:s/>| <text:s text:c="3"/>0.630 <text:s text:c="3"/>0.380 <text:s text:c="2"/>-0.116 | <text:s text:c="3"/>94.9 <text:s text:c="2"/>-56.8 <text:s text:c="2"/>-69.1</text:p>
      <text:p text:style-name="Standard"><text:s text:c="2"/>12.240 | 2 <text:s/>| <text:s text:c="3"/>0.543 <text:s text:c="2"/>-0.341 <text:s text:c="2"/>-0.169 | <text:s/>-121.3 <text:s text:c="2"/>-56.7 <text:s/>-135.8</text:p>
      <text:p text:style-name="Standard"><text:s text:c="2"/>12.240 | 3 <text:s/>| <text:s text:c="3"/>0.956 <text:s text:c="2"/>-0.102 <text:s text:c="3"/>0.241 | <text:s text:c="2"/>-12.8 <text:s text:c="2"/>-75.5 <text:s/>-149.2</text:p>
      <text:p text:style-name="Standard"><text:s text:c="2"/>12.240 | 4 <text:s/>| <text:s text:c="3"/>1.008 <text:s text:c="2"/>-0.059 <text:s text:c="3"/>0.027 | <text:s text:c="2"/>-72.7 <text:s text:c="2"/>-84.9 <text:s/>-123.3</text:p>
      <text:p text:style-name="Standard"><text:s text:c="2"/>12.240 | 5 <text:s/>| <text:s text:c="3"/>1.003 <text:s text:c="3"/>0.022 <text:s text:c="2"/>-0.291 | <text:s/>-136.8 <text:s text:c="2"/>-68.2 <text:s text:c="2"/>-18.5</text:p>
      <text:p text:style-name="Standard"><text:s text:c="2"/>12.274 | 0 <text:s/>| <text:s text:c="8"/>Comm Error <text:s text:c="8"/>| <text:s text:c="11"/>- <text:s text:c="10"/></text:p>
      <text:p text:style-name="Standard"><text:s text:c="2"/>12.274 | 1 <text:s/>| <text:s text:c="3"/>0.590 <text:s text:c="3"/>0.429 <text:s text:c="2"/>-0.175 | <text:s text:c="2"/>101.7 <text:s text:c="2"/>-52.1 <text:s text:c="2"/>-72.2</text:p>
      <text:p text:style-name="Standard"><text:s text:c="2"/>12.274 | 2 <text:s/>| <text:s text:c="3"/>0.615 <text:s text:c="2"/>-0.378 <text:s text:c="2"/>-0.127 | <text:s/>-117.2 <text:s text:c="2"/>-57.9 <text:s/>-136.4</text:p>
      <text:p text:style-name="Standard"><text:s text:c="2"/>12.274 | 3 <text:s/>| <text:s text:c="3"/>0.951 <text:s text:c="2"/>-0.119 <text:s text:c="3"/>0.239 | <text:s text:c="2"/>-15.0 <text:s text:c="2"/>-75.1 <text:s/>-146.9</text:p>
      <text:p text:style-name="Standard"><text:s text:c="2"/>12.274 | 4 <text:s/>| <text:s text:c="3"/>1.007 <text:s text:c="2"/>-0.032 <text:s text:c="3"/>0.012 | <text:s text:c="2"/>-69.3 <text:s text:c="2"/>-85.0 <text:s/>-124.7</text:p>
      <text:p text:style-name="Standard"><text:s text:c="2"/>12.274 | 5 <text:s/>| <text:s text:c="3"/>0.935 <text:s text:c="2"/>-0.103 <text:s text:c="2"/>-0.376 | <text:s/>-138.5 <text:s text:c="2"/>-70.0 <text:s text:c="2"/>-19.2</text:p>
      <text:p text:style-name="Standard"><text:s text:c="2"/>12.309 | 0 <text:s/>| <text:s text:c="8"/>Comm Error <text:s text:c="8"/>| <text:s text:c="11"/>- <text:s text:c="10"/></text:p>
      <text:p text:style-name="Standard"><text:s text:c="2"/>12.309 | 1 <text:s/>| <text:s text:c="3"/>0.545 <text:s text:c="3"/>0.436 <text:s text:c="2"/>-0.217 | <text:s text:c="2"/>106.1 <text:s text:c="2"/>-48.6 <text:s text:c="2"/>-73.8</text:p>
      <text:p text:style-name="Standard"><text:s text:c="2"/>12.309 | 2 <text:s/>| <text:s text:c="3"/>0.629 <text:s text:c="2"/>-0.435 <text:s text:c="2"/>-0.103 | <text:s/>-113.8 <text:s text:c="2"/>-58.5 <text:s/>-137.5</text:p>
      <text:p text:style-name="Standard"><text:s text:c="2"/>12.309 | 3 <text:s/>| <text:s text:c="3"/>0.945 <text:s text:c="2"/>-0.109 <text:s text:c="3"/>0.204 | <text:s text:c="2"/>-16.5 <text:s text:c="2"/>-74.9 <text:s/>-145.3</text:p>
      <text:p text:style-name="Standard"><text:s text:c="2"/>12.309 | 4 <text:s/>| <text:s text:c="3"/>1.018 <text:s text:c="3"/>0.001 <text:s text:c="2"/>-0.018 | <text:s text:c="2"/>-72.7 <text:s text:c="2"/>-85.2 <text:s/>-110.6</text:p>
      <text:p text:style-name="Standard"><text:s text:c="2"/>12.309 | 5 <text:s/>| <text:s text:c="3"/>0.925 <text:s text:c="2"/>-0.094 <text:s text:c="2"/>-0.474 | <text:s/>-143.9 <text:s text:c="2"/>-70.1 <text:s text:c="2"/>-16.0</text:p>
      <text:p text:style-name="Standard"><text:s text:c="2"/>12.343 | 0 <text:s/>| <text:s text:c="8"/>Comm Error <text:s text:c="8"/>| <text:s text:c="11"/>- <text:s text:c="10"/></text:p>
      <text:p text:style-name="Standard"><text:s text:c="2"/>12.343 | 1 <text:s/>| <text:s text:c="3"/>0.496 <text:s text:c="3"/>0.459 <text:s text:c="2"/>-0.255 | <text:s text:c="2"/>111.2 <text:s text:c="2"/>-43.9 <text:s text:c="2"/>-74.9</text:p>
      <text:p text:style-name="Standard"><text:s text:c="2"/>12.343 | 2 <text:s/>| <text:s text:c="3"/>0.670 <text:s text:c="2"/>-0.448 <text:s text:c="2"/>-0.087 | <text:s/>-109.7 <text:s text:c="2"/>-59.2 <text:s/>-138.9</text:p>
      <text:p text:style-name="Standard"><text:s text:c="2"/>12.343 | 3 <text:s/>| <text:s text:c="3"/>0.972 <text:s text:c="2"/>-0.107 <text:s text:c="3"/>0.194 | <text:s text:c="2"/>-17.9 <text:s text:c="2"/>-74.9 <text:s/>-143.4</text:p>
      <text:p text:style-name="Standard"><text:s text:c="2"/>12.343 | 4 <text:s/>| <text:s text:c="3"/>1.026 <text:s text:c="2"/>-0.025 <text:s text:c="3"/>0.118 | <text:s text:c="2"/>-78.6 <text:s text:c="2"/>-85.3 <text:s text:c="2"/>-69.5</text:p>
      <text:p text:style-name="Standard"><text:s text:c="2"/>12.343 | 5 <text:s/>| <text:s text:c="3"/>0.969 <text:s text:c="2"/>-0.340 <text:s text:c="2"/>-0.216 | <text:s/>-144.5 <text:s text:c="2"/>-70.5 <text:s text:c="2"/>-15.7</text:p>
      <text:p text:style-name="Standard"><text:s text:c="2"/>12.378 | 0 <text:s/>| <text:s text:c="8"/>Comm Error <text:s text:c="8"/>| <text:s text:c="11"/>- <text:s text:c="10"/></text:p>
      <text:p text:style-name="Standard"><text:s text:c="2"/>12.378 | 1 <text:s/>| <text:s text:c="3"/>0.424 <text:s text:c="3"/>0.528 <text:s text:c="2"/>-0.302 | <text:s text:c="2"/>114.4 <text:s text:c="2"/>-40.0 <text:s text:c="2"/>-75.1</text:p>
      <text:p text:style-name="Standard"><text:s text:c="2"/>12.378 | 2 <text:s/>| <text:s text:c="3"/>0.704 <text:s text:c="2"/>-0.486 <text:s text:c="2"/>-0.087 | <text:s/>-107.1 <text:s text:c="2"/>-59.6 <text:s/>-139.9</text:p>
      <text:p text:style-name="Standard"><text:s text:c="2"/>12.378 | 3 <text:s/>| <text:s text:c="3"/>0.981 <text:s text:c="2"/>-0.082 <text:s text:c="3"/>0.203 | <text:s text:c="2"/>-19.1 <text:s text:c="2"/>-74.9 <text:s/>-142.7</text:p>
      <text:p text:style-name="Standard"><text:s text:c="2"/>12.378 | 4 <text:s/>| <text:s text:c="3"/>1.001 <text:s text:c="2"/>-0.019 <text:s text:c="3"/>0.020 | <text:s text:c="3"/>80.3 <text:s text:c="2"/>-85.3 <text:s text:c="4"/>7.1</text:p>
      <text:p text:style-name="Standard"><text:s text:c="2"/>12.378 | 5 <text:s/>| <text:s text:c="3"/>1.104 <text:s text:c="2"/>-0.328 <text:s text:c="2"/>-0.087 | <text:s/>-138.4 <text:s text:c="2"/>-71.6 <text:s text:c="2"/>-21.2</text:p>
      <text:p text:style-name="Standard"><text:s text:c="2"/>12.412 | 0 <text:s/>| <text:s text:c="8"/>Comm Error <text:s text:c="8"/>| <text:s text:c="11"/>- <text:s text:c="10"/></text:p>
      <text:p text:style-name="Standard"><text:s text:c="2"/>12.412 | 1 <text:s/>| <text:s text:c="3"/>0.385 <text:s text:c="3"/>0.582 <text:s text:c="2"/>-0.358 | <text:s text:c="2"/>117.1 <text:s text:c="2"/>-36.2 <text:s text:c="2"/>-74.8</text:p>
      <text:p text:style-name="Standard"><text:s text:c="2"/>12.412 | 2 <text:s/>| <text:s text:c="3"/>0.770 <text:s text:c="2"/>-0.457 <text:s text:c="2"/>-0.033 | <text:s/>-104.6 <text:s text:c="2"/>-60.2 <text:s/>-140.6</text:p>
      <text:p text:style-name="Standard"><text:s text:c="2"/>12.412 | 3 <text:s/>| <text:s text:c="3"/>1.011 <text:s text:c="2"/>-0.030 <text:s text:c="3"/>0.202 | <text:s text:c="2"/>-18.7 <text:s text:c="2"/>-75.1 <text:s/>-143.0</text:p>
      <text:p text:style-name="Standard"><text:s text:c="2"/>12.412 | 4 <text:s/>| <text:s text:c="3"/>1.011 <text:s text:c="3"/>0.038 <text:s text:c="3"/>0.006 | <text:s text:c="3"/>99.7 <text:s text:c="2"/>-85.1 <text:s text:c="3"/>40.5</text:p>
      <text:p text:style-name="Standard"><text:s text:c="2"/>12.412 | 5 <text:s/>| <text:s text:c="3"/>1.016 <text:s text:c="2"/>-0.277 <text:s text:c="2"/>-0.156 | <text:s/>-135.5 <text:s text:c="2"/>-72.7 <text:s text:c="2"/>-24.1</text:p>
      <text:p text:style-name="Standard"><text:s text:c="2"/>12.446 | 0 <text:s/>| <text:s text:c="8"/>Comm Error <text:s text:c="8"/>| <text:s text:c="11"/>- <text:s text:c="10"/></text:p>
      <text:p text:style-name="Standard"><text:soft-page-break/><text:s text:c="2"/>12.446 | 1 <text:s/>| <text:s text:c="3"/>0.296 <text:s text:c="3"/>0.594 <text:s text:c="2"/>-0.399 | <text:s text:c="2"/>120.4 <text:s text:c="2"/>-31.6 <text:s text:c="2"/>-74.4</text:p>
      <text:p text:style-name="Standard"><text:s text:c="2"/>12.446 | 2 <text:s/>| <text:s text:c="3"/>0.865 <text:s text:c="2"/>-0.497 <text:s text:c="3"/>0.037 | <text:s/>-100.0 <text:s text:c="2"/>-61.6 <text:s/>-143.2</text:p>
      <text:p text:style-name="Standard"><text:s text:c="2"/>12.446 | 3 <text:s/>| <text:s text:c="3"/>0.980 <text:s text:c="3"/>0.018 <text:s text:c="3"/>0.196 | <text:s text:c="2"/>-16.3 <text:s text:c="2"/>-75.5 <text:s/>-145.6</text:p>
      <text:p text:style-name="Standard"><text:s text:c="2"/>12.446 | 4 <text:s/>| <text:s text:c="3"/>1.022 <text:s text:c="3"/>0.061 <text:s text:c="2"/>-0.040 | <text:s text:c="2"/>102.9 <text:s text:c="2"/>-84.7 <text:s text:c="3"/>43.1</text:p>
      <text:p text:style-name="Standard"><text:s text:c="2"/>12.446 | 5 <text:s/>| <text:s text:c="3"/>0.993 <text:s text:c="2"/>-0.085 <text:s text:c="2"/>-0.265 | <text:s/>-139.7 <text:s text:c="2"/>-74.2 <text:s text:c="2"/>-20.2</text:p>
      <text:p text:style-name="Standard"><text:s text:c="2"/>12.480 | 0 <text:s/>| <text:s text:c="8"/>Comm Error <text:s text:c="8"/>| <text:s text:c="11"/>- <text:s text:c="10"/></text:p>
      <text:p text:style-name="Standard"><text:s text:c="2"/>12.480 | 1 <text:s/>| <text:s text:c="3"/>0.266 <text:s text:c="3"/>0.626 <text:s text:c="2"/>-0.463 | <text:s text:c="2"/>123.2 <text:s text:c="2"/>-28.4 <text:s text:c="2"/>-74.1</text:p>
      <text:p text:style-name="Standard"><text:s text:c="2"/>12.480 | 2 <text:s/>| <text:s text:c="3"/>0.860 <text:s text:c="2"/>-0.568 <text:s text:c="3"/>0.031 | <text:s text:c="2"/>-95.8 <text:s text:c="2"/>-62.1 <text:s/>-146.2</text:p>
      <text:p text:style-name="Standard"><text:s text:c="2"/>12.480 | 3 <text:s/>| <text:s text:c="3"/>0.976 <text:s text:c="3"/>0.005 <text:s text:c="3"/>0.251 | <text:s text:c="2"/>-14.3 <text:s text:c="2"/>-75.6 <text:s/>-147.7</text:p>
      <text:p text:style-name="Standard"><text:s text:c="2"/>12.480 | 4 <text:s/>| <text:s text:c="3"/>1.022 <text:s text:c="3"/>0.069 <text:s text:c="2"/>-0.099 | <text:s text:c="2"/>111.6 <text:s text:c="2"/>-83.8 <text:s text:c="3"/>37.5</text:p>
      <text:p text:style-name="Standard"><text:s text:c="2"/>12.480 | 5 <text:s/>| <text:s text:c="3"/>1.015 <text:s text:c="2"/>-0.200 <text:s text:c="2"/>-0.250 | <text:s/>-141.6 <text:s text:c="2"/>-74.8 <text:s text:c="2"/>-18.4</text:p>
      <text:p text:style-name="Standard"><text:s text:c="2"/>12.514 | 0 <text:s/>| <text:s text:c="8"/>Comm Error <text:s text:c="8"/>| <text:s text:c="11"/>- <text:s text:c="10"/></text:p>
      <text:p text:style-name="Standard"><text:s text:c="2"/>12.514 | 1 <text:s/>| <text:s text:c="3"/>0.276 <text:s text:c="3"/>0.860 <text:s text:c="2"/>-0.594 | <text:s text:c="2"/>127.2 <text:s text:c="2"/>-25.0 <text:s text:c="2"/>-73.9</text:p>
      <text:p text:style-name="Standard"><text:s text:c="2"/>12.514 | 2 <text:s/>| <text:s text:c="3"/>0.927 <text:s text:c="2"/>-0.592 <text:s text:c="3"/>0.036 | <text:s text:c="2"/>-91.6 <text:s text:c="2"/>-63.0 <text:s/>-149.1</text:p>
      <text:p text:style-name="Standard"><text:s text:c="2"/>12.514 | 3 <text:s/>| <text:s text:c="3"/>1.003 <text:s text:c="3"/>0.007 <text:s text:c="3"/>0.134 | <text:s text:c="2"/>-11.7 <text:s text:c="2"/>-75.4 <text:s/>-150.5</text:p>
      <text:p text:style-name="Standard"><text:s text:c="2"/>12.514 | 4 <text:s/>| <text:s text:c="3"/>1.022 <text:s text:c="3"/>0.104 <text:s text:c="2"/>-0.080 | <text:s text:c="2"/>112.5 <text:s text:c="2"/>-83.0 <text:s text:c="3"/>37.5</text:p>
      <text:p text:style-name="Standard"><text:s text:c="2"/>12.514 | 5 <text:s/>| <text:s text:c="3"/>1.011 <text:s text:c="2"/>-0.269 <text:s text:c="2"/>-0.187 | <text:s/>-139.9 <text:s text:c="2"/>-75.3 <text:s text:c="2"/>-21.3</text:p>
      <text:p text:style-name="Standard"><text:s text:c="2"/>12.548 | 0 <text:s/>| <text:s text:c="8"/>Comm Error <text:s text:c="8"/>| <text:s text:c="11"/>- <text:s text:c="10"/></text:p>
      <text:p text:style-name="Standard"><text:s text:c="2"/>12.548 | 1 <text:s/>| <text:s text:c="3"/>0.323 <text:s text:c="3"/>0.803 <text:s text:c="2"/>-0.697 | <text:s text:c="2"/>130.4 <text:s text:c="2"/>-23.2 <text:s text:c="2"/>-73.8</text:p>
      <text:p text:style-name="Standard"><text:s text:c="2"/>12.548 | 2 <text:s/>| <text:s text:c="3"/>1.034 <text:s text:c="2"/>-0.548 <text:s text:c="3"/>0.062 | <text:s text:c="2"/>-89.7 <text:s text:c="2"/>-64.2 <text:s/>-150.1</text:p>
      <text:p text:style-name="Standard"><text:s text:c="2"/>12.548 | 3 <text:s/>| <text:s text:c="3"/>1.030 <text:s text:c="3"/>0.064 <text:s text:c="3"/>0.220 | <text:s text:c="3"/>-9.0 <text:s text:c="2"/>-75.6 <text:s/>-153.4</text:p>
      <text:p text:style-name="Standard"><text:s text:c="2"/>12.548 | 4 <text:s/>| <text:s text:c="3"/>1.003 <text:s text:c="3"/>0.127 <text:s text:c="2"/>-0.043 | <text:s text:c="2"/>109.6 <text:s text:c="2"/>-82.2 <text:s text:c="3"/>40.4</text:p>
      <text:p text:style-name="Standard"><text:s text:c="2"/>12.548 | 5 <text:s/>| <text:s text:c="3"/>1.005 <text:s text:c="2"/>-0.185 <text:s text:c="2"/>-0.176 | <text:s/>-138.1 <text:s text:c="2"/>-76.4 <text:s text:c="2"/>-22.9</text:p>
      <text:p text:style-name="Standard"><text:s text:c="2"/>12.583 | 0 <text:s/>| <text:s text:c="8"/>Comm Error <text:s text:c="8"/>| <text:s text:c="11"/>- <text:s text:c="10"/></text:p>
      <text:p text:style-name="Standard"><text:s text:c="2"/>12.583 | 1 <text:s/>| <text:s text:c="3"/>0.289 <text:s text:c="3"/>0.856 <text:s text:c="2"/>-0.815 | <text:s text:c="2"/>134.5 <text:s text:c="2"/>-20.9 <text:s text:c="2"/>-73.7</text:p>
      <text:p text:style-name="Standard"><text:s text:c="2"/>12.583 | 2 <text:s/>| <text:s text:c="3"/>1.130 <text:s text:c="2"/>-0.449 <text:s text:c="3"/>0.093 | <text:s text:c="2"/>-87.9 <text:s text:c="2"/>-66.0 <text:s/>-151.2</text:p>
      <text:p text:style-name="Standard"><text:s text:c="2"/>12.583 | 3 <text:s/>| <text:s text:c="3"/>0.984 <text:s text:c="3"/>0.093 <text:s text:c="3"/>0.204 | <text:s text:c="3"/>-4.0 <text:s text:c="2"/>-76.2 <text:s/>-158.8</text:p>
      <text:p text:style-name="Standard"><text:s text:c="2"/>12.583 | 4 <text:s/>| <text:s text:c="3"/>1.002 <text:s text:c="3"/>0.073 <text:s text:c="3"/>0.050 | <text:s text:c="2"/>103.1 <text:s text:c="2"/>-81.7 <text:s text:c="3"/>46.2</text:p>
      <text:p text:style-name="Standard"><text:s text:c="2"/>12.583 | 5 <text:s/>| <text:s text:c="3"/>0.998 <text:s text:c="2"/>-0.083 <text:s text:c="2"/>-0.119 | <text:s/>-138.3 <text:s text:c="2"/>-77.7 <text:s text:c="2"/>-22.8</text:p>
      <text:p text:style-name="Standard"><text:s text:c="2"/>12.617 | 0 <text:s/>| <text:s text:c="8"/>Comm Error <text:s text:c="8"/>| <text:s text:c="11"/>- <text:s text:c="10"/></text:p>
      <text:p text:style-name="Standard"><text:s text:c="2"/>12.617 | 1 <text:s/>| <text:s text:c="3"/>0.278 <text:s text:c="3"/>0.836 <text:s text:c="2"/>-0.897 | <text:s text:c="2"/>137.0 <text:s text:c="2"/>-19.2 <text:s text:c="2"/>-73.8</text:p>
      <text:p text:style-name="Standard"><text:s text:c="2"/>12.617 | 2 <text:s/>| <text:s text:c="3"/>1.101 <text:s text:c="2"/>-0.364 <text:s text:c="3"/>0.117 | <text:s text:c="2"/>-84.8 <text:s text:c="2"/>-68.0 <text:s/>-153.5</text:p>
      <text:p text:style-name="Standard"><text:s text:c="2"/>12.617 | 3 <text:s/>| <text:s text:c="3"/>0.963 <text:s text:c="3"/>0.067 <text:s text:c="3"/>0.210 | <text:s text:c="3"/>-0.8 <text:s text:c="2"/>-76.6 <text:s/>-162.4</text:p>
      <text:p text:style-name="Standard"><text:s text:c="2"/>12.617 | 4 <text:s/>| <text:s text:c="3"/>0.980 <text:s text:c="2"/>-0.061 <text:s text:c="3"/>0.126 | <text:s text:c="3"/>97.6 <text:s text:c="2"/>-82.1 <text:s text:c="3"/>50.8</text:p>
      <text:p text:style-name="Standard"><text:s text:c="2"/>12.617 | 5 <text:s/>| <text:s text:c="3"/>0.998 <text:s text:c="2"/>-0.088 <text:s text:c="2"/>-0.020 | <text:s/>-137.2 <text:s text:c="2"/>-79.8 <text:s text:c="2"/>-24.2</text:p>
      <text:p text:style-name="Standard"><text:s text:c="2"/>12.651 | 0 <text:s/>| <text:s text:c="8"/>Comm Error <text:s text:c="8"/>| <text:s text:c="11"/>- <text:s text:c="10"/></text:p>
      <text:p text:style-name="Standard"><text:s text:c="2"/>12.651 | 1 <text:s/>| <text:s text:c="3"/>0.307 <text:s text:c="3"/>0.792 <text:s text:c="2"/>-0.901 | <text:s text:c="2"/>138.6 <text:s text:c="2"/>-18.0 <text:s text:c="2"/>-73.7</text:p>
      <text:p text:style-name="Standard"><text:s text:c="2"/>12.651 | 2 <text:s/>| <text:s text:c="3"/>1.096 <text:s text:c="2"/>-0.337 <text:s text:c="3"/>0.111 | <text:s text:c="2"/>-84.0 <text:s text:c="2"/>-68.6 <text:s/>-154.2</text:p>
      <text:p text:style-name="Standard"><text:s text:c="2"/>12.651 | 3 <text:s/>| <text:s text:c="3"/>1.003 <text:s text:c="3"/>0.055 <text:s text:c="3"/>0.275 | <text:s text:c="4"/>1.5 <text:s text:c="2"/>-76.5 <text:s/>-165.1</text:p>
      <text:p text:style-name="Standard"><text:s text:c="2"/>12.651 | 4 <text:s/>| <text:s text:c="3"/>0.937 <text:s text:c="2"/>-0.190 <text:s text:c="2"/>-0.025 | <text:s text:c="2"/>112.4 <text:s text:c="2"/>-83.2 <text:s text:c="3"/>35.3</text:p>
      <text:p text:style-name="Standard"><text:s text:c="2"/>12.651 | 5 <text:s/>| <text:s text:c="3"/>1.038 <text:s text:c="2"/>-0.102 <text:s text:c="2"/>-0.062 | <text:s/>-134.7 <text:s text:c="2"/>-80.9 <text:s text:c="2"/>-27.0</text:p>
      <text:p text:style-name="Standard"><text:s text:c="2"/>12.686 | 0 <text:s/>| <text:s text:c="8"/>Comm Error <text:s text:c="8"/>| <text:s text:c="11"/>- <text:s text:c="10"/></text:p>
      <text:p text:style-name="Standard"><text:s text:c="2"/>12.686 | 1 <text:s/>| <text:s text:c="3"/>0.239 <text:s text:c="3"/>0.723 <text:s text:c="2"/>-0.873 | <text:s text:c="2"/>139.6 <text:s text:c="2"/>-17.1 <text:s text:c="2"/>-73.2</text:p>
      <text:p text:style-name="Standard"><text:s text:c="2"/>12.686 | 2 <text:s/>| <text:s text:c="3"/>1.053 <text:s text:c="2"/>-0.301 <text:s text:c="3"/>0.085 | <text:s text:c="2"/>-83.6 <text:s text:c="2"/>-69.7 <text:s/>-154.7</text:p>
      <text:p text:style-name="Standard"><text:s text:c="2"/>12.686 | 3 <text:s/>| <text:s text:c="3"/>1.048 <text:s text:c="3"/>0.105 <text:s text:c="3"/>0.320 | <text:s text:c="4"/>4.4 <text:s text:c="2"/>-76.0 <text:s/>-168.3</text:p>
      <text:p text:style-name="Standard"><text:s text:c="2"/>12.686 | 4 <text:s/>| <text:s text:c="3"/>1.139 <text:s text:c="2"/>-0.121 <text:s text:c="2"/>-0.061 | <text:s text:c="2"/>141.5 <text:s text:c="2"/>-83.0 <text:s text:c="4"/>6.1</text:p>
      <text:p text:style-name="Standard"><text:s text:c="2"/>12.686 | 5 <text:s/>| <text:s text:c="3"/>1.037 <text:s text:c="2"/>-0.104 <text:s text:c="2"/>-0.059 | <text:s/>-132.0 <text:s text:c="2"/>-81.7 <text:s text:c="2"/>-29.8</text:p>
      <text:p text:style-name="Standard"><text:s text:c="2"/>12.720 | 0 <text:s/>| <text:s text:c="8"/>Comm Error <text:s text:c="8"/>| <text:s text:c="11"/>- <text:s text:c="10"/></text:p>
      <text:p text:style-name="Standard"><text:s text:c="2"/>12.720 | 1 <text:s/>| <text:s text:c="3"/>0.208 <text:s text:c="3"/>0.653 <text:s text:c="2"/>-0.854 | <text:s text:c="2"/>140.1 <text:s text:c="2"/>-16.5 <text:s text:c="2"/>-72.9</text:p>
      <text:p text:style-name="Standard"><text:soft-page-break/><text:s text:c="2"/>12.720 | 2 <text:s/>| <text:s text:c="3"/>1.011 <text:s text:c="2"/>-0.286 <text:s text:c="3"/>0.035 | <text:s text:c="2"/>-84.1 <text:s text:c="2"/>-70.3 <text:s/>-154.4</text:p>
      <text:p text:style-name="Standard"><text:s text:c="2"/>12.720 | 3 <text:s/>| <text:s text:c="3"/>1.065 <text:s text:c="3"/>0.107 <text:s text:c="3"/>0.324 | <text:s text:c="4"/>7.4 <text:s text:c="2"/>-75.4 <text:s/>-171.4</text:p>
      <text:p text:style-name="Standard"><text:s text:c="2"/>12.720 | 4 <text:s/>| <text:s text:c="3"/>1.045 <text:s text:c="2"/>-0.345 <text:s text:c="2"/>-0.118 | <text:s/>-161.5 <text:s text:c="2"/>-81.9 <text:s text:c="2"/>-48.7</text:p>
      <text:p text:style-name="Standard"><text:s text:c="2"/>12.720 | 5 <text:s/>| <text:s text:c="3"/>1.015 <text:s text:c="2"/>-0.126 <text:s text:c="2"/>-0.061 | <text:s/>-129.5 <text:s text:c="2"/>-82.1 <text:s text:c="2"/>-32.1</text:p>
      <text:p text:style-name="Standard"><text:s text:c="2"/>12.755 | 0 <text:s/>| <text:s text:c="8"/>Comm Error <text:s text:c="8"/>| <text:s text:c="11"/>- <text:s text:c="10"/></text:p>
      <text:p text:style-name="Standard"><text:s text:c="2"/>12.755 | 1 <text:s/>| <text:s text:c="3"/>0.190 <text:s text:c="3"/>0.615 <text:s text:c="2"/>-0.812 | <text:s text:c="2"/>140.9 <text:s text:c="2"/>-15.6 <text:s text:c="2"/>-73.0</text:p>
      <text:p text:style-name="Standard"><text:s text:c="2"/>12.755 | 2 <text:s/>| <text:s text:c="3"/>0.983 <text:s text:c="2"/>-0.297 <text:s text:c="2"/>-0.008 | <text:s text:c="2"/>-86.0 <text:s text:c="2"/>-70.8 <text:s/>-153.0</text:p>
      <text:p text:style-name="Standard"><text:s text:c="2"/>12.755 | 3 <text:s/>| <text:s text:c="3"/>0.963 <text:s text:c="3"/>0.035 <text:s text:c="3"/>0.260 | <text:s text:c="4"/>8.9 <text:s text:c="2"/>-74.8 <text:s/>-172.9</text:p>
      <text:p text:style-name="Standard"><text:s text:c="2"/>12.755 | 4 <text:s/>| <text:s text:c="3"/>0.974 <text:s text:c="2"/>-0.026 <text:s text:c="2"/>-0.207 | <text:s/>-151.9 <text:s text:c="2"/>-79.9 <text:s text:c="2"/>-59.4</text:p>
      <text:p text:style-name="Standard"><text:s text:c="2"/>12.755 | 5 <text:s/>| <text:s text:c="3"/>1.019 <text:s text:c="2"/>-0.109 <text:s text:c="2"/>-0.069 | <text:s/>-127.3 <text:s text:c="2"/>-82.2 <text:s text:c="2"/>-34.0</text:p>
      <text:p text:style-name="Standard"><text:s text:c="2"/>12.789 | 0 <text:s/>| <text:s text:c="8"/>Comm Error <text:s text:c="8"/>| <text:s text:c="11"/>- <text:s text:c="10"/></text:p>
      <text:p text:style-name="Standard"><text:s text:c="2"/>12.789 | 1 <text:s/>| <text:s text:c="3"/>0.203 <text:s text:c="3"/>0.608 <text:s text:c="2"/>-0.704 | <text:s text:c="2"/>141.1 <text:s text:c="2"/>-15.1 <text:s text:c="2"/>-73.1</text:p>
      <text:p text:style-name="Standard"><text:s text:c="2"/>12.789 | 2 <text:s/>| <text:s text:c="3"/>0.913 <text:s text:c="2"/>-0.271 <text:s text:c="2"/>-0.034 | <text:s text:c="2"/>-89.3 <text:s text:c="2"/>-71.2 <text:s/>-150.5</text:p>
      <text:p text:style-name="Standard"><text:s text:c="2"/>12.789 | 3 <text:s/>| <text:s text:c="3"/>0.927 <text:s text:c="3"/>0.044 <text:s text:c="3"/>0.252 | <text:s text:c="4"/>9.2 <text:s text:c="2"/>-74.5 <text:s/>-173.2</text:p>
      <text:p text:style-name="Standard"><text:s text:c="2"/>12.789 | 4 <text:s/>| <text:s text:c="3"/>0.875 <text:s text:c="3"/>0.146 <text:s text:c="2"/>-0.160 | <text:s/>-151.7 <text:s text:c="2"/>-78.7 <text:s text:c="2"/>-61.2</text:p>
      <text:p text:style-name="Standard"><text:s text:c="2"/>12.789 | 5 <text:s/>| <text:s text:c="3"/>0.997 <text:s text:c="2"/>-0.169 <text:s text:c="2"/>-0.033 | <text:s/>-123.9 <text:s text:c="2"/>-82.0 <text:s text:c="2"/>-36.9</text:p>
      <text:p text:style-name="Standard"><text:s text:c="2"/>12.823 | 0 <text:s/>| <text:s text:c="8"/>Comm Error <text:s text:c="8"/>| <text:s text:c="11"/>- <text:s text:c="10"/></text:p>
      <text:p text:style-name="Standard"><text:s text:c="2"/>12.823 | 1 <text:s/>| <text:s text:c="3"/>0.190 <text:s text:c="3"/>0.624 <text:s text:c="2"/>-0.592 | <text:s text:c="2"/>139.8 <text:s text:c="2"/>-15.0 <text:s text:c="2"/>-73.1</text:p>
      <text:p text:style-name="Standard"><text:s text:c="2"/>12.823 | 2 <text:s/>| <text:s text:c="3"/>0.863 <text:s text:c="2"/>-0.200 <text:s text:c="2"/>-0.034 | <text:s text:c="2"/>-90.7 <text:s text:c="2"/>-71.8 <text:s/>-149.5</text:p>
      <text:p text:style-name="Standard"><text:s text:c="2"/>12.823 | 3 <text:s/>| <text:s text:c="3"/>0.858 <text:s text:c="3"/>0.077 <text:s text:c="3"/>0.281 | <text:s text:c="3"/>10.9 <text:s text:c="2"/>-73.9 <text:s/>-174.9</text:p>
      <text:p text:style-name="Standard"><text:s text:c="2"/>12.823 | 4 <text:s/>| <text:s text:c="3"/>0.847 <text:s text:c="3"/>0.092 <text:s text:c="3"/>0.030 | <text:s/>-158.9 <text:s text:c="2"/>-80.5 <text:s text:c="2"/>-59.8</text:p>
      <text:p text:style-name="Standard"><text:s text:c="2"/>12.823 | 5 <text:s/>| <text:s text:c="3"/>0.998 <text:s text:c="2"/>-0.030 <text:s text:c="3"/>0.027 | <text:s/>-120.0 <text:s text:c="2"/>-82.5 <text:s text:c="2"/>-40.1</text:p>
      <text:p text:style-name="Standard"><text:s text:c="2"/>12.857 | 0 <text:s/>| <text:s text:c="8"/>Comm Error <text:s text:c="8"/>| <text:s text:c="11"/>- <text:s text:c="10"/></text:p>
      <text:p text:style-name="Standard"><text:s text:c="2"/>12.857 | 1 <text:s/>| <text:s text:c="3"/>0.149 <text:s text:c="3"/>0.658 <text:s text:c="2"/>-0.614 | <text:s text:c="2"/>138.4 <text:s text:c="2"/>-14.4 <text:s text:c="2"/>-73.0</text:p>
      <text:p text:style-name="Standard"><text:s text:c="2"/>12.857 | 2 <text:s/>| <text:s text:c="3"/>0.816 <text:s text:c="2"/>-0.207 <text:s text:c="2"/>-0.079 | <text:s text:c="2"/>-93.5 <text:s text:c="2"/>-72.2 <text:s/>-147.3</text:p>
      <text:p text:style-name="Standard"><text:s text:c="2"/>12.857 | 3 <text:s/>| <text:s text:c="3"/>0.830 <text:s text:c="3"/>0.069 <text:s text:c="3"/>0.298 | <text:s text:c="3"/>11.3 <text:s text:c="2"/>-73.3 <text:s/>-175.5</text:p>
      <text:p text:style-name="Standard"><text:s text:c="2"/>12.857 | 4 <text:s/>| <text:s text:c="3"/>1.327 <text:s text:c="3"/>0.915 <text:s text:c="2"/>-0.365 | <text:s/>-171.3 <text:s text:c="2"/>-83.3 <text:s text:c="2"/>-47.2</text:p>
      <text:p text:style-name="Standard"><text:s text:c="2"/>12.857 | 5 <text:s/>| <text:s text:c="3"/>1.068 <text:s text:c="3"/>0.017 <text:s text:c="2"/>-0.025 | <text:s/>-125.2 <text:s text:c="2"/>-83.2 <text:s text:c="2"/>-35.3</text:p>
      <text:p text:style-name="Standard"><text:s text:c="2"/>12.891 | 0 <text:s/>| <text:s text:c="8"/>Comm Error <text:s text:c="8"/>| <text:s text:c="11"/>- <text:s text:c="10"/></text:p>
      <text:p text:style-name="Standard"><text:s text:c="2"/>12.891 | 1 <text:s/>| <text:s text:c="3"/>0.324 <text:s text:c="3"/>0.662 <text:s text:c="2"/>-0.657 | <text:s text:c="2"/>137.5 <text:s text:c="2"/>-14.6 <text:s text:c="2"/>-73.2</text:p>
      <text:p text:style-name="Standard"><text:s text:c="2"/>12.891 | 2 <text:s/>| <text:s text:c="3"/>0.897 <text:s text:c="2"/>-0.265 <text:s text:c="2"/>-0.069 | <text:s text:c="2"/>-95.6 <text:s text:c="2"/>-72.0 <text:s/>-145.4</text:p>
      <text:p text:style-name="Standard"><text:s text:c="2"/>12.891 | 3 <text:s/>| <text:s text:c="3"/>1.126 <text:s text:c="3"/>0.071 <text:s text:c="3"/>0.356 | <text:s text:c="3"/>11.4 <text:s text:c="2"/>-73.0 <text:s/>-175.6</text:p>
      <text:p text:style-name="Standard"><text:s text:c="2"/>12.891 | 4 <text:s/>| <text:s text:c="3"/>0.995 <text:s text:c="3"/>0.832 <text:s text:c="2"/>-0.070 | <text:s text:c="2"/>120.7 <text:s text:c="2"/>-80.3 <text:s text:c="3"/>21.3</text:p>
      <text:p text:style-name="Standard"><text:s text:c="2"/>12.891 | 5 <text:s/>| <text:s text:c="3"/>1.001 <text:s text:c="2"/>-0.134 <text:s text:c="2"/>-0.188 | <text:s/>-135.5 <text:s text:c="2"/>-83.0 <text:s text:c="2"/>-26.7</text:p>
      <text:p text:style-name="Standard"><text:s text:c="2"/>12.926 | 0 <text:s/>| <text:s text:c="8"/>Comm Error <text:s text:c="8"/>| <text:s text:c="11"/>- <text:s text:c="10"/></text:p>
      <text:p text:style-name="Standard"><text:s text:c="2"/>12.926 | 1 <text:s/>| <text:s text:c="3"/>0.389 <text:s text:c="3"/>0.670 <text:s text:c="2"/>-0.793 | <text:s text:c="2"/>137.4 <text:s text:c="2"/>-16.7 <text:s text:c="2"/>-73.3</text:p>
      <text:p text:style-name="Standard"><text:s text:c="2"/>12.926 | 2 <text:s/>| <text:s text:c="3"/>0.975 <text:s text:c="2"/>-0.423 <text:s text:c="2"/>-0.130 | <text:s text:c="2"/>-96.3 <text:s text:c="2"/>-71.7 <text:s/>-144.8</text:p>
      <text:p text:style-name="Standard"><text:s text:c="2"/>12.926 | 3 <text:s/>| <text:s text:c="3"/>1.181 <text:s text:c="2"/>-0.142 <text:s text:c="3"/>0.230 | <text:s text:c="4"/>8.3 <text:s text:c="2"/>-73.5 <text:s/>-172.5</text:p>
      <text:p text:style-name="Standard"><text:s text:c="2"/>12.926 | 4 <text:s/>| <text:s text:c="3"/>1.069 <text:s text:c="2"/>-0.034 <text:s text:c="3"/>0.163 | <text:s text:c="2"/>109.2 <text:s text:c="2"/>-80.5 <text:s text:c="3"/>33.0</text:p>
      <text:p text:style-name="Standard"><text:s text:c="2"/>12.926 | 5 <text:s/>| <text:s text:c="3"/>1.058 <text:s text:c="2"/>-0.145 <text:s text:c="2"/>-0.263 | <text:s/>-142.7 <text:s text:c="2"/>-81.6 <text:s text:c="2"/>-20.8</text:p>
      <text:p text:style-name="Standard"><text:s text:c="2"/>12.960 | 0 <text:s/>| <text:s text:c="8"/>Comm Error <text:s text:c="8"/>| <text:s text:c="11"/>- <text:s text:c="10"/></text:p>
      <text:p text:style-name="Standard"><text:s text:c="2"/>12.960 | 1 <text:s/>| <text:s text:c="3"/>0.349 <text:s text:c="3"/>0.711 <text:s text:c="2"/>-0.824 | <text:s text:c="2"/>137.6 <text:s text:c="2"/>-17.4 <text:s text:c="2"/>-73.5</text:p>
      <text:p text:style-name="Standard"><text:s text:c="2"/>12.960 | 2 <text:s/>| <text:s text:c="3"/>0.979 <text:s text:c="2"/>-0.577 <text:s text:c="2"/>-0.140 | <text:s text:c="2"/>-98.7 <text:s text:c="2"/>-70.2 <text:s/>-142.7</text:p>
      <text:p text:style-name="Standard"><text:s text:c="2"/>12.960 | 3 <text:s/>| <text:s text:c="3"/>0.947 <text:s text:c="2"/>-0.143 <text:s text:c="3"/>0.212 | <text:s text:c="4"/>2.4 <text:s text:c="2"/>-74.1 <text:s/>-166.7</text:p>
      <text:p text:style-name="Standard"><text:s text:c="2"/>12.960 | 4 <text:s/>| <text:s text:c="3"/>0.942 <text:s text:c="2"/>-0.196 <text:s text:c="3"/>0.033 | <text:s text:c="3"/>94.1 <text:s text:c="2"/>-83.6 <text:s text:c="3"/>47.6</text:p>
      <text:p text:style-name="Standard"><text:s text:c="2"/>12.960 | 5 <text:s/>| <text:s text:c="3"/>1.035 <text:s text:c="2"/>-0.042 <text:s text:c="2"/>-0.175 | <text:s/>-147.9 <text:s text:c="2"/>-81.4 <text:s text:c="2"/>-15.8</text:p>
      <text:p text:style-name="Standard"><text:s text:c="2"/>12.994 | 0 <text:s/>| <text:s text:c="8"/>Comm Error <text:s text:c="8"/>| <text:s text:c="11"/>- <text:s text:c="10"/></text:p>
      <text:p text:style-name="Standard"><text:s text:c="2"/>12.994 | 1 <text:s/>| <text:s text:c="3"/>0.461 <text:s text:c="3"/>0.665 <text:s text:c="2"/>-0.778 | <text:s text:c="2"/>138.1 <text:s text:c="2"/>-18.6 <text:s text:c="2"/>-74.5</text:p>
      <text:p text:style-name="Standard"><text:s text:c="2"/>12.994 | 2 <text:s/>| <text:s text:c="3"/>1.079 <text:s text:c="2"/>-0.456 <text:s text:c="2"/>-0.039 | <text:s/>-100.4 <text:s text:c="2"/>-69.7 <text:s/>-140.8</text:p>
      <text:p text:style-name="Standard"><text:soft-page-break/><text:s text:c="2"/>12.994 | 3 <text:s/>| <text:s text:c="3"/>0.905 <text:s text:c="3"/>0.123 <text:s text:c="3"/>0.172 | <text:s text:c="4"/>2.3 <text:s text:c="2"/>-74.9 <text:s/>-166.8</text:p>
      <text:p text:style-name="Standard"><text:s text:c="2"/>12.994 | 4 <text:s/>| <text:s text:c="3"/>0.991 <text:s text:c="2"/>-0.043 <text:s text:c="2"/>-0.055 | <text:s text:c="3"/>95.1 <text:s text:c="2"/>-83.7 <text:s text:c="3"/>44.4</text:p>
      <text:p text:style-name="Standard"><text:s text:c="2"/>12.994 | 5 <text:s/>| <text:s text:c="3"/>1.018 <text:s text:c="2"/>-0.078 <text:s text:c="2"/>-0.105 | <text:s/>-148.1 <text:s text:c="2"/>-81.7 <text:s text:c="2"/>-16.5</text:p>
      <text:p text:style-name="Standard"><text:s text:c="2"/>13.028 | 0 <text:s/>| <text:s text:c="8"/>Comm Error <text:s text:c="8"/>| <text:s text:c="11"/>- <text:s text:c="10"/></text:p>
      <text:p text:style-name="Standard"><text:s text:c="2"/>13.028 | 1 <text:s/>| <text:s text:c="3"/>0.473 <text:s text:c="3"/>0.614 <text:s text:c="2"/>-0.743 | <text:s text:c="2"/>138.4 <text:s text:c="2"/>-20.0 <text:s text:c="2"/>-75.0</text:p>
      <text:p text:style-name="Standard"><text:s text:c="2"/>13.028 | 2 <text:s/>| <text:s text:c="3"/>1.074 <text:s text:c="2"/>-0.282 <text:s text:c="3"/>0.039 | <text:s text:c="2"/>-98.7 <text:s text:c="2"/>-70.5 <text:s/>-142.3</text:p>
      <text:p text:style-name="Standard"><text:s text:c="2"/>13.028 | 3 <text:s/>| <text:s text:c="3"/>0.973 <text:s text:c="3"/>0.230 <text:s text:c="3"/>0.230 | <text:s text:c="4"/>8.9 <text:s text:c="2"/>-75.4 <text:s/>-173.3</text:p>
      <text:p text:style-name="Standard"><text:s text:c="2"/>13.028 | 4 <text:s/>| <text:s text:c="3"/>1.008 <text:s text:c="2"/>-0.069 <text:s text:c="2"/>-0.035 | <text:s text:c="2"/>100.9 <text:s text:c="2"/>-84.3 <text:s text:c="3"/>35.6</text:p>
      <text:p text:style-name="Standard"><text:s text:c="2"/>13.028 | 5 <text:s/>| <text:s text:c="3"/>1.017 <text:s text:c="2"/>-0.106 <text:s text:c="2"/>-0.006 | <text:s/>-141.1 <text:s text:c="2"/>-82.1 <text:s text:c="2"/>-21.6</text:p>
      <text:p text:style-name="Standard"><text:s text:c="2"/>13.061 | 0 <text:s/>| <text:s text:c="8"/>Comm Error <text:s text:c="8"/>| <text:s text:c="11"/>- <text:s text:c="10"/></text:p>
      <text:p text:style-name="Standard"><text:s text:c="2"/>13.061 | 1 <text:s/>| <text:s text:c="3"/>0.377 <text:s text:c="3"/>0.611 <text:s text:c="2"/>-0.731 | <text:s text:c="2"/>138.4 <text:s text:c="2"/>-20.7 <text:s text:c="2"/>-75.3</text:p>
      <text:p text:style-name="Standard"><text:s text:c="2"/>13.061 | 2 <text:s/>| <text:s text:c="3"/>0.934 <text:s text:c="2"/>-0.218 <text:s text:c="3"/>0.036 | <text:s text:c="2"/>-96.2 <text:s text:c="2"/>-71.1 <text:s/>-144.7</text:p>
      <text:p text:style-name="Standard"><text:s text:c="2"/>13.061 | 3 <text:s/>| <text:s text:c="3"/>1.017 <text:s text:c="3"/>0.139 <text:s text:c="3"/>0.323 | <text:s text:c="3"/>14.4 <text:s text:c="2"/>-74.9 <text:s/>-178.5</text:p>
      <text:p text:style-name="Standard"><text:s text:c="2"/>13.061 | 4 <text:s/>| <text:s text:c="3"/>0.988 <text:s text:c="3"/>0.146 <text:s text:c="2"/>-0.061 | <text:s text:c="2"/>102.6 <text:s text:c="2"/>-84.1 <text:s text:c="3"/>36.4</text:p>
      <text:p text:style-name="Standard"><text:s text:c="2"/>13.061 | 5 <text:s/>| <text:s text:c="3"/>1.016 <text:s text:c="2"/>-0.082 <text:s text:c="2"/>-0.015 | <text:s/>-136.2 <text:s text:c="2"/>-82.5 <text:s text:c="2"/>-25.6</text:p>
      <text:p text:style-name="Standard"><text:s text:c="2"/>13.096 | 0 <text:s/>| <text:s text:c="8"/>Comm Error <text:s text:c="8"/>| <text:s text:c="11"/>- <text:s text:c="10"/></text:p>
      <text:p text:style-name="Standard"><text:s text:c="2"/>13.096 | 1 <text:s/>| <text:s text:c="3"/>0.305 <text:s text:c="3"/>0.619 <text:s text:c="2"/>-0.714 | <text:s text:c="2"/>138.2 <text:s text:c="2"/>-20.2 <text:s text:c="2"/>-75.5</text:p>
      <text:p text:style-name="Standard"><text:s text:c="2"/>13.096 | 2 <text:s/>| <text:s text:c="3"/>0.899 <text:s text:c="2"/>-0.259 <text:s text:c="2"/>-0.020 | <text:s text:c="2"/>-95.8 <text:s text:c="2"/>-71.2 <text:s/>-145.3</text:p>
      <text:p text:style-name="Standard"><text:s text:c="2"/>13.096 | 3 <text:s/>| <text:s text:c="3"/>1.000 <text:s text:c="2"/>-0.084 <text:s text:c="3"/>0.292 | <text:s text:c="3"/>11.7 <text:s text:c="2"/>-74.7 <text:s/>-175.5</text:p>
      <text:p text:style-name="Standard"><text:s text:c="2"/>13.096 | 4 <text:s/>| <text:s text:c="3"/>1.012 <text:s text:c="3"/>0.241 <text:s text:c="2"/>-0.031 | <text:s text:c="2"/>101.2 <text:s text:c="2"/>-83.2 <text:s text:c="3"/>40.2</text:p>
      <text:p text:style-name="Standard"><text:s text:c="2"/>13.096 | 5 <text:s/>| <text:s text:c="3"/>1.015 <text:s text:c="2"/>-0.080 <text:s text:c="2"/>-0.072 | <text:s/>-135.7 <text:s text:c="2"/>-82.6 <text:s text:c="2"/>-25.9</text:p>
      <text:p text:style-name="Standard"><text:s text:c="2"/>13.130 | 0 <text:s/>| <text:s text:c="8"/>Comm Error <text:s text:c="8"/>| <text:s text:c="11"/>- <text:s text:c="10"/></text:p>
      <text:p text:style-name="Standard"><text:s text:c="2"/>13.130 | 1 <text:s/>| <text:s text:c="3"/>0.293 <text:s text:c="3"/>0.622 <text:s text:c="2"/>-0.674 | <text:s text:c="2"/>137.7 <text:s text:c="2"/>-19.5 <text:s text:c="2"/>-75.9</text:p>
      <text:p text:style-name="Standard"><text:s text:c="2"/>13.130 | 2 <text:s/>| <text:s text:c="3"/>0.876 <text:s text:c="2"/>-0.288 <text:s text:c="2"/>-0.105 | <text:s text:c="2"/>-99.4 <text:s text:c="2"/>-70.9 <text:s/>-142.3</text:p>
      <text:p text:style-name="Standard"><text:s text:c="2"/>13.130 | 3 <text:s/>| <text:s text:c="3"/>0.993 <text:s text:c="2"/>-0.055 <text:s text:c="3"/>0.245 | <text:s text:c="4"/>7.9 <text:s text:c="2"/>-74.8 <text:s/>-171.6</text:p>
      <text:p text:style-name="Standard"><text:s text:c="2"/>13.130 | 4 <text:s/>| <text:s text:c="3"/>0.995 <text:s text:c="3"/>0.042 <text:s text:c="3"/>0.003 | <text:s text:c="3"/>98.6 <text:s text:c="2"/>-83.2 <text:s text:c="3"/>42.7</text:p>
      <text:p text:style-name="Standard"><text:s text:c="2"/>13.130 | 5 <text:s/>| <text:s text:c="3"/>1.035 <text:s text:c="3"/>0.000 <text:s text:c="2"/>-0.068 | <text:s/>-140.0 <text:s text:c="2"/>-82.8 <text:s text:c="2"/>-21.7</text:p>
      <text:p text:style-name="Standard"><text:s text:c="2"/>13.164 | 0 <text:s/>| <text:s text:c="8"/>Comm Error <text:s text:c="8"/>| <text:s text:c="11"/>- <text:s text:c="10"/></text:p>
      <text:p text:style-name="Standard"><text:s text:c="2"/>13.164 | 1 <text:s/>| <text:s text:c="3"/>0.245 <text:s text:c="3"/>0.605 <text:s text:c="2"/>-0.617 | <text:s text:c="2"/>136.3 <text:s text:c="2"/>-19.1 <text:s text:c="2"/>-76.4</text:p>
      <text:p text:style-name="Standard"><text:s text:c="2"/>13.164 | 2 <text:s/>| <text:s text:c="3"/>0.729 <text:s text:c="2"/>-0.353 <text:s text:c="2"/>-0.187 | <text:s/>-103.8 <text:s text:c="2"/>-70.1 <text:s/>-138.3</text:p>
      <text:p text:style-name="Standard"><text:s text:c="2"/>13.164 | 3 <text:s/>| <text:s text:c="3"/>0.977 <text:s text:c="3"/>0.092 <text:s text:c="3"/>0.236 | <text:s text:c="4"/>8.6 <text:s text:c="2"/>-74.8 <text:s/>-172.1</text:p>
      <text:p text:style-name="Standard"><text:s text:c="2"/>13.164 | 4 <text:s/>| <text:s text:c="3"/>0.997 <text:s text:c="2"/>-0.027 <text:s text:c="2"/>-0.047 | <text:s text:c="2"/>101.7 <text:s text:c="2"/>-83.8 <text:s text:c="3"/>39.0</text:p>
      <text:p text:style-name="Standard"><text:s text:c="2"/>13.164 | 5 <text:s/>| <text:s text:c="3"/>1.025 <text:s text:c="2"/>-0.061 <text:s text:c="2"/>-0.066 | <text:s/>-142.0 <text:s text:c="2"/>-82.9 <text:s text:c="2"/>-19.9</text:p>
      <text:p text:style-name="Standard"><text:s text:c="2"/>13.199 | 0 <text:s/>| <text:s text:c="8"/>Comm Error <text:s text:c="8"/>| <text:s text:c="11"/>- <text:s text:c="10"/></text:p>
      <text:p text:style-name="Standard"><text:s text:c="2"/>13.199 | 1 <text:s/>| <text:s text:c="3"/>0.246 <text:s text:c="3"/>0.577 <text:s text:c="2"/>-0.553 | <text:s text:c="2"/>134.7 <text:s text:c="2"/>-20.0 <text:s text:c="2"/>-76.5</text:p>
      <text:p text:style-name="Standard"><text:s text:c="2"/>13.199 | 2 <text:s/>| <text:s text:c="3"/>0.478 <text:s text:c="2"/>-0.409 <text:s text:c="2"/>-0.243 | <text:s/>-107.8 <text:s text:c="2"/>-68.0 <text:s/>-132.9</text:p>
      <text:p text:style-name="Standard"><text:s text:c="2"/>13.199 | 3 <text:s/>| <text:s text:c="3"/>1.019 <text:s text:c="3"/>0.108 <text:s text:c="3"/>0.231 | <text:s text:c="3"/>10.8 <text:s text:c="2"/>-74.8 <text:s/>-174.3</text:p>
      <text:p text:style-name="Standard"><text:s text:c="2"/>13.199 | 4 <text:s/>| <text:s text:c="3"/>1.018 <text:s text:c="3"/>0.077 <text:s text:c="2"/>-0.106 | <text:s text:c="2"/>111.3 <text:s text:c="2"/>-83.6 <text:s text:c="3"/>30.7</text:p>
      <text:p text:style-name="Standard"><text:s text:c="2"/>13.199 | 5 <text:s/>| <text:s text:c="3"/>1.031 <text:s text:c="2"/>-0.070 <text:s text:c="2"/>-0.117 | <text:s/>-143.5 <text:s text:c="2"/>-82.8 <text:s text:c="2"/>-18.8</text:p>
      <text:p text:style-name="Standard"><text:s text:c="2"/>13.234 | 0 <text:s/>| <text:s text:c="8"/>Comm Error <text:s text:c="8"/>| <text:s text:c="11"/>- <text:s text:c="10"/></text:p>
      <text:p text:style-name="Standard"><text:s text:c="2"/>13.234 | 1 <text:s/>| <text:s text:c="3"/>0.143 <text:s text:c="3"/>0.442 <text:s text:c="2"/>-0.464 | <text:s text:c="2"/>132.4 <text:s text:c="2"/>-23.0 <text:s text:c="2"/>-75.7</text:p>
      <text:p text:style-name="Standard"><text:s text:c="2"/>13.234 | 2 <text:s/>| <text:s text:c="3"/>0.373 <text:s text:c="2"/>-0.152 <text:s text:c="2"/>-0.213 | <text:s/>-113.2 <text:s text:c="2"/>-68.9 <text:s/>-128.4</text:p>
      <text:p text:style-name="Standard"><text:s text:c="2"/>13.234 | 3 <text:s/>| <text:s text:c="3"/>1.005 <text:s text:c="3"/>0.093 <text:s text:c="3"/>0.237 | <text:s text:c="3"/>13.1 <text:s text:c="2"/>-75.0 <text:s/>-176.6</text:p>
      <text:p text:style-name="Standard"><text:s text:c="2"/>13.234 | 4 <text:s/>| <text:s text:c="3"/>1.022 <text:s text:c="3"/>0.185 <text:s text:c="2"/>-0.066 | <text:s text:c="2"/>110.6 <text:s text:c="2"/>-83.0 <text:s text:c="3"/>31.6</text:p>
      <text:p text:style-name="Standard"><text:s text:c="2"/>13.234 | 5 <text:s/>| <text:s text:c="3"/>1.032 <text:s text:c="2"/>-0.066 <text:s text:c="2"/>-0.119 | <text:s/>-145.4 <text:s text:c="2"/>-82.5 <text:s text:c="2"/>-17.4</text:p>
      <text:p text:style-name="Standard"><text:s text:c="2"/>13.268 | 0 <text:s/>| <text:s text:c="8"/>Comm Error <text:s text:c="8"/>| <text:s text:c="11"/>- <text:s text:c="10"/></text:p>
      <text:p text:style-name="Standard"><text:s text:c="2"/>13.268 | 1 <text:s/>| <text:s text:c="3"/>0.073 <text:s text:c="3"/>0.352 <text:s text:c="2"/>-0.438 | <text:s text:c="2"/>131.6 <text:s text:c="2"/>-26.5 <text:s text:c="2"/>-74.9</text:p>
      <text:p text:style-name="Standard"><text:s text:c="2"/>13.268 | 2 <text:s/>| <text:s text:c="3"/>0.290 <text:s text:c="3"/>0.232 <text:s text:c="2"/>-0.069 | <text:s/>-128.0 <text:s text:c="2"/>-77.0 <text:s/>-111.6</text:p>
      <text:p text:style-name="Standard"><text:s text:c="2"/>13.268 | 3 <text:s/>| <text:s text:c="3"/>0.951 <text:s text:c="3"/>0.002 <text:s text:c="3"/>0.268 | <text:s text:c="3"/>12.2 <text:s text:c="2"/>-74.9 <text:s/>-176.1</text:p>
      <text:p text:style-name="Standard"><text:soft-page-break/><text:s text:c="2"/>13.268 | 4 <text:s/>| <text:s text:c="3"/>1.002 <text:s text:c="3"/>0.086 <text:s text:c="2"/>-0.026 | <text:s text:c="2"/>107.5 <text:s text:c="2"/>-82.9 <text:s text:c="3"/>34.7</text:p>
      <text:p text:style-name="Standard"><text:s text:c="2"/>13.268 | 5 <text:s/>| <text:s text:c="3"/>1.021 <text:s text:c="2"/>-0.046 <text:s text:c="2"/>-0.068 | <text:s/>-145.8 <text:s text:c="2"/>-82.6 <text:s text:c="2"/>-17.3</text:p>
      <text:p text:style-name="Standard"><text:s text:c="2"/>13.302 | 0 <text:s/>| <text:s text:c="8"/>Comm Error <text:s text:c="8"/>| <text:s text:c="11"/>- <text:s text:c="10"/></text:p>
      <text:p text:style-name="Standard"><text:s text:c="2"/>13.302 | 1 <text:s/>| <text:s text:c="3"/>0.097 <text:s text:c="3"/>0.334 <text:s text:c="2"/>-0.397 | <text:s text:c="2"/>130.8 <text:s text:c="2"/>-32.8 <text:s text:c="2"/>-74.6</text:p>
      <text:p text:style-name="Standard"><text:s text:c="2"/>13.302 | 2 <text:s/>| <text:s text:c="3"/>0.483 <text:s text:c="3"/>0.323 <text:s text:c="2"/>-0.001 | <text:s text:c="2"/>135.5 <text:s text:c="2"/>-81.4 <text:s text:c="2"/>-15.5</text:p>
      <text:p text:style-name="Standard"><text:s text:c="2"/>13.302 | 3 <text:s/>| <text:s text:c="3"/>0.931 <text:s text:c="2"/>-0.016 <text:s text:c="3"/>0.278 | <text:s text:c="4"/>8.9 <text:s text:c="2"/>-74.5 <text:s/>-173.4</text:p>
      <text:p text:style-name="Standard"><text:s text:c="2"/>13.302 | 4 <text:s/>| <text:s text:c="3"/>1.007 <text:s text:c="2"/>-0.033 <text:s text:c="2"/>-0.028 | <text:s text:c="2"/>106.1 <text:s text:c="2"/>-83.5 <text:s text:c="3"/>34.0</text:p>
      <text:p text:style-name="Standard"><text:s text:c="2"/>13.302 | 5 <text:s/>| <text:s text:c="3"/>1.015 <text:s text:c="2"/>-0.060 <text:s text:c="2"/>-0.064 | <text:s/>-145.5 <text:s text:c="2"/>-82.8 <text:s text:c="2"/>-18.1</text:p>
      <text:p text:style-name="Standard"><text:s text:c="2"/>13.336 | 0 <text:s/>| <text:s text:c="8"/>Comm Error <text:s text:c="8"/>| <text:s text:c="11"/>- <text:s text:c="10"/></text:p>
      <text:p text:style-name="Standard"><text:s text:c="2"/>13.336 | 1 <text:s/>| <text:s text:c="3"/>0.303 <text:s text:c="3"/>0.284 <text:s text:c="2"/>-0.348 | <text:s text:c="2"/>131.0 <text:s text:c="2"/>-39.5 <text:s text:c="2"/>-76.4</text:p>
      <text:p text:style-name="Standard"><text:s text:c="2"/>13.336 | 2 <text:s/>| <text:s text:c="3"/>0.742 <text:s text:c="3"/>0.370 <text:s text:c="3"/>0.068 | <text:s text:c="2"/>104.4 <text:s text:c="2"/>-75.1 <text:s text:c="3"/>16.7</text:p>
      <text:p text:style-name="Standard"><text:s text:c="2"/>13.336 | 3 <text:s/>| <text:s text:c="3"/>0.973 <text:s text:c="3"/>0.046 <text:s text:c="3"/>0.255 | <text:s text:c="4"/>8.6 <text:s text:c="2"/>-74.4 <text:s/>-173.7</text:p>
      <text:p text:style-name="Standard"><text:s text:c="2"/>13.336 | 4 <text:s/>| <text:s text:c="3"/>1.011 <text:s text:c="3"/>0.038 <text:s text:c="2"/>-0.060 | <text:s text:c="2"/>108.7 <text:s text:c="2"/>-83.8 <text:s text:c="3"/>31.2</text:p>
      <text:p text:style-name="Standard"><text:s text:c="2"/>13.336 | 5 <text:s/>| <text:s text:c="3"/>1.027 <text:s text:c="2"/>-0.081 <text:s text:c="2"/>-0.109 | <text:s/>-144.7 <text:s text:c="2"/>-82.6 <text:s text:c="2"/>-19.5</text:p>
      <text:p text:style-name="Standard"><text:s text:c="2"/>13.371 | 0 <text:s/>| <text:s text:c="8"/>Comm Error <text:s text:c="8"/>| <text:s text:c="11"/>- <text:s text:c="10"/></text:p>
      <text:p text:style-name="Standard"><text:s text:c="2"/>13.371 | 1 <text:s/>| <text:s text:c="3"/>0.350 <text:s text:c="3"/>0.251 <text:s text:c="2"/>-0.323 | <text:s text:c="2"/>132.6 <text:s text:c="2"/>-48.4 <text:s text:c="2"/>-83.5</text:p>
      <text:p text:style-name="Standard"><text:s text:c="2"/>13.371 | 2 <text:s/>| <text:s text:c="3"/>0.933 <text:s text:c="3"/>0.417 <text:s text:c="3"/>0.137 | <text:s text:c="3"/>93.6 <text:s text:c="2"/>-66.6 <text:s text:c="3"/>29.4</text:p>
      <text:p text:style-name="Standard"><text:s text:c="2"/>13.371 | 3 <text:s/>| <text:s text:c="3"/>1.019 <text:s text:c="3"/>0.038 <text:s text:c="3"/>0.211 | <text:s text:c="4"/>9.4 <text:s text:c="2"/>-74.6 <text:s/>-174.9</text:p>
      <text:p text:style-name="Standard"><text:s text:c="2"/>13.371 | 4 <text:s/>| <text:s text:c="3"/>1.001 <text:s text:c="3"/>0.096 <text:s text:c="2"/>-0.022 | <text:s text:c="2"/>106.9 <text:s text:c="2"/>-83.7 <text:s text:c="3"/>32.9</text:p>
      <text:p text:style-name="Standard"><text:s text:c="2"/>13.371 | 5 <text:s/>| <text:s text:c="3"/>1.025 <text:s text:c="2"/>-0.094 <text:s text:c="2"/>-0.125 | <text:s/>-144.8 <text:s text:c="2"/>-82.2 <text:s text:c="2"/>-19.8</text:p>
      <text:p text:style-name="Standard"><text:s text:c="2"/>13.405 | 0 <text:s/>| <text:s text:c="8"/>Comm Error <text:s text:c="8"/>| <text:s text:c="11"/>- <text:s text:c="10"/></text:p>
      <text:p text:style-name="Standard"><text:s text:c="2"/>13.405 | 1 <text:s/>| <text:s text:c="3"/>0.663 <text:s text:c="3"/>0.071 <text:s text:c="2"/>-0.250 | <text:s text:c="2"/>140.6 <text:s text:c="2"/>-55.9 <text:s text:c="2"/>-94.7</text:p>
      <text:p text:style-name="Standard"><text:s text:c="2"/>13.405 | 2 <text:s/>| <text:s text:c="3"/>0.894 <text:s text:c="3"/>0.567 <text:s text:c="3"/>0.125 | <text:s text:c="3"/>89.9 <text:s text:c="2"/>-60.0 <text:s text:c="3"/>34.3</text:p>
      <text:p text:style-name="Standard"><text:s text:c="2"/>13.405 | 3 <text:s/>| <text:s text:c="3"/>1.022 <text:s text:c="2"/>-0.002 <text:s text:c="3"/>0.202 | <text:s text:c="4"/>9.2 <text:s text:c="2"/>-75.1 <text:s/>-174.9</text:p>
      <text:p text:style-name="Standard"><text:s text:c="2"/>13.405 | 4 <text:s/>| <text:s text:c="3"/>1.001 <text:s text:c="3"/>0.078 <text:s text:c="3"/>0.020 | <text:s text:c="2"/>100.6 <text:s text:c="2"/>-83.7 <text:s text:c="3"/>38.7</text:p>
      <text:p text:style-name="Standard"><text:s text:c="2"/>13.405 | 5 <text:s/>| <text:s text:c="3"/>1.026 <text:s text:c="2"/>-0.064 <text:s text:c="2"/>-0.101 | <text:s/>-145.8 <text:s text:c="2"/>-82.1 <text:s text:c="2"/>-19.0</text:p>
      <text:p text:style-name="Standard"><text:s text:c="2"/>13.439 | 0 <text:s/>| <text:s text:c="8"/>Comm Error <text:s text:c="8"/>| <text:s text:c="11"/>- <text:s text:c="10"/></text:p>
      <text:p text:style-name="Standard"><text:s text:c="2"/>13.439 | 1 <text:s/>| <text:s text:c="3"/>0.979 <text:s text:c="2"/>-0.192 <text:s text:c="2"/>-0.205 | <text:s text:c="2"/>154.6 <text:s text:c="2"/>-64.7 <text:s/>-113.4</text:p>
      <text:p text:style-name="Standard"><text:s text:c="2"/>13.439 | 2 <text:s/>| <text:s text:c="3"/>0.858 <text:s text:c="3"/>0.714 <text:s text:c="3"/>0.179 | <text:s text:c="3"/>88.0 <text:s text:c="2"/>-53.1 <text:s text:c="3"/>37.3</text:p>
      <text:p text:style-name="Standard"><text:s text:c="2"/>13.439 | 3 <text:s/>| <text:s text:c="3"/>1.029 <text:s text:c="2"/>-0.036 <text:s text:c="3"/>0.214 | <text:s text:c="4"/>7.7 <text:s text:c="2"/>-75.4 <text:s/>-173.6</text:p>
      <text:p text:style-name="Standard"><text:s text:c="2"/>13.439 | 4 <text:s/>| <text:s text:c="3"/>1.008 <text:s text:c="3"/>0.101 <text:s text:c="3"/>0.008 | <text:s text:c="3"/>94.4 <text:s text:c="2"/>-83.6 <text:s text:c="3"/>45.7</text:p>
      <text:p text:style-name="Standard"><text:s text:c="2"/>13.439 | 5 <text:s/>| <text:s text:c="3"/>1.025 <text:s text:c="2"/>-0.059 <text:s text:c="2"/>-0.078 | <text:s/>-146.0 <text:s text:c="2"/>-82.1 <text:s text:c="2"/>-18.8</text:p>
      <text:p text:style-name="Standard"><text:s text:c="2"/>13.474 | 0 <text:s/>| <text:s text:c="8"/>Comm Error <text:s text:c="8"/>| <text:s text:c="11"/>- <text:s text:c="10"/></text:p>
      <text:p text:style-name="Standard"><text:s text:c="2"/>13.474 | 1 <text:s/>| <text:s text:c="3"/>0.983 <text:s text:c="2"/>-0.775 <text:s text:c="2"/>-0.101 | <text:s/>-161.4 <text:s text:c="2"/>-70.0 <text:s/>-163.0</text:p>
      <text:p text:style-name="Standard"><text:s text:c="2"/>13.474 | 2 <text:s/>| <text:s text:c="3"/>0.734 <text:s text:c="3"/>0.968 <text:s text:c="3"/>0.177 | <text:s text:c="3"/>86.4 <text:s text:c="2"/>-43.5 <text:s text:c="3"/>39.4</text:p>
      <text:p text:style-name="Standard"><text:s text:c="2"/>13.474 | 3 <text:s/>| <text:s text:c="3"/>0.995 <text:s text:c="2"/>-0.044 <text:s text:c="3"/>0.254 | <text:s text:c="4"/>4.8 <text:s text:c="2"/>-75.6 <text:s/>-170.8</text:p>
      <text:p text:style-name="Standard"><text:s text:c="2"/>13.474 | 4 <text:s/>| <text:s text:c="3"/>0.987 <text:s text:c="3"/>0.049 <text:s text:c="3"/>0.012 | <text:s text:c="3"/>92.0 <text:s text:c="2"/>-83.7 <text:s text:c="3"/>48.5</text:p>
      <text:p text:style-name="Standard"><text:s text:c="2"/>13.474 | 5 <text:s/>| <text:s text:c="3"/>1.024 <text:s text:c="2"/>-0.057 <text:s text:c="2"/>-0.093 | <text:s/>-147.2 <text:s text:c="2"/>-82.1 <text:s text:c="2"/>-17.8</text:p>
      <text:p text:style-name="Standard"><text:s text:c="2"/>13.508 | 0 <text:s/>| <text:s text:c="8"/>Comm Error <text:s text:c="8"/>| <text:s text:c="11"/>- <text:s text:c="10"/></text:p>
      <text:p text:style-name="Standard"><text:s text:c="2"/>13.508 | 1 <text:s/>| <text:s text:c="3"/>0.967 <text:s text:c="2"/>-0.938 <text:s text:c="2"/>-0.145 | <text:s/>-134.4 <text:s text:c="2"/>-63.9 <text:s text:c="2"/>166.4</text:p>
      <text:p text:style-name="Standard"><text:s text:c="2"/>13.508 | 2 <text:s/>| <text:s text:c="3"/>1.088 <text:s text:c="3"/>0.931 <text:s text:c="3"/>0.063 | <text:s text:c="3"/>87.8 <text:s text:c="2"/>-39.3 <text:s text:c="3"/>37.1</text:p>
      <text:p text:style-name="Standard"><text:s text:c="2"/>13.508 | 3 <text:s/>| <text:s text:c="3"/>0.948 <text:s text:c="2"/>-0.005 <text:s text:c="3"/>0.256 | <text:s text:c="4"/>3.8 <text:s text:c="2"/>-75.4 <text:s/>-169.8</text:p>
      <text:p text:style-name="Standard"><text:s text:c="2"/>13.508 | 4 <text:s/>| <text:s text:c="3"/>0.986 <text:s text:c="3"/>0.028 <text:s text:c="3"/>0.000 | <text:s text:c="3"/>91.2 <text:s text:c="2"/>-84.0 <text:s text:c="3"/>49.4</text:p>
      <text:p text:style-name="Standard"><text:s text:c="2"/>13.508 | 5 <text:s/>| <text:s text:c="3"/>1.024 <text:s text:c="2"/>-0.090 <text:s text:c="2"/>-0.118 | <text:s/>-147.4 <text:s text:c="2"/>-81.8 <text:s text:c="2"/>-17.7</text:p>
      <text:p text:style-name="Standard"><text:s text:c="2"/>13.542 | 0 <text:s/>| <text:s text:c="8"/>Comm Error <text:s text:c="8"/>| <text:s text:c="11"/>- <text:s text:c="10"/></text:p>
      <text:p text:style-name="Standard"><text:s text:c="2"/>13.542 | 1 <text:s/>| <text:s text:c="3"/>0.921 <text:s text:c="2"/>-0.911 <text:s text:c="2"/>-0.259 | <text:s/>-121.3 <text:s text:c="2"/>-52.6 <text:s text:c="2"/>149.6</text:p>
      <text:p text:style-name="Standard"><text:s text:c="2"/>13.542 | 2 <text:s/>| <text:s text:c="3"/>1.258 <text:s text:c="3"/>0.862 <text:s text:c="3"/>0.023 | <text:s text:c="3"/>88.5 <text:s text:c="2"/>-38.0 <text:s text:c="3"/>34.8</text:p>
      <text:p text:style-name="Standard"><text:s text:c="2"/>13.542 | 3 <text:s/>| <text:s text:c="3"/>0.960 <text:s text:c="3"/>0.045 <text:s text:c="3"/>0.238 | <text:s text:c="4"/>5.3 <text:s text:c="2"/>-75.3 <text:s/>-170.9</text:p>
      <text:p text:style-name="Standard"><text:s text:c="2"/>13.542 | 4 <text:s/>| <text:s text:c="3"/>0.980 <text:s text:c="3"/>0.083 <text:s text:c="3"/>0.001 | <text:s text:c="3"/>92.9 <text:s text:c="2"/>-84.0 <text:s text:c="3"/>48.1</text:p>
      <text:p text:style-name="Standard"><text:soft-page-break/><text:s text:c="2"/>13.542 | 5 <text:s/>| <text:s text:c="3"/>1.018 <text:s text:c="2"/>-0.054 <text:s text:c="2"/>-0.086 | <text:s/>-148.4 <text:s text:c="2"/>-81.7 <text:s text:c="2"/>-16.5</text:p>
      <text:p text:style-name="Standard"><text:s text:c="2"/>13.576 | 0 <text:s/>| <text:s text:c="8"/>Comm Error <text:s text:c="8"/>| <text:s text:c="11"/>- <text:s text:c="10"/></text:p>
      <text:p text:style-name="Standard"><text:s text:c="2"/>13.576 | 1 <text:s/>| <text:s text:c="3"/>1.032 <text:s text:c="2"/>-0.942 <text:s text:c="2"/>-0.108 | <text:s/>-115.5 <text:s text:c="2"/>-46.3 <text:s text:c="2"/>141.4</text:p>
      <text:p text:style-name="Standard"><text:s text:c="2"/>13.576 | 2 <text:s/>| <text:s text:c="3"/>1.078 <text:s text:c="3"/>0.818 <text:s text:c="2"/>-0.026 | <text:s text:c="3"/>87.9 <text:s text:c="2"/>-37.7 <text:s text:c="3"/>34.6</text:p>
      <text:p text:style-name="Standard"><text:s text:c="2"/>13.576 | 3 <text:s/>| <text:s text:c="3"/>0.979 <text:s text:c="3"/>0.084 <text:s text:c="3"/>0.224 | <text:s text:c="4"/>7.8 <text:s text:c="2"/>-75.3 <text:s/>-173.1</text:p>
      <text:p text:style-name="Standard"><text:s text:c="2"/>13.576 | 4 <text:s/>| <text:s text:c="3"/>0.995 <text:s text:c="3"/>0.092 <text:s text:c="3"/>0.035 | <text:s text:c="3"/>92.0 <text:s text:c="2"/>-83.8 <text:s text:c="3"/>49.4</text:p>
      <text:p text:style-name="Standard"><text:s text:c="2"/>13.576 | 5 <text:s/>| <text:s text:c="3"/>1.010 <text:s text:c="2"/>-0.042 <text:s text:c="2"/>-0.060 | <text:s/>-149.5 <text:s text:c="2"/>-82.0 <text:s text:c="2"/>-15.7</text:p>
      <text:p text:style-name="Standard"><text:s text:c="2"/>13.611 | 0 <text:s/>| <text:s text:c="8"/>Comm Error <text:s text:c="8"/>| <text:s text:c="11"/>- <text:s text:c="10"/></text:p>
      <text:p text:style-name="Standard"><text:s text:c="2"/>13.611 | 1 <text:s/>| <text:s text:c="3"/>0.917 <text:s text:c="2"/>-0.936 <text:s text:c="3"/>0.003 | <text:s/>-110.6 <text:s text:c="2"/>-39.8 <text:s text:c="2"/>132.7</text:p>
      <text:p text:style-name="Standard"><text:s text:c="2"/>13.611 | 2 <text:s/>| <text:s text:c="3"/>1.026 <text:s text:c="3"/>0.757 <text:s text:c="3"/>0.027 | <text:s text:c="3"/>87.4 <text:s text:c="2"/>-37.8 <text:s text:c="3"/>34.0</text:p>
      <text:p text:style-name="Standard"><text:s text:c="2"/>13.611 | 3 <text:s/>| <text:s text:c="3"/>0.996 <text:s text:c="3"/>0.078 <text:s text:c="3"/>0.239 | <text:s text:c="3"/>10.7 <text:s text:c="2"/>-75.1 <text:s/>-175.5</text:p>
      <text:p text:style-name="Standard"><text:s text:c="2"/>13.611 | 4 <text:s/>| <text:s text:c="3"/>0.984 <text:s text:c="3"/>0.076 <text:s text:c="3"/>0.079 | <text:s text:c="3"/>89.7 <text:s text:c="2"/>-83.8 <text:s text:c="3"/>51.8</text:p>
      <text:p text:style-name="Standard"><text:s text:c="2"/>13.611 | 5 <text:s/>| <text:s text:c="3"/>1.013 <text:s text:c="2"/>-0.033 <text:s text:c="2"/>-0.084 | <text:s/>-151.3 <text:s text:c="2"/>-82.1 <text:s text:c="2"/>-13.2</text:p>
      <text:p text:style-name="Standard"><text:s text:c="2"/>13.646 | 0 <text:s/>| <text:s text:c="8"/>Comm Error <text:s text:c="8"/>| <text:s text:c="11"/>- <text:s text:c="10"/></text:p>
      <text:p text:style-name="Standard"><text:s text:c="2"/>13.646 | 1 <text:s/>| <text:s text:c="3"/>0.806 <text:s text:c="2"/>-0.929 <text:s text:c="2"/>-0.042 | <text:s/>-106.2 <text:s text:c="2"/>-35.5 <text:s text:c="2"/>128.8</text:p>
      <text:p text:style-name="Standard"><text:s text:c="2"/>13.646 | 2 <text:s/>| <text:s text:c="3"/>1.017 <text:s text:c="3"/>0.765 <text:s text:c="3"/>0.055 | <text:s text:c="3"/>86.5 <text:s text:c="2"/>-37.6 <text:s text:c="3"/>33.9</text:p>
      <text:p text:style-name="Standard"><text:s text:c="2"/>13.646 | 3 <text:s/>| <text:s text:c="3"/>0.992 <text:s text:c="3"/>0.063 <text:s text:c="3"/>0.222 | <text:s text:c="3"/>12.0 <text:s text:c="2"/>-75.1 <text:s/>-176.4</text:p>
      <text:p text:style-name="Standard"><text:s text:c="2"/>13.646 | 4 <text:s/>| <text:s text:c="3"/>0.968 <text:s text:c="3"/>0.087 <text:s text:c="3"/>0.128 | <text:s text:c="3"/>85.9 <text:s text:c="2"/>-83.8 <text:s text:c="3"/>55.7</text:p>
      <text:p text:style-name="Standard"><text:s text:c="2"/>13.646 | 5 <text:s/>| <text:s text:c="3"/>1.023 <text:s text:c="2"/>-0.057 <text:s text:c="2"/>-0.149 | <text:s/>-155.1 <text:s text:c="2"/>-81.7 <text:s text:c="2"/>-11.0</text:p>
      <text:p text:style-name="Standard"><text:s text:c="2"/>13.680 | 0 <text:s/>| <text:s text:c="8"/>Comm Error <text:s text:c="8"/>| <text:s text:c="11"/>- <text:s text:c="10"/></text:p>
      <text:p text:style-name="Standard"><text:s text:c="2"/>13.680 | 1 <text:s/>| <text:s text:c="3"/>0.813 <text:s text:c="2"/>-0.980 <text:s text:c="2"/>-0.006 | <text:s/>-104.2 <text:s text:c="2"/>-31.7 <text:s text:c="2"/>127.0</text:p>
      <text:p text:style-name="Standard"><text:s text:c="2"/>13.680 | 2 <text:s/>| <text:s text:c="3"/>0.964 <text:s text:c="3"/>0.712 <text:s text:c="3"/>0.111 | <text:s text:c="3"/>85.3 <text:s text:c="2"/>-37.5 <text:s text:c="3"/>34.8</text:p>
      <text:p text:style-name="Standard"><text:s text:c="2"/>13.680 | 3 <text:s/>| <text:s text:c="3"/>0.994 <text:s text:c="3"/>0.070 <text:s text:c="3"/>0.202 | <text:s text:c="3"/>13.3 <text:s text:c="2"/>-75.3 <text:s/>-177.5</text:p>
      <text:p text:style-name="Standard"><text:s text:c="2"/>13.680 | 4 <text:s/>| <text:s text:c="3"/>1.002 <text:s text:c="3"/>0.142 <text:s text:c="3"/>0.109 | <text:s text:c="3"/>86.2 <text:s text:c="2"/>-83.6 <text:s text:c="3"/>55.9</text:p>
      <text:p text:style-name="Standard"><text:s text:c="2"/>13.680 | 5 <text:s/>| <text:s text:c="3"/>1.019 <text:s text:c="2"/>-0.085 <text:s text:c="2"/>-0.187 | <text:s/>-156.6 <text:s text:c="2"/>-81.2 <text:s text:c="2"/>-10.0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3.714 | 0 <text:s/>| <text:s text:c="8"/>Comm Error <text:s text:c="8"/>| <text:s text:c="11"/>- <text:s text:c="10"/></text:p>
      <text:p text:style-name="Standard"><text:s text:c="2"/>13.714 | 1 <text:s/>| <text:s text:c="3"/>0.743 <text:s text:c="2"/>-0.983 <text:s text:c="2"/>-0.053 | <text:s/>-101.7 <text:s text:c="2"/>-27.3 <text:s text:c="2"/>126.7</text:p>
      <text:p text:style-name="Standard"><text:s text:c="2"/>13.714 | 2 <text:s/>| <text:s text:c="3"/>0.673 <text:s text:c="3"/>0.916 <text:s text:c="3"/>0.254 | <text:s text:c="3"/>82.6 <text:s text:c="2"/>-34.9 <text:s text:c="3"/>36.9</text:p>
      <text:p text:style-name="Standard"><text:s text:c="2"/>13.714 | 3 <text:s/>| <text:s text:c="3"/>0.976 <text:s text:c="3"/>0.108 <text:s text:c="3"/>0.171 | <text:s text:c="3"/>15.5 <text:s text:c="2"/>-75.7 <text:s/>-179.9</text:p>
      <text:p text:style-name="Standard"><text:s text:c="2"/>13.714 | 4 <text:s/>| <text:s text:c="3"/>1.055 <text:s text:c="3"/>0.104 <text:s text:c="3"/>0.079 | <text:s text:c="3"/>95.8 <text:s text:c="2"/>-83.5 <text:s text:c="3"/>46.4</text:p>
      <text:p text:style-name="Standard"><text:s text:c="2"/>13.714 | 5 <text:s/>| <text:s text:c="3"/>1.033 <text:s text:c="2"/>-0.048 <text:s text:c="2"/>-0.186 | <text:s/>-159.0 <text:s text:c="2"/>-80.6 <text:s text:c="3"/>-8.3</text:p>
      <text:p text:style-name="Standard"><text:s text:c="2"/>13.749 | 0 <text:s/>| <text:s text:c="8"/>Comm Error <text:s text:c="8"/>| <text:s text:c="11"/>- <text:s text:c="10"/></text:p>
      <text:p text:style-name="Standard"><text:s text:c="2"/>13.749 | 1 <text:s/>| <text:s text:c="3"/>0.778 <text:s text:c="2"/>-0.945 <text:s text:c="2"/>-0.067 | <text:s/>-100.3 <text:s text:c="2"/>-25.2 <text:s text:c="2"/>127.6</text:p>
      <text:p text:style-name="Standard"><text:s text:c="2"/>13.749 | 2 <text:s/>| <text:s text:c="3"/>0.341 <text:s text:c="3"/>1.117 <text:s text:c="3"/>0.306 | <text:s text:c="3"/>80.2 <text:s text:c="2"/>-29.8 <text:s text:c="3"/>37.5</text:p>
      <text:p text:style-name="Standard"><text:s text:c="2"/>13.749 | 3 <text:s/>| <text:s text:c="3"/>1.001 <text:s text:c="3"/>0.095 <text:s text:c="3"/>0.184 | <text:s text:c="3"/>17.8 <text:s text:c="2"/>-76.2 <text:s text:c="2"/>177.5</text:p>
      <text:p text:style-name="Standard"><text:s text:c="2"/>13.749 | 4 <text:s/>| <text:s text:c="3"/>1.125 <text:s text:c="3"/>0.130 <text:s text:c="2"/>-0.042 | <text:s text:c="2"/>119.7 <text:s text:c="2"/>-83.0 <text:s text:c="3"/>23.8</text:p>
      <text:p text:style-name="Standard"><text:s text:c="2"/>13.749 | 5 <text:s/>| <text:s text:c="3"/>1.029 <text:s text:c="2"/>-0.045 <text:s text:c="2"/>-0.170 | <text:s/>-160.7 <text:s text:c="2"/>-80.5 <text:s text:c="3"/>-7.0</text:p>
      <text:p text:style-name="Standard"><text:s text:c="2"/>13.783 | 0 <text:s/>| <text:s text:c="8"/>Comm Error <text:s text:c="8"/>| <text:s text:c="11"/>- <text:s text:c="10"/></text:p>
      <text:p text:style-name="Standard"><text:s text:c="2"/>13.783 | 1 <text:s/>| <text:s text:c="3"/>0.722 <text:s text:c="2"/>-0.994 <text:s text:c="2"/>-0.037 | <text:s text:c="2"/>-97.3 <text:s text:c="2"/>-23.1 <text:s text:c="2"/>128.1</text:p>
      <text:p text:style-name="Standard"><text:s text:c="2"/>13.783 | 2 <text:s/>| <text:s text:c="3"/>0.339 <text:s text:c="3"/>1.204 <text:s text:c="3"/>0.203 | <text:s text:c="3"/>80.0 <text:s text:c="2"/>-23.2 <text:s text:c="3"/>31.8</text:p>
      <text:p text:style-name="Standard"><text:s text:c="2"/>13.783 | 3 <text:s/>| <text:s text:c="3"/>1.068 <text:s text:c="3"/>0.081 <text:s text:c="3"/>0.248 | <text:s text:c="3"/>19.3 <text:s text:c="2"/>-76.5 <text:s text:c="2"/>175.7</text:p>
      <text:p text:style-name="Standard"><text:s text:c="2"/>13.783 | 4 <text:s/>| <text:s text:c="3"/>1.129 <text:s text:c="3"/>0.069 <text:s text:c="2"/>-0.118 | <text:s text:c="2"/>136.3 <text:s text:c="2"/>-82.3 <text:s text:c="4"/>8.5</text:p>
      <text:p text:style-name="Standard"><text:s text:c="2"/>13.783 | 5 <text:s/>| <text:s text:c="3"/>1.043 <text:s text:c="3"/>0.004 <text:s text:c="2"/>-0.119 | <text:s/>-162.6 <text:s text:c="2"/>-80.7 <text:s text:c="3"/>-5.2</text:p>
      <text:p text:style-name="Standard"><text:s text:c="2"/>13.817 | 0 <text:s/>| <text:s text:c="8"/>Comm Error <text:s text:c="8"/>| <text:s text:c="11"/>- <text:s text:c="10"/></text:p>
      <text:p text:style-name="Standard"><text:s text:c="2"/>13.817 | 1 <text:s/>| <text:s text:c="3"/>0.769 <text:s text:c="2"/>-0.963 <text:s text:c="2"/>-0.189 | <text:s text:c="2"/>-95.8 <text:s text:c="2"/>-22.0 <text:s text:c="2"/>128.9</text:p>
      <text:p text:style-name="Standard"><text:soft-page-break/><text:s text:c="2"/>13.817 | 2 <text:s/>| <text:s text:c="3"/>0.693 <text:s text:c="3"/>1.148 <text:s text:c="3"/>0.065 | <text:s text:c="3"/>80.9 <text:s text:c="2"/>-21.6 <text:s text:c="3"/>23.9</text:p>
      <text:p text:style-name="Standard"><text:s text:c="2"/>13.817 | 3 <text:s/>| <text:s text:c="3"/>1.068 <text:s text:c="3"/>0.081 <text:s text:c="3"/>0.299 | <text:s text:c="3"/>19.5 <text:s text:c="2"/>-76.6 <text:s text:c="2"/>175.3</text:p>
      <text:p text:style-name="Standard"><text:s text:c="2"/>13.817 | 4 <text:s/>| <text:s text:c="3"/>1.087 <text:s text:c="3"/>0.030 <text:s text:c="2"/>-0.088 | <text:s text:c="2"/>149.8 <text:s text:c="2"/>-81.7 <text:s text:c="3"/>-3.3</text:p>
      <text:p text:style-name="Standard"><text:s text:c="2"/>13.817 | 5 <text:s/>| <text:s text:c="3"/>1.035 <text:s text:c="2"/>-0.037 <text:s text:c="2"/>-0.133 | <text:s/>-162.7 <text:s text:c="2"/>-80.9 <text:s text:c="3"/>-5.2</text:p>
      <text:p text:style-name="Standard"><text:s text:c="2"/>13.851 | 0 <text:s/>| <text:s text:c="8"/>Comm Error <text:s text:c="8"/>| <text:s text:c="11"/>- <text:s text:c="10"/></text:p>
      <text:p text:style-name="Standard"><text:s text:c="2"/>13.851 | 1 <text:s/>| <text:s text:c="3"/>1.051 <text:s text:c="2"/>-0.918 <text:s text:c="2"/>-0.190 | <text:s text:c="2"/>-94.4 <text:s text:c="2"/>-23.4 <text:s text:c="2"/>126.7</text:p>
      <text:p text:style-name="Standard"><text:s text:c="2"/>13.851 | 2 <text:s/>| <text:s text:c="3"/>0.923 <text:s text:c="3"/>0.964 <text:s text:c="2"/>-0.013 | <text:s text:c="3"/>81.6 <text:s text:c="2"/>-22.1 <text:s text:c="3"/>17.1</text:p>
      <text:p text:style-name="Standard"><text:s text:c="2"/>13.851 | 3 <text:s/>| <text:s text:c="3"/>1.038 <text:s text:c="3"/>0.040 <text:s text:c="3"/>0.314 | <text:s text:c="3"/>18.4 <text:s text:c="2"/>-76.3 <text:s text:c="2"/>176.1</text:p>
      <text:p text:style-name="Standard"><text:s text:c="2"/>13.851 | 4 <text:s/>| <text:s text:c="3"/>1.004 <text:s text:c="3"/>0.113 <text:s text:c="2"/>-0.061 | <text:s text:c="2"/>148.6 <text:s text:c="2"/>-81.8 <text:s text:c="3"/>-1.2</text:p>
      <text:p text:style-name="Standard"><text:s text:c="2"/>13.851 | 5 <text:s/>| <text:s text:c="3"/>1.029 <text:s text:c="2"/>-0.016 <text:s text:c="2"/>-0.103 | <text:s/>-162.0 <text:s text:c="2"/>-81.0 <text:s text:c="3"/>-5.7</text:p>
      <text:p text:style-name="Standard"><text:s text:c="2"/>13.885 | 0 <text:s/>| <text:s text:c="8"/>Comm Error <text:s text:c="8"/>| <text:s text:c="11"/>- <text:s text:c="10"/></text:p>
      <text:p text:style-name="Standard"><text:s text:c="2"/>13.885 | 1 <text:s/>| <text:s text:c="3"/>0.624 <text:s text:c="2"/>-0.935 <text:s text:c="2"/>-0.067 | <text:s text:c="2"/>-90.5 <text:s text:c="2"/>-23.7 <text:s text:c="2"/>121.0</text:p>
      <text:p text:style-name="Standard"><text:s text:c="2"/>13.885 | 2 <text:s/>| <text:s text:c="3"/>0.808 <text:s text:c="3"/>0.932 <text:s text:c="3"/>0.024 | <text:s text:c="3"/>81.0 <text:s text:c="2"/>-23.4 <text:s text:c="3"/>13.3</text:p>
      <text:p text:style-name="Standard"><text:s text:c="2"/>13.885 | 3 <text:s/>| <text:s text:c="3"/>1.017 <text:s text:c="2"/>-0.017 <text:s text:c="3"/>0.304 | <text:s text:c="3"/>15.0 <text:s text:c="2"/>-75.9 <text:s text:c="2"/>179.7</text:p>
      <text:p text:style-name="Standard"><text:s text:c="2"/>13.885 | 4 <text:s/>| <text:s text:c="3"/>0.969 <text:s text:c="3"/>0.144 <text:s text:c="2"/>-0.078 | <text:s text:c="2"/>136.4 <text:s text:c="2"/>-82.4 <text:s text:c="3"/>10.8</text:p>
      <text:p text:style-name="Standard"><text:s text:c="2"/>13.885 | 5 <text:s/>| <text:s text:c="3"/>1.006 <text:s text:c="2"/>-0.028 <text:s text:c="2"/>-0.094 | <text:s/>-161.8 <text:s text:c="2"/>-81.2 <text:s text:c="3"/>-5.8</text:p>
      <text:p text:style-name="Standard"><text:s text:c="2"/>13.919 | 0 <text:s/>| <text:s text:c="8"/>Comm Error <text:s text:c="8"/>| <text:s text:c="11"/>- <text:s text:c="10"/></text:p>
      <text:p text:style-name="Standard"><text:s text:c="2"/>13.919 | 1 <text:s/>| <text:s text:c="3"/>0.581 <text:s text:c="2"/>-0.971 <text:s text:c="3"/>0.038 | <text:s text:c="2"/>-87.6 <text:s text:c="2"/>-23.0 <text:s text:c="2"/>116.1</text:p>
      <text:p text:style-name="Standard"><text:s text:c="2"/>13.919 | 2 <text:s/>| <text:s text:c="3"/>0.546 <text:s text:c="3"/>0.821 <text:s text:c="3"/>0.050 | <text:s text:c="3"/>80.3 <text:s text:c="2"/>-23.6 <text:s text:c="3"/>12.5</text:p>
      <text:p text:style-name="Standard"><text:s text:c="2"/>13.919 | 3 <text:s/>| <text:s text:c="3"/>0.953 <text:s text:c="2"/>-0.001 <text:s text:c="3"/>0.229 | <text:s text:c="3"/>12.1 <text:s text:c="2"/>-75.9 <text:s/>-177.1</text:p>
      <text:p text:style-name="Standard"><text:s text:c="2"/>13.919 | 4 <text:s/>| <text:s text:c="3"/>1.030 <text:s text:c="3"/>0.117 <text:s text:c="2"/>-0.041 | <text:s text:c="2"/>103.5 <text:s text:c="2"/>-83.0 <text:s text:c="3"/>41.2</text:p>
      <text:p text:style-name="Standard"><text:s text:c="2"/>13.919 | 5 <text:s/>| <text:s text:c="3"/>1.006 <text:s text:c="2"/>-0.078 <text:s text:c="2"/>-0.115 | <text:s/>-159.6 <text:s text:c="2"/>-81.1 <text:s text:c="3"/>-7.9</text:p>
      <text:p text:style-name="Standard"><text:s text:c="2"/>13.953 | 0 <text:s/>| <text:s text:c="8"/>Comm Error <text:s text:c="8"/>| <text:s text:c="11"/>- <text:s text:c="10"/></text:p>
      <text:p text:style-name="Standard"><text:s text:c="2"/>13.953 | 1 <text:s/>| <text:s text:c="3"/>0.698 <text:s text:c="2"/>-0.942 <text:s text:c="2"/>-0.035 | <text:s text:c="2"/>-85.3 <text:s text:c="2"/>-23.3 <text:s text:c="2"/>113.6</text:p>
      <text:p text:style-name="Standard"><text:s text:c="2"/>13.953 | 2 <text:s/>| <text:s text:c="3"/>0.415 <text:s text:c="3"/>0.732 <text:s text:c="3"/>0.092 | <text:s text:c="3"/>79.3 <text:s text:c="2"/>-23.4 <text:s text:c="3"/>11.8</text:p>
      <text:p text:style-name="Standard"><text:s text:c="2"/>13.953 | 3 <text:s/>| <text:s text:c="3"/>0.943 <text:s text:c="3"/>0.079 <text:s text:c="3"/>0.203 | <text:s text:c="3"/>11.9 <text:s text:c="2"/>-76.1 <text:s/>-176.9</text:p>
      <text:p text:style-name="Standard"><text:s text:c="2"/>13.953 | 4 <text:s/>| <text:s text:c="3"/>1.027 <text:s text:c="3"/>0.044 <text:s text:c="2"/>-0.005 | <text:s text:c="3"/>73.9 <text:s text:c="2"/>-82.9 <text:s text:c="3"/>69.1</text:p>
      <text:p text:style-name="Standard"><text:s text:c="2"/>13.953 | 5 <text:s/>| <text:s text:c="3"/>1.022 <text:s text:c="2"/>-0.071 <text:s text:c="2"/>-0.131 | <text:s/>-157.0 <text:s text:c="2"/>-80.8 <text:s text:c="2"/>-10.5</text:p>
      <text:p text:style-name="Standard"><text:s text:c="2"/>13.987 | 0 <text:s/>| <text:s text:c="8"/>Comm Error <text:s text:c="8"/>| <text:s text:c="11"/>- <text:s text:c="10"/></text:p>
      <text:p text:style-name="Standard"><text:s text:c="2"/>13.987 | 1 <text:s/>| <text:s text:c="3"/>0.719 <text:s text:c="2"/>-0.940 <text:s text:c="2"/>-0.129 | <text:s text:c="2"/>-85.3 <text:s text:c="2"/>-24.2 <text:s text:c="2"/>114.4</text:p>
      <text:p text:style-name="Standard"><text:s text:c="2"/>13.987 | 2 <text:s/>| <text:s text:c="3"/>0.421 <text:s text:c="3"/>0.778 <text:s text:c="3"/>0.065 | <text:s text:c="3"/>79.0 <text:s text:c="2"/>-23.2 <text:s text:c="3"/>11.2</text:p>
      <text:p text:style-name="Standard"><text:s text:c="2"/>13.987 | 3 <text:s/>| <text:s text:c="3"/>0.945 <text:s text:c="3"/>0.111 <text:s text:c="3"/>0.188 | <text:s text:c="3"/>13.3 <text:s text:c="2"/>-76.3 <text:s/>-178.5</text:p>
      <text:p text:style-name="Standard"><text:s text:c="2"/>13.987 | 4 <text:s/>| <text:s text:c="3"/>1.001 <text:s text:c="3"/>0.001 <text:s text:c="3"/>0.034 | <text:s text:c="3"/>41.4 <text:s text:c="2"/>-81.9 <text:s text:c="2"/>100.5</text:p>
      <text:p text:style-name="Standard"><text:s text:c="2"/>13.987 | 5 <text:s/>| <text:s text:c="3"/>1.019 <text:s text:c="2"/>-0.047 <text:s text:c="2"/>-0.134 | <text:s/>-156.7 <text:s text:c="2"/>-80.5 <text:s text:c="2"/>-10.9</text:p>
      <text:p text:style-name="Standard"><text:s text:c="2"/>14.021 | 0 <text:s/>| <text:s text:c="8"/>Comm Error <text:s text:c="8"/>| <text:s text:c="11"/>- <text:s text:c="10"/></text:p>
      <text:p text:style-name="Standard"><text:s text:c="2"/>14.021 | 1 <text:s/>| <text:s text:c="3"/>0.750 <text:s text:c="2"/>-0.935 <text:s text:c="2"/>-0.186 | <text:s text:c="2"/>-86.4 <text:s text:c="2"/>-25.9 <text:s text:c="2"/>117.1</text:p>
      <text:p text:style-name="Standard"><text:s text:c="2"/>14.021 | 2 <text:s/>| <text:s text:c="3"/>0.501 <text:s text:c="3"/>0.831 <text:s text:c="2"/>-0.047 | <text:s text:c="3"/>80.4 <text:s text:c="2"/>-23.7 <text:s text:c="3"/>10.5</text:p>
      <text:p text:style-name="Standard"><text:s text:c="2"/>14.021 | 3 <text:s/>| <text:s text:c="3"/>0.941 <text:s text:c="3"/>0.105 <text:s text:c="3"/>0.219 | <text:s text:c="3"/>15.5 <text:s text:c="2"/>-76.3 <text:s text:c="2"/>179.3</text:p>
      <text:p text:style-name="Standard"><text:s text:c="2"/>14.021 | 4 <text:s/>| <text:s text:c="3"/>0.990 <text:s text:c="3"/>0.012 <text:s text:c="3"/>0.024 | <text:s text:c="3"/>28.7 <text:s text:c="2"/>-80.8 <text:s text:c="2"/>112.3</text:p>
      <text:p text:style-name="Standard"><text:s text:c="2"/>14.021 | 5 <text:s/>| <text:s text:c="3"/>1.013 <text:s text:c="2"/>-0.034 <text:s text:c="2"/>-0.100 | <text:s/>-157.4 <text:s text:c="2"/>-80.5 <text:s text:c="2"/>-10.7</text:p>
      <text:p text:style-name="Standard"><text:s text:c="2"/>14.056 | 0 <text:s/>| <text:s text:c="8"/>Comm Error <text:s text:c="8"/>| <text:s text:c="11"/>- <text:s text:c="10"/></text:p>
      <text:p text:style-name="Standard"><text:s text:c="2"/>14.056 | 1 <text:s/>| <text:s text:c="3"/>0.696 <text:s text:c="2"/>-0.910 <text:s text:c="2"/>-0.135 | <text:s text:c="2"/>-87.6 <text:s text:c="2"/>-28.0 <text:s text:c="2"/>119.8</text:p>
      <text:p text:style-name="Standard"><text:s text:c="2"/>14.056 | 2 <text:s/>| <text:s text:c="3"/>0.450 <text:s text:c="3"/>0.816 <text:s text:c="2"/>-0.055 | <text:s text:c="3"/>82.8 <text:s text:c="2"/>-24.0 <text:s text:c="3"/>10.4</text:p>
      <text:p text:style-name="Standard"><text:s text:c="2"/>14.056 | 3 <text:s/>| <text:s text:c="3"/>0.958 <text:s text:c="3"/>0.088 <text:s text:c="3"/>0.280 | <text:s text:c="3"/>16.1 <text:s text:c="2"/>-76.0 <text:s text:c="2"/>179.0</text:p>
      <text:p text:style-name="Standard"><text:s text:c="2"/>14.056 | 4 <text:s/>| <text:s text:c="3"/>0.967 <text:s text:c="3"/>0.000 <text:s text:c="3"/>0.058 | <text:s text:c="3"/>18.3 <text:s text:c="2"/>-79.2 <text:s text:c="2"/>121.1</text:p>
      <text:p text:style-name="Standard"><text:s text:c="2"/>14.056 | 5 <text:s/>| <text:s text:c="3"/>0.983 <text:s text:c="2"/>-0.131 <text:s text:c="2"/>-0.083 | <text:s/>-153.8 <text:s text:c="2"/>-80.3 <text:s text:c="2"/>-14.0</text:p>
      <text:p text:style-name="Standard"><text:s text:c="2"/>14.090 | 0 <text:s/>| <text:s text:c="8"/>Comm Error <text:s text:c="8"/>| <text:s text:c="11"/>- <text:s text:c="10"/></text:p>
      <text:p text:style-name="Standard"><text:s text:c="2"/>14.090 | 1 <text:s/>| <text:s text:c="3"/>0.598 <text:s text:c="2"/>-0.915 <text:s text:c="2"/>-0.094 | <text:s text:c="2"/>-88.5 <text:s text:c="2"/>-29.8 <text:s text:c="2"/>122.2</text:p>
      <text:p text:style-name="Standard"><text:s text:c="2"/>14.090 | 2 <text:s/>| <text:s text:c="3"/>0.325 <text:s text:c="3"/>0.927 <text:s text:c="3"/>0.116 | <text:s text:c="3"/>83.5 <text:s text:c="2"/>-23.3 <text:s text:c="3"/>10.9</text:p>
      <text:p text:style-name="Standard"><text:soft-page-break/><text:s text:c="2"/>14.090 | 3 <text:s/>| <text:s text:c="3"/>0.961 <text:s text:c="3"/>0.049 <text:s text:c="3"/>0.300 | <text:s text:c="3"/>14.4 <text:s text:c="2"/>-75.4 <text:s/>-178.8</text:p>
      <text:p text:style-name="Standard"><text:s text:c="2"/>14.090 | 4 <text:s/>| <text:s text:c="3"/>0.950 <text:s text:c="2"/>-0.100 <text:s text:c="3"/>0.071 | <text:s text:c="3"/>10.5 <text:s text:c="2"/>-78.1 <text:s text:c="2"/>128.1</text:p>
      <text:p text:style-name="Standard"><text:s text:c="2"/>14.090 | 5 <text:s/>| <text:s text:c="3"/>1.020 <text:s text:c="2"/>-0.075 <text:s text:c="2"/>-0.104 | <text:s/>-153.0 <text:s text:c="2"/>-80.2 <text:s text:c="2"/>-14.8</text:p>
      <text:p text:style-name="Standard"><text:s text:c="2"/>14.125 | 0 <text:s/>| <text:s text:c="8"/>Comm Error <text:s text:c="8"/>| <text:s text:c="11"/>- <text:s text:c="10"/></text:p>
      <text:p text:style-name="Standard"><text:s text:c="2"/>14.125 | 1 <text:s/>| <text:s text:c="3"/>0.554 <text:s text:c="2"/>-0.891 <text:s text:c="2"/>-0.069 | <text:s text:c="2"/>-89.7 <text:s text:c="2"/>-32.0 <text:s text:c="2"/>125.1</text:p>
      <text:p text:style-name="Standard"><text:s text:c="2"/>14.125 | 2 <text:s/>| <text:s text:c="3"/>0.263 <text:s text:c="3"/>0.979 <text:s text:c="3"/>0.135 | <text:s text:c="3"/>84.3 <text:s text:c="2"/>-21.4 <text:s text:c="3"/>10.7</text:p>
      <text:p text:style-name="Standard"><text:s text:c="2"/>14.125 | 3 <text:s/>| <text:s text:c="3"/>0.996 <text:s text:c="3"/>0.041 <text:s text:c="3"/>0.337 | <text:s text:c="3"/>12.4 <text:s text:c="2"/>-74.8 <text:s/>-176.5</text:p>
      <text:p text:style-name="Standard"><text:s text:c="2"/>14.125 | 4 <text:s/>| <text:s text:c="3"/>0.947 <text:s text:c="2"/>-0.143 <text:s text:c="2"/>-0.075 | <text:s text:c="4"/>2.4 <text:s text:c="2"/>-78.0 <text:s text:c="2"/>137.5</text:p>
      <text:p text:style-name="Standard"><text:s text:c="2"/>14.125 | 5 <text:s/>| <text:s text:c="3"/>1.024 <text:s text:c="2"/>-0.014 <text:s text:c="2"/>-0.175 | <text:s/>-156.8 <text:s text:c="2"/>-79.5 <text:s text:c="2"/>-11.3</text:p>
      <text:p text:style-name="Standard"><text:s text:c="2"/>14.159 | 0 <text:s/>| <text:s text:c="8"/>Comm Error <text:s text:c="8"/>| <text:s text:c="11"/>- <text:s text:c="10"/></text:p>
      <text:p text:style-name="Standard"><text:s text:c="2"/>14.159 | 1 <text:s/>| <text:s text:c="3"/>0.487 <text:s text:c="2"/>-0.897 <text:s text:c="2"/>-0.016 | <text:s text:c="2"/>-90.1 <text:s text:c="2"/>-33.1 <text:s text:c="2"/>126.8</text:p>
      <text:p text:style-name="Standard"><text:s text:c="2"/>14.159 | 2 <text:s/>| <text:s text:c="3"/>0.313 <text:s text:c="3"/>0.959 <text:s text:c="3"/>0.134 | <text:s text:c="3"/>85.9 <text:s text:c="2"/>-20.4 <text:s text:c="3"/>10.1</text:p>
      <text:p text:style-name="Standard"><text:s text:c="2"/>14.159 | 3 <text:s/>| <text:s text:c="3"/>1.020 <text:s text:c="3"/>0.041 <text:s text:c="3"/>0.333 | <text:s text:c="3"/>10.1 <text:s text:c="2"/>-73.9 <text:s/>-173.8</text:p>
      <text:p text:style-name="Standard"><text:s text:c="2"/>14.159 | 4 <text:s/>| <text:s text:c="3"/>0.966 <text:s text:c="3"/>0.017 <text:s text:c="3"/>0.041 | <text:s text:c="4"/>0.7 <text:s text:c="2"/>-78.2 <text:s text:c="2"/>139.6</text:p>
      <text:p text:style-name="Standard"><text:s text:c="2"/>14.159 | 5 <text:s/>| <text:s text:c="3"/>1.002 <text:s text:c="2"/>-0.036 <text:s text:c="2"/>-0.156 | <text:s/>-159.6 <text:s text:c="2"/>-79.0 <text:s text:c="3"/>-8.8</text:p>
      <text:p text:style-name="Standard"><text:s text:c="2"/>14.194 | 0 <text:s/>| <text:s text:c="8"/>Comm Error <text:s text:c="8"/>| <text:s text:c="11"/>- <text:s text:c="10"/></text:p>
      <text:p text:style-name="Standard"><text:s text:c="2"/>14.194 | 1 <text:s/>| <text:s text:c="3"/>0.405 <text:s text:c="2"/>-0.876 <text:s text:c="3"/>0.058 | <text:s text:c="2"/>-90.0 <text:s text:c="2"/>-33.6 <text:s text:c="2"/>128.4</text:p>
      <text:p text:style-name="Standard"><text:s text:c="2"/>14.194 | 2 <text:s/>| <text:s text:c="3"/>0.302 <text:s text:c="3"/>1.015 <text:s text:c="3"/>0.151 | <text:s text:c="3"/>86.9 <text:s text:c="2"/>-19.4 <text:s text:c="4"/>9.9</text:p>
      <text:p text:style-name="Standard"><text:s text:c="2"/>14.194 | 3 <text:s/>| <text:s text:c="3"/>1.010 <text:s text:c="3"/>0.041 <text:s text:c="3"/>0.334 | <text:s text:c="4"/>8.8 <text:s text:c="2"/>-73.3 <text:s/>-172.0</text:p>
      <text:p text:style-name="Standard"><text:s text:c="2"/>14.194 | 4 <text:s/>| <text:s text:c="3"/>0.946 <text:s text:c="3"/>0.016 <text:s text:c="2"/>-0.100 | <text:s text:c="3"/>-1.0 <text:s text:c="2"/>-79.3 <text:s text:c="2"/>142.8</text:p>
      <text:p text:style-name="Standard"><text:s text:c="2"/>14.194 | 5 <text:s/>| <text:s text:c="3"/>1.005 <text:s text:c="2"/>-0.087 <text:s text:c="2"/>-0.161 | <text:s/>-159.4 <text:s text:c="2"/>-78.2 <text:s text:c="3"/>-9.2</text:p>
      <text:p text:style-name="Standard"><text:s text:c="2"/>14.228 | 0 <text:s/>| <text:s text:c="8"/>Comm Error <text:s text:c="8"/>| <text:s text:c="11"/>- <text:s text:c="10"/></text:p>
      <text:p text:style-name="Standard"><text:s text:c="2"/>14.228 | 1 <text:s/>| <text:s text:c="3"/>0.397 <text:s text:c="2"/>-0.898 <text:s text:c="3"/>0.092 | <text:s text:c="2"/>-89.5 <text:s text:c="2"/>-33.4 <text:s text:c="2"/>129.4</text:p>
      <text:p text:style-name="Standard"><text:s text:c="2"/>14.228 | 2 <text:s/>| <text:s text:c="3"/>0.228 <text:s text:c="3"/>1.087 <text:s text:c="3"/>0.165 | <text:s text:c="3"/>87.5 <text:s text:c="2"/>-18.0 <text:s text:c="3"/>10.5</text:p>
      <text:p text:style-name="Standard"><text:s text:c="2"/>14.228 | 3 <text:s/>| <text:s text:c="3"/>1.074 <text:s text:c="3"/>0.036 <text:s text:c="3"/>0.313 | <text:s text:c="4"/>8.0 <text:s text:c="2"/>-72.8 <text:s/>-170.1</text:p>
      <text:p text:style-name="Standard"><text:s text:c="2"/>14.228 | 4 <text:s/>| <text:s text:c="3"/>1.095 <text:s text:c="3"/>0.421 <text:s text:c="2"/>-0.339 | <text:s text:c="3"/>12.3 <text:s text:c="2"/>-82.0 <text:s text:c="2"/>131.1</text:p>
      <text:p text:style-name="Standard"><text:s text:c="2"/>14.228 | 5 <text:s/>| <text:s text:c="3"/>1.039 <text:s text:c="2"/>-0.032 <text:s text:c="2"/>-0.164 | <text:s/>-159.8 <text:s text:c="2"/>-77.6 <text:s text:c="3"/>-8.7</text:p>
      <text:p text:style-name="Standard"><text:s text:c="2"/>14.263 | 0 <text:s/>| <text:s text:c="8"/>Comm Error <text:s text:c="8"/>| <text:s text:c="11"/>- <text:s text:c="10"/></text:p>
      <text:p text:style-name="Standard"><text:s text:c="2"/>14.263 | 1 <text:s/>| <text:s text:c="3"/>0.412 <text:s text:c="2"/>-0.970 <text:s text:c="3"/>0.141 | <text:s text:c="2"/>-88.4 <text:s text:c="2"/>-32.4 <text:s text:c="2"/>130.2</text:p>
      <text:p text:style-name="Standard"><text:s text:c="2"/>14.263 | 2 <text:s/>| <text:s text:c="3"/>0.198 <text:s text:c="3"/>1.196 <text:s text:c="3"/>0.165 | <text:s text:c="3"/>87.7 <text:s text:c="2"/>-16.9 <text:s text:c="3"/>11.4</text:p>
      <text:p text:style-name="Standard"><text:s text:c="2"/>14.263 | 3 <text:s/>| <text:s text:c="3"/>1.153 <text:s text:c="3"/>0.012 <text:s text:c="3"/>0.270 | <text:s text:c="4"/>7.0 <text:s text:c="2"/>-72.9 <text:s/>-168.6</text:p>
      <text:p text:style-name="Standard"><text:s text:c="2"/>14.263 | 4 <text:s/>| <text:s text:c="3"/>1.181 <text:s text:c="3"/>0.440 <text:s text:c="3"/>0.203 | <text:s text:c="3"/>42.8 <text:s text:c="2"/>-82.2 <text:s text:c="2"/>100.7</text:p>
      <text:p text:style-name="Standard"><text:s text:c="2"/>14.263 | 5 <text:s/>| <text:s text:c="3"/>1.002 <text:s text:c="2"/>-0.070 <text:s text:c="2"/>-0.162 | <text:s/>-159.7 <text:s text:c="2"/>-76.8 <text:s text:c="3"/>-8.8</text:p>
      <text:p text:style-name="Standard"><text:s text:c="2"/>14.297 | 0 <text:s/>| <text:s text:c="8"/>Comm Error <text:s text:c="8"/>| <text:s text:c="11"/>- <text:s text:c="10"/></text:p>
      <text:p text:style-name="Standard"><text:s text:c="2"/>14.297 | 1 <text:s/>| <text:s text:c="3"/>0.380 <text:s text:c="2"/>-0.968 <text:s text:c="3"/>0.168 | <text:s text:c="2"/>-87.4 <text:s text:c="2"/>-31.3 <text:s text:c="2"/>130.6</text:p>
      <text:p text:style-name="Standard"><text:s text:c="2"/>14.297 | 2 <text:s/>| <text:s text:c="3"/>0.184 <text:s text:c="3"/>1.213 <text:s text:c="3"/>0.146 | <text:s text:c="3"/>87.3 <text:s text:c="2"/>-15.8 <text:s text:c="3"/>13.3</text:p>
      <text:p text:style-name="Standard"><text:s text:c="2"/>14.297 | 3 <text:s/>| <text:s text:c="3"/>1.019 <text:s text:c="2"/>-0.047 <text:s text:c="3"/>0.202 | <text:s text:c="4"/>5.4 <text:s text:c="2"/>-73.2 <text:s/>-166.2</text:p>
      <text:p text:style-name="Standard"><text:s text:c="2"/>14.297 | 4 <text:s/>| <text:s text:c="3"/>0.983 <text:s text:c="2"/>-0.091 <text:s text:c="3"/>0.245 | <text:s text:c="3"/>35.8 <text:s text:c="2"/>-82.7 <text:s text:c="2"/>108.2</text:p>
      <text:p text:style-name="Standard"><text:s text:c="2"/>14.297 | 5 <text:s/>| <text:s text:c="3"/>0.991 <text:s text:c="2"/>-0.141 <text:s text:c="2"/>-0.149 | <text:s/>-157.2 <text:s text:c="2"/>-76.0 <text:s text:c="2"/>-11.1</text:p>
      <text:p text:style-name="Standard"><text:s text:c="2"/>14.331 | 0 <text:s/>| <text:s text:c="8"/>Comm Error <text:s text:c="8"/>| <text:s text:c="11"/>- <text:s text:c="10"/></text:p>
      <text:p text:style-name="Standard"><text:s text:c="2"/>14.331 | 1 <text:s/>| <text:s text:c="3"/>0.337 <text:s text:c="2"/>-0.865 <text:s text:c="3"/>0.136 | <text:s text:c="2"/>-86.3 <text:s text:c="2"/>-29.7 <text:s text:c="2"/>130.9</text:p>
      <text:p text:style-name="Standard"><text:s text:c="2"/>14.331 | 2 <text:s/>| <text:s text:c="3"/>0.146 <text:s text:c="3"/>1.006 <text:s text:c="3"/>0.064 | <text:s text:c="3"/>86.8 <text:s text:c="2"/>-15.2 <text:s text:c="3"/>14.8</text:p>
      <text:p text:style-name="Standard"><text:s text:c="2"/>14.331 | 3 <text:s/>| <text:s text:c="3"/>0.900 <text:s text:c="2"/>-0.049 <text:s text:c="3"/>0.151 | <text:s text:c="4"/>2.1 <text:s text:c="2"/>-73.9 <text:s/>-161.7</text:p>
      <text:p text:style-name="Standard"><text:s text:c="2"/>14.331 | 4 <text:s/>| <text:s text:c="3"/>0.991 <text:s text:c="2"/>-0.202 <text:s text:c="3"/>0.114 | <text:s text:c="4"/>3.9 <text:s text:c="2"/>-83.2 <text:s text:c="2"/>144.0</text:p>
      <text:p text:style-name="Standard"><text:s text:c="2"/>14.331 | 5 <text:s/>| <text:s text:c="3"/>0.994 <text:s text:c="2"/>-0.138 <text:s text:c="2"/>-0.217 | <text:s/>-156.1 <text:s text:c="2"/>-74.3 <text:s text:c="2"/>-11.8</text:p>
      <text:p text:style-name="Standard"><text:s text:c="2"/>14.366 | 0 <text:s/>| <text:s text:c="8"/>Comm Error <text:s text:c="8"/>| <text:s text:c="11"/>- <text:s text:c="10"/></text:p>
      <text:p text:style-name="Standard"><text:s text:c="2"/>14.366 | 1 <text:s/>| <text:s text:c="3"/>0.338 <text:s text:c="2"/>-0.838 <text:s text:c="3"/>0.138 | <text:s text:c="2"/>-85.4 <text:s text:c="2"/>-28.8 <text:s text:c="2"/>131.2</text:p>
      <text:p text:style-name="Standard"><text:s text:c="2"/>14.366 | 2 <text:s/>| <text:s text:c="3"/>0.134 <text:s text:c="3"/>0.908 <text:s text:c="3"/>0.043 | <text:s text:c="3"/>86.0 <text:s text:c="2"/>-14.9 <text:s text:c="3"/>16.0</text:p>
      <text:p text:style-name="Standard"><text:s text:c="2"/>14.366 | 3 <text:s/>| <text:s text:c="3"/>0.910 <text:s text:c="3"/>0.033 <text:s text:c="3"/>0.140 | <text:s text:c="4"/>1.7 <text:s text:c="2"/>-74.6 <text:s/>-160.2</text:p>
      <text:p text:style-name="Standard"><text:soft-page-break/><text:s text:c="2"/>14.366 | 4 <text:s/>| <text:s text:c="3"/>1.019 <text:s text:c="3"/>0.243 <text:s text:c="3"/>0.021 | <text:s text:c="3"/>17.5 <text:s text:c="2"/>-83.9 <text:s text:c="2"/>130.7</text:p>
      <text:p text:style-name="Standard"><text:s text:c="2"/>14.366 | 5 <text:s/>| <text:s text:c="3"/>1.017 <text:s text:c="2"/>-0.145 <text:s text:c="2"/>-0.287 | <text:s/>-156.4 <text:s text:c="2"/>-73.3 <text:s text:c="2"/>-11.4</text:p>
      <text:p text:style-name="Standard"><text:s text:c="2"/>14.400 | 0 <text:s/>| <text:s text:c="8"/>Comm Error <text:s text:c="8"/>| <text:s text:c="11"/>- <text:s text:c="10"/></text:p>
      <text:p text:style-name="Standard"><text:s text:c="2"/>14.400 | 1 <text:s/>| <text:s text:c="3"/>0.351 <text:s text:c="2"/>-0.925 <text:s text:c="3"/>0.157 | <text:s text:c="2"/>-84.4 <text:s text:c="2"/>-28.0 <text:s text:c="2"/>131.6</text:p>
      <text:p text:style-name="Standard"><text:s text:c="2"/>14.400 | 2 <text:s/>| <text:s text:c="3"/>0.173 <text:s text:c="3"/>0.933 <text:s text:c="3"/>0.115 | <text:s text:c="3"/>84.2 <text:s text:c="2"/>-15.2 <text:s text:c="3"/>16.4</text:p>
      <text:p text:style-name="Standard"><text:s text:c="2"/>14.400 | 3 <text:s/>| <text:s text:c="3"/>0.980 <text:s text:c="3"/>0.134 <text:s text:c="3"/>0.165 | <text:s text:c="4"/>6.2 <text:s text:c="2"/>-75.2 <text:s/>-163.5</text:p>
      <text:p text:style-name="Standard"><text:s text:c="2"/>14.400 | 4 <text:s/>| <text:s text:c="3"/>1.001 <text:s text:c="2"/>-0.078 <text:s text:c="3"/>0.151 | <text:s text:c="4"/>1.8 <text:s text:c="2"/>-84.0 <text:s text:c="2"/>146.6</text:p>
      <text:p text:style-name="Standard"><text:s text:c="2"/>14.400 | 5 <text:s/>| <text:s text:c="3"/>1.050 <text:s text:c="2"/>-0.189 <text:s text:c="2"/>-0.293 | <text:s/>-156.5 <text:s text:c="2"/>-71.7 <text:s text:c="2"/>-10.9</text:p>
      <text:p text:style-name="Standard"><text:s text:c="2"/>14.434 | 0 <text:s/>| <text:s text:c="8"/>Comm Error <text:s text:c="8"/>| <text:s text:c="11"/>- <text:s text:c="10"/></text:p>
      <text:p text:style-name="Standard"><text:s text:c="2"/>14.434 | 1 <text:s/>| <text:s text:c="3"/>0.355 <text:s text:c="2"/>-1.054 <text:s text:c="3"/>0.135 | <text:s text:c="2"/>-83.2 <text:s text:c="2"/>-26.7 <text:s text:c="2"/>132.6</text:p>
      <text:p text:style-name="Standard"><text:s text:c="2"/>14.434 | 2 <text:s/>| <text:s text:c="3"/>0.230 <text:s text:c="3"/>0.989 <text:s text:c="3"/>0.154 | <text:s text:c="3"/>82.7 <text:s text:c="2"/>-15.8 <text:s text:c="3"/>16.6</text:p>
      <text:p text:style-name="Standard"><text:s text:c="2"/>14.434 | 3 <text:s/>| <text:s text:c="3"/>1.076 <text:s text:c="3"/>0.110 <text:s text:c="3"/>0.159 | <text:s text:c="4"/>9.5 <text:s text:c="2"/>-75.5 <text:s/>-166.2</text:p>
      <text:p text:style-name="Standard"><text:s text:c="2"/>14.434 | 4 <text:s/>| <text:s text:c="3"/>0.998 <text:s text:c="2"/>-0.021 <text:s text:c="3"/>0.188 | <text:s text:c="2"/>-10.6 <text:s text:c="2"/>-83.5 <text:s text:c="2"/>161.9</text:p>
      <text:p text:style-name="Standard"><text:s text:c="2"/>14.434 | 5 <text:s/>| <text:s text:c="3"/>1.056 <text:s text:c="2"/>-0.199 <text:s text:c="2"/>-0.244 | <text:s/>-155.4 <text:s text:c="2"/>-70.1 <text:s text:c="2"/>-10.9</text:p>
      <text:p text:style-name="Standard"><text:s text:c="2"/>14.468 | 0 <text:s/>| <text:s text:c="8"/>Comm Error <text:s text:c="8"/>| <text:s text:c="11"/>- <text:s text:c="10"/></text:p>
      <text:p text:style-name="Standard"><text:s text:c="2"/>14.468 | 1 <text:s/>| <text:s text:c="3"/>0.347 <text:s text:c="2"/>-1.068 <text:s text:c="3"/>0.102 | <text:s text:c="2"/>-82.6 <text:s text:c="2"/>-25.8 <text:s text:c="2"/>133.6</text:p>
      <text:p text:style-name="Standard"><text:s text:c="2"/>14.468 | 2 <text:s/>| <text:s text:c="3"/>0.267 <text:s text:c="3"/>1.004 <text:s text:c="3"/>0.158 | <text:s text:c="3"/>81.1 <text:s text:c="2"/>-16.5 <text:s text:c="3"/>17.5</text:p>
      <text:p text:style-name="Standard"><text:s text:c="2"/>14.468 | 3 <text:s/>| <text:s text:c="3"/>1.065 <text:s text:c="3"/>0.031 <text:s text:c="3"/>0.133 | <text:s text:c="3"/>10.0 <text:s text:c="2"/>-76.2 <text:s/>-166.3</text:p>
      <text:p text:style-name="Standard"><text:s text:c="2"/>14.468 | 4 <text:s/>| <text:s text:c="3"/>1.015 <text:s text:c="3"/>0.065 <text:s text:c="3"/>0.121 | <text:s text:c="3"/>-9.3 <text:s text:c="2"/>-83.3 <text:s text:c="2"/>160.6</text:p>
      <text:p text:style-name="Standard"><text:s text:c="2"/>14.468 | 5 <text:s/>| <text:s text:c="3"/>1.053 <text:s text:c="2"/>-0.235 <text:s text:c="2"/>-0.290 | <text:s/>-154.8 <text:s text:c="2"/>-68.9 <text:s text:c="2"/>-10.1</text:p>
      <text:p text:style-name="Standard"><text:s text:c="2"/>14.503 | 0 <text:s/>| <text:s text:c="8"/>Comm Error <text:s text:c="8"/>| <text:s text:c="11"/>- <text:s text:c="10"/></text:p>
      <text:p text:style-name="Standard"><text:s text:c="2"/>14.503 | 1 <text:s/>| <text:s text:c="3"/>0.352 <text:s text:c="2"/>-1.024 <text:s text:c="3"/>0.059 | <text:s text:c="2"/>-82.1 <text:s text:c="2"/>-25.2 <text:s text:c="2"/>135.5</text:p>
      <text:p text:style-name="Standard"><text:s text:c="2"/>14.503 | 2 <text:s/>| <text:s text:c="3"/>0.263 <text:s text:c="3"/>0.976 <text:s text:c="3"/>0.102 | <text:s text:c="3"/>80.4 <text:s text:c="2"/>-16.7 <text:s text:c="3"/>18.5</text:p>
      <text:p text:style-name="Standard"><text:s text:c="2"/>14.503 | 3 <text:s/>| <text:s text:c="3"/>1.016 <text:s text:c="3"/>0.010 <text:s text:c="3"/>0.158 | <text:s text:c="4"/>9.0 <text:s text:c="2"/>-76.6 <text:s/>-165.0</text:p>
      <text:p text:style-name="Standard"><text:s text:c="2"/>14.503 | 4 <text:s/>| <text:s text:c="3"/>0.988 <text:s text:c="2"/>-0.026 <text:s text:c="3"/>0.084 | <text:s text:c="2"/>-13.7 <text:s text:c="2"/>-83.5 <text:s text:c="2"/>165.2</text:p>
      <text:p text:style-name="Standard"><text:s text:c="2"/>14.503 | 5 <text:s/>| <text:s text:c="3"/>1.040 <text:s text:c="2"/>-0.232 <text:s text:c="2"/>-0.347 | <text:s/>-154.4 <text:s text:c="2"/>-66.8 <text:s text:c="3"/>-8.3</text:p>
      <text:p text:style-name="Standard"><text:s text:c="2"/>14.537 | 0 <text:s/>| <text:s text:c="8"/>Comm Error <text:s text:c="8"/>| <text:s text:c="11"/>- <text:s text:c="10"/></text:p>
      <text:p text:style-name="Standard"><text:s text:c="2"/>14.537 | 1 <text:s/>| <text:s text:c="3"/>0.378 <text:s text:c="2"/>-0.968 <text:s text:c="3"/>0.029 | <text:s text:c="2"/>-81.9 <text:s text:c="2"/>-25.3 <text:s text:c="2"/>137.2</text:p>
      <text:p text:style-name="Standard"><text:s text:c="2"/>14.537 | 2 <text:s/>| <text:s text:c="3"/>0.247 <text:s text:c="3"/>0.973 <text:s text:c="3"/>0.071 | <text:s text:c="3"/>80.2 <text:s text:c="2"/>-16.4 <text:s text:c="3"/>19.1</text:p>
      <text:p text:style-name="Standard"><text:s text:c="2"/>14.537 | 3 <text:s/>| <text:s text:c="3"/>0.964 <text:s text:c="3"/>0.032 <text:s text:c="3"/>0.187 | <text:s text:c="4"/>8.4 <text:s text:c="2"/>-76.7 <text:s/>-164.2</text:p>
      <text:p text:style-name="Standard"><text:s text:c="2"/>14.537 | 4 <text:s/>| <text:s text:c="3"/>0.994 <text:s text:c="2"/>-0.040 <text:s text:c="3"/>0.062 | <text:s text:c="2"/>-25.9 <text:s text:c="2"/>-83.7 <text:s text:c="2"/>178.4</text:p>
      <text:p text:style-name="Standard"><text:s text:c="2"/>14.537 | 5 <text:s/>| <text:s text:c="3"/>0.971 <text:s text:c="2"/>-0.248 <text:s text:c="2"/>-0.381 | <text:s/>-154.2 <text:s text:c="2"/>-64.9 <text:s text:c="3"/>-6.3</text:p>
      <text:p text:style-name="Standard"><text:s text:c="2"/>14.571 | 0 <text:s/>| <text:s text:c="8"/>Comm Error <text:s text:c="8"/>| <text:s text:c="11"/>- <text:s text:c="10"/></text:p>
      <text:p text:style-name="Standard"><text:s text:c="2"/>14.571 | 1 <text:s/>| <text:s text:c="3"/>0.388 <text:s text:c="2"/>-0.934 <text:s text:c="3"/>0.003 | <text:s text:c="2"/>-82.2 <text:s text:c="2"/>-25.9 <text:s text:c="2"/>139.8</text:p>
      <text:p text:style-name="Standard"><text:s text:c="2"/>14.571 | 2 <text:s/>| <text:s text:c="3"/>0.247 <text:s text:c="3"/>0.998 <text:s text:c="3"/>0.047 | <text:s text:c="3"/>80.5 <text:s text:c="2"/>-16.1 <text:s text:c="3"/>19.1</text:p>
      <text:p text:style-name="Standard"><text:s text:c="2"/>14.571 | 3 <text:s/>| <text:s text:c="3"/>0.968 <text:s text:c="3"/>0.028 <text:s text:c="3"/>0.184 | <text:s text:c="4"/>7.9 <text:s text:c="2"/>-76.6 <text:s/>-163.9</text:p>
      <text:p text:style-name="Standard"><text:s text:c="2"/>14.571 | 4 <text:s/>| <text:s text:c="3"/>1.015 <text:s text:c="2"/>-0.037 <text:s text:c="3"/>0.062 | <text:s text:c="2"/>-33.1 <text:s text:c="2"/>-83.7 <text:s/>-173.9</text:p>
      <text:p text:style-name="Standard"><text:s text:c="2"/>14.571 | 5 <text:s/>| <text:s text:c="3"/>0.930 <text:s text:c="2"/>-0.178 <text:s text:c="2"/>-0.409 | <text:s/>-154.2 <text:s text:c="2"/>-62.3 <text:s text:c="3"/>-2.4</text:p>
      <text:p text:style-name="Standard"><text:s text:c="2"/>14.606 | 0 <text:s/>| <text:s text:c="8"/>Comm Error <text:s text:c="8"/>| <text:s text:c="11"/>- <text:s text:c="10"/></text:p>
      <text:p text:style-name="Standard"><text:s text:c="2"/>14.606 | 1 <text:s/>| <text:s text:c="3"/>0.384 <text:s text:c="2"/>-0.864 <text:s text:c="2"/>-0.035 | <text:s text:c="2"/>-82.8 <text:s text:c="2"/>-26.7 <text:s text:c="2"/>141.9</text:p>
      <text:p text:style-name="Standard"><text:s text:c="2"/>14.606 | 2 <text:s/>| <text:s text:c="3"/>0.331 <text:s text:c="3"/>0.978 <text:s text:c="2"/>-0.055 | <text:s text:c="3"/>81.5 <text:s text:c="2"/>-16.3 <text:s text:c="3"/>18.5</text:p>
      <text:p text:style-name="Standard"><text:s text:c="2"/>14.606 | 3 <text:s/>| <text:s text:c="3"/>0.952 <text:s text:c="2"/>-0.023 <text:s text:c="3"/>0.165 | <text:s text:c="4"/>6.0 <text:s text:c="2"/>-76.7 <text:s/>-162.2</text:p>
      <text:p text:style-name="Standard"><text:s text:c="2"/>14.606 | 4 <text:s/>| <text:s text:c="3"/>1.013 <text:s text:c="2"/>-0.053 <text:s text:c="3"/>0.060 | <text:s text:c="2"/>-41.3 <text:s text:c="2"/>-83.6 <text:s/>-165.2</text:p>
      <text:p text:style-name="Standard"><text:s text:c="2"/>14.606 | 5 <text:s/>| <text:s text:c="3"/>0.877 <text:s text:c="2"/>-0.079 <text:s text:c="2"/>-0.602 | <text:s/>-155.9 <text:s text:c="2"/>-59.8 <text:s text:c="4"/>2.0</text:p>
      <text:p text:style-name="Standard"><text:s text:c="2"/>14.640 | 0 <text:s/>| <text:s text:c="8"/>Comm Error <text:s text:c="8"/>| <text:s text:c="11"/>- <text:s text:c="10"/></text:p>
      <text:p text:style-name="Standard"><text:s text:c="2"/>14.640 | 1 <text:s/>| <text:s text:c="3"/>0.378 <text:s text:c="2"/>-0.852 <text:s text:c="2"/>-0.037 | <text:s text:c="2"/>-83.5 <text:s text:c="2"/>-27.5 <text:s text:c="2"/>143.8</text:p>
      <text:p text:style-name="Standard"><text:s text:c="2"/>14.640 | 2 <text:s/>| <text:s text:c="3"/>0.420 <text:s text:c="3"/>0.928 <text:s text:c="2"/>-0.045 | <text:s text:c="3"/>82.8 <text:s text:c="2"/>-17.9 <text:s text:c="3"/>18.0</text:p>
      <text:p text:style-name="Standard"><text:s text:c="2"/>14.640 | 3 <text:s/>| <text:s text:c="3"/>0.947 <text:s text:c="2"/>-0.066 <text:s text:c="3"/>0.164 | <text:s text:c="4"/>1.0 <text:s text:c="2"/>-77.0 <text:s/>-157.6</text:p>
      <text:p text:style-name="Standard"><text:s text:c="2"/>14.640 | 4 <text:s/>| <text:s text:c="3"/>1.016 <text:s text:c="2"/>-0.027 <text:s text:c="3"/>0.074 | <text:s text:c="2"/>-43.5 <text:s text:c="2"/>-83.6 <text:s/>-163.1</text:p>
      <text:p text:style-name="Standard"><text:soft-page-break/><text:s text:c="2"/>14.640 | 5 <text:s/>| <text:s text:c="3"/>0.826 <text:s text:c="2"/>-0.043 <text:s text:c="2"/>-0.582 | <text:s/>-157.7 <text:s text:c="2"/>-57.5 <text:s text:c="4"/>5.7</text:p>
      <text:p text:style-name="Standard"><text:s text:c="2"/>14.674 | 0 <text:s/>| <text:s text:c="8"/>Comm Error <text:s text:c="8"/>| <text:s text:c="11"/>- <text:s text:c="10"/></text:p>
      <text:p text:style-name="Standard"><text:s text:c="2"/>14.674 | 1 <text:s/>| <text:s text:c="3"/>0.390 <text:s text:c="2"/>-0.858 <text:s text:c="3"/>0.011 | <text:s text:c="2"/>-84.2 <text:s text:c="2"/>-28.1 <text:s text:c="2"/>145.9</text:p>
      <text:p text:style-name="Standard"><text:s text:c="2"/>14.674 | 2 <text:s/>| <text:s text:c="3"/>0.448 <text:s text:c="3"/>0.883 <text:s text:c="2"/>-0.021 | <text:s text:c="3"/>83.6 <text:s text:c="2"/>-19.2 <text:s text:c="3"/>18.0</text:p>
      <text:p text:style-name="Standard"><text:s text:c="2"/>14.674 | 3 <text:s/>| <text:s text:c="3"/>1.053 <text:s text:c="2"/>-0.042 <text:s text:c="3"/>0.236 | <text:s text:c="3"/>-2.3 <text:s text:c="2"/>-77.1 <text:s/>-154.8</text:p>
      <text:p text:style-name="Standard"><text:s text:c="2"/>14.674 | 4 <text:s/>| <text:s text:c="3"/>1.025 <text:s text:c="2"/>-0.083 <text:s text:c="3"/>0.073 | <text:s text:c="2"/>-48.5 <text:s text:c="2"/>-83.4 <text:s/>-158.6</text:p>
      <text:p text:style-name="Standard"><text:s text:c="2"/>14.674 | 5 <text:s/>| <text:s text:c="3"/>0.634 <text:s text:c="2"/>-0.172 <text:s text:c="2"/>-0.402 | <text:s/>-156.8 <text:s text:c="2"/>-56.8 <text:s text:c="4"/>7.3</text:p>
      <text:p text:style-name="Standard"><text:s text:c="2"/>14.708 | 0 <text:s/>| <text:s text:c="8"/>Comm Error <text:s text:c="8"/>| <text:s text:c="11"/>- <text:s text:c="10"/></text:p>
      <text:p text:style-name="Standard"><text:s text:c="2"/>14.708 | 1 <text:s/>| <text:s text:c="3"/>0.408 <text:s text:c="2"/>-0.855 <text:s text:c="3"/>0.046 | <text:s text:c="2"/>-84.4 <text:s text:c="2"/>-28.2 <text:s text:c="2"/>146.9</text:p>
      <text:p text:style-name="Standard"><text:s text:c="2"/>14.708 | 2 <text:s/>| <text:s text:c="3"/>0.452 <text:s text:c="3"/>0.886 <text:s text:c="3"/>0.071 | <text:s text:c="3"/>83.8 <text:s text:c="2"/>-19.9 <text:s text:c="3"/>18.0</text:p>
      <text:p text:style-name="Standard"><text:s text:c="2"/>14.708 | 3 <text:s/>| <text:s text:c="3"/>1.058 <text:s text:c="3"/>0.036 <text:s text:c="3"/>0.309 | <text:s text:c="3"/>-1.8 <text:s text:c="2"/>-76.6 <text:s/>-156.1</text:p>
      <text:p text:style-name="Standard"><text:s text:c="2"/>14.708 | 4 <text:s/>| <text:s text:c="3"/>1.016 <text:s text:c="2"/>-0.051 <text:s text:c="3"/>0.047 | <text:s text:c="2"/>-51.5 <text:s text:c="2"/>-83.4 <text:s/>-155.6</text:p>
      <text:p text:style-name="Standard"><text:s text:c="2"/>14.708 | 5 <text:s/>| <text:s text:c="3"/>0.690 <text:s text:c="2"/>-0.191 <text:s text:c="2"/>-0.315 | <text:s/>-152.8 <text:s text:c="2"/>-58.4 <text:s text:c="4"/>5.6</text:p>
      <text:p text:style-name="Standard"><text:s text:c="2"/>14.742 | 0 <text:s/>| <text:s text:c="8"/>Comm Error <text:s text:c="8"/>| <text:s text:c="11"/>- <text:s text:c="10"/></text:p>
      <text:p text:style-name="Standard"><text:s text:c="2"/>14.742 | 1 <text:s/>| <text:s text:c="3"/>0.419 <text:s text:c="2"/>-0.871 <text:s text:c="3"/>0.065 | <text:s text:c="2"/>-84.8 <text:s text:c="2"/>-27.4 <text:s text:c="2"/>147.4</text:p>
      <text:p text:style-name="Standard"><text:s text:c="2"/>14.742 | 2 <text:s/>| <text:s text:c="3"/>0.422 <text:s text:c="3"/>0.907 <text:s text:c="3"/>0.170 | <text:s text:c="3"/>83.6 <text:s text:c="2"/>-20.4 <text:s text:c="3"/>17.5</text:p>
      <text:p text:style-name="Standard"><text:s text:c="2"/>14.742 | 3 <text:s/>| <text:s text:c="3"/>1.022 <text:s text:c="3"/>0.033 <text:s text:c="3"/>0.260 | <text:s text:c="3"/>-0.8 <text:s text:c="2"/>-76.3 <text:s/>-157.9</text:p>
      <text:p text:style-name="Standard"><text:s text:c="2"/>14.742 | 4 <text:s/>| <text:s text:c="3"/>0.999 <text:s text:c="2"/>-0.069 <text:s text:c="3"/>0.060 | <text:s text:c="2"/>-53.6 <text:s text:c="2"/>-83.4 <text:s/>-154.1</text:p>
      <text:p text:style-name="Standard"><text:s text:c="2"/>14.742 | 5 <text:s/>| <text:s text:c="3"/>0.923 <text:s text:c="2"/>-0.082 <text:s text:c="2"/>-0.333 | <text:s/>-148.0 <text:s text:c="2"/>-64.9 <text:s text:c="4"/>2.5</text:p>
      <text:p text:style-name="Standard"><text:s text:c="2"/>14.776 | 0 <text:s/>| <text:s text:c="8"/>Comm Error <text:s text:c="8"/>| <text:s text:c="11"/>- <text:s text:c="10"/></text:p>
      <text:p text:style-name="Standard"><text:s text:c="2"/>14.776 | 1 <text:s/>| <text:s text:c="3"/>0.391 <text:s text:c="2"/>-0.851 <text:s text:c="3"/>0.038 | <text:s text:c="2"/>-85.3 <text:s text:c="2"/>-26.4 <text:s text:c="2"/>147.3</text:p>
      <text:p text:style-name="Standard"><text:s text:c="2"/>14.776 | 2 <text:s/>| <text:s text:c="3"/>0.361 <text:s text:c="3"/>0.884 <text:s text:c="3"/>0.151 | <text:s text:c="3"/>83.8 <text:s text:c="2"/>-20.4 <text:s text:c="3"/>16.5</text:p>
      <text:p text:style-name="Standard"><text:s text:c="2"/>14.776 | 3 <text:s/>| <text:s text:c="3"/>0.959 <text:s text:c="2"/>-0.029 <text:s text:c="3"/>0.198 | <text:s text:c="3"/>-1.4 <text:s text:c="2"/>-76.3 <text:s/>-158.3</text:p>
      <text:p text:style-name="Standard"><text:s text:c="2"/>14.776 | 4 <text:s/>| <text:s text:c="3"/>1.003 <text:s text:c="2"/>-0.075 <text:s text:c="3"/>0.082 | <text:s text:c="2"/>-54.1 <text:s text:c="2"/>-83.2 <text:s/>-154.4</text:p>
      <text:p text:style-name="Standard"><text:s text:c="2"/>14.776 | 5 <text:s/>| <text:s text:c="3"/>1.252 <text:s text:c="2"/>-0.027 <text:s text:c="2"/>-0.362 | <text:s/>-144.8 <text:s text:c="2"/>-70.8 <text:s text:c="3"/>-1.8</text:p>
      <text:p text:style-name="Standard"><text:s text:c="2"/>14.810 | 0 <text:s/>| <text:s text:c="8"/>Comm Error <text:s text:c="8"/>| <text:s text:c="11"/>- <text:s text:c="10"/></text:p>
      <text:p text:style-name="Standard"><text:s text:c="2"/>14.810 | 1 <text:s/>| <text:s text:c="3"/>0.356 <text:s text:c="2"/>-0.856 <text:s text:c="3"/>0.042 | <text:s text:c="2"/>-85.8 <text:s text:c="2"/>-24.7 <text:s text:c="2"/>146.2</text:p>
      <text:p text:style-name="Standard"><text:s text:c="2"/>14.810 | 2 <text:s/>| <text:s text:c="3"/>0.307 <text:s text:c="3"/>0.936 <text:s text:c="3"/>0.122 | <text:s text:c="3"/>84.9 <text:s text:c="2"/>-19.7 <text:s text:c="3"/>14.6</text:p>
      <text:p text:style-name="Standard"><text:s text:c="2"/>14.810 | 3 <text:s/>| <text:s text:c="3"/>0.993 <text:s text:c="2"/>-0.104 <text:s text:c="3"/>0.176 | <text:s text:c="3"/>-5.4 <text:s text:c="2"/>-76.7 <text:s/>-155.3</text:p>
      <text:p text:style-name="Standard"><text:s text:c="2"/>14.810 | 4 <text:s/>| <text:s text:c="3"/>1.027 <text:s text:c="2"/>-0.099 <text:s text:c="3"/>0.088 | <text:s text:c="2"/>-54.6 <text:s text:c="2"/>-83.0 <text:s/>-154.5</text:p>
      <text:p text:style-name="Standard"><text:s text:c="2"/>14.810 | 5 <text:s/>| <text:s text:c="3"/>1.351 <text:s text:c="2"/>-0.189 <text:s text:c="2"/>-0.569 | <text:s/>-143.1 <text:s text:c="2"/>-74.3 <text:s text:c="3"/>-9.0</text:p>
      <text:p text:style-name="Standard"><text:s text:c="2"/>14.845 | 0 <text:s/>| <text:s text:c="8"/>Comm Error <text:s text:c="8"/>| <text:s text:c="11"/>- <text:s text:c="10"/></text:p>
      <text:p text:style-name="Standard"><text:s text:c="2"/>14.845 | 1 <text:s/>| <text:s text:c="3"/>0.368 <text:s text:c="2"/>-0.978 <text:s text:c="3"/>0.098 | <text:s text:c="2"/>-86.0 <text:s text:c="2"/>-23.3 <text:s text:c="2"/>144.8</text:p>
      <text:p text:style-name="Standard"><text:s text:c="2"/>14.845 | 2 <text:s/>| <text:s text:c="3"/>0.268 <text:s text:c="3"/>1.096 <text:s text:c="3"/>0.112 | <text:s text:c="3"/>85.4 <text:s text:c="2"/>-19.1 <text:s text:c="3"/>13.6</text:p>
      <text:p text:style-name="Standard"><text:s text:c="2"/>14.845 | 3 <text:s/>| <text:s text:c="3"/>1.112 <text:s text:c="2"/>-0.093 <text:s text:c="3"/>0.167 | <text:s text:c="3"/>-8.9 <text:s text:c="2"/>-77.1 <text:s/>-152.3</text:p>
      <text:p text:style-name="Standard"><text:s text:c="2"/>14.845 | 4 <text:s/>| <text:s text:c="3"/>0.975 <text:s text:c="2"/>-0.035 <text:s text:c="3"/>0.043 | <text:s text:c="2"/>-53.5 <text:s text:c="2"/>-83.1 <text:s/>-155.8</text:p>
      <text:p text:style-name="Standard"><text:s text:c="2"/>14.845 | 5 <text:s/>| <text:s text:c="3"/>0.625 <text:s text:c="2"/>-0.856 <text:s text:c="2"/>-0.464 | <text:s/>-143.2 <text:s text:c="2"/>-68.7 <text:s text:c="2"/>-15.1</text:p>
      <text:p text:style-name="Standard"><text:s text:c="2"/>14.879 | 0 <text:s/>| <text:s text:c="8"/>Comm Error <text:s text:c="8"/>| <text:s text:c="11"/>- <text:s text:c="10"/></text:p>
      <text:p text:style-name="Standard"><text:s text:c="2"/>14.879 | 1 <text:s/>| <text:s text:c="3"/>0.376 <text:s text:c="2"/>-0.963 <text:s text:c="3"/>0.114 | <text:s text:c="2"/>-86.0 <text:s text:c="2"/>-22.0 <text:s text:c="2"/>143.3</text:p>
      <text:p text:style-name="Standard"><text:s text:c="2"/>14.879 | 2 <text:s/>| <text:s text:c="3"/>0.242 <text:s text:c="3"/>1.045 <text:s text:c="3"/>0.073 | <text:s text:c="3"/>86.2 <text:s text:c="2"/>-18.2 <text:s text:c="3"/>12.1</text:p>
      <text:p text:style-name="Standard"><text:s text:c="2"/>14.879 | 3 <text:s/>| <text:s text:c="3"/>0.897 <text:s text:c="2"/>-0.047 <text:s text:c="3"/>0.115 | <text:s text:c="2"/>-11.2 <text:s text:c="2"/>-77.9 <text:s/>-150.5</text:p>
      <text:p text:style-name="Standard"><text:s text:c="2"/>14.879 | 4 <text:s/>| <text:s text:c="3"/>1.039 <text:s text:c="2"/>-0.131 <text:s text:c="3"/>0.037 | <text:s text:c="2"/>-55.6 <text:s text:c="2"/>-83.2 <text:s/>-153.8</text:p>
      <text:p text:style-name="Standard"><text:s text:c="2"/>14.879 | 5 <text:s/>| <text:s text:c="3"/>0.881 <text:s text:c="2"/>-0.182 <text:s text:c="2"/>-0.481 | <text:s/>-144.2 <text:s text:c="2"/>-65.4 <text:s text:c="2"/>-16.0</text:p>
      <text:p text:style-name="Standard"><text:s text:c="2"/>14.913 | 0 <text:s/>| <text:s text:c="8"/>Comm Error <text:s text:c="8"/>| <text:s text:c="11"/>- <text:s text:c="10"/></text:p>
      <text:p text:style-name="Standard"><text:s text:c="2"/>14.913 | 1 <text:s/>| <text:s text:c="3"/>0.347 <text:s text:c="2"/>-0.874 <text:s text:c="3"/>0.101 | <text:s text:c="2"/>-86.2 <text:s text:c="2"/>-20.3 <text:s text:c="2"/>141.5</text:p>
      <text:p text:style-name="Standard"><text:s text:c="2"/>14.913 | 2 <text:s/>| <text:s text:c="3"/>0.248 <text:s text:c="3"/>0.936 <text:s text:c="3"/>0.022 | <text:s text:c="3"/>86.9 <text:s text:c="2"/>-17.7 <text:s text:c="3"/>10.4</text:p>
      <text:p text:style-name="Standard"><text:s text:c="2"/>14.913 | 3 <text:s/>| <text:s text:c="3"/>1.013 <text:s text:c="3"/>0.008 <text:s text:c="3"/>0.210 | <text:s text:c="2"/>-10.1 <text:s text:c="2"/>-78.1 <text:s/>-151.9</text:p>
      <text:p text:style-name="Standard"><text:s text:c="2"/>14.913 | 4 <text:s/>| <text:s text:c="3"/>1.008 <text:s text:c="2"/>-0.052 <text:s text:c="3"/>0.007 | <text:s text:c="2"/>-59.6 <text:s text:c="2"/>-83.3 <text:s/>-149.4</text:p>
      <text:p text:style-name="Standard"><text:s text:c="2"/>14.913 | 5 <text:s/>| <text:s text:c="3"/>0.957 <text:s text:c="2"/>-0.263 <text:s text:c="2"/>-0.225 | <text:s/>-147.0 <text:s text:c="2"/>-65.2 <text:s text:c="2"/>-14.5</text:p>
      <text:p text:style-name="Standard"><text:soft-page-break/><text:s text:c="2"/>14.948 | 0 <text:s/>| <text:s text:c="8"/>Comm Error <text:s text:c="8"/>| <text:s text:c="11"/>- <text:s text:c="10"/></text:p>
      <text:p text:style-name="Standard"><text:s text:c="2"/>14.948 | 1 <text:s/>| <text:s text:c="3"/>0.358 <text:s text:c="2"/>-0.892 <text:s text:c="3"/>0.123 | <text:s text:c="2"/>-86.3 <text:s text:c="2"/>-19.1 <text:s text:c="2"/>140.8</text:p>
      <text:p text:style-name="Standard"><text:s text:c="2"/>14.948 | 2 <text:s/>| <text:s text:c="3"/>0.271 <text:s text:c="3"/>0.941 <text:s text:c="3"/>0.068 | <text:s text:c="3"/>86.7 <text:s text:c="2"/>-17.9 <text:s text:c="4"/>9.8</text:p>
      <text:p text:style-name="Standard"><text:s text:c="2"/>14.948 | 3 <text:s/>| <text:s text:c="3"/>0.990 <text:s text:c="3"/>0.020 <text:s text:c="3"/>0.269 | <text:s text:c="3"/>-6.8 <text:s text:c="2"/>-77.7 <text:s/>-156.0</text:p>
      <text:p text:style-name="Standard"><text:s text:c="2"/>14.948 | 4 <text:s/>| <text:s text:c="3"/>1.014 <text:s text:c="2"/>-0.053 <text:s text:c="3"/>0.036 | <text:s text:c="2"/>-59.8 <text:s text:c="2"/>-83.5 <text:s/>-149.3</text:p>
      <text:p text:style-name="Standard"><text:s text:c="2"/>14.948 | 5 <text:s/>| <text:s text:c="3"/>0.932 <text:s text:c="2"/>-0.232 <text:s text:c="2"/>-0.310 | <text:s/>-146.4 <text:s text:c="2"/>-64.4 <text:s text:c="2"/>-15.8</text:p>
      <text:p text:style-name="Standard"><text:s text:c="2"/>14.982 | 0 <text:s/>| <text:s text:c="8"/>Comm Error <text:s text:c="8"/>| <text:s text:c="11"/>- <text:s text:c="10"/></text:p>
      <text:p text:style-name="Standard"><text:s text:c="2"/>14.982 | 1 <text:s/>| <text:s text:c="3"/>0.402 <text:s text:c="2"/>-0.928 <text:s text:c="3"/>0.144 | <text:s text:c="2"/>-86.4 <text:s text:c="2"/>-18.0 <text:s text:c="2"/>140.4</text:p>
      <text:p text:style-name="Standard"><text:s text:c="2"/>14.982 | 2 <text:s/>| <text:s text:c="3"/>0.278 <text:s text:c="3"/>0.947 <text:s text:c="3"/>0.239 | <text:s text:c="3"/>85.7 <text:s text:c="2"/>-18.1 <text:s text:c="4"/>9.6</text:p>
      <text:p text:style-name="Standard"><text:s text:c="2"/>14.982 | 3 <text:s/>| <text:s text:c="3"/>1.020 <text:s text:c="2"/>-0.100 <text:s text:c="3"/>0.276 | <text:s text:c="3"/>-8.3 <text:s text:c="2"/>-77.2 <text:s/>-155.3</text:p>
      <text:p text:style-name="Standard"><text:s text:c="2"/>14.982 | 4 <text:s/>| <text:s text:c="3"/>1.003 <text:s text:c="2"/>-0.074 <text:s text:c="3"/>0.076 | <text:s text:c="2"/>-56.6 <text:s text:c="2"/>-83.4 <text:s/>-153.4</text:p>
      <text:p text:style-name="Standard"><text:s text:c="2"/>14.982 | 5 <text:s/>| <text:s text:c="3"/>0.873 <text:s text:c="2"/>-0.329 <text:s text:c="2"/>-0.340 | <text:s/>-144.1 <text:s text:c="2"/>-63.3 <text:s text:c="2"/>-18.4</text:p>
      <text:p text:style-name="Standard"><text:s text:c="2"/>15.017 | 0 <text:s/>| <text:s text:c="8"/>Comm Error <text:s text:c="8"/>| <text:s text:c="11"/>- <text:s text:c="10"/></text:p>
      <text:p text:style-name="Standard"><text:s text:c="2"/>15.017 | 1 <text:s/>| <text:s text:c="3"/>0.461 <text:s text:c="2"/>-0.976 <text:s text:c="3"/>0.145 | <text:s text:c="2"/>-86.5 <text:s text:c="2"/>-17.8 <text:s text:c="2"/>139.8</text:p>
      <text:p text:style-name="Standard"><text:s text:c="2"/>15.017 | 2 <text:s/>| <text:s text:c="3"/>0.325 <text:s text:c="3"/>0.921 <text:s text:c="3"/>0.118 | <text:s text:c="3"/>85.0 <text:s text:c="2"/>-18.3 <text:s text:c="4"/>9.7</text:p>
      <text:p text:style-name="Standard"><text:s text:c="2"/>15.017 | 3 <text:s/>| <text:s text:c="3"/>1.026 <text:s text:c="2"/>-0.099 <text:s text:c="3"/>0.252 | <text:s text:c="2"/>-10.3 <text:s text:c="2"/>-76.9 <text:s/>-154.2</text:p>
      <text:p text:style-name="Standard"><text:s text:c="2"/>15.017 | 4 <text:s/>| <text:s text:c="3"/>1.007 <text:s text:c="2"/>-0.083 <text:s text:c="3"/>0.091 | <text:s text:c="2"/>-54.0 <text:s text:c="2"/>-83.3 <text:s/>-156.7</text:p>
      <text:p text:style-name="Standard"><text:s text:c="2"/>15.017 | 5 <text:s/>| <text:s text:c="3"/>0.924 <text:s text:c="2"/>-0.206 <text:s text:c="2"/>-0.304 | <text:s/>-143.3 <text:s text:c="2"/>-63.2 <text:s text:c="2"/>-18.9</text:p>
      <text:p text:style-name="Standard"><text:s text:c="2"/>15.054 | 0 <text:s/>| <text:s text:c="8"/>Comm Error <text:s text:c="8"/>| <text:s text:c="11"/>- <text:s text:c="10"/></text:p>
      <text:p text:style-name="Standard"><text:s text:c="2"/>15.054 | 1 <text:s/>| <text:s text:c="3"/>0.415 <text:s text:c="2"/>-0.991 <text:s text:c="3"/>0.148 | <text:s text:c="2"/>-86.2 <text:s text:c="2"/>-17.8 <text:s text:c="2"/>137.7</text:p>
      <text:p text:style-name="Standard"><text:s text:c="2"/>15.054 | 2 <text:s/>| <text:s text:c="3"/>0.319 <text:s text:c="3"/>0.906 <text:s text:c="3"/>0.122 | <text:s text:c="3"/>84.5 <text:s text:c="2"/>-18.0 <text:s text:c="4"/>9.5</text:p>
      <text:p text:style-name="Standard"><text:s text:c="2"/>15.054 | 3 <text:s/>| <text:s text:c="3"/>1.007 <text:s text:c="3"/>0.015 <text:s text:c="3"/>0.233 | <text:s text:c="3"/>-8.7 <text:s text:c="2"/>-76.9 <text:s/>-156.6</text:p>
      <text:p text:style-name="Standard"><text:s text:c="2"/>15.054 | 4 <text:s/>| <text:s text:c="3"/>1.005 <text:s text:c="2"/>-0.045 <text:s text:c="3"/>0.061 | <text:s text:c="2"/>-51.8 <text:s text:c="2"/>-83.2 <text:s/>-159.5</text:p>
      <text:p text:style-name="Standard"><text:s text:c="2"/>15.054 | 5 <text:s/>| <text:s text:c="3"/>0.917 <text:s text:c="2"/>-0.155 <text:s text:c="2"/>-0.304 | <text:s/>-142.3 <text:s text:c="2"/>-64.5 <text:s text:c="2"/>-19.1</text:p>
      <text:p text:style-name="Standard"><text:s text:c="2"/>15.089 | 0 <text:s/>| <text:s text:c="8"/>Comm Error <text:s text:c="8"/>| <text:s text:c="11"/>- <text:s text:c="10"/></text:p>
      <text:p text:style-name="Standard"><text:s text:c="2"/>15.089 | 1 <text:s/>| <text:s text:c="3"/>0.375 <text:s text:c="2"/>-0.993 <text:s text:c="3"/>0.158 | <text:s text:c="2"/>-85.7 <text:s text:c="2"/>-17.8 <text:s text:c="2"/>134.9</text:p>
      <text:p text:style-name="Standard"><text:s text:c="2"/>15.089 | 2 <text:s/>| <text:s text:c="3"/>0.302 <text:s text:c="3"/>0.913 <text:s text:c="3"/>0.128 | <text:s text:c="3"/>84.3 <text:s text:c="2"/>-17.3 <text:s text:c="4"/>8.8</text:p>
      <text:p text:style-name="Standard"><text:s text:c="2"/>15.089 | 3 <text:s/>| <text:s text:c="3"/>0.984 <text:s text:c="2"/>-0.039 <text:s text:c="3"/>0.216 | <text:s text:c="3"/>-7.3 <text:s text:c="2"/>-76.9 <text:s/>-159.1</text:p>
      <text:p text:style-name="Standard"><text:s text:c="2"/>15.089 | 4 <text:s/>| <text:s text:c="3"/>1.005 <text:s text:c="2"/>-0.066 <text:s text:c="3"/>0.050 | <text:s text:c="2"/>-51.1 <text:s text:c="2"/>-83.3 <text:s/>-160.4</text:p>
      <text:p text:style-name="Standard"><text:s text:c="2"/>15.089 | 5 <text:s/>| <text:s text:c="3"/>0.953 <text:s text:c="2"/>-0.121 <text:s text:c="2"/>-0.305 | <text:s/>-141.5 <text:s text:c="2"/>-66.6 <text:s text:c="2"/>-19.9</text:p>
      <text:p text:style-name="Standard"><text:s text:c="2"/>15.124 | 0 <text:s/>| <text:s text:c="8"/>Comm Error <text:s text:c="8"/>| <text:s text:c="11"/>- <text:s text:c="10"/></text:p>
      <text:p text:style-name="Standard"><text:s text:c="2"/>15.124 | 1 <text:s/>| <text:s text:c="3"/>0.367 <text:s text:c="2"/>-0.961 <text:s text:c="3"/>0.176 | <text:s text:c="2"/>-84.8 <text:s text:c="2"/>-18.0 <text:s text:c="2"/>133.0</text:p>
      <text:p text:style-name="Standard"><text:s text:c="2"/>15.124 | 2 <text:s/>| <text:s text:c="3"/>0.341 <text:s text:c="3"/>0.934 <text:s text:c="3"/>0.111 | <text:s text:c="3"/>84.3 <text:s text:c="2"/>-16.7 <text:s text:c="4"/>7.1</text:p>
      <text:p text:style-name="Standard"><text:s text:c="2"/>15.124 | 3 <text:s/>| <text:s text:c="3"/>0.998 <text:s text:c="2"/>-0.054 <text:s text:c="3"/>0.234 | <text:s text:c="3"/>-7.6 <text:s text:c="2"/>-76.8 <text:s/>-159.7</text:p>
      <text:p text:style-name="Standard"><text:s text:c="2"/>15.124 | 4 <text:s/>| <text:s text:c="3"/>1.012 <text:s text:c="2"/>-0.068 <text:s text:c="3"/>0.039 | <text:s text:c="2"/>-52.2 <text:s text:c="2"/>-83.5 <text:s/>-159.5</text:p>
      <text:p text:style-name="Standard"><text:s text:c="2"/>15.124 | 5 <text:s/>| <text:s text:c="3"/>0.928 <text:s text:c="2"/>-0.129 <text:s text:c="2"/>-0.308 | <text:s/>-141.3 <text:s text:c="2"/>-68.5 <text:s text:c="2"/>-21.6</text:p>
      <text:p text:style-name="Standard"><text:s text:c="2"/>15.159 | 0 <text:s/>| <text:s text:c="8"/>Comm Error <text:s text:c="8"/>| <text:s text:c="11"/>- <text:s text:c="10"/></text:p>
      <text:p text:style-name="Standard"><text:s text:c="2"/>15.159 | 1 <text:s/>| <text:s text:c="3"/>0.369 <text:s text:c="2"/>-0.931 <text:s text:c="3"/>0.174 | <text:s text:c="2"/>-84.2 <text:s text:c="2"/>-18.3 <text:s text:c="2"/>131.4</text:p>
      <text:p text:style-name="Standard"><text:s text:c="2"/>15.159 | 2 <text:s/>| <text:s text:c="3"/>0.390 <text:s text:c="3"/>0.958 <text:s text:c="3"/>0.090 | <text:s text:c="3"/>84.3 <text:s text:c="2"/>-16.8 <text:s text:c="4"/>6.1</text:p>
      <text:p text:style-name="Standard"><text:s text:c="2"/>15.159 | 3 <text:s/>| <text:s text:c="3"/>1.012 <text:s text:c="2"/>-0.046 <text:s text:c="3"/>0.258 | <text:s text:c="3"/>-7.5 <text:s text:c="2"/>-76.5 <text:s/>-161.0</text:p>
      <text:p text:style-name="Standard"><text:s text:c="2"/>15.159 | 4 <text:s/>| <text:s text:c="3"/>1.008 <text:s text:c="2"/>-0.066 <text:s text:c="3"/>0.036 | <text:s text:c="2"/>-53.9 <text:s text:c="2"/>-83.6 <text:s/>-158.0</text:p>
      <text:p text:style-name="Standard"><text:s text:c="2"/>15.159 | 5 <text:s/>| <text:s text:c="3"/>0.946 <text:s text:c="2"/>-0.105 <text:s text:c="2"/>-0.459 | <text:s/>-143.9 <text:s text:c="2"/>-70.7 <text:s text:c="2"/>-22.7</text:p>
      <text:p text:style-name="Standard"><text:s text:c="2"/>15.195 | 0 <text:s/>| <text:s text:c="8"/>Comm Error <text:s text:c="8"/>| <text:s text:c="11"/>- <text:s text:c="10"/></text:p>
      <text:p text:style-name="Standard"><text:s text:c="2"/>15.195 | 1 <text:s/>| <text:s text:c="3"/>0.411 <text:s text:c="2"/>-0.934 <text:s text:c="3"/>0.167 | <text:s text:c="2"/>-83.6 <text:s text:c="2"/>-18.8 <text:s text:c="2"/>130.7</text:p>
      <text:p text:style-name="Standard"><text:s text:c="2"/>15.195 | 2 <text:s/>| <text:s text:c="3"/>0.327 <text:s text:c="3"/>0.993 <text:s text:c="3"/>0.039 | <text:s text:c="3"/>84.6 <text:s text:c="2"/>-16.8 <text:s text:c="4"/>5.1</text:p>
      <text:p text:style-name="Standard"><text:s text:c="2"/>15.195 | 3 <text:s/>| <text:s text:c="3"/>1.044 <text:s text:c="2"/>-0.048 <text:s text:c="3"/>0.263 | <text:s text:c="3"/>-7.3 <text:s text:c="2"/>-76.2 <text:s/>-162.3</text:p>
      <text:p text:style-name="Standard"><text:s text:c="2"/>15.195 | 4 <text:s/>| <text:s text:c="3"/>1.015 <text:s text:c="2"/>-0.066 <text:s text:c="3"/>0.058 | <text:s text:c="2"/>-53.8 <text:s text:c="2"/>-83.7 <text:s/>-158.6</text:p>
      <text:p text:style-name="Standard"><text:s text:c="2"/>15.195 | 5 <text:s/>| <text:s text:c="3"/>0.948 <text:s text:c="2"/>-0.382 <text:s text:c="2"/>-0.559 | <text:s/>-145.4 <text:s text:c="2"/>-70.2 <text:s text:c="2"/>-24.3</text:p>
      <text:p text:style-name="Standard"><text:s text:c="2"/>15.230 | 0 <text:s/>| <text:s text:c="8"/>Comm Error <text:s text:c="8"/>| <text:s text:c="11"/>- <text:s text:c="10"/></text:p>
      <text:p text:style-name="Standard"><text:soft-page-break/><text:s text:c="2"/>15.230 | 1 <text:s/>| <text:s text:c="3"/>0.415 <text:s text:c="2"/>-0.967 <text:s text:c="3"/>0.164 | <text:s text:c="2"/>-83.3 <text:s text:c="2"/>-19.3 <text:s text:c="2"/>130.0</text:p>
      <text:p text:style-name="Standard"><text:s text:c="2"/>15.230 | 2 <text:s/>| <text:s text:c="3"/>0.299 <text:s text:c="3"/>1.025 <text:s text:c="3"/>0.020 | <text:s text:c="3"/>85.0 <text:s text:c="2"/>-16.5 <text:s text:c="4"/>4.3</text:p>
      <text:p text:style-name="Standard"><text:s text:c="2"/>15.230 | 3 <text:s/>| <text:s text:c="3"/>1.018 <text:s text:c="2"/>-0.057 <text:s text:c="3"/>0.214 | <text:s text:c="3"/>-7.6 <text:s text:c="2"/>-76.0 <text:s/>-163.4</text:p>
      <text:p text:style-name="Standard"><text:s text:c="2"/>15.230 | 4 <text:s/>| <text:s text:c="3"/>0.998 <text:s text:c="2"/>-0.057 <text:s text:c="3"/>0.068 | <text:s text:c="2"/>-50.8 <text:s text:c="2"/>-83.8 <text:s/>-162.0</text:p>
      <text:p text:style-name="Standard"><text:s text:c="2"/>15.230 | 5 <text:s/>| <text:s text:c="3"/>0.834 <text:s text:c="2"/>-0.324 <text:s text:c="2"/>-0.573 | <text:s/>-148.2 <text:s text:c="2"/>-66.9 <text:s text:c="2"/>-23.2</text:p>
      <text:p text:style-name="Standard"><text:s text:c="2"/>15.265 | 0 <text:s/>| <text:s text:c="8"/>Comm Error <text:s text:c="8"/>| <text:s text:c="11"/>- <text:s text:c="10"/></text:p>
      <text:p text:style-name="Standard"><text:s text:c="2"/>15.265 | 1 <text:s/>| <text:s text:c="3"/>0.378 <text:s text:c="2"/>-0.936 <text:s text:c="3"/>0.135 | <text:s text:c="2"/>-82.9 <text:s text:c="2"/>-19.7 <text:s text:c="2"/>129.1</text:p>
      <text:p text:style-name="Standard"><text:s text:c="2"/>15.265 | 2 <text:s/>| <text:s text:c="3"/>0.333 <text:s text:c="3"/>0.966 <text:s text:c="3"/>0.019 | <text:s text:c="3"/>85.7 <text:s text:c="2"/>-16.6 <text:s text:c="4"/>2.8</text:p>
      <text:p text:style-name="Standard"><text:s text:c="2"/>15.265 | 3 <text:s/>| <text:s text:c="3"/>0.969 <text:s text:c="2"/>-0.069 <text:s text:c="3"/>0.206 | <text:s text:c="3"/>-8.3 <text:s text:c="2"/>-76.0 <text:s/>-163.7</text:p>
      <text:p text:style-name="Standard"><text:s text:c="2"/>15.265 | 4 <text:s/>| <text:s text:c="3"/>1.001 <text:s text:c="2"/>-0.033 <text:s text:c="3"/>0.046 | <text:s text:c="2"/>-45.6 <text:s text:c="2"/>-84.1 <text:s/>-167.7</text:p>
      <text:p text:style-name="Standard"><text:s text:c="2"/>15.265 | 5 <text:s/>| <text:s text:c="3"/>0.916 <text:s text:c="2"/>-0.076 <text:s text:c="2"/>-0.329 | <text:s/>-149.4 <text:s text:c="2"/>-67.1 <text:s text:c="2"/>-21.5</text:p>
      <text:p text:style-name="Standard"><text:s text:c="2"/>15.300 | 0 <text:s/>| <text:s text:c="8"/>Comm Error <text:s text:c="8"/>| <text:s text:c="11"/>- <text:s text:c="10"/></text:p>
      <text:p text:style-name="Standard"><text:s text:c="2"/>15.300 | 1 <text:s/>| <text:s text:c="3"/>0.356 <text:s text:c="2"/>-0.896 <text:s text:c="3"/>0.127 | <text:s text:c="2"/>-82.4 <text:s text:c="2"/>-20.4 <text:s text:c="2"/>128.1</text:p>
      <text:p text:style-name="Standard"><text:s text:c="2"/>15.300 | 2 <text:s/>| <text:s text:c="3"/>0.322 <text:s text:c="3"/>0.945 <text:s text:c="3"/>0.042 | <text:s text:c="3"/>85.8 <text:s text:c="2"/>-17.1 <text:s text:c="4"/>1.7</text:p>
      <text:p text:style-name="Standard"><text:s text:c="2"/>15.300 | 3 <text:s/>| <text:s text:c="3"/>0.981 <text:s text:c="2"/>-0.039 <text:s text:c="3"/>0.275 | <text:s text:c="3"/>-8.0 <text:s text:c="2"/>-75.7 <text:s/>-164.9</text:p>
      <text:p text:style-name="Standard"><text:s text:c="2"/>15.300 | 4 <text:s/>| <text:s text:c="3"/>1.008 <text:s text:c="2"/>-0.053 <text:s text:c="3"/>0.050 | <text:s text:c="2"/>-44.0 <text:s text:c="2"/>-84.2 <text:s/>-169.5</text:p>
      <text:p text:style-name="Standard"><text:s text:c="2"/>15.300 | 5 <text:s/>| <text:s text:c="3"/>0.941 <text:s text:c="2"/>-0.247 <text:s text:c="2"/>-0.331 | <text:s/>-150.7 <text:s text:c="2"/>-67.3 <text:s text:c="2"/>-21.8</text:p>
      <text:p text:style-name="Standard"><text:s text:c="2"/>15.334 | 0 <text:s/>| <text:s text:c="8"/>Comm Error <text:s text:c="8"/>| <text:s text:c="11"/>- <text:s text:c="10"/></text:p>
      <text:p text:style-name="Standard"><text:s text:c="2"/>15.334 | 1 <text:s/>| <text:s text:c="3"/>0.376 <text:s text:c="2"/>-0.884 <text:s text:c="3"/>0.127 | <text:s text:c="2"/>-82.1 <text:s text:c="2"/>-21.1 <text:s text:c="2"/>127.8</text:p>
      <text:p text:style-name="Standard"><text:s text:c="2"/>15.334 | 2 <text:s/>| <text:s text:c="3"/>0.279 <text:s text:c="3"/>0.959 <text:s text:c="3"/>0.069 | <text:s text:c="3"/>85.6 <text:s text:c="2"/>-17.3 <text:s text:c="4"/>0.3</text:p>
      <text:p text:style-name="Standard"><text:s text:c="2"/>15.334 | 3 <text:s/>| <text:s text:c="3"/>0.999 <text:s text:c="2"/>-0.074 <text:s text:c="3"/>0.277 | <text:s text:c="3"/>-8.1 <text:s text:c="2"/>-75.2 <text:s/>-165.7</text:p>
      <text:p text:style-name="Standard"><text:s text:c="2"/>15.334 | 4 <text:s/>| <text:s text:c="3"/>1.013 <text:s text:c="2"/>-0.033 <text:s text:c="3"/>0.028 | <text:s text:c="2"/>-41.5 <text:s text:c="2"/>-84.5 <text:s/>-172.2</text:p>
      <text:p text:style-name="Standard"><text:s text:c="2"/>15.334 | 5 <text:s/>| <text:s text:c="3"/>0.950 <text:s text:c="2"/>-0.370 <text:s text:c="2"/>-0.300 | <text:s/>-148.5 <text:s text:c="2"/>-67.1 <text:s text:c="2"/>-25.4</text:p>
      <text:p text:style-name="Standard"><text:s text:c="2"/>15.369 | 0 <text:s/>| <text:s text:c="8"/>Comm Error <text:s text:c="8"/>| <text:s text:c="11"/>- <text:s text:c="10"/></text:p>
      <text:p text:style-name="Standard"><text:s text:c="2"/>15.369 | 1 <text:s/>| <text:s text:c="3"/>0.403 <text:s text:c="2"/>-0.894 <text:s text:c="3"/>0.127 | <text:s text:c="2"/>-81.9 <text:s text:c="2"/>-21.8 <text:s text:c="2"/>127.7</text:p>
      <text:p text:style-name="Standard"><text:s text:c="2"/>15.369 | 2 <text:s/>| <text:s text:c="3"/>0.265 <text:s text:c="3"/>0.986 <text:s text:c="3"/>0.077 | <text:s text:c="3"/>85.6 <text:s text:c="2"/>-17.2 <text:s text:c="3"/>-0.7</text:p>
      <text:p text:style-name="Standard"><text:s text:c="2"/>15.369 | 3 <text:s/>| <text:s text:c="3"/>1.024 <text:s text:c="2"/>-0.094 <text:s text:c="3"/>0.250 | <text:s text:c="3"/>-9.8 <text:s text:c="2"/>-74.8 <text:s/>-165.0</text:p>
      <text:p text:style-name="Standard"><text:s text:c="2"/>15.369 | 4 <text:s/>| <text:s text:c="3"/>1.008 <text:s text:c="2"/>-0.057 <text:s text:c="3"/>0.047 | <text:s text:c="2"/>-40.9 <text:s text:c="2"/>-84.7 <text:s/>-172.9</text:p>
      <text:p text:style-name="Standard"><text:s text:c="2"/>15.369 | 5 <text:s/>| <text:s text:c="3"/>1.018 <text:s text:c="2"/>-0.232 <text:s text:c="2"/>-0.285 | <text:s/>-147.7 <text:s text:c="2"/>-67.8 <text:s text:c="2"/>-26.9</text:p>
      <text:p text:style-name="Standard"><text:s text:c="2"/>15.403 | 0 <text:s/>| <text:s text:c="8"/>Comm Error <text:s text:c="8"/>| <text:s text:c="11"/>- <text:s text:c="10"/></text:p>
      <text:p text:style-name="Standard"><text:s text:c="2"/>15.403 | 1 <text:s/>| <text:s text:c="3"/>0.396 <text:s text:c="2"/>-0.924 <text:s text:c="3"/>0.133 | <text:s text:c="2"/>-81.6 <text:s text:c="2"/>-22.4 <text:s text:c="2"/>127.2</text:p>
      <text:p text:style-name="Standard"><text:s text:c="2"/>15.403 | 2 <text:s/>| <text:s text:c="3"/>0.259 <text:s text:c="3"/>1.009 <text:s text:c="3"/>0.076 | <text:s text:c="3"/>85.7 <text:s text:c="2"/>-16.9 <text:s text:c="3"/>-1.7</text:p>
      <text:p text:style-name="Standard"><text:s text:c="2"/>15.403 | 3 <text:s/>| <text:s text:c="3"/>1.018 <text:s text:c="2"/>-0.067 <text:s text:c="3"/>0.230 | <text:s text:c="2"/>-10.6 <text:s text:c="2"/>-74.8 <text:s/>-164.8</text:p>
      <text:p text:style-name="Standard"><text:s text:c="2"/>15.403 | 4 <text:s/>| <text:s text:c="3"/>1.016 <text:s text:c="2"/>-0.029 <text:s text:c="3"/>0.049 | <text:s text:c="2"/>-34.0 <text:s text:c="2"/>-84.8 <text:s text:c="2"/>179.5</text:p>
      <text:p text:style-name="Standard"><text:s text:c="2"/>15.403 | 5 <text:s/>| <text:s text:c="3"/>1.012 <text:s text:c="2"/>-0.255 <text:s text:c="2"/>-0.310 | <text:s/>-146.9 <text:s text:c="2"/>-68.4 <text:s text:c="2"/>-27.5</text:p>
      <text:p text:style-name="Standard"><text:s text:c="2"/>15.437 | 0 <text:s/>| <text:s text:c="8"/>Comm Error <text:s text:c="8"/>| <text:s text:c="11"/>- <text:s text:c="10"/></text:p>
      <text:p text:style-name="Standard"><text:s text:c="2"/>15.437 | 1 <text:s/>| <text:s text:c="3"/>0.367 <text:s text:c="2"/>-0.932 <text:s text:c="3"/>0.125 | <text:s text:c="2"/>-81.4 <text:s text:c="2"/>-22.4 <text:s text:c="2"/>126.6</text:p>
      <text:p text:style-name="Standard"><text:s text:c="2"/>15.437 | 2 <text:s/>| <text:s text:c="3"/>0.256 <text:s text:c="3"/>1.025 <text:s text:c="3"/>0.015 | <text:s text:c="3"/>86.0 <text:s text:c="2"/>-16.3 <text:s text:c="3"/>-3.0</text:p>
      <text:p text:style-name="Standard"><text:s text:c="2"/>15.437 | 3 <text:s/>| <text:s text:c="3"/>1.000 <text:s text:c="2"/>-0.051 <text:s text:c="3"/>0.232 | <text:s text:c="2"/>-10.7 <text:s text:c="2"/>-74.8 <text:s/>-165.2</text:p>
      <text:p text:style-name="Standard"><text:s text:c="2"/>15.437 | 4 <text:s/>| <text:s text:c="3"/>1.005 <text:s text:c="2"/>-0.019 <text:s text:c="3"/>0.031 | <text:s text:c="2"/>-25.1 <text:s text:c="2"/>-85.0 <text:s text:c="2"/>169.1</text:p>
      <text:p text:style-name="Standard"><text:s text:c="2"/>15.437 | 5 <text:s/>| <text:s text:c="3"/>1.000 <text:s text:c="2"/>-0.270 <text:s text:c="2"/>-0.313 | <text:s/>-146.1 <text:s text:c="2"/>-68.8 <text:s text:c="2"/>-28.2</text:p>
      <text:p text:style-name="Standard"><text:s text:c="2"/>15.472 | 0 <text:s/>| <text:s text:c="8"/>Comm Error <text:s text:c="8"/>| <text:s text:c="11"/>- <text:s text:c="10"/></text:p>
      <text:p text:style-name="Standard"><text:s text:c="2"/>15.472 | 1 <text:s/>| <text:s text:c="3"/>0.368 <text:s text:c="2"/>-0.953 <text:s text:c="3"/>0.116 | <text:s text:c="2"/>-81.4 <text:s text:c="2"/>-22.2 <text:s text:c="2"/>126.4</text:p>
      <text:p text:style-name="Standard"><text:s text:c="2"/>15.472 | 2 <text:s/>| <text:s text:c="3"/>0.257 <text:s text:c="3"/>1.057 <text:s text:c="2"/>-0.096 | <text:s text:c="3"/>87.1 <text:s text:c="2"/>-16.2 <text:s text:c="3"/>-4.3</text:p>
      <text:p text:style-name="Standard"><text:s text:c="2"/>15.472 | 3 <text:s/>| <text:s text:c="3"/>0.999 <text:s text:c="2"/>-0.031 <text:s text:c="3"/>0.269 | <text:s text:c="2"/>-10.4 <text:s text:c="2"/>-74.8 <text:s/>-165.7</text:p>
      <text:p text:style-name="Standard"><text:s text:c="2"/>15.472 | 4 <text:s/>| <text:s text:c="3"/>1.001 <text:s text:c="2"/>-0.002 <text:s text:c="3"/>0.007 | <text:s text:c="3"/>-7.3 <text:s text:c="2"/>-85.2 <text:s text:c="2"/>144.8</text:p>
      <text:p text:style-name="Standard"><text:s text:c="2"/>15.472 | 5 <text:s/>| <text:s text:c="3"/>0.975 <text:s text:c="2"/>-0.221 <text:s text:c="2"/>-0.271 | <text:s/>-145.0 <text:s text:c="2"/>-69.6 <text:s text:c="2"/>-29.5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8:57:48.108291042</meta:creation-date>
    <dc:date>2025-12-26T18:58:17.668310771</dc:date>
    <meta:editing-duration>PT30S</meta:editing-duration>
    <meta:editing-cycles>1</meta:editing-cycles>
    <meta:document-statistic meta:table-count="0" meta:image-count="0" meta:object-count="0" meta:page-count="56" meta:paragraph-count="2738" meta:word-count="28603" meta:character-count="186008" meta:non-whitespace-character-count="101716"/>
    <meta:generator>LibreOffice/6.0.7.3$Linux_AARCH64 LibreOffice_project/00m0$Build-3</meta:generator>
  </office:meta>
</office:document-meta>
</file>